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50.1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87.99pt"/>
    </style:style>
    <style:style style:name="co14" style:family="table-column">
      <style:table-column-properties fo:break-before="auto" style:column-width="88.75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94.96pt"/>
    </style:style>
    <style:style style:name="co18" style:family="table-column">
      <style:table-column-properties fo:break-before="auto" style:column-width="162.85pt"/>
    </style:style>
    <style:style style:name="co19" style:family="table-column">
      <style:table-column-properties fo:break-before="auto" style:column-width="311.84pt"/>
    </style:style>
    <style:style style:name="co20" style:family="table-column">
      <style:table-column-properties fo:break-before="auto" style:column-width="182.15pt"/>
    </style:style>
    <style:style style:name="co21" style:family="table-column">
      <style:table-column-properties fo:break-before="auto" style:column-width="132.75pt"/>
    </style:style>
    <style:style style:name="co22" style:family="table-column">
      <style:table-column-properties fo:break-before="auto" style:column-width="58.9pt"/>
    </style:style>
    <style:style style:name="co23" style:family="table-column">
      <style:table-column-properties fo:break-before="auto" style:column-width="356.85pt"/>
    </style:style>
    <style:style style:name="co24" style:family="table-column">
      <style:table-column-properties fo:break-before="auto" style:column-width="69.7pt"/>
    </style:style>
    <style:style style:name="co25" style:family="table-column">
      <style:table-column-properties fo:break-before="auto" style:column-width="68.94pt"/>
    </style:style>
    <style:style style:name="co26" style:family="table-column">
      <style:table-column-properties fo:break-before="auto" style:column-width="136.86pt"/>
    </style:style>
    <style:style style:name="co27" style:family="table-column">
      <style:table-column-properties fo:break-before="auto" style:column-width="128.35pt"/>
    </style:style>
    <style:style style:name="co28" style:family="table-column">
      <style:table-column-properties fo:break-before="auto" style:column-width="197.29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100.6pt"/>
    </style:style>
    <style:style style:name="co31" style:family="table-column">
      <style:table-column-properties fo:break-before="auto" style:column-width="135.3pt"/>
    </style:style>
    <style:style style:name="co32" style:family="table-column">
      <style:table-column-properties fo:break-before="auto" style:column-width="159.99pt"/>
    </style:style>
    <style:style style:name="co33" style:family="table-column">
      <style:table-column-properties fo:break-before="auto" style:column-width="92.86pt"/>
    </style:style>
    <style:style style:name="co34" style:family="table-column">
      <style:table-column-properties fo:break-before="auto" style:column-width="92.1pt"/>
    </style:style>
    <style:style style:name="co35" style:family="table-column">
      <style:table-column-properties fo:break-before="auto" style:column-width="126.85pt"/>
    </style:style>
    <style:style style:name="co36" style:family="table-column">
      <style:table-column-properties fo:break-before="auto" style:column-width="151.54pt"/>
    </style:style>
    <style:style style:name="co37" style:family="table-column">
      <style:table-column-properties fo:break-before="auto" style:column-width="78.69pt"/>
    </style:style>
    <style:style style:name="co38" style:family="table-column">
      <style:table-column-properties fo:break-before="auto" style:column-width="64.8pt"/>
    </style:style>
    <style:style style:name="co39" style:family="table-column">
      <style:table-column-properties fo:break-before="auto" style:column-width="61.74pt"/>
    </style:style>
    <style:style style:name="co40" style:family="table-column">
      <style:table-column-properties fo:break-before="auto" style:column-width="490.96pt"/>
    </style:style>
    <style:style style:name="co41" style:family="table-column">
      <style:table-column-properties fo:break-before="auto" style:column-width="604.46pt"/>
    </style:style>
    <style:style style:name="co42" style:family="table-column">
      <style:table-column-properties fo:break-before="auto" style:column-width="558.11pt"/>
    </style:style>
    <style:style style:name="co43" style:family="table-column">
      <style:table-column-properties fo:break-before="auto" style:column-width="538.04pt"/>
    </style:style>
    <style:style style:name="co44" style:family="table-column">
      <style:table-column-properties fo:break-before="auto" style:column-width="319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26.19pt" fo:break-before="auto" style:use-optimal-row-height="false"/>
    </style:style>
    <style:style style:name="ro5" style:family="table-row">
      <style:table-row-properties style:row-height="29.2pt" fo:break-before="auto" style:use-optimal-row-height="false"/>
    </style:style>
    <style:style style:name="ro6" style:family="table-row">
      <style:table-row-properties style:row-height="1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3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7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ext-properties style:font-name="DejaVu Sans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DejaVu Sans"/>
    </style:style>
    <style:style style:name="ce31" style:family="table-cell" style:parent-style-name="Default">
      <style:table-cell-properties fo:background-color="transparent"/>
      <style:text-properties style:use-window-font-color="true" style:font-name="DejaVu Sans"/>
    </style:style>
    <style:style style:name="ce32" style:family="table-cell" style:parent-style-name="Default">
      <style:text-properties style:font-name="DejaVu Sans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style:font-name="DejaVu Sans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  <style:text-properties style:font-name="DejaVu Sans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DejaVu Sans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  <style:text-properties style:use-window-font-color="true" style:font-name="DejaVu Sans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 style:font-name="DejaVu Sans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"/>
    </style:style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 style:rotation-align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style:rotation-align="none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5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1" style:family="table-cell" style:parent-style-name="Default"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73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6" table:default-cell-style-name="ce26"/>
        <table:table-column table:style-name="co7" table:default-cell-style-name="ce13"/>
        <table:table-column table:style-name="co8" table:default-cell-style-name="ce22"/>
        <table:table-column table:style-name="co9" table:default-cell-style-name="ce20"/>
        <table:table-column table:style-name="co10" table:default-cell-style-name="ce26"/>
        <table:table-column table:style-name="co2" table:default-cell-style-name="ce13"/>
        <table:table-column table:style-name="co8" table:default-cell-style-name="ce13"/>
        <table:table-column table:style-name="co11" table:default-cell-style-name="ce26"/>
        <table:table-row table:style-name="ro1">
          <table:table-cell table:style-name="Default" office:value-type="string" calcext:value-type="string">
            <text:p>Table 1</text:p>
          </table:table-cell>
          <table:table-cell table:style-name="ce4" office:value-type="string" calcext:value-type="string" table:number-columns-spanned="5" table:number-rows-spanned="1">
            <text:p>Single tissue</text:p>
          </table:table-cell>
          <table:covered-table-cell table:number-columns-repeated="4" table:style-name="ce10"/>
          <table:table-cell table:style-name="ce4" office:value-type="string" calcext:value-type="string" table:number-columns-spanned="4" table:number-rows-spanned="1">
            <text:p>Multiple tissues</text:p>
          </table:table-cell>
          <table:covered-table-cell table:number-columns-repeated="3" table:style-name="ce10"/>
          <table:table-cell table:style-name="ce4" office:value-type="string" calcext:value-type="string" table:number-columns-spanned="3" table:number-rows-spanned="1">
            <text:p>Unselected</text:p>
          </table:table-cell>
          <table:covered-table-cell table:number-columns-repeated="2" table:style-name="ce10"/>
        </table:table-row>
        <table:table-row table:style-name="ro2">
          <table:table-cell table:style-name="Default"/>
          <table:table-cell table:style-name="ce5"/>
          <table:table-cell table:style-name="ce11" office:value-type="string" calcext:value-type="string">
            <text:p>Count</text:p>
          </table:table-cell>
          <table:table-cell table:style-name="ce19" office:value-type="string" calcext:value-type="string">
            <text:p>Size [kb]</text:p>
          </table:table-cell>
          <table:table-cell table:style-name="ce11" office:value-type="string" calcext:value-type="string">
            <text:p>Specificity</text:p>
          </table:table-cell>
          <table:table-cell table:style-name="ce11" office:value-type="string" calcext:value-type="string">
            <text:p>Sensitivity</text:p>
          </table:table-cell>
          <table:table-cell table:style-name="ce11" office:value-type="string" calcext:value-type="string">
            <text:p>Count</text:p>
          </table:table-cell>
          <table:table-cell table:style-name="ce19" office:value-type="string" calcext:value-type="string">
            <text:p>Size [kb]</text:p>
          </table:table-cell>
          <table:table-cell table:style-name="ce11" office:value-type="string" calcext:value-type="string">
            <text:p>Specificity</text:p>
          </table:table-cell>
          <table:table-cell table:style-name="ce11" office:value-type="string" calcext:value-type="string">
            <text:p>Identified</text:p>
          </table:table-cell>
          <table:table-cell table:style-name="ce11" office:value-type="string" calcext:value-type="string">
            <text:p>Count</text:p>
          </table:table-cell>
          <table:table-cell table:style-name="ce19" office:value-type="string" calcext:value-type="string">
            <text:p>Size [kb]</text:p>
          </table:table-cell>
          <table:table-cell table:style-name="ce19" office:value-type="string" calcext:value-type="string">
            <text:p>Identifi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Distal regulators</text:p>
          </table:table-cell>
          <table:table-cell table:style-name="ce6" office:value-type="string" calcext:value-type="string">
            <text:p>Min</text:p>
          </table:table-cell>
          <table:table-cell table:style-name="ce12" table:formula="of:=MIN([$'suppl.table3'.E$3:.E$39])" office:value-type="float" office:value="1" calcext:value-type="float">
            <text:p>1</text:p>
          </table:table-cell>
          <table:table-cell table:style-name="ce20" table:formula="of:=MIN([$'suppl.table3'.F$3:.F$39])/1000" office:value-type="float" office:value="0.107" calcext:value-type="float">
            <text:p>0.11</text:p>
          </table:table-cell>
          <table:table-cell table:formula="of:=MIN([$'suppl.table3'.G$3:.G$39])" office:value-type="float" office:value="63.4299761255045" calcext:value-type="float">
            <text:p>63.43</text:p>
          </table:table-cell>
          <table:table-cell table:style-name="ce25" office:value-type="string" calcext:value-type="string" table:number-columns-spanned="1" table:number-rows-spanned="4">
            <text:p>18/26 (69.2%)</text:p>
          </table:table-cell>
          <table:table-cell table:style-name="ce12" table:formula="of:=MIN([$'suppl.table3'.L$3:.L$39])" office:value-type="float" office:value="33" calcext:value-type="float">
            <text:p>33</text:p>
          </table:table-cell>
          <table:table-cell table:style-name="ce20" table:formula="of:=MIN([$'suppl.table3'.M$3:.M$39])/1000" office:value-type="float" office:value="17.665" calcext:value-type="float">
            <text:p>17.67</text:p>
          </table:table-cell>
          <table:table-cell table:formula="of:=MIN([$'suppl.table3'.N$3:.N$39])" office:value-type="float" office:value="56.6116949642923" calcext:value-type="float">
            <text:p>56.61</text:p>
          </table:table-cell>
          <table:table-cell table:style-name="ce25" office:value-type="string" calcext:value-type="string" table:number-columns-spanned="1" table:number-rows-spanned="4">
            <text:p>20/26 (76.9%)</text:p>
          </table:table-cell>
          <table:table-cell table:style-name="ce12" table:formula="of:=MIN([$'suppl.table3'.R$3:.R$39])" office:value-type="float" office:value="645" calcext:value-type="float">
            <text:p>645</text:p>
          </table:table-cell>
          <table:table-cell table:style-name="ce20" table:formula="of:=MIN([$'suppl.table3'.S$3:.S$39])/1000" office:value-type="float" office:value="370.674" calcext:value-type="float">
            <text:p>370.67</text:p>
          </table:table-cell>
          <table:table-cell table:style-name="ce25" office:value-type="string" calcext:value-type="string" table:number-columns-spanned="1" table:number-rows-spanned="4">
            <text:p>23/26 (88.5%)</text:p>
          </table:table-cell>
        </table:table-row>
        <table:table-row table:style-name="ro1">
          <table:covered-table-cell/>
          <table:table-cell office:value-type="string" calcext:value-type="string">
            <text:p>Mean</text:p>
          </table:table-cell>
          <table:table-cell table:formula="of:=AVERAGE([$'suppl.table3'.E$3:.E$39])" office:value-type="float" office:value="134.513513513514" calcext:value-type="float">
            <text:p>134.5</text:p>
          </table:table-cell>
          <table:table-cell table:style-name="ce13" table:formula="of:=AVERAGE([$'suppl.table3'.F$3:.F$39])/1000" office:value-type="float" office:value="48.1728378378378" calcext:value-type="float">
            <text:p>48.2</text:p>
          </table:table-cell>
          <table:table-cell table:formula="of:=AVERAGE([$'suppl.table3'.G$3:.G$39])" office:value-type="float" office:value="91.6149544738652" calcext:value-type="float">
            <text:p>91.61</text:p>
          </table:table-cell>
          <table:covered-table-cell/>
          <table:table-cell table:formula="of:=AVERAGE([$'suppl.table3'.L$3:.L$39])" office:value-type="float" office:value="334.486486486487" calcext:value-type="float">
            <text:p>334.5</text:p>
          </table:table-cell>
          <table:table-cell table:style-name="ce13" table:formula="of:=AVERAGE([$'suppl.table3'.M$3:.M$39])/1000" office:value-type="float" office:value="105.634675675676" calcext:value-type="float">
            <text:p>105.6</text:p>
          </table:table-cell>
          <table:table-cell table:formula="of:=AVERAGE([$'suppl.table3'.N$3:.N$39])" office:value-type="float" office:value="82.0895499360921" calcext:value-type="float">
            <text:p>82.09</text:p>
          </table:table-cell>
          <table:covered-table-cell/>
          <table:table-cell table:formula="of:=AVERAGE([$'suppl.table3'.R$3:.R$39])" office:value-type="float" office:value="1236.89189189189" calcext:value-type="float">
            <text:p>1236.9</text:p>
          </table:table-cell>
          <table:table-cell table:formula="of:=AVERAGE([$'suppl.table3'.S$3:.S$39])/1000" office:value-type="float" office:value="554.727972972973" calcext:value-type="float">
            <text:p>554.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dian</text:p>
          </table:table-cell>
          <table:table-cell table:formula="of:=MEDIAN([$'suppl.table3'.E$3:.E$139])" office:value-type="float" office:value="97" calcext:value-type="float">
            <text:p>97.0</text:p>
          </table:table-cell>
          <table:table-cell table:style-name="ce13" table:formula="of:=MEDIAN([$'suppl.table3'.F$3:.F$139])/1000" office:value-type="float" office:value="42.666" calcext:value-type="float">
            <text:p>42.7</text:p>
          </table:table-cell>
          <table:table-cell table:formula="of:=MEDIAN([$'suppl.table3'.G$3:.G$39])" office:value-type="float" office:value="93.2946064068912" calcext:value-type="float">
            <text:p>93.29</text:p>
          </table:table-cell>
          <table:covered-table-cell/>
          <table:table-cell table:formula="of:=MEDIAN([$'suppl.table3'.L$3:.L$139])" office:value-type="float" office:value="272" calcext:value-type="float">
            <text:p>272.0</text:p>
          </table:table-cell>
          <table:table-cell table:style-name="ce13" table:formula="of:=MEDIAN([$'suppl.table3'.M$3:.M$139])/1000" office:value-type="float" office:value="93.084" calcext:value-type="float">
            <text:p>93.1</text:p>
          </table:table-cell>
          <table:table-cell table:formula="of:=MEDIAN([$'suppl.table3'.N$3:.N$39])" office:value-type="float" office:value="80.8975104176047" calcext:value-type="float">
            <text:p>80.90</text:p>
          </table:table-cell>
          <table:covered-table-cell/>
          <table:table-cell table:formula="of:=MEDIAN([$'suppl.table3'.R$3:.R$139])" office:value-type="float" office:value="1268" calcext:value-type="float">
            <text:p>1268.0</text:p>
          </table:table-cell>
          <table:table-cell table:formula="of:=MEDIAN([$'suppl.table3'.S$3:.S$139])/1000" office:value-type="float" office:value="561.639" calcext:value-type="float">
            <text:p>561.6</text:p>
          </table:table-cell>
          <table:covered-table-cell/>
        </table:table-row>
        <table:table-row table:style-name="ro1">
          <table:covered-table-cell/>
          <table:table-cell table:style-name="ce8" office:value-type="string" calcext:value-type="string">
            <text:p>Max</text:p>
          </table:table-cell>
          <table:table-cell table:style-name="ce14" table:formula="of:=MAX([$'suppl.table3'.E$3:.E$39])" office:value-type="float" office:value="909" calcext:value-type="float">
            <text:p>909</text:p>
          </table:table-cell>
          <table:table-cell table:style-name="ce21" table:formula="of:=MAX([$'suppl.table3'.F$3:.F$39])/1000" office:value-type="float" office:value="175.693" calcext:value-type="float">
            <text:p>175.7</text:p>
          </table:table-cell>
          <table:table-cell table:formula="of:=MAX([$'suppl.table3'.G$3:.G$39])" office:value-type="float" office:value="99.9711336646218" calcext:value-type="float">
            <text:p>99.97</text:p>
          </table:table-cell>
          <table:covered-table-cell table:style-name="ce27"/>
          <table:table-cell table:style-name="ce14" table:formula="of:=MAX([$'suppl.table3'.L$3:.L$39])" office:value-type="float" office:value="1010" calcext:value-type="float">
            <text:p>1,010</text:p>
          </table:table-cell>
          <table:table-cell table:style-name="ce21" table:formula="of:=MAX([$'suppl.table3'.M$3:.M$39])/1000" office:value-type="float" office:value="228.706" calcext:value-type="float">
            <text:p>228.7</text:p>
          </table:table-cell>
          <table:table-cell table:formula="of:=MAX([$'suppl.table3'.N$3:.N$39])" office:value-type="float" office:value="96.6882728527805" calcext:value-type="float">
            <text:p>96.69</text:p>
          </table:table-cell>
          <table:covered-table-cell table:style-name="ce27"/>
          <table:table-cell table:style-name="ce14" table:formula="of:=MAX([$'suppl.table3'.R$3:.R$39])" office:value-type="float" office:value="1676" calcext:value-type="float">
            <text:p>1,676</text:p>
          </table:table-cell>
          <table:table-cell table:style-name="ce14" table:formula="of:=MAX([$'suppl.table3'.S$3:.S$39])/1000" office:value-type="float" office:value="801.813" calcext:value-type="float">
            <text:p>802</text:p>
          </table:table-cell>
          <table:covered-table-cell table:style-name="ce27"/>
        </table:table-row>
        <table:table-row table:style-name="ro3">
          <table:table-cell table:style-name="ce1" office:value-type="string" calcext:value-type="string" table:number-columns-spanned="1" table:number-rows-spanned="4">
            <text:p>Intragenic regulators</text:p>
          </table:table-cell>
          <table:table-cell table:style-name="ce6" office:value-type="string" calcext:value-type="string">
            <text:p>Min</text:p>
          </table:table-cell>
          <table:table-cell table:style-name="ce12" table:formula="of:=MIN([$'suppl.table3'.E$43:.E$78])" office:value-type="float" office:value="2" calcext:value-type="float">
            <text:p>2</text:p>
          </table:table-cell>
          <table:table-cell table:style-name="ce22" table:formula="of:=MIN([$'suppl.table3'.F$43:.F$78])/1000" office:value-type="float" office:value="0.409" calcext:value-type="float">
            <text:p>0.41</text:p>
          </table:table-cell>
          <table:table-cell table:formula="of:=MIN([$'suppl.table3'.G$43:.G$78])" office:value-type="float" office:value="75.6837503695273" calcext:value-type="float">
            <text:p>75.68</text:p>
          </table:table-cell>
          <table:table-cell table:style-name="ce25" office:value-type="string" calcext:value-type="string" table:number-columns-spanned="1" table:number-rows-spanned="4">
            <text:p>15/21 (71.4%)</text:p>
          </table:table-cell>
          <table:table-cell table:style-name="ce12" table:formula="of:=MIN([$'suppl.table3'.L$43:.L$78])" office:value-type="float" office:value="5" calcext:value-type="float">
            <text:p>5</text:p>
          </table:table-cell>
          <table:table-cell table:formula="of:=MIN([$'suppl.table3'.M$43:.M$78])/1000" office:value-type="float" office:value="3.218" calcext:value-type="float">
            <text:p>3.22</text:p>
          </table:table-cell>
          <table:table-cell table:formula="of:=MIN([$'suppl.table3'.N$43:.N$78])" office:value-type="float" office:value="56.8891964756071" calcext:value-type="float">
            <text:p>56.89</text:p>
          </table:table-cell>
          <table:table-cell table:style-name="ce25" office:value-type="string" calcext:value-type="string" table:number-columns-spanned="1" table:number-rows-spanned="4">
            <text:p>19/21 (90.5%)</text:p>
          </table:table-cell>
          <table:table-cell table:style-name="ce12" table:formula="of:=MIN([$'suppl.table3'.R$3:.R$39])" office:value-type="float" office:value="645" calcext:value-type="float">
            <text:p>645</text:p>
          </table:table-cell>
          <table:table-cell table:style-name="ce20" table:formula="of:=MIN([$'suppl.table3'.S$3:.S$39])/1000" office:value-type="float" office:value="370.674" calcext:value-type="float">
            <text:p>370.67</text:p>
          </table:table-cell>
          <table:table-cell table:style-name="ce25" office:value-type="string" calcext:value-type="string" table:number-columns-spanned="1" table:number-rows-spanned="4">
            <text:p>20/21 (95.2%)</text:p>
          </table:table-cell>
        </table:table-row>
        <table:table-row table:style-name="ro1">
          <table:covered-table-cell/>
          <table:table-cell office:value-type="string" calcext:value-type="string">
            <text:p>Mean</text:p>
          </table:table-cell>
          <table:table-cell table:formula="of:=AVERAGE([$'suppl.table3'.E$43:.E$78])" office:value-type="float" office:value="155.571428571429" calcext:value-type="float">
            <text:p>155.6</text:p>
          </table:table-cell>
          <table:table-cell table:formula="of:=AVERAGE([$'suppl.table3'.F$43:.F$78])/1000" office:value-type="float" office:value="64.6621142857143" calcext:value-type="float">
            <text:p>64.7</text:p>
          </table:table-cell>
          <table:table-cell table:formula="of:=AVERAGE([$'suppl.table3'.G$43:.G$78])" office:value-type="float" office:value="89.9210223979148" calcext:value-type="float">
            <text:p>89.92</text:p>
          </table:table-cell>
          <table:covered-table-cell/>
          <table:table-cell table:formula="of:=AVERAGE([$'suppl.table3'.L$43:.L$78])" office:value-type="float" office:value="374.285714285714" calcext:value-type="float">
            <text:p>374.3</text:p>
          </table:table-cell>
          <table:table-cell table:formula="of:=AVERAGE([$'suppl.table3'.M$43:.M$78])/1000" office:value-type="float" office:value="143.092542857143" calcext:value-type="float">
            <text:p>143.09</text:p>
          </table:table-cell>
          <table:table-cell table:formula="of:=AVERAGE([$'suppl.table3'.N$43:.N$78])" office:value-type="float" office:value="77.2462929445334" calcext:value-type="float">
            <text:p>77.25</text:p>
          </table:table-cell>
          <table:covered-table-cell/>
          <table:table-cell table:formula="of:=AVERAGE([$'suppl.table3'.R$3:.R$39])" office:value-type="float" office:value="1236.89189189189" calcext:value-type="float">
            <text:p>1236.9</text:p>
          </table:table-cell>
          <table:table-cell table:formula="of:=AVERAGE([$'suppl.table3'.S$3:.S$39])/1000" office:value-type="float" office:value="554.727972972973" calcext:value-type="float">
            <text:p>554.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dian</text:p>
          </table:table-cell>
          <table:table-cell table:formula="of:=MEDIAN([$'suppl.table3'.E$43:.E$78])" office:value-type="float" office:value="88" calcext:value-type="float">
            <text:p>88.0</text:p>
          </table:table-cell>
          <table:table-cell table:formula="of:=MEDIAN([$'suppl.table3'.F$43:.F$78])/1000" office:value-type="float" office:value="40.576" calcext:value-type="float">
            <text:p>40.6</text:p>
          </table:table-cell>
          <table:table-cell table:formula="of:=MEDIAN([$'suppl.table3'.G$43:.G$78])" office:value-type="float" office:value="93.7812367332488" calcext:value-type="float">
            <text:p>93.78</text:p>
          </table:table-cell>
          <table:covered-table-cell/>
          <table:table-cell table:formula="of:=MEDIAN([$'suppl.table3'.L$43:.L$78])" office:value-type="float" office:value="406" calcext:value-type="float">
            <text:p>406.0</text:p>
          </table:table-cell>
          <table:table-cell table:formula="of:=MEDIAN([$'suppl.table3'.M$43:.M$78])/1000" office:value-type="float" office:value="148.203" calcext:value-type="float">
            <text:p>148.20</text:p>
          </table:table-cell>
          <table:table-cell table:formula="of:=MEDIAN([$'suppl.table3'.N$43:.N$78])" office:value-type="float" office:value="75.9438603931495" calcext:value-type="float">
            <text:p>75.94</text:p>
          </table:table-cell>
          <table:covered-table-cell/>
          <table:table-cell table:formula="of:=MEDIAN([$'suppl.table3'.R$3:.R$139])" office:value-type="float" office:value="1268" calcext:value-type="float">
            <text:p>1268.0</text:p>
          </table:table-cell>
          <table:table-cell table:formula="of:=MEDIAN([$'suppl.table3'.S$3:.S$139])/1000" office:value-type="float" office:value="561.639" calcext:value-type="float">
            <text:p>561.6</text:p>
          </table:table-cell>
          <table:covered-table-cell/>
        </table:table-row>
        <table:table-row table:style-name="ro1">
          <table:covered-table-cell/>
          <table:table-cell table:style-name="ce8" office:value-type="string" calcext:value-type="string">
            <text:p>Max</text:p>
          </table:table-cell>
          <table:table-cell table:style-name="ce15" table:formula="of:=MAX([$'suppl.table3'.E$43:.E$78])" office:value-type="float" office:value="796" calcext:value-type="float">
            <text:p>796</text:p>
          </table:table-cell>
          <table:table-cell table:style-name="ce21" table:formula="of:=MAX([$'suppl.table3'.F$43:.F$78])/1000" office:value-type="float" office:value="170.267" calcext:value-type="float">
            <text:p>170.3</text:p>
          </table:table-cell>
          <table:table-cell table:formula="of:=MAX([$'suppl.table3'.G$43:.G$78])" office:value-type="float" office:value="99.9180908970749" calcext:value-type="float">
            <text:p>99.92</text:p>
          </table:table-cell>
          <table:covered-table-cell table:style-name="ce27"/>
          <table:table-cell table:style-name="ce15" table:formula="of:=MAX([$'suppl.table3'.L$43:.L$78])" office:value-type="float" office:value="874" calcext:value-type="float">
            <text:p>874</text:p>
          </table:table-cell>
          <table:table-cell table:style-name="ce21" table:formula="of:=MAX([$'suppl.table3'.M$43:.M$78])/1000" office:value-type="float" office:value="296.548" calcext:value-type="float">
            <text:p>296.5</text:p>
          </table:table-cell>
          <table:table-cell table:formula="of:=MAX([$'suppl.table3'.N$43:.N$78])" office:value-type="float" office:value="99.4943376184213" calcext:value-type="float">
            <text:p>99.49</text:p>
          </table:table-cell>
          <table:covered-table-cell table:style-name="ce27"/>
          <table:table-cell table:style-name="ce14" table:formula="of:=MAX([$'suppl.table3'.R$3:.R$39])" office:value-type="float" office:value="1676" calcext:value-type="float">
            <text:p>1,676</text:p>
          </table:table-cell>
          <table:table-cell table:style-name="ce14" table:formula="of:=MAX([$'suppl.table3'.S$3:.S$39])/1000" office:value-type="float" office:value="801.813" calcext:value-type="float">
            <text:p>802</text:p>
          </table:table-cell>
          <table:covered-table-cell table:style-name="ce27"/>
        </table:table-row>
        <table:table-row table:style-name="ro4">
          <table:table-cell table:style-name="ce1" office:value-type="string" calcext:value-type="string" table:number-columns-spanned="1" table:number-rows-spanned="4">
            <text:p>Promoters</text:p>
          </table:table-cell>
          <table:table-cell table:style-name="ce6" office:value-type="string" calcext:value-type="string">
            <text:p>Min</text:p>
          </table:table-cell>
          <table:table-cell table:style-name="ce16" table:formula="of:=MIN([$'suppl.table3'.E$83:.E$143])" office:value-type="float" office:value="2" calcext:value-type="float">
            <text:p>2</text:p>
          </table:table-cell>
          <table:table-cell table:style-name="ce22" table:formula="of:=MIN([$'suppl.table3'.F$83:.F$143])/1000" office:value-type="float" office:value="0.691" calcext:value-type="float">
            <text:p>0.69</text:p>
          </table:table-cell>
          <table:table-cell table:formula="of:=MIN([$'suppl.table3'.G$83:.G$143])" office:value-type="float" office:value="63.4299761255045" calcext:value-type="float">
            <text:p>63.43</text:p>
          </table:table-cell>
          <table:table-cell table:style-name="ce25" office:value-type="string" calcext:value-type="string" table:number-columns-spanned="1" table:number-rows-spanned="4">
            <text:p>30/31 (96.8%)</text:p>
          </table:table-cell>
          <table:table-cell table:style-name="ce16" table:formula="of:=MIN([$'suppl.table3'.L$83:.L$143])" office:value-type="float" office:value="26" calcext:value-type="float">
            <text:p>26</text:p>
          </table:table-cell>
          <table:table-cell table:formula="of:=MIN([$'suppl.table3'.M$83:.M$143])/1000" office:value-type="float" office:value="17.43" calcext:value-type="float">
            <text:p>17.43</text:p>
          </table:table-cell>
          <table:table-cell table:formula="of:=MIN([$'suppl.table3'.N$83:.N$143])" office:value-type="float" office:value="56.6116949642923" calcext:value-type="float">
            <text:p>56.61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  <table:table-cell table:style-name="ce16" table:formula="of:=MIN([$'suppl.table3'.R$83:.R$143])" office:value-type="float" office:value="748" calcext:value-type="float">
            <text:p>748</text:p>
          </table:table-cell>
          <table:table-cell table:style-name="ce22" table:formula="of:=MIN([$'suppl.table3'.S$83:.S$143])/1000" office:value-type="float" office:value="373.56" calcext:value-type="float">
            <text:p>373.56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</table:table-row>
        <table:table-row table:style-name="ro1">
          <table:covered-table-cell/>
          <table:table-cell office:value-type="string" calcext:value-type="string">
            <text:p>Mean</text:p>
          </table:table-cell>
          <table:table-cell table:style-name="ce17" table:formula="of:=AVERAGE([$'suppl.table3'.E$83:.E$143])" office:value-type="float" office:value="137.672131147541" calcext:value-type="float">
            <text:p>137.7</text:p>
          </table:table-cell>
          <table:table-cell table:formula="of:=AVERAGE([$'suppl.table3'.F$83:.F$143])/1000" office:value-type="float" office:value="56.9357868852459" calcext:value-type="float">
            <text:p>56.9</text:p>
          </table:table-cell>
          <table:table-cell table:formula="of:=AVERAGE([$'suppl.table3'.G$83:.G$143])" office:value-type="float" office:value="89.8366552363887" calcext:value-type="float">
            <text:p>89.84</text:p>
          </table:table-cell>
          <table:covered-table-cell/>
          <table:table-cell table:style-name="ce17" table:formula="of:=AVERAGE([$'suppl.table3'.L$83:.L$143])" office:value-type="float" office:value="268.508196721311" calcext:value-type="float">
            <text:p>268.5</text:p>
          </table:table-cell>
          <table:table-cell table:style-name="ce17" table:formula="of:=AVERAGE([$'suppl.table3'.M$83:.M$143])/1000" office:value-type="float" office:value="99.8095573770492" calcext:value-type="float">
            <text:p>99.8</text:p>
          </table:table-cell>
          <table:table-cell table:formula="of:=AVERAGE([$'suppl.table3'.N$83:.N$143])" office:value-type="float" office:value="82.7713403063295" calcext:value-type="float">
            <text:p>82.77</text:p>
          </table:table-cell>
          <table:covered-table-cell/>
          <table:table-cell table:style-name="ce17" table:formula="of:=AVERAGE([$'suppl.table3'.R$83:.R$143])" office:value-type="float" office:value="1266.50819672131" calcext:value-type="float">
            <text:p>1266.5</text:p>
          </table:table-cell>
          <table:table-cell table:style-name="ce17" table:formula="of:=AVERAGE([$'suppl.table3'.S$83:.S$143])/1000" office:value-type="float" office:value="554.581196721311" calcext:value-type="float">
            <text:p>554.6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dian</text:p>
          </table:table-cell>
          <table:table-cell table:style-name="ce17" table:formula="of:=MEDIAN([$'suppl.table3'.E$83:.E$143])" office:value-type="float" office:value="98" calcext:value-type="float">
            <text:p>98.0</text:p>
          </table:table-cell>
          <table:table-cell table:formula="of:=MEDIAN([$'suppl.table3'.F$83:.F$143])/1000" office:value-type="float" office:value="47.047" calcext:value-type="float">
            <text:p>47.0</text:p>
          </table:table-cell>
          <table:table-cell table:formula="of:=MEDIAN([$'suppl.table3'.G$83:.G$143])" office:value-type="float" office:value="91.6244810198887" calcext:value-type="float">
            <text:p>91.62</text:p>
          </table:table-cell>
          <table:covered-table-cell/>
          <table:table-cell table:style-name="ce17" table:formula="of:=MEDIAN([$'suppl.table3'.L$83:.L$143])" office:value-type="float" office:value="210" calcext:value-type="float">
            <text:p>210.0</text:p>
          </table:table-cell>
          <table:table-cell table:style-name="ce17" table:formula="of:=MEDIAN([$'suppl.table3'.M$83:.M$143])/1000" office:value-type="float" office:value="92.776" calcext:value-type="float">
            <text:p>92.8</text:p>
          </table:table-cell>
          <table:table-cell table:formula="of:=MEDIAN([$'suppl.table3'.N$83:.N$143])" office:value-type="float" office:value="86.7595307038842" calcext:value-type="float">
            <text:p>86.76</text:p>
          </table:table-cell>
          <table:covered-table-cell/>
          <table:table-cell table:style-name="ce17" table:formula="of:=MEDIAN([$'suppl.table3'.R$83:.R$143])" office:value-type="float" office:value="1268" calcext:value-type="float">
            <text:p>1268.0</text:p>
          </table:table-cell>
          <table:table-cell table:style-name="ce17" table:formula="of:=MEDIAN([$'suppl.table3'.S$83:.S$143])/1000" office:value-type="float" office:value="534.744" calcext:value-type="float">
            <text:p>534.7</text:p>
          </table:table-cell>
          <table:covered-table-cell/>
        </table:table-row>
        <table:table-row table:style-name="ro1">
          <table:covered-table-cell/>
          <table:table-cell table:style-name="ce8" office:value-type="string" calcext:value-type="string">
            <text:p>Max</text:p>
          </table:table-cell>
          <table:table-cell table:style-name="ce14" table:formula="of:=MAX([$'suppl.table3'.E$83:.E$143])" office:value-type="float" office:value="909" calcext:value-type="float">
            <text:p>909</text:p>
          </table:table-cell>
          <table:table-cell table:style-name="ce21" table:formula="of:=MAX([$'suppl.table3'.F$83:.F$143])/1000" office:value-type="float" office:value="175.693" calcext:value-type="float">
            <text:p>175.7</text:p>
          </table:table-cell>
          <table:table-cell table:style-name="ce23" table:formula="of:=MAX([$'suppl.table3'.G$83:.G$143])" office:value-type="float" office:value="99.8922469245152" calcext:value-type="float">
            <text:p>99.89</text:p>
          </table:table-cell>
          <table:covered-table-cell table:style-name="ce27"/>
          <table:table-cell table:style-name="ce14" table:formula="of:=MAX([$'suppl.table3'.L$83:.L$143])" office:value-type="float" office:value="1010" calcext:value-type="float">
            <text:p>1,010</text:p>
          </table:table-cell>
          <table:table-cell table:style-name="ce21" table:formula="of:=MAX([$'suppl.table3'.M$83:.M$143])/1000" office:value-type="float" office:value="240.893" calcext:value-type="float">
            <text:p>240.9</text:p>
          </table:table-cell>
          <table:table-cell table:style-name="ce23" table:formula="of:=MAX([$'suppl.table3'.N$83:.N$143])" office:value-type="float" office:value="97.8906579017431" calcext:value-type="float">
            <text:p>97.89</text:p>
          </table:table-cell>
          <table:covered-table-cell table:style-name="ce27"/>
          <table:table-cell table:style-name="ce14" table:formula="of:=MAX([$'suppl.table3'.R$83:.R$143])" office:value-type="float" office:value="1676" calcext:value-type="float">
            <text:p>1,676</text:p>
          </table:table-cell>
          <table:table-cell table:style-name="ce21" table:formula="of:=MAX([$'suppl.table3'.S$83:.S$143])/1000" office:value-type="float" office:value="826.324" calcext:value-type="float">
            <text:p>826.3</text:p>
          </table:table-cell>
          <table:covered-table-cell table:style-name="ce27"/>
        </table:table-row>
        <table:table-row table:style-name="ro5">
          <table:table-cell table:style-name="ce3" office:value-type="string" calcext:value-type="string">
            <text:p>Overall</text:p>
          </table:table-cell>
          <table:table-cell table:style-name="ce9" office:value-type="string" calcext:value-type="string">
            <text:p>Median</text:p>
          </table:table-cell>
          <table:table-cell table:style-name="ce18" table:formula="of:=['suppl.table3'.E146]" office:value-type="float" office:value="98" calcext:value-type="float">
            <text:p>98</text:p>
          </table:table-cell>
          <table:table-cell table:style-name="ce18" table:formula="of:=['suppl.table3'.F146]/1000" office:value-type="float" office:value="44.222" calcext:value-type="float">
            <text:p>44.222</text:p>
          </table:table-cell>
          <table:table-cell table:style-name="ce24" table:formula="of:=['suppl.table3'.G146]" office:value-type="float" office:value="92.7304528107809" calcext:value-type="float">
            <text:p>92.73</text:p>
          </table:table-cell>
          <table:table-cell table:style-name="ce28" office:value-type="string" calcext:value-type="string">
            <text:p>63/78 (80.7%)</text:p>
          </table:table-cell>
          <table:table-cell table:style-name="ce18" table:formula="of:=['suppl.table3'.L146]" office:value-type="float" office:value="254" calcext:value-type="float">
            <text:p>254</text:p>
          </table:table-cell>
          <table:table-cell table:style-name="ce18" table:formula="of:=['suppl.table3'.M146]/1000" office:value-type="float" office:value="98.357" calcext:value-type="float">
            <text:p>98.357</text:p>
          </table:table-cell>
          <table:table-cell table:style-name="ce24" table:formula="of:=['suppl.table3'.N146]" office:value-type="float" office:value="82.487717759516" calcext:value-type="float">
            <text:p>82.49</text:p>
          </table:table-cell>
          <table:table-cell table:style-name="ce28" office:value-type="string" calcext:value-type="string">
            <text:p>70/78 (89.7%)</text:p>
          </table:table-cell>
          <table:table-cell table:style-name="ce18" table:formula="of:=['suppl.table3'.R146]" office:value-type="float" office:value="1265" calcext:value-type="float">
            <text:p>1265</text:p>
          </table:table-cell>
          <table:table-cell table:style-name="ce18" table:formula="of:=['suppl.table3'.S146]/1000" office:value-type="float" office:value="561.639" calcext:value-type="float">
            <text:p>561.639</text:p>
          </table:table-cell>
          <table:table-cell table:style-name="ce28" office:value-type="string" calcext:value-type="string">
            <text:p>74/78 (94.9%)</text:p>
          </table:table-cell>
        </table:table-row>
      </table:table>
      <table:table table:name="suppl.table1" table:style-name="ta1"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37"/>
        <table:table-column table:style-name="co15" table:default-cell-style-name="Default"/>
        <table:table-column table:style-name="co12" table:default-cell-style-name="ce37"/>
        <table:table-column table:style-name="co12" table:number-columns-repeated="1016" table:default-cell-style-name="Default"/>
        <table:table-row table:style-name="ro1"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src</text:p>
          </table:table-cell>
          <table:table-cell table:style-name="ce29" office:value-type="string" calcext:value-type="string">
            <text:p>tissue_type</text:p>
          </table:table-cell>
          <table:table-cell table:style-name="ce29" office:value-type="string" calcext:value-type="string">
            <text:p>median.track.size</text:p>
          </table:table-cell>
          <table:table-cell table:style-name="ce29" office:value-type="string" calcext:value-type="string">
            <text:p>all.tissues.size</text:p>
          </table:table-cell>
          <table:table-cell table:style-name="ce36" office:value-type="string" calcext:value-type="string">
            <text:p>fraction</text:p>
          </table:table-cell>
          <table:table-cell table:style-name="ce29" office:value-type="string" calcext:value-type="string">
            <text:p>median.track.size</text:p>
          </table:table-cell>
          <table:table-cell table:style-name="ce36" office:value-type="string" calcext:value-type="string">
            <text:p>fraction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hromatin</text:p>
          </table:table-cell>
          <table:table-cell table:style-name="ce30" office:value-type="string" calcext:value-type="string">
            <text:p>encode</text:p>
          </table:table-cell>
          <table:table-cell table:style-name="ce30" office:value-type="string" calcext:value-type="string">
            <text:p>primary_cell</text:p>
          </table:table-cell>
          <table:table-cell table:style-name="ce33" office:value-type="float" office:value="49478870" calcext:value-type="float">
            <text:p>49478870</text:p>
          </table:table-cell>
          <table:table-cell table:style-name="ce35" office:value-type="float" office:value="1361271278" calcext:value-type="float">
            <text:p>1361271278</text:p>
          </table:table-cell>
          <table:table-cell table:style-name="ce30" table:formula="of:=[.D2]/[.E2]" office:value-type="float" office:value="0.0363475457094012" calcext:value-type="float">
            <text:p>0.0363475457</text:p>
          </table:table-cell>
          <table:table-cell table:style-name="ce38" office:value-type="float" office:value="49724351" calcext:value-type="float" table:number-columns-spanned="1" table:number-rows-spanned="2">
            <text:p>49724351</text:p>
          </table:table-cell>
          <table:table-cell table:style-name="ce42" table:formula="of:=[.G2]/[.E2]" office:value-type="float" office:value="0.0365278778768151" calcext:value-type="float" table:number-columns-spanned="1" table:number-rows-spanned="2">
            <text:p>0.036527877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hromatin</text:p>
          </table:table-cell>
          <table:table-cell table:style-name="ce30" office:value-type="string" calcext:value-type="string">
            <text:p>encode</text:p>
          </table:table-cell>
          <table:table-cell table:style-name="ce30" office:value-type="string" calcext:value-type="string">
            <text:p>tissue</text:p>
          </table:table-cell>
          <table:table-cell table:style-name="ce33" office:value-type="float" office:value="50565329" calcext:value-type="float">
            <text:p>50565329</text:p>
          </table:table-cell>
          <table:table-cell table:style-name="ce35" office:value-type="float" office:value="1361271278" calcext:value-type="float">
            <text:p>1361271278</text:p>
          </table:table-cell>
          <table:table-cell table:style-name="ce30" table:formula="of:=[.D3]/[.E3]" office:value-type="float" office:value="0.0371456665671308" calcext:value-type="float">
            <text:p>0.0371456666</text:p>
          </table:table-cell>
          <table:covered-table-cell table:style-name="ce39"/>
          <table:covered-table-cell table:style-name="ce30"/>
          <table:table-cell table:number-columns-repeated="1016"/>
        </table:table-row>
        <table:table-row table:style-name="ro1">
          <table:table-cell table:style-name="ce31" office:value-type="string" calcext:value-type="string">
            <text:p>chromatin</text:p>
          </table:table-cell>
          <table:table-cell table:style-name="ce31" office:value-type="string" calcext:value-type="string">
            <text:p>screen</text:p>
          </table:table-cell>
          <table:table-cell table:style-name="ce31" office:value-type="string" calcext:value-type="string">
            <text:p>primary_cell</text:p>
          </table:table-cell>
          <table:table-cell table:style-name="ce31" office:value-type="float" office:value="55522362" calcext:value-type="float">
            <text:p>55522362</text:p>
          </table:table-cell>
          <table:table-cell table:style-name="ce31" office:value-type="float" office:value="474960506" calcext:value-type="float">
            <text:p>474960506</text:p>
          </table:table-cell>
          <table:table-cell table:style-name="ce31" table:formula="of:=[.D4]/[.E4]" office:value-type="float" office:value="0.116898902747927" calcext:value-type="float">
            <text:p>0.1168989027</text:p>
          </table:table-cell>
          <table:table-cell table:style-name="ce40" office:value-type="float" office:value="69574398" calcext:value-type="float" table:number-columns-spanned="1" table:number-rows-spanned="2">
            <text:p>69574398</text:p>
          </table:table-cell>
          <table:table-cell table:style-name="ce43" table:formula="of:=[.G4]/[.E4]" office:value-type="float" office:value="0.146484596342417" calcext:value-type="float" table:number-columns-spanned="1" table:number-rows-spanned="2">
            <text:p>0.1464845963</text:p>
          </table:table-cell>
          <table:table-cell table:style-name="ce44" table:number-columns-repeated="1016"/>
        </table:table-row>
        <table:table-row table:style-name="ro1">
          <table:table-cell table:style-name="ce31" office:value-type="string" calcext:value-type="string">
            <text:p>chromatin</text:p>
          </table:table-cell>
          <table:table-cell table:style-name="ce31" office:value-type="string" calcext:value-type="string">
            <text:p>screen</text:p>
          </table:table-cell>
          <table:table-cell table:style-name="ce31" office:value-type="string" calcext:value-type="string">
            <text:p>tissue</text:p>
          </table:table-cell>
          <table:table-cell table:style-name="ce31" office:value-type="float" office:value="81122328" calcext:value-type="float">
            <text:p>81122328</text:p>
          </table:table-cell>
          <table:table-cell table:style-name="ce31" office:value-type="float" office:value="474960506" calcext:value-type="float">
            <text:p>474960506</text:p>
          </table:table-cell>
          <table:table-cell table:style-name="ce31" table:formula="of:=[.D5]/[.E5]" office:value-type="float" office:value="0.170798049469823" calcext:value-type="float">
            <text:p>0.1707980495</text:p>
          </table:table-cell>
          <table:covered-table-cell table:style-name="ce41"/>
          <table:covered-table-cell table:style-name="ce31"/>
          <table:table-cell table:style-name="ce44" table:number-columns-repeated="1016"/>
        </table:table-row>
        <table:table-row table:style-name="ro1">
          <table:table-cell table:style-name="ce30" office:value-type="string" calcext:value-type="string">
            <text:p>enhancers</text:p>
          </table:table-cell>
          <table:table-cell table:style-name="ce30" office:value-type="string" calcext:value-type="string">
            <text:p>encode</text:p>
          </table:table-cell>
          <table:table-cell table:style-name="ce30" office:value-type="string" calcext:value-type="string">
            <text:p>primary_cell</text:p>
          </table:table-cell>
          <table:table-cell table:style-name="ce30" office:value-type="float" office:value="12290477" calcext:value-type="float">
            <text:p>12290477</text:p>
          </table:table-cell>
          <table:table-cell table:style-name="ce30" office:value-type="float" office:value="320135082" calcext:value-type="float">
            <text:p>320135082</text:p>
          </table:table-cell>
          <table:table-cell table:style-name="ce30" table:formula="of:=[.D6]/[.E6]" office:value-type="float" office:value="0.0383915343586118" calcext:value-type="float">
            <text:p>0.0383915344</text:p>
          </table:table-cell>
          <table:table-cell table:style-name="ce38" office:value-type="float" office:value="19579021" calcext:value-type="float" table:number-columns-spanned="1" table:number-rows-spanned="2">
            <text:p>19579021</text:p>
          </table:table-cell>
          <table:table-cell table:style-name="ce42" table:formula="of:=[.G6]/[.E6]" office:value-type="float" office:value="0.0611586236587467" calcext:value-type="float" table:number-columns-spanned="1" table:number-rows-spanned="2">
            <text:p>0.061158623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nhancers</text:p>
          </table:table-cell>
          <table:table-cell table:style-name="ce30" office:value-type="string" calcext:value-type="string">
            <text:p>encode</text:p>
          </table:table-cell>
          <table:table-cell table:style-name="ce30" office:value-type="string" calcext:value-type="string">
            <text:p>tissue</text:p>
          </table:table-cell>
          <table:table-cell table:style-name="ce30" office:value-type="float" office:value="37777567" calcext:value-type="float">
            <text:p>37777567</text:p>
          </table:table-cell>
          <table:table-cell table:style-name="ce30" office:value-type="float" office:value="320135082" calcext:value-type="float">
            <text:p>320135082</text:p>
          </table:table-cell>
          <table:table-cell table:style-name="ce30" table:formula="of:=[.D7]/[.E7]" office:value-type="float" office:value="0.118005083241705" calcext:value-type="float">
            <text:p>0.1180050832</text:p>
          </table:table-cell>
          <table:covered-table-cell table:style-name="ce39"/>
          <table:covered-table-cell table:style-name="ce30"/>
          <table:table-cell table:number-columns-repeated="1016"/>
        </table:table-row>
        <table:table-row table:style-name="ro1">
          <table:table-cell table:style-name="ce30" office:value-type="string" calcext:value-type="string">
            <text:p>enhancers</text:p>
          </table:table-cell>
          <table:table-cell table:style-name="ce30" office:value-type="string" calcext:value-type="string">
            <text:p>fantom5</text:p>
          </table:table-cell>
          <table:table-cell table:style-name="ce30" office:value-type="string" calcext:value-type="string">
            <text:p>primary_cell</text:p>
          </table:table-cell>
          <table:table-cell table:style-name="ce30" office:value-type="float" office:value="547980" calcext:value-type="float">
            <text:p>547980</text:p>
          </table:table-cell>
          <table:table-cell table:style-name="ce30" office:value-type="float" office:value="9988039" calcext:value-type="float">
            <text:p>9988039</text:p>
          </table:table-cell>
          <table:table-cell table:style-name="ce30" table:formula="of:=[.D8]/[.E8]" office:value-type="float" office:value="0.0548636223787272" calcext:value-type="float">
            <text:p>0.0548636224</text:p>
          </table:table-cell>
          <table:table-cell table:style-name="ce38" office:value-type="float" office:value="491536" calcext:value-type="float" table:number-columns-spanned="1" table:number-rows-spanned="2">
            <text:p>491536</text:p>
          </table:table-cell>
          <table:table-cell table:style-name="ce42" table:formula="of:=[.G8]/[.E8]" office:value-type="float" office:value="0.0492124630270266" calcext:value-type="float" table:number-columns-spanned="1" table:number-rows-spanned="2">
            <text:p>0.04921246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nhancers</text:p>
          </table:table-cell>
          <table:table-cell table:style-name="ce30" office:value-type="string" calcext:value-type="string">
            <text:p>fantom5</text:p>
          </table:table-cell>
          <table:table-cell table:style-name="ce30" office:value-type="string" calcext:value-type="string">
            <text:p>tissue</text:p>
          </table:table-cell>
          <table:table-cell table:style-name="ce30" office:value-type="float" office:value="334676" calcext:value-type="float">
            <text:p>334676</text:p>
          </table:table-cell>
          <table:table-cell table:style-name="ce30" office:value-type="float" office:value="9988039" calcext:value-type="float">
            <text:p>9988039</text:p>
          </table:table-cell>
          <table:table-cell table:style-name="ce30" table:formula="of:=[.D9]/[.E9]" office:value-type="float" office:value="0.0335076785342949" calcext:value-type="float">
            <text:p>0.0335076785</text:p>
          </table:table-cell>
          <table:covered-table-cell table:style-name="ce39"/>
          <table:covered-table-cell table:style-name="ce30"/>
          <table:table-cell table:number-columns-repeated="1016"/>
        </table:table-row>
        <table:table-row table:style-name="ro1">
          <table:table-cell table:style-name="ce30" office:value-type="string" calcext:value-type="string">
            <text:p>enhancers</text:p>
          </table:table-cell>
          <table:table-cell table:style-name="ce30" office:value-type="string" calcext:value-type="string">
            <text:p>screen</text:p>
          </table:table-cell>
          <table:table-cell table:style-name="ce30" office:value-type="string" calcext:value-type="string">
            <text:p>primary_cell</text:p>
          </table:table-cell>
          <table:table-cell table:style-name="ce30" office:value-type="float" office:value="20865305" calcext:value-type="float">
            <text:p>20865305</text:p>
          </table:table-cell>
          <table:table-cell table:style-name="ce30" office:value-type="float" office:value="351104599" calcext:value-type="float">
            <text:p>351104599</text:p>
          </table:table-cell>
          <table:table-cell table:style-name="ce30" table:formula="of:=[.D10]/[.E10]" office:value-type="float" office:value="0.059427603795073" calcext:value-type="float">
            <text:p>0.0594276038</text:p>
          </table:table-cell>
          <table:table-cell table:style-name="ce38" office:value-type="float" office:value="30620251" calcext:value-type="float" table:number-columns-spanned="1" table:number-rows-spanned="2">
            <text:p>30620251</text:p>
          </table:table-cell>
          <table:table-cell table:style-name="ce42" table:formula="of:=[.G10]/[.E10]" office:value-type="float" office:value="0.0872111931521581" calcext:value-type="float" table:number-columns-spanned="1" table:number-rows-spanned="2">
            <text:p>0.0872111932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nhancers</text:p>
          </table:table-cell>
          <table:table-cell table:style-name="ce30" office:value-type="string" calcext:value-type="string">
            <text:p>screen</text:p>
          </table:table-cell>
          <table:table-cell table:style-name="ce30" office:value-type="string" calcext:value-type="string">
            <text:p>tissue</text:p>
          </table:table-cell>
          <table:table-cell table:style-name="ce30" office:value-type="float" office:value="32681834" calcext:value-type="float">
            <text:p>32681834</text:p>
          </table:table-cell>
          <table:table-cell table:style-name="ce30" office:value-type="float" office:value="351104599" calcext:value-type="float">
            <text:p>351104599</text:p>
          </table:table-cell>
          <table:table-cell table:style-name="ce30" table:formula="of:=[.D11]/[.E11]" office:value-type="float" office:value="0.0930828992074809" calcext:value-type="float">
            <text:p>0.0930828992</text:p>
          </table:table-cell>
          <table:covered-table-cell table:style-name="ce39"/>
          <table:covered-table-cell table:style-name="ce30"/>
          <table:table-cell table:number-columns-repeated="1016"/>
        </table:table-row>
        <table:table-row table:style-name="ro1">
          <table:table-cell table:style-name="ce32" office:value-type="string" calcext:value-type="string">
            <text:p>promoters</text:p>
          </table:table-cell>
          <table:table-cell table:style-name="ce32" office:value-type="string" calcext:value-type="string">
            <text:p>fantom5</text:p>
          </table:table-cell>
          <table:table-cell table:style-name="ce32" office:value-type="string" calcext:value-type="string">
            <text:p>primary_cell</text:p>
          </table:table-cell>
          <table:table-cell table:style-name="ce30" office:value-type="float" office:value="2872249" calcext:value-type="float">
            <text:p>2872249</text:p>
          </table:table-cell>
          <table:table-cell table:style-name="ce33" office:value-type="float" office:value="21047960" calcext:value-type="float">
            <text:p>21047960</text:p>
          </table:table-cell>
          <table:table-cell table:style-name="ce30" table:formula="of:=[.D12]/[.E12]" office:value-type="float" office:value="0.136462108441863" calcext:value-type="float">
            <text:p>0.1364621084</text:p>
          </table:table-cell>
          <table:table-cell table:style-name="ce38" office:value-type="float" office:value="2931685" calcext:value-type="float" table:number-columns-spanned="1" table:number-rows-spanned="2">
            <text:p>2931685</text:p>
          </table:table-cell>
          <table:table-cell table:style-name="ce42" table:formula="of:=[.G12]/[.E12]" office:value-type="float" office:value="0.139285945051207" calcext:value-type="float" table:number-columns-spanned="1" table:number-rows-spanned="2">
            <text:p>0.1392859451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promoters</text:p>
          </table:table-cell>
          <table:table-cell table:style-name="ce32" office:value-type="string" calcext:value-type="string">
            <text:p>fantom5</text:p>
          </table:table-cell>
          <table:table-cell table:style-name="ce32" office:value-type="string" calcext:value-type="string">
            <text:p>tissue</text:p>
          </table:table-cell>
          <table:table-cell table:style-name="ce30" office:value-type="float" office:value="3222865" calcext:value-type="float">
            <text:p>3222865</text:p>
          </table:table-cell>
          <table:table-cell table:style-name="ce33" office:value-type="float" office:value="21047960" calcext:value-type="float">
            <text:p>21047960</text:p>
          </table:table-cell>
          <table:table-cell table:style-name="ce30" table:formula="of:=[.D13]/[.E13]" office:value-type="float" office:value="0.153120064842389" calcext:value-type="float">
            <text:p>0.1531200648</text:p>
          </table:table-cell>
          <table:covered-table-cell table:style-name="ce39"/>
          <table:covered-table-cell table:style-name="ce30"/>
          <table:table-cell table:number-columns-repeated="1016"/>
        </table:table-row>
        <table:table-row table:style-name="ro1">
          <table:table-cell table:style-name="ce32" office:value-type="string" calcext:value-type="string">
            <text:p>promoters</text:p>
          </table:table-cell>
          <table:table-cell table:style-name="ce32" office:value-type="string" calcext:value-type="string">
            <text:p>screen</text:p>
          </table:table-cell>
          <table:table-cell table:style-name="ce32" office:value-type="string" calcext:value-type="string">
            <text:p>primary_cell</text:p>
          </table:table-cell>
          <table:table-cell table:style-name="ce30" office:value-type="float" office:value="32051540" calcext:value-type="float">
            <text:p>32051540</text:p>
          </table:table-cell>
          <table:table-cell table:style-name="ce33" office:value-type="float" office:value="188688724" calcext:value-type="float">
            <text:p>188688724</text:p>
          </table:table-cell>
          <table:table-cell table:style-name="ce30" table:formula="of:=[.D14]/[.E14]" office:value-type="float" office:value="0.169864628476686" calcext:value-type="float">
            <text:p>0.1698646285</text:p>
          </table:table-cell>
          <table:table-cell table:style-name="ce38" office:value-type="float" office:value="32728042" calcext:value-type="float" table:number-columns-spanned="1" table:number-rows-spanned="2">
            <text:p>32728042</text:p>
          </table:table-cell>
          <table:table-cell table:style-name="ce42" table:formula="of:=[.G14]/[.E14]" office:value-type="float" office:value="0.173449908962233" calcext:value-type="float" table:number-columns-spanned="1" table:number-rows-spanned="2">
            <text:p>0.173449909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promoters</text:p>
          </table:table-cell>
          <table:table-cell table:style-name="ce32" office:value-type="string" calcext:value-type="string">
            <text:p>screen</text:p>
          </table:table-cell>
          <table:table-cell table:style-name="ce32" office:value-type="string" calcext:value-type="string">
            <text:p>tissue</text:p>
          </table:table-cell>
          <table:table-cell table:style-name="ce30" office:value-type="float" office:value="34577624" calcext:value-type="float">
            <text:p>34577624</text:p>
          </table:table-cell>
          <table:table-cell table:style-name="ce33" office:value-type="float" office:value="188688724" calcext:value-type="float">
            <text:p>188688724</text:p>
          </table:table-cell>
          <table:table-cell table:style-name="ce30" table:formula="of:=[.D15]/[.E15]" office:value-type="float" office:value="0.183252201122522" calcext:value-type="float">
            <text:p>0.1832522011</text:p>
          </table:table-cell>
          <table:covered-table-cell table:style-name="ce39"/>
          <table:covered-table-cell table:style-name="ce30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34" table:number-columns-repeated="2"/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l.table2" table:style-name="ta1">
        <table:table-column table:style-name="co12" table:default-cell-style-name="Default"/>
        <table:table-column table:style-name="co16" table:default-cell-style-name="ce32"/>
        <table:table-column table:style-name="co17" table:default-cell-style-name="ce46"/>
        <table:table-column table:style-name="co18" table:default-cell-style-name="ce48"/>
        <table:table-column table:style-name="co19" table:default-cell-style-name="ce50"/>
        <table:table-column table:style-name="co20" table:default-cell-style-name="ce50"/>
        <table:table-column table:style-name="co21" table:default-cell-style-name="ce37"/>
        <table:table-row table:style-name="ro1">
          <table:table-cell office:value-type="string" calcext:value-type="string">
            <text:p>category</text:p>
          </table:table-cell>
          <table:table-cell table:style-name="Default" office:value-type="string" calcext:value-type="string">
            <text:p>chr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First_choice_tissue</text:p>
          </table:table-cell>
          <table:table-cell table:style-name="Default" office:value-type="string" calcext:value-type="string">
            <text:p>Wide_choice_tissues</text:p>
          </table:table-cell>
          <table:table-cell table:style-name="Default" office:value-type="string" calcext:value-type="string">
            <text:p>Distance_from_TSS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7</text:p>
          </table:table-cell>
          <table:table-cell office:value-type="float" office:value="156061506" calcext:value-type="float">
            <text:p>156061506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in;midbrain;astrocyte of the hippocampus;astrocyte of the cerebellum;astrocyte of the spinal cord;astrocyte</text:p>
          </table:table-cell>
          <table:table-cell table:style-name="ce55" office:value-type="float" office:value="456538" calcext:value-type="float">
            <text:p>456538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31685945" calcext:value-type="float">
            <text:p>31685945</text:p>
          </table:table-cell>
          <table:table-cell office:value-type="string" calcext:value-type="string">
            <text:p>PAX6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eye;retina;retinal pigment epithelial cell</text:p>
          </table:table-cell>
          <table:table-cell table:style-name="ce55" office:value-type="float" office:value="139841" calcext:value-type="float">
            <text:p>13984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2</text:p>
          </table:table-cell>
          <table:table-cell office:value-type="float" office:value="114704515" calcext:value-type="float">
            <text:p>114704515</text:p>
          </table:table-cell>
          <table:table-cell office:value-type="string" calcext:value-type="string">
            <text:p>TBX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eart;heart right ventricle;heart left ventricle</text:p>
          </table:table-cell>
          <table:table-cell table:style-name="ce55" office:value-type="float" office:value="139454" calcext:value-type="float">
            <text:p>139454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05251968" calcext:value-type="float">
            <text:p>105251968</text:p>
          </table:table-cell>
          <table:table-cell office:value-type="string" calcext:value-type="string">
            <text:p>SERPINA7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table:style-name="ce55" office:value-type="float" office:value="30751" calcext:value-type="float">
            <text:p>3075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446" calcext:value-type="float">
            <text:p>23508446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26987" calcext:value-type="float">
            <text:p>26987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437" calcext:value-type="float">
            <text:p>23508437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26978" calcext:value-type="float">
            <text:p>26978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365" calcext:value-type="float">
            <text:p>23508365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26906" calcext:value-type="float">
            <text:p>2690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363" calcext:value-type="float">
            <text:p>23508363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26904" calcext:value-type="float">
            <text:p>26904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305" calcext:value-type="float">
            <text:p>23508305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26846" calcext:value-type="float">
            <text:p>2684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331747" calcext:value-type="float">
            <text:p>11331747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19753" calcext:value-type="float">
            <text:p>1975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6</text:p>
          </table:table-cell>
          <table:table-cell office:value-type="float" office:value="209709" calcext:value-type="float">
            <text:p>209709</text:p>
          </table:table-cell>
          <table:table-cell office:value-type="string" calcext:value-type="string">
            <text:p>HBA2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table:style-name="ce55" office:value-type="float" office:value="13136" calcext:value-type="float">
            <text:p>1313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209989478" calcext:value-type="float">
            <text:p>209989478</text:p>
          </table:table-cell>
          <table:table-cell office:value-type="string" calcext:value-type="string">
            <text:p>IRF6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55"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7</text:p>
          </table:table-cell>
          <table:table-cell office:value-type="float" office:value="42078968" calcext:value-type="float">
            <text:p>42078968</text:p>
          </table:table-cell>
          <table:table-cell office:value-type="string" calcext:value-type="string">
            <text:p>NAG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;small intestine;intestinal epithelial cell</text:p>
          </table:table-cell>
          <table:table-cell table:style-name="ce55"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7</text:p>
          </table:table-cell>
          <table:table-cell office:value-type="float" office:value="117119337" calcext:value-type="float">
            <text:p>117119337</text:p>
          </table:table-cell>
          <table:table-cell office:value-type="string" calcext:value-type="string">
            <text:p>CFTR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5"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39137810" calcext:value-type="float">
            <text:p>39137810</text:p>
          </table:table-cell>
          <table:table-cell office:value-type="string" calcext:value-type="string">
            <text:p>ACTN4</text:p>
          </table:table-cell>
          <table:table-cell office:value-type="string" calcext:value-type="string">
            <text:p>glomerular endothelial cell</text:p>
          </table:table-cell>
          <table:table-cell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55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53237261" calcext:value-type="float">
            <text:p>153237261</text:p>
          </table:table-cell>
          <table:table-cell office:value-type="string" calcext:value-type="string">
            <text:p>HCFC1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5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49468350" calcext:value-type="float">
            <text:p>49468350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blood;peripheral blood mononuclear cell;erythroblast;granulocyte</text:p>
          </table:table-cell>
          <table:table-cell table:style-name="ce55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6213" calcext:value-type="float">
            <text:p>5276213</text:p>
          </table:table-cell>
          <table:table-cell office:value-type="string" calcext:value-type="string">
            <text:p>HBG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blood;peripheral blood mononuclear cell;erythroblast;granulocyte;reticulocyte</text:p>
          </table:table-cell>
          <table:table-cell table:style-name="ce55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1283" calcext:value-type="float">
            <text:p>5271283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table:style-name="ce55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3</text:p>
          </table:table-cell>
          <table:table-cell office:value-type="float" office:value="48632780" calcext:value-type="float">
            <text:p>48632780</text:p>
          </table:table-cell>
          <table:table-cell office:value-type="string" calcext:value-type="string">
            <text:p>COL7A1</text:p>
          </table:table-cell>
          <table:table-cell office:value-type="string" calcext:value-type="string">
            <text:p>skin fibroblast</text:p>
          </table:table-cell>
          <table:table-cell office:value-type="string" calcext:value-type="string">
            <text:p>foreskin keratinocyte;foreskin fibroblast;fibroblast of skin of abdomen;foreskin melanocyte;fibroblast of skin of left biceps;fibroblast of skin of left quadriceps;fibroblast of skin of right quadriceps;fibroblast of skin of scalp;fibroblast of skin of right biceps;fibroblast of skin of upper back;lower leg skin;fibroblast of skin of back;skin fibroblast embryonic;skin fibroblast;fibroblast of skin of abdomen embryonic;skin of body embryonic;skin of body;suprapubic skin</text:p>
          </table:table-cell>
          <table:table-cell table:style-name="ce55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20</text:p>
          </table:table-cell>
          <table:table-cell office:value-type="float" office:value="42984264" calcext:value-type="float">
            <text:p>42984264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6186" calcext:value-type="float">
            <text:p>5276186</text:p>
          </table:table-cell>
          <table:table-cell office:value-type="string" calcext:value-type="string">
            <text:p>HBG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blood;peripheral blood mononuclear cell;erythroblast;granulocyte;reticulocyte</text:p>
          </table:table-cell>
          <table:table-cell table:style-name="ce55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20</text:p>
          </table:table-cell>
          <table:table-cell office:value-type="float" office:value="42984276" calcext:value-type="float">
            <text:p>42984276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38211584" calcext:value-type="float">
            <text:p>38211584</text:p>
          </table:table-cell>
          <table:table-cell office:value-type="string" calcext:value-type="string">
            <text:p>OTC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table:style-name="ce55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20</text:p>
          </table:table-cell>
          <table:table-cell office:value-type="float" office:value="42984299" calcext:value-type="float">
            <text:p>42984299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67250359" calcext:value-type="float">
            <text:p>67250359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in;midbrain;cerebellar cortex;cerebellum;astrocyte of the hippocampus;astrocyte of the cerebellum;astrocyte of the spinal cord;astrocyte</text:p>
          </table:table-cell>
          <table:table-cell table:style-name="ce55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9</text:p>
          </table:table-cell>
          <table:table-cell office:value-type="float" office:value="104198194" calcext:value-type="float">
            <text:p>104198194</text:p>
          </table:table-cell>
          <table:table-cell office:value-type="string" calcext:value-type="string">
            <text:p>ALDOB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table:style-name="ce55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20</text:p>
          </table:table-cell>
          <table:table-cell office:value-type="float" office:value="42984309" calcext:value-type="float">
            <text:p>42984309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17498513" calcext:value-type="float">
            <text:p>17498513</text:p>
          </table:table-cell>
          <table:table-cell office:value-type="string" calcext:value-type="string">
            <text:p>ABCC8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55057617" calcext:value-type="float">
            <text:p>55057617</text:p>
          </table:table-cell>
          <table:table-cell office:value-type="string" calcext:value-type="string">
            <text:p>ALAS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stromal cell of bone marrow;erythroblast</text:p>
          </table:table-cell>
          <table:table-cell table:style-name="ce5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35730217" calcext:value-type="float">
            <text:p>135730217</text:p>
          </table:table-cell>
          <table:table-cell office:value-type="string" calcext:value-type="string">
            <text:p>CD40LG</text:p>
          </table:table-cell>
          <table:table-cell office:value-type="string" calcext:value-type="string">
            <text:p>naive thymus-derived CD4-positive, alpha-beta T cell</text:p>
          </table:table-cell>
          <table:table-cell office:value-type="string" calcext:value-type="string">
            <text:p>CD4-positive, alpha-beta T cell;naive thymus-derived CD4-positive, alpha-beta T cell;CD4-positive helper T cell;CD4-positive, CD25-positive, alpha-beta regulatory T cell;CD4-positive, alpha-beta memory T cell</text:p>
          </table:table-cell>
          <table:table-cell table:style-name="ce55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1204" calcext:value-type="float">
            <text:p>5271204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table:style-name="ce55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6125" calcext:value-type="float">
            <text:p>5276125</text:p>
          </table:table-cell>
          <table:table-cell office:value-type="string" calcext:value-type="string">
            <text:p>HBG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blood;peripheral blood mononuclear cell;erythroblast;granulocyte;reticulocyte</text:p>
          </table:table-cell>
          <table:table-cell table:style-name="ce55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1201" calcext:value-type="float">
            <text:p>5271201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table:style-name="ce55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171621877" calcext:value-type="float">
            <text:p>171621877</text:p>
          </table:table-cell>
          <table:table-cell office:value-type="string" calcext:value-type="string">
            <text:p>MYOC</text:p>
          </table:table-cell>
          <table:table-cell table:style-name="ce51" office:value-type="string" calcext:value-type="string">
            <text:p>eye</text:p>
          </table:table-cell>
          <table:table-cell table:style-name="ce51" office:value-type="string" calcext:value-type="string">
            <text:p>retina;retina embryonic;retinal pigment epithelial cell;eye</text:p>
          </table:table-cell>
          <table:table-cell table:style-name="ce55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2182543" calcext:value-type="float">
            <text:p>218254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55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46993366" calcext:value-type="float">
            <text:p>146993366</text:p>
          </table:table-cell>
          <table:table-cell office:value-type="string" calcext:value-type="string">
            <text:p>FMR1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5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21890663" calcext:value-type="float">
            <text:p>21890663</text:p>
          </table:table-cell>
          <table:table-cell office:value-type="string" calcext:value-type="string">
            <text:p>ALPL</text:p>
          </table:table-cell>
          <table:table-cell table:style-name="ce52" office:value-type="string" calcext:value-type="string">
            <text:p>osteoblast</text:p>
          </table:table-cell>
          <table:table-cell table:style-name="ce51" office:value-type="string" calcext:value-type="string">
            <text:p>liver;right lobe of liver;kidney;left arm bone;left leg bone;right arm bone;right leg bone;osteoblast</text:p>
          </table:table-cell>
          <table:table-cell office:value-type="float" office:value="54813" calcext:value-type="float">
            <text:p>54813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3</text:p>
          </table:table-cell>
          <table:table-cell office:value-type="float" office:value="12421189" calcext:value-type="float">
            <text:p>12421189</text:p>
          </table:table-cell>
          <table:table-cell office:value-type="string" calcext:value-type="string">
            <text:p>PPARG</text:p>
          </table:table-cell>
          <table:table-cell table:style-name="ce52" office:value-type="string" calcext:value-type="string">
            <text:p>adipose tissue</text:p>
          </table:table-cell>
          <table:table-cell table:style-name="ce51" office:value-type="string" calcext:value-type="string">
            <text:p>adipose tissue;subcutaneous adipose tissue;subcutaneous abdominal adipose tissue;intestinal epithelial cell;large intestine;small intestine</text:p>
          </table:table-cell>
          <table:table-cell office:value-type="float" office:value="28189" calcext:value-type="float">
            <text:p>2818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127505271" calcext:value-type="float">
            <text:p>127505271</text:p>
          </table:table-cell>
          <table:table-cell office:value-type="string" calcext:value-type="string">
            <text:p>UROS</text:p>
          </table:table-cell>
          <table:table-cell table:style-name="ce52" office:value-type="string" calcext:value-type="string">
            <text:p>erythroblast</text:p>
          </table:table-cell>
          <table:table-cell office:value-type="string" calcext:value-type="string">
            <text:p>erythroblast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127505287" calcext:value-type="float">
            <text:p>127505287</text:p>
          </table:table-cell>
          <table:table-cell office:value-type="string" calcext:value-type="string">
            <text:p>UROS</text:p>
          </table:table-cell>
          <table:table-cell table:style-name="ce52" office:value-type="string" calcext:value-type="string">
            <text:p>erythroblast</text:p>
          </table:table-cell>
          <table:table-cell office:value-type="string" calcext:value-type="string">
            <text:p>erythroblast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127505291" calcext:value-type="float">
            <text:p>127505291</text:p>
          </table:table-cell>
          <table:table-cell office:value-type="string" calcext:value-type="string">
            <text:p>UROS</text:p>
          </table:table-cell>
          <table:table-cell table:style-name="ce52" office:value-type="string" calcext:value-type="string">
            <text:p>erythroblast</text:p>
          </table:table-cell>
          <table:table-cell office:value-type="string" calcext:value-type="string">
            <text:p>erythroblast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55054635" calcext:value-type="float">
            <text:p>55054635</text:p>
          </table:table-cell>
          <table:table-cell office:value-type="string" calcext:value-type="string">
            <text:p>ALAS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stromal cell of bone marrow;erythroblast;reticulocyte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0787" calcext:value-type="float">
            <text:p>11560787</text:p>
          </table:table-cell>
          <table:table-cell office:value-type="string" calcext:value-type="string">
            <text:p>GATA4</text:p>
          </table:table-cell>
          <table:table-cell table:style-name="ce51" office:value-type="string" calcext:value-type="string">
            <text:p>heart</text:p>
          </table:table-cell>
          <table:table-cell table:style-name="ce51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0864" calcext:value-type="float">
            <text:p>11560864</text:p>
          </table:table-cell>
          <table:table-cell office:value-type="string" calcext:value-type="string">
            <text:p>GATA4</text:p>
          </table:table-cell>
          <table:table-cell table:style-name="ce51" office:value-type="string" calcext:value-type="string">
            <text:p>heart</text:p>
          </table:table-cell>
          <table:table-cell table:style-name="ce51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5</text:p>
          </table:table-cell>
          <table:table-cell office:value-type="float" office:value="112073008" calcext:value-type="float">
            <text:p>112073008</text:p>
          </table:table-cell>
          <table:table-cell office:value-type="string" calcext:value-type="string">
            <text:p>APC</text:p>
          </table:table-cell>
          <table:table-cell table:style-name="ce52" office:value-type="string" calcext:value-type="string">
            <text:p>colonic mucosa</text:p>
          </table:table-cell>
          <table:table-cell table:style-name="ce52" office:value-type="string" calcext:value-type="string">
            <text:p>colonic mucosa;sigmoid colon;transverse colon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2</text:p>
          </table:table-cell>
          <table:table-cell office:value-type="float" office:value="219524871" calcext:value-type="float">
            <text:p>219524871</text:p>
          </table:table-cell>
          <table:table-cell office:value-type="string" calcext:value-type="string">
            <text:p>BCS1L</text:p>
          </table:table-cell>
          <table:table-cell table:style-name="ce52" office:value-type="string" calcext:value-type="string">
            <text:p>skin fibroblast</text:p>
          </table:table-cell>
          <table:table-cell table:style-name="ce51" office:value-type="string" calcext:value-type="string">
            <text:p>skin fibroblast;fibroblast of dermis;skeletal muscle tissue;skeletal muscle cell;skeletal muscle myoblast;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17409772" calcext:value-type="float">
            <text:p>17409772</text:p>
          </table:table-cell>
          <table:table-cell office:value-type="string" calcext:value-type="string">
            <text:p>KCNJ11</text:p>
          </table:table-cell>
          <table:table-cell office:value-type="string" calcext:value-type="string">
            <text:p>pancreas</text:p>
          </table:table-cell>
          <table:table-cell table:style-name="ce52" office:value-type="string" calcext:value-type="string">
            <text:p>pancreas;body of pancreas;endocrine pancreas;brain;neuron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1283" calcext:value-type="float">
            <text:p>11561283</text:p>
          </table:table-cell>
          <table:table-cell office:value-type="string" calcext:value-type="string">
            <text:p>GATA4</text:p>
          </table:table-cell>
          <table:table-cell table:style-name="ce51" office:value-type="string" calcext:value-type="string">
            <text:p>heart</text:p>
          </table:table-cell>
          <table:table-cell table:style-name="ce51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1369" calcext:value-type="float">
            <text:p>11561369</text:p>
          </table:table-cell>
          <table:table-cell office:value-type="string" calcext:value-type="string">
            <text:p>GATA4</text:p>
          </table:table-cell>
          <table:table-cell table:style-name="ce51" office:value-type="string" calcext:value-type="string">
            <text:p>heart</text:p>
          </table:table-cell>
          <table:table-cell table:style-name="ce51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89623462" calcext:value-type="float">
            <text:p>89623462</text:p>
          </table:table-cell>
          <table:table-cell office:value-type="string" calcext:value-type="string">
            <text:p>PTEN</text:p>
          </table:table-cell>
          <table:table-cell table:style-name="ce51" office:value-type="string" calcext:value-type="string">
            <text:p>breast epithelium</text:p>
          </table:table-cell>
          <table:table-cell table:style-name="ce51" office:value-type="string" calcext:value-type="string">
            <text:p>breast epithelium;epithelial cell of prostate;thyroid gland;colonic mucosa;sigmoid colon;transverse colon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1399" calcext:value-type="float">
            <text:p>11561399</text:p>
          </table:table-cell>
          <table:table-cell office:value-type="string" calcext:value-type="string">
            <text:p>GATA4</text:p>
          </table:table-cell>
          <table:table-cell table:style-name="ce51" office:value-type="string" calcext:value-type="string">
            <text:p>heart</text:p>
          </table:table-cell>
          <table:table-cell table:style-name="ce51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8021919" calcext:value-type="float">
            <text:p>8021919</text:p>
          </table:table-cell>
          <table:table-cell office:value-type="string" calcext:value-type="string">
            <text:p>PARK7</text:p>
          </table:table-cell>
          <table:table-cell office:value-type="string" calcext:value-type="string">
            <text:p>brain</text:p>
          </table:table-cell>
          <table:table-cell table:style-name="ce52" office:value-type="string" calcext:value-type="string">
            <text:p>brain;caudate nucleus;neuron;liver;right lobe of liver;hepatocyte;skeletal muscle tissue;skeletal muscle cell;kidney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89623373" calcext:value-type="float">
            <text:p>89623373</text:p>
          </table:table-cell>
          <table:table-cell office:value-type="string" calcext:value-type="string">
            <text:p>PTEN</text:p>
          </table:table-cell>
          <table:table-cell table:style-name="ce51" office:value-type="string" calcext:value-type="string">
            <text:p>breast epithelium</text:p>
          </table:table-cell>
          <table:table-cell table:style-name="ce51" office:value-type="string" calcext:value-type="string">
            <text:p>breast epithelium;epithelial cell of prostate;thyroid gland;colonic mucosa;sigmoid colon;transverse colon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89623365" calcext:value-type="float">
            <text:p>89623365</text:p>
          </table:table-cell>
          <table:table-cell office:value-type="string" calcext:value-type="string">
            <text:p>PTEN</text:p>
          </table:table-cell>
          <table:table-cell table:style-name="ce51" office:value-type="string" calcext:value-type="string">
            <text:p>breast epithelium</text:p>
          </table:table-cell>
          <table:table-cell table:style-name="ce51" office:value-type="string" calcext:value-type="string">
            <text:p>breast epithelium;epithelial cell of prostate;thyroid gland;colonic mucosa;sigmoid colon;transverse colon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00641044" calcext:value-type="float">
            <text:p>100641044</text:p>
          </table:table-cell>
          <table:table-cell office:value-type="string" calcext:value-type="string">
            <text:p>BTK</text:p>
          </table:table-cell>
          <table:table-cell table:style-name="ce51" office:value-type="string" calcext:value-type="string">
            <text:p>lymphocyte of B lineage</text:p>
          </table:table-cell>
          <table:table-cell table:style-name="ce52" office:value-type="string" calcext:value-type="string">
            <text:p>lymphocyte of B lineage;common myeloid progenitor, CD34-positive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228337561" calcext:value-type="float">
            <text:p>228337561</text:p>
          </table:table-cell>
          <table:table-cell office:value-type="string" calcext:value-type="string">
            <text:p>GJC2</text:p>
          </table:table-cell>
          <table:table-cell table:style-name="ce51" office:value-type="string" calcext:value-type="string">
            <text:p>brain</text:p>
          </table:table-cell>
          <table:table-cell table:style-name="ce51" office:value-type="string" calcext:value-type="string">
            <text:p>dendritic cell;neuron;brain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70443185" calcext:value-type="float">
            <text:p>70443185</text:p>
          </table:table-cell>
          <table:table-cell office:value-type="string" calcext:value-type="string">
            <text:p>GJB1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;neuron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41655260" calcext:value-type="float">
            <text:p>41655260</text:p>
          </table:table-cell>
          <table:table-cell office:value-type="string" calcext:value-type="string">
            <text:p>ANK1</text:p>
          </table:table-cell>
          <table:table-cell table:number-columns-repeated="2" table:style-name="ce52" office:value-type="string" calcext:value-type="string">
            <text:p>erythroblas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9</text:p>
          </table:table-cell>
          <table:table-cell office:value-type="float" office:value="35657917" calcext:value-type="float">
            <text:p>35657917</text:p>
          </table:table-cell>
          <table:table-cell office:value-type="string" calcext:value-type="string">
            <text:p>RMRP</text:p>
          </table:table-cell>
          <table:table-cell office:value-type="string" calcext:value-type="string">
            <text:p>liver</text:p>
          </table:table-cell>
          <table:table-cell table:style-name="ce52" office:value-type="string" calcext:value-type="string">
            <text:p>liver;hepatocyte;kidney embryonic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ce45" office:value-type="string" calcext:value-type="string">
            <text:p>chr12</text:p>
          </table:table-cell>
          <table:table-cell table:style-name="ce47" office:value-type="float" office:value="121416448" calcext:value-type="float">
            <text:p>121416448</text:p>
          </table:table-cell>
          <table:table-cell table:style-name="ce49" office:value-type="string" calcext:value-type="string">
            <text:p>HNF1A</text:p>
          </table:table-cell>
          <table:table-cell table:style-name="ce53" office:value-type="string" calcext:value-type="string">
            <text:p>hepatocyte</text:p>
          </table:table-cell>
          <table:table-cell table:style-name="ce54" office:value-type="string" calcext:value-type="string">
            <text:p>hepatocyte;liver;right lobe of liver;kidney;left kidney;right kidney;pancreas;body of pancreas;endocrine pancreas</text:p>
          </table:table-cell>
          <table:table-cell table:style-name="ce44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ce45" office:value-type="string" calcext:value-type="string">
            <text:p>chr12</text:p>
          </table:table-cell>
          <table:table-cell table:style-name="ce47" office:value-type="float" office:value="121416446" calcext:value-type="float">
            <text:p>121416446</text:p>
          </table:table-cell>
          <table:table-cell table:style-name="ce49" office:value-type="string" calcext:value-type="string">
            <text:p>HNF1A</text:p>
          </table:table-cell>
          <table:table-cell table:style-name="ce53" office:value-type="string" calcext:value-type="string">
            <text:p>hepatocyte</text:p>
          </table:table-cell>
          <table:table-cell table:style-name="ce54" office:value-type="string" calcext:value-type="string">
            <text:p>hepatocyte;liver;right lobe of liver;kidney;left kidney;right kidney;pancreas;body of pancreas;endocrine pancreas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ce45" office:value-type="string" calcext:value-type="string">
            <text:p>chr12</text:p>
          </table:table-cell>
          <table:table-cell table:style-name="ce47" office:value-type="float" office:value="121416444" calcext:value-type="float">
            <text:p>121416444</text:p>
          </table:table-cell>
          <table:table-cell table:style-name="ce49" office:value-type="string" calcext:value-type="string">
            <text:p>HNF1A</text:p>
          </table:table-cell>
          <table:table-cell table:style-name="ce53" office:value-type="string" calcext:value-type="string">
            <text:p>hepatocyte</text:p>
          </table:table-cell>
          <table:table-cell table:style-name="ce54" office:value-type="string" calcext:value-type="string">
            <text:p>hepatocyte;liver;right lobe of liver;kidney;left kidney;right kidney;pancreas;body of pancreas;endocrine pancreas</text:p>
          </table:table-cell>
          <table:table-cell table:style-name="ce44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9</text:p>
          </table:table-cell>
          <table:table-cell office:value-type="float" office:value="35657945" calcext:value-type="float">
            <text:p>35657945</text:p>
          </table:table-cell>
          <table:table-cell office:value-type="string" calcext:value-type="string">
            <text:p>RMRP</text:p>
          </table:table-cell>
          <table:table-cell office:value-type="string" calcext:value-type="string">
            <text:p>liver</text:p>
          </table:table-cell>
          <table:table-cell table:style-name="ce52" office:value-type="string" calcext:value-type="string">
            <text:p>liver;hepatocyte;kidney embryonic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Y</text:p>
          </table:table-cell>
          <table:table-cell office:value-type="float" office:value="2655719" calcext:value-type="float">
            <text:p>2655719</text:p>
          </table:table-cell>
          <table:table-cell office:value-type="string" calcext:value-type="string">
            <text:p>SRY</text:p>
          </table:table-cell>
          <table:table-cell table:style-name="ce53" office:value-type="string" calcext:value-type="string">
            <text:p>testis</text:p>
          </table:table-cell>
          <table:table-cell table:style-name="ce51" office:value-type="string" calcext:value-type="string">
            <text:p>testis;testis embryoni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11200089" calcext:value-type="float">
            <text:p>11200089</text:p>
          </table:table-cell>
          <table:table-cell office:value-type="string" calcext:value-type="string">
            <text:p>LDLR</text:p>
          </table:table-cell>
          <table:table-cell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;adrenal gland;bronchial epithelial cel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11200087" calcext:value-type="float">
            <text:p>11200087</text:p>
          </table:table-cell>
          <table:table-cell office:value-type="string" calcext:value-type="string">
            <text:p>LDLR</text:p>
          </table:table-cell>
          <table:table-cell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;adrenal gland;bronchial epithelial cel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3</text:p>
          </table:table-cell>
          <table:table-cell office:value-type="float" office:value="60738072" calcext:value-type="float">
            <text:p>60738072</text:p>
          </table:table-cell>
          <table:table-cell office:value-type="string" calcext:value-type="string">
            <text:p>DIAPH3</text:p>
          </table:table-cell>
          <table:table-cell table:style-name="ce51" office:value-type="string" calcext:value-type="string">
            <office:annotation draw:style-name="gr1" draw:text-style-name="P2" svg:width="432pt" svg:height="79.51pt" svg:x="607.83pt" svg:y="848.61pt" draw:caption-point-x="68.71pt" draw:caption-point-y="22.05pt">
              <dc:creator>PS</dc:creator>
              <dc:date>2019-12-19T00:00:00</dc:date>
              <text:p text:style-name="P1"><text:span text:style-name="T1">Arek:</text:span></text:p>
              <text:p text:style-name="P1"><text:span text:style-name="T2">Tu powtarza się standardowy problem - gen jest aktywny praktycznie wszędzie bo to białko </text:span><text:span text:style-name="T2">bierze udział w podziałach komórkowych i robi coś z cytoszkieletem. Patrząc po fenotypie </text:span><text:span text:style-name="T2">najbardziej pasowałoby coś związanego z uchem albo słyszeniem, ale nie ma takich tracków w </text:span><text:span text:style-name="T2">remusie. w papierze sprawdzali aktywność w leukocytach, dlatego wpisałem peripheral blood </text:span><text:span text:style-name="T2">nuclear cell, ale jak tu nie wyjdzie to można łapać gdziekolwiek. Poza tym, tak jak w uwagach - </text:span><text:span text:style-name="T2">gain of function</text:span></text:p>
            </office:annotation>
            <text:p>peripheral blood mononuclear cell</text:p>
          </table:table-cell>
          <table:table-cell table:style-name="ce51" office:value-type="string" calcext:value-type="string">
            <text:p>peripheral blood mononuclear cel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70443099" calcext:value-type="float">
            <text:p>70443099</text:p>
          </table:table-cell>
          <table:table-cell office:value-type="string" calcext:value-type="string">
            <text:p>GJB1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;neuro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11200073" calcext:value-type="float">
            <text:p>11200073</text:p>
          </table:table-cell>
          <table:table-cell office:value-type="string" calcext:value-type="string">
            <text:p>LDLR</text:p>
          </table:table-cell>
          <table:table-cell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;adrenal gland;bronchial epithelial cel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3</text:p>
          </table:table-cell>
          <table:table-cell office:value-type="float" office:value="113760124" calcext:value-type="float">
            <text:p>113760124</text:p>
          </table:table-cell>
          <table:table-cell office:value-type="string" calcext:value-type="string">
            <text:p>F7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8</text:p>
          </table:table-cell>
          <table:table-cell office:value-type="float" office:value="77748580" calcext:value-type="float">
            <text:p>77748580</text:p>
          </table:table-cell>
          <table:table-cell office:value-type="string" calcext:value-type="string">
            <text:p>TXNL4A</text:p>
          </table:table-cell>
          <table:table-cell table:style-name="ce52" office:value-type="string" calcext:value-type="string">
            <text:p>kidney embryonic</text:p>
          </table:table-cell>
          <table:table-cell table:style-name="ce51" office:value-type="string" calcext:value-type="string">
            <text:p>mesenchymal cell;kidney embryoni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2</text:p>
          </table:table-cell>
          <table:table-cell office:value-type="float" office:value="47630106" calcext:value-type="float">
            <text:p>47630106</text:p>
          </table:table-cell>
          <table:table-cell office:value-type="string" calcext:value-type="string">
            <text:p>MSH2</text:p>
          </table:table-cell>
          <table:table-cell office:value-type="string" calcext:value-type="string">
            <text:p>sigmoid colon</text:p>
          </table:table-cell>
          <table:table-cell table:style-name="ce51" office:value-type="string" calcext:value-type="string">
            <text:p>colonic mucosa;sigmoid colon;transverse colon;uterine smooth muscle cell;uteru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3</text:p>
          </table:table-cell>
          <table:table-cell office:value-type="float" office:value="169482947" calcext:value-type="float">
            <text:p>169482947</text:p>
          </table:table-cell>
          <table:table-cell office:value-type="string" calcext:value-type="string">
            <text:p>TERC</text:p>
          </table:table-cell>
          <table:table-cell table:number-columns-repeated="2" table:style-name="ce51" office:value-type="string" calcext:value-type="string">
            <text:p>stromal cell of bone marrow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7</text:p>
          </table:table-cell>
          <table:table-cell office:value-type="float" office:value="117119923" calcext:value-type="float">
            <text:p>117119923</text:p>
          </table:table-cell>
          <table:table-cell office:value-type="string" calcext:value-type="string">
            <text:p>CFTR</text:p>
          </table:table-cell>
          <table:table-cell table:style-name="ce51" office:value-type="string" calcext:value-type="string">
            <text:p>lung</text:p>
          </table:table-cell>
          <table:table-cell table:style-name="ce51" office:value-type="string" calcext:value-type="string">
            <text:p>lung;respiratory epithelial cell;tracheal epithelial cell;pancreas;liver;colonic mucosa;intestinal epithelial cell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82533" calcext:value-type="float">
            <text:p>218253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ancreas</text:p>
          </table:table-cell>
          <table:table-cell table:style-name="ce52" office:value-type="string" calcext:value-type="string">
            <text:p>pancreas;body of pancreas;endocrine pancrea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82532" calcext:value-type="float">
            <text:p>218253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ancreas</text:p>
          </table:table-cell>
          <table:table-cell table:style-name="ce52" office:value-type="string" calcext:value-type="string">
            <text:p>pancreas;body of pancreas;endocrine pancrea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0</text:p>
          </table:table-cell>
          <table:table-cell office:value-type="float" office:value="71075518" calcext:value-type="float">
            <text:p>71075518</text:p>
          </table:table-cell>
          <table:table-cell office:value-type="string" calcext:value-type="string">
            <text:p>HK1</text:p>
          </table:table-cell>
          <table:table-cell table:style-name="ce52" office:value-type="string" calcext:value-type="string">
            <text:p>erythroblast</text:p>
          </table:table-cell>
          <table:table-cell table:style-name="ce51" office:value-type="string" calcext:value-type="string">
            <text:p>brain;neuron;erythroblast; peripheral blood mononuclear cell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91" calcext:value-type="float">
            <text:p>5248391</text:p>
          </table:table-cell>
          <table:table-cell office:value-type="string" calcext:value-type="string">
            <text:p>HBB</text:p>
          </table:table-cell>
          <table:table-cell table:style-name="ce51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9" calcext:value-type="float">
            <text:p>5248389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9" calcext:value-type="float">
            <text:p>5248389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8" calcext:value-type="float">
            <text:p>5248388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8" calcext:value-type="float">
            <text:p>5248388</text:p>
          </table:table-cell>
          <table:table-cell office:value-type="string" calcext:value-type="string">
            <text:p>HBB</text:p>
          </table:table-cell>
          <table:table-cell table:style-name="ce51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8" calcext:value-type="float">
            <text:p>5248388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84" calcext:value-type="float">
            <text:p>154251084</text:p>
          </table:table-cell>
          <table:table-cell office:value-type="string" calcext:value-type="string">
            <text:p>F8</text:p>
          </table:table-cell>
          <table:table-cell table:style-name="ce51" office:value-type="string" calcext:value-type="string">
            <text:p>liver</text:p>
          </table:table-cell>
          <table:table-cell table:style-name="ce51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4806454" calcext:value-type="float">
            <text:p>4806454</text:p>
          </table:table-cell>
          <table:table-cell office:value-type="string" calcext:value-type="string">
            <text:p>CHRNE</text:p>
          </table:table-cell>
          <table:table-cell table:style-name="ce51" office:value-type="string" calcext:value-type="string">
            <text:p>skeletal muscle tissue</text:p>
          </table:table-cell>
          <table:table-cell table:style-name="ce51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4806453" calcext:value-type="float">
            <text:p>4806453</text:p>
          </table:table-cell>
          <table:table-cell office:value-type="string" calcext:value-type="string">
            <text:p>CHRNE</text:p>
          </table:table-cell>
          <table:table-cell table:style-name="ce51" office:value-type="string" calcext:value-type="string">
            <text:p>skeletal muscle tissue</text:p>
          </table:table-cell>
          <table:table-cell table:style-name="ce51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82" calcext:value-type="float">
            <text:p>154251082</text:p>
          </table:table-cell>
          <table:table-cell office:value-type="string" calcext:value-type="string">
            <text:p>F8</text:p>
          </table:table-cell>
          <table:table-cell table:style-name="ce51" office:value-type="string" calcext:value-type="string">
            <text:p>liver</text:p>
          </table:table-cell>
          <table:table-cell table:style-name="ce51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2</text:p>
          </table:table-cell>
          <table:table-cell office:value-type="float" office:value="121416289" calcext:value-type="float">
            <text:p>121416289</text:p>
          </table:table-cell>
          <table:table-cell office:value-type="string" calcext:value-type="string">
            <text:p>HNF1A</text:p>
          </table:table-cell>
          <table:table-cell office:value-type="string" calcext:value-type="string">
            <text:p>hepatocyte</text:p>
          </table:table-cell>
          <table:table-cell table:style-name="ce51" office:value-type="string" calcext:value-type="string">
            <text:p>hepatocyte;liver;right lobe of liver;kidney;left kidney;right kidney;pancreas;body of pancreas;endocrine pancrea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7</text:p>
          </table:table-cell>
          <table:table-cell office:value-type="float" office:value="31003560" calcext:value-type="float">
            <text:p>31003560</text:p>
          </table:table-cell>
          <table:table-cell office:value-type="string" calcext:value-type="string">
            <text:p>GHRHR</text:p>
          </table:table-cell>
          <table:table-cell table:style-name="ce51" office:value-type="string" calcext:value-type="string">
            <text:p>brain</text:p>
          </table:table-cell>
          <table:table-cell table:style-name="ce52" office:value-type="string" calcext:value-type="string">
            <text:p>brai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74" calcext:value-type="float">
            <text:p>5248374</text:p>
          </table:table-cell>
          <table:table-cell office:value-type="string" calcext:value-type="string">
            <text:p>HBB</text:p>
          </table:table-cell>
          <table:table-cell table:style-name="ce51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72" calcext:value-type="float">
            <text:p>5248372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2</text:p>
          </table:table-cell>
          <table:table-cell office:value-type="float" office:value="234668851" calcext:value-type="float">
            <text:p>234668851</text:p>
          </table:table-cell>
          <table:table-cell office:value-type="string" calcext:value-type="string">
            <text:p>UGT1A1</text:p>
          </table:table-cell>
          <table:table-cell table:style-name="ce52" office:value-type="string" calcext:value-type="string">
            <text:p>liver</text:p>
          </table:table-cell>
          <table:table-cell table:style-name="ce52" office:value-type="string" calcext:value-type="string">
            <text:p>liver;righ lobe of liver;hepatocyt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46993405" calcext:value-type="float">
            <text:p>146993405</text:p>
          </table:table-cell>
          <table:table-cell office:value-type="string" calcext:value-type="string">
            <text:p>FMR1</text:p>
          </table:table-cell>
          <table:table-cell table:style-name="ce51"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116708365" calcext:value-type="float">
            <text:p>116708365</text:p>
          </table:table-cell>
          <table:table-cell office:value-type="string" calcext:value-type="string">
            <text:p>APOA1</text:p>
          </table:table-cell>
          <table:table-cell table:style-name="ce52" office:value-type="string" calcext:value-type="string">
            <text:p>liver</text:p>
          </table:table-cell>
          <table:table-cell table:style-name="ce51" office:value-type="string" calcext:value-type="string">
            <text:p>liver;right lobe of liver;hepatocyte;small intestin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4</text:p>
          </table:table-cell>
          <table:table-cell office:value-type="float" office:value="73603081" calcext:value-type="float">
            <text:p>73603081</text:p>
          </table:table-cell>
          <table:table-cell office:value-type="string" calcext:value-type="string">
            <text:p>PSEN1</text:p>
          </table:table-cell>
          <table:table-cell table:style-name="ce51" office:value-type="string" calcext:value-type="string">
            <text:p>heart</text:p>
          </table:table-cell>
          <table:table-cell table:style-name="ce51" office:value-type="string" calcext:value-type="string">
            <text:p>heart;heart left ventricle;heart right ventricle;heart embryonic;brain;neuro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3</text:p>
          </table:table-cell>
          <table:table-cell office:value-type="float" office:value="169482906" calcext:value-type="float">
            <text:p>169482906</text:p>
          </table:table-cell>
          <table:table-cell office:value-type="string" calcext:value-type="string">
            <text:p>TERC</text:p>
          </table:table-cell>
          <table:table-cell table:number-columns-repeated="2" table:style-name="ce51" office:value-type="string" calcext:value-type="string">
            <text:p>stromal cell of bone marrow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52585683" calcext:value-type="float">
            <text:p>52585683</text:p>
          </table:table-cell>
          <table:table-cell office:value-type="string" calcext:value-type="string">
            <text:p>ATP7B</text:p>
          </table:table-cell>
          <table:table-cell table:style-name="ce52" office:value-type="string" calcext:value-type="string">
            <text:p>liver</text:p>
          </table:table-cell>
          <table:table-cell table:style-name="ce51" office:value-type="string" calcext:value-type="string">
            <text:p>liver;right lobe of liver;kidney;left kidney;right kidney;brai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</text:p>
          </table:table-cell>
          <table:table-cell office:value-type="float" office:value="173886568" calcext:value-type="float">
            <text:p>173886568</text:p>
          </table:table-cell>
          <table:table-cell office:value-type="string" calcext:value-type="string">
            <text:p>SERPINC1</text:p>
          </table:table-cell>
          <table:table-cell table:style-name="ce51" office:value-type="string" calcext:value-type="string">
            <text:p>liver</text:p>
          </table:table-cell>
          <table:table-cell office:value-type="string" calcext:value-type="string">
            <text:p>liver;right lobe of liver;hepatocyt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93087" calcext:value-type="float">
            <text:p>2193087</text:p>
          </table:table-cell>
          <table:table-cell office:value-type="string" calcext:value-type="string">
            <text:p>TH</text:p>
          </table:table-cell>
          <table:table-cell table:style-name="ce51" office:value-type="string" calcext:value-type="string">
            <text:p>brain</text:p>
          </table:table-cell>
          <table:table-cell table:style-name="ce51" office:value-type="string" calcext:value-type="string">
            <text:p>brain;substantia nigr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93086" calcext:value-type="float">
            <text:p>2193086</text:p>
          </table:table-cell>
          <table:table-cell office:value-type="string" calcext:value-type="string">
            <text:p>TH</text:p>
          </table:table-cell>
          <table:table-cell table:style-name="ce51" office:value-type="string" calcext:value-type="string">
            <text:p>brain</text:p>
          </table:table-cell>
          <table:table-cell table:style-name="ce51" office:value-type="string" calcext:value-type="string">
            <text:p>brain;substantia nigr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93085" calcext:value-type="float">
            <text:p>2193085</text:p>
          </table:table-cell>
          <table:table-cell office:value-type="string" calcext:value-type="string">
            <text:p>TH</text:p>
          </table:table-cell>
          <table:table-cell table:style-name="ce51" office:value-type="string" calcext:value-type="string">
            <text:p>brain</text:p>
          </table:table-cell>
          <table:table-cell table:style-name="ce51" office:value-type="string" calcext:value-type="string">
            <text:p>brain;substantia nigr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3539712" calcext:value-type="float">
            <text:p>3539712</text:p>
          </table:table-cell>
          <table:table-cell office:value-type="string" calcext:value-type="string">
            <text:p>CTNS</text:p>
          </table:table-cell>
          <table:table-cell table:style-name="ce51" office:value-type="string" calcext:value-type="string">
            <text:p>kidney</text:p>
          </table:table-cell>
          <table:table-cell table:style-name="ce51" office:value-type="string" calcext:value-type="string">
            <text:p>kidney;thyroid gland;pancreasendocrine pancreas;brai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3539712" calcext:value-type="float">
            <text:p>3539712</text:p>
          </table:table-cell>
          <table:table-cell office:value-type="string" calcext:value-type="string">
            <text:p>CTNS</text:p>
          </table:table-cell>
          <table:table-cell table:style-name="ce51" office:value-type="string" calcext:value-type="string">
            <text:p>kidney</text:p>
          </table:table-cell>
          <table:table-cell table:style-name="ce51" office:value-type="string" calcext:value-type="string">
            <text:p>kidney;thyroid gland;pancreasendocrine pancreas;brai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48" calcext:value-type="float">
            <text:p>154251048</text:p>
          </table:table-cell>
          <table:table-cell office:value-type="string" calcext:value-type="string">
            <text:p>F8</text:p>
          </table:table-cell>
          <table:table-cell table:style-name="ce51" office:value-type="string" calcext:value-type="string">
            <text:p>liver</text:p>
          </table:table-cell>
          <table:table-cell table:style-name="ce51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45" calcext:value-type="float">
            <text:p>154251045</text:p>
          </table:table-cell>
          <table:table-cell office:value-type="string" calcext:value-type="string">
            <text:p>F8</text:p>
          </table:table-cell>
          <table:table-cell table:style-name="ce51" office:value-type="string" calcext:value-type="string">
            <text:p>liver</text:p>
          </table:table-cell>
          <table:table-cell table:style-name="ce51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45" calcext:value-type="float">
            <text:p>154251045</text:p>
          </table:table-cell>
          <table:table-cell office:value-type="string" calcext:value-type="string">
            <text:p>F8</text:p>
          </table:table-cell>
          <table:table-cell table:style-name="ce51" office:value-type="string" calcext:value-type="string">
            <text:p>liver</text:p>
          </table:table-cell>
          <table:table-cell table:style-name="ce51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</text:p>
          </table:table-cell>
          <table:table-cell office:value-type="float" office:value="155271269" calcext:value-type="float">
            <text:p>155271269</text:p>
          </table:table-cell>
          <table:table-cell office:value-type="string" calcext:value-type="string">
            <text:p>PKLR</text:p>
          </table:table-cell>
          <table:table-cell office:value-type="string" calcext:value-type="string">
            <text:p>erythroblast</text:p>
          </table:table-cell>
          <table:table-cell table:style-name="ce52" office:value-type="string" calcext:value-type="string">
            <text:p>erythroblast;liver;right lobe of liver;hepatocyt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6</text:p>
          </table:table-cell>
          <table:table-cell office:value-type="float" office:value="118869382" calcext:value-type="float">
            <text:p>118869382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heart</text:p>
          </table:table-cell>
          <table:table-cell table:style-name="ce51" office:value-type="string" calcext:value-type="string">
            <text:p>heart;heart left ventricle;heart right ventricle;skeletal muscle tissue;skeletal muscle cel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20767158" calcext:value-type="float">
            <text:p>20767158</text:p>
          </table:table-cell>
          <table:table-cell office:value-type="string" calcext:value-type="string">
            <text:p>GJB2</text:p>
          </table:table-cell>
          <table:table-cell table:number-columns-repeated="2" table:style-name="ce51" office:value-type="string" calcext:value-type="string">
            <text:p>mammary epithelial cel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3539720" calcext:value-type="float">
            <text:p>3539720</text:p>
          </table:table-cell>
          <table:table-cell office:value-type="string" calcext:value-type="string">
            <text:p>CTNS</text:p>
          </table:table-cell>
          <table:table-cell table:style-name="ce51" office:value-type="string" calcext:value-type="string">
            <text:p>kidney</text:p>
          </table:table-cell>
          <table:table-cell table:style-name="ce51" office:value-type="string" calcext:value-type="string">
            <text:p>kidney;thyroid gland;pancreasendocrine pancreas;brai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113760062" calcext:value-type="float">
            <text:p>113760062</text:p>
          </table:table-cell>
          <table:table-cell office:value-type="string" calcext:value-type="string">
            <text:p>F7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6</text:p>
          </table:table-cell>
          <table:table-cell office:value-type="float" office:value="56995796" calcext:value-type="float">
            <text:p>56995796</text:p>
          </table:table-cell>
          <table:table-cell office:value-type="string" calcext:value-type="string">
            <text:p>CETP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</text:p>
          </table:table-cell>
          <table:table-cell office:value-type="float" office:value="155271258" calcext:value-type="float">
            <text:p>155271258</text:p>
          </table:table-cell>
          <table:table-cell office:value-type="string" calcext:value-type="string">
            <text:p>PKLR</text:p>
          </table:table-cell>
          <table:table-cell office:value-type="string" calcext:value-type="string">
            <text:p>erythroblast</text:p>
          </table:table-cell>
          <table:table-cell table:style-name="ce52" office:value-type="string" calcext:value-type="string">
            <text:p>erythroblast;liver;right lobe of liver;hepatocy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7</text:p>
          </table:table-cell>
          <table:table-cell office:value-type="float" office:value="117119984" calcext:value-type="float">
            <text:p>117119984</text:p>
          </table:table-cell>
          <table:table-cell office:value-type="string" calcext:value-type="string">
            <text:p>CFTR</text:p>
          </table:table-cell>
          <table:table-cell table:style-name="ce51" office:value-type="string" calcext:value-type="string">
            <text:p>lung</text:p>
          </table:table-cell>
          <table:table-cell table:style-name="ce51" office:value-type="string" calcext:value-type="string">
            <text:p>lung;respiratory epithelial cell;tracheal epithelial cell;pancreas;liver;colonic mucosa;intestinal epithelial cel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3" calcext:value-type="float">
            <text:p>5248333</text:p>
          </table:table-cell>
          <table:table-cell office:value-type="string" calcext:value-type="string">
            <text:p>HBB</text:p>
          </table:table-cell>
          <table:table-cell table:style-name="ce51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48877851" calcext:value-type="float">
            <text:p>48877851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etina</text:p>
          </table:table-cell>
          <table:table-cell table:style-name="ce51" office:value-type="string" calcext:value-type="string">
            <text:p>retina;retina embryonic;retinal pigment epithelial cel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2" calcext:value-type="float">
            <text:p>5248332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1" calcext:value-type="float">
            <text:p>5248331</text:p>
          </table:table-cell>
          <table:table-cell office:value-type="string" calcext:value-type="string">
            <text:p>HBB</text:p>
          </table:table-cell>
          <table:table-cell table:style-name="ce51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1" calcext:value-type="float">
            <text:p>524833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0" calcext:value-type="float">
            <text:p>5248330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29" calcext:value-type="float">
            <text:p>5248329</text:p>
          </table:table-cell>
          <table:table-cell office:value-type="string" calcext:value-type="string">
            <text:p>HBB</text:p>
          </table:table-cell>
          <table:table-cell table:style-name="ce51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29" calcext:value-type="float">
            <text:p>5248329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48877856" calcext:value-type="float">
            <text:p>48877856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etina</text:p>
          </table:table-cell>
          <table:table-cell table:style-name="ce51" office:value-type="string" calcext:value-type="string">
            <text:p>retina;retina embryonic;retinal pigment epithelial cel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48877856" calcext:value-type="float">
            <text:p>48877856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etina</text:p>
          </table:table-cell>
          <table:table-cell table:style-name="ce51" office:value-type="string" calcext:value-type="string">
            <text:p>retina;retina embryonic;retinal pigment epithelial cel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70443029" calcext:value-type="float">
            <text:p>70443029</text:p>
          </table:table-cell>
          <table:table-cell office:value-type="string" calcext:value-type="string">
            <text:p>GJB1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;neuro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70443029" calcext:value-type="float">
            <text:p>70443029</text:p>
          </table:table-cell>
          <table:table-cell office:value-type="string" calcext:value-type="string">
            <text:p>GJB1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;neuro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69" calcext:value-type="float">
            <text:p>138612869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69" calcext:value-type="float">
            <text:p>138612869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69" calcext:value-type="float">
            <text:p>138612869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26" calcext:value-type="float">
            <text:p>5248326</text:p>
          </table:table-cell>
          <table:table-cell office:value-type="string" calcext:value-type="string">
            <text:p>HBB</text:p>
          </table:table-cell>
          <table:table-cell table:style-name="ce51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70443031" calcext:value-type="float">
            <text:p>70443031</text:p>
          </table:table-cell>
          <table:table-cell office:value-type="string" calcext:value-type="string">
            <text:p>GJB1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;neur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46993444" calcext:value-type="float">
            <text:p>146993444</text:p>
          </table:table-cell>
          <table:table-cell office:value-type="string" calcext:value-type="string">
            <text:p>FMR1</text:p>
          </table:table-cell>
          <table:table-cell table:style-name="ce51"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8</text:p>
          </table:table-cell>
          <table:table-cell office:value-type="float" office:value="41655164" calcext:value-type="float">
            <text:p>41655164</text:p>
          </table:table-cell>
          <table:table-cell office:value-type="string" calcext:value-type="string">
            <text:p>ANK1</text:p>
          </table:table-cell>
          <table:table-cell table:number-columns-repeated="2" table:style-name="ce52" office:value-type="string" calcext:value-type="string">
            <text:p>erythrobla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1" calcext:value-type="float">
            <text:p>138612871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48877860" calcext:value-type="float">
            <text:p>48877860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etina</text:p>
          </table:table-cell>
          <table:table-cell table:style-name="ce51" office:value-type="string" calcext:value-type="string">
            <text:p>retina;retina embryonic;retinal pigment epithelial cel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2" calcext:value-type="float">
            <text:p>138612872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2" calcext:value-type="float">
            <text:p>138612872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9</text:p>
          </table:table-cell>
          <table:table-cell office:value-type="float" office:value="45449218" calcext:value-type="float">
            <text:p>45449218</text:p>
          </table:table-cell>
          <table:table-cell office:value-type="string" calcext:value-type="string">
            <text:p>APOC2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4" calcext:value-type="float">
            <text:p>138612874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5" calcext:value-type="float">
            <text:p>138612875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5" calcext:value-type="float">
            <text:p>138612875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6" calcext:value-type="float">
            <text:p>138612876</text:p>
          </table:table-cell>
          <table:table-cell office:value-type="string" calcext:value-type="string">
            <text:p>F9</text:p>
          </table:table-cell>
          <table:table-cell table:style-name="ce51" office:value-type="string" calcext:value-type="string">
            <text:p>liver</text:p>
          </table:table-cell>
          <table:table-cell table:style-name="ce52" office:value-type="string" calcext:value-type="string">
            <text:p>liver;right lobe of liver;hepatocy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9</text:p>
          </table:table-cell>
          <table:table-cell office:value-type="float" office:value="35658032" calcext:value-type="float">
            <text:p>35658032</text:p>
          </table:table-cell>
          <table:table-cell office:value-type="string" calcext:value-type="string">
            <text:p>RMRP</text:p>
          </table:table-cell>
          <table:table-cell office:value-type="string" calcext:value-type="string">
            <text:p>liver</text:p>
          </table:table-cell>
          <table:table-cell table:style-name="ce52" office:value-type="string" calcext:value-type="string">
            <text:p>liver;hepatocyte;kidney embryoni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2</text:p>
          </table:table-cell>
          <table:table-cell office:value-type="float" office:value="121416354" calcext:value-type="float">
            <text:p>121416354</text:p>
          </table:table-cell>
          <table:table-cell office:value-type="string" calcext:value-type="string">
            <text:p>HNF1A</text:p>
          </table:table-cell>
          <table:table-cell office:value-type="string" calcext:value-type="string">
            <text:p>hepatocyte</text:p>
          </table:table-cell>
          <table:table-cell table:style-name="ce51" office:value-type="string" calcext:value-type="string">
            <text:p>hepatocyte;liver;right lobe of liver;kidney;left kidney;right kidney;pancreas;body of pancreas;endocrine pancre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</text:p>
          </table:table-cell>
          <table:table-cell office:value-type="float" office:value="160001799" calcext:value-type="float">
            <text:p>160001799</text:p>
          </table:table-cell>
          <table:table-cell office:value-type="string" calcext:value-type="string">
            <text:p>PIGM</text:p>
          </table:table-cell>
          <table:table-cell table:style-name="ce51" office:value-type="string" calcext:value-type="string">
            <text:p>granulocyte</text:p>
          </table:table-cell>
          <table:table-cell table:style-name="ce51" office:value-type="string" calcext:value-type="string">
            <text:p>granulocyte;skin fibroblast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suppl.table3" table:style-name="ta1">
        <table:table-column table:style-name="co22" table:number-columns-repeated="3" table:default-cell-style-name="ce37"/>
        <table:table-column table:style-name="co23" table:default-cell-style-name="ce37"/>
        <table:table-column table:style-name="co24" table:default-cell-style-name="ce37"/>
        <table:table-column table:style-name="co25" table:default-cell-style-name="ce37"/>
        <table:table-column table:style-name="co5" table:default-cell-style-name="ce37"/>
        <table:table-column table:style-name="co26" table:number-columns-repeated="2" table:default-cell-style-name="ce37"/>
        <table:table-column table:style-name="co27" table:default-cell-style-name="ce37"/>
        <table:table-column table:style-name="co28" table:default-cell-style-name="ce37"/>
        <table:table-column table:style-name="co29" table:default-cell-style-name="ce37"/>
        <table:table-column table:style-name="co30" table:default-cell-style-name="ce37"/>
        <table:table-column table:style-name="co31" table:number-columns-repeated="2" table:default-cell-style-name="ce37"/>
        <table:table-column table:style-name="co26" table:default-cell-style-name="ce37"/>
        <table:table-column table:style-name="co32" table:default-cell-style-name="ce37"/>
        <table:table-column table:style-name="co33" table:default-cell-style-name="ce37"/>
        <table:table-column table:style-name="co34" table:default-cell-style-name="ce37"/>
        <table:table-column table:style-name="co35" table:default-cell-style-name="ce37"/>
        <table:table-column table:style-name="co26" table:default-cell-style-name="ce37"/>
        <table:table-column table:style-name="co36" table:default-cell-style-name="ce37"/>
        <table:table-column table:style-name="co12" table:number-columns-repeated="1002" table:default-cell-style-name="ce37"/>
        <table:table-row table:style-name="ro1">
          <table:table-cell table:style-name="ce56" office:value-type="string" calcext:value-type="string">
            <text:p>Distal regulators</text:p>
          </table:table-cell>
          <table:table-cell table:style-name="ce57" table:number-columns-repeated="1023"/>
        </table:table-row>
        <table:table-row table:style-name="ro1">
          <table:table-cell table:style-name="Default" office:value-type="string" calcext:value-type="string">
            <text:p>chr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tissues</text:p>
          </table:table-cell>
          <table:table-cell table:style-name="Default" office:value-type="string" calcext:value-type="string">
            <text:p>num_features</text:p>
          </table:table-cell>
          <table:table-cell table:style-name="Default" office:value-type="string" calcext:value-type="string">
            <text:p>features_size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regulator_overlapping</text:p>
          </table:table-cell>
          <table:table-cell table:style-name="Default" office:value-type="string" calcext:value-type="string">
            <text:p>regulator_closest</text:p>
          </table:table-cell>
          <table:table-cell table:style-name="Default" office:value-type="string" calcext:value-type="string">
            <text:p>regulator_closest_distance</text:p>
          </table:table-cell>
          <table:table-cell table:style-name="Default" office:value-type="string" calcext:value-type="string">
            <text:p>tissues_WIDE</text:p>
          </table:table-cell>
          <table:table-cell table:style-name="Default" office:value-type="string" calcext:value-type="string">
            <text:p>num_features_WIDE</text:p>
          </table:table-cell>
          <table:table-cell table:style-name="Default" office:value-type="string" calcext:value-type="string">
            <text:p>features_size_WIDE</text:p>
          </table:table-cell>
          <table:table-cell table:style-name="Default" office:value-type="string" calcext:value-type="string">
            <text:p>specifcity</text:p>
          </table:table-cell>
          <table:table-cell table:style-name="Default" office:value-type="string" calcext:value-type="string">
            <text:p>regulator_overlapping_WIDE</text:p>
          </table:table-cell>
          <table:table-cell table:style-name="Default" office:value-type="string" calcext:value-type="string">
            <text:p>regulator_closest_WIDE</text:p>
          </table:table-cell>
          <table:table-cell table:style-name="Default" office:value-type="string" calcext:value-type="string">
            <text:p>regulator_closest_distance_WIDE</text:p>
          </table:table-cell>
          <table:table-cell table:style-name="Default" office:value-type="string" calcext:value-type="string">
            <text:p>num_features_ALL</text:p>
          </table:table-cell>
          <table:table-cell table:style-name="Default" office:value-type="string" calcext:value-type="string">
            <text:p>features_size_ALL</text:p>
          </table:table-cell>
          <table:table-cell table:style-name="Default" office:value-type="string" calcext:value-type="string">
            <text:p>regulator_overlapping_ALL</text:p>
          </table:table-cell>
          <table:table-cell table:style-name="Default" office:value-type="string" calcext:value-type="string">
            <text:p>regulator_closest_ALL</text:p>
          </table:table-cell>
          <table:table-cell table:style-name="Default" office:value-type="string" calcext:value-type="string">
            <text:p>regulator_closest_distance_ALL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17498513" calcext:value-type="float">
            <text:p>17498513</text:p>
          </table:table-cell>
          <table:table-cell table:style-name="Default" office:value-type="string" calcext:value-type="string">
            <text:p>ABCC8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31105" calcext:value-type="float">
            <text:p>31105</text:p>
          </table:table-cell>
          <table:table-cell table:style-name="Default" table:formula="of:=100*(1 - ([.F3]/[.S3]))" office:value-type="float" office:value="94.9150907616656" calcext:value-type="float">
            <text:p>94.9150907617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17526110-17526630</text:p>
          </table:table-cell>
          <table:table-cell table:style-name="Default" office:value-type="float" office:value="27598" calcext:value-type="float">
            <text:p>27598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134031" calcext:value-type="float">
            <text:p>134031</text:p>
          </table:table-cell>
          <table:table-cell table:style-name="Default" table:formula="of:=100*(1-([.M3]/[.S3]))" office:value-type="float" office:value="78.0891988386692" calcext:value-type="float">
            <text:p>78.0891988387</text:p>
          </table:table-cell>
          <table:table-cell table:number-columns-repeated="2" table:style-name="Default" office:value-type="string" calcext:value-type="string">
            <text:p>chr11:17497325-174985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611712" calcext:value-type="float">
            <text:p>611712</text:p>
          </table:table-cell>
          <table:table-cell table:style-name="Default" office:value-type="string" calcext:value-type="string">
            <text:p>chr11:17496948-17499370</text:p>
          </table:table-cell>
          <table:table-cell table:style-name="Default" office:value-type="string" calcext:value-type="string">
            <text:p>chr1:209987780-2099908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39137810" calcext:value-type="float">
            <text:p>39137810</text:p>
          </table:table-cell>
          <table:table-cell table:style-name="Default" office:value-type="string" calcext:value-type="string">
            <text:p>ACTN4</text:p>
          </table:table-cell>
          <table:table-cell table:style-name="Default" office:value-type="string" calcext:value-type="string">
            <text:p>glomerular endothelial cell (CHR_E, CHR_S, PR_F)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39158" calcext:value-type="float">
            <text:p>39158</text:p>
          </table:table-cell>
          <table:table-cell table:style-name="Default" table:formula="of:=100*(1 - ([.F4]/[.S4]))" office:value-type="float" office:value="94.3855634509615" calcext:value-type="float">
            <text:p>94.38556345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9:39137874-3913853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left renal pelvis (CHR_E, CHR_S);right renal cortex interstitium (CHR_E, CHR_S);right kidney (CHR_E, CHR_S);right renal pelvis (CHR_E, CHR_S);left kidney (CHR_E, CHR_S);left renal cortex interstitium (CHR_E, CHR_S);renal pelvis (CHR_E, CHR_S);renal cortex interstitium (CHR_E, CHR_S);kidney epithelial cell (CHR_E, ENH_E, ENH_F, PR_F, PR_S);kidney tubule cell (CHR_E);epithelial cell of proximal tubule (CHR_E, ENH_E, PR_F, PR_S);kidney (CHR_E, CHR_S, ENH_F, PR_F, PR_S);renal cortical epithelial cell (CHR_E, CHR_S, PR_F);kidney capillary endothelial cell (CHR_E)</text:p>
          </table:table-cell>
          <table:table-cell table:style-name="Default" office:value-type="float" office:value="487" calcext:value-type="float">
            <text:p>487</text:p>
          </table:table-cell>
          <table:table-cell table:style-name="Default" office:value-type="float" office:value="211662" calcext:value-type="float">
            <text:p>211662</text:p>
          </table:table-cell>
          <table:table-cell table:style-name="Default" table:formula="of:=100*(1-([.M4]/[.S4]))" office:value-type="float" office:value="69.652105091103" calcext:value-type="float">
            <text:p>69.652105091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9:39137874-3913853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float" office:value="697452" calcext:value-type="float">
            <text:p>697452</text:p>
          </table:table-cell>
          <table:table-cell table:style-name="Default" office:value-type="string" calcext:value-type="string">
            <text:p>chr19:39137503-39151112</text:p>
          </table:table-cell>
          <table:table-cell table:style-name="Default" office:value-type="string" calcext:value-type="string">
            <text:p>chr7:156061249-1560616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67250359" calcext:value-type="float">
            <text:p>67250359</text:p>
          </table:table-cell>
          <table:table-cell table:style-name="Default" office:value-type="string" calcext:value-type="string">
            <text:p>AIP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79443" calcext:value-type="float">
            <text:p>79443</text:p>
          </table:table-cell>
          <table:table-cell table:style-name="Default" table:formula="of:=100*(1 - ([.F5]/[.S5]))" office:value-type="float" office:value="87.3820887699431" calcext:value-type="float">
            <text:p>87.3820887699</text:p>
          </table:table-cell>
          <table:table-cell table:number-columns-repeated="2" table:style-name="Default" office:value-type="string" calcext:value-type="string">
            <text:p>chr11:67250103-67251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cerebellum (CHR_E, PR_F);astrocyte of the spinal cord (CHR_E, ENH_E, PR_S);midbrain (CHR_S);astrocyte of the cerebellum (CHR_E, PR_F, PR_S);astrocyte (CHR_E, CHR_S, ENH_E, ENH_F, ENH_S, PR_F, PR_S);cerebellar cortex (CHR_E, CHR_S)</text:p>
          </table:table-cell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193043" calcext:value-type="float">
            <text:p>193043</text:p>
          </table:table-cell>
          <table:table-cell table:style-name="Default" table:formula="of:=100*(1-([.M5]/[.S5]))" office:value-type="float" office:value="69.3390300267628" calcext:value-type="float">
            <text:p>69.3390300268</text:p>
          </table:table-cell>
          <table:table-cell table:number-columns-repeated="2" table:style-name="Default" office:value-type="string" calcext:value-type="string">
            <text:p>chr11:67250103-67251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4" calcext:value-type="float">
            <text:p>1044</text:p>
          </table:table-cell>
          <table:table-cell table:style-name="Default" office:value-type="float" office:value="629605" calcext:value-type="float">
            <text:p>629605</text:p>
          </table:table-cell>
          <table:table-cell table:style-name="Default" office:value-type="string" calcext:value-type="string">
            <text:p>chr11:67249821-67253212</text:p>
          </table:table-cell>
          <table:table-cell table:style-name="Default" office:value-type="string" calcext:value-type="string">
            <text:p>chr8:11329995-113354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55057617" calcext:value-type="float">
            <text:p>55057617</text:p>
          </table:table-cell>
          <table:table-cell table:style-name="Default" office:value-type="string" calcext:value-type="string">
            <text:p>ALAS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table:formula="of:=100*(1 - ([.F6]/[.S6]))" office:value-type="float" office:value="99.9180908970749" calcext:value-type="float">
            <text:p>99.918090897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7403-55057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7665" calcext:value-type="float">
            <text:p>17665</text:p>
          </table:table-cell>
          <table:table-cell table:style-name="Default" table:formula="of:=100*(1-([.M6]/[.S6]))" office:value-type="float" office:value="96.4622877673061" calcext:value-type="float">
            <text:p>96.462287767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4339-55054930</text:p>
          </table:table-cell>
          <table:table-cell table:style-name="Default" office:value-type="float" office:value="2687" calcext:value-type="float">
            <text:p>2687</text:p>
          </table:table-cell>
          <table:table-cell table:style-name="Default" office:value-type="float" office:value="1358" calcext:value-type="float">
            <text:p>1358</text:p>
          </table:table-cell>
          <table:table-cell table:style-name="Default" office:value-type="float" office:value="499334" calcext:value-type="float">
            <text:p>49933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461" calcext:value-type="float">
            <text:p>461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9</text:p>
          </table:table-cell>
          <table:table-cell table:style-name="Default" office:value-type="float" office:value="104198194" calcext:value-type="float">
            <text:p>104198194</text:p>
          </table:table-cell>
          <table:table-cell table:style-name="Default" office:value-type="string" calcext:value-type="string">
            <text:p>ALDOB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6675" calcext:value-type="float">
            <text:p>86675</text:p>
          </table:table-cell>
          <table:table-cell table:style-name="Default" table:formula="of:=100*(1 - ([.F7]/[.S7]))" office:value-type="float" office:value="79.4465325286634" calcext:value-type="float">
            <text:p>79.4465325287</text:p>
          </table:table-cell>
          <table:table-cell table:number-columns-repeated="2" table:style-name="Default" office:value-type="string" calcext:value-type="string">
            <text:p>chr9:104197797-1041985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93084" calcext:value-type="float">
            <text:p>93084</text:p>
          </table:table-cell>
          <table:table-cell table:style-name="Default" table:formula="of:=100*(1-([.M7]/[.S7]))" office:value-type="float" office:value="77.9267497421183" calcext:value-type="float">
            <text:p>77.9267497421</text:p>
          </table:table-cell>
          <table:table-cell table:number-columns-repeated="2" table:style-name="Default" office:value-type="string" calcext:value-type="string">
            <text:p>chr9:104197778-1041985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421705" calcext:value-type="float">
            <text:p>421705</text:p>
          </table:table-cell>
          <table:table-cell table:style-name="Default" office:value-type="string" calcext:value-type="string">
            <text:p>chr9:104196495-104198580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403" calcext:value-type="float">
            <text:p>403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331747" calcext:value-type="float">
            <text:p>11331747</text:p>
          </table:table-cell>
          <table:table-cell table:style-name="Default" office:value-type="string" calcext:value-type="string">
            <text:p>BLK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54219" calcext:value-type="float">
            <text:p>54219</text:p>
          </table:table-cell>
          <table:table-cell table:style-name="Default" table:formula="of:=100*(1 - ([.F8]/[.S8]))" office:value-type="float" office:value="92.4130394019876" calcext:value-type="float">
            <text:p>92.413039402</text:p>
          </table:table-cell>
          <table:table-cell table:number-columns-repeated="2" table:style-name="Default" office:value-type="string" calcext:value-type="string">
            <text:p>chr8:11331735-113320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743" calcext:value-type="float">
            <text:p>743</text:p>
          </table:table-cell>
          <table:table-cell table:style-name="Default" office:value-type="float" office:value="196897" calcext:value-type="float">
            <text:p>196897</text:p>
          </table:table-cell>
          <table:table-cell table:style-name="Default" table:formula="of:=100*(1-([.M8]/[.S8]))" office:value-type="float" office:value="72.4478544261818" calcext:value-type="float">
            <text:p>72.4478544262</text:p>
          </table:table-cell>
          <table:table-cell table:number-columns-repeated="2" table:style-name="Default" office:value-type="string" calcext:value-type="string">
            <text:p>chr8:11331324-113324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1" calcext:value-type="float">
            <text:p>1061</text:p>
          </table:table-cell>
          <table:table-cell table:style-name="Default" office:value-type="float" office:value="714634" calcext:value-type="float">
            <text:p>714634</text:p>
          </table:table-cell>
          <table:table-cell table:style-name="Default" office:value-type="string" calcext:value-type="string">
            <text:p>chr8:11329995-11335497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401" calcext:value-type="float">
            <text:p>401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5730217" calcext:value-type="float">
            <text:p>135730217</text:p>
          </table:table-cell>
          <table:table-cell table:style-name="Default" office:value-type="string" calcext:value-type="string">
            <text:p>CD40LG</text:p>
          </table:table-cell>
          <table:table-cell table:style-name="Default" office:value-type="string" calcext:value-type="string">
            <text:p>naive thymus-derived CD4-positive, alpha-beta T cell (CHR_E, CHR_S, PR_F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3192" calcext:value-type="float">
            <text:p>33192</text:p>
          </table:table-cell>
          <table:table-cell table:style-name="Default" table:formula="of:=100*(1 - ([.F9]/[.S9]))" office:value-type="float" office:value="93.7622154734342" calcext:value-type="float">
            <text:p>93.7622154734</text:p>
          </table:table-cell>
          <table:table-cell table:number-columns-repeated="2" table:style-name="Default" office:value-type="string" calcext:value-type="string">
            <text:p>chrX:135730097-135730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D4-positive, CD25-positive, alpha-beta regulatory T cell (ENH_S, PR_S);naive thymus-derived CD4-positive, alpha-beta T cell (CHR_E, CHR_S, PR_F);CD4-positive, alpha-beta T cell (CHR_E, PR_F);CD4-positive, alpha-beta memory T cell (ENH_S, PR_S);CD4-positive helper T cell (CHR_S, ENH_S, PR_S)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80901" calcext:value-type="float">
            <text:p>80901</text:p>
          </table:table-cell>
          <table:table-cell table:style-name="Default" table:formula="of:=100*(1-([.M9]/[.S9]))" office:value-type="float" office:value="84.7962459031181" calcext:value-type="float">
            <text:p>84.7962459031</text:p>
          </table:table-cell>
          <table:table-cell table:number-columns-repeated="2" table:style-name="Default" office:value-type="string" calcext:value-type="string">
            <text:p>chrX:135730097-135730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03" calcext:value-type="float">
            <text:p>1503</text:p>
          </table:table-cell>
          <table:table-cell table:style-name="Default" office:value-type="float" office:value="532112" calcext:value-type="float">
            <text:p>532112</text:p>
          </table:table-cell>
          <table:table-cell table:style-name="Default" office:value-type="string" calcext:value-type="string">
            <text:p>chrX:135729962-135730864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329" calcext:value-type="float">
            <text:p>329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117119337" calcext:value-type="float">
            <text:p>117119337</text:p>
          </table:table-cell>
          <table:table-cell table:style-name="Default" office:value-type="string" calcext:value-type="string">
            <text:p>CFTR</text:p>
          </table:table-cell>
          <table:table-cell table:style-name="Default" office:value-type="string" calcext:value-type="string">
            <text:p>lung (CHR_E, CHR_S, ENH_F, ENH_S, PR_F, PR_S)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75727" calcext:value-type="float">
            <text:p>75727</text:p>
          </table:table-cell>
          <table:table-cell table:style-name="Default" table:formula="of:=100*(1 - ([.F10]/[.S10]))" office:value-type="float" office:value="85.1185668610193" calcext:value-type="float">
            <text:p>85.118566861</text:p>
          </table:table-cell>
          <table:table-cell table:number-columns-repeated="2" table:style-name="Default" office:value-type="string" calcext:value-type="string">
            <text:p>chr7:11711853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ung (CHR_E, CHR_S, ENH_F, ENH_S, PR_F, PR_S);colonic mucosa (ENH_S, PR_S);pancreas (CHR_E, CHR_S, ENH_F, ENH_S, PR_F, PR_S);tracheal epithelial cell (PR_F);liver (CHR_E, ENH_E, ENH_F, ENH_S, PR_F, PR_S);intestinal epithelial cell (ENH_F, PR_F);respiratory epithelial cell (ENH_F, PR_F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8465" calcext:value-type="float">
            <text:p>118465</text:p>
          </table:table-cell>
          <table:table-cell table:style-name="Default" table:formula="of:=100*(1-([.M10]/[.S10]))" office:value-type="float" office:value="76.7199416745764" calcext:value-type="float">
            <text:p>76.7199416746</text:p>
          </table:table-cell>
          <table:table-cell table:number-columns-repeated="2" table:style-name="Default" office:value-type="string" calcext:value-type="string">
            <text:p>chr7:11711825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9" calcext:value-type="float">
            <text:p>1269</text:p>
          </table:table-cell>
          <table:table-cell table:style-name="Default" office:value-type="float" office:value="508869" calcext:value-type="float">
            <text:p>508869</text:p>
          </table:table-cell>
          <table:table-cell table:style-name="Default" office:value-type="string" calcext:value-type="string">
            <text:p>chr7:117117934-117120646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320" calcext:value-type="float">
            <text:p>32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3</text:p>
          </table:table-cell>
          <table:table-cell table:style-name="Default" office:value-type="float" office:value="48632780" calcext:value-type="float">
            <text:p>48632780</text:p>
          </table:table-cell>
          <table:table-cell table:style-name="Default" office:value-type="string" calcext:value-type="string">
            <text:p>COL7A1</text:p>
          </table:table-cell>
          <table:table-cell table:style-name="Default" office:value-type="string" calcext:value-type="string">
            <text:p>skin fibroblast (CHR_S, ENH_F, PR_F)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9134" calcext:value-type="float">
            <text:p>49134</text:p>
          </table:table-cell>
          <table:table-cell table:style-name="Default" table:formula="of:=100*(1 - ([.F11]/[.S11]))" office:value-type="float" office:value="92.5370912669964" calcext:value-type="float">
            <text:p>92.537091267</text:p>
          </table:table-cell>
          <table:table-cell table:number-columns-repeated="2" table:style-name="Default" office:value-type="string" calcext:value-type="string">
            <text:p>chr3:48632646-48632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broblast of skin of back (CHR_E);fibroblast of skin of scalp (CHR_E);fibroblast of skin of right biceps (CHR_E);suprapubic skin (ENH_E);fibroblast of skin of abdomen embryonic (CHR_S);fibroblast of skin of right quadriceps (CHR_E);fibroblast of skin of left quadriceps (CHR_E);lower leg skin (CHR_E, ENH_E);skin fibroblast (CHR_S, ENH_F, PR_F);foreskin melanocyte (CHR_E, CHR_S, ENH_S, PR_S);foreskin fibroblast (CHR_E, CHR_S, ENH_E, ENH_S, PR_S);fibroblast of skin of abdomen (CHR_E, CHR_S, PR_S);skin of body embryonic (CHR_S);skin of body (CHR_S, ENH_F, PR_F);foreskin keratinocyte (CHR_E, CHR_S, ENH_E, ENH_S, PR_S);fibroblast of skin of upper back (CHR_E);fibroblast of skin of left biceps (CHR_E);skin fibroblast embryonic (CHR_S)</text:p>
          </table:table-cell>
          <table:table-cell table:style-name="Default" office:value-type="float" office:value="422" calcext:value-type="float">
            <text:p>422</text:p>
          </table:table-cell>
          <table:table-cell table:style-name="Default" office:value-type="float" office:value="147550" calcext:value-type="float">
            <text:p>147550</text:p>
          </table:table-cell>
          <table:table-cell table:style-name="Default" table:formula="of:=100*(1-([.M11]/[.S11]))" office:value-type="float" office:value="77.5887942452337" calcext:value-type="float">
            <text:p>77.5887942452</text:p>
          </table:table-cell>
          <table:table-cell table:number-columns-repeated="2" table:style-name="Default" office:value-type="string" calcext:value-type="string">
            <text:p>chr3:48632646-486336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93" calcext:value-type="float">
            <text:p>1293</text:p>
          </table:table-cell>
          <table:table-cell table:style-name="Default" office:value-type="float" office:value="658376" calcext:value-type="float">
            <text:p>658376</text:p>
          </table:table-cell>
          <table:table-cell table:style-name="Default" office:value-type="string" calcext:value-type="string">
            <text:p>chr3:48631523-48639515</text:p>
          </table:table-cell>
          <table:table-cell table:style-name="Default" office:value-type="string" calcext:value-type="string">
            <text:p>chr11:5271374-5272287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46993366" calcext:value-type="float">
            <text:p>146993366</text:p>
          </table:table-cell>
          <table:table-cell table:style-name="Default" office:value-type="string" calcext:value-type="string">
            <text:p>FMR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75693" calcext:value-type="float">
            <text:p>175693</text:p>
          </table:table-cell>
          <table:table-cell table:style-name="Default" table:formula="of:=100*(1 - ([.F12]/[.S12]))" office:value-type="float" office:value="63.4299761255045" calcext:value-type="float">
            <text:p>63.4299761255</text:p>
          </table:table-cell>
          <table:table-cell table:number-columns-repeated="2" table:style-name="Default" office:value-type="string" calcext:value-type="string">
            <text:p>chrX:146993140-14699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astrocyte of the spinal cord (CHR_E, ENH_E, PR_S);midbrain (CHR_S);neuronal stem cell (ENH_F, PR_F);astrocyte of the cerebellum (CHR_E, PR_F, PR_S);neurosphere (PR_S);astrocyte (CHR_E, CHR_S, ENH_E, ENH_F, ENH_S, PR_F, PR_S);neuron (ENH_F, PR_F)</text:p>
          </table:table-cell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208450" calcext:value-type="float">
            <text:p>208450</text:p>
          </table:table-cell>
          <table:table-cell table:style-name="Default" table:formula="of:=100*(1-([.M12]/[.S12]))" office:value-type="float" office:value="56.6116949642923" calcext:value-type="float">
            <text:p>56.6116949643</text:p>
          </table:table-cell>
          <table:table-cell table:number-columns-repeated="2" table:style-name="Default" office:value-type="string" calcext:value-type="string">
            <text:p>chrX:146993140-14699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76" calcext:value-type="float">
            <text:p>1676</text:p>
          </table:table-cell>
          <table:table-cell table:style-name="Default" office:value-type="float" office:value="480429" calcext:value-type="float">
            <text:p>480429</text:p>
          </table:table-cell>
          <table:table-cell table:style-name="Default" office:value-type="string" calcext:value-type="string">
            <text:p>chrX:146991935-146996054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49468350" calcext:value-type="float">
            <text:p>49468350</text:p>
          </table:table-cell>
          <table:table-cell table:style-name="Default" office:value-type="string" calcext:value-type="string">
            <text:p>FTL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3652" calcext:value-type="float">
            <text:p>23652</text:p>
          </table:table-cell>
          <table:table-cell table:style-name="Default" table:formula="of:=100*(1 - ([.F13]/[.S13]))" office:value-type="float" office:value="96.5037694013304" calcext:value-type="float">
            <text:p>96.5037694013</text:p>
          </table:table-cell>
          <table:table-cell table:number-columns-repeated="2" table:style-name="Default" office:value-type="string" calcext:value-type="string">
            <text:p>chr19:49467797-49468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1999" calcext:value-type="float">
            <text:p>31999</text:p>
          </table:table-cell>
          <table:table-cell table:style-name="Default" table:formula="of:=100*(1-([.M13]/[.S13]))" office:value-type="float" office:value="95.269918699187" calcext:value-type="float">
            <text:p>95.2699186992</text:p>
          </table:table-cell>
          <table:table-cell table:number-columns-repeated="2" table:style-name="Default" office:value-type="string" calcext:value-type="string">
            <text:p>chr19:49467797-49468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2" calcext:value-type="float">
            <text:p>1082</text:p>
          </table:table-cell>
          <table:table-cell table:style-name="Default" office:value-type="float" office:value="676500" calcext:value-type="float">
            <text:p>676500</text:p>
          </table:table-cell>
          <table:table-cell table:style-name="Default" office:value-type="string" calcext:value-type="string">
            <text:p>chr19:49463885-49474865</text:p>
          </table:table-cell>
          <table:table-cell table:style-name="Default" office:value-type="string" calcext:value-type="string">
            <text:p>chr11:31685540-316862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6</text:p>
          </table:table-cell>
          <table:table-cell table:style-name="Default" office:value-type="float" office:value="209709" calcext:value-type="float">
            <text:p>209709</text:p>
          </table:table-cell>
          <table:table-cell table:style-name="Default" office:value-type="string" calcext:value-type="string">
            <text:p>HBA2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285" calcext:value-type="float">
            <text:p>19285</text:p>
          </table:table-cell>
          <table:table-cell table:style-name="Default" table:formula="of:=100*(1 - ([.F14]/[.S14]))" office:value-type="float" office:value="96.0463328378863" calcext:value-type="float">
            <text:p>96.046332837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6:215748-216452</text:p>
          </table:table-cell>
          <table:table-cell table:style-name="Default" office:value-type="float" office:value="6040" calcext:value-type="float">
            <text:p>604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51113" calcext:value-type="float">
            <text:p>51113</text:p>
          </table:table-cell>
          <table:table-cell table:style-name="Default" table:formula="of:=100*(1-([.M14]/[.S14]))" office:value-type="float" office:value="89.5211931730819" calcext:value-type="float">
            <text:p>89.521193173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6:215748-216452</text:p>
          </table:table-cell>
          <table:table-cell table:style-name="Default" office:value-type="float" office:value="6040" calcext:value-type="float">
            <text:p>6040</text:p>
          </table:table-cell>
          <table:table-cell table:style-name="Default" office:value-type="float" office:value="645" calcext:value-type="float">
            <text:p>645</text:p>
          </table:table-cell>
          <table:table-cell table:style-name="Default" office:value-type="float" office:value="487775" calcext:value-type="float">
            <text:p>487775</text:p>
          </table:table-cell>
          <table:table-cell table:style-name="Default" office:value-type="string" calcext:value-type="string">
            <text:p>chr16:209142-210247</text:p>
          </table:table-cell>
          <table:table-cell table:style-name="Default" office:value-type="string" calcext:value-type="string">
            <text:p>chr11:67249821-672532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1283" calcext:value-type="float">
            <text:p>5271283</text:p>
          </table:table-cell>
          <table:table-cell table:style-name="Default" office:value-type="string" calcext:value-type="string">
            <text:p>HBG1</text:p>
          </table:table-cell>
          <table:table-cell table:style-name="Default" office:value-type="string" calcext:value-type="string">
            <text:p>blood (ENH_F, PR_F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formula="of:=100*(1 - ([.F15]/[.S15]))" office:value-type="float" office:value="99.9711336646218" calcext:value-type="float">
            <text:p>99.971133664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97176-5297283</text:p>
          </table:table-cell>
          <table:table-cell table:style-name="Default" office:value-type="float" office:value="25894" calcext:value-type="float">
            <text:p>25894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084" calcext:value-type="float">
            <text:p>21084</text:p>
          </table:table-cell>
          <table:table-cell table:style-name="Default" table:formula="of:=100*(1-([.M15]/[.S15]))" office:value-type="float" office:value="94.3119830363068" calcext:value-type="float">
            <text:p>94.311983036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68273-5269072</text:p>
          </table:table-cell>
          <table:table-cell table:style-name="Default" office:value-type="float" office:value="2211" calcext:value-type="float">
            <text:p>2211</text:p>
          </table:table-cell>
          <table:table-cell table:style-name="Default" office:value-type="float" office:value="1258" calcext:value-type="float">
            <text:p>1258</text:p>
          </table:table-cell>
          <table:table-cell table:style-name="Default" office:value-type="float" office:value="370674" calcext:value-type="float">
            <text:p>37067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14704302-1147047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1201" calcext:value-type="float">
            <text:p>5271201</text:p>
          </table:table-cell>
          <table:table-cell table:style-name="Default" office:value-type="string" calcext:value-type="string">
            <text:p>HBG1</text:p>
          </table:table-cell>
          <table:table-cell table:style-name="Default" office:value-type="string" calcext:value-type="string">
            <text:p>blood (ENH_F, PR_F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formula="of:=100*(1 - ([.F16]/[.S16]))" office:value-type="float" office:value="99.9711336646218" calcext:value-type="float">
            <text:p>99.971133664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97176-5297283</text:p>
          </table:table-cell>
          <table:table-cell table:style-name="Default" office:value-type="float" office:value="25976" calcext:value-type="float">
            <text:p>25976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084" calcext:value-type="float">
            <text:p>21084</text:p>
          </table:table-cell>
          <table:table-cell table:style-name="Default" table:formula="of:=100*(1-([.M16]/[.S16]))" office:value-type="float" office:value="94.3119830363068" calcext:value-type="float">
            <text:p>94.311983036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68273-5269072</text:p>
          </table:table-cell>
          <table:table-cell table:style-name="Default" office:value-type="float" office:value="2129" calcext:value-type="float">
            <text:p>2129</text:p>
          </table:table-cell>
          <table:table-cell table:style-name="Default" office:value-type="float" office:value="1258" calcext:value-type="float">
            <text:p>1258</text:p>
          </table:table-cell>
          <table:table-cell table:style-name="Default" office:value-type="float" office:value="370674" calcext:value-type="float">
            <text:p>37067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6:209142-2102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1204" calcext:value-type="float">
            <text:p>5271204</text:p>
          </table:table-cell>
          <table:table-cell table:style-name="Default" office:value-type="string" calcext:value-type="string">
            <text:p>HBG1</text:p>
          </table:table-cell>
          <table:table-cell table:style-name="Default" office:value-type="string" calcext:value-type="string">
            <text:p>blood (ENH_F, PR_F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formula="of:=100*(1 - ([.F17]/[.S17]))" office:value-type="float" office:value="99.9711336646218" calcext:value-type="float">
            <text:p>99.971133664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97176-5297283</text:p>
          </table:table-cell>
          <table:table-cell table:style-name="Default" office:value-type="float" office:value="25973" calcext:value-type="float">
            <text:p>25973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084" calcext:value-type="float">
            <text:p>21084</text:p>
          </table:table-cell>
          <table:table-cell table:style-name="Default" table:formula="of:=100*(1-([.M17]/[.S17]))" office:value-type="float" office:value="94.3119830363068" calcext:value-type="float">
            <text:p>94.311983036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68273-5269072</text:p>
          </table:table-cell>
          <table:table-cell table:style-name="Default" office:value-type="float" office:value="2132" calcext:value-type="float">
            <text:p>2132</text:p>
          </table:table-cell>
          <table:table-cell table:style-name="Default" office:value-type="float" office:value="1258" calcext:value-type="float">
            <text:p>1258</text:p>
          </table:table-cell>
          <table:table-cell table:style-name="Default" office:value-type="float" office:value="370674" calcext:value-type="float">
            <text:p>37067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105251550-1052525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6125" calcext:value-type="float">
            <text:p>5276125</text:p>
          </table:table-cell>
          <table:table-cell table:style-name="Default" office:value-type="string" calcext:value-type="string">
            <text:p>HBG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 table:formula="of:=100*(1 - ([.F18]/[.S18]))" office:value-type="float" office:value="99.7134986522331" calcext:value-type="float">
            <text:p>99.7134986522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452" calcext:value-type="float">
            <text:p>21452</text:p>
          </table:table-cell>
          <table:table-cell table:style-name="Default" table:formula="of:=100*(1-([.M18]/[.S18]))" office:value-type="float" office:value="94.2290827114595" calcext:value-type="float">
            <text:p>94.2290827115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371726" calcext:value-type="float">
            <text:p>371726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string" calcext:value-type="string">
            <text:p>chr1:171620893-1716227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6186" calcext:value-type="float">
            <text:p>5276186</text:p>
          </table:table-cell>
          <table:table-cell table:style-name="Default" office:value-type="string" calcext:value-type="string">
            <text:p>HBG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 table:formula="of:=100*(1 - ([.F19]/[.S19]))" office:value-type="float" office:value="99.7134986522331" calcext:value-type="float">
            <text:p>99.7134986522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452" calcext:value-type="float">
            <text:p>21452</text:p>
          </table:table-cell>
          <table:table-cell table:style-name="Default" table:formula="of:=100*(1-([.M19]/[.S19]))" office:value-type="float" office:value="94.2290827114595" calcext:value-type="float">
            <text:p>94.2290827115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371726" calcext:value-type="float">
            <text:p>371726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string" calcext:value-type="string">
            <text:p>chr3:48631523-486395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6213" calcext:value-type="float">
            <text:p>5276213</text:p>
          </table:table-cell>
          <table:table-cell table:style-name="Default" office:value-type="string" calcext:value-type="string">
            <text:p>HBG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 table:formula="of:=100*(1 - ([.F20]/[.S20]))" office:value-type="float" office:value="99.7134986522331" calcext:value-type="float">
            <text:p>99.7134986522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452" calcext:value-type="float">
            <text:p>21452</text:p>
          </table:table-cell>
          <table:table-cell table:style-name="Default" table:formula="of:=100*(1-([.M20]/[.S20]))" office:value-type="float" office:value="94.2290827114595" calcext:value-type="float">
            <text:p>94.2290827115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371726" calcext:value-type="float">
            <text:p>371726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string" calcext:value-type="string">
            <text:p>chr7:117117934-11712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3237261" calcext:value-type="float">
            <text:p>153237261</text:p>
          </table:table-cell>
          <table:table-cell table:style-name="Default" office:value-type="string" calcext:value-type="string">
            <text:p>HCFC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359" calcext:value-type="float">
            <text:p>359</text:p>
          </table:table-cell>
          <table:table-cell table:style-name="Default" office:value-type="float" office:value="77024" calcext:value-type="float">
            <text:p>77024</text:p>
          </table:table-cell>
          <table:table-cell table:style-name="Default" table:formula="of:=100*(1 - ([.F21]/[.S21]))" office:value-type="float" office:value="88.6654737238651" calcext:value-type="float">
            <text:p>88.6654737239</text:p>
          </table:table-cell>
          <table:table-cell table:number-columns-repeated="2" table:style-name="Default" office:value-type="string" calcext:value-type="string">
            <text:p>chrX:153235486-1532390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astrocyte of the spinal cord (CHR_E, ENH_E, PR_S);midbrain (CHR_S);neuronal stem cell (ENH_F, PR_F);astrocyte of the cerebellum (CHR_E, PR_F, PR_S);neurosphere (PR_S);astrocyte (CHR_E, CHR_S, ENH_E, ENH_F, ENH_S, PR_F, PR_S);neuron (ENH_F, PR_F)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office:value-type="float" office:value="164976" calcext:value-type="float">
            <text:p>164976</text:p>
          </table:table-cell>
          <table:table-cell table:style-name="Default" table:formula="of:=100*(1-([.M21]/[.S21]))" office:value-type="float" office:value="75.7228291580335" calcext:value-type="float">
            <text:p>75.722829158</text:p>
          </table:table-cell>
          <table:table-cell table:number-columns-repeated="2" table:style-name="Default" office:value-type="string" calcext:value-type="string">
            <text:p>chrX:153235486-1532395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1" calcext:value-type="float">
            <text:p>991</text:p>
          </table:table-cell>
          <table:table-cell table:style-name="Default" office:value-type="float" office:value="679552" calcext:value-type="float">
            <text:p>679552</text:p>
          </table:table-cell>
          <table:table-cell table:style-name="Default" office:value-type="string" calcext:value-type="string">
            <text:p>chrX:153231593-153240670</text:p>
          </table:table-cell>
          <table:table-cell table:style-name="Default" office:value-type="string" calcext:value-type="string">
            <text:p>chr9:104196495-104198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0</text:p>
          </table:table-cell>
          <table:table-cell table:style-name="Default" office:value-type="float" office:value="42984264" calcext:value-type="float">
            <text:p>42984264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2]/[.S22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2]/[.S22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0</text:p>
          </table:table-cell>
          <table:table-cell table:style-name="Default" office:value-type="float" office:value="42984276" calcext:value-type="float">
            <text:p>42984276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3]/[.S23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3]/[.S23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5270623-5271096</text:p>
          </table:table-cell>
          <table:table-cell table:style-name="Default" office:value-type="float" office:value="105" calcext:value-type="float">
            <text:p>105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0</text:p>
          </table:table-cell>
          <table:table-cell table:style-name="Default" office:value-type="float" office:value="42984299" calcext:value-type="float">
            <text:p>42984299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4]/[.S24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4]/[.S24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5270623-5271096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0</text:p>
          </table:table-cell>
          <table:table-cell table:style-name="Default" office:value-type="float" office:value="42984309" calcext:value-type="float">
            <text:p>42984309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5]/[.S25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5]/[.S25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82543" calcext:value-type="float">
            <text:p>2182543</text:p>
          </table:table-cell>
          <table:table-cell table:style-name="Default" office:value-type="string" calcext:value-type="string">
            <text:p>INS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67156" calcext:value-type="float">
            <text:p>67156</text:p>
          </table:table-cell>
          <table:table-cell table:style-name="Default" table:formula="of:=100*(1 - ([.F26]/[.S26]))" office:value-type="float" office:value="91.6244810198887" calcext:value-type="float">
            <text:p>91.62448101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2178120-2178439</text:p>
          </table:table-cell>
          <table:table-cell table:style-name="Default" office:value-type="float" office:value="4104" calcext:value-type="float">
            <text:p>4104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228706" calcext:value-type="float">
            <text:p>228706</text:p>
          </table:table-cell>
          <table:table-cell table:style-name="Default" table:formula="of:=100*(1-([.M26]/[.S26]))" office:value-type="float" office:value="71.4763916274742" calcext:value-type="float">
            <text:p>71.4763916275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1813" calcext:value-type="float">
            <text:p>801813</text:p>
          </table:table-cell>
          <table:table-cell table:style-name="Default" office:value-type="string" calcext:value-type="string">
            <text:p>chr11:2182191-2182675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209989478" calcext:value-type="float">
            <text:p>209989478</text:p>
          </table:table-cell>
          <table:table-cell table:style-name="Default" office:value-type="string" calcext:value-type="string">
            <text:p>IRF6</text:p>
          </table:table-cell>
          <table:table-cell table:style-name="Default" office:value-type="string" calcext:value-type="string">
            <text:p>kidney (CHR_E, CHR_S, ENH_F, PR_F, PR_S)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86217" calcext:value-type="float">
            <text:p>86217</text:p>
          </table:table-cell>
          <table:table-cell table:style-name="Default" table:formula="of:=100*(1 - ([.F27]/[.S27]))" office:value-type="float" office:value="85.5697727938408" calcext:value-type="float">
            <text:p>85.5697727938</text:p>
          </table:table-cell>
          <table:table-cell table:number-columns-repeated="2" table:style-name="Default" office:value-type="string" calcext:value-type="string">
            <text:p>chr1:209989455-2099896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ft renal pelvis (CHR_E, CHR_S);right renal cortex interstitium (CHR_E, CHR_S);right kidney (CHR_E, CHR_S);right renal pelvis (CHR_E, CHR_S);left kidney (CHR_E, CHR_S);left renal cortex interstitium (CHR_E, CHR_S);renal pelvis (CHR_E, CHR_S);renal cortex interstitium (CHR_E, CHR_S);kidney epithelial cell (CHR_E, ENH_E, ENH_F, PR_F, PR_S);kidney tubule cell (CHR_E);epithelial cell of proximal tubule (CHR_E, ENH_E, PR_F, PR_S);kidney (CHR_E, CHR_S, ENH_F, PR_F, PR_S);renal cortical epithelial cell (CHR_E, CHR_S, PR_F);kidney capillary endothelial cell (CHR_E)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158252" calcext:value-type="float">
            <text:p>158252</text:p>
          </table:table-cell>
          <table:table-cell table:style-name="Default" table:formula="of:=100*(1-([.M27]/[.S27]))" office:value-type="float" office:value="73.5132013891795" calcext:value-type="float">
            <text:p>73.5132013892</text:p>
          </table:table-cell>
          <table:table-cell table:number-columns-repeated="2" table:style-name="Default" office:value-type="string" calcext:value-type="string">
            <text:p>chr1:209989455-2099896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597475" calcext:value-type="float">
            <text:p>597475</text:p>
          </table:table-cell>
          <table:table-cell table:style-name="Default" office:value-type="string" calcext:value-type="string">
            <text:p>chr1:209987780-209990814</text:p>
          </table:table-cell>
          <table:table-cell table:style-name="Default" office:value-type="string" calcext:value-type="string">
            <text:p>chr11:17496948-174993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71621877" calcext:value-type="float">
            <text:p>171621877</text:p>
          </table:table-cell>
          <table:table-cell table:style-name="Default" office:value-type="string" calcext:value-type="string">
            <text:p>MYOC</text:p>
          </table:table-cell>
          <table:table-cell table:style-name="Default" office:value-type="string" calcext:value-type="string">
            <text:p>eye (CHR_E, CHR_S, ENH_F, PR_F)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45526" calcext:value-type="float">
            <text:p>45526</text:p>
          </table:table-cell>
          <table:table-cell table:style-name="Default" table:formula="of:=100*(1 - ([.F28]/[.S28]))" office:value-type="float" office:value="90.2790352060949" calcext:value-type="float">
            <text:p>90.2790352061</text:p>
          </table:table-cell>
          <table:table-cell table:number-columns-repeated="2" table:style-name="Default" office:value-type="string" calcext:value-type="string">
            <text:p>chr1:171621815-171622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eye (CHR_E, CHR_S, ENH_F, PR_F);retinal pigment epithelial cell (CHR_E, ENH_E, ENH_F, PR_F, PR_S)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57190" calcext:value-type="float">
            <text:p>57190</text:p>
          </table:table-cell>
          <table:table-cell table:style-name="Default" table:formula="of:=100*(1-([.M28]/[.S28]))" office:value-type="float" office:value="87.7884730359919" calcext:value-type="float">
            <text:p>87.788473036</text:p>
          </table:table-cell>
          <table:table-cell table:number-columns-repeated="2" table:style-name="Default" office:value-type="string" calcext:value-type="string">
            <text:p>chr1:171621815-171622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59" calcext:value-type="float">
            <text:p>1259</text:p>
          </table:table-cell>
          <table:table-cell table:style-name="Default" office:value-type="float" office:value="468328" calcext:value-type="float">
            <text:p>468328</text:p>
          </table:table-cell>
          <table:table-cell table:style-name="Default" office:value-type="string" calcext:value-type="string">
            <text:p>chr1:171620893-171622713</text:p>
          </table:table-cell>
          <table:table-cell table:style-name="Default" office:value-type="string" calcext:value-type="string">
            <text:p>chr17:42078653-420807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42078968" calcext:value-type="float">
            <text:p>42078968</text:p>
          </table:table-cell>
          <table:table-cell table:style-name="Default" office:value-type="string" calcext:value-type="string">
            <text:p>NAGS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100469" calcext:value-type="float">
            <text:p>100469</text:p>
          </table:table-cell>
          <table:table-cell table:style-name="Default" table:formula="of:=100*(1 - ([.F29]/[.S29]))" office:value-type="float" office:value="85.3471749241245" calcext:value-type="float">
            <text:p>85.3471749241</text:p>
          </table:table-cell>
          <table:table-cell table:number-columns-repeated="2" table:style-name="Default" office:value-type="string" calcext:value-type="string">
            <text:p>chr17:42078653-42079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mall intestine (CHR_E, CHR_S, ENH_F, ENH_S, PR_F, PR_S);hepatic stellate cell (ENH_F, PR_F);liver (CHR_E, ENH_E, ENH_F, ENH_S, PR_F, PR_S);intestinal epithelial cell (ENH_F, PR_F);hepatocyte (CHR_E, ENH_F, PR_F);right lobe of liver (CHR_E, CHR_S, ENH_E, ENH_S, PR_S)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89822" calcext:value-type="float">
            <text:p>189822</text:p>
          </table:table-cell>
          <table:table-cell table:style-name="Default" table:formula="of:=100*(1-([.M29]/[.S29]))" office:value-type="float" office:value="72.3155544341754" calcext:value-type="float">
            <text:p>72.3155544342</text:p>
          </table:table-cell>
          <table:table-cell table:number-columns-repeated="2" table:style-name="Default" office:value-type="string" calcext:value-type="string">
            <text:p>chr17:42078653-42079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3" calcext:value-type="float">
            <text:p>1143</text:p>
          </table:table-cell>
          <table:table-cell table:style-name="Default" office:value-type="float" office:value="685663" calcext:value-type="float">
            <text:p>685663</text:p>
          </table:table-cell>
          <table:table-cell table:style-name="Default" office:value-type="string" calcext:value-type="string">
            <text:p>chr17:42078653-42080742</text:p>
          </table:table-cell>
          <table:table-cell table:style-name="Default" office:value-type="string" calcext:value-type="string">
            <text:p>chr19:39137503-39151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38211584" calcext:value-type="float">
            <text:p>38211584</text:p>
          </table:table-cell>
          <table:table-cell table:style-name="Default" office:value-type="string" calcext:value-type="string">
            <text:p>OTC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1540" calcext:value-type="float">
            <text:p>51540</text:p>
          </table:table-cell>
          <table:table-cell table:style-name="Default" table:formula="of:=100*(1 - ([.F30]/[.S30]))" office:value-type="float" office:value="90.7696605871313" calcext:value-type="float">
            <text:p>90.7696605871</text:p>
          </table:table-cell>
          <table:table-cell table:number-columns-repeated="2" table:style-name="Default" office:value-type="string" calcext:value-type="string">
            <text:p>chrX:38211503-3821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60889" calcext:value-type="float">
            <text:p>60889</text:p>
          </table:table-cell>
          <table:table-cell table:style-name="Default" table:formula="of:=100*(1-([.M30]/[.S30]))" office:value-type="float" office:value="89.0953407739588" calcext:value-type="float">
            <text:p>89.095340774</text:p>
          </table:table-cell>
          <table:table-cell table:number-columns-repeated="2" table:style-name="Default" office:value-type="string" calcext:value-type="string">
            <text:p>chrX:38211503-3821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24" calcext:value-type="float">
            <text:p>1524</text:p>
          </table:table-cell>
          <table:table-cell table:style-name="Default" office:value-type="float" office:value="558376" calcext:value-type="float">
            <text:p>558376</text:p>
          </table:table-cell>
          <table:table-cell table:style-name="Default" office:value-type="string" calcext:value-type="string">
            <text:p>chrX:38211503-38212302</text:p>
          </table:table-cell>
          <table:table-cell table:style-name="Default" office:value-type="string" calcext:value-type="string">
            <text:p>chr19:49463885-494748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31685945" calcext:value-type="float">
            <text:p>31685945</text:p>
          </table:table-cell>
          <table:table-cell table:style-name="Default" office:value-type="string" calcext:value-type="string">
            <text:p>PAX6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103857" calcext:value-type="float">
            <text:p>103857</text:p>
          </table:table-cell>
          <table:table-cell table:style-name="Default" table:formula="of:=100*(1 - ([.F31]/[.S31]))" office:value-type="float" office:value="79.9383026069756" calcext:value-type="float">
            <text:p>79.938302607</text:p>
          </table:table-cell>
          <table:table-cell table:number-columns-repeated="2" table:style-name="Default" office:value-type="string" calcext:value-type="string">
            <text:p>chr11:31685540-316862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eye (CHR_E, CHR_S, ENH_F, PR_F);retinal pigment epithelial cell (CHR_E, ENH_E, ENH_F, PR_F, PR_S)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139786" calcext:value-type="float">
            <text:p>139786</text:p>
          </table:table-cell>
          <table:table-cell table:style-name="Default" table:formula="of:=100*(1-([.M31]/[.S31]))" office:value-type="float" office:value="72.9980219746256" calcext:value-type="float">
            <text:p>72.9980219746</text:p>
          </table:table-cell>
          <table:table-cell table:number-columns-repeated="2" table:style-name="Default" office:value-type="string" calcext:value-type="string">
            <text:p>chr11:31685540-316862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6" calcext:value-type="float">
            <text:p>1316</text:p>
          </table:table-cell>
          <table:table-cell table:style-name="Default" office:value-type="float" office:value="517688" calcext:value-type="float">
            <text:p>517688</text:p>
          </table:table-cell>
          <table:table-cell table:style-name="Default" office:value-type="string" calcext:value-type="string">
            <text:p>chr11:31685540-31686265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305" calcext:value-type="float">
            <text:p>23508305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2]/[.S32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39" calcext:value-type="float">
            <text:p>5439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2]/[.S32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39" calcext:value-type="float">
            <text:p>5439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363" calcext:value-type="float">
            <text:p>23508363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3]/[.S33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7" calcext:value-type="float">
            <text:p>5497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3]/[.S33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7" calcext:value-type="float">
            <text:p>5497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365" calcext:value-type="float">
            <text:p>23508365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4]/[.S34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9" calcext:value-type="float">
            <text:p>5499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4]/[.S34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9" calcext:value-type="float">
            <text:p>5499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437" calcext:value-type="float">
            <text:p>23508437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5]/[.S35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71" calcext:value-type="float">
            <text:p>5571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5]/[.S35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71" calcext:value-type="float">
            <text:p>5571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38211503-382123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446" calcext:value-type="float">
            <text:p>23508446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6]/[.S36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80" calcext:value-type="float">
            <text:p>558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6]/[.S36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80" calcext:value-type="float">
            <text:p>5580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7235-5505761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05251968" calcext:value-type="float">
            <text:p>105251968</text:p>
          </table:table-cell>
          <table:table-cell table:style-name="Default" office:value-type="string" calcext:value-type="string">
            <text:p>SERPINA7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4866" calcext:value-type="float">
            <text:p>14866</text:p>
          </table:table-cell>
          <table:table-cell table:style-name="Default" table:formula="of:=100*(1 - ([.F37]/[.S37]))" office:value-type="float" office:value="97.2302595909668" calcext:value-type="float">
            <text:p>97.230259591</text:p>
          </table:table-cell>
          <table:table-cell table:number-columns-repeated="2" table:style-name="Default" office:value-type="string" calcext:value-type="string">
            <text:p>chrX:105251614-1052524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7775" calcext:value-type="float">
            <text:p>17775</text:p>
          </table:table-cell>
          <table:table-cell table:style-name="Default" table:formula="of:=100*(1-([.M37]/[.S37]))" office:value-type="float" office:value="96.6882728527805" calcext:value-type="float">
            <text:p>96.6882728528</text:p>
          </table:table-cell>
          <table:table-cell table:number-columns-repeated="2" table:style-name="Default" office:value-type="string" calcext:value-type="string">
            <text:p>chrX:105251614-1052524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7" calcext:value-type="float">
            <text:p>1637</text:p>
          </table:table-cell>
          <table:table-cell table:style-name="Default" office:value-type="float" office:value="536729" calcext:value-type="float">
            <text:p>536729</text:p>
          </table:table-cell>
          <table:table-cell table:style-name="Default" office:value-type="string" calcext:value-type="string">
            <text:p>chrX:105251550-105252509</text:p>
          </table:table-cell>
          <table:table-cell table:style-name="Default" office:value-type="string" calcext:value-type="string">
            <text:p>chrX:135729962-1357308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156061506" calcext:value-type="float">
            <text:p>156061506</text:p>
          </table:table-cell>
          <table:table-cell table:style-name="Default" office:value-type="string" calcext:value-type="string">
            <text:p>SH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118549" calcext:value-type="float">
            <text:p>118549</text:p>
          </table:table-cell>
          <table:table-cell table:style-name="Default" table:formula="of:=100*(1 - ([.F38]/[.S38]))" office:value-type="float" office:value="83.8245366997137" calcext:value-type="float">
            <text:p>83.8245366997</text:p>
          </table:table-cell>
          <table:table-cell table:number-columns-repeated="2" table:style-name="Default" office:value-type="string" calcext:value-type="string">
            <text:p>chr7:156061389-1560615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astrocyte of the spinal cord (CHR_E, ENH_E, PR_S);midbrain (CHR_S);astrocyte of the cerebellum (CHR_E, PR_F, PR_S);astrocyte (CHR_E, CHR_S, ENH_E, ENH_F, ENH_S, PR_F, PR_S)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40001" calcext:value-type="float">
            <text:p>140001</text:p>
          </table:table-cell>
          <table:table-cell table:style-name="Default" table:formula="of:=100*(1-([.M38]/[.S38]))" office:value-type="float" office:value="80.8975104176047" calcext:value-type="float">
            <text:p>80.8975104176</text:p>
          </table:table-cell>
          <table:table-cell table:number-columns-repeated="2" table:style-name="Default" office:value-type="string" calcext:value-type="string">
            <text:p>chr7:156061389-1560615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8" calcext:value-type="float">
            <text:p>1168</text:p>
          </table:table-cell>
          <table:table-cell table:style-name="Default" office:value-type="float" office:value="732894" calcext:value-type="float">
            <text:p>732894</text:p>
          </table:table-cell>
          <table:table-cell table:style-name="Default" office:value-type="string" calcext:value-type="string">
            <text:p>chr7:156061249-156061649</text:p>
          </table:table-cell>
          <table:table-cell table:style-name="Default" office:value-type="string" calcext:value-type="string">
            <text:p>chrX:146991935-146996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14704515" calcext:value-type="float">
            <text:p>114704515</text:p>
          </table:table-cell>
          <table:table-cell table:style-name="Default" office:value-type="string" calcext:value-type="string">
            <text:p>TBX5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110840" calcext:value-type="float">
            <text:p>110840</text:p>
          </table:table-cell>
          <table:table-cell table:style-name="Default" table:formula="of:=100*(1 - ([.F39]/[.S39]))" office:value-type="float" office:value="79.5236344625139" calcext:value-type="float">
            <text:p>79.523634462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14702925-114703075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string" calcext:value-type="string">
            <text:p>heart right ventricle (CHR_E, ENH_S, PR_S);heart (CHR_E, CHR_S, ENH_F, PR_F, PR_S);heart left ventricle (CHR_E, CHR_S, ENH_E, PR_F, PR_S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9772" calcext:value-type="float">
            <text:p>119772</text:p>
          </table:table-cell>
          <table:table-cell table:style-name="Default" table:formula="of:=100*(1-([.M39]/[.S39]))" office:value-type="float" office:value="77.8735541938309" calcext:value-type="float">
            <text:p>77.8735541938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14702915-114703075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float" office:value="1382" calcext:value-type="float">
            <text:p>1382</text:p>
          </table:table-cell>
          <table:table-cell table:style-name="Default" office:value-type="float" office:value="541307" calcext:value-type="float">
            <text:p>541307</text:p>
          </table:table-cell>
          <table:table-cell table:style-name="Default" office:value-type="string" calcext:value-type="string">
            <text:p>chr12:114704302-114704713</text:p>
          </table:table-cell>
          <table:table-cell table:style-name="Default" office:value-type="string" calcext:value-type="string">
            <text:p>chrX:153231593-1532406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6" office:value-type="string" calcext:value-type="string">
            <text:p>Intragenic</text:p>
          </table:table-cell>
          <table:table-cell table:style-name="ce57" table:number-columns-repeated="1023"/>
        </table:table-row>
        <table:table-row table:style-name="ro1">
          <table:table-cell table:style-name="Default" office:value-type="string" calcext:value-type="string">
            <text:p>chr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tissues</text:p>
          </table:table-cell>
          <table:table-cell table:style-name="Default" office:value-type="string" calcext:value-type="string">
            <text:p>num_features</text:p>
          </table:table-cell>
          <table:table-cell table:style-name="Default" office:value-type="string" calcext:value-type="string">
            <text:p>features_size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regulator_overlapping</text:p>
          </table:table-cell>
          <table:table-cell table:style-name="Default" office:value-type="string" calcext:value-type="string">
            <text:p>regulator_closest</text:p>
          </table:table-cell>
          <table:table-cell table:style-name="Default" office:value-type="string" calcext:value-type="string">
            <text:p>regulator_closest_distance</text:p>
          </table:table-cell>
          <table:table-cell table:style-name="Default" office:value-type="string" calcext:value-type="string">
            <text:p>tissues_WIDE</text:p>
          </table:table-cell>
          <table:table-cell table:style-name="Default" office:value-type="string" calcext:value-type="string">
            <text:p>num_features_WIDE</text:p>
          </table:table-cell>
          <table:table-cell table:style-name="Default" office:value-type="string" calcext:value-type="string">
            <text:p>features_size_WIDE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regulator_overlapping_WIDE</text:p>
          </table:table-cell>
          <table:table-cell table:style-name="Default" office:value-type="string" calcext:value-type="string">
            <text:p>regulator_closest_WIDE</text:p>
          </table:table-cell>
          <table:table-cell table:style-name="Default" office:value-type="string" calcext:value-type="string">
            <text:p>regulator_closest_distance_WIDE</text:p>
          </table:table-cell>
          <table:table-cell table:style-name="Default" office:value-type="string" calcext:value-type="string">
            <text:p>num_features_ALL</text:p>
          </table:table-cell>
          <table:table-cell table:style-name="Default" office:value-type="string" calcext:value-type="string">
            <text:p>features_size_ALL</text:p>
          </table:table-cell>
          <table:table-cell table:style-name="Default" office:value-type="string" calcext:value-type="string">
            <text:p>regulator_overlapping_ALL</text:p>
          </table:table-cell>
          <table:table-cell table:style-name="Default" office:value-type="string" calcext:value-type="string">
            <text:p>regulator_closest_ALL</text:p>
          </table:table-cell>
          <table:table-cell table:style-name="Default" office:value-type="string" calcext:value-type="string">
            <text:p>regulator_closest_distance_ALL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55054635" calcext:value-type="float">
            <text:p>55054635</text:p>
          </table:table-cell>
          <table:table-cell table:style-name="Default" office:value-type="string" calcext:value-type="string">
            <text:p>ALAS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table:formula="of:=100*(1 - ([.F44]/[.S44]))" office:value-type="float" office:value="99.9180908970749" calcext:value-type="float">
            <text:p>99.918090897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7403-55057616</text:p>
          </table:table-cell>
          <table:table-cell table:style-name="Default" office:value-type="float" office:value="2769" calcext:value-type="float">
            <text:p>2769</text:p>
          </table:table-cell>
          <table:table-cell table:style-name="Default" office:value-type="string" calcext:value-type="string">
            <text:p>erythroblast (ENH_E);reticulocyte (ENH_F, PR_F);stromal cell of bone marrow (CHR_E, CHR_S)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074" calcext:value-type="float">
            <text:p>18074</text:p>
          </table:table-cell>
          <table:table-cell table:style-name="Default" table:formula="of:=100*(1-([.M44]/[.S44]))" office:value-type="float" office:value="96.380378664381" calcext:value-type="float">
            <text:p>96.3803786644</text:p>
          </table:table-cell>
          <table:table-cell table:number-columns-repeated="2" table:style-name="Default" office:value-type="string" calcext:value-type="string">
            <text:p>chrX:55054339-550549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8" calcext:value-type="float">
            <text:p>1358</text:p>
          </table:table-cell>
          <table:table-cell table:style-name="Default" office:value-type="float" office:value="499334" calcext:value-type="float">
            <text:p>499334</text:p>
          </table:table-cell>
          <table:table-cell table:number-columns-repeated="2" table:style-name="Default" office:value-type="string" calcext:value-type="string">
            <text:p>chrX:55054339-550549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21890663" calcext:value-type="float">
            <text:p>21890663</text:p>
          </table:table-cell>
          <table:table-cell table:style-name="Default" office:value-type="string" calcext:value-type="string">
            <text:p>ALPL</text:p>
          </table:table-cell>
          <table:table-cell table:style-name="Default" office:value-type="string" calcext:value-type="string">
            <text:p>osteoblast (CHR_E, ENH_F, ENH_S, PR_F, PR_S)</text:p>
          </table:table-cell>
          <table:table-cell table:style-name="Default" office:value-type="float" office:value="796" calcext:value-type="float">
            <text:p>796</text:p>
          </table:table-cell>
          <table:table-cell table:style-name="Default" office:value-type="float" office:value="170267" calcext:value-type="float">
            <text:p>170267</text:p>
          </table:table-cell>
          <table:table-cell table:style-name="Default" table:formula="of:=100*(1 - ([.F45]/[.S45]))" office:value-type="float" office:value="75.6837503695273" calcext:value-type="float">
            <text:p>75.68375036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:21890408-21890565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right lobe of liver (CHR_E, CHR_S, ENH_E, ENH_S, PR_S);osteoblast (CHR_E, ENH_F, ENH_S, PR_F, PR_S);liver (CHR_E, ENH_E, ENH_F, ENH_S, PR_F, PR_S);left arm bone (CHR_E);right arm bone (CHR_E);right leg bone (CHR_E);kidney (CHR_E, CHR_S, ENH_F, PR_F, PR_S);left leg bone (CHR_E)</text:p>
          </table:table-cell>
          <table:table-cell table:style-name="Default" office:value-type="float" office:value="874" calcext:value-type="float">
            <text:p>874</text:p>
          </table:table-cell>
          <table:table-cell table:style-name="Default" office:value-type="float" office:value="296548" calcext:value-type="float">
            <text:p>296548</text:p>
          </table:table-cell>
          <table:table-cell table:style-name="Default" table:formula="of:=100*(1-([.M45]/[.S45]))" office:value-type="float" office:value="57.6492497347259" calcext:value-type="float">
            <text:p>57.6492497347</text:p>
          </table:table-cell>
          <table:table-cell table:number-columns-repeated="2" table:style-name="Default" office:value-type="string" calcext:value-type="string">
            <text:p>chr1:21890408-218908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6" calcext:value-type="float">
            <text:p>1106</text:p>
          </table:table-cell>
          <table:table-cell table:style-name="Default" office:value-type="float" office:value="700219" calcext:value-type="float">
            <text:p>700219</text:p>
          </table:table-cell>
          <table:table-cell table:number-columns-repeated="2" table:style-name="Default" office:value-type="string" calcext:value-type="string">
            <text:p>chr1:21888788-218927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41655260" calcext:value-type="float">
            <text:p>41655260</text:p>
          </table:table-cell>
          <table:table-cell table:style-name="Default" office:value-type="string" calcext:value-type="string">
            <text:p>ANK1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 - ([.F46]/[.S46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-([.M46]/[.S46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87" calcext:value-type="float">
            <text:p>1587</text:p>
          </table:table-cell>
          <table:table-cell table:style-name="Default" office:value-type="float" office:value="826324" calcext:value-type="float">
            <text:p>826324</text:p>
          </table:table-cell>
          <table:table-cell table:number-columns-repeated="2" table:style-name="Default" office:value-type="string" calcext:value-type="string">
            <text:p>chr8:41653034-416576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5</text:p>
          </table:table-cell>
          <table:table-cell table:style-name="Default" office:value-type="float" office:value="112073008" calcext:value-type="float">
            <text:p>112073008</text:p>
          </table:table-cell>
          <table:table-cell table:style-name="Default" office:value-type="string" calcext:value-type="string">
            <text:p>APC</text:p>
          </table:table-cell>
          <table:table-cell table:style-name="Default" office:value-type="string" calcext:value-type="string">
            <text:p>colonic mucosa (ENH_S, PR_S)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482" calcext:value-type="float">
            <text:p>7482</text:p>
          </table:table-cell>
          <table:table-cell table:style-name="Default" table:formula="of:=100*(1 - ([.F47]/[.S47]))" office:value-type="float" office:value="98.6511141559097" calcext:value-type="float">
            <text:p>98.6511141559</text:p>
          </table:table-cell>
          <table:table-cell table:number-columns-repeated="2" table:style-name="Default" office:value-type="string" calcext:value-type="string">
            <text:p>chr5:112072865-1120745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ransverse colon (CHR_E, CHR_S, ENH_E);sigmoid colon (CHR_S, ENH_E, ENH_S, PR_S);colonic mucosa (ENH_S, PR_S)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5853" calcext:value-type="float">
            <text:p>55853</text:p>
          </table:table-cell>
          <table:table-cell table:style-name="Default" table:formula="of:=100*(1-([.M47]/[.S47]))" office:value-type="float" office:value="89.9305906108026" calcext:value-type="float">
            <text:p>89.9305906108</text:p>
          </table:table-cell>
          <table:table-cell table:number-columns-repeated="2" table:style-name="Default" office:value-type="string" calcext:value-type="string">
            <text:p>chr5:112072865-1120745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4" calcext:value-type="float">
            <text:p>1284</text:p>
          </table:table-cell>
          <table:table-cell table:style-name="Default" office:value-type="float" office:value="554680" calcext:value-type="float">
            <text:p>554680</text:p>
          </table:table-cell>
          <table:table-cell table:number-columns-repeated="2" table:style-name="Default" office:value-type="string" calcext:value-type="string">
            <text:p>chr5:112072783-1120745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</text:p>
          </table:table-cell>
          <table:table-cell table:style-name="Default" office:value-type="float" office:value="219524871" calcext:value-type="float">
            <text:p>219524871</text:p>
          </table:table-cell>
          <table:table-cell table:style-name="Default" office:value-type="string" calcext:value-type="string">
            <text:p>BCS1L</text:p>
          </table:table-cell>
          <table:table-cell table:style-name="Default" office:value-type="string" calcext:value-type="string">
            <text:p>skin fibroblast (CHR_S, ENH_F, PR_F)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40576" calcext:value-type="float">
            <text:p>40576</text:p>
          </table:table-cell>
          <table:table-cell table:style-name="Default" table:formula="of:=100*(1 - ([.F48]/[.S48]))" office:value-type="float" office:value="93.7812367332488" calcext:value-type="float">
            <text:p>93.7812367332</text:p>
          </table:table-cell>
          <table:table-cell table:number-columns-repeated="2" table:style-name="Default" office:value-type="string" calcext:value-type="string">
            <text:p>chr2:219523741-219524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in fibroblast (CHR_S, ENH_F, PR_F);skeletal muscle tissue (ENH_F, ENH_S, PR_F, PR_S);fibroblast of dermis (CHR_E, CHR_S, ENH_E, ENH_S, PR_F, PR_S);skeletal muscle cell (CHR_E, ENH_F, PR_F, PR_S);skeletal muscle myoblast (CHR_E, ENH_E, ENH_S, PR_F, PR_S)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125545" calcext:value-type="float">
            <text:p>125545</text:p>
          </table:table-cell>
          <table:table-cell table:style-name="Default" table:formula="of:=100*(1-([.M48]/[.S48]))" office:value-type="float" office:value="80.7587087360934" calcext:value-type="float">
            <text:p>80.7587087361</text:p>
          </table:table-cell>
          <table:table-cell table:number-columns-repeated="2" table:style-name="Default" office:value-type="string" calcext:value-type="string">
            <text:p>chr2:219523741-219524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5" calcext:value-type="float">
            <text:p>1205</text:p>
          </table:table-cell>
          <table:table-cell table:style-name="Default" office:value-type="float" office:value="652477" calcext:value-type="float">
            <text:p>652477</text:p>
          </table:table-cell>
          <table:table-cell table:number-columns-repeated="2" table:style-name="Default" office:value-type="string" calcext:value-type="string">
            <text:p>chr2:219523139-2195255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00641044" calcext:value-type="float">
            <text:p>100641044</text:p>
          </table:table-cell>
          <table:table-cell table:style-name="Default" office:value-type="string" calcext:value-type="string">
            <text:p>BTK</text:p>
          </table:table-cell>
          <table:table-cell table:style-name="Default" office:value-type="string" calcext:value-type="string">
            <text:p>lymphocyte of B lineag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89" calcext:value-type="float">
            <text:p>489</text:p>
          </table:table-cell>
          <table:table-cell table:style-name="Default" table:formula="of:=100*(1 - ([.F49]/[.S49]))" office:value-type="float" office:value="99.8953325599216" calcext:value-type="float">
            <text:p>99.89533255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100641155-100641388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common myeloid progenitor, CD34-positive (CHR_E, CHR_S, ENH_S, PR_S);lymphocyte of B lineage (ENH_F, PR_F)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4328" calcext:value-type="float">
            <text:p>34328</text:p>
          </table:table-cell>
          <table:table-cell table:style-name="Default" table:formula="of:=100*(1-([.M49]/[.S49]))" office:value-type="float" office:value="92.6523028977256" calcext:value-type="float">
            <text:p>92.6523028977</text:p>
          </table:table-cell>
          <table:table-cell table:number-columns-repeated="2" table:style-name="Default" office:value-type="string" calcext:value-type="string">
            <text:p>chrX:100640812-100641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81" calcext:value-type="float">
            <text:p>1381</text:p>
          </table:table-cell>
          <table:table-cell table:style-name="Default" office:value-type="float" office:value="467194" calcext:value-type="float">
            <text:p>467194</text:p>
          </table:table-cell>
          <table:table-cell table:number-columns-repeated="2" table:style-name="Default" office:value-type="string" calcext:value-type="string">
            <text:p>chrX:100640802-1006417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60738072" calcext:value-type="float">
            <text:p>60738072</text:p>
          </table:table-cell>
          <table:table-cell table:style-name="Default" office:value-type="string" calcext:value-type="string">
            <text:p>DIAPH3</text:p>
          </table:table-cell>
          <table:table-cell table:style-name="Default" office:value-type="string" calcext:value-type="string">
            <text:p>peripheral blood mononuclear cell (ENH_S, PR_S)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443" calcext:value-type="float">
            <text:p>4443</text:p>
          </table:table-cell>
          <table:table-cell table:style-name="Default" table:formula="of:=100*(1 - ([.F50]/[.S50]))" office:value-type="float" office:value="99.0555770481628" calcext:value-type="float">
            <text:p>99.0555770482</text:p>
          </table:table-cell>
          <table:table-cell table:number-columns-repeated="2" table:style-name="Default" office:value-type="string" calcext:value-type="string">
            <text:p>chr13:60737772-607384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eripheral blood mononuclear cell (ENH_S, PR_S)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443" calcext:value-type="float">
            <text:p>4443</text:p>
          </table:table-cell>
          <table:table-cell table:style-name="Default" table:formula="of:=100*(1-([.M50]/[.S50]))" office:value-type="float" office:value="99.0555770481628" calcext:value-type="float">
            <text:p>99.0555770482</text:p>
          </table:table-cell>
          <table:table-cell table:number-columns-repeated="2" table:style-name="Default" office:value-type="string" calcext:value-type="string">
            <text:p>chr13:60737772-607384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4" calcext:value-type="float">
            <text:p>1494</text:p>
          </table:table-cell>
          <table:table-cell table:style-name="Default" office:value-type="float" office:value="470446" calcext:value-type="float">
            <text:p>470446</text:p>
          </table:table-cell>
          <table:table-cell table:number-columns-repeated="2" table:style-name="Default" office:value-type="string" calcext:value-type="string">
            <text:p>chr13:60735915-607405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113760124" calcext:value-type="float">
            <text:p>113760124</text:p>
          </table:table-cell>
          <table:table-cell table:style-name="Default" office:value-type="string" calcext:value-type="string">
            <text:p>F7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9710" calcext:value-type="float">
            <text:p>99710</text:p>
          </table:table-cell>
          <table:table-cell table:style-name="Default" table:formula="of:=100*(1 - ([.F51]/[.S51]))" office:value-type="float" office:value="87.5431791066219" calcext:value-type="float">
            <text:p>87.5431791066</text:p>
          </table:table-cell>
          <table:table-cell table:number-columns-repeated="2" table:style-name="Default" office:value-type="string" calcext:value-type="string">
            <text:p>chr13:113759817-1137603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liver (CHR_E, ENH_E, ENH_F, ENH_S, PR_F, PR_S);hepatocyte (CHR_E, ENH_F, PR_F)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156425" calcext:value-type="float">
            <text:p>156425</text:p>
          </table:table-cell>
          <table:table-cell table:style-name="Default" table:formula="of:=100*(1-([.M51]/[.S51]))" office:value-type="float" office:value="80.4577453791329" calcext:value-type="float">
            <text:p>80.4577453791</text:p>
          </table:table-cell>
          <table:table-cell table:number-columns-repeated="2" table:style-name="Default" office:value-type="string" calcext:value-type="string">
            <text:p>chr13:113759817-1137606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800445" calcext:value-type="float">
            <text:p>800445</text:p>
          </table:table-cell>
          <table:table-cell table:number-columns-repeated="2" table:style-name="Default" office:value-type="string" calcext:value-type="string">
            <text:p>chr13:113759485-1137606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0787" calcext:value-type="float">
            <text:p>11560787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2]/[.S52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2]/[.S52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0864" calcext:value-type="float">
            <text:p>11560864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3]/[.S53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3]/[.S53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1283" calcext:value-type="float">
            <text:p>11561283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4]/[.S54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1243-115617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4]/[.S54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1243-11562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1369" calcext:value-type="float">
            <text:p>11561369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5]/[.S55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1243-115617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5]/[.S55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1243-11562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1399" calcext:value-type="float">
            <text:p>11561399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6]/[.S56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1243-115617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6]/[.S56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1243-11562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70443099" calcext:value-type="float">
            <text:p>70443099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57]/[.S57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57]/[.S57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70443185" calcext:value-type="float">
            <text:p>70443185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58]/[.S58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58]/[.S58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228337561" calcext:value-type="float">
            <text:p>228337561</text:p>
          </table:table-cell>
          <table:table-cell table:style-name="Default" office:value-type="string" calcext:value-type="string">
            <text:p>GJC2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67411" calcext:value-type="float">
            <text:p>67411</text:p>
          </table:table-cell>
          <table:table-cell table:style-name="Default" table:formula="of:=100*(1 - ([.F59]/[.S59]))" office:value-type="float" office:value="90.4298075626256" calcext:value-type="float">
            <text:p>90.4298075626</text:p>
          </table:table-cell>
          <table:table-cell table:number-columns-repeated="2" table:style-name="Default" office:value-type="string" calcext:value-type="string">
            <text:p>chr1:228337423-228337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euron (ENH_F, PR_F);dendritic cell (ENH_F, PR_F);brain (CHR_E, CHR_S, ENH_F, PR_F, PR_S)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67411" calcext:value-type="float">
            <text:p>67411</text:p>
          </table:table-cell>
          <table:table-cell table:style-name="Default" table:formula="of:=100*(1-([.M59]/[.S59]))" office:value-type="float" office:value="90.4298075626256" calcext:value-type="float">
            <text:p>90.4298075626</text:p>
          </table:table-cell>
          <table:table-cell table:number-columns-repeated="2" table:style-name="Default" office:value-type="string" calcext:value-type="string">
            <text:p>chr1:228337423-228337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6" calcext:value-type="float">
            <text:p>946</text:p>
          </table:table-cell>
          <table:table-cell table:style-name="Default" office:value-type="float" office:value="704385" calcext:value-type="float">
            <text:p>704385</text:p>
          </table:table-cell>
          <table:table-cell table:number-columns-repeated="2" table:style-name="Default" office:value-type="string" calcext:value-type="string">
            <text:p>chr1:228326635-2283403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444" calcext:value-type="float">
            <text:p>121416444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60]/[.S60]))" office:value-type="float" office:value="98.453199558335" calcext:value-type="float">
            <text:p>98.453199558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21416140-121416360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60]/[.S60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446" calcext:value-type="float">
            <text:p>121416446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61]/[.S61]))" office:value-type="float" office:value="98.453199558335" calcext:value-type="float">
            <text:p>98.453199558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21416140-121416360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61]/[.S61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448" calcext:value-type="float">
            <text:p>121416448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62]/[.S62]))" office:value-type="float" office:value="98.453199558335" calcext:value-type="float">
            <text:p>98.453199558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21416140-121416360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62]/[.S62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17409772" calcext:value-type="float">
            <text:p>17409772</text:p>
          </table:table-cell>
          <table:table-cell table:style-name="Default" office:value-type="string" calcext:value-type="string">
            <text:p>KCNJ11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4342" calcext:value-type="float">
            <text:p>34342</text:p>
          </table:table-cell>
          <table:table-cell table:style-name="Default" table:formula="of:=100*(1 - ([.F63]/[.S63]))" office:value-type="float" office:value="94.565236312995" calcext:value-type="float">
            <text:p>94.56523631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17410321-17411422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string" calcext:value-type="string">
            <text:p>neuron (ENH_F, PR_F);pancreas (CHR_E, CHR_S, ENH_F, ENH_S, PR_F, PR_S);brain (CHR_E, CHR_S, ENH_F, PR_F, PR_S);body of pancreas (CHR_E, CHR_S, ENH_E, ENH_S, PR_S);endocrine pancreas (ENH_S, PR_S)</text:p>
          </table:table-cell>
          <table:table-cell table:style-name="Default" office:value-type="float" office:value="701" calcext:value-type="float">
            <text:p>701</text:p>
          </table:table-cell>
          <table:table-cell table:style-name="Default" office:value-type="float" office:value="197079" calcext:value-type="float">
            <text:p>197079</text:p>
          </table:table-cell>
          <table:table-cell table:style-name="Default" table:formula="of:=100*(1-([.M63]/[.S63]))" office:value-type="float" office:value="68.811432279097" calcext:value-type="float">
            <text:p>68.811432279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17409382-17409532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93" calcext:value-type="float">
            <text:p>1293</text:p>
          </table:table-cell>
          <table:table-cell table:style-name="Default" office:value-type="float" office:value="631895" calcext:value-type="float">
            <text:p>631895</text:p>
          </table:table-cell>
          <table:table-cell table:number-columns-repeated="2" table:style-name="Default" office:value-type="string" calcext:value-type="string">
            <text:p>chr11:17403352-174119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11200073" calcext:value-type="float">
            <text:p>11200073</text:p>
          </table:table-cell>
          <table:table-cell table:style-name="Default" office:value-type="string" calcext:value-type="string">
            <text:p>LDLR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155778" calcext:value-type="float">
            <text:p>155778</text:p>
          </table:table-cell>
          <table:table-cell table:style-name="Default" table:formula="of:=100*(1 - ([.F64]/[.S64]))" office:value-type="float" office:value="77.0129427441097" calcext:value-type="float">
            <text:p>77.0129427441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92152" calcext:value-type="float">
            <text:p>292152</text:p>
          </table:table-cell>
          <table:table-cell table:style-name="Default" table:formula="of:=100*(1-([.M64]/[.S64]))" office:value-type="float" office:value="56.8891964756071" calcext:value-type="float">
            <text:p>56.8891964756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3" calcext:value-type="float">
            <text:p>983</text:p>
          </table:table-cell>
          <table:table-cell table:style-name="Default" office:value-type="float" office:value="677677" calcext:value-type="float">
            <text:p>677677</text:p>
          </table:table-cell>
          <table:table-cell table:number-columns-repeated="2" table:style-name="Default" office:value-type="string" calcext:value-type="string">
            <text:p>chr19:11198397-112067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11200087" calcext:value-type="float">
            <text:p>11200087</text:p>
          </table:table-cell>
          <table:table-cell table:style-name="Default" office:value-type="string" calcext:value-type="string">
            <text:p>LDLR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155778" calcext:value-type="float">
            <text:p>155778</text:p>
          </table:table-cell>
          <table:table-cell table:style-name="Default" table:formula="of:=100*(1 - ([.F65]/[.S65]))" office:value-type="float" office:value="77.0129427441097" calcext:value-type="float">
            <text:p>77.0129427441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92152" calcext:value-type="float">
            <text:p>292152</text:p>
          </table:table-cell>
          <table:table-cell table:style-name="Default" table:formula="of:=100*(1-([.M65]/[.S65]))" office:value-type="float" office:value="56.8891964756071" calcext:value-type="float">
            <text:p>56.8891964756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3" calcext:value-type="float">
            <text:p>983</text:p>
          </table:table-cell>
          <table:table-cell table:style-name="Default" office:value-type="float" office:value="677677" calcext:value-type="float">
            <text:p>677677</text:p>
          </table:table-cell>
          <table:table-cell table:number-columns-repeated="2" table:style-name="Default" office:value-type="string" calcext:value-type="string">
            <text:p>chr19:11198397-112067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11200089" calcext:value-type="float">
            <text:p>11200089</text:p>
          </table:table-cell>
          <table:table-cell table:style-name="Default" office:value-type="string" calcext:value-type="string">
            <text:p>LDLR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155778" calcext:value-type="float">
            <text:p>155778</text:p>
          </table:table-cell>
          <table:table-cell table:style-name="Default" table:formula="of:=100*(1 - ([.F66]/[.S66]))" office:value-type="float" office:value="77.0129427441097" calcext:value-type="float">
            <text:p>77.0129427441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92152" calcext:value-type="float">
            <text:p>292152</text:p>
          </table:table-cell>
          <table:table-cell table:style-name="Default" table:formula="of:=100*(1-([.M66]/[.S66]))" office:value-type="float" office:value="56.8891964756071" calcext:value-type="float">
            <text:p>56.8891964756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3" calcext:value-type="float">
            <text:p>983</text:p>
          </table:table-cell>
          <table:table-cell table:style-name="Default" office:value-type="float" office:value="677677" calcext:value-type="float">
            <text:p>677677</text:p>
          </table:table-cell>
          <table:table-cell table:number-columns-repeated="2" table:style-name="Default" office:value-type="string" calcext:value-type="string">
            <text:p>chr19:11198397-112067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8021919" calcext:value-type="float">
            <text:p>8021919</text:p>
          </table:table-cell>
          <table:table-cell table:style-name="Default" office:value-type="string" calcext:value-type="string">
            <text:p>PARK7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117217" calcext:value-type="float">
            <text:p>117217</text:p>
          </table:table-cell>
          <table:table-cell table:style-name="Default" table:formula="of:=100*(1 - ([.F67]/[.S67]))" office:value-type="float" office:value="82.5771133334126" calcext:value-type="float">
            <text:p>82.5771133334</text:p>
          </table:table-cell>
          <table:table-cell table:number-columns-repeated="2" table:style-name="Default" office:value-type="string" calcext:value-type="string">
            <text:p>chr1:8021145-80223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caudate nucleus (ENH_S, PR_S);skeletal muscle tissue (ENH_F, ENH_S, PR_F, PR_S);neuron (ENH_F, PR_F);liver (CHR_E, ENH_E, ENH_F, ENH_S, PR_F, PR_S);brain (CHR_E, CHR_S, ENH_F, PR_F, PR_S);kidney (CHR_E, CHR_S, ENH_F, PR_F, PR_S);skeletal muscle cell (CHR_E, ENH_F, PR_F, PR_S)</text:p>
          </table:table-cell>
          <table:table-cell table:style-name="Default" office:value-type="float" office:value="615" calcext:value-type="float">
            <text:p>615</text:p>
          </table:table-cell>
          <table:table-cell table:style-name="Default" office:value-type="float" office:value="287463" calcext:value-type="float">
            <text:p>287463</text:p>
          </table:table-cell>
          <table:table-cell table:style-name="Default" table:formula="of:=100*(1-([.M67]/[.S67]))" office:value-type="float" office:value="57.2721083986349" calcext:value-type="float">
            <text:p>57.2721083986</text:p>
          </table:table-cell>
          <table:table-cell table:number-columns-repeated="2" table:style-name="Default" office:value-type="string" calcext:value-type="string">
            <text:p>chr1:8021145-80227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4" calcext:value-type="float">
            <text:p>1274</text:p>
          </table:table-cell>
          <table:table-cell table:style-name="Default" office:value-type="float" office:value="672776" calcext:value-type="float">
            <text:p>672776</text:p>
          </table:table-cell>
          <table:table-cell table:number-columns-repeated="2" table:style-name="Default" office:value-type="string" calcext:value-type="string">
            <text:p>chr1:8020254-80230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3</text:p>
          </table:table-cell>
          <table:table-cell table:style-name="Default" office:value-type="float" office:value="12421189" calcext:value-type="float">
            <text:p>12421189</text:p>
          </table:table-cell>
          <table:table-cell table:style-name="Default" office:value-type="string" calcext:value-type="string">
            <text:p>PPARG</text:p>
          </table:table-cell>
          <table:table-cell table:style-name="Default" office:value-type="string" calcext:value-type="string">
            <text:p>adipose tissue (ENH_F, PR_F)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03" calcext:value-type="float">
            <text:p>1203</text:p>
          </table:table-cell>
          <table:table-cell table:style-name="Default" table:formula="of:=100*(1 - ([.F68]/[.S68]))" office:value-type="float" office:value="99.8007083715737" calcext:value-type="float">
            <text:p>99.800708371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3:12392709-12393047</text:p>
          </table:table-cell>
          <table:table-cell table:style-name="Default" office:value-type="float" office:value="28142" calcext:value-type="float">
            <text:p>28142</text:p>
          </table:table-cell>
          <table:table-cell table:style-name="Default" office:value-type="string" calcext:value-type="string">
            <text:p>adipose tissue (ENH_F, PR_F);subcutaneous adipose tissue (ENH_E, PR_F);small intestine (CHR_E, CHR_S, ENH_F, ENH_S, PR_F, PR_S);intestinal epithelial cell (ENH_F, PR_F);large intestine (CHR_E, CHR_S, ENH_F, ENH_S, PR_F, PR_S);subcutaneous abdominal adipose tissue (ENH_S, PR_S)</text:p>
          </table:table-cell>
          <table:table-cell table:style-name="Default" office:value-type="float" office:value="382" calcext:value-type="float">
            <text:p>382</text:p>
          </table:table-cell>
          <table:table-cell table:style-name="Default" office:value-type="float" office:value="145212" calcext:value-type="float">
            <text:p>145212</text:p>
          </table:table-cell>
          <table:table-cell table:style-name="Default" table:formula="of:=100*(1-([.M68]/[.S68]))" office:value-type="float" office:value="75.9438603931495" calcext:value-type="float">
            <text:p>75.943860393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3:12421469-12421877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1323" calcext:value-type="float">
            <text:p>1323</text:p>
          </table:table-cell>
          <table:table-cell table:style-name="Default" office:value-type="float" office:value="603638" calcext:value-type="float">
            <text:p>603638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3:12421214-12421395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89623365" calcext:value-type="float">
            <text:p>89623365</text:p>
          </table:table-cell>
          <table:table-cell table:style-name="Default" office:value-type="string" calcext:value-type="string">
            <text:p>PTEN</text:p>
          </table:table-cell>
          <table:table-cell table:style-name="Default" office:value-type="string" calcext:value-type="string">
            <text:p>breast epithelium (CHR_E, ENH_E, PR_S)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7281" calcext:value-type="float">
            <text:p>27281</text:p>
          </table:table-cell>
          <table:table-cell table:style-name="Default" table:formula="of:=100*(1 - ([.F69]/[.S69]))" office:value-type="float" office:value="94.5661873082899" calcext:value-type="float">
            <text:p>94.5661873083</text:p>
          </table:table-cell>
          <table:table-cell table:number-columns-repeated="2" table:style-name="Default" office:value-type="string" calcext:value-type="string">
            <text:p>chr10:89621301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48203" calcext:value-type="float">
            <text:p>148203</text:p>
          </table:table-cell>
          <table:table-cell table:style-name="Default" table:formula="of:=100*(1-([.M69]/[.S69]))" office:value-type="float" office:value="70.4810182049954" calcext:value-type="float">
            <text:p>70.481018205</text:p>
          </table:table-cell>
          <table:table-cell table:number-columns-repeated="2" table:style-name="Default" office:value-type="string" calcext:value-type="string">
            <text:p>chr10:89621247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502060" calcext:value-type="float">
            <text:p>502060</text:p>
          </table:table-cell>
          <table:table-cell table:number-columns-repeated="2" table:style-name="Default" office:value-type="string" calcext:value-type="string">
            <text:p>chr10:89619737-89629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89623373" calcext:value-type="float">
            <text:p>89623373</text:p>
          </table:table-cell>
          <table:table-cell table:style-name="Default" office:value-type="string" calcext:value-type="string">
            <text:p>PTEN</text:p>
          </table:table-cell>
          <table:table-cell table:style-name="Default" office:value-type="string" calcext:value-type="string">
            <text:p>breast epithelium (CHR_E, ENH_E, PR_S)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7281" calcext:value-type="float">
            <text:p>27281</text:p>
          </table:table-cell>
          <table:table-cell table:style-name="Default" table:formula="of:=100*(1 - ([.F70]/[.S70]))" office:value-type="float" office:value="94.5661873082899" calcext:value-type="float">
            <text:p>94.5661873083</text:p>
          </table:table-cell>
          <table:table-cell table:number-columns-repeated="2" table:style-name="Default" office:value-type="string" calcext:value-type="string">
            <text:p>chr10:89621301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48203" calcext:value-type="float">
            <text:p>148203</text:p>
          </table:table-cell>
          <table:table-cell table:style-name="Default" table:formula="of:=100*(1-([.M70]/[.S70]))" office:value-type="float" office:value="70.4810182049954" calcext:value-type="float">
            <text:p>70.481018205</text:p>
          </table:table-cell>
          <table:table-cell table:number-columns-repeated="2" table:style-name="Default" office:value-type="string" calcext:value-type="string">
            <text:p>chr10:89621247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502060" calcext:value-type="float">
            <text:p>502060</text:p>
          </table:table-cell>
          <table:table-cell table:number-columns-repeated="2" table:style-name="Default" office:value-type="string" calcext:value-type="string">
            <text:p>chr10:89619737-89629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89623462" calcext:value-type="float">
            <text:p>89623462</text:p>
          </table:table-cell>
          <table:table-cell table:style-name="Default" office:value-type="string" calcext:value-type="string">
            <text:p>PTEN</text:p>
          </table:table-cell>
          <table:table-cell table:style-name="Default" office:value-type="string" calcext:value-type="string">
            <text:p>breast epithelium (CHR_E, ENH_E, PR_S)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7281" calcext:value-type="float">
            <text:p>27281</text:p>
          </table:table-cell>
          <table:table-cell table:style-name="Default" table:formula="of:=100*(1 - ([.F71]/[.S71]))" office:value-type="float" office:value="94.5661873082899" calcext:value-type="float">
            <text:p>94.5661873083</text:p>
          </table:table-cell>
          <table:table-cell table:number-columns-repeated="2" table:style-name="Default" office:value-type="string" calcext:value-type="string">
            <text:p>chr10:89621301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48203" calcext:value-type="float">
            <text:p>148203</text:p>
          </table:table-cell>
          <table:table-cell table:style-name="Default" table:formula="of:=100*(1-([.M71]/[.S71]))" office:value-type="float" office:value="70.4810182049954" calcext:value-type="float">
            <text:p>70.481018205</text:p>
          </table:table-cell>
          <table:table-cell table:number-columns-repeated="2" table:style-name="Default" office:value-type="string" calcext:value-type="string">
            <text:p>chr10:89621247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502060" calcext:value-type="float">
            <text:p>502060</text:p>
          </table:table-cell>
          <table:table-cell table:number-columns-repeated="2" table:style-name="Default" office:value-type="string" calcext:value-type="string">
            <text:p>chr10:89619737-89629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9</text:p>
          </table:table-cell>
          <table:table-cell table:style-name="Default" office:value-type="float" office:value="35657917" calcext:value-type="float">
            <text:p>35657917</text:p>
          </table:table-cell>
          <table:table-cell table:style-name="Default" office:value-type="string" calcext:value-type="string">
            <text:p>RMR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07196" calcext:value-type="float">
            <text:p>107196</text:p>
          </table:table-cell>
          <table:table-cell table:style-name="Default" table:formula="of:=100*(1 - ([.F72]/[.S72]))" office:value-type="float" office:value="82.8425182104975" calcext:value-type="float">
            <text:p>82.8425182105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liver (CHR_E, ENH_E, ENH_F, ENH_S, PR_F, PR_S);kidney embryonic (CHR_S, PR_S)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40733" calcext:value-type="float">
            <text:p>140733</text:p>
          </table:table-cell>
          <table:table-cell table:style-name="Default" table:formula="of:=100*(1-([.M72]/[.S72]))" office:value-type="float" office:value="77.4746829668826" calcext:value-type="float">
            <text:p>77.4746829669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table:style-name="Default" office:value-type="float" office:value="624777" calcext:value-type="float">
            <text:p>624777</text:p>
          </table:table-cell>
          <table:table-cell table:number-columns-repeated="2" table:style-name="Default" office:value-type="string" calcext:value-type="string">
            <text:p>chr9:35655512-35659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9</text:p>
          </table:table-cell>
          <table:table-cell table:style-name="Default" office:value-type="float" office:value="35657945" calcext:value-type="float">
            <text:p>35657945</text:p>
          </table:table-cell>
          <table:table-cell table:style-name="Default" office:value-type="string" calcext:value-type="string">
            <text:p>RMR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07196" calcext:value-type="float">
            <text:p>107196</text:p>
          </table:table-cell>
          <table:table-cell table:style-name="Default" table:formula="of:=100*(1 - ([.F73]/[.S73]))" office:value-type="float" office:value="82.8425182104975" calcext:value-type="float">
            <text:p>82.8425182105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liver (CHR_E, ENH_E, ENH_F, ENH_S, PR_F, PR_S);kidney embryonic (CHR_S, PR_S)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40733" calcext:value-type="float">
            <text:p>140733</text:p>
          </table:table-cell>
          <table:table-cell table:style-name="Default" table:formula="of:=100*(1-([.M73]/[.S73]))" office:value-type="float" office:value="77.4746829668826" calcext:value-type="float">
            <text:p>77.4746829669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table:style-name="Default" office:value-type="float" office:value="624777" calcext:value-type="float">
            <text:p>624777</text:p>
          </table:table-cell>
          <table:table-cell table:number-columns-repeated="2" table:style-name="Default" office:value-type="string" calcext:value-type="string">
            <text:p>chr9:35655512-35659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Y</text:p>
          </table:table-cell>
          <table:table-cell table:style-name="Default" office:value-type="float" office:value="2655719" calcext:value-type="float">
            <text:p>2655719</text:p>
          </table:table-cell>
          <table:table-cell table:style-name="Default" office:value-type="string" calcext:value-type="string">
            <text:p>SRY</text:p>
          </table:table-cell>
          <table:table-cell table:style-name="Default" office:value-type="string" calcext:value-type="string">
            <text:p>testis (CHR_E, CHR_S, ENH_E, ENH_F, PR_F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89" calcext:value-type="float">
            <text:p>6889</text:p>
          </table:table-cell>
          <table:table-cell table:style-name="Default" table:formula="of:=100*(1 - ([.F74]/[.S74]))" office:value-type="float" office:value="95.484192379042" calcext:value-type="float">
            <text:p>95.484192379</text:p>
          </table:table-cell>
          <table:table-cell table:number-columns-repeated="2" table:style-name="Default" office:value-type="string" calcext:value-type="string">
            <text:p>chrY:2654199-2656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stis (CHR_E, CHR_S, ENH_E, ENH_F, PR_F);testis embryonic (CHR_S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89" calcext:value-type="float">
            <text:p>6889</text:p>
          </table:table-cell>
          <table:table-cell table:style-name="Default" table:formula="of:=100*(1-([.M74]/[.S74]))" office:value-type="float" office:value="95.484192379042" calcext:value-type="float">
            <text:p>95.484192379</text:p>
          </table:table-cell>
          <table:table-cell table:number-columns-repeated="2" table:style-name="Default" office:value-type="string" calcext:value-type="string">
            <text:p>chrY:2654199-2656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2553" calcext:value-type="float">
            <text:p>152553</text:p>
          </table:table-cell>
          <table:table-cell table:number-columns-repeated="2" table:style-name="Default" office:value-type="string" calcext:value-type="string">
            <text:p>chrY:2654164-26567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8</text:p>
          </table:table-cell>
          <table:table-cell table:style-name="Default" office:value-type="float" office:value="77748580" calcext:value-type="float">
            <text:p>77748580</text:p>
          </table:table-cell>
          <table:table-cell table:style-name="Default" office:value-type="string" calcext:value-type="string">
            <text:p>TXNL4A</text:p>
          </table:table-cell>
          <table:table-cell table:style-name="Default" office:value-type="string" calcext:value-type="string">
            <text:p>kidney embryonic (CHR_S, PR_S)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56184" calcext:value-type="float">
            <text:p>56184</text:p>
          </table:table-cell>
          <table:table-cell table:style-name="Default" table:formula="of:=100*(1 - ([.F75]/[.S75]))" office:value-type="float" office:value="90.3990813302939" calcext:value-type="float">
            <text:p>90.3990813303</text:p>
          </table:table-cell>
          <table:table-cell table:number-columns-repeated="2" table:style-name="Default" office:value-type="string" calcext:value-type="string">
            <text:p>chr18:77747747-77749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esenchymal cell (ENH_F, PR_F);kidney embryonic (CHR_S, PR_S)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57119" calcext:value-type="float">
            <text:p>57119</text:p>
          </table:table-cell>
          <table:table-cell table:style-name="Default" table:formula="of:=100*(1-([.M75]/[.S75]))" office:value-type="float" office:value="90.2393052560348" calcext:value-type="float">
            <text:p>90.239305256</text:p>
          </table:table-cell>
          <table:table-cell table:number-columns-repeated="2" table:style-name="Default" office:value-type="string" calcext:value-type="string">
            <text:p>chr18:77747747-77749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4" calcext:value-type="float">
            <text:p>774</text:p>
          </table:table-cell>
          <table:table-cell table:style-name="Default" office:value-type="float" office:value="585194" calcext:value-type="float">
            <text:p>585194</text:p>
          </table:table-cell>
          <table:table-cell table:number-columns-repeated="2" table:style-name="Default" office:value-type="string" calcext:value-type="string">
            <text:p>chr18:77747292-777498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127505271" calcext:value-type="float">
            <text:p>127505271</text:p>
          </table:table-cell>
          <table:table-cell table:style-name="Default" office:value-type="string" calcext:value-type="string">
            <text:p>UROS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 - ([.F76]/[.S76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-([.M76]/[.S76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1" calcext:value-type="float">
            <text:p>1271</text:p>
          </table:table-cell>
          <table:table-cell table:style-name="Default" office:value-type="float" office:value="636393" calcext:value-type="float">
            <text:p>636393</text:p>
          </table:table-cell>
          <table:table-cell table:number-columns-repeated="2" table:style-name="Default" office:value-type="string" calcext:value-type="string">
            <text:p>chr10:127504904-127505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127505287" calcext:value-type="float">
            <text:p>127505287</text:p>
          </table:table-cell>
          <table:table-cell table:style-name="Default" office:value-type="string" calcext:value-type="string">
            <text:p>UROS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 - ([.F77]/[.S77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-([.M77]/[.S77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1" calcext:value-type="float">
            <text:p>1271</text:p>
          </table:table-cell>
          <table:table-cell table:style-name="Default" office:value-type="float" office:value="636393" calcext:value-type="float">
            <text:p>636393</text:p>
          </table:table-cell>
          <table:table-cell table:number-columns-repeated="2" table:style-name="Default" office:value-type="string" calcext:value-type="string">
            <text:p>chr10:127504904-127505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127505291" calcext:value-type="float">
            <text:p>127505291</text:p>
          </table:table-cell>
          <table:table-cell table:style-name="Default" office:value-type="string" calcext:value-type="string">
            <text:p>UROS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 - ([.F78]/[.S78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-([.M78]/[.S78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1" calcext:value-type="float">
            <text:p>1271</text:p>
          </table:table-cell>
          <table:table-cell table:style-name="Default" office:value-type="float" office:value="636393" calcext:value-type="float">
            <text:p>636393</text:p>
          </table:table-cell>
          <table:table-cell table:number-columns-repeated="2" table:style-name="Default" office:value-type="string" calcext:value-type="string">
            <text:p>chr10:127504904-127505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57" office:value-type="string" calcext:value-type="string">
            <text:p>Core promoters</text:p>
          </table:table-cell>
          <table:table-cell table:style-name="ce57" table:number-columns-repeated="1023"/>
        </table:table-row>
        <table:table-row table:style-name="ro1">
          <table:table-cell table:style-name="ce58" office:value-type="string" calcext:value-type="string">
            <text:p>chr</text:p>
          </table:table-cell>
          <table:table-cell table:style-name="ce58" office:value-type="string" calcext:value-type="string">
            <text:p>pos</text:p>
          </table:table-cell>
          <table:table-cell table:style-name="ce58" office:value-type="string" calcext:value-type="string">
            <text:p>gene</text:p>
          </table:table-cell>
          <table:table-cell table:style-name="ce58" office:value-type="string" calcext:value-type="string">
            <text:p>tissues</text:p>
          </table:table-cell>
          <table:table-cell table:style-name="ce58" office:value-type="string" calcext:value-type="string">
            <text:p>num_features</text:p>
          </table:table-cell>
          <table:table-cell table:style-name="ce58" office:value-type="string" calcext:value-type="string">
            <text:p>features_size</text:p>
          </table:table-cell>
          <table:table-cell table:style-name="Default" office:value-type="string" calcext:value-type="string">
            <text:p>specificity</text:p>
          </table:table-cell>
          <table:table-cell table:style-name="ce58" office:value-type="string" calcext:value-type="string">
            <text:p>regulator_overlapping</text:p>
          </table:table-cell>
          <table:table-cell table:style-name="ce58" office:value-type="string" calcext:value-type="string">
            <text:p>regulator_closest</text:p>
          </table:table-cell>
          <table:table-cell table:style-name="ce58" office:value-type="string" calcext:value-type="string">
            <text:p>regulator_closest_distance</text:p>
          </table:table-cell>
          <table:table-cell table:style-name="ce58" office:value-type="string" calcext:value-type="string">
            <text:p>tissues_WIDE</text:p>
          </table:table-cell>
          <table:table-cell table:style-name="ce58" office:value-type="string" calcext:value-type="string">
            <text:p>num_features_WIDE</text:p>
          </table:table-cell>
          <table:table-cell table:style-name="ce58" office:value-type="string" calcext:value-type="string">
            <text:p>features_size_WIDE</text:p>
          </table:table-cell>
          <table:table-cell table:style-name="ce58" office:value-type="string" calcext:value-type="string">
            <text:p>specificity</text:p>
          </table:table-cell>
          <table:table-cell table:style-name="ce58" office:value-type="string" calcext:value-type="string">
            <text:p>regulator_overlapping_WIDE</text:p>
          </table:table-cell>
          <table:table-cell table:style-name="ce58" office:value-type="string" calcext:value-type="string">
            <text:p>regulator_closest_WIDE</text:p>
          </table:table-cell>
          <table:table-cell table:style-name="ce58" office:value-type="string" calcext:value-type="string">
            <text:p>regulator_closest_distance_WIDE</text:p>
          </table:table-cell>
          <table:table-cell table:style-name="ce58" office:value-type="string" calcext:value-type="string">
            <text:p>num_features_ALL</text:p>
          </table:table-cell>
          <table:table-cell table:style-name="ce58" office:value-type="string" calcext:value-type="string">
            <text:p>features_size_ALL</text:p>
          </table:table-cell>
          <table:table-cell table:style-name="ce58" office:value-type="string" calcext:value-type="string">
            <text:p>regulator_overlapping_ALL</text:p>
          </table:table-cell>
          <table:table-cell table:style-name="ce58" office:value-type="string" calcext:value-type="string">
            <text:p>regulator_closest_ALL</text:p>
          </table:table-cell>
          <table:table-cell table:style-name="ce58" office:value-type="string" calcext:value-type="string">
            <text:p>regulator_closest_distance_ALL</text:p>
          </table:table-cell>
          <table:table-cell table:style-name="ce59"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41655164" calcext:value-type="float">
            <text:p>41655164</text:p>
          </table:table-cell>
          <table:table-cell table:style-name="Default" office:value-type="string" calcext:value-type="string">
            <text:p>ANK1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 - ([.F83]/[.S83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-([.M83]/[.S83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87" calcext:value-type="float">
            <text:p>1587</text:p>
          </table:table-cell>
          <table:table-cell table:style-name="Default" office:value-type="float" office:value="826324" calcext:value-type="float">
            <text:p>826324</text:p>
          </table:table-cell>
          <table:table-cell table:number-columns-repeated="2" table:style-name="Default" office:value-type="string" calcext:value-type="string">
            <text:p>chr8:41653034-416576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116708365" calcext:value-type="float">
            <text:p>116708365</text:p>
          </table:table-cell>
          <table:table-cell table:style-name="Default" office:value-type="string" calcext:value-type="string">
            <text:p>APOA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02565" calcext:value-type="float">
            <text:p>102565</text:p>
          </table:table-cell>
          <table:table-cell table:style-name="Default" table:formula="of:=100*(1 - ([.F84]/[.S84]))" office:value-type="float" office:value="84.3568406507091" calcext:value-type="float">
            <text:p>84.3568406507</text:p>
          </table:table-cell>
          <table:table-cell table:number-columns-repeated="2" table:style-name="Default" office:value-type="string" calcext:value-type="string">
            <text:p>chr11:116707492-1167088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right lobe of liver (CHR_E, CHR_S, ENH_E, ENH_S, PR_S);small intestine (CHR_E, CHR_S, ENH_F, ENH_S, PR_F, PR_S)</text:p>
          </table:table-cell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184353" calcext:value-type="float">
            <text:p>184353</text:p>
          </table:table-cell>
          <table:table-cell table:style-name="Default" table:formula="of:=100*(1-([.M84]/[.S84]))" office:value-type="float" office:value="71.8825783111214" calcext:value-type="float">
            <text:p>71.8825783111</text:p>
          </table:table-cell>
          <table:table-cell table:number-columns-repeated="2" table:style-name="Default" office:value-type="string" calcext:value-type="string">
            <text:p>chr11:116702128-1167088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4" calcext:value-type="float">
            <text:p>1174</text:p>
          </table:table-cell>
          <table:table-cell table:style-name="Default" office:value-type="float" office:value="655654" calcext:value-type="float">
            <text:p>655654</text:p>
          </table:table-cell>
          <table:table-cell table:number-columns-repeated="2" table:style-name="Default" office:value-type="string" calcext:value-type="string">
            <text:p>chr11:116702128-1167088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45449218" calcext:value-type="float">
            <text:p>45449218</text:p>
          </table:table-cell>
          <table:table-cell table:style-name="Default" office:value-type="string" calcext:value-type="string">
            <text:p>APOC2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57330" calcext:value-type="float">
            <text:p>157330</text:p>
          </table:table-cell>
          <table:table-cell table:style-name="Default" table:formula="of:=100*(1 - ([.F85]/[.S85]))" office:value-type="float" office:value="76.7028619067433" calcext:value-type="float">
            <text:p>76.7028619067</text:p>
          </table:table-cell>
          <table:table-cell table:number-columns-repeated="2" table:style-name="Default" office:value-type="string" calcext:value-type="string">
            <text:p>chr19:45448639-454497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;hepatic stellate cell (ENH_F, PR_F)</text:p>
          </table:table-cell>
          <table:table-cell table:style-name="Default" office:value-type="float" office:value="435" calcext:value-type="float">
            <text:p>435</text:p>
          </table:table-cell>
          <table:table-cell table:style-name="Default" office:value-type="float" office:value="193399" calcext:value-type="float">
            <text:p>193399</text:p>
          </table:table-cell>
          <table:table-cell table:style-name="Default" table:formula="of:=100*(1-([.M85]/[.S85]))" office:value-type="float" office:value="71.3618304830754" calcext:value-type="float">
            <text:p>71.3618304831</text:p>
          </table:table-cell>
          <table:table-cell table:number-columns-repeated="2" table:style-name="Default" office:value-type="string" calcext:value-type="string">
            <text:p>chr19:45448639-454497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675319" calcext:value-type="float">
            <text:p>675319</text:p>
          </table:table-cell>
          <table:table-cell table:number-columns-repeated="2" table:style-name="Default" office:value-type="string" calcext:value-type="string">
            <text:p>chr19:45447849-454497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52585683" calcext:value-type="float">
            <text:p>52585683</text:p>
          </table:table-cell>
          <table:table-cell table:style-name="Default" office:value-type="string" calcext:value-type="string">
            <text:p>ATP7B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79222" calcext:value-type="float">
            <text:p>79222</text:p>
          </table:table-cell>
          <table:table-cell table:style-name="Default" table:formula="of:=100*(1 - ([.F86]/[.S86]))" office:value-type="float" office:value="85.185060514938" calcext:value-type="float">
            <text:p>85.1850605149</text:p>
          </table:table-cell>
          <table:table-cell table:number-columns-repeated="2" table:style-name="Default" office:value-type="string" calcext:value-type="string">
            <text:p>chr13:52585084-5258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brain (CHR_E, CHR_S, ENH_F, PR_F, PR_S);left kidney (CHR_E, CHR_S);kidney (CHR_E, CHR_S, ENH_F, PR_F, PR_S);right kidney (CHR_E, CHR_S)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180270" calcext:value-type="float">
            <text:p>180270</text:p>
          </table:table-cell>
          <table:table-cell table:style-name="Default" table:formula="of:=100*(1-([.M86]/[.S86]))" office:value-type="float" office:value="66.2885418069207" calcext:value-type="float">
            <text:p>66.2885418069</text:p>
          </table:table-cell>
          <table:table-cell table:number-columns-repeated="2" table:style-name="Default" office:value-type="string" calcext:value-type="string">
            <text:p>chr13:52585084-525871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4" calcext:value-type="float">
            <text:p>1204</text:p>
          </table:table-cell>
          <table:table-cell table:style-name="Default" office:value-type="float" office:value="534744" calcext:value-type="float">
            <text:p>534744</text:p>
          </table:table-cell>
          <table:table-cell table:number-columns-repeated="2" table:style-name="Default" office:value-type="string" calcext:value-type="string">
            <text:p>chr13:52584571-525873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6</text:p>
          </table:table-cell>
          <table:table-cell table:style-name="Default" office:value-type="float" office:value="56995796" calcext:value-type="float">
            <text:p>56995796</text:p>
          </table:table-cell>
          <table:table-cell table:style-name="Default" office:value-type="string" calcext:value-type="string">
            <text:p>CET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125822" calcext:value-type="float">
            <text:p>125822</text:p>
          </table:table-cell>
          <table:table-cell table:style-name="Default" table:formula="of:=100*(1 - ([.F87]/[.S87]))" office:value-type="float" office:value="82.1813418304125" calcext:value-type="float">
            <text:p>82.1813418304</text:p>
          </table:table-cell>
          <table:table-cell table:number-columns-repeated="2" table:style-name="Default" office:value-type="string" calcext:value-type="string">
            <text:p>chr16:56994920-569963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144599" calcext:value-type="float">
            <text:p>144599</text:p>
          </table:table-cell>
          <table:table-cell table:style-name="Default" table:formula="of:=100*(1-([.M87]/[.S87]))" office:value-type="float" office:value="79.5221809169765" calcext:value-type="float">
            <text:p>79.522180917</text:p>
          </table:table-cell>
          <table:table-cell table:number-columns-repeated="2" table:style-name="Default" office:value-type="string" calcext:value-type="string">
            <text:p>chr16:56994920-569963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9" calcext:value-type="float">
            <text:p>1229</text:p>
          </table:table-cell>
          <table:table-cell table:style-name="Default" office:value-type="float" office:value="706125" calcext:value-type="float">
            <text:p>706125</text:p>
          </table:table-cell>
          <table:table-cell table:number-columns-repeated="2" table:style-name="Default" office:value-type="string" calcext:value-type="string">
            <text:p>chr16:56994314-569965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117119923" calcext:value-type="float">
            <text:p>117119923</text:p>
          </table:table-cell>
          <table:table-cell table:style-name="Default" office:value-type="string" calcext:value-type="string">
            <text:p>CFTR</text:p>
          </table:table-cell>
          <table:table-cell table:style-name="Default" office:value-type="string" calcext:value-type="string">
            <text:p>lung (CHR_E, CHR_S, ENH_F, ENH_S, PR_F, PR_S)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75727" calcext:value-type="float">
            <text:p>75727</text:p>
          </table:table-cell>
          <table:table-cell table:style-name="Default" table:formula="of:=100*(1 - ([.F88]/[.S88]))" office:value-type="float" office:value="85.1185668610193" calcext:value-type="float">
            <text:p>85.118566861</text:p>
          </table:table-cell>
          <table:table-cell table:number-columns-repeated="2" table:style-name="Default" office:value-type="string" calcext:value-type="string">
            <text:p>chr7:11711853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olonic mucosa (ENH_S, PR_S);lung (CHR_E, CHR_S, ENH_F, ENH_S, PR_F, PR_S);respiratory epithelial cell (ENH_F, PR_F);tracheal epithelial cell (PR_F);liver (CHR_E, ENH_E, ENH_F, ENH_S, PR_F, PR_S);pancreas (CHR_E, CHR_S, ENH_F, ENH_S, PR_F, PR_S);intestinal epithelial cell (ENH_F, PR_F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8465" calcext:value-type="float">
            <text:p>118465</text:p>
          </table:table-cell>
          <table:table-cell table:style-name="Default" table:formula="of:=100*(1-([.M88]/[.S88]))" office:value-type="float" office:value="76.7199416745764" calcext:value-type="float">
            <text:p>76.7199416746</text:p>
          </table:table-cell>
          <table:table-cell table:number-columns-repeated="2" table:style-name="Default" office:value-type="string" calcext:value-type="string">
            <text:p>chr7:11711825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9" calcext:value-type="float">
            <text:p>1269</text:p>
          </table:table-cell>
          <table:table-cell table:style-name="Default" office:value-type="float" office:value="508869" calcext:value-type="float">
            <text:p>508869</text:p>
          </table:table-cell>
          <table:table-cell table:number-columns-repeated="2" table:style-name="Default" office:value-type="string" calcext:value-type="string">
            <text:p>chr7:117117934-11712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117119984" calcext:value-type="float">
            <text:p>117119984</text:p>
          </table:table-cell>
          <table:table-cell table:style-name="Default" office:value-type="string" calcext:value-type="string">
            <text:p>CFTR</text:p>
          </table:table-cell>
          <table:table-cell table:style-name="Default" office:value-type="string" calcext:value-type="string">
            <text:p>lung (CHR_E, CHR_S, ENH_F, ENH_S, PR_F, PR_S)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75727" calcext:value-type="float">
            <text:p>75727</text:p>
          </table:table-cell>
          <table:table-cell table:style-name="Default" table:formula="of:=100*(1 - ([.F89]/[.S89]))" office:value-type="float" office:value="85.1185668610193" calcext:value-type="float">
            <text:p>85.118566861</text:p>
          </table:table-cell>
          <table:table-cell table:number-columns-repeated="2" table:style-name="Default" office:value-type="string" calcext:value-type="string">
            <text:p>chr7:11711853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olonic mucosa (ENH_S, PR_S);lung (CHR_E, CHR_S, ENH_F, ENH_S, PR_F, PR_S);respiratory epithelial cell (ENH_F, PR_F);tracheal epithelial cell (PR_F);liver (CHR_E, ENH_E, ENH_F, ENH_S, PR_F, PR_S);pancreas (CHR_E, CHR_S, ENH_F, ENH_S, PR_F, PR_S);intestinal epithelial cell (ENH_F, PR_F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8465" calcext:value-type="float">
            <text:p>118465</text:p>
          </table:table-cell>
          <table:table-cell table:style-name="Default" table:formula="of:=100*(1-([.M89]/[.S89]))" office:value-type="float" office:value="76.7199416745764" calcext:value-type="float">
            <text:p>76.7199416746</text:p>
          </table:table-cell>
          <table:table-cell table:number-columns-repeated="2" table:style-name="Default" office:value-type="string" calcext:value-type="string">
            <text:p>chr7:11711825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9" calcext:value-type="float">
            <text:p>1269</text:p>
          </table:table-cell>
          <table:table-cell table:style-name="Default" office:value-type="float" office:value="508869" calcext:value-type="float">
            <text:p>508869</text:p>
          </table:table-cell>
          <table:table-cell table:number-columns-repeated="2" table:style-name="Default" office:value-type="string" calcext:value-type="string">
            <text:p>chr7:117117934-11712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4806453" calcext:value-type="float">
            <text:p>4806453</text:p>
          </table:table-cell>
          <table:table-cell table:style-name="Default" office:value-type="string" calcext:value-type="string">
            <text:p>CHRNE</text:p>
          </table:table-cell>
          <table:table-cell table:style-name="Default" office:value-type="string" calcext:value-type="string">
            <text:p>skeletal muscle tissue (ENH_F, ENH_S, PR_F, PR_S)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48245" calcext:value-type="float">
            <text:p>48245</text:p>
          </table:table-cell>
          <table:table-cell table:style-name="Default" table:formula="of:=100*(1 - ([.F90]/[.S90]))" office:value-type="float" office:value="92.5346574793463" calcext:value-type="float">
            <text:p>92.5346574793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eletal muscle cell (CHR_E, ENH_F, PR_F, PR_S);skeletal muscle myoblast (CHR_E, ENH_E, ENH_S, PR_F, PR_S);smooth muscle tissue (ENH_F, PR_F);psoas muscle (CHR_E, ENH_S, PR_S);hindlimb muscle (CHR_E, CHR_S, PR_F);muscle of back (CHR_E, CHR_S);forelimb muscle (CHR_E, CHR_S);skeletal muscle tissue (ENH_F, ENH_S, PR_F, PR_S);muscle of leg (CHR_E, CHR_S, ENH_S, PR_F, PR_S);muscle of trunk (CHR_E, CHR_S, ENH_S, PR_S);muscle of arm (CHR_E, CHR_S)</text:p>
          </table:table-cell>
          <table:table-cell table:style-name="Default" office:value-type="float" office:value="786" calcext:value-type="float">
            <text:p>786</text:p>
          </table:table-cell>
          <table:table-cell table:style-name="Default" office:value-type="float" office:value="240893" calcext:value-type="float">
            <text:p>240893</text:p>
          </table:table-cell>
          <table:table-cell table:style-name="Default" table:formula="of:=100*(1-([.M90]/[.S90]))" office:value-type="float" office:value="62.7246604657928" calcext:value-type="float">
            <text:p>62.7246604658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646253" calcext:value-type="float">
            <text:p>646253</text:p>
          </table:table-cell>
          <table:table-cell table:number-columns-repeated="2" table:style-name="Default" office:value-type="string" calcext:value-type="string">
            <text:p>chr17:4791898-48076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4806454" calcext:value-type="float">
            <text:p>4806454</text:p>
          </table:table-cell>
          <table:table-cell table:style-name="Default" office:value-type="string" calcext:value-type="string">
            <text:p>CHRNE</text:p>
          </table:table-cell>
          <table:table-cell table:style-name="Default" office:value-type="string" calcext:value-type="string">
            <text:p>skeletal muscle tissue (ENH_F, ENH_S, PR_F, PR_S)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48245" calcext:value-type="float">
            <text:p>48245</text:p>
          </table:table-cell>
          <table:table-cell table:style-name="Default" table:formula="of:=100*(1 - ([.F91]/[.S91]))" office:value-type="float" office:value="92.5346574793463" calcext:value-type="float">
            <text:p>92.5346574793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eletal muscle cell (CHR_E, ENH_F, PR_F, PR_S);skeletal muscle myoblast (CHR_E, ENH_E, ENH_S, PR_F, PR_S);smooth muscle tissue (ENH_F, PR_F);psoas muscle (CHR_E, ENH_S, PR_S);hindlimb muscle (CHR_E, CHR_S, PR_F);muscle of back (CHR_E, CHR_S);forelimb muscle (CHR_E, CHR_S);skeletal muscle tissue (ENH_F, ENH_S, PR_F, PR_S);muscle of leg (CHR_E, CHR_S, ENH_S, PR_F, PR_S);muscle of trunk (CHR_E, CHR_S, ENH_S, PR_S);muscle of arm (CHR_E, CHR_S)</text:p>
          </table:table-cell>
          <table:table-cell table:style-name="Default" office:value-type="float" office:value="786" calcext:value-type="float">
            <text:p>786</text:p>
          </table:table-cell>
          <table:table-cell table:style-name="Default" office:value-type="float" office:value="240893" calcext:value-type="float">
            <text:p>240893</text:p>
          </table:table-cell>
          <table:table-cell table:style-name="Default" table:formula="of:=100*(1-([.M91]/[.S91]))" office:value-type="float" office:value="62.7246604657928" calcext:value-type="float">
            <text:p>62.7246604658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646253" calcext:value-type="float">
            <text:p>646253</text:p>
          </table:table-cell>
          <table:table-cell table:number-columns-repeated="2" table:style-name="Default" office:value-type="string" calcext:value-type="string">
            <text:p>chr17:4791898-48076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3539712" calcext:value-type="float">
            <text:p>3539712</text:p>
          </table:table-cell>
          <table:table-cell table:style-name="Default" office:value-type="string" calcext:value-type="string">
            <text:p>CTNS</text:p>
          </table:table-cell>
          <table:table-cell table:style-name="Default" office:value-type="string" calcext:value-type="string">
            <text:p>kidney (CHR_E, CHR_S, ENH_F, PR_F, PR_S)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3109" calcext:value-type="float">
            <text:p>83109</text:p>
          </table:table-cell>
          <table:table-cell table:style-name="Default" table:formula="of:=100*(1 - ([.F92]/[.S92]))" office:value-type="float" office:value="85.7853391052404" calcext:value-type="float">
            <text:p>85.7853391052</text:p>
          </table:table-cell>
          <table:table-cell table:number-columns-repeated="2" table:style-name="Default" office:value-type="string" calcext:value-type="string">
            <text:p>chr17:3539374-35401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hyroid gland (CHR_E, CHR_S, ENH_E, ENH_F, ENH_S, PR_F, PR_S);brain (CHR_E, CHR_S, ENH_F, PR_F, PR_S);kidney (CHR_E, CHR_S, ENH_F, PR_F, PR_S)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125829" calcext:value-type="float">
            <text:p>125829</text:p>
          </table:table-cell>
          <table:table-cell table:style-name="Default" table:formula="of:=100*(1-([.M92]/[.S92]))" office:value-type="float" office:value="78.4786657795581" calcext:value-type="float">
            <text:p>78.4786657796</text:p>
          </table:table-cell>
          <table:table-cell table:number-columns-repeated="2" table:style-name="Default" office:value-type="string" calcext:value-type="string">
            <text:p>chr17:3538798-354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13" calcext:value-type="float">
            <text:p>1213</text:p>
          </table:table-cell>
          <table:table-cell table:style-name="Default" office:value-type="float" office:value="584671" calcext:value-type="float">
            <text:p>584671</text:p>
          </table:table-cell>
          <table:table-cell table:number-columns-repeated="2" table:style-name="Default" office:value-type="string" calcext:value-type="string">
            <text:p>chr17:3537834-35407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3539720" calcext:value-type="float">
            <text:p>3539720</text:p>
          </table:table-cell>
          <table:table-cell table:style-name="Default" office:value-type="string" calcext:value-type="string">
            <text:p>CTNS</text:p>
          </table:table-cell>
          <table:table-cell table:style-name="Default" office:value-type="string" calcext:value-type="string">
            <text:p>kidney (CHR_E, CHR_S, ENH_F, PR_F, PR_S)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3109" calcext:value-type="float">
            <text:p>83109</text:p>
          </table:table-cell>
          <table:table-cell table:style-name="Default" table:formula="of:=100*(1 - ([.F93]/[.S93]))" office:value-type="float" office:value="85.7853391052404" calcext:value-type="float">
            <text:p>85.7853391052</text:p>
          </table:table-cell>
          <table:table-cell table:number-columns-repeated="2" table:style-name="Default" office:value-type="string" calcext:value-type="string">
            <text:p>chr17:3539374-35401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hyroid gland (CHR_E, CHR_S, ENH_E, ENH_F, ENH_S, PR_F, PR_S);brain (CHR_E, CHR_S, ENH_F, PR_F, PR_S);kidney (CHR_E, CHR_S, ENH_F, PR_F, PR_S)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125829" calcext:value-type="float">
            <text:p>125829</text:p>
          </table:table-cell>
          <table:table-cell table:style-name="Default" table:formula="of:=100*(1-([.M93]/[.S93]))" office:value-type="float" office:value="78.4786657795581" calcext:value-type="float">
            <text:p>78.4786657796</text:p>
          </table:table-cell>
          <table:table-cell table:number-columns-repeated="2" table:style-name="Default" office:value-type="string" calcext:value-type="string">
            <text:p>chr17:3538798-354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13" calcext:value-type="float">
            <text:p>1213</text:p>
          </table:table-cell>
          <table:table-cell table:style-name="Default" office:value-type="float" office:value="584671" calcext:value-type="float">
            <text:p>584671</text:p>
          </table:table-cell>
          <table:table-cell table:number-columns-repeated="2" table:style-name="Default" office:value-type="string" calcext:value-type="string">
            <text:p>chr17:3537834-35407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113760062" calcext:value-type="float">
            <text:p>113760062</text:p>
          </table:table-cell>
          <table:table-cell table:style-name="Default" office:value-type="string" calcext:value-type="string">
            <text:p>F7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9710" calcext:value-type="float">
            <text:p>99710</text:p>
          </table:table-cell>
          <table:table-cell table:style-name="Default" table:formula="of:=100*(1 - ([.F94]/[.S94]))" office:value-type="float" office:value="87.5431791066219" calcext:value-type="float">
            <text:p>87.5431791066</text:p>
          </table:table-cell>
          <table:table-cell table:number-columns-repeated="2" table:style-name="Default" office:value-type="string" calcext:value-type="string">
            <text:p>chr13:113759817-1137603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156425" calcext:value-type="float">
            <text:p>156425</text:p>
          </table:table-cell>
          <table:table-cell table:style-name="Default" table:formula="of:=100*(1-([.M94]/[.S94]))" office:value-type="float" office:value="80.4577453791329" calcext:value-type="float">
            <text:p>80.4577453791</text:p>
          </table:table-cell>
          <table:table-cell table:number-columns-repeated="2" table:style-name="Default" office:value-type="string" calcext:value-type="string">
            <text:p>chr13:113759817-1137606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800445" calcext:value-type="float">
            <text:p>800445</text:p>
          </table:table-cell>
          <table:table-cell table:number-columns-repeated="2" table:style-name="Default" office:value-type="string" calcext:value-type="string">
            <text:p>chr13:113759485-1137606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45" calcext:value-type="float">
            <text:p>154251045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5]/[.S95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5]/[.S95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48" calcext:value-type="float">
            <text:p>154251048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6]/[.S96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6]/[.S96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82" calcext:value-type="float">
            <text:p>154251082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7]/[.S97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7]/[.S97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84" calcext:value-type="float">
            <text:p>154251084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8]/[.S98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8]/[.S98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69" calcext:value-type="float">
            <text:p>138612869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99]/[.S99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99]/[.S99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1" calcext:value-type="float">
            <text:p>138612871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0]/[.S100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0]/[.S100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2" calcext:value-type="float">
            <text:p>138612872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1]/[.S101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1]/[.S101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4" calcext:value-type="float">
            <text:p>138612874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2]/[.S102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2]/[.S102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5" calcext:value-type="float">
            <text:p>138612875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3]/[.S103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3]/[.S103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6" calcext:value-type="float">
            <text:p>138612876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4]/[.S104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4]/[.S104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46993405" calcext:value-type="float">
            <text:p>146993405</text:p>
          </table:table-cell>
          <table:table-cell table:style-name="Default" office:value-type="string" calcext:value-type="string">
            <text:p>FMR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75693" calcext:value-type="float">
            <text:p>175693</text:p>
          </table:table-cell>
          <table:table-cell table:style-name="Default" table:formula="of:=100*(1 - ([.F105]/[.S105]))" office:value-type="float" office:value="63.4299761255045" calcext:value-type="float">
            <text:p>63.4299761255</text:p>
          </table:table-cell>
          <table:table-cell table:number-columns-repeated="2" table:style-name="Default" office:value-type="string" calcext:value-type="string">
            <text:p>chrX:146993140-14699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idbrain (CHR_S);astrocyte (CHR_E, CHR_S, ENH_E, ENH_F, ENH_S, PR_F, PR_S);astrocyte of the hippocampus (CHR_E);astrocyte of the cerebellum (CHR_E, PR_F, PR_S);neurosphere (PR_S);astrocyte of the spinal cord (CHR_E, ENH_E, PR_S);brain (CHR_E, CHR_S, ENH_F, PR_F, PR_S);neuronal stem cell (ENH_F, PR_F);neuron (ENH_F, PR_F)</text:p>
          </table:table-cell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208450" calcext:value-type="float">
            <text:p>208450</text:p>
          </table:table-cell>
          <table:table-cell table:style-name="Default" table:formula="of:=100*(1-([.M105]/[.S105]))" office:value-type="float" office:value="56.6116949642923" calcext:value-type="float">
            <text:p>56.6116949643</text:p>
          </table:table-cell>
          <table:table-cell table:number-columns-repeated="2" table:style-name="Default" office:value-type="string" calcext:value-type="string">
            <text:p>chrX:146993140-14699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76" calcext:value-type="float">
            <text:p>1676</text:p>
          </table:table-cell>
          <table:table-cell table:style-name="Default" office:value-type="float" office:value="480429" calcext:value-type="float">
            <text:p>480429</text:p>
          </table:table-cell>
          <table:table-cell table:number-columns-repeated="2" table:style-name="Default" office:value-type="string" calcext:value-type="string">
            <text:p>chrX:146991935-146996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46993444" calcext:value-type="float">
            <text:p>146993444</text:p>
          </table:table-cell>
          <table:table-cell table:style-name="Default" office:value-type="string" calcext:value-type="string">
            <text:p>FMR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75693" calcext:value-type="float">
            <text:p>175693</text:p>
          </table:table-cell>
          <table:table-cell table:style-name="Default" table:formula="of:=100*(1 - ([.F106]/[.S106]))" office:value-type="float" office:value="63.4299761255045" calcext:value-type="float">
            <text:p>63.4299761255</text:p>
          </table:table-cell>
          <table:table-cell table:number-columns-repeated="2" table:style-name="Default" office:value-type="string" calcext:value-type="string">
            <text:p>chrX:146993140-14699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idbrain (CHR_S);astrocyte (CHR_E, CHR_S, ENH_E, ENH_F, ENH_S, PR_F, PR_S);astrocyte of the hippocampus (CHR_E);astrocyte of the cerebellum (CHR_E, PR_F, PR_S);neurosphere (PR_S);astrocyte of the spinal cord (CHR_E, ENH_E, PR_S);brain (CHR_E, CHR_S, ENH_F, PR_F, PR_S);neuronal stem cell (ENH_F, PR_F);neuron (ENH_F, PR_F)</text:p>
          </table:table-cell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208450" calcext:value-type="float">
            <text:p>208450</text:p>
          </table:table-cell>
          <table:table-cell table:style-name="Default" table:formula="of:=100*(1-([.M106]/[.S106]))" office:value-type="float" office:value="56.6116949642923" calcext:value-type="float">
            <text:p>56.6116949643</text:p>
          </table:table-cell>
          <table:table-cell table:number-columns-repeated="2" table:style-name="Default" office:value-type="string" calcext:value-type="string">
            <text:p>chrX:146993140-14699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76" calcext:value-type="float">
            <text:p>1676</text:p>
          </table:table-cell>
          <table:table-cell table:style-name="Default" office:value-type="float" office:value="480429" calcext:value-type="float">
            <text:p>480429</text:p>
          </table:table-cell>
          <table:table-cell table:number-columns-repeated="2" table:style-name="Default" office:value-type="string" calcext:value-type="string">
            <text:p>chrX:146991935-146996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31003560" calcext:value-type="float">
            <text:p>31003560</text:p>
          </table:table-cell>
          <table:table-cell table:style-name="Default" office:value-type="string" calcext:value-type="string">
            <text:p>GHRHR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05611" calcext:value-type="float">
            <text:p>105611</text:p>
          </table:table-cell>
          <table:table-cell table:style-name="Default" table:formula="of:=100*(1 - ([.F107]/[.S107]))" office:value-type="float" office:value="82.6910343652074" calcext:value-type="float">
            <text:p>82.6910343652</text:p>
          </table:table-cell>
          <table:table-cell table:number-columns-repeated="2" table:style-name="Default" office:value-type="string" calcext:value-type="string">
            <text:p>chr7:31003360-31003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05611" calcext:value-type="float">
            <text:p>105611</text:p>
          </table:table-cell>
          <table:table-cell table:style-name="Default" table:formula="of:=100*(1-([.M107]/[.S107]))" office:value-type="float" office:value="82.6910343652074" calcext:value-type="float">
            <text:p>82.6910343652</text:p>
          </table:table-cell>
          <table:table-cell table:number-columns-repeated="2" table:style-name="Default" office:value-type="string" calcext:value-type="string">
            <text:p>chr7:31003360-31003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610152" calcext:value-type="float">
            <text:p>610152</text:p>
          </table:table-cell>
          <table:table-cell table:number-columns-repeated="2" table:style-name="Default" office:value-type="string" calcext:value-type="string">
            <text:p>chr7:31002190-310063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70443029" calcext:value-type="float">
            <text:p>70443029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108]/[.S108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right lobe of liver (CHR_E, CHR_S, ENH_E, ENH_S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108]/[.S108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70443031" calcext:value-type="float">
            <text:p>70443031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109]/[.S109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right lobe of liver (CHR_E, CHR_S, ENH_E, ENH_S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109]/[.S109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20767158" calcext:value-type="float">
            <text:p>20767158</text:p>
          </table:table-cell>
          <table:table-cell table:style-name="Default" office:value-type="string" calcext:value-type="string">
            <text:p>GJB2</text:p>
          </table:table-cell>
          <table:table-cell table:style-name="Default" office:value-type="string" calcext:value-type="string">
            <text:p>mammary epithelial cell (CHR_E, CHR_S, ENH_E, ENH_F, ENH_S, PR_F, PR_S)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35716" calcext:value-type="float">
            <text:p>35716</text:p>
          </table:table-cell>
          <table:table-cell table:style-name="Default" table:formula="of:=100*(1 - ([.F110]/[.S110]))" office:value-type="float" office:value="94.0039015938783" calcext:value-type="float">
            <text:p>94.0039015939</text:p>
          </table:table-cell>
          <table:table-cell table:number-columns-repeated="2" table:style-name="Default" office:value-type="string" calcext:value-type="string">
            <text:p>chr13:20765373-207672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ammary epithelial cell (CHR_E, CHR_S, ENH_E, ENH_F, ENH_S, PR_F, PR_S)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35716" calcext:value-type="float">
            <text:p>35716</text:p>
          </table:table-cell>
          <table:table-cell table:style-name="Default" table:formula="of:=100*(1-([.M110]/[.S110]))" office:value-type="float" office:value="94.0039015938783" calcext:value-type="float">
            <text:p>94.0039015939</text:p>
          </table:table-cell>
          <table:table-cell table:number-columns-repeated="2" table:style-name="Default" office:value-type="string" calcext:value-type="string">
            <text:p>chr13:20765373-207672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3" calcext:value-type="float">
            <text:p>1403</text:p>
          </table:table-cell>
          <table:table-cell table:style-name="Default" office:value-type="float" office:value="595654" calcext:value-type="float">
            <text:p>595654</text:p>
          </table:table-cell>
          <table:table-cell table:number-columns-repeated="2" table:style-name="Default" office:value-type="string" calcext:value-type="string">
            <text:p>chr13:20761990-207689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26" calcext:value-type="float">
            <text:p>5248326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1]/[.S111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1]/[.S111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29" calcext:value-type="float">
            <text:p>5248329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2]/[.S112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2]/[.S112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0" calcext:value-type="float">
            <text:p>5248330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3]/[.S113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3]/[.S113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1" calcext:value-type="float">
            <text:p>5248331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4]/[.S114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4]/[.S114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2" calcext:value-type="float">
            <text:p>5248332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5]/[.S115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5]/[.S115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3" calcext:value-type="float">
            <text:p>5248333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6]/[.S116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6]/[.S116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72" calcext:value-type="float">
            <text:p>5248372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7]/[.S117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7]/[.S117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74" calcext:value-type="float">
            <text:p>5248374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8]/[.S118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8]/[.S118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88" calcext:value-type="float">
            <text:p>5248388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9]/[.S119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9]/[.S119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89" calcext:value-type="float">
            <text:p>5248389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20]/[.S120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20]/[.S120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91" calcext:value-type="float">
            <text:p>5248391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21]/[.S121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21]/[.S121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71075518" calcext:value-type="float">
            <text:p>71075518</text:p>
          </table:table-cell>
          <table:table-cell table:style-name="Default" office:value-type="string" calcext:value-type="string">
            <text:p>HK1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3285" calcext:value-type="float">
            <text:p>13285</text:p>
          </table:table-cell>
          <table:table-cell table:style-name="Default" table:formula="of:=100*(1 - ([.F122]/[.S122]))" office:value-type="float" office:value="98.008878737193" calcext:value-type="float">
            <text:p>98.0088787372</text:p>
          </table:table-cell>
          <table:table-cell table:number-columns-repeated="2" table:style-name="Default" office:value-type="string" calcext:value-type="string">
            <text:p>chr10:71075199-71075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brain (CHR_E, CHR_S, ENH_F, PR_F, PR_S);neuron (ENH_F, PR_F)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88342" calcext:value-type="float">
            <text:p>88342</text:p>
          </table:table-cell>
          <table:table-cell table:style-name="Default" table:formula="of:=100*(1-([.M122]/[.S122]))" office:value-type="float" office:value="86.7595307038842" calcext:value-type="float">
            <text:p>86.7595307039</text:p>
          </table:table-cell>
          <table:table-cell table:number-columns-repeated="2" table:style-name="Default" office:value-type="string" calcext:value-type="string">
            <text:p>chr10:71075199-71075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4" calcext:value-type="float">
            <text:p>1414</text:p>
          </table:table-cell>
          <table:table-cell table:style-name="Default" office:value-type="float" office:value="667212" calcext:value-type="float">
            <text:p>667212</text:p>
          </table:table-cell>
          <table:table-cell table:number-columns-repeated="2" table:style-name="Default" office:value-type="string" calcext:value-type="string">
            <text:p>chr10:71074631-710766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289" calcext:value-type="float">
            <text:p>121416289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123]/[.S123]))" office:value-type="float" office:value="98.453199558335" calcext:value-type="float">
            <text:p>98.4531995583</text:p>
          </table:table-cell>
          <table:table-cell table:number-columns-repeated="2" table:style-name="Default" office:value-type="string" calcext:value-type="string">
            <text:p>chr12:121416140-1214163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ndocrine pancreas (ENH_S, PR_S);liver (CHR_E, ENH_E, ENH_F, ENH_S, PR_F, PR_S);body of pancreas (CHR_E, CHR_S, ENH_E, ENH_S, PR_S);hepatocyte (CHR_E, ENH_F, PR_F);right lobe of liver (CHR_E, CHR_S, ENH_E, ENH_S, PR_S);left kidney (CHR_E, CHR_S);pancreas (CHR_E, CHR_S, ENH_F, ENH_S, PR_F, PR_S);kidney (CHR_E, CHR_S, ENH_F, PR_F, PR_S);right kidney (CHR_E, CH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123]/[.S123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354" calcext:value-type="float">
            <text:p>121416354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124]/[.S124]))" office:value-type="float" office:value="98.453199558335" calcext:value-type="float">
            <text:p>98.4531995583</text:p>
          </table:table-cell>
          <table:table-cell table:number-columns-repeated="2" table:style-name="Default" office:value-type="string" calcext:value-type="string">
            <text:p>chr12:121416140-1214163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ndocrine pancreas (ENH_S, PR_S);liver (CHR_E, ENH_E, ENH_F, ENH_S, PR_F, PR_S);body of pancreas (CHR_E, CHR_S, ENH_E, ENH_S, PR_S);hepatocyte (CHR_E, ENH_F, PR_F);right lobe of liver (CHR_E, CHR_S, ENH_E, ENH_S, PR_S);left kidney (CHR_E, CHR_S);pancreas (CHR_E, CHR_S, ENH_F, ENH_S, PR_F, PR_S);kidney (CHR_E, CHR_S, ENH_F, PR_F, PR_S);right kidney (CHR_E, CH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124]/[.S124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82532" calcext:value-type="float">
            <text:p>2182532</text:p>
          </table:table-cell>
          <table:table-cell table:style-name="Default" office:value-type="string" calcext:value-type="string">
            <text:p>INS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67156" calcext:value-type="float">
            <text:p>67156</text:p>
          </table:table-cell>
          <table:table-cell table:style-name="Default" table:formula="of:=100*(1 - ([.F125]/[.S125]))" office:value-type="float" office:value="91.6244810198887" calcext:value-type="float">
            <text:p>91.62448101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2178120-2178439</text:p>
          </table:table-cell>
          <table:table-cell table:style-name="Default" office:value-type="float" office:value="4093" calcext:value-type="float">
            <text:p>4093</text:p>
          </table:table-cell>
          <table:table-cell table:style-name="Default" office:value-type="string" calcext:value-type="string">
            <text:p>body of pancreas (CHR_E, CHR_S, ENH_E, ENH_S, PR_S);pancreas (CHR_E, CHR_S, ENH_F, ENH_S, PR_F, PR_S);endocrine pancreas (ENH_S, PR_S)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228706" calcext:value-type="float">
            <text:p>228706</text:p>
          </table:table-cell>
          <table:table-cell table:style-name="Default" table:formula="of:=100*(1-([.M125]/[.S125]))" office:value-type="float" office:value="71.4763916274742" calcext:value-type="float">
            <text:p>71.4763916275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1813" calcext:value-type="float">
            <text:p>801813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82533" calcext:value-type="float">
            <text:p>2182533</text:p>
          </table:table-cell>
          <table:table-cell table:style-name="Default" office:value-type="string" calcext:value-type="string">
            <text:p>INS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67156" calcext:value-type="float">
            <text:p>67156</text:p>
          </table:table-cell>
          <table:table-cell table:style-name="Default" table:formula="of:=100*(1 - ([.F126]/[.S126]))" office:value-type="float" office:value="91.6244810198887" calcext:value-type="float">
            <text:p>91.62448101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2178120-2178439</text:p>
          </table:table-cell>
          <table:table-cell table:style-name="Default" office:value-type="float" office:value="4094" calcext:value-type="float">
            <text:p>4094</text:p>
          </table:table-cell>
          <table:table-cell table:style-name="Default" office:value-type="string" calcext:value-type="string">
            <text:p>body of pancreas (CHR_E, CHR_S, ENH_E, ENH_S, PR_S);pancreas (CHR_E, CHR_S, ENH_F, ENH_S, PR_F, PR_S);endocrine pancreas (ENH_S, PR_S)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228706" calcext:value-type="float">
            <text:p>228706</text:p>
          </table:table-cell>
          <table:table-cell table:style-name="Default" table:formula="of:=100*(1-([.M126]/[.S126]))" office:value-type="float" office:value="71.4763916274742" calcext:value-type="float">
            <text:p>71.4763916275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1813" calcext:value-type="float">
            <text:p>801813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</text:p>
          </table:table-cell>
          <table:table-cell table:style-name="Default" office:value-type="float" office:value="47630106" calcext:value-type="float">
            <text:p>47630106</text:p>
          </table:table-cell>
          <table:table-cell table:style-name="Default" office:value-type="string" calcext:value-type="string">
            <text:p>MSH2</text:p>
          </table:table-cell>
          <table:table-cell table:style-name="Default" office:value-type="string" calcext:value-type="string">
            <text:p>sigmoid colon (CHR_S, ENH_E, ENH_S, PR_S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60280" calcext:value-type="float">
            <text:p>60280</text:p>
          </table:table-cell>
          <table:table-cell table:style-name="Default" table:formula="of:=100*(1 - ([.F127]/[.S127]))" office:value-type="float" office:value="90.9663786837708" calcext:value-type="float">
            <text:p>90.9663786838</text:p>
          </table:table-cell>
          <table:table-cell table:number-columns-repeated="2" table:style-name="Default" office:value-type="string" calcext:value-type="string">
            <text:p>chr2:47629602-476305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olonic mucosa (ENH_S, PR_S);uterus (CHR_E, CHR_S, ENH_E, ENH_F, PR_F);transverse colon (CHR_E, CHR_S, ENH_E);uterine smooth muscle cell (ENH_F, PR_F);sigmoid colon (CHR_S, ENH_E, ENH_S, PR_S)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141749" calcext:value-type="float">
            <text:p>141749</text:p>
          </table:table-cell>
          <table:table-cell table:style-name="Default" table:formula="of:=100*(1-([.M127]/[.S127]))" office:value-type="float" office:value="78.7573525555048" calcext:value-type="float">
            <text:p>78.7573525555</text:p>
          </table:table-cell>
          <table:table-cell table:number-columns-repeated="2" table:style-name="Default" office:value-type="string" calcext:value-type="string">
            <text:p>chr2:47629602-476314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46" calcext:value-type="float">
            <text:p>1346</text:p>
          </table:table-cell>
          <table:table-cell table:style-name="Default" office:value-type="float" office:value="667285" calcext:value-type="float">
            <text:p>667285</text:p>
          </table:table-cell>
          <table:table-cell table:number-columns-repeated="2" table:style-name="Default" office:value-type="string" calcext:value-type="string">
            <text:p>chr2:47628558-476319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60001799" calcext:value-type="float">
            <text:p>160001799</text:p>
          </table:table-cell>
          <table:table-cell table:style-name="Default" office:value-type="string" calcext:value-type="string">
            <text:p>PIGM</text:p>
          </table:table-cell>
          <table:table-cell table:style-name="Default" office:value-type="string" calcext:value-type="string">
            <text:p>granulocyt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table:formula="of:=100*(1 - ([.F128]/[.S128]))" office:value-type="float" office:value="99.8922469245152" calcext:value-type="float">
            <text:p>99.8922469245</text:p>
          </table:table-cell>
          <table:table-cell table:number-columns-repeated="2" table:style-name="Default" office:value-type="string" calcext:value-type="string">
            <text:p>chr1:160001625-160001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skin fibroblast (CHR_S, ENH_F, PR_F)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39574" calcext:value-type="float">
            <text:p>39574</text:p>
          </table:table-cell>
          <table:table-cell table:style-name="Default" table:formula="of:=100*(1-([.M128]/[.S128]))" office:value-type="float" office:value="93.828914313694" calcext:value-type="float">
            <text:p>93.8289143137</text:p>
          </table:table-cell>
          <table:table-cell table:number-columns-repeated="2" table:style-name="Default" office:value-type="string" calcext:value-type="string">
            <text:p>chr1:160001472-1600021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6" calcext:value-type="float">
            <text:p>1046</text:p>
          </table:table-cell>
          <table:table-cell table:style-name="Default" office:value-type="float" office:value="641281" calcext:value-type="float">
            <text:p>641281</text:p>
          </table:table-cell>
          <table:table-cell table:number-columns-repeated="2" table:style-name="Default" office:value-type="string" calcext:value-type="string">
            <text:p>chr1:160000007-1600030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55271258" calcext:value-type="float">
            <text:p>155271258</text:p>
          </table:table-cell>
          <table:table-cell table:style-name="Default" office:value-type="string" calcext:value-type="string">
            <text:p>PKLR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2728" calcext:value-type="float">
            <text:p>22728</text:p>
          </table:table-cell>
          <table:table-cell table:style-name="Default" table:formula="of:=100*(1 - ([.F129]/[.S129]))" office:value-type="float" office:value="96.5702799851512" calcext:value-type="float">
            <text:p>96.5702799852</text:p>
          </table:table-cell>
          <table:table-cell table:number-columns-repeated="2" table:style-name="Default" office:value-type="string" calcext:value-type="string">
            <text:p>chr1:155271134-155271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erythroblast (ENH_E);hepatocyte (CHR_E, ENH_F, PR_F)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5234" calcext:value-type="float">
            <text:p>155234</text:p>
          </table:table-cell>
          <table:table-cell table:style-name="Default" table:formula="of:=100*(1-([.M129]/[.S129]))" office:value-type="float" office:value="76.5747467095633" calcext:value-type="float">
            <text:p>76.5747467096</text:p>
          </table:table-cell>
          <table:table-cell table:number-columns-repeated="2" table:style-name="Default" office:value-type="string" calcext:value-type="string">
            <text:p>chr1:155270459-155271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662678" calcext:value-type="float">
            <text:p>662678</text:p>
          </table:table-cell>
          <table:table-cell table:number-columns-repeated="2" table:style-name="Default" office:value-type="string" calcext:value-type="string">
            <text:p>chr1:155270435-1552717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55271269" calcext:value-type="float">
            <text:p>155271269</text:p>
          </table:table-cell>
          <table:table-cell table:style-name="Default" office:value-type="string" calcext:value-type="string">
            <text:p>PKLR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2728" calcext:value-type="float">
            <text:p>22728</text:p>
          </table:table-cell>
          <table:table-cell table:style-name="Default" table:formula="of:=100*(1 - ([.F130]/[.S130]))" office:value-type="float" office:value="96.5702799851512" calcext:value-type="float">
            <text:p>96.5702799852</text:p>
          </table:table-cell>
          <table:table-cell table:number-columns-repeated="2" table:style-name="Default" office:value-type="string" calcext:value-type="string">
            <text:p>chr1:155271134-155271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erythroblast (ENH_E);hepatocyte (CHR_E, ENH_F, PR_F)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5234" calcext:value-type="float">
            <text:p>155234</text:p>
          </table:table-cell>
          <table:table-cell table:style-name="Default" table:formula="of:=100*(1-([.M130]/[.S130]))" office:value-type="float" office:value="76.5747467095633" calcext:value-type="float">
            <text:p>76.5747467096</text:p>
          </table:table-cell>
          <table:table-cell table:number-columns-repeated="2" table:style-name="Default" office:value-type="string" calcext:value-type="string">
            <text:p>chr1:155270459-155271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662678" calcext:value-type="float">
            <text:p>662678</text:p>
          </table:table-cell>
          <table:table-cell table:number-columns-repeated="2" table:style-name="Default" office:value-type="string" calcext:value-type="string">
            <text:p>chr1:155270435-1552717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6</text:p>
          </table:table-cell>
          <table:table-cell table:style-name="Default" office:value-type="float" office:value="118869382" calcext:value-type="float">
            <text:p>118869382</text:p>
          </table:table-cell>
          <table:table-cell table:style-name="Default" office:value-type="string" calcext:value-type="string">
            <text:p>PLN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97055" calcext:value-type="float">
            <text:p>97055</text:p>
          </table:table-cell>
          <table:table-cell table:style-name="Default" table:formula="of:=100*(1 - ([.F131]/[.S131]))" office:value-type="float" office:value="79.3337308093606" calcext:value-type="float">
            <text:p>79.3337308094</text:p>
          </table:table-cell>
          <table:table-cell table:number-columns-repeated="2" table:style-name="Default" office:value-type="string" calcext:value-type="string">
            <text:p>chr6:118869250-1188695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art left ventricle (CHR_E, CHR_S, ENH_E, PR_F, PR_S);skeletal muscle cell (CHR_E, ENH_F, PR_F, PR_S);heart right ventricle (CHR_E, ENH_S, PR_S);heart (CHR_E, CHR_S, ENH_F, PR_F, PR_S);skeletal muscle tissue (ENH_F, ENH_S, PR_F, PR_S)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138283" calcext:value-type="float">
            <text:p>138283</text:p>
          </table:table-cell>
          <table:table-cell table:style-name="Default" table:formula="of:=100*(1-([.M131]/[.S131]))" office:value-type="float" office:value="70.5549049251538" calcext:value-type="float">
            <text:p>70.5549049252</text:p>
          </table:table-cell>
          <table:table-cell table:number-columns-repeated="2" table:style-name="Default" office:value-type="string" calcext:value-type="string">
            <text:p>chr6:118869250-1188696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5" calcext:value-type="float">
            <text:p>1225</text:p>
          </table:table-cell>
          <table:table-cell table:style-name="Default" office:value-type="float" office:value="469630" calcext:value-type="float">
            <text:p>469630</text:p>
          </table:table-cell>
          <table:table-cell table:number-columns-repeated="2" table:style-name="Default" office:value-type="string" calcext:value-type="string">
            <text:p>chr6:118868683-1188708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4</text:p>
          </table:table-cell>
          <table:table-cell table:style-name="Default" office:value-type="float" office:value="73603081" calcext:value-type="float">
            <text:p>73603081</text:p>
          </table:table-cell>
          <table:table-cell table:style-name="Default" office:value-type="string" calcext:value-type="string">
            <text:p>PSEN1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715" calcext:value-type="float">
            <text:p>100715</text:p>
          </table:table-cell>
          <table:table-cell table:style-name="Default" table:formula="of:=100*(1 - ([.F132]/[.S132]))" office:value-type="float" office:value="83.5342068004879" calcext:value-type="float">
            <text:p>83.5342068005</text:p>
          </table:table-cell>
          <table:table-cell table:number-columns-repeated="2" table:style-name="Default" office:value-type="string" calcext:value-type="string">
            <text:p>chr14:73602751-736040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art left ventricle (CHR_E, CHR_S, ENH_E, PR_F, PR_S);heart right ventricle (CHR_E, ENH_S, PR_S);heart (CHR_E, CHR_S, ENH_F, PR_F, PR_S);heart embryonic (CHR_S, PR_S);brain (CHR_E, CHR_S, ENH_F, PR_F, PR_S);neuron (ENH_F, PR_F)</text:p>
          </table:table-cell>
          <table:table-cell table:style-name="Default" office:value-type="float" office:value="462" calcext:value-type="float">
            <text:p>462</text:p>
          </table:table-cell>
          <table:table-cell table:style-name="Default" office:value-type="float" office:value="166019" calcext:value-type="float">
            <text:p>166019</text:p>
          </table:table-cell>
          <table:table-cell table:style-name="Default" table:formula="of:=100*(1-([.M132]/[.S132]))" office:value-type="float" office:value="72.8577220752638" calcext:value-type="float">
            <text:p>72.8577220753</text:p>
          </table:table-cell>
          <table:table-cell table:number-columns-repeated="2" table:style-name="Default" office:value-type="string" calcext:value-type="string">
            <text:p>chr14:73602598-736046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float" office:value="611662" calcext:value-type="float">
            <text:p>611662</text:p>
          </table:table-cell>
          <table:table-cell table:number-columns-repeated="2" table:style-name="Default" office:value-type="string" calcext:value-type="string">
            <text:p>chr14:73602250-736048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48877851" calcext:value-type="float">
            <text:p>48877851</text:p>
          </table:table-cell>
          <table:table-cell table:style-name="Default" office:value-type="string" calcext:value-type="string">
            <text:p>RB1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2666" calcext:value-type="float">
            <text:p>42666</text:p>
          </table:table-cell>
          <table:table-cell table:style-name="Default" table:formula="of:=100*(1 - ([.F133]/[.S133]))" office:value-type="float" office:value="91.562464774388" calcext:value-type="float">
            <text:p>91.56246477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8267" calcext:value-type="float">
            <text:p>48267</text:p>
          </table:table-cell>
          <table:table-cell table:style-name="Default" table:formula="of:=100*(1-([.M133]/[.S133]))" office:value-type="float" office:value="90.4548232143952" calcext:value-type="float">
            <text:p>90.45482321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505669" calcext:value-type="float">
            <text:p>505669</text:p>
          </table:table-cell>
          <table:table-cell table:number-columns-repeated="2" table:style-name="Default" office:value-type="string" calcext:value-type="string">
            <text:p>chr13:48876128-48880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48877856" calcext:value-type="float">
            <text:p>48877856</text:p>
          </table:table-cell>
          <table:table-cell table:style-name="Default" office:value-type="string" calcext:value-type="string">
            <text:p>RB1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2666" calcext:value-type="float">
            <text:p>42666</text:p>
          </table:table-cell>
          <table:table-cell table:style-name="Default" table:formula="of:=100*(1 - ([.F134]/[.S134]))" office:value-type="float" office:value="91.562464774388" calcext:value-type="float">
            <text:p>91.56246477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8267" calcext:value-type="float">
            <text:p>48267</text:p>
          </table:table-cell>
          <table:table-cell table:style-name="Default" table:formula="of:=100*(1-([.M134]/[.S134]))" office:value-type="float" office:value="90.4548232143952" calcext:value-type="float">
            <text:p>90.45482321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505669" calcext:value-type="float">
            <text:p>505669</text:p>
          </table:table-cell>
          <table:table-cell table:number-columns-repeated="2" table:style-name="Default" office:value-type="string" calcext:value-type="string">
            <text:p>chr13:48876128-48880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48877860" calcext:value-type="float">
            <text:p>48877860</text:p>
          </table:table-cell>
          <table:table-cell table:style-name="Default" office:value-type="string" calcext:value-type="string">
            <text:p>RB1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2666" calcext:value-type="float">
            <text:p>42666</text:p>
          </table:table-cell>
          <table:table-cell table:style-name="Default" table:formula="of:=100*(1 - ([.F135]/[.S135]))" office:value-type="float" office:value="91.562464774388" calcext:value-type="float">
            <text:p>91.56246477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8267" calcext:value-type="float">
            <text:p>48267</text:p>
          </table:table-cell>
          <table:table-cell table:style-name="Default" table:formula="of:=100*(1-([.M135]/[.S135]))" office:value-type="float" office:value="90.4548232143952" calcext:value-type="float">
            <text:p>90.45482321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505669" calcext:value-type="float">
            <text:p>505669</text:p>
          </table:table-cell>
          <table:table-cell table:number-columns-repeated="2" table:style-name="Default" office:value-type="string" calcext:value-type="string">
            <text:p>chr13:48876128-48880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9</text:p>
          </table:table-cell>
          <table:table-cell table:style-name="Default" office:value-type="float" office:value="35658032" calcext:value-type="float">
            <text:p>35658032</text:p>
          </table:table-cell>
          <table:table-cell table:style-name="Default" office:value-type="string" calcext:value-type="string">
            <text:p>RMR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07196" calcext:value-type="float">
            <text:p>107196</text:p>
          </table:table-cell>
          <table:table-cell table:style-name="Default" table:formula="of:=100*(1 - ([.F136]/[.S136]))" office:value-type="float" office:value="82.8425182104975" calcext:value-type="float">
            <text:p>82.8425182105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idney embryonic (CHR_S, PR_S);liver (CHR_E, ENH_E, ENH_F, ENH_S, PR_F, PR_S);hepatocyte (CHR_E, ENH_F, PR_F)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40733" calcext:value-type="float">
            <text:p>140733</text:p>
          </table:table-cell>
          <table:table-cell table:style-name="Default" table:formula="of:=100*(1-([.M136]/[.S136]))" office:value-type="float" office:value="77.4746829668826" calcext:value-type="float">
            <text:p>77.4746829669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table:style-name="Default" office:value-type="float" office:value="624777" calcext:value-type="float">
            <text:p>624777</text:p>
          </table:table-cell>
          <table:table-cell table:number-columns-repeated="2" table:style-name="Default" office:value-type="string" calcext:value-type="string">
            <text:p>chr9:35655512-35659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73886568" calcext:value-type="float">
            <text:p>173886568</text:p>
          </table:table-cell>
          <table:table-cell table:style-name="Default" office:value-type="string" calcext:value-type="string">
            <text:p>SERPINC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3476" calcext:value-type="float">
            <text:p>53476</text:p>
          </table:table-cell>
          <table:table-cell table:style-name="Default" table:formula="of:=100*(1 - ([.F137]/[.S137]))" office:value-type="float" office:value="86.7772436848456" calcext:value-type="float">
            <text:p>86.7772436848</text:p>
          </table:table-cell>
          <table:table-cell table:number-columns-repeated="2" table:style-name="Default" office:value-type="string" calcext:value-type="string">
            <text:p>chr1:173886107-1738868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62427" calcext:value-type="float">
            <text:p>62427</text:p>
          </table:table-cell>
          <table:table-cell table:style-name="Default" table:formula="of:=100*(1-([.M137]/[.S137]))" office:value-type="float" office:value="84.5639724645422" calcext:value-type="float">
            <text:p>84.5639724645</text:p>
          </table:table-cell>
          <table:table-cell table:number-columns-repeated="2" table:style-name="Default" office:value-type="string" calcext:value-type="string">
            <text:p>chr1:173886107-1738877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5" calcext:value-type="float">
            <text:p>1145</text:p>
          </table:table-cell>
          <table:table-cell table:style-name="Default" office:value-type="float" office:value="404424" calcext:value-type="float">
            <text:p>404424</text:p>
          </table:table-cell>
          <table:table-cell table:number-columns-repeated="2" table:style-name="Default" office:value-type="string" calcext:value-type="string">
            <text:p>chr1:173885439-1738877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3</text:p>
          </table:table-cell>
          <table:table-cell table:style-name="Default" office:value-type="float" office:value="169482906" calcext:value-type="float">
            <text:p>169482906</text:p>
          </table:table-cell>
          <table:table-cell table:style-name="Default" office:value-type="string" calcext:value-type="string">
            <text:p>TERC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 - ([.F138]/[.S138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-([.M138]/[.S138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1" calcext:value-type="float">
            <text:p>1151</text:p>
          </table:table-cell>
          <table:table-cell table:style-name="Default" office:value-type="float" office:value="466087" calcext:value-type="float">
            <text:p>466087</text:p>
          </table:table-cell>
          <table:table-cell table:number-columns-repeated="2" table:style-name="Default" office:value-type="string" calcext:value-type="string">
            <text:p>chr3:169480373-1694834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3</text:p>
          </table:table-cell>
          <table:table-cell table:style-name="Default" office:value-type="float" office:value="169482947" calcext:value-type="float">
            <text:p>169482947</text:p>
          </table:table-cell>
          <table:table-cell table:style-name="Default" office:value-type="string" calcext:value-type="string">
            <text:p>TERC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 - ([.F139]/[.S139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-([.M139]/[.S139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1" calcext:value-type="float">
            <text:p>1151</text:p>
          </table:table-cell>
          <table:table-cell table:style-name="Default" office:value-type="float" office:value="466087" calcext:value-type="float">
            <text:p>466087</text:p>
          </table:table-cell>
          <table:table-cell table:number-columns-repeated="2" table:style-name="Default" office:value-type="string" calcext:value-type="string">
            <text:p>chr3:169480373-1694834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93085" calcext:value-type="float">
            <text:p>2193085</text:p>
          </table:table-cell>
          <table:table-cell table:style-name="Default" office:value-type="string" calcext:value-type="string">
            <text:p>T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85589" calcext:value-type="float">
            <text:p>85589</text:p>
          </table:table-cell>
          <table:table-cell table:style-name="Default" table:formula="of:=100*(1 - ([.F140]/[.S140]))" office:value-type="float" office:value="89.3493959111855" calcext:value-type="float">
            <text:p>89.3493959112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bstantia nigra (ENH_S, PR_S);brain (CHR_E, CHR_S, ENH_F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8357" calcext:value-type="float">
            <text:p>98357</text:p>
          </table:table-cell>
          <table:table-cell table:style-name="Default" table:formula="of:=100*(1-([.M140]/[.S140]))" office:value-type="float" office:value="87.7605595770072" calcext:value-type="float">
            <text:p>87.760559577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803607" calcext:value-type="float">
            <text:p>803607</text:p>
          </table:table-cell>
          <table:table-cell table:number-columns-repeated="2" table:style-name="Default" office:value-type="string" calcext:value-type="string">
            <text:p>chr11:2192522-2193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93086" calcext:value-type="float">
            <text:p>2193086</text:p>
          </table:table-cell>
          <table:table-cell table:style-name="Default" office:value-type="string" calcext:value-type="string">
            <text:p>T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85589" calcext:value-type="float">
            <text:p>85589</text:p>
          </table:table-cell>
          <table:table-cell table:style-name="Default" table:formula="of:=100*(1 - ([.F141]/[.S141]))" office:value-type="float" office:value="89.3493959111855" calcext:value-type="float">
            <text:p>89.3493959112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bstantia nigra (ENH_S, PR_S);brain (CHR_E, CHR_S, ENH_F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8357" calcext:value-type="float">
            <text:p>98357</text:p>
          </table:table-cell>
          <table:table-cell table:style-name="Default" table:formula="of:=100*(1-([.M141]/[.S141]))" office:value-type="float" office:value="87.7605595770072" calcext:value-type="float">
            <text:p>87.760559577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803607" calcext:value-type="float">
            <text:p>803607</text:p>
          </table:table-cell>
          <table:table-cell table:number-columns-repeated="2" table:style-name="Default" office:value-type="string" calcext:value-type="string">
            <text:p>chr11:2192522-2193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93087" calcext:value-type="float">
            <text:p>2193087</text:p>
          </table:table-cell>
          <table:table-cell table:style-name="Default" office:value-type="string" calcext:value-type="string">
            <text:p>T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85589" calcext:value-type="float">
            <text:p>85589</text:p>
          </table:table-cell>
          <table:table-cell table:style-name="Default" table:formula="of:=100*(1 - ([.F142]/[.S142]))" office:value-type="float" office:value="89.3493959111855" calcext:value-type="float">
            <text:p>89.3493959112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bstantia nigra (ENH_S, PR_S);brain (CHR_E, CHR_S, ENH_F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8357" calcext:value-type="float">
            <text:p>98357</text:p>
          </table:table-cell>
          <table:table-cell table:style-name="Default" table:formula="of:=100*(1-([.M142]/[.S142]))" office:value-type="float" office:value="87.7605595770072" calcext:value-type="float">
            <text:p>87.760559577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803607" calcext:value-type="float">
            <text:p>803607</text:p>
          </table:table-cell>
          <table:table-cell table:number-columns-repeated="2" table:style-name="Default" office:value-type="string" calcext:value-type="string">
            <text:p>chr11:2192522-2193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</text:p>
          </table:table-cell>
          <table:table-cell table:style-name="Default" office:value-type="float" office:value="234668851" calcext:value-type="float">
            <text:p>234668851</text:p>
          </table:table-cell>
          <table:table-cell table:style-name="Default" office:value-type="string" calcext:value-type="string">
            <text:p>UGT1A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106848" calcext:value-type="float">
            <text:p>106848</text:p>
          </table:table-cell>
          <table:table-cell table:style-name="Default" table:formula="of:=100*(1 - ([.F143]/[.S143]))" office:value-type="float" office:value="82.8481442420215" calcext:value-type="float">
            <text:p>82.848144242</text:p>
          </table:table-cell>
          <table:table-cell table:number-columns-repeated="2" table:style-name="Default" office:value-type="string" calcext:value-type="string">
            <text:p>chr2:234668556-2346697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108531" calcext:value-type="float">
            <text:p>108531</text:p>
          </table:table-cell>
          <table:table-cell table:style-name="Default" table:formula="of:=100*(1-([.M143]/[.S143]))" office:value-type="float" office:value="82.5779793981247" calcext:value-type="float">
            <text:p>82.5779793981</text:p>
          </table:table-cell>
          <table:table-cell table:number-columns-repeated="2" table:style-name="Default" office:value-type="string" calcext:value-type="string">
            <text:p>chr2:234668556-2346697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7" calcext:value-type="float">
            <text:p>1237</text:p>
          </table:table-cell>
          <table:table-cell table:style-name="Default" office:value-type="float" office:value="622953" calcext:value-type="float">
            <text:p>622953</text:p>
          </table:table-cell>
          <table:table-cell table:number-columns-repeated="2" table:style-name="Default" office:value-type="string" calcext:value-type="string">
            <text:p>chr2:234668075-2346697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7" office:value-type="string" calcext:value-type="string">
            <text:p>Overall median</text:p>
          </table:table-cell>
          <table:table-cell table:style-name="ce57" table:number-columns-repeated="3"/>
          <table:table-cell table:style-name="ce57" table:formula="of:=MEDIAN([.E83:.E143];[.E44:.E78];[.E3:.E39])" office:value-type="float" office:value="98" calcext:value-type="float">
            <text:p>98</text:p>
          </table:table-cell>
          <table:table-cell table:style-name="ce57" table:formula="of:=MEDIAN([.F83:.F143];[.F44:.F78];[.F3:.F39])" office:value-type="float" office:value="44222" calcext:value-type="float">
            <text:p>44222</text:p>
          </table:table-cell>
          <table:table-cell table:style-name="ce57" table:formula="of:=MEDIAN([.G83:.G143];[.G44:.G78];[.G3:.G39])" office:value-type="float" office:value="92.7304528107809" calcext:value-type="float">
            <text:p>92.7304528108</text:p>
          </table:table-cell>
          <table:table-cell table:style-name="ce57" table:number-columns-repeated="4"/>
          <table:table-cell table:style-name="ce57" table:formula="of:=MEDIAN([.L83:.L143];[.L44:.L78];[.L3:.L39])" office:value-type="float" office:value="254" calcext:value-type="float">
            <text:p>254</text:p>
          </table:table-cell>
          <table:table-cell table:style-name="ce57" table:formula="of:=MEDIAN([.M83:.M143];[.M44:.M78];[.M3:.M39])" office:value-type="float" office:value="98357" calcext:value-type="float">
            <text:p>98357</text:p>
          </table:table-cell>
          <table:table-cell table:style-name="ce57" table:formula="of:=MEDIAN([.N83:.N143];[.N44:.N78];[.N3:.N39])" office:value-type="float" office:value="82.487717759516" calcext:value-type="float">
            <text:p>82.4877177595</text:p>
          </table:table-cell>
          <table:table-cell table:style-name="ce57" table:number-columns-repeated="3"/>
          <table:table-cell table:style-name="ce57" table:formula="of:=MEDIAN([.R83:.R143];[.R44:.R78];[.R3:.R39])" office:value-type="float" office:value="1265" calcext:value-type="float">
            <text:p>1265</text:p>
          </table:table-cell>
          <table:table-cell table:style-name="ce57" table:formula="of:=MEDIAN([.S83:.S143];[.S44:.S78];[.S3:.S39])" office:value-type="float" office:value="561639" calcext:value-type="float">
            <text:p>561639</text:p>
          </table:table-cell>
          <table:table-cell table:style-name="ce57" table:number-columns-repeated="1005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l.table4" table:style-name="ta1">
        <table:table-column table:style-name="co12" table:default-cell-style-name="Default"/>
        <table:table-column table:style-name="co37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ce60" office:value-type="string" calcext:value-type="string">
            <text:p>repository</text:p>
          </table:table-cell>
          <table:table-cell table:style-name="ce60" office:value-type="string" calcext:value-type="string">
            <text:p>type</text:p>
          </table:table-cell>
          <table:table-cell table:style-name="ce60" office:value-type="string" calcext:value-type="string">
            <text:p>raw_tracks</text:p>
          </table:table-cell>
          <table:table-cell table:style-name="ce60" office:value-type="string" calcext:value-type="string">
            <text:p>final_tracks</text:p>
          </table:table-cell>
          <table:table-cell table:style-name="ce60" office:value-type="string" calcext:value-type="string">
            <text:p>tissues</text:p>
          </table:table-cell>
          <table:table-cell table:style-name="ce60" office:value-type="string" calcext:value-type="string">
            <text:p>celltypes</text:p>
          </table:table-cell>
          <table:table-cell table:style-name="ce60" office:value-type="string" calcext:value-type="string">
            <text:p>embryonic</text:p>
          </table:table-cell>
          <table:table-cell table:style-name="ce60" office:value-type="string" calcext:value-type="string">
            <text:p>NTR</text:p>
          </table:table-cell>
          <table:table-cell table:style-name="ce63"/>
        </table:table-row>
        <table:table-row table:style-name="ro1">
          <table:table-cell office:value-type="string" calcext:value-type="string">
            <text:p>fantom5</text:p>
          </table:table-cell>
          <table:table-cell office:value-type="string" calcext:value-type="string">
            <text:p>promoters</text:p>
          </table:table-cell>
          <table:table-cell office:value-type="float" office:value="1829" calcext:value-type="float">
            <text:p>1829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ntom5</text:p>
          </table:table-cell>
          <table:table-cell office:value-type="string" calcext:value-type="string">
            <text:p>enhancers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code</text:p>
          </table:table-cell>
          <table:table-cell office:value-type="string" calcext:value-type="string">
            <text:p>TFBS</text:p>
          </table:table-cell>
          <table:table-cell office:value-type="float" office:value="608" calcext:value-type="float">
            <text:p>60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1" office:value-type="string" calcext:value-type="string">
            <text:p>encode</text:p>
          </table:table-cell>
          <table:table-cell table:style-name="ce61" office:value-type="string" calcext:value-type="string">
            <text:p>open chromatin</text:p>
          </table:table-cell>
          <table:table-cell table:style-name="ce61" office:value-type="float" office:value="1072" calcext:value-type="float">
            <text:p>1072</text:p>
          </table:table-cell>
          <table:table-cell table:style-name="ce61"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promoters</text:p>
          </table:table-cell>
          <table:table-cell table:style-name="ce62" office:value-type="float" office:value="453" calcext:value-type="float" table:number-columns-spanned="1" table:number-rows-spanned="3">
            <text:p>45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enhancers</text:p>
          </table:table-cell>
          <table:covered-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open chromatin</text:p>
          </table:table-cell>
          <table:covered-table-cell/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formula="of:=[.C2]+[.C4]+[.C5]" office:value-type="float" office:value="3509" calcext:value-type="float">
            <text:p>35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6]+[.C3]" office:value-type="float" office:value="565" calcext:value-type="float">
            <text:p>565</text:p>
          </table:table-cell>
          <table:table-cell table:number-columns-repeated="6"/>
        </table:table-row>
      </table:table>
      <table:table table:name="suppl.table5" table:style-name="ta1">
        <table:table-column table:style-name="co40" table:default-cell-style-name="ce2"/>
        <table:table-column table:style-name="co41" table:default-cell-style-name="ce2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2" table:number-columns-repeated="1019" table:default-cell-style-name="Default"/>
        <table:table-row table:style-name="ro1">
          <table:table-cell table:style-name="ce5" office:value-type="string" calcext:value-type="string">
            <text:p>ENCODE Accessible chromatin</text:p>
          </table:table-cell>
          <table:table-cell table:style-name="ce5" office:value-type="string" calcext:value-type="string">
            <text:p>ENCODE TFBS</text:p>
          </table:table-cell>
          <table:table-cell table:style-name="ce63" office:value-type="string" calcext:value-type="string">
            <text:p>SCREEN cREs</text:p>
          </table:table-cell>
          <table:table-cell table:style-name="ce63" office:value-type="string" calcext:value-type="string">
            <text:p>FANTOM promoters and enhancers</text:p>
          </table:table-cell>
          <table:table-cell table:style-name="ce63" office:value-type="string" calcext:value-type="string">
            <text:p>miRWalk</text:p>
          </table:table-cell>
          <table:table-cell table:style-name="ce63" table:number-columns-repeated="1019"/>
        </table:table-row>
        <table:table-row table:style-name="ro6">
          <table:table-cell office:value-type="string" calcext:value-type="string">
            <text:p>https://www.encodeproject.org/metadata/type%3DExperiment%26status%3Dreleased%26replicates.library.biosample.donor.organism.scientific_name%3DHomo%2Bsapiens%26files.file_type%3Dbed%2BnarrowPeak%26biosample_ontology.classification%3Dprimary%2Bcell%26biosample_ontology.classification%3Dtissue%26audit.ERROR.category%2521%3Dextremely%2Blow%2Bspot%2Bscore%26audit.ERROR.category%2521%3Dextremely%2Blow%2Bread%2Bdepth%26assay_slims%3DDNA%2Baccessibility%26replicates.library.biosample.treatments.treatment_term_name%2521%3Dcisplatin%26replicates.library.biosample.treatments.treatment_term_name%2521%3Dretinoic%2Bacid%26advancedQuery%3D%2540type%253AExperiment%2Bdate_released%253A%255B2009-01-01%2BTO%2B2019-09-30%255D/metadata.tsv</text:p>
          </table:table-cell>
          <table:table-cell office:value-type="string" calcext:value-type="string">
            <text:p>https://www.encodeproject.org/metadata/type%3DExperiment%26status%3Dreleased%26assay_slims%3DDNA%2Bbinding%26assay_title%3DTF%2BChIP-seq%26replicates.library.biosample.donor.organism.scientific_name%3DHomo%2Bsapiens%26biosample_ontology.classification%3Dprimary%2Bcell%26biosample_ontology.classification%3Dtissue%26files.file_type%3Dbed%2BnarrowPeak%26audit.ERROR.category%2521%3Dmissing%2Bcontrol%2Balignments%26audit.ERROR.category%2521%3Dextremely%2Blow%2Bread%2Bdepth%26audit.ERROR.category%2521%3Dcontrol%2Bextremely%2Blow%2Bread%2Bdepth/metadata.tsv</text:p>
          </table:table-cell>
          <table:table-cell table:style-name="ce2" office:value-type="string" calcext:value-type="string">
            <text:p>https://www.encodeproject.org/report/?type=Annotation&amp;encyclopedia_version=4&amp;annotation_type=candidate+Cis-Regulatory+Elements&amp;organism.scientific_name=Homo+sapiens&amp;biosample_ontology.classification=tissue&amp;biosample_ontology.classification=primary+cell&amp;field=%40id&amp;field=accession&amp;field=targets.label&amp;field=biosample_ontology.term_name&amp;field=description&amp;field=lab.title&amp;field=award.project&amp;field=status&amp;field=organism.scientific_name&amp;field=relevant_life_stage&amp;field=relevant_timepoint&amp;field=relevant_timepoint_units&amp;field=software_used.software.name&amp;field=schema_version&amp;field=related_files&amp;field=alternate_accessions&amp;field=date_released&amp;field=dbxrefs&amp;field=internal_tags&amp;field=biosample_ontology&amp;field=documents&amp;field=notes&amp;field=date_created&amp;field=submitted_by&amp;field=references&amp;field=award&amp;field=aliases&amp;field=annotation_type&amp;field=encyclopedia_version&amp;field=supersedes&amp;field=assembly&amp;field=contributing_files&amp;field=original_files&amp;field=revoked_files&amp;field=month_released&amp;field=files&amp;field=superseded_by&amp;field=hub&amp;files.file_type=bed+bed3%2B&amp;sort=biosample_ontology&amp;limit=all</text:p>
          </table:table-cell>
          <table:table-cell office:value-type="string" calcext:value-type="string">
            <text:p>http://fantom.gsc.riken.jp/5/datafiles/latest/extra/CAGE_peaks/hg19.cage_peak_phase1and2combined_tpm.osc.txt.gz</text:p>
          </table:table-cell>
          <table:table-cell office:value-type="string" calcext:value-type="string">
            <text:p>http://mirwalk.umm.uni-heidelberg.de/download/hsa_miRWalk_3UTR.7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ncodeproject.org/files/ENCFF876ORT/@@download/ENCFF876ORT.bed.gz</text:p>
          </table:table-cell>
          <table:table-cell office:value-type="string" calcext:value-type="string">
            <text:p>https://www.encodeproject.org/files/ENCFF002CEH/@@download/ENCFF002CEH.bed.gz</text:p>
          </table:table-cell>
          <table:table-cell office:value-type="string" calcext:value-type="string">
            <text:p>https://www.encodeproject.org/files/ENCFF697GSZ/@@download/ENCFF697GSZ.bed.gz</text:p>
          </table:table-cell>
          <table:table-cell office:value-type="string" calcext:value-type="string">
            <text:p>http://fantom.gsc.riken.jp/5/datafiles/latest/extra/Ontology/ff-phase2-170801.obo.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encodeproject.org/files/ENCFF804SPK/@@download/ENCFF804SPK.bed.gz</text:p>
          </table:table-cell>
          <table:table-cell office:value-type="string" calcext:value-type="string">
            <text:p>https://www.encodeproject.org/files/ENCFF084VMV/@@download/ENCFF084VMV.bed.gz</text:p>
          </table:table-cell>
          <table:table-cell office:value-type="string" calcext:value-type="string">
            <text:p>https://www.encodeproject.org/files/ENCFF052IVI/@@download/ENCFF052IVI.bed.gz</text:p>
          </table:table-cell>
          <table:table-cell office:value-type="string" calcext:value-type="string">
            <text:p>http://enhancer.binf.ku.dk/presets/facet_expressed_enhancers.t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encodeproject.org/files/ENCFF279CTV/@@download/ENCFF279CTV.bed.gz</text:p>
          </table:table-cell>
          <table:table-cell office:value-type="string" calcext:value-type="string">
            <text:p>https://www.encodeproject.org/files/ENCFF655XWN/@@download/ENCFF655XWN.bed.gz</text:p>
          </table:table-cell>
          <table:table-cell office:value-type="string" calcext:value-type="string">
            <text:p>https://www.encodeproject.org/files/ENCFF625FCU/@@download/ENCFF625FC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6BIW/@@download/ENCFF186BIW.bed.gz</text:p>
          </table:table-cell>
          <table:table-cell office:value-type="string" calcext:value-type="string">
            <text:p>https://www.encodeproject.org/files/ENCFF522JCV/@@download/ENCFF522JCV.bed.gz</text:p>
          </table:table-cell>
          <table:table-cell office:value-type="string" calcext:value-type="string">
            <text:p>https://www.encodeproject.org/files/ENCFF529UWB/@@download/ENCFF529UW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7BRB/@@download/ENCFF327BRB.bed.gz</text:p>
          </table:table-cell>
          <table:table-cell office:value-type="string" calcext:value-type="string">
            <text:p>https://www.encodeproject.org/files/ENCFF536OTV/@@download/ENCFF536OTV.bed.gz</text:p>
          </table:table-cell>
          <table:table-cell office:value-type="string" calcext:value-type="string">
            <text:p>https://www.encodeproject.org/files/ENCFF158KVT/@@download/ENCFF158KV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9ZXE/@@download/ENCFF379ZXE.bed.gz</text:p>
          </table:table-cell>
          <table:table-cell office:value-type="string" calcext:value-type="string">
            <text:p>https://www.encodeproject.org/files/ENCFF733VAF/@@download/ENCFF733VAF.bed.gz</text:p>
          </table:table-cell>
          <table:table-cell office:value-type="string" calcext:value-type="string">
            <text:p>https://www.encodeproject.org/files/ENCFF097FJF/@@download/ENCFF097FJ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6LBO/@@download/ENCFF326LBO.bed.gz</text:p>
          </table:table-cell>
          <table:table-cell office:value-type="string" calcext:value-type="string">
            <text:p>https://www.encodeproject.org/files/ENCFF873BHU/@@download/ENCFF873BHU.bed.gz</text:p>
          </table:table-cell>
          <table:table-cell office:value-type="string" calcext:value-type="string">
            <text:p>https://www.encodeproject.org/files/ENCFF216KWB/@@download/ENCFF216KW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5FGA/@@download/ENCFF405FGA.bed.gz</text:p>
          </table:table-cell>
          <table:table-cell office:value-type="string" calcext:value-type="string">
            <text:p>https://www.encodeproject.org/files/ENCFF843BCC/@@download/ENCFF843BCC.bed.gz</text:p>
          </table:table-cell>
          <table:table-cell office:value-type="string" calcext:value-type="string">
            <text:p>https://www.encodeproject.org/files/ENCFF846WZC/@@download/ENCFF846WZ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36LFC/@@download/ENCFF936LFC.bed.gz</text:p>
          </table:table-cell>
          <table:table-cell office:value-type="string" calcext:value-type="string">
            <text:p>https://www.encodeproject.org/files/ENCFF846VQK/@@download/ENCFF846VQK.bed.gz</text:p>
          </table:table-cell>
          <table:table-cell office:value-type="string" calcext:value-type="string">
            <text:p>https://www.encodeproject.org/files/ENCFF098NHL/@@download/ENCFF098NH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81BII/@@download/ENCFF481BII.bed.gz</text:p>
          </table:table-cell>
          <table:table-cell office:value-type="string" calcext:value-type="string">
            <text:p>https://www.encodeproject.org/files/ENCFF249NQH/@@download/ENCFF249NQH.bed.gz</text:p>
          </table:table-cell>
          <table:table-cell office:value-type="string" calcext:value-type="string">
            <text:p>https://www.encodeproject.org/files/ENCFF518HVH/@@download/ENCFF518HV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2DJP/@@download/ENCFF472DJP.bed.gz</text:p>
          </table:table-cell>
          <table:table-cell office:value-type="string" calcext:value-type="string">
            <text:p>https://www.encodeproject.org/files/ENCFF637HAC/@@download/ENCFF637HAC.bed.gz</text:p>
          </table:table-cell>
          <table:table-cell office:value-type="string" calcext:value-type="string">
            <text:p>https://www.encodeproject.org/files/ENCFF728VRE/@@download/ENCFF728VR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6VQQ/@@download/ENCFF196VQQ.bed.gz</text:p>
          </table:table-cell>
          <table:table-cell office:value-type="string" calcext:value-type="string">
            <text:p>https://www.encodeproject.org/files/ENCFF173WQR/@@download/ENCFF173WQR.bed.gz</text:p>
          </table:table-cell>
          <table:table-cell office:value-type="string" calcext:value-type="string">
            <text:p>https://www.encodeproject.org/files/ENCFF471MFR/@@download/ENCFF471MF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SSX/@@download/ENCFF047SSX.bed.gz</text:p>
          </table:table-cell>
          <table:table-cell office:value-type="string" calcext:value-type="string">
            <text:p>https://www.encodeproject.org/files/ENCFF668SIT/@@download/ENCFF668SIT.bed.gz</text:p>
          </table:table-cell>
          <table:table-cell office:value-type="string" calcext:value-type="string">
            <text:p>https://www.encodeproject.org/files/ENCFF505JOA/@@download/ENCFF505JO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0JHL/@@download/ENCFF250JHL.bed.gz</text:p>
          </table:table-cell>
          <table:table-cell office:value-type="string" calcext:value-type="string">
            <text:p>https://www.encodeproject.org/files/ENCFF385FXV/@@download/ENCFF385FXV.bed.gz</text:p>
          </table:table-cell>
          <table:table-cell office:value-type="string" calcext:value-type="string">
            <text:p>https://www.encodeproject.org/files/ENCFF760KSK/@@download/ENCFF760KS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3PCM/@@download/ENCFF683PCM.bed.gz</text:p>
          </table:table-cell>
          <table:table-cell office:value-type="string" calcext:value-type="string">
            <text:p>https://www.encodeproject.org/files/ENCFF409FXR/@@download/ENCFF409FXR.bed.gz</text:p>
          </table:table-cell>
          <table:table-cell office:value-type="string" calcext:value-type="string">
            <text:p>https://www.encodeproject.org/files/ENCFF503REI/@@download/ENCFF503RE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2QIX/@@download/ENCFF292QIX.bed.gz</text:p>
          </table:table-cell>
          <table:table-cell office:value-type="string" calcext:value-type="string">
            <text:p>https://www.encodeproject.org/files/ENCFF179QLF/@@download/ENCFF179QLF.bed.gz</text:p>
          </table:table-cell>
          <table:table-cell office:value-type="string" calcext:value-type="string">
            <text:p>https://www.encodeproject.org/files/ENCFF995XTT/@@download/ENCFF995X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7ZGO/@@download/ENCFF367ZGO.bed.gz</text:p>
          </table:table-cell>
          <table:table-cell office:value-type="string" calcext:value-type="string">
            <text:p>https://www.encodeproject.org/files/ENCFF873NGI/@@download/ENCFF873NGI.bed.gz</text:p>
          </table:table-cell>
          <table:table-cell office:value-type="string" calcext:value-type="string">
            <text:p>https://www.encodeproject.org/files/ENCFF227XAZ/@@download/ENCFF227XA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5JKJ/@@download/ENCFF805JKJ.bed.gz</text:p>
          </table:table-cell>
          <table:table-cell office:value-type="string" calcext:value-type="string">
            <text:p>https://www.encodeproject.org/files/ENCFF300XXC/@@download/ENCFF300XXC.bed.gz</text:p>
          </table:table-cell>
          <table:table-cell office:value-type="string" calcext:value-type="string">
            <text:p>https://www.encodeproject.org/files/ENCFF866KUO/@@download/ENCFF866KU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4LKC/@@download/ENCFF024LKC.bed.gz</text:p>
          </table:table-cell>
          <table:table-cell office:value-type="string" calcext:value-type="string">
            <text:p>https://www.encodeproject.org/files/ENCFF446PEN/@@download/ENCFF446PEN.bed.gz</text:p>
          </table:table-cell>
          <table:table-cell office:value-type="string" calcext:value-type="string">
            <text:p>https://www.encodeproject.org/files/ENCFF375ODC/@@download/ENCFF375OD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2DCV/@@download/ENCFF872DCV.bed.gz</text:p>
          </table:table-cell>
          <table:table-cell office:value-type="string" calcext:value-type="string">
            <text:p>https://www.encodeproject.org/files/ENCFF097DFJ/@@download/ENCFF097DFJ.bed.gz</text:p>
          </table:table-cell>
          <table:table-cell office:value-type="string" calcext:value-type="string">
            <text:p>https://www.encodeproject.org/files/ENCFF382JSL/@@download/ENCFF382JS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2DJK/@@download/ENCFF402DJK.bed.gz</text:p>
          </table:table-cell>
          <table:table-cell office:value-type="string" calcext:value-type="string">
            <text:p>https://www.encodeproject.org/files/ENCFF920STO/@@download/ENCFF920STO.bed.gz</text:p>
          </table:table-cell>
          <table:table-cell office:value-type="string" calcext:value-type="string">
            <text:p>https://www.encodeproject.org/files/ENCFF971VSU/@@download/ENCFF971VS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8YXS/@@download/ENCFF318YXS.bed.gz</text:p>
          </table:table-cell>
          <table:table-cell office:value-type="string" calcext:value-type="string">
            <text:p>https://www.encodeproject.org/files/ENCFF920JJP/@@download/ENCFF920JJP.bed.gz</text:p>
          </table:table-cell>
          <table:table-cell office:value-type="string" calcext:value-type="string">
            <text:p>https://www.encodeproject.org/files/ENCFF810LHY/@@download/ENCFF810LH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8YRO/@@download/ENCFF138YRO.bed.gz</text:p>
          </table:table-cell>
          <table:table-cell office:value-type="string" calcext:value-type="string">
            <text:p>https://www.encodeproject.org/files/ENCFF437LHG/@@download/ENCFF437LHG.bed.gz</text:p>
          </table:table-cell>
          <table:table-cell office:value-type="string" calcext:value-type="string">
            <text:p>https://www.encodeproject.org/files/ENCFF765KVD/@@download/ENCFF765KV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3ILP/@@download/ENCFF133ILP.bed.gz</text:p>
          </table:table-cell>
          <table:table-cell office:value-type="string" calcext:value-type="string">
            <text:p>https://www.encodeproject.org/files/ENCFF571KJQ/@@download/ENCFF571KJQ.bed.gz</text:p>
          </table:table-cell>
          <table:table-cell office:value-type="string" calcext:value-type="string">
            <text:p>https://www.encodeproject.org/files/ENCFF623QNC/@@download/ENCFF623QN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8TER/@@download/ENCFF668TER.bed.gz</text:p>
          </table:table-cell>
          <table:table-cell office:value-type="string" calcext:value-type="string">
            <text:p>https://www.encodeproject.org/files/ENCFF628TDS/@@download/ENCFF628TDS.bed.gz</text:p>
          </table:table-cell>
          <table:table-cell office:value-type="string" calcext:value-type="string">
            <text:p>https://www.encodeproject.org/files/ENCFF942EEI/@@download/ENCFF942EE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4TBE/@@download/ENCFF304TBE.bed.gz</text:p>
          </table:table-cell>
          <table:table-cell office:value-type="string" calcext:value-type="string">
            <text:p>https://www.encodeproject.org/files/ENCFF875ZVM/@@download/ENCFF875ZVM.bed.gz</text:p>
          </table:table-cell>
          <table:table-cell office:value-type="string" calcext:value-type="string">
            <text:p>https://www.encodeproject.org/files/ENCFF023ZTQ/@@download/ENCFF023ZT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9YTP/@@download/ENCFF839YTP.bed.gz</text:p>
          </table:table-cell>
          <table:table-cell office:value-type="string" calcext:value-type="string">
            <text:p>https://www.encodeproject.org/files/ENCFF872XQU/@@download/ENCFF872XQU.bed.gz</text:p>
          </table:table-cell>
          <table:table-cell office:value-type="string" calcext:value-type="string">
            <text:p>https://www.encodeproject.org/files/ENCFF806ALM/@@download/ENCFF806AL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1UKF/@@download/ENCFF991UKF.bed.gz</text:p>
          </table:table-cell>
          <table:table-cell office:value-type="string" calcext:value-type="string">
            <text:p>https://www.encodeproject.org/files/ENCFF308HRH/@@download/ENCFF308HRH.bed.gz</text:p>
          </table:table-cell>
          <table:table-cell office:value-type="string" calcext:value-type="string">
            <text:p>https://www.encodeproject.org/files/ENCFF451MZN/@@download/ENCFF451MZ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8EVW/@@download/ENCFF808EVW.bed.gz</text:p>
          </table:table-cell>
          <table:table-cell office:value-type="string" calcext:value-type="string">
            <text:p>https://www.encodeproject.org/files/ENCFF141XWJ/@@download/ENCFF141XWJ.bed.gz</text:p>
          </table:table-cell>
          <table:table-cell office:value-type="string" calcext:value-type="string">
            <text:p>https://www.encodeproject.org/files/ENCFF516VPL/@@download/ENCFF516VP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0ARV/@@download/ENCFF710ARV.bed.gz</text:p>
          </table:table-cell>
          <table:table-cell office:value-type="string" calcext:value-type="string">
            <text:p>https://www.encodeproject.org/files/ENCFF913TNP/@@download/ENCFF913TNP.bed.gz</text:p>
          </table:table-cell>
          <table:table-cell office:value-type="string" calcext:value-type="string">
            <text:p>https://www.encodeproject.org/files/ENCFF024PHK/@@download/ENCFF024PH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9QLP/@@download/ENCFF399QLP.bed.gz</text:p>
          </table:table-cell>
          <table:table-cell office:value-type="string" calcext:value-type="string">
            <text:p>https://www.encodeproject.org/files/ENCFF591QYQ/@@download/ENCFF591QYQ.bed.gz</text:p>
          </table:table-cell>
          <table:table-cell office:value-type="string" calcext:value-type="string">
            <text:p>https://www.encodeproject.org/files/ENCFF622ZWB/@@download/ENCFF622ZW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6IMQ/@@download/ENCFF906IMQ.bed.gz</text:p>
          </table:table-cell>
          <table:table-cell office:value-type="string" calcext:value-type="string">
            <text:p>https://www.encodeproject.org/files/ENCFF236RJT/@@download/ENCFF236RJT.bed.gz</text:p>
          </table:table-cell>
          <table:table-cell office:value-type="string" calcext:value-type="string">
            <text:p>https://www.encodeproject.org/files/ENCFF499JAR/@@download/ENCFF499JA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9KDP/@@download/ENCFF259KDP.bed.gz</text:p>
          </table:table-cell>
          <table:table-cell office:value-type="string" calcext:value-type="string">
            <text:p>https://www.encodeproject.org/files/ENCFF552TWC/@@download/ENCFF552TWC.bed.gz</text:p>
          </table:table-cell>
          <table:table-cell office:value-type="string" calcext:value-type="string">
            <text:p>https://www.encodeproject.org/files/ENCFF493ZPV/@@download/ENCFF493Z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4UZW/@@download/ENCFF814UZW.bed.gz</text:p>
          </table:table-cell>
          <table:table-cell office:value-type="string" calcext:value-type="string">
            <text:p>https://www.encodeproject.org/files/ENCFF673WMU/@@download/ENCFF673WMU.bed.gz</text:p>
          </table:table-cell>
          <table:table-cell office:value-type="string" calcext:value-type="string">
            <text:p>https://www.encodeproject.org/files/ENCFF725QLM/@@download/ENCFF725QL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8EZF/@@download/ENCFF568EZF.bed.gz</text:p>
          </table:table-cell>
          <table:table-cell office:value-type="string" calcext:value-type="string">
            <text:p>https://www.encodeproject.org/files/ENCFF459YEI/@@download/ENCFF459YEI.bed.gz</text:p>
          </table:table-cell>
          <table:table-cell office:value-type="string" calcext:value-type="string">
            <text:p>https://www.encodeproject.org/files/ENCFF133YDZ/@@download/ENCFF133Y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2ZJY/@@download/ENCFF332ZJY.bed.gz</text:p>
          </table:table-cell>
          <table:table-cell office:value-type="string" calcext:value-type="string">
            <text:p>https://www.encodeproject.org/files/ENCFF379YTS/@@download/ENCFF379YTS.bed.gz</text:p>
          </table:table-cell>
          <table:table-cell office:value-type="string" calcext:value-type="string">
            <text:p>https://www.encodeproject.org/files/ENCFF740KNG/@@download/ENCFF740KN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4KRB/@@download/ENCFF224KRB.bed.gz</text:p>
          </table:table-cell>
          <table:table-cell office:value-type="string" calcext:value-type="string">
            <text:p>https://www.encodeproject.org/files/ENCFF774PLL/@@download/ENCFF774PLL.bed.gz</text:p>
          </table:table-cell>
          <table:table-cell office:value-type="string" calcext:value-type="string">
            <text:p>https://www.encodeproject.org/files/ENCFF868YIZ/@@download/ENCFF868YI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0NVK/@@download/ENCFF440NVK.bed.gz</text:p>
          </table:table-cell>
          <table:table-cell office:value-type="string" calcext:value-type="string">
            <text:p>https://www.encodeproject.org/files/ENCFF396ZQL/@@download/ENCFF396ZQL.bed.gz</text:p>
          </table:table-cell>
          <table:table-cell office:value-type="string" calcext:value-type="string">
            <text:p>https://www.encodeproject.org/files/ENCFF348AEV/@@download/ENCFF348AE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9AHY/@@download/ENCFF299AHY.bed.gz</text:p>
          </table:table-cell>
          <table:table-cell office:value-type="string" calcext:value-type="string">
            <text:p>https://www.encodeproject.org/files/ENCFF996AFD/@@download/ENCFF996AFD.bed.gz</text:p>
          </table:table-cell>
          <table:table-cell office:value-type="string" calcext:value-type="string">
            <text:p>https://www.encodeproject.org/files/ENCFF633QNH/@@download/ENCFF633QN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1MIW/@@download/ENCFF241MIW.bed.gz</text:p>
          </table:table-cell>
          <table:table-cell office:value-type="string" calcext:value-type="string">
            <text:p>https://www.encodeproject.org/files/ENCFF035VNM/@@download/ENCFF035VNM.bed.gz</text:p>
          </table:table-cell>
          <table:table-cell office:value-type="string" calcext:value-type="string">
            <text:p>https://www.encodeproject.org/files/ENCFF750YRT/@@download/ENCFF750YR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7HJI/@@download/ENCFF127HJI.bed.gz</text:p>
          </table:table-cell>
          <table:table-cell office:value-type="string" calcext:value-type="string">
            <text:p>https://www.encodeproject.org/files/ENCFF672HZG/@@download/ENCFF672HZG.bed.gz</text:p>
          </table:table-cell>
          <table:table-cell office:value-type="string" calcext:value-type="string">
            <text:p>https://www.encodeproject.org/files/ENCFF651BDQ/@@download/ENCFF651BD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0DUQ/@@download/ENCFF380DUQ.bed.gz</text:p>
          </table:table-cell>
          <table:table-cell office:value-type="string" calcext:value-type="string">
            <text:p>https://www.encodeproject.org/files/ENCFF566UPM/@@download/ENCFF566UPM.bed.gz</text:p>
          </table:table-cell>
          <table:table-cell office:value-type="string" calcext:value-type="string">
            <text:p>https://www.encodeproject.org/files/ENCFF080ILL/@@download/ENCFF080IL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7JIF/@@download/ENCFF507JIF.bed.gz</text:p>
          </table:table-cell>
          <table:table-cell office:value-type="string" calcext:value-type="string">
            <text:p>https://www.encodeproject.org/files/ENCFF156VNT/@@download/ENCFF156VNT.bed.gz</text:p>
          </table:table-cell>
          <table:table-cell office:value-type="string" calcext:value-type="string">
            <text:p>https://www.encodeproject.org/files/ENCFF953RKH/@@download/ENCFF953RK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9HJV/@@download/ENCFF159HJV.bed.gz</text:p>
          </table:table-cell>
          <table:table-cell office:value-type="string" calcext:value-type="string">
            <text:p>https://www.encodeproject.org/files/ENCFF900GKE/@@download/ENCFF900GKE.bed.gz</text:p>
          </table:table-cell>
          <table:table-cell office:value-type="string" calcext:value-type="string">
            <text:p>https://www.encodeproject.org/files/ENCFF288QES/@@download/ENCFF288QE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4ZRC/@@download/ENCFF444ZRC.bed.gz</text:p>
          </table:table-cell>
          <table:table-cell office:value-type="string" calcext:value-type="string">
            <text:p>https://www.encodeproject.org/files/ENCFF401WKA/@@download/ENCFF401WKA.bed.gz</text:p>
          </table:table-cell>
          <table:table-cell office:value-type="string" calcext:value-type="string">
            <text:p>https://www.encodeproject.org/files/ENCFF427LEK/@@download/ENCFF427LE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0RAG/@@download/ENCFF210RAG.bed.gz</text:p>
          </table:table-cell>
          <table:table-cell office:value-type="string" calcext:value-type="string">
            <text:p>https://www.encodeproject.org/files/ENCFF733AVG/@@download/ENCFF733AVG.bed.gz</text:p>
          </table:table-cell>
          <table:table-cell office:value-type="string" calcext:value-type="string">
            <text:p>https://www.encodeproject.org/files/ENCFF530GZB/@@download/ENCFF530GZ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5PHJ/@@download/ENCFF805PHJ.bed.gz</text:p>
          </table:table-cell>
          <table:table-cell office:value-type="string" calcext:value-type="string">
            <text:p>https://www.encodeproject.org/files/ENCFF325VGL/@@download/ENCFF325VGL.bed.gz</text:p>
          </table:table-cell>
          <table:table-cell office:value-type="string" calcext:value-type="string">
            <text:p>https://www.encodeproject.org/files/ENCFF663AMF/@@download/ENCFF663AM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3NJI/@@download/ENCFF083NJI.bed.gz</text:p>
          </table:table-cell>
          <table:table-cell office:value-type="string" calcext:value-type="string">
            <text:p>https://www.encodeproject.org/files/ENCFF137VWI/@@download/ENCFF137VWI.bed.gz</text:p>
          </table:table-cell>
          <table:table-cell office:value-type="string" calcext:value-type="string">
            <text:p>https://www.encodeproject.org/files/ENCFF236CAP/@@download/ENCFF236CA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3YHM/@@download/ENCFF403YHM.bed.gz</text:p>
          </table:table-cell>
          <table:table-cell office:value-type="string" calcext:value-type="string">
            <text:p>https://www.encodeproject.org/files/ENCFF777RPJ/@@download/ENCFF777RPJ.bed.gz</text:p>
          </table:table-cell>
          <table:table-cell office:value-type="string" calcext:value-type="string">
            <text:p>https://www.encodeproject.org/files/ENCFF137ROK/@@download/ENCFF137R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8PHO/@@download/ENCFF148PHO.bed.gz</text:p>
          </table:table-cell>
          <table:table-cell office:value-type="string" calcext:value-type="string">
            <text:p>https://www.encodeproject.org/files/ENCFF637FOR/@@download/ENCFF637FOR.bed.gz</text:p>
          </table:table-cell>
          <table:table-cell office:value-type="string" calcext:value-type="string">
            <text:p>https://www.encodeproject.org/files/ENCFF055CJM/@@download/ENCFF055CJ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HTH/@@download/ENCFF115HTH.bed.gz</text:p>
          </table:table-cell>
          <table:table-cell office:value-type="string" calcext:value-type="string">
            <text:p>https://www.encodeproject.org/files/ENCFF173TPC/@@download/ENCFF173TPC.bed.gz</text:p>
          </table:table-cell>
          <table:table-cell office:value-type="string" calcext:value-type="string">
            <text:p>https://www.encodeproject.org/files/ENCFF519CJL/@@download/ENCFF519CJ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5XNX/@@download/ENCFF625XNX.bed.gz</text:p>
          </table:table-cell>
          <table:table-cell office:value-type="string" calcext:value-type="string">
            <text:p>https://www.encodeproject.org/files/ENCFF436ENK/@@download/ENCFF436ENK.bed.gz</text:p>
          </table:table-cell>
          <table:table-cell office:value-type="string" calcext:value-type="string">
            <text:p>https://www.encodeproject.org/files/ENCFF770LRR/@@download/ENCFF770LR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6SOJ/@@download/ENCFF326SOJ.bed.gz</text:p>
          </table:table-cell>
          <table:table-cell office:value-type="string" calcext:value-type="string">
            <text:p>https://www.encodeproject.org/files/ENCFF916FGF/@@download/ENCFF916FGF.bed.gz</text:p>
          </table:table-cell>
          <table:table-cell office:value-type="string" calcext:value-type="string">
            <text:p>https://www.encodeproject.org/files/ENCFF301XZH/@@download/ENCFF301XZ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36SRV/@@download/ENCFF536SRV.bed.gz</text:p>
          </table:table-cell>
          <table:table-cell office:value-type="string" calcext:value-type="string">
            <text:p>https://www.encodeproject.org/files/ENCFF245JXB/@@download/ENCFF245JXB.bed.gz</text:p>
          </table:table-cell>
          <table:table-cell office:value-type="string" calcext:value-type="string">
            <text:p>https://www.encodeproject.org/files/ENCFF672SSU/@@download/ENCFF672SS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4SWE/@@download/ENCFF354SWE.bed.gz</text:p>
          </table:table-cell>
          <table:table-cell office:value-type="string" calcext:value-type="string">
            <text:p>https://www.encodeproject.org/files/ENCFF215GGE/@@download/ENCFF215GGE.bed.gz</text:p>
          </table:table-cell>
          <table:table-cell office:value-type="string" calcext:value-type="string">
            <text:p>https://www.encodeproject.org/files/ENCFF005GNA/@@download/ENCFF005GN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0JVG/@@download/ENCFF470JVG.bed.gz</text:p>
          </table:table-cell>
          <table:table-cell office:value-type="string" calcext:value-type="string">
            <text:p>https://www.encodeproject.org/files/ENCFF411KGD/@@download/ENCFF411KGD.bed.gz</text:p>
          </table:table-cell>
          <table:table-cell office:value-type="string" calcext:value-type="string">
            <text:p>https://www.encodeproject.org/files/ENCFF043JQE/@@download/ENCFF043JQ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5ZGP/@@download/ENCFF675ZGP.bed.gz</text:p>
          </table:table-cell>
          <table:table-cell office:value-type="string" calcext:value-type="string">
            <text:p>https://www.encodeproject.org/files/ENCFF574FIL/@@download/ENCFF574FIL.bed.gz</text:p>
          </table:table-cell>
          <table:table-cell office:value-type="string" calcext:value-type="string">
            <text:p>https://www.encodeproject.org/files/ENCFF695XPO/@@download/ENCFF695XP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8WSR/@@download/ENCFF378WSR.bed.gz</text:p>
          </table:table-cell>
          <table:table-cell office:value-type="string" calcext:value-type="string">
            <text:p>https://www.encodeproject.org/files/ENCFF001XQD/@@download/ENCFF001XQD.bed.gz</text:p>
          </table:table-cell>
          <table:table-cell office:value-type="string" calcext:value-type="string">
            <text:p>https://www.encodeproject.org/files/ENCFF707SIJ/@@download/ENCFF707SI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1RBP/@@download/ENCFF341RBP.bed.gz</text:p>
          </table:table-cell>
          <table:table-cell office:value-type="string" calcext:value-type="string">
            <text:p>https://www.encodeproject.org/files/ENCFF001XQE/@@download/ENCFF001XQE.bed.gz</text:p>
          </table:table-cell>
          <table:table-cell office:value-type="string" calcext:value-type="string">
            <text:p>https://www.encodeproject.org/files/ENCFF849FSP/@@download/ENCFF849FS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8PWG/@@download/ENCFF948PWG.bed.gz</text:p>
          </table:table-cell>
          <table:table-cell office:value-type="string" calcext:value-type="string">
            <text:p>https://www.encodeproject.org/files/ENCFF002DCR/@@download/ENCFF002DCR.bed.gz</text:p>
          </table:table-cell>
          <table:table-cell office:value-type="string" calcext:value-type="string">
            <text:p>https://www.encodeproject.org/files/ENCFF905VEJ/@@download/ENCFF905VE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0YLD/@@download/ENCFF310YLD.bed.gz</text:p>
          </table:table-cell>
          <table:table-cell office:value-type="string" calcext:value-type="string">
            <text:p>https://www.encodeproject.org/files/ENCFF356GCX/@@download/ENCFF356GCX.bed.gz</text:p>
          </table:table-cell>
          <table:table-cell office:value-type="string" calcext:value-type="string">
            <text:p>https://www.encodeproject.org/files/ENCFF066XTG/@@download/ENCFF066XT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8ODG/@@download/ENCFF468ODG.bed.gz</text:p>
          </table:table-cell>
          <table:table-cell office:value-type="string" calcext:value-type="string">
            <text:p>https://www.encodeproject.org/files/ENCFF530JSJ/@@download/ENCFF530JSJ.bed.gz</text:p>
          </table:table-cell>
          <table:table-cell office:value-type="string" calcext:value-type="string">
            <text:p>https://www.encodeproject.org/files/ENCFF402HRM/@@download/ENCFF402HR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3JYF/@@download/ENCFF773JYF.bed.gz</text:p>
          </table:table-cell>
          <table:table-cell office:value-type="string" calcext:value-type="string">
            <text:p>https://www.encodeproject.org/files/ENCFF306OJZ/@@download/ENCFF306OJZ.bed.gz</text:p>
          </table:table-cell>
          <table:table-cell office:value-type="string" calcext:value-type="string">
            <text:p>https://www.encodeproject.org/files/ENCFF704DIE/@@download/ENCFF704DI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3UHS/@@download/ENCFF703UHS.bed.gz</text:p>
          </table:table-cell>
          <table:table-cell office:value-type="string" calcext:value-type="string">
            <text:p>https://www.encodeproject.org/files/ENCFF700UZN/@@download/ENCFF700UZN.bed.gz</text:p>
          </table:table-cell>
          <table:table-cell office:value-type="string" calcext:value-type="string">
            <text:p>https://www.encodeproject.org/files/ENCFF459JSC/@@download/ENCFF459JS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8IQB/@@download/ENCFF458IQB.bed.gz</text:p>
          </table:table-cell>
          <table:table-cell office:value-type="string" calcext:value-type="string">
            <text:p>https://www.encodeproject.org/files/ENCFF301YXM/@@download/ENCFF301YXM.bed.gz</text:p>
          </table:table-cell>
          <table:table-cell office:value-type="string" calcext:value-type="string">
            <text:p>https://www.encodeproject.org/files/ENCFF986FAC/@@download/ENCFF986FA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5XDQ/@@download/ENCFF495XDQ.bed.gz</text:p>
          </table:table-cell>
          <table:table-cell office:value-type="string" calcext:value-type="string">
            <text:p>https://www.encodeproject.org/files/ENCFF574BPV/@@download/ENCFF574BPV.bed.gz</text:p>
          </table:table-cell>
          <table:table-cell office:value-type="string" calcext:value-type="string">
            <text:p>https://www.encodeproject.org/files/ENCFF729WZG/@@download/ENCFF729WZ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UI/@@download/ENCFF001UUI.bed.gz</text:p>
          </table:table-cell>
          <table:table-cell office:value-type="string" calcext:value-type="string">
            <text:p>https://www.encodeproject.org/files/ENCFF504WUQ/@@download/ENCFF504WUQ.bed.gz</text:p>
          </table:table-cell>
          <table:table-cell office:value-type="string" calcext:value-type="string">
            <text:p>https://www.encodeproject.org/files/ENCFF838FXE/@@download/ENCFF838FX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2MQW/@@download/ENCFF732MQW.bed.gz</text:p>
          </table:table-cell>
          <table:table-cell office:value-type="string" calcext:value-type="string">
            <text:p>https://www.encodeproject.org/files/ENCFF386NQE/@@download/ENCFF386NQE.bed.gz</text:p>
          </table:table-cell>
          <table:table-cell office:value-type="string" calcext:value-type="string">
            <text:p>https://www.encodeproject.org/files/ENCFF992WUW/@@download/ENCFF992WU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6DRW/@@download/ENCFF966DRW.bed.gz</text:p>
          </table:table-cell>
          <table:table-cell office:value-type="string" calcext:value-type="string">
            <text:p>https://www.encodeproject.org/files/ENCFF266GGD/@@download/ENCFF266GGD.bed.gz</text:p>
          </table:table-cell>
          <table:table-cell office:value-type="string" calcext:value-type="string">
            <text:p>https://www.encodeproject.org/files/ENCFF733OTT/@@download/ENCFF733O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2ETG/@@download/ENCFF952ETG.bed.gz</text:p>
          </table:table-cell>
          <table:table-cell office:value-type="string" calcext:value-type="string">
            <text:p>https://www.encodeproject.org/files/ENCFF883SBZ/@@download/ENCFF883SBZ.bed.gz</text:p>
          </table:table-cell>
          <table:table-cell office:value-type="string" calcext:value-type="string">
            <text:p>https://www.encodeproject.org/files/ENCFF561CDY/@@download/ENCFF561CD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5ZGC/@@download/ENCFF455ZGC.bed.gz</text:p>
          </table:table-cell>
          <table:table-cell office:value-type="string" calcext:value-type="string">
            <text:p>https://www.encodeproject.org/files/ENCFF313WYX/@@download/ENCFF313WYX.bed.gz</text:p>
          </table:table-cell>
          <table:table-cell office:value-type="string" calcext:value-type="string">
            <text:p>https://www.encodeproject.org/files/ENCFF069ZQD/@@download/ENCFF069ZQ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7UOZ/@@download/ENCFF447UOZ.bed.gz</text:p>
          </table:table-cell>
          <table:table-cell office:value-type="string" calcext:value-type="string">
            <text:p>https://www.encodeproject.org/files/ENCFF296AFJ/@@download/ENCFF296AFJ.bed.gz</text:p>
          </table:table-cell>
          <table:table-cell office:value-type="string" calcext:value-type="string">
            <text:p>https://www.encodeproject.org/files/ENCFF072UFW/@@download/ENCFF072UF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2CDE/@@download/ENCFF292CDE.bed.gz</text:p>
          </table:table-cell>
          <table:table-cell office:value-type="string" calcext:value-type="string">
            <text:p>https://www.encodeproject.org/files/ENCFF628UBC/@@download/ENCFF628UBC.bed.gz</text:p>
          </table:table-cell>
          <table:table-cell office:value-type="string" calcext:value-type="string">
            <text:p>https://www.encodeproject.org/files/ENCFF431IJT/@@download/ENCFF431IJ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WLO/@@download/ENCFF115WLO.bed.gz</text:p>
          </table:table-cell>
          <table:table-cell office:value-type="string" calcext:value-type="string">
            <text:p>https://www.encodeproject.org/files/ENCFF446QIR/@@download/ENCFF446QIR.bed.gz</text:p>
          </table:table-cell>
          <table:table-cell office:value-type="string" calcext:value-type="string">
            <text:p>https://www.encodeproject.org/files/ENCFF456ONA/@@download/ENCFF456ON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5JVG/@@download/ENCFF665JVG.bed.gz</text:p>
          </table:table-cell>
          <table:table-cell office:value-type="string" calcext:value-type="string">
            <text:p>https://www.encodeproject.org/files/ENCFF101PDP/@@download/ENCFF101PDP.bed.gz</text:p>
          </table:table-cell>
          <table:table-cell office:value-type="string" calcext:value-type="string">
            <text:p>https://www.encodeproject.org/files/ENCFF707RIP/@@download/ENCFF707RI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3EEX/@@download/ENCFF843EEX.bed.gz</text:p>
          </table:table-cell>
          <table:table-cell office:value-type="string" calcext:value-type="string">
            <text:p>https://www.encodeproject.org/files/ENCFF693ETV/@@download/ENCFF693ETV.bed.gz</text:p>
          </table:table-cell>
          <table:table-cell office:value-type="string" calcext:value-type="string">
            <text:p>https://www.encodeproject.org/files/ENCFF083APU/@@download/ENCFF083AP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6MQK/@@download/ENCFF336MQK.bed.gz</text:p>
          </table:table-cell>
          <table:table-cell office:value-type="string" calcext:value-type="string">
            <text:p>https://www.encodeproject.org/files/ENCFF281XHU/@@download/ENCFF281XHU.bed.gz</text:p>
          </table:table-cell>
          <table:table-cell office:value-type="string" calcext:value-type="string">
            <text:p>https://www.encodeproject.org/files/ENCFF778WQF/@@download/ENCFF778WQ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8IOH/@@download/ENCFF968IOH.bed.gz</text:p>
          </table:table-cell>
          <table:table-cell office:value-type="string" calcext:value-type="string">
            <text:p>https://www.encodeproject.org/files/ENCFF587UBP/@@download/ENCFF587UBP.bed.gz</text:p>
          </table:table-cell>
          <table:table-cell office:value-type="string" calcext:value-type="string">
            <text:p>https://www.encodeproject.org/files/ENCFF132NTX/@@download/ENCFF132NT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9MJS/@@download/ENCFF159MJS.bed.gz</text:p>
          </table:table-cell>
          <table:table-cell office:value-type="string" calcext:value-type="string">
            <text:p>https://www.encodeproject.org/files/ENCFF001XRR/@@download/ENCFF001XRR.bed.gz</text:p>
          </table:table-cell>
          <table:table-cell office:value-type="string" calcext:value-type="string">
            <text:p>https://www.encodeproject.org/files/ENCFF100QNG/@@download/ENCFF100QN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8ENE/@@download/ENCFF958ENE.bed.gz</text:p>
          </table:table-cell>
          <table:table-cell office:value-type="string" calcext:value-type="string">
            <text:p>https://www.encodeproject.org/files/ENCFF001XRS/@@download/ENCFF001XRS.bed.gz</text:p>
          </table:table-cell>
          <table:table-cell office:value-type="string" calcext:value-type="string">
            <text:p>https://www.encodeproject.org/files/ENCFF998BPH/@@download/ENCFF998BP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3SKD/@@download/ENCFF733SKD.bed.gz</text:p>
          </table:table-cell>
          <table:table-cell office:value-type="string" calcext:value-type="string">
            <text:p>https://www.encodeproject.org/files/ENCFF002DDC/@@download/ENCFF002DDC.bed.gz</text:p>
          </table:table-cell>
          <table:table-cell office:value-type="string" calcext:value-type="string">
            <text:p>https://www.encodeproject.org/files/ENCFF982VCJ/@@download/ENCFF982VC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XO/@@download/ENCFF001UXO.bed.gz</text:p>
          </table:table-cell>
          <table:table-cell office:value-type="string" calcext:value-type="string">
            <text:p>https://www.encodeproject.org/files/ENCFF836OOE/@@download/ENCFF836OOE.bed.gz</text:p>
          </table:table-cell>
          <table:table-cell office:value-type="string" calcext:value-type="string">
            <text:p>https://www.encodeproject.org/files/ENCFF132WVZ/@@download/ENCFF132WV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6KOP/@@download/ENCFF606KOP.bed.gz</text:p>
          </table:table-cell>
          <table:table-cell office:value-type="string" calcext:value-type="string">
            <text:p>https://www.encodeproject.org/files/ENCFF196CRQ/@@download/ENCFF196CRQ.bed.gz</text:p>
          </table:table-cell>
          <table:table-cell office:value-type="string" calcext:value-type="string">
            <text:p>https://www.encodeproject.org/files/ENCFF144PXA/@@download/ENCFF144PX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7FCM/@@download/ENCFF217FCM.bed.gz</text:p>
          </table:table-cell>
          <table:table-cell office:value-type="string" calcext:value-type="string">
            <text:p>https://www.encodeproject.org/files/ENCFF257JPC/@@download/ENCFF257JPC.bed.gz</text:p>
          </table:table-cell>
          <table:table-cell office:value-type="string" calcext:value-type="string">
            <text:p>https://www.encodeproject.org/files/ENCFF397AOA/@@download/ENCFF397AO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4CVF/@@download/ENCFF654CVF.bed.gz</text:p>
          </table:table-cell>
          <table:table-cell office:value-type="string" calcext:value-type="string">
            <text:p>https://www.encodeproject.org/files/ENCFF152YHL/@@download/ENCFF152YHL.bed.gz</text:p>
          </table:table-cell>
          <table:table-cell office:value-type="string" calcext:value-type="string">
            <text:p>https://www.encodeproject.org/files/ENCFF707JUZ/@@download/ENCFF707JU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5UFF/@@download/ENCFF445UFF.bed.gz</text:p>
          </table:table-cell>
          <table:table-cell office:value-type="string" calcext:value-type="string">
            <text:p>https://www.encodeproject.org/files/ENCFF090XCI/@@download/ENCFF090XCI.bed.gz</text:p>
          </table:table-cell>
          <table:table-cell office:value-type="string" calcext:value-type="string">
            <text:p>https://www.encodeproject.org/files/ENCFF648UWH/@@download/ENCFF648U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TMO/@@download/ENCFF243TMO.bed.gz</text:p>
          </table:table-cell>
          <table:table-cell office:value-type="string" calcext:value-type="string">
            <text:p>https://www.encodeproject.org/files/ENCFF681HOI/@@download/ENCFF681HOI.bed.gz</text:p>
          </table:table-cell>
          <table:table-cell office:value-type="string" calcext:value-type="string">
            <text:p>https://www.encodeproject.org/files/ENCFF513NBU/@@download/ENCFF513NB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9TMK/@@download/ENCFF019TMK.bed.gz</text:p>
          </table:table-cell>
          <table:table-cell office:value-type="string" calcext:value-type="string">
            <text:p>https://www.encodeproject.org/files/ENCFF438XHB/@@download/ENCFF438XHB.bed.gz</text:p>
          </table:table-cell>
          <table:table-cell office:value-type="string" calcext:value-type="string">
            <text:p>https://www.encodeproject.org/files/ENCFF635YIX/@@download/ENCFF635YI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2MEN/@@download/ENCFF292MEN.bed.gz</text:p>
          </table:table-cell>
          <table:table-cell office:value-type="string" calcext:value-type="string">
            <text:p>https://www.encodeproject.org/files/ENCFF831MNI/@@download/ENCFF831MNI.bed.gz</text:p>
          </table:table-cell>
          <table:table-cell office:value-type="string" calcext:value-type="string">
            <text:p>https://www.encodeproject.org/files/ENCFF648LUN/@@download/ENCFF648LU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0RJO/@@download/ENCFF700RJO.bed.gz</text:p>
          </table:table-cell>
          <table:table-cell office:value-type="string" calcext:value-type="string">
            <text:p>https://www.encodeproject.org/files/ENCFF383NCL/@@download/ENCFF383NCL.bed.gz</text:p>
          </table:table-cell>
          <table:table-cell office:value-type="string" calcext:value-type="string">
            <text:p>https://www.encodeproject.org/files/ENCFF594PVG/@@download/ENCFF594PV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7BWP/@@download/ENCFF897BWP.bed.gz</text:p>
          </table:table-cell>
          <table:table-cell office:value-type="string" calcext:value-type="string">
            <text:p>https://www.encodeproject.org/files/ENCFF054PUP/@@download/ENCFF054PUP.bed.gz</text:p>
          </table:table-cell>
          <table:table-cell office:value-type="string" calcext:value-type="string">
            <text:p>https://www.encodeproject.org/files/ENCFF794UOT/@@download/ENCFF794UO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0ZTK/@@download/ENCFF840ZTK.bed.gz</text:p>
          </table:table-cell>
          <table:table-cell office:value-type="string" calcext:value-type="string">
            <text:p>https://www.encodeproject.org/files/ENCFF031IUJ/@@download/ENCFF031IUJ.bed.gz</text:p>
          </table:table-cell>
          <table:table-cell office:value-type="string" calcext:value-type="string">
            <text:p>https://www.encodeproject.org/files/ENCFF037UZZ/@@download/ENCFF037UZ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4LJW/@@download/ENCFF224LJW.bed.gz</text:p>
          </table:table-cell>
          <table:table-cell office:value-type="string" calcext:value-type="string">
            <text:p>https://www.encodeproject.org/files/ENCFF992DNN/@@download/ENCFF992DNN.bed.gz</text:p>
          </table:table-cell>
          <table:table-cell office:value-type="string" calcext:value-type="string">
            <text:p>https://www.encodeproject.org/files/ENCFF901IGB/@@download/ENCFF901IG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5RVL/@@download/ENCFF675RVL.bed.gz</text:p>
          </table:table-cell>
          <table:table-cell office:value-type="string" calcext:value-type="string">
            <text:p>https://www.encodeproject.org/files/ENCFF002CLL/@@download/ENCFF002CLL.bed.gz</text:p>
          </table:table-cell>
          <table:table-cell office:value-type="string" calcext:value-type="string">
            <text:p>https://www.encodeproject.org/files/ENCFF733RMG/@@download/ENCFF733RM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7MYL/@@download/ENCFF727MYL.bed.gz</text:p>
          </table:table-cell>
          <table:table-cell office:value-type="string" calcext:value-type="string">
            <text:p>https://www.encodeproject.org/files/ENCFF003WNJ/@@download/ENCFF003WNJ.bed.gz</text:p>
          </table:table-cell>
          <table:table-cell office:value-type="string" calcext:value-type="string">
            <text:p>https://www.encodeproject.org/files/ENCFF713HEC/@@download/ENCFF713HE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7AKO/@@download/ENCFF177AKO.bed.gz</text:p>
          </table:table-cell>
          <table:table-cell office:value-type="string" calcext:value-type="string">
            <text:p>https://www.encodeproject.org/files/ENCFF423WPT/@@download/ENCFF423WPT.bed.gz</text:p>
          </table:table-cell>
          <table:table-cell office:value-type="string" calcext:value-type="string">
            <text:p>https://www.encodeproject.org/files/ENCFF479ZBF/@@download/ENCFF479ZB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3ZNN/@@download/ENCFF523ZNN.bed.gz</text:p>
          </table:table-cell>
          <table:table-cell office:value-type="string" calcext:value-type="string">
            <text:p>https://www.encodeproject.org/files/ENCFF129JER/@@download/ENCFF129JER.bed.gz</text:p>
          </table:table-cell>
          <table:table-cell office:value-type="string" calcext:value-type="string">
            <text:p>https://www.encodeproject.org/files/ENCFF431HOQ/@@download/ENCFF431HO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6SXQ/@@download/ENCFF566SXQ.bed.gz</text:p>
          </table:table-cell>
          <table:table-cell office:value-type="string" calcext:value-type="string">
            <text:p>https://www.encodeproject.org/files/ENCFF821DBG/@@download/ENCFF821DBG.bed.gz</text:p>
          </table:table-cell>
          <table:table-cell office:value-type="string" calcext:value-type="string">
            <text:p>https://www.encodeproject.org/files/ENCFF890YOJ/@@download/ENCFF890YO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4QQR/@@download/ENCFF614QQR.bed.gz</text:p>
          </table:table-cell>
          <table:table-cell office:value-type="string" calcext:value-type="string">
            <text:p>https://www.encodeproject.org/files/ENCFF347JZD/@@download/ENCFF347JZD.bed.gz</text:p>
          </table:table-cell>
          <table:table-cell office:value-type="string" calcext:value-type="string">
            <text:p>https://www.encodeproject.org/files/ENCFF186EHN/@@download/ENCFF186EH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1RMN/@@download/ENCFF071RMN.bed.gz</text:p>
          </table:table-cell>
          <table:table-cell office:value-type="string" calcext:value-type="string">
            <text:p>https://www.encodeproject.org/files/ENCFF351KKK/@@download/ENCFF351KKK.bed.gz</text:p>
          </table:table-cell>
          <table:table-cell office:value-type="string" calcext:value-type="string">
            <text:p>https://www.encodeproject.org/files/ENCFF880IXV/@@download/ENCFF880IX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2MQL/@@download/ENCFF922MQL.bed.gz</text:p>
          </table:table-cell>
          <table:table-cell office:value-type="string" calcext:value-type="string">
            <text:p>https://www.encodeproject.org/files/ENCFF509LBE/@@download/ENCFF509LBE.bed.gz</text:p>
          </table:table-cell>
          <table:table-cell office:value-type="string" calcext:value-type="string">
            <text:p>https://www.encodeproject.org/files/ENCFF487SHX/@@download/ENCFF487SH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8VWC/@@download/ENCFF468VWC.bed.gz</text:p>
          </table:table-cell>
          <table:table-cell office:value-type="string" calcext:value-type="string">
            <text:p>https://www.encodeproject.org/files/ENCFF560WFS/@@download/ENCFF560WFS.bed.gz</text:p>
          </table:table-cell>
          <table:table-cell office:value-type="string" calcext:value-type="string">
            <text:p>https://www.encodeproject.org/files/ENCFF398URY/@@download/ENCFF398UR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7GJF/@@download/ENCFF907GJF.bed.gz</text:p>
          </table:table-cell>
          <table:table-cell office:value-type="string" calcext:value-type="string">
            <text:p>https://www.encodeproject.org/files/ENCFF777TLS/@@download/ENCFF777TLS.bed.gz</text:p>
          </table:table-cell>
          <table:table-cell office:value-type="string" calcext:value-type="string">
            <text:p>https://www.encodeproject.org/files/ENCFF578TJB/@@download/ENCFF578TJ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8YQF/@@download/ENCFF168YQF.bed.gz</text:p>
          </table:table-cell>
          <table:table-cell office:value-type="string" calcext:value-type="string">
            <text:p>https://www.encodeproject.org/files/ENCFF766ZRX/@@download/ENCFF766ZRX.bed.gz</text:p>
          </table:table-cell>
          <table:table-cell office:value-type="string" calcext:value-type="string">
            <text:p>https://www.encodeproject.org/files/ENCFF736LZJ/@@download/ENCFF736LZ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3EVD/@@download/ENCFF923EVD.bed.gz</text:p>
          </table:table-cell>
          <table:table-cell office:value-type="string" calcext:value-type="string">
            <text:p>https://www.encodeproject.org/files/ENCFF749ROX/@@download/ENCFF749ROX.bed.gz</text:p>
          </table:table-cell>
          <table:table-cell office:value-type="string" calcext:value-type="string">
            <text:p>https://www.encodeproject.org/files/ENCFF414ZOK/@@download/ENCFF414Z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4HBQ/@@download/ENCFF144HBQ.bed.gz</text:p>
          </table:table-cell>
          <table:table-cell office:value-type="string" calcext:value-type="string">
            <text:p>https://www.encodeproject.org/files/ENCFF985OZU/@@download/ENCFF985OZU.bed.gz</text:p>
          </table:table-cell>
          <table:table-cell office:value-type="string" calcext:value-type="string">
            <text:p>https://www.encodeproject.org/files/ENCFF522ISW/@@download/ENCFF522IS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7GAE/@@download/ENCFF757GAE.bed.gz</text:p>
          </table:table-cell>
          <table:table-cell office:value-type="string" calcext:value-type="string">
            <text:p>https://www.encodeproject.org/files/ENCFF100SKI/@@download/ENCFF100SKI.bed.gz</text:p>
          </table:table-cell>
          <table:table-cell office:value-type="string" calcext:value-type="string">
            <text:p>https://www.encodeproject.org/files/ENCFF542WDK/@@download/ENCFF542WD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7UCF/@@download/ENCFF337UCF.bed.gz</text:p>
          </table:table-cell>
          <table:table-cell office:value-type="string" calcext:value-type="string">
            <text:p>https://www.encodeproject.org/files/ENCFF106ONT/@@download/ENCFF106ONT.bed.gz</text:p>
          </table:table-cell>
          <table:table-cell office:value-type="string" calcext:value-type="string">
            <text:p>https://www.encodeproject.org/files/ENCFF849TGP/@@download/ENCFF849TG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7HFD/@@download/ENCFF207HFD.bed.gz</text:p>
          </table:table-cell>
          <table:table-cell office:value-type="string" calcext:value-type="string">
            <text:p>https://www.encodeproject.org/files/ENCFF001VQT/@@download/ENCFF001VQT.bed.gz</text:p>
          </table:table-cell>
          <table:table-cell office:value-type="string" calcext:value-type="string">
            <text:p>https://www.encodeproject.org/files/ENCFF388TYY/@@download/ENCFF388TY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9AJE/@@download/ENCFF469AJE.bed.gz</text:p>
          </table:table-cell>
          <table:table-cell office:value-type="string" calcext:value-type="string">
            <text:p>https://www.encodeproject.org/files/ENCFF002CZX/@@download/ENCFF002CZX.bed.gz</text:p>
          </table:table-cell>
          <table:table-cell office:value-type="string" calcext:value-type="string">
            <text:p>https://www.encodeproject.org/files/ENCFF823FZA/@@download/ENCFF823FZ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6OKJ/@@download/ENCFF706OKJ.bed.gz</text:p>
          </table:table-cell>
          <table:table-cell office:value-type="string" calcext:value-type="string">
            <text:p>https://www.encodeproject.org/files/ENCFF871KMV/@@download/ENCFF871KMV.bed.gz</text:p>
          </table:table-cell>
          <table:table-cell office:value-type="string" calcext:value-type="string">
            <text:p>https://www.encodeproject.org/files/ENCFF303JFX/@@download/ENCFF303JF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4QXT/@@download/ENCFF894QXT.bed.gz</text:p>
          </table:table-cell>
          <table:table-cell office:value-type="string" calcext:value-type="string">
            <text:p>https://www.encodeproject.org/files/ENCFF468KWV/@@download/ENCFF468KWV.bed.gz</text:p>
          </table:table-cell>
          <table:table-cell office:value-type="string" calcext:value-type="string">
            <text:p>https://www.encodeproject.org/files/ENCFF038IGH/@@download/ENCFF038IG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7JVU/@@download/ENCFF217JVU.bed.gz</text:p>
          </table:table-cell>
          <table:table-cell office:value-type="string" calcext:value-type="string">
            <text:p>https://www.encodeproject.org/files/ENCFF450JIP/@@download/ENCFF450JIP.bed.gz</text:p>
          </table:table-cell>
          <table:table-cell office:value-type="string" calcext:value-type="string">
            <text:p>https://www.encodeproject.org/files/ENCFF227EPV/@@download/ENCFF227E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5RXK/@@download/ENCFF265RXK.bed.gz</text:p>
          </table:table-cell>
          <table:table-cell office:value-type="string" calcext:value-type="string">
            <text:p>https://www.encodeproject.org/files/ENCFF789ZAT/@@download/ENCFF789ZAT.bed.gz</text:p>
          </table:table-cell>
          <table:table-cell office:value-type="string" calcext:value-type="string">
            <text:p>https://www.encodeproject.org/files/ENCFF225INN/@@download/ENCFF225IN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0NPB/@@download/ENCFF860NPB.bed.gz</text:p>
          </table:table-cell>
          <table:table-cell office:value-type="string" calcext:value-type="string">
            <text:p>https://www.encodeproject.org/files/ENCFF176LMS/@@download/ENCFF176LMS.bed.gz</text:p>
          </table:table-cell>
          <table:table-cell office:value-type="string" calcext:value-type="string">
            <text:p>https://www.encodeproject.org/files/ENCFF051QTK/@@download/ENCFF051QT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5GDP/@@download/ENCFF815GDP.bed.gz</text:p>
          </table:table-cell>
          <table:table-cell office:value-type="string" calcext:value-type="string">
            <text:p>https://www.encodeproject.org/files/ENCFF039AWP/@@download/ENCFF039AWP.bed.gz</text:p>
          </table:table-cell>
          <table:table-cell office:value-type="string" calcext:value-type="string">
            <text:p>https://www.encodeproject.org/files/ENCFF424TSP/@@download/ENCFF424TS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7IVB/@@download/ENCFF247IVB.bed.gz</text:p>
          </table:table-cell>
          <table:table-cell office:value-type="string" calcext:value-type="string">
            <text:p>https://www.encodeproject.org/files/ENCFF218LZW/@@download/ENCFF218LZW.bed.gz</text:p>
          </table:table-cell>
          <table:table-cell office:value-type="string" calcext:value-type="string">
            <text:p>https://www.encodeproject.org/files/ENCFF401ESC/@@download/ENCFF401ES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7TSW/@@download/ENCFF007TSW.bed.gz</text:p>
          </table:table-cell>
          <table:table-cell office:value-type="string" calcext:value-type="string">
            <text:p>https://www.encodeproject.org/files/ENCFF535FRY/@@download/ENCFF535FRY.bed.gz</text:p>
          </table:table-cell>
          <table:table-cell office:value-type="string" calcext:value-type="string">
            <text:p>https://www.encodeproject.org/files/ENCFF937HTU/@@download/ENCFF937HT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5JED/@@download/ENCFF335JED.bed.gz</text:p>
          </table:table-cell>
          <table:table-cell office:value-type="string" calcext:value-type="string">
            <text:p>https://www.encodeproject.org/files/ENCFF455BVU/@@download/ENCFF455BVU.bed.gz</text:p>
          </table:table-cell>
          <table:table-cell office:value-type="string" calcext:value-type="string">
            <text:p>https://www.encodeproject.org/files/ENCFF261XTE/@@download/ENCFF261XT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8RKA/@@download/ENCFF198RKA.bed.gz</text:p>
          </table:table-cell>
          <table:table-cell office:value-type="string" calcext:value-type="string">
            <text:p>https://www.encodeproject.org/files/ENCFF762DRA/@@download/ENCFF762DRA.bed.gz</text:p>
          </table:table-cell>
          <table:table-cell office:value-type="string" calcext:value-type="string">
            <text:p>https://www.encodeproject.org/files/ENCFF405CIV/@@download/ENCFF405CI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F/@@download/ENCFF001UZF.bed.gz</text:p>
          </table:table-cell>
          <table:table-cell office:value-type="string" calcext:value-type="string">
            <text:p>https://www.encodeproject.org/files/ENCFF002CLM/@@download/ENCFF002CLM.bed.gz</text:p>
          </table:table-cell>
          <table:table-cell office:value-type="string" calcext:value-type="string">
            <text:p>https://www.encodeproject.org/files/ENCFF783VLL/@@download/ENCFF783VL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7ILM/@@download/ENCFF277ILM.bed.gz</text:p>
          </table:table-cell>
          <table:table-cell office:value-type="string" calcext:value-type="string">
            <text:p>https://www.encodeproject.org/files/ENCFF704JVW/@@download/ENCFF704JVW.bed.gz</text:p>
          </table:table-cell>
          <table:table-cell office:value-type="string" calcext:value-type="string">
            <text:p>https://www.encodeproject.org/files/ENCFF808ZRZ/@@download/ENCFF808ZR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6JUZ/@@download/ENCFF416JUZ.bed.gz</text:p>
          </table:table-cell>
          <table:table-cell office:value-type="string" calcext:value-type="string">
            <text:p>https://www.encodeproject.org/files/ENCFF082NLH/@@download/ENCFF082NLH.bed.gz</text:p>
          </table:table-cell>
          <table:table-cell office:value-type="string" calcext:value-type="string">
            <text:p>https://www.encodeproject.org/files/ENCFF963AYK/@@download/ENCFF963AY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4GLD/@@download/ENCFF974GLD.bed.gz</text:p>
          </table:table-cell>
          <table:table-cell office:value-type="string" calcext:value-type="string">
            <text:p>https://www.encodeproject.org/files/ENCFF297ZIE/@@download/ENCFF297ZIE.bed.gz</text:p>
          </table:table-cell>
          <table:table-cell office:value-type="string" calcext:value-type="string">
            <text:p>https://www.encodeproject.org/files/ENCFF673YUR/@@download/ENCFF673YU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1IFI/@@download/ENCFF501IFI.bed.gz</text:p>
          </table:table-cell>
          <table:table-cell office:value-type="string" calcext:value-type="string">
            <text:p>https://www.encodeproject.org/files/ENCFF510UHF/@@download/ENCFF510UHF.bed.gz</text:p>
          </table:table-cell>
          <table:table-cell office:value-type="string" calcext:value-type="string">
            <text:p>https://www.encodeproject.org/files/ENCFF039TKU/@@download/ENCFF039TK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8KXM/@@download/ENCFF648KXM.bed.gz</text:p>
          </table:table-cell>
          <table:table-cell office:value-type="string" calcext:value-type="string">
            <text:p>https://www.encodeproject.org/files/ENCFF876VZQ/@@download/ENCFF876VZQ.bed.gz</text:p>
          </table:table-cell>
          <table:table-cell office:value-type="string" calcext:value-type="string">
            <text:p>https://www.encodeproject.org/files/ENCFF050RDD/@@download/ENCFF050RD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7RHW/@@download/ENCFF857RHW.bed.gz</text:p>
          </table:table-cell>
          <table:table-cell office:value-type="string" calcext:value-type="string">
            <text:p>https://www.encodeproject.org/files/ENCFF791OTS/@@download/ENCFF791OTS.bed.gz</text:p>
          </table:table-cell>
          <table:table-cell office:value-type="string" calcext:value-type="string">
            <text:p>https://www.encodeproject.org/files/ENCFF005MFL/@@download/ENCFF005MF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E/@@download/ENCFF001UZE.bed.gz</text:p>
          </table:table-cell>
          <table:table-cell office:value-type="string" calcext:value-type="string">
            <text:p>https://www.encodeproject.org/files/ENCFF387VGY/@@download/ENCFF387VGY.bed.gz</text:p>
          </table:table-cell>
          <table:table-cell office:value-type="string" calcext:value-type="string">
            <text:p>https://www.encodeproject.org/files/ENCFF961FXT/@@download/ENCFF961FX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D/@@download/ENCFF001UZD.bed.gz</text:p>
          </table:table-cell>
          <table:table-cell office:value-type="string" calcext:value-type="string">
            <text:p>https://www.encodeproject.org/files/ENCFF024IBB/@@download/ENCFF024IBB.bed.gz</text:p>
          </table:table-cell>
          <table:table-cell office:value-type="string" calcext:value-type="string">
            <text:p>https://www.encodeproject.org/files/ENCFF783AJR/@@download/ENCFF783AJ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4PJV/@@download/ENCFF874PJV.bed.gz</text:p>
          </table:table-cell>
          <table:table-cell office:value-type="string" calcext:value-type="string">
            <text:p>https://www.encodeproject.org/files/ENCFF482VYS/@@download/ENCFF482VYS.bed.gz</text:p>
          </table:table-cell>
          <table:table-cell office:value-type="string" calcext:value-type="string">
            <text:p>https://www.encodeproject.org/files/ENCFF816HRJ/@@download/ENCFF816HR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6BCY/@@download/ENCFF856BCY.bed.gz</text:p>
          </table:table-cell>
          <table:table-cell office:value-type="string" calcext:value-type="string">
            <text:p>https://www.encodeproject.org/files/ENCFF138NNW/@@download/ENCFF138NNW.bed.gz</text:p>
          </table:table-cell>
          <table:table-cell office:value-type="string" calcext:value-type="string">
            <text:p>https://www.encodeproject.org/files/ENCFF222SVT/@@download/ENCFF222SV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7XOG/@@download/ENCFF037XOG.bed.gz</text:p>
          </table:table-cell>
          <table:table-cell office:value-type="string" calcext:value-type="string">
            <text:p>https://www.encodeproject.org/files/ENCFF800RTH/@@download/ENCFF800RTH.bed.gz</text:p>
          </table:table-cell>
          <table:table-cell office:value-type="string" calcext:value-type="string">
            <text:p>https://www.encodeproject.org/files/ENCFF710UQM/@@download/ENCFF710UQ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87OCX/@@download/ENCFF787OCX.bed.gz</text:p>
          </table:table-cell>
          <table:table-cell office:value-type="string" calcext:value-type="string">
            <text:p>https://www.encodeproject.org/files/ENCFF501YCY/@@download/ENCFF501YCY.bed.gz</text:p>
          </table:table-cell>
          <table:table-cell office:value-type="string" calcext:value-type="string">
            <text:p>https://www.encodeproject.org/files/ENCFF289FOL/@@download/ENCFF289FO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5UKA/@@download/ENCFF725UKA.bed.gz</text:p>
          </table:table-cell>
          <table:table-cell office:value-type="string" calcext:value-type="string">
            <text:p>https://www.encodeproject.org/files/ENCFF654DFC/@@download/ENCFF654DFC.bed.gz</text:p>
          </table:table-cell>
          <table:table-cell office:value-type="string" calcext:value-type="string">
            <text:p>https://www.encodeproject.org/files/ENCFF572TLW/@@download/ENCFF572TL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8NZN/@@download/ENCFF148NZN.bed.gz</text:p>
          </table:table-cell>
          <table:table-cell office:value-type="string" calcext:value-type="string">
            <text:p>https://www.encodeproject.org/files/ENCFF857VSJ/@@download/ENCFF857VSJ.bed.gz</text:p>
          </table:table-cell>
          <table:table-cell office:value-type="string" calcext:value-type="string">
            <text:p>https://www.encodeproject.org/files/ENCFF995WEQ/@@download/ENCFF995WE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6YYS/@@download/ENCFF576YYS.bed.gz</text:p>
          </table:table-cell>
          <table:table-cell office:value-type="string" calcext:value-type="string">
            <text:p>https://www.encodeproject.org/files/ENCFF233DOW/@@download/ENCFF233DOW.bed.gz</text:p>
          </table:table-cell>
          <table:table-cell office:value-type="string" calcext:value-type="string">
            <text:p>https://www.encodeproject.org/files/ENCFF336GKS/@@download/ENCFF336GK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1KBD/@@download/ENCFF471KBD.bed.gz</text:p>
          </table:table-cell>
          <table:table-cell office:value-type="string" calcext:value-type="string">
            <text:p>https://www.encodeproject.org/files/ENCFF134AVY/@@download/ENCFF134AVY.bed.gz</text:p>
          </table:table-cell>
          <table:table-cell office:value-type="string" calcext:value-type="string">
            <text:p>https://www.encodeproject.org/files/ENCFF469ITP/@@download/ENCFF469IT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1HUB/@@download/ENCFF301HUB.bed.gz</text:p>
          </table:table-cell>
          <table:table-cell office:value-type="string" calcext:value-type="string">
            <text:p>https://www.encodeproject.org/files/ENCFF315BSV/@@download/ENCFF315BSV.bed.gz</text:p>
          </table:table-cell>
          <table:table-cell office:value-type="string" calcext:value-type="string">
            <text:p>https://www.encodeproject.org/files/ENCFF330VQI/@@download/ENCFF330VQ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8VUZ/@@download/ENCFF828VUZ.bed.gz</text:p>
          </table:table-cell>
          <table:table-cell office:value-type="string" calcext:value-type="string">
            <text:p>https://www.encodeproject.org/files/ENCFF318YTP/@@download/ENCFF318YTP.bed.gz</text:p>
          </table:table-cell>
          <table:table-cell office:value-type="string" calcext:value-type="string">
            <text:p>https://www.encodeproject.org/files/ENCFF653BYH/@@download/ENCFF653BY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9MSO/@@download/ENCFF679MSO.bed.gz</text:p>
          </table:table-cell>
          <table:table-cell office:value-type="string" calcext:value-type="string">
            <text:p>https://www.encodeproject.org/files/ENCFF429VMY/@@download/ENCFF429VMY.bed.gz</text:p>
          </table:table-cell>
          <table:table-cell office:value-type="string" calcext:value-type="string">
            <text:p>https://www.encodeproject.org/files/ENCFF295EZT/@@download/ENCFF295EZ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5ZNN/@@download/ENCFF265ZNN.bed.gz</text:p>
          </table:table-cell>
          <table:table-cell office:value-type="string" calcext:value-type="string">
            <text:p>https://www.encodeproject.org/files/ENCFF500XIG/@@download/ENCFF500XIG.bed.gz</text:p>
          </table:table-cell>
          <table:table-cell office:value-type="string" calcext:value-type="string">
            <text:p>https://www.encodeproject.org/files/ENCFF058ESK/@@download/ENCFF058ES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4VDZ/@@download/ENCFF254VDZ.bed.gz</text:p>
          </table:table-cell>
          <table:table-cell office:value-type="string" calcext:value-type="string">
            <text:p>https://www.encodeproject.org/files/ENCFF885SEW/@@download/ENCFF885SEW.bed.gz</text:p>
          </table:table-cell>
          <table:table-cell office:value-type="string" calcext:value-type="string">
            <text:p>https://www.encodeproject.org/files/ENCFF493QCA/@@download/ENCFF493QC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1WEX/@@download/ENCFF541WEX.bed.gz</text:p>
          </table:table-cell>
          <table:table-cell office:value-type="string" calcext:value-type="string">
            <text:p>https://www.encodeproject.org/files/ENCFF392GXE/@@download/ENCFF392GXE.bed.gz</text:p>
          </table:table-cell>
          <table:table-cell office:value-type="string" calcext:value-type="string">
            <text:p>https://www.encodeproject.org/files/ENCFF394FMA/@@download/ENCFF394FM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3LUK/@@download/ENCFF603LUK.bed.gz</text:p>
          </table:table-cell>
          <table:table-cell office:value-type="string" calcext:value-type="string">
            <text:p>https://www.encodeproject.org/files/ENCFF743OES/@@download/ENCFF743OES.bed.gz</text:p>
          </table:table-cell>
          <table:table-cell office:value-type="string" calcext:value-type="string">
            <text:p>https://www.encodeproject.org/files/ENCFF082FIQ/@@download/ENCFF082FI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8HZW/@@download/ENCFF148HZW.bed.gz</text:p>
          </table:table-cell>
          <table:table-cell office:value-type="string" calcext:value-type="string">
            <text:p>https://www.encodeproject.org/files/ENCFF605HWY/@@download/ENCFF605HWY.bed.gz</text:p>
          </table:table-cell>
          <table:table-cell office:value-type="string" calcext:value-type="string">
            <text:p>https://www.encodeproject.org/files/ENCFF217LSR/@@download/ENCFF217LS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1NRB/@@download/ENCFF591NRB.bed.gz</text:p>
          </table:table-cell>
          <table:table-cell office:value-type="string" calcext:value-type="string">
            <text:p>https://www.encodeproject.org/files/ENCFF237NQY/@@download/ENCFF237NQY.bed.gz</text:p>
          </table:table-cell>
          <table:table-cell office:value-type="string" calcext:value-type="string">
            <text:p>https://www.encodeproject.org/files/ENCFF810UIY/@@download/ENCFF810UI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1BCF/@@download/ENCFF401BCF.bed.gz</text:p>
          </table:table-cell>
          <table:table-cell office:value-type="string" calcext:value-type="string">
            <text:p>https://www.encodeproject.org/files/ENCFF261BWI/@@download/ENCFF261BWI.bed.gz</text:p>
          </table:table-cell>
          <table:table-cell office:value-type="string" calcext:value-type="string">
            <text:p>https://www.encodeproject.org/files/ENCFF399UCT/@@download/ENCFF399UC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1LSM/@@download/ENCFF911LSM.bed.gz</text:p>
          </table:table-cell>
          <table:table-cell office:value-type="string" calcext:value-type="string">
            <text:p>https://www.encodeproject.org/files/ENCFF886WWT/@@download/ENCFF886WWT.bed.gz</text:p>
          </table:table-cell>
          <table:table-cell office:value-type="string" calcext:value-type="string">
            <text:p>https://www.encodeproject.org/files/ENCFF068YWM/@@download/ENCFF068YW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0LAI/@@download/ENCFF380LAI.bed.gz</text:p>
          </table:table-cell>
          <table:table-cell office:value-type="string" calcext:value-type="string">
            <text:p>https://www.encodeproject.org/files/ENCFF786QZK/@@download/ENCFF786QZK.bed.gz</text:p>
          </table:table-cell>
          <table:table-cell office:value-type="string" calcext:value-type="string">
            <text:p>https://www.encodeproject.org/files/ENCFF345DAD/@@download/ENCFF345DA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5ULH/@@download/ENCFF015ULH.bed.gz</text:p>
          </table:table-cell>
          <table:table-cell office:value-type="string" calcext:value-type="string">
            <text:p>https://www.encodeproject.org/files/ENCFF956IFC/@@download/ENCFF956IFC.bed.gz</text:p>
          </table:table-cell>
          <table:table-cell office:value-type="string" calcext:value-type="string">
            <text:p>https://www.encodeproject.org/files/ENCFF780JVV/@@download/ENCFF780JV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2DMO/@@download/ENCFF402DMO.bed.gz</text:p>
          </table:table-cell>
          <table:table-cell office:value-type="string" calcext:value-type="string">
            <text:p>https://www.encodeproject.org/files/ENCFF128OKK/@@download/ENCFF128OKK.bed.gz</text:p>
          </table:table-cell>
          <table:table-cell office:value-type="string" calcext:value-type="string">
            <text:p>https://www.encodeproject.org/files/ENCFF552RIH/@@download/ENCFF552RI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9TTJ/@@download/ENCFF569TTJ.bed.gz</text:p>
          </table:table-cell>
          <table:table-cell office:value-type="string" calcext:value-type="string">
            <text:p>https://www.encodeproject.org/files/ENCFF562OUS/@@download/ENCFF562OUS.bed.gz</text:p>
          </table:table-cell>
          <table:table-cell office:value-type="string" calcext:value-type="string">
            <text:p>https://www.encodeproject.org/files/ENCFF643CTL/@@download/ENCFF643CT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9NRH/@@download/ENCFF309NRH.bed.gz</text:p>
          </table:table-cell>
          <table:table-cell office:value-type="string" calcext:value-type="string">
            <text:p>https://www.encodeproject.org/files/ENCFF023IZV/@@download/ENCFF023IZV.bed.gz</text:p>
          </table:table-cell>
          <table:table-cell office:value-type="string" calcext:value-type="string">
            <text:p>https://www.encodeproject.org/files/ENCFF932HSR/@@download/ENCFF932HS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5LFA/@@download/ENCFF145LFA.bed.gz</text:p>
          </table:table-cell>
          <table:table-cell office:value-type="string" calcext:value-type="string">
            <text:p>https://www.encodeproject.org/files/ENCFF250ZAH/@@download/ENCFF250ZAH.bed.gz</text:p>
          </table:table-cell>
          <table:table-cell office:value-type="string" calcext:value-type="string">
            <text:p>https://www.encodeproject.org/files/ENCFF085HAY/@@download/ENCFF085HA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1DHP/@@download/ENCFF201DHP.bed.gz</text:p>
          </table:table-cell>
          <table:table-cell office:value-type="string" calcext:value-type="string">
            <text:p>https://www.encodeproject.org/files/ENCFF822XRK/@@download/ENCFF822XRK.bed.gz</text:p>
          </table:table-cell>
          <table:table-cell office:value-type="string" calcext:value-type="string">
            <text:p>https://www.encodeproject.org/files/ENCFF393QYW/@@download/ENCFF393QY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7TFK/@@download/ENCFF287TFK.bed.gz</text:p>
          </table:table-cell>
          <table:table-cell office:value-type="string" calcext:value-type="string">
            <text:p>https://www.encodeproject.org/files/ENCFF941YYK/@@download/ENCFF941YYK.bed.gz</text:p>
          </table:table-cell>
          <table:table-cell office:value-type="string" calcext:value-type="string">
            <text:p>https://www.encodeproject.org/files/ENCFF754FTY/@@download/ENCFF754FT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4QAJ/@@download/ENCFF474QAJ.bed.gz</text:p>
          </table:table-cell>
          <table:table-cell office:value-type="string" calcext:value-type="string">
            <text:p>https://www.encodeproject.org/files/ENCFF482LGP/@@download/ENCFF482LGP.bed.gz</text:p>
          </table:table-cell>
          <table:table-cell office:value-type="string" calcext:value-type="string">
            <text:p>https://www.encodeproject.org/files/ENCFF416RWE/@@download/ENCFF416RW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9YOA/@@download/ENCFF969YOA.bed.gz</text:p>
          </table:table-cell>
          <table:table-cell office:value-type="string" calcext:value-type="string">
            <text:p>https://www.encodeproject.org/files/ENCFF954XNA/@@download/ENCFF954XNA.bed.gz</text:p>
          </table:table-cell>
          <table:table-cell office:value-type="string" calcext:value-type="string">
            <text:p>https://www.encodeproject.org/files/ENCFF442GZN/@@download/ENCFF442GZ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2VBQ/@@download/ENCFF982VBQ.bed.gz</text:p>
          </table:table-cell>
          <table:table-cell office:value-type="string" calcext:value-type="string">
            <text:p>https://www.encodeproject.org/files/ENCFF349RNE/@@download/ENCFF349RNE.bed.gz</text:p>
          </table:table-cell>
          <table:table-cell office:value-type="string" calcext:value-type="string">
            <text:p>https://www.encodeproject.org/files/ENCFF183FCX/@@download/ENCFF183FC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4WUR/@@download/ENCFF974WUR.bed.gz</text:p>
          </table:table-cell>
          <table:table-cell office:value-type="string" calcext:value-type="string">
            <text:p>https://www.encodeproject.org/files/ENCFF291RDN/@@download/ENCFF291RDN.bed.gz</text:p>
          </table:table-cell>
          <table:table-cell office:value-type="string" calcext:value-type="string">
            <text:p>https://www.encodeproject.org/files/ENCFF726JTT/@@download/ENCFF726J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3SFQ/@@download/ENCFF443SFQ.bed.gz</text:p>
          </table:table-cell>
          <table:table-cell office:value-type="string" calcext:value-type="string">
            <text:p>https://www.encodeproject.org/files/ENCFF052MLC/@@download/ENCFF052MLC.bed.gz</text:p>
          </table:table-cell>
          <table:table-cell office:value-type="string" calcext:value-type="string">
            <text:p>https://www.encodeproject.org/files/ENCFF113RCV/@@download/ENCFF113RC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9SSL/@@download/ENCFF099SSL.bed.gz</text:p>
          </table:table-cell>
          <table:table-cell office:value-type="string" calcext:value-type="string">
            <text:p>https://www.encodeproject.org/files/ENCFF597JRR/@@download/ENCFF597JRR.bed.gz</text:p>
          </table:table-cell>
          <table:table-cell office:value-type="string" calcext:value-type="string">
            <text:p>https://www.encodeproject.org/files/ENCFF591DAC/@@download/ENCFF591DA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4DAR/@@download/ENCFF024DAR.bed.gz</text:p>
          </table:table-cell>
          <table:table-cell office:value-type="string" calcext:value-type="string">
            <text:p>https://www.encodeproject.org/files/ENCFF149EWP/@@download/ENCFF149EWP.bed.gz</text:p>
          </table:table-cell>
          <table:table-cell office:value-type="string" calcext:value-type="string">
            <text:p>https://www.encodeproject.org/files/ENCFF128WWL/@@download/ENCFF128WW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0EJV/@@download/ENCFF600EJV.bed.gz</text:p>
          </table:table-cell>
          <table:table-cell office:value-type="string" calcext:value-type="string">
            <text:p>https://www.encodeproject.org/files/ENCFF002CEX/@@download/ENCFF002CEX.bed.gz</text:p>
          </table:table-cell>
          <table:table-cell office:value-type="string" calcext:value-type="string">
            <text:p>https://www.encodeproject.org/files/ENCFF253AZO/@@download/ENCFF253AZ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1ZLX/@@download/ENCFF521ZLX.bed.gz</text:p>
          </table:table-cell>
          <table:table-cell office:value-type="string" calcext:value-type="string">
            <text:p>https://www.encodeproject.org/files/ENCFF951JAH/@@download/ENCFF951JAH.bed.gz</text:p>
          </table:table-cell>
          <table:table-cell office:value-type="string" calcext:value-type="string">
            <text:p>https://www.encodeproject.org/files/ENCFF187SKV/@@download/ENCFF187SK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8SNC/@@download/ENCFF058SNC.bed.gz</text:p>
          </table:table-cell>
          <table:table-cell office:value-type="string" calcext:value-type="string">
            <text:p>https://www.encodeproject.org/files/ENCFF034NUV/@@download/ENCFF034NUV.bed.gz</text:p>
          </table:table-cell>
          <table:table-cell office:value-type="string" calcext:value-type="string">
            <text:p>https://www.encodeproject.org/files/ENCFF449UUG/@@download/ENCFF449UU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3VBT/@@download/ENCFF363VBT.bed.gz</text:p>
          </table:table-cell>
          <table:table-cell office:value-type="string" calcext:value-type="string">
            <text:p>https://www.encodeproject.org/files/ENCFF072MPX/@@download/ENCFF072MPX.bed.gz</text:p>
          </table:table-cell>
          <table:table-cell office:value-type="string" calcext:value-type="string">
            <text:p>https://www.encodeproject.org/files/ENCFF746OZP/@@download/ENCFF746OZ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5XDV/@@download/ENCFF395XDV.bed.gz</text:p>
          </table:table-cell>
          <table:table-cell office:value-type="string" calcext:value-type="string">
            <text:p>https://www.encodeproject.org/files/ENCFF672PKP/@@download/ENCFF672PKP.bed.gz</text:p>
          </table:table-cell>
          <table:table-cell office:value-type="string" calcext:value-type="string">
            <text:p>https://www.encodeproject.org/files/ENCFF858FZP/@@download/ENCFF858FZ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9VIJ/@@download/ENCFF109VIJ.bed.gz</text:p>
          </table:table-cell>
          <table:table-cell office:value-type="string" calcext:value-type="string">
            <text:p>https://www.encodeproject.org/files/ENCFF473KUA/@@download/ENCFF473KUA.bed.gz</text:p>
          </table:table-cell>
          <table:table-cell office:value-type="string" calcext:value-type="string">
            <text:p>https://www.encodeproject.org/files/ENCFF338PVZ/@@download/ENCFF338PV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2FOP/@@download/ENCFF062FOP.bed.gz</text:p>
          </table:table-cell>
          <table:table-cell office:value-type="string" calcext:value-type="string">
            <text:p>https://www.encodeproject.org/files/ENCFF399OOG/@@download/ENCFF399OOG.bed.gz</text:p>
          </table:table-cell>
          <table:table-cell office:value-type="string" calcext:value-type="string">
            <text:p>https://www.encodeproject.org/files/ENCFF823NGF/@@download/ENCFF823NG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2HNI/@@download/ENCFF422HNI.bed.gz</text:p>
          </table:table-cell>
          <table:table-cell office:value-type="string" calcext:value-type="string">
            <text:p>https://www.encodeproject.org/files/ENCFF285ODQ/@@download/ENCFF285ODQ.bed.gz</text:p>
          </table:table-cell>
          <table:table-cell office:value-type="string" calcext:value-type="string">
            <text:p>https://www.encodeproject.org/files/ENCFF234XKL/@@download/ENCFF234XK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9DSD/@@download/ENCFF519DSD.bed.gz</text:p>
          </table:table-cell>
          <table:table-cell office:value-type="string" calcext:value-type="string">
            <text:p>https://www.encodeproject.org/files/ENCFF050TAS/@@download/ENCFF050TAS.bed.gz</text:p>
          </table:table-cell>
          <table:table-cell office:value-type="string" calcext:value-type="string">
            <text:p>https://www.encodeproject.org/files/ENCFF024GOE/@@download/ENCFF024GO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87ZAH/@@download/ENCFF487ZAH.bed.gz</text:p>
          </table:table-cell>
          <table:table-cell office:value-type="string" calcext:value-type="string">
            <text:p>https://www.encodeproject.org/files/ENCFF001XRE/@@download/ENCFF001XRE.bed.gz</text:p>
          </table:table-cell>
          <table:table-cell office:value-type="string" calcext:value-type="string">
            <text:p>https://www.encodeproject.org/files/ENCFF116QKX/@@download/ENCFF116QK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2FUV/@@download/ENCFF612FUV.bed.gz</text:p>
          </table:table-cell>
          <table:table-cell office:value-type="string" calcext:value-type="string">
            <text:p>https://www.encodeproject.org/files/ENCFF002DCY/@@download/ENCFF002DCY.bed.gz</text:p>
          </table:table-cell>
          <table:table-cell office:value-type="string" calcext:value-type="string">
            <text:p>https://www.encodeproject.org/files/ENCFF284NEK/@@download/ENCFF284NE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0BGX/@@download/ENCFF450BGX.bed.gz</text:p>
          </table:table-cell>
          <table:table-cell office:value-type="string" calcext:value-type="string">
            <text:p>https://www.encodeproject.org/files/ENCFF017PXX/@@download/ENCFF017PXX.bed.gz</text:p>
          </table:table-cell>
          <table:table-cell office:value-type="string" calcext:value-type="string">
            <text:p>https://www.encodeproject.org/files/ENCFF498LCJ/@@download/ENCFF498LC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7SIU/@@download/ENCFF387SIU.bed.gz</text:p>
          </table:table-cell>
          <table:table-cell office:value-type="string" calcext:value-type="string">
            <text:p>https://www.encodeproject.org/files/ENCFF652MLT/@@download/ENCFF652MLT.bed.gz</text:p>
          </table:table-cell>
          <table:table-cell office:value-type="string" calcext:value-type="string">
            <text:p>https://www.encodeproject.org/files/ENCFF682VTN/@@download/ENCFF682VT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8KGO/@@download/ENCFF378KGO.bed.gz</text:p>
          </table:table-cell>
          <table:table-cell office:value-type="string" calcext:value-type="string">
            <text:p>https://www.encodeproject.org/files/ENCFF412LSU/@@download/ENCFF412LSU.bed.gz</text:p>
          </table:table-cell>
          <table:table-cell office:value-type="string" calcext:value-type="string">
            <text:p>https://www.encodeproject.org/files/ENCFF627TRY/@@download/ENCFF627TR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5IVA/@@download/ENCFF285IVA.bed.gz</text:p>
          </table:table-cell>
          <table:table-cell office:value-type="string" calcext:value-type="string">
            <text:p>https://www.encodeproject.org/files/ENCFF273NIW/@@download/ENCFF273NIW.bed.gz</text:p>
          </table:table-cell>
          <table:table-cell office:value-type="string" calcext:value-type="string">
            <text:p>https://www.encodeproject.org/files/ENCFF093MDL/@@download/ENCFF093M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1JQU/@@download/ENCFF061JQU.bed.gz</text:p>
          </table:table-cell>
          <table:table-cell office:value-type="string" calcext:value-type="string">
            <text:p>https://www.encodeproject.org/files/ENCFF619FOL/@@download/ENCFF619FOL.bed.gz</text:p>
          </table:table-cell>
          <table:table-cell office:value-type="string" calcext:value-type="string">
            <text:p>https://www.encodeproject.org/files/ENCFF557BKY/@@download/ENCFF557BK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SPJ/@@download/ENCFF001SPJ.bed.gz</text:p>
          </table:table-cell>
          <table:table-cell office:value-type="string" calcext:value-type="string">
            <text:p>https://www.encodeproject.org/files/ENCFF306CZZ/@@download/ENCFF306CZZ.bed.gz</text:p>
          </table:table-cell>
          <table:table-cell office:value-type="string" calcext:value-type="string">
            <text:p>https://www.encodeproject.org/files/ENCFF278RUJ/@@download/ENCFF278RU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XJ/@@download/ENCFF001UXJ.bed.gz</text:p>
          </table:table-cell>
          <table:table-cell office:value-type="string" calcext:value-type="string">
            <text:p>https://www.encodeproject.org/files/ENCFF994CVU/@@download/ENCFF994CVU.bed.gz</text:p>
          </table:table-cell>
          <table:table-cell office:value-type="string" calcext:value-type="string">
            <text:p>https://www.encodeproject.org/files/ENCFF653SQA/@@download/ENCFF653SQ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2SEI/@@download/ENCFF012SEI.bed.gz</text:p>
          </table:table-cell>
          <table:table-cell office:value-type="string" calcext:value-type="string">
            <text:p>https://www.encodeproject.org/files/ENCFF760CPU/@@download/ENCFF760CPU.bed.gz</text:p>
          </table:table-cell>
          <table:table-cell office:value-type="string" calcext:value-type="string">
            <text:p>https://www.encodeproject.org/files/ENCFF843YJW/@@download/ENCFF843YJ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3CUG/@@download/ENCFF573CUG.bed.gz</text:p>
          </table:table-cell>
          <table:table-cell office:value-type="string" calcext:value-type="string">
            <text:p>https://www.encodeproject.org/files/ENCFF002CEE/@@download/ENCFF002CEE.bed.gz</text:p>
          </table:table-cell>
          <table:table-cell office:value-type="string" calcext:value-type="string">
            <text:p>https://www.encodeproject.org/files/ENCFF359RWI/@@download/ENCFF359RW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0LHV/@@download/ENCFF510LHV.bed.gz</text:p>
          </table:table-cell>
          <table:table-cell office:value-type="string" calcext:value-type="string">
            <text:p>https://www.encodeproject.org/files/ENCFF901AJE/@@download/ENCFF901AJE.bed.gz</text:p>
          </table:table-cell>
          <table:table-cell office:value-type="string" calcext:value-type="string">
            <text:p>https://www.encodeproject.org/files/ENCFF605FCG/@@download/ENCFF605FC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1KIB/@@download/ENCFF071KIB.bed.gz</text:p>
          </table:table-cell>
          <table:table-cell office:value-type="string" calcext:value-type="string">
            <text:p>https://www.encodeproject.org/files/ENCFF629BKP/@@download/ENCFF629BKP.bed.gz</text:p>
          </table:table-cell>
          <table:table-cell office:value-type="string" calcext:value-type="string">
            <text:p>https://www.encodeproject.org/files/ENCFF912KIC/@@download/ENCFF912KI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3MCD/@@download/ENCFF993MCD.bed.gz</text:p>
          </table:table-cell>
          <table:table-cell office:value-type="string" calcext:value-type="string">
            <text:p>https://www.encodeproject.org/files/ENCFF610BYU/@@download/ENCFF610BYU.bed.gz</text:p>
          </table:table-cell>
          <table:table-cell office:value-type="string" calcext:value-type="string">
            <text:p>https://www.encodeproject.org/files/ENCFF529PMI/@@download/ENCFF529PM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7VPM/@@download/ENCFF837VPM.bed.gz</text:p>
          </table:table-cell>
          <table:table-cell office:value-type="string" calcext:value-type="string">
            <text:p>https://www.encodeproject.org/files/ENCFF120NIX/@@download/ENCFF120NIX.bed.gz</text:p>
          </table:table-cell>
          <table:table-cell office:value-type="string" calcext:value-type="string">
            <text:p>https://www.encodeproject.org/files/ENCFF967VCS/@@download/ENCFF967VC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9OBI/@@download/ENCFF399OBI.bed.gz</text:p>
          </table:table-cell>
          <table:table-cell office:value-type="string" calcext:value-type="string">
            <text:p>https://www.encodeproject.org/files/ENCFF128OWK/@@download/ENCFF128OWK.bed.gz</text:p>
          </table:table-cell>
          <table:table-cell office:value-type="string" calcext:value-type="string">
            <text:p>https://www.encodeproject.org/files/ENCFF935PCF/@@download/ENCFF935PC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1NRR/@@download/ENCFF601NRR.bed.gz</text:p>
          </table:table-cell>
          <table:table-cell office:value-type="string" calcext:value-type="string">
            <text:p>https://www.encodeproject.org/files/ENCFF965BIL/@@download/ENCFF965BIL.bed.gz</text:p>
          </table:table-cell>
          <table:table-cell office:value-type="string" calcext:value-type="string">
            <text:p>https://www.encodeproject.org/files/ENCFF953RWV/@@download/ENCFF953RW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0IHF/@@download/ENCFF300IHF.bed.gz</text:p>
          </table:table-cell>
          <table:table-cell office:value-type="string" calcext:value-type="string">
            <text:p>https://www.encodeproject.org/files/ENCFF442AZU/@@download/ENCFF442AZU.bed.gz</text:p>
          </table:table-cell>
          <table:table-cell office:value-type="string" calcext:value-type="string">
            <text:p>https://www.encodeproject.org/files/ENCFF806JNQ/@@download/ENCFF806JN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1FDW/@@download/ENCFF581FDW.bed.gz</text:p>
          </table:table-cell>
          <table:table-cell office:value-type="string" calcext:value-type="string">
            <text:p>https://www.encodeproject.org/files/ENCFF465WVW/@@download/ENCFF465WVW.bed.gz</text:p>
          </table:table-cell>
          <table:table-cell office:value-type="string" calcext:value-type="string">
            <text:p>https://www.encodeproject.org/files/ENCFF392EIR/@@download/ENCFF392EI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2CPB/@@download/ENCFF542CPB.bed.gz</text:p>
          </table:table-cell>
          <table:table-cell office:value-type="string" calcext:value-type="string">
            <text:p>https://www.encodeproject.org/files/ENCFF380TJK/@@download/ENCFF380TJK.bed.gz</text:p>
          </table:table-cell>
          <table:table-cell office:value-type="string" calcext:value-type="string">
            <text:p>https://www.encodeproject.org/files/ENCFF681EOT/@@download/ENCFF681EO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3LUK/@@download/ENCFF053LUK.bed.gz</text:p>
          </table:table-cell>
          <table:table-cell office:value-type="string" calcext:value-type="string">
            <text:p>https://www.encodeproject.org/files/ENCFF801WBW/@@download/ENCFF801WBW.bed.gz</text:p>
          </table:table-cell>
          <table:table-cell office:value-type="string" calcext:value-type="string">
            <text:p>https://www.encodeproject.org/files/ENCFF220UFR/@@download/ENCFF220UF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3XKC/@@download/ENCFF333XKC.bed.gz</text:p>
          </table:table-cell>
          <table:table-cell office:value-type="string" calcext:value-type="string">
            <text:p>https://www.encodeproject.org/files/ENCFF972ODR/@@download/ENCFF972ODR.bed.gz</text:p>
          </table:table-cell>
          <table:table-cell office:value-type="string" calcext:value-type="string">
            <text:p>https://www.encodeproject.org/files/ENCFF354RTY/@@download/ENCFF354RT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1LSI/@@download/ENCFF171LSI.bed.gz</text:p>
          </table:table-cell>
          <table:table-cell office:value-type="string" calcext:value-type="string">
            <text:p>https://www.encodeproject.org/files/ENCFF091KSY/@@download/ENCFF091KSY.bed.gz</text:p>
          </table:table-cell>
          <table:table-cell office:value-type="string" calcext:value-type="string">
            <text:p>https://www.encodeproject.org/files/ENCFF508CFM/@@download/ENCFF508C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8ICP/@@download/ENCFF918ICP.bed.gz</text:p>
          </table:table-cell>
          <table:table-cell office:value-type="string" calcext:value-type="string">
            <text:p>https://www.encodeproject.org/files/ENCFF885NNA/@@download/ENCFF885NNA.bed.gz</text:p>
          </table:table-cell>
          <table:table-cell office:value-type="string" calcext:value-type="string">
            <text:p>https://www.encodeproject.org/files/ENCFF779DXI/@@download/ENCFF779DX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59VIU/@@download/ENCFF559VIU.bed.gz</text:p>
          </table:table-cell>
          <table:table-cell office:value-type="string" calcext:value-type="string">
            <text:p>https://www.encodeproject.org/files/ENCFF038BWR/@@download/ENCFF038BWR.bed.gz</text:p>
          </table:table-cell>
          <table:table-cell office:value-type="string" calcext:value-type="string">
            <text:p>https://www.encodeproject.org/files/ENCFF322EIN/@@download/ENCFF322EI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2JTX/@@download/ENCFF182JTX.bed.gz</text:p>
          </table:table-cell>
          <table:table-cell office:value-type="string" calcext:value-type="string">
            <text:p>https://www.encodeproject.org/files/ENCFF846YGT/@@download/ENCFF846YGT.bed.gz</text:p>
          </table:table-cell>
          <table:table-cell office:value-type="string" calcext:value-type="string">
            <text:p>https://www.encodeproject.org/files/ENCFF603RBB/@@download/ENCFF603RB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1VBF/@@download/ENCFF971VBF.bed.gz</text:p>
          </table:table-cell>
          <table:table-cell office:value-type="string" calcext:value-type="string">
            <text:p>https://www.encodeproject.org/files/ENCFF044MZF/@@download/ENCFF044MZF.bed.gz</text:p>
          </table:table-cell>
          <table:table-cell office:value-type="string" calcext:value-type="string">
            <text:p>https://www.encodeproject.org/files/ENCFF339EKY/@@download/ENCFF339EK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8CBX/@@download/ENCFF408CBX.bed.gz</text:p>
          </table:table-cell>
          <table:table-cell office:value-type="string" calcext:value-type="string">
            <text:p>https://www.encodeproject.org/files/ENCFF727LYG/@@download/ENCFF727LYG.bed.gz</text:p>
          </table:table-cell>
          <table:table-cell office:value-type="string" calcext:value-type="string">
            <text:p>https://www.encodeproject.org/files/ENCFF364HYH/@@download/ENCFF364HY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1YQL/@@download/ENCFF491YQL.bed.gz</text:p>
          </table:table-cell>
          <table:table-cell office:value-type="string" calcext:value-type="string">
            <text:p>https://www.encodeproject.org/files/ENCFF013PVV/@@download/ENCFF013PVV.bed.gz</text:p>
          </table:table-cell>
          <table:table-cell office:value-type="string" calcext:value-type="string">
            <text:p>https://www.encodeproject.org/files/ENCFF372ZIN/@@download/ENCFF372ZI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8BQS/@@download/ENCFF418BQS.bed.gz</text:p>
          </table:table-cell>
          <table:table-cell office:value-type="string" calcext:value-type="string">
            <text:p>https://www.encodeproject.org/files/ENCFF184KZB/@@download/ENCFF184KZB.bed.gz</text:p>
          </table:table-cell>
          <table:table-cell office:value-type="string" calcext:value-type="string">
            <text:p>https://www.encodeproject.org/files/ENCFF370GXF/@@download/ENCFF370GX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1ACF/@@download/ENCFF311ACF.bed.gz</text:p>
          </table:table-cell>
          <table:table-cell office:value-type="string" calcext:value-type="string">
            <text:p>https://www.encodeproject.org/files/ENCFF628MXS/@@download/ENCFF628MXS.bed.gz</text:p>
          </table:table-cell>
          <table:table-cell office:value-type="string" calcext:value-type="string">
            <text:p>https://www.encodeproject.org/files/ENCFF348OSO/@@download/ENCFF348OS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8DBB/@@download/ENCFF348DBB.bed.gz</text:p>
          </table:table-cell>
          <table:table-cell office:value-type="string" calcext:value-type="string">
            <text:p>https://www.encodeproject.org/files/ENCFF208GHS/@@download/ENCFF208GHS.bed.gz</text:p>
          </table:table-cell>
          <table:table-cell office:value-type="string" calcext:value-type="string">
            <text:p>https://www.encodeproject.org/files/ENCFF765GEH/@@download/ENCFF765GE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2OET/@@download/ENCFF662OET.bed.gz</text:p>
          </table:table-cell>
          <table:table-cell office:value-type="string" calcext:value-type="string">
            <text:p>https://www.encodeproject.org/files/ENCFF229WFR/@@download/ENCFF229WFR.bed.gz</text:p>
          </table:table-cell>
          <table:table-cell office:value-type="string" calcext:value-type="string">
            <text:p>https://www.encodeproject.org/files/ENCFF456CLI/@@download/ENCFF456CL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7BRU/@@download/ENCFF007BRU.bed.gz</text:p>
          </table:table-cell>
          <table:table-cell office:value-type="string" calcext:value-type="string">
            <text:p>https://www.encodeproject.org/files/ENCFF271YUO/@@download/ENCFF271YUO.bed.gz</text:p>
          </table:table-cell>
          <table:table-cell office:value-type="string" calcext:value-type="string">
            <text:p>https://www.encodeproject.org/files/ENCFF231XXA/@@download/ENCFF231XX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9HDH/@@download/ENCFF779HDH.bed.gz</text:p>
          </table:table-cell>
          <table:table-cell office:value-type="string" calcext:value-type="string">
            <text:p>https://www.encodeproject.org/files/ENCFF108ZTV/@@download/ENCFF108ZTV.bed.gz</text:p>
          </table:table-cell>
          <table:table-cell office:value-type="string" calcext:value-type="string">
            <text:p>https://www.encodeproject.org/files/ENCFF867TJN/@@download/ENCFF867TJ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5ZUW/@@download/ENCFF335ZUW.bed.gz</text:p>
          </table:table-cell>
          <table:table-cell office:value-type="string" calcext:value-type="string">
            <text:p>https://www.encodeproject.org/files/ENCFF149VRW/@@download/ENCFF149VRW.bed.gz</text:p>
          </table:table-cell>
          <table:table-cell office:value-type="string" calcext:value-type="string">
            <text:p>https://www.encodeproject.org/files/ENCFF492HOC/@@download/ENCFF492HO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4OFO/@@download/ENCFF594OFO.bed.gz</text:p>
          </table:table-cell>
          <table:table-cell office:value-type="string" calcext:value-type="string">
            <text:p>https://www.encodeproject.org/files/ENCFF704KAE/@@download/ENCFF704KAE.bed.gz</text:p>
          </table:table-cell>
          <table:table-cell office:value-type="string" calcext:value-type="string">
            <text:p>https://www.encodeproject.org/files/ENCFF985TZN/@@download/ENCFF985TZ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9STH/@@download/ENCFF419STH.bed.gz</text:p>
          </table:table-cell>
          <table:table-cell office:value-type="string" calcext:value-type="string">
            <text:p>https://www.encodeproject.org/files/ENCFF208SZB/@@download/ENCFF208SZB.bed.gz</text:p>
          </table:table-cell>
          <table:table-cell office:value-type="string" calcext:value-type="string">
            <text:p>https://www.encodeproject.org/files/ENCFF656WAW/@@download/ENCFF656WA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86BNQ/@@download/ENCFF786BNQ.bed.gz</text:p>
          </table:table-cell>
          <table:table-cell office:value-type="string" calcext:value-type="string">
            <text:p>https://www.encodeproject.org/files/ENCFF266KJH/@@download/ENCFF266KJH.bed.gz</text:p>
          </table:table-cell>
          <table:table-cell office:value-type="string" calcext:value-type="string">
            <text:p>https://www.encodeproject.org/files/ENCFF536UAC/@@download/ENCFF536UA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9TYV/@@download/ENCFF799TYV.bed.gz</text:p>
          </table:table-cell>
          <table:table-cell office:value-type="string" calcext:value-type="string">
            <text:p>https://www.encodeproject.org/files/ENCFF617HUR/@@download/ENCFF617HUR.bed.gz</text:p>
          </table:table-cell>
          <table:table-cell office:value-type="string" calcext:value-type="string">
            <text:p>https://www.encodeproject.org/files/ENCFF984PMK/@@download/ENCFF984PM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2JLT/@@download/ENCFF862JLT.bed.gz</text:p>
          </table:table-cell>
          <table:table-cell office:value-type="string" calcext:value-type="string">
            <text:p>https://www.encodeproject.org/files/ENCFF525BTB/@@download/ENCFF525BTB.bed.gz</text:p>
          </table:table-cell>
          <table:table-cell office:value-type="string" calcext:value-type="string">
            <text:p>https://www.encodeproject.org/files/ENCFF134BRW/@@download/ENCFF134BR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3MTL/@@download/ENCFF333MTL.bed.gz</text:p>
          </table:table-cell>
          <table:table-cell office:value-type="string" calcext:value-type="string">
            <text:p>https://www.encodeproject.org/files/ENCFF348QEP/@@download/ENCFF348QEP.bed.gz</text:p>
          </table:table-cell>
          <table:table-cell office:value-type="string" calcext:value-type="string">
            <text:p>https://www.encodeproject.org/files/ENCFF692UHV/@@download/ENCFF692UH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1OEX/@@download/ENCFF751OEX.bed.gz</text:p>
          </table:table-cell>
          <table:table-cell office:value-type="string" calcext:value-type="string">
            <text:p>https://www.encodeproject.org/files/ENCFF266KLW/@@download/ENCFF266KLW.bed.gz</text:p>
          </table:table-cell>
          <table:table-cell office:value-type="string" calcext:value-type="string">
            <text:p>https://www.encodeproject.org/files/ENCFF429KYQ/@@download/ENCFF429KY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2HGE/@@download/ENCFF172HGE.bed.gz</text:p>
          </table:table-cell>
          <table:table-cell office:value-type="string" calcext:value-type="string">
            <text:p>https://www.encodeproject.org/files/ENCFF192NOU/@@download/ENCFF192NOU.bed.gz</text:p>
          </table:table-cell>
          <table:table-cell office:value-type="string" calcext:value-type="string">
            <text:p>https://www.encodeproject.org/files/ENCFF568YOQ/@@download/ENCFF568YO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0MSE/@@download/ENCFF640MSE.bed.gz</text:p>
          </table:table-cell>
          <table:table-cell office:value-type="string" calcext:value-type="string">
            <text:p>https://www.encodeproject.org/files/ENCFF495GMC/@@download/ENCFF495GMC.bed.gz</text:p>
          </table:table-cell>
          <table:table-cell office:value-type="string" calcext:value-type="string">
            <text:p>https://www.encodeproject.org/files/ENCFF342YLS/@@download/ENCFF342YL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5LNO/@@download/ENCFF695LNO.bed.gz</text:p>
          </table:table-cell>
          <table:table-cell office:value-type="string" calcext:value-type="string">
            <text:p>https://www.encodeproject.org/files/ENCFF150BYS/@@download/ENCFF150BYS.bed.gz</text:p>
          </table:table-cell>
          <table:table-cell office:value-type="string" calcext:value-type="string">
            <text:p>https://www.encodeproject.org/files/ENCFF937EED/@@download/ENCFF937EE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9LRM/@@download/ENCFF289LRM.bed.gz</text:p>
          </table:table-cell>
          <table:table-cell office:value-type="string" calcext:value-type="string">
            <text:p>https://www.encodeproject.org/files/ENCFF775AMH/@@download/ENCFF775AMH.bed.gz</text:p>
          </table:table-cell>
          <table:table-cell office:value-type="string" calcext:value-type="string">
            <text:p>https://www.encodeproject.org/files/ENCFF720RSL/@@download/ENCFF720RS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8GQW/@@download/ENCFF898GQW.bed.gz</text:p>
          </table:table-cell>
          <table:table-cell office:value-type="string" calcext:value-type="string">
            <text:p>https://www.encodeproject.org/files/ENCFF200LDF/@@download/ENCFF200LDF.bed.gz</text:p>
          </table:table-cell>
          <table:table-cell office:value-type="string" calcext:value-type="string">
            <text:p>https://www.encodeproject.org/files/ENCFF073EXW/@@download/ENCFF073EX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3DTX/@@download/ENCFF663DTX.bed.gz</text:p>
          </table:table-cell>
          <table:table-cell office:value-type="string" calcext:value-type="string">
            <text:p>https://www.encodeproject.org/files/ENCFF243CQL/@@download/ENCFF243CQL.bed.gz</text:p>
          </table:table-cell>
          <table:table-cell office:value-type="string" calcext:value-type="string">
            <text:p>https://www.encodeproject.org/files/ENCFF840ANN/@@download/ENCFF840AN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8AXD/@@download/ENCFF118AXD.bed.gz</text:p>
          </table:table-cell>
          <table:table-cell office:value-type="string" calcext:value-type="string">
            <text:p>https://www.encodeproject.org/files/ENCFF467WAZ/@@download/ENCFF467WAZ.bed.gz</text:p>
          </table:table-cell>
          <table:table-cell office:value-type="string" calcext:value-type="string">
            <text:p>https://www.encodeproject.org/files/ENCFF957OYM/@@download/ENCFF957OY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0OXY/@@download/ENCFF270OXY.bed.gz</text:p>
          </table:table-cell>
          <table:table-cell office:value-type="string" calcext:value-type="string">
            <text:p>https://www.encodeproject.org/files/ENCFF606DWB/@@download/ENCFF606DWB.bed.gz</text:p>
          </table:table-cell>
          <table:table-cell office:value-type="string" calcext:value-type="string">
            <text:p>https://www.encodeproject.org/files/ENCFF985HCI/@@download/ENCFF985HC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7NBT/@@download/ENCFF077NBT.bed.gz</text:p>
          </table:table-cell>
          <table:table-cell office:value-type="string" calcext:value-type="string">
            <text:p>https://www.encodeproject.org/files/ENCFF379TVQ/@@download/ENCFF379TVQ.bed.gz</text:p>
          </table:table-cell>
          <table:table-cell office:value-type="string" calcext:value-type="string">
            <text:p>https://www.encodeproject.org/files/ENCFF831CMX/@@download/ENCFF831CM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1ZWO/@@download/ENCFF601ZWO.bed.gz</text:p>
          </table:table-cell>
          <table:table-cell office:value-type="string" calcext:value-type="string">
            <text:p>https://www.encodeproject.org/files/ENCFF014JMW/@@download/ENCFF014JMW.bed.gz</text:p>
          </table:table-cell>
          <table:table-cell office:value-type="string" calcext:value-type="string">
            <text:p>https://www.encodeproject.org/files/ENCFF601IEG/@@download/ENCFF601IE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7TAW/@@download/ENCFF017TAW.bed.gz</text:p>
          </table:table-cell>
          <table:table-cell office:value-type="string" calcext:value-type="string">
            <text:p>https://www.encodeproject.org/files/ENCFF133YMX/@@download/ENCFF133YMX.bed.gz</text:p>
          </table:table-cell>
          <table:table-cell office:value-type="string" calcext:value-type="string">
            <text:p>https://www.encodeproject.org/files/ENCFF662KVX/@@download/ENCFF662KV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2UTM/@@download/ENCFF622UTM.bed.gz</text:p>
          </table:table-cell>
          <table:table-cell office:value-type="string" calcext:value-type="string">
            <text:p>https://www.encodeproject.org/files/ENCFF426TDF/@@download/ENCFF426TDF.bed.gz</text:p>
          </table:table-cell>
          <table:table-cell office:value-type="string" calcext:value-type="string">
            <text:p>https://www.encodeproject.org/files/ENCFF721KCY/@@download/ENCFF721KC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6UMJ/@@download/ENCFF236UMJ.bed.gz</text:p>
          </table:table-cell>
          <table:table-cell office:value-type="string" calcext:value-type="string">
            <text:p>https://www.encodeproject.org/files/ENCFF719LYG/@@download/ENCFF719LYG.bed.gz</text:p>
          </table:table-cell>
          <table:table-cell office:value-type="string" calcext:value-type="string">
            <text:p>https://www.encodeproject.org/files/ENCFF095CMH/@@download/ENCFF095CM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1UVI/@@download/ENCFF431UVI.bed.gz</text:p>
          </table:table-cell>
          <table:table-cell office:value-type="string" calcext:value-type="string">
            <text:p>https://www.encodeproject.org/files/ENCFF873YWK/@@download/ENCFF873YWK.bed.gz</text:p>
          </table:table-cell>
          <table:table-cell office:value-type="string" calcext:value-type="string">
            <text:p>https://www.encodeproject.org/files/ENCFF289JWO/@@download/ENCFF289JW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4CQR/@@download/ENCFF544CQR.bed.gz</text:p>
          </table:table-cell>
          <table:table-cell office:value-type="string" calcext:value-type="string">
            <text:p>https://www.encodeproject.org/files/ENCFF749NSI/@@download/ENCFF749NSI.bed.gz</text:p>
          </table:table-cell>
          <table:table-cell office:value-type="string" calcext:value-type="string">
            <text:p>https://www.encodeproject.org/files/ENCFF593BVU/@@download/ENCFF593BV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84XHW/@@download/ENCFF484XHW.bed.gz</text:p>
          </table:table-cell>
          <table:table-cell office:value-type="string" calcext:value-type="string">
            <text:p>https://www.encodeproject.org/files/ENCFF189TVG/@@download/ENCFF189TVG.bed.gz</text:p>
          </table:table-cell>
          <table:table-cell office:value-type="string" calcext:value-type="string">
            <text:p>https://www.encodeproject.org/files/ENCFF355YJW/@@download/ENCFF355YJ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0CNE/@@download/ENCFF330CNE.bed.gz</text:p>
          </table:table-cell>
          <table:table-cell office:value-type="string" calcext:value-type="string">
            <text:p>https://www.encodeproject.org/files/ENCFF774TWW/@@download/ENCFF774TWW.bed.gz</text:p>
          </table:table-cell>
          <table:table-cell office:value-type="string" calcext:value-type="string">
            <text:p>https://www.encodeproject.org/files/ENCFF829ZRY/@@download/ENCFF829ZR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1OUM/@@download/ENCFF821OUM.bed.gz</text:p>
          </table:table-cell>
          <table:table-cell office:value-type="string" calcext:value-type="string">
            <text:p>https://www.encodeproject.org/files/ENCFF862YTD/@@download/ENCFF862YTD.bed.gz</text:p>
          </table:table-cell>
          <table:table-cell office:value-type="string" calcext:value-type="string">
            <text:p>https://www.encodeproject.org/files/ENCFF183SSO/@@download/ENCFF183SS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8SAN/@@download/ENCFF848SAN.bed.gz</text:p>
          </table:table-cell>
          <table:table-cell office:value-type="string" calcext:value-type="string">
            <text:p>https://www.encodeproject.org/files/ENCFF868FGE/@@download/ENCFF868FGE.bed.gz</text:p>
          </table:table-cell>
          <table:table-cell office:value-type="string" calcext:value-type="string">
            <text:p>https://www.encodeproject.org/files/ENCFF059PHA/@@download/ENCFF059PH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1ENC/@@download/ENCFF561ENC.bed.gz</text:p>
          </table:table-cell>
          <table:table-cell office:value-type="string" calcext:value-type="string">
            <text:p>https://www.encodeproject.org/files/ENCFF565RDY/@@download/ENCFF565RDY.bed.gz</text:p>
          </table:table-cell>
          <table:table-cell office:value-type="string" calcext:value-type="string">
            <text:p>https://www.encodeproject.org/files/ENCFF967MJU/@@download/ENCFF967MJ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5FNU/@@download/ENCFF275FNU.bed.gz</text:p>
          </table:table-cell>
          <table:table-cell office:value-type="string" calcext:value-type="string">
            <text:p>https://www.encodeproject.org/files/ENCFF113UWU/@@download/ENCFF113UWU.bed.gz</text:p>
          </table:table-cell>
          <table:table-cell office:value-type="string" calcext:value-type="string">
            <text:p>https://www.encodeproject.org/files/ENCFF348RJV/@@download/ENCFF348RJ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2LWW/@@download/ENCFF042LWW.bed.gz</text:p>
          </table:table-cell>
          <table:table-cell office:value-type="string" calcext:value-type="string">
            <text:p>https://www.encodeproject.org/files/ENCFF759EYE/@@download/ENCFF759EYE.bed.gz</text:p>
          </table:table-cell>
          <table:table-cell office:value-type="string" calcext:value-type="string">
            <text:p>https://www.encodeproject.org/files/ENCFF151JRK/@@download/ENCFF151JR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9HWR/@@download/ENCFF679HWR.bed.gz</text:p>
          </table:table-cell>
          <table:table-cell office:value-type="string" calcext:value-type="string">
            <text:p>https://www.encodeproject.org/files/ENCFF882UHR/@@download/ENCFF882UHR.bed.gz</text:p>
          </table:table-cell>
          <table:table-cell office:value-type="string" calcext:value-type="string">
            <text:p>https://www.encodeproject.org/files/ENCFF205EDL/@@download/ENCFF205E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7UKU/@@download/ENCFF137UKU.bed.gz</text:p>
          </table:table-cell>
          <table:table-cell office:value-type="string" calcext:value-type="string">
            <text:p>https://www.encodeproject.org/files/ENCFF520SXF/@@download/ENCFF520SXF.bed.gz</text:p>
          </table:table-cell>
          <table:table-cell office:value-type="string" calcext:value-type="string">
            <text:p>https://www.encodeproject.org/files/ENCFF476MEG/@@download/ENCFF476ME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37THG/@@download/ENCFF537THG.bed.gz</text:p>
          </table:table-cell>
          <table:table-cell office:value-type="string" calcext:value-type="string">
            <text:p>https://www.encodeproject.org/files/ENCFF376RVN/@@download/ENCFF376RVN.bed.gz</text:p>
          </table:table-cell>
          <table:table-cell office:value-type="string" calcext:value-type="string">
            <text:p>https://www.encodeproject.org/files/ENCFF161TKO/@@download/ENCFF161TK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4JYN/@@download/ENCFF284JYN.bed.gz</text:p>
          </table:table-cell>
          <table:table-cell office:value-type="string" calcext:value-type="string">
            <text:p>https://www.encodeproject.org/files/ENCFF756LUP/@@download/ENCFF756LUP.bed.gz</text:p>
          </table:table-cell>
          <table:table-cell office:value-type="string" calcext:value-type="string">
            <text:p>https://www.encodeproject.org/files/ENCFF082SRN/@@download/ENCFF082SR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7KLX/@@download/ENCFF877KLX.bed.gz</text:p>
          </table:table-cell>
          <table:table-cell office:value-type="string" calcext:value-type="string">
            <text:p>https://www.encodeproject.org/files/ENCFF086YFF/@@download/ENCFF086YFF.bed.gz</text:p>
          </table:table-cell>
          <table:table-cell office:value-type="string" calcext:value-type="string">
            <text:p>https://www.encodeproject.org/files/ENCFF554BDD/@@download/ENCFF554BD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HYU/@@download/ENCFF227HYU.bed.gz</text:p>
          </table:table-cell>
          <table:table-cell office:value-type="string" calcext:value-type="string">
            <text:p>https://www.encodeproject.org/files/ENCFF079CJA/@@download/ENCFF079CJA.bed.gz</text:p>
          </table:table-cell>
          <table:table-cell office:value-type="string" calcext:value-type="string">
            <text:p>https://www.encodeproject.org/files/ENCFF961YHZ/@@download/ENCFF961YH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0CCE/@@download/ENCFF360CCE.bed.gz</text:p>
          </table:table-cell>
          <table:table-cell office:value-type="string" calcext:value-type="string">
            <text:p>https://www.encodeproject.org/files/ENCFF884TKH/@@download/ENCFF884TKH.bed.gz</text:p>
          </table:table-cell>
          <table:table-cell office:value-type="string" calcext:value-type="string">
            <text:p>https://www.encodeproject.org/files/ENCFF178GDW/@@download/ENCFF178GD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2ZGX/@@download/ENCFF312ZGX.bed.gz</text:p>
          </table:table-cell>
          <table:table-cell office:value-type="string" calcext:value-type="string">
            <text:p>https://www.encodeproject.org/files/ENCFF313YXM/@@download/ENCFF313YXM.bed.gz</text:p>
          </table:table-cell>
          <table:table-cell office:value-type="string" calcext:value-type="string">
            <text:p>https://www.encodeproject.org/files/ENCFF175XWM/@@download/ENCFF175XW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9HXE/@@download/ENCFF069HXE.bed.gz</text:p>
          </table:table-cell>
          <table:table-cell office:value-type="string" calcext:value-type="string">
            <text:p>https://www.encodeproject.org/files/ENCFF566WSG/@@download/ENCFF566WSG.bed.gz</text:p>
          </table:table-cell>
          <table:table-cell office:value-type="string" calcext:value-type="string">
            <text:p>https://www.encodeproject.org/files/ENCFF303XLT/@@download/ENCFF303XL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83SLY/@@download/ENCFF783SLY.bed.gz</text:p>
          </table:table-cell>
          <table:table-cell office:value-type="string" calcext:value-type="string">
            <text:p>https://www.encodeproject.org/files/ENCFF061SPB/@@download/ENCFF061SPB.bed.gz</text:p>
          </table:table-cell>
          <table:table-cell office:value-type="string" calcext:value-type="string">
            <text:p>https://www.encodeproject.org/files/ENCFF404JZG/@@download/ENCFF404JZ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9YZL/@@download/ENCFF369YZL.bed.gz</text:p>
          </table:table-cell>
          <table:table-cell office:value-type="string" calcext:value-type="string">
            <text:p>https://www.encodeproject.org/files/ENCFF335ZZX/@@download/ENCFF335ZZX.bed.gz</text:p>
          </table:table-cell>
          <table:table-cell office:value-type="string" calcext:value-type="string">
            <text:p>https://www.encodeproject.org/files/ENCFF025UNX/@@download/ENCFF025UN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4NKM/@@download/ENCFF214NKM.bed.gz</text:p>
          </table:table-cell>
          <table:table-cell office:value-type="string" calcext:value-type="string">
            <text:p>https://www.encodeproject.org/files/ENCFF800NJQ/@@download/ENCFF800NJQ.bed.gz</text:p>
          </table:table-cell>
          <table:table-cell office:value-type="string" calcext:value-type="string">
            <text:p>https://www.encodeproject.org/files/ENCFF115DVR/@@download/ENCFF115DV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0QTT/@@download/ENCFF880QTT.bed.gz</text:p>
          </table:table-cell>
          <table:table-cell office:value-type="string" calcext:value-type="string">
            <text:p>https://www.encodeproject.org/files/ENCFF150WJN/@@download/ENCFF150WJN.bed.gz</text:p>
          </table:table-cell>
          <table:table-cell office:value-type="string" calcext:value-type="string">
            <text:p>https://www.encodeproject.org/files/ENCFF069NQY/@@download/ENCFF069NQ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3CID/@@download/ENCFF683CID.bed.gz</text:p>
          </table:table-cell>
          <table:table-cell office:value-type="string" calcext:value-type="string">
            <text:p>https://www.encodeproject.org/files/ENCFF927HII/@@download/ENCFF927HII.bed.gz</text:p>
          </table:table-cell>
          <table:table-cell office:value-type="string" calcext:value-type="string">
            <text:p>https://www.encodeproject.org/files/ENCFF206DFM/@@download/ENCFF206D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1III/@@download/ENCFF901III.bed.gz</text:p>
          </table:table-cell>
          <table:table-cell office:value-type="string" calcext:value-type="string">
            <text:p>https://www.encodeproject.org/files/ENCFF505BIK/@@download/ENCFF505BIK.bed.gz</text:p>
          </table:table-cell>
          <table:table-cell office:value-type="string" calcext:value-type="string">
            <text:p>https://www.encodeproject.org/files/ENCFF740ZVL/@@download/ENCFF740ZV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9FTC/@@download/ENCFF589FTC.bed.gz</text:p>
          </table:table-cell>
          <table:table-cell office:value-type="string" calcext:value-type="string">
            <text:p>https://www.encodeproject.org/files/ENCFF631ZVW/@@download/ENCFF631ZVW.bed.gz</text:p>
          </table:table-cell>
          <table:table-cell office:value-type="string" calcext:value-type="string">
            <text:p>https://www.encodeproject.org/files/ENCFF740AOK/@@download/ENCFF740A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3RET/@@download/ENCFF433RET.bed.gz</text:p>
          </table:table-cell>
          <table:table-cell office:value-type="string" calcext:value-type="string">
            <text:p>https://www.encodeproject.org/files/ENCFF459TWF/@@download/ENCFF459TWF.bed.gz</text:p>
          </table:table-cell>
          <table:table-cell office:value-type="string" calcext:value-type="string">
            <text:p>https://www.encodeproject.org/files/ENCFF551KMS/@@download/ENCFF551KM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7QSC/@@download/ENCFF717QSC.bed.gz</text:p>
          </table:table-cell>
          <table:table-cell office:value-type="string" calcext:value-type="string">
            <text:p>https://www.encodeproject.org/files/ENCFF603OCV/@@download/ENCFF603OCV.bed.gz</text:p>
          </table:table-cell>
          <table:table-cell office:value-type="string" calcext:value-type="string">
            <text:p>https://www.encodeproject.org/files/ENCFF222HPL/@@download/ENCFF222HP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6LLG/@@download/ENCFF286LLG.bed.gz</text:p>
          </table:table-cell>
          <table:table-cell office:value-type="string" calcext:value-type="string">
            <text:p>https://www.encodeproject.org/files/ENCFF026EYC/@@download/ENCFF026EYC.bed.gz</text:p>
          </table:table-cell>
          <table:table-cell office:value-type="string" calcext:value-type="string">
            <text:p>https://www.encodeproject.org/files/ENCFF719ETK/@@download/ENCFF719ET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7KZM/@@download/ENCFF337KZM.bed.gz</text:p>
          </table:table-cell>
          <table:table-cell office:value-type="string" calcext:value-type="string">
            <text:p>https://www.encodeproject.org/files/ENCFF341DIQ/@@download/ENCFF341DIQ.bed.gz</text:p>
          </table:table-cell>
          <table:table-cell office:value-type="string" calcext:value-type="string">
            <text:p>https://www.encodeproject.org/files/ENCFF264OYS/@@download/ENCFF264OY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3OXD/@@download/ENCFF073OXD.bed.gz</text:p>
          </table:table-cell>
          <table:table-cell office:value-type="string" calcext:value-type="string">
            <text:p>https://www.encodeproject.org/files/ENCFF039JXQ/@@download/ENCFF039JXQ.bed.gz</text:p>
          </table:table-cell>
          <table:table-cell office:value-type="string" calcext:value-type="string">
            <text:p>https://www.encodeproject.org/files/ENCFF035PTC/@@download/ENCFF035PT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5FSL/@@download/ENCFF125FSL.bed.gz</text:p>
          </table:table-cell>
          <table:table-cell office:value-type="string" calcext:value-type="string">
            <text:p>https://www.encodeproject.org/files/ENCFF433LTF/@@download/ENCFF433LTF.bed.gz</text:p>
          </table:table-cell>
          <table:table-cell office:value-type="string" calcext:value-type="string">
            <text:p>https://www.encodeproject.org/files/ENCFF941BGV/@@download/ENCFF941BG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2ZSK/@@download/ENCFF662ZSK.bed.gz</text:p>
          </table:table-cell>
          <table:table-cell office:value-type="string" calcext:value-type="string">
            <text:p>https://www.encodeproject.org/files/ENCFF669ZUC/@@download/ENCFF669ZUC.bed.gz</text:p>
          </table:table-cell>
          <table:table-cell office:value-type="string" calcext:value-type="string">
            <text:p>https://www.encodeproject.org/files/ENCFF613ORM/@@download/ENCFF613OR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6PCJ/@@download/ENCFF016PCJ.bed.gz</text:p>
          </table:table-cell>
          <table:table-cell office:value-type="string" calcext:value-type="string">
            <text:p>https://www.encodeproject.org/files/ENCFF570HDD/@@download/ENCFF570HDD.bed.gz</text:p>
          </table:table-cell>
          <table:table-cell office:value-type="string" calcext:value-type="string">
            <text:p>https://www.encodeproject.org/files/ENCFF365ETC/@@download/ENCFF365ET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4QST/@@download/ENCFF284QST.bed.gz</text:p>
          </table:table-cell>
          <table:table-cell office:value-type="string" calcext:value-type="string">
            <text:p>https://www.encodeproject.org/files/ENCFF912XIE/@@download/ENCFF912XIE.bed.gz</text:p>
          </table:table-cell>
          <table:table-cell office:value-type="string" calcext:value-type="string">
            <text:p>https://www.encodeproject.org/files/ENCFF782IWF/@@download/ENCFF782IW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8SUH/@@download/ENCFF908SUH.bed.gz</text:p>
          </table:table-cell>
          <table:table-cell office:value-type="string" calcext:value-type="string">
            <text:p>https://www.encodeproject.org/files/ENCFF286IKG/@@download/ENCFF286IKG.bed.gz</text:p>
          </table:table-cell>
          <table:table-cell office:value-type="string" calcext:value-type="string">
            <text:p>https://www.encodeproject.org/files/ENCFF825TRE/@@download/ENCFF825TR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YZS/@@download/ENCFF243YZS.bed.gz</text:p>
          </table:table-cell>
          <table:table-cell office:value-type="string" calcext:value-type="string">
            <text:p>https://www.encodeproject.org/files/ENCFF751UAF/@@download/ENCFF751UAF.bed.gz</text:p>
          </table:table-cell>
          <table:table-cell office:value-type="string" calcext:value-type="string">
            <text:p>https://www.encodeproject.org/files/ENCFF286UVK/@@download/ENCFF286UV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4DAE/@@download/ENCFF504DAE.bed.gz</text:p>
          </table:table-cell>
          <table:table-cell office:value-type="string" calcext:value-type="string">
            <text:p>https://www.encodeproject.org/files/ENCFF001XMK/@@download/ENCFF001XMK.bed.gz</text:p>
          </table:table-cell>
          <table:table-cell office:value-type="string" calcext:value-type="string">
            <text:p>https://www.encodeproject.org/files/ENCFF043RVP/@@download/ENCFF043RV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6NZB/@@download/ENCFF706NZB.bed.gz</text:p>
          </table:table-cell>
          <table:table-cell office:value-type="string" calcext:value-type="string">
            <text:p>https://www.encodeproject.org/files/ENCFF001XMM/@@download/ENCFF001XMM.bed.gz</text:p>
          </table:table-cell>
          <table:table-cell office:value-type="string" calcext:value-type="string">
            <text:p>https://www.encodeproject.org/files/ENCFF786SJZ/@@download/ENCFF786SJ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6POE/@@download/ENCFF246POE.bed.gz</text:p>
          </table:table-cell>
          <table:table-cell office:value-type="string" calcext:value-type="string">
            <text:p>https://www.encodeproject.org/files/ENCFF002DCA/@@download/ENCFF002DCA.bed.gz</text:p>
          </table:table-cell>
          <table:table-cell office:value-type="string" calcext:value-type="string">
            <text:p>https://www.encodeproject.org/files/ENCFF337QMO/@@download/ENCFF337QM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8OWC/@@download/ENCFF468OWC.bed.gz</text:p>
          </table:table-cell>
          <table:table-cell office:value-type="string" calcext:value-type="string">
            <text:p>https://www.encodeproject.org/files/ENCFF387TDH/@@download/ENCFF387TDH.bed.gz</text:p>
          </table:table-cell>
          <table:table-cell office:value-type="string" calcext:value-type="string">
            <text:p>https://www.encodeproject.org/files/ENCFF179OZM/@@download/ENCFF179OZ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4FJM/@@download/ENCFF614FJM.bed.gz</text:p>
          </table:table-cell>
          <table:table-cell office:value-type="string" calcext:value-type="string">
            <text:p>https://www.encodeproject.org/files/ENCFF348AGS/@@download/ENCFF348AGS.bed.gz</text:p>
          </table:table-cell>
          <table:table-cell office:value-type="string" calcext:value-type="string">
            <text:p>https://www.encodeproject.org/files/ENCFF480EJF/@@download/ENCFF480EJ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9IQV/@@download/ENCFF529IQV.bed.gz</text:p>
          </table:table-cell>
          <table:table-cell office:value-type="string" calcext:value-type="string">
            <text:p>https://www.encodeproject.org/files/ENCFF107LKZ/@@download/ENCFF107LKZ.bed.gz</text:p>
          </table:table-cell>
          <table:table-cell office:value-type="string" calcext:value-type="string">
            <text:p>https://www.encodeproject.org/files/ENCFF487YOF/@@download/ENCFF487YO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7KYP/@@download/ENCFF907KYP.bed.gz</text:p>
          </table:table-cell>
          <table:table-cell office:value-type="string" calcext:value-type="string">
            <text:p>https://www.encodeproject.org/files/ENCFF322FBH/@@download/ENCFF322FBH.bed.gz</text:p>
          </table:table-cell>
          <table:table-cell office:value-type="string" calcext:value-type="string">
            <text:p>https://www.encodeproject.org/files/ENCFF953TJU/@@download/ENCFF953TJ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4UQR/@@download/ENCFF904UQR.bed.gz</text:p>
          </table:table-cell>
          <table:table-cell office:value-type="string" calcext:value-type="string">
            <text:p>https://www.encodeproject.org/files/ENCFF715GFM/@@download/ENCFF715GFM.bed.gz</text:p>
          </table:table-cell>
          <table:table-cell office:value-type="string" calcext:value-type="string">
            <text:p>https://www.encodeproject.org/files/ENCFF218UBN/@@download/ENCFF218UB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CHH/@@download/ENCFF047CHH.bed.gz</text:p>
          </table:table-cell>
          <table:table-cell office:value-type="string" calcext:value-type="string">
            <text:p>https://www.encodeproject.org/files/ENCFF241LIY/@@download/ENCFF241LIY.bed.gz</text:p>
          </table:table-cell>
          <table:table-cell office:value-type="string" calcext:value-type="string">
            <text:p>https://www.encodeproject.org/files/ENCFF084EUA/@@download/ENCFF084EU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4ICV/@@download/ENCFF254ICV.bed.gz</text:p>
          </table:table-cell>
          <table:table-cell office:value-type="string" calcext:value-type="string">
            <text:p>https://www.encodeproject.org/files/ENCFF005RNW/@@download/ENCFF005RNW.bed.gz</text:p>
          </table:table-cell>
          <table:table-cell office:value-type="string" calcext:value-type="string">
            <text:p>https://www.encodeproject.org/files/ENCFF684YBF/@@download/ENCFF684YB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4ERX/@@download/ENCFF144ERX.bed.gz</text:p>
          </table:table-cell>
          <table:table-cell office:value-type="string" calcext:value-type="string">
            <text:p>https://www.encodeproject.org/files/ENCFF567GAL/@@download/ENCFF567GAL.bed.gz</text:p>
          </table:table-cell>
          <table:table-cell office:value-type="string" calcext:value-type="string">
            <text:p>https://www.encodeproject.org/files/ENCFF862BGI/@@download/ENCFF862BG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3GKO/@@download/ENCFF003GKO.bed.gz</text:p>
          </table:table-cell>
          <table:table-cell office:value-type="string" calcext:value-type="string">
            <text:p>https://www.encodeproject.org/files/ENCFF337GZT/@@download/ENCFF337GZT.bed.gz</text:p>
          </table:table-cell>
          <table:table-cell office:value-type="string" calcext:value-type="string">
            <text:p>https://www.encodeproject.org/files/ENCFF081XNY/@@download/ENCFF081XN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0QDA/@@download/ENCFF700QDA.bed.gz</text:p>
          </table:table-cell>
          <table:table-cell office:value-type="string" calcext:value-type="string">
            <text:p>https://www.encodeproject.org/files/ENCFF859PRV/@@download/ENCFF859PRV.bed.gz</text:p>
          </table:table-cell>
          <table:table-cell office:value-type="string" calcext:value-type="string">
            <text:p>https://www.encodeproject.org/files/ENCFF080AUX/@@download/ENCFF080AU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8AAH/@@download/ENCFF368AAH.bed.gz</text:p>
          </table:table-cell>
          <table:table-cell office:value-type="string" calcext:value-type="string">
            <text:p>https://www.encodeproject.org/files/ENCFF001XPT/@@download/ENCFF001XPT.bed.gz</text:p>
          </table:table-cell>
          <table:table-cell office:value-type="string" calcext:value-type="string">
            <text:p>https://www.encodeproject.org/files/ENCFF831PAM/@@download/ENCFF831PA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5XOR/@@download/ENCFF815XOR.bed.gz</text:p>
          </table:table-cell>
          <table:table-cell office:value-type="string" calcext:value-type="string">
            <text:p>https://www.encodeproject.org/files/ENCFF001XPU/@@download/ENCFF001XPU.bed.gz</text:p>
          </table:table-cell>
          <table:table-cell office:value-type="string" calcext:value-type="string">
            <text:p>https://www.encodeproject.org/files/ENCFF341ZWC/@@download/ENCFF341ZW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2KUN/@@download/ENCFF652KUN.bed.gz</text:p>
          </table:table-cell>
          <table:table-cell office:value-type="string" calcext:value-type="string">
            <text:p>https://www.encodeproject.org/files/ENCFF002DCO/@@download/ENCFF002DCO.bed.gz</text:p>
          </table:table-cell>
          <table:table-cell office:value-type="string" calcext:value-type="string">
            <text:p>https://www.encodeproject.org/files/ENCFF271MYX/@@download/ENCFF271MY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2ABW/@@download/ENCFF242ABW.bed.gz</text:p>
          </table:table-cell>
          <table:table-cell office:value-type="string" calcext:value-type="string">
            <text:p>https://www.encodeproject.org/files/ENCFF600CYD/@@download/ENCFF600CYD.bed.gz</text:p>
          </table:table-cell>
          <table:table-cell office:value-type="string" calcext:value-type="string">
            <text:p>https://www.encodeproject.org/files/ENCFF544QKF/@@download/ENCFF544QK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6UED/@@download/ENCFF846UED.bed.gz</text:p>
          </table:table-cell>
          <table:table-cell office:value-type="string" calcext:value-type="string">
            <text:p>https://www.encodeproject.org/files/ENCFF777LEG/@@download/ENCFF777LEG.bed.gz</text:p>
          </table:table-cell>
          <table:table-cell office:value-type="string" calcext:value-type="string">
            <text:p>https://www.encodeproject.org/files/ENCFF598KKD/@@download/ENCFF598KK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5HLT/@@download/ENCFF255HLT.bed.gz</text:p>
          </table:table-cell>
          <table:table-cell office:value-type="string" calcext:value-type="string">
            <text:p>https://www.encodeproject.org/files/ENCFF934HQC/@@download/ENCFF934HQC.bed.gz</text:p>
          </table:table-cell>
          <table:table-cell office:value-type="string" calcext:value-type="string">
            <text:p>https://www.encodeproject.org/files/ENCFF996DHI/@@download/ENCFF996DH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3KCL/@@download/ENCFF573KCL.bed.gz</text:p>
          </table:table-cell>
          <table:table-cell office:value-type="string" calcext:value-type="string">
            <text:p>https://www.encodeproject.org/files/ENCFF684QJY/@@download/ENCFF684QJY.bed.gz</text:p>
          </table:table-cell>
          <table:table-cell office:value-type="string" calcext:value-type="string">
            <text:p>https://www.encodeproject.org/files/ENCFF673XBT/@@download/ENCFF673XB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7EPX/@@download/ENCFF137EPX.bed.gz</text:p>
          </table:table-cell>
          <table:table-cell office:value-type="string" calcext:value-type="string">
            <text:p>https://www.encodeproject.org/files/ENCFF183YLB/@@download/ENCFF183YLB.bed.gz</text:p>
          </table:table-cell>
          <table:table-cell office:value-type="string" calcext:value-type="string">
            <text:p>https://www.encodeproject.org/files/ENCFF098BRI/@@download/ENCFF098BR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9HGJ/@@download/ENCFF119HGJ.bed.gz</text:p>
          </table:table-cell>
          <table:table-cell office:value-type="string" calcext:value-type="string">
            <text:p>https://www.encodeproject.org/files/ENCFF312HCK/@@download/ENCFF312HCK.bed.gz</text:p>
          </table:table-cell>
          <table:table-cell office:value-type="string" calcext:value-type="string">
            <text:p>https://www.encodeproject.org/files/ENCFF977TUJ/@@download/ENCFF977TU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3PDK/@@download/ENCFF433PDK.bed.gz</text:p>
          </table:table-cell>
          <table:table-cell office:value-type="string" calcext:value-type="string">
            <text:p>https://www.encodeproject.org/files/ENCFF729AWY/@@download/ENCFF729AWY.bed.gz</text:p>
          </table:table-cell>
          <table:table-cell office:value-type="string" calcext:value-type="string">
            <text:p>https://www.encodeproject.org/files/ENCFF509DLH/@@download/ENCFF509DL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3JZH/@@download/ENCFF593JZH.bed.gz</text:p>
          </table:table-cell>
          <table:table-cell office:value-type="string" calcext:value-type="string">
            <text:p>https://www.encodeproject.org/files/ENCFF994JFX/@@download/ENCFF994JFX.bed.gz</text:p>
          </table:table-cell>
          <table:table-cell office:value-type="string" calcext:value-type="string">
            <text:p>https://www.encodeproject.org/files/ENCFF577PNX/@@download/ENCFF577PN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0LXJ/@@download/ENCFF470LXJ.bed.gz</text:p>
          </table:table-cell>
          <table:table-cell office:value-type="string" calcext:value-type="string">
            <text:p>https://www.encodeproject.org/files/ENCFF892VYV/@@download/ENCFF892VYV.bed.gz</text:p>
          </table:table-cell>
          <table:table-cell office:value-type="string" calcext:value-type="string">
            <text:p>https://www.encodeproject.org/files/ENCFF760CCU/@@download/ENCFF760CC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5SRI/@@download/ENCFF955SRI.bed.gz</text:p>
          </table:table-cell>
          <table:table-cell office:value-type="string" calcext:value-type="string">
            <text:p>https://www.encodeproject.org/files/ENCFF787GLH/@@download/ENCFF787GLH.bed.gz</text:p>
          </table:table-cell>
          <table:table-cell office:value-type="string" calcext:value-type="string">
            <text:p>https://www.encodeproject.org/files/ENCFF788TFS/@@download/ENCFF788TF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5OKW/@@download/ENCFF925OKW.bed.gz</text:p>
          </table:table-cell>
          <table:table-cell office:value-type="string" calcext:value-type="string">
            <text:p>https://www.encodeproject.org/files/ENCFF779QTR/@@download/ENCFF779QTR.bed.gz</text:p>
          </table:table-cell>
          <table:table-cell office:value-type="string" calcext:value-type="string">
            <text:p>https://www.encodeproject.org/files/ENCFF579ESV/@@download/ENCFF579ES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6XNH/@@download/ENCFF066XNH.bed.gz</text:p>
          </table:table-cell>
          <table:table-cell office:value-type="string" calcext:value-type="string">
            <text:p>https://www.encodeproject.org/files/ENCFF622LJD/@@download/ENCFF622LJD.bed.gz</text:p>
          </table:table-cell>
          <table:table-cell office:value-type="string" calcext:value-type="string">
            <text:p>https://www.encodeproject.org/files/ENCFF490LZW/@@download/ENCFF490LZ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5QIG/@@download/ENCFF725QIG.bed.gz</text:p>
          </table:table-cell>
          <table:table-cell office:value-type="string" calcext:value-type="string">
            <text:p>https://www.encodeproject.org/files/ENCFF412TMX/@@download/ENCFF412TMX.bed.gz</text:p>
          </table:table-cell>
          <table:table-cell office:value-type="string" calcext:value-type="string">
            <text:p>https://www.encodeproject.org/files/ENCFF265IGY/@@download/ENCFF265IG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3UIM/@@download/ENCFF743UIM.bed.gz</text:p>
          </table:table-cell>
          <table:table-cell office:value-type="string" calcext:value-type="string">
            <text:p>https://www.encodeproject.org/files/ENCFF636RLY/@@download/ENCFF636RLY.bed.gz</text:p>
          </table:table-cell>
          <table:table-cell office:value-type="string" calcext:value-type="string">
            <text:p>https://www.encodeproject.org/files/ENCFF758HQC/@@download/ENCFF758HQ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0BVB/@@download/ENCFF770BVB.bed.gz</text:p>
          </table:table-cell>
          <table:table-cell office:value-type="string" calcext:value-type="string">
            <text:p>https://www.encodeproject.org/files/ENCFF001VQR/@@download/ENCFF001VQR.bed.gz</text:p>
          </table:table-cell>
          <table:table-cell office:value-type="string" calcext:value-type="string">
            <text:p>https://www.encodeproject.org/files/ENCFF380FUY/@@download/ENCFF380FU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7MCZ/@@download/ENCFF927MCZ.bed.gz</text:p>
          </table:table-cell>
          <table:table-cell office:value-type="string" calcext:value-type="string">
            <text:p>https://www.encodeproject.org/files/ENCFF002CZV/@@download/ENCFF002CZV.bed.gz</text:p>
          </table:table-cell>
          <table:table-cell office:value-type="string" calcext:value-type="string">
            <text:p>https://www.encodeproject.org/files/ENCFF725EPR/@@download/ENCFF725EP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0JRB/@@download/ENCFF900JRB.bed.gz</text:p>
          </table:table-cell>
          <table:table-cell office:value-type="string" calcext:value-type="string">
            <text:p>https://www.encodeproject.org/files/ENCFF904HSP/@@download/ENCFF904HSP.bed.gz</text:p>
          </table:table-cell>
          <table:table-cell office:value-type="string" calcext:value-type="string">
            <text:p>https://www.encodeproject.org/files/ENCFF751WVS/@@download/ENCFF751WV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0XLE/@@download/ENCFF740XLE.bed.gz</text:p>
          </table:table-cell>
          <table:table-cell office:value-type="string" calcext:value-type="string">
            <text:p>https://www.encodeproject.org/files/ENCFF289ZYB/@@download/ENCFF289ZYB.bed.gz</text:p>
          </table:table-cell>
          <table:table-cell office:value-type="string" calcext:value-type="string">
            <text:p>https://www.encodeproject.org/files/ENCFF082FRD/@@download/ENCFF082FR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2EPW/@@download/ENCFF212EPW.bed.gz</text:p>
          </table:table-cell>
          <table:table-cell office:value-type="string" calcext:value-type="string">
            <text:p>https://www.encodeproject.org/files/ENCFF799NBQ/@@download/ENCFF799NBQ.bed.gz</text:p>
          </table:table-cell>
          <table:table-cell office:value-type="string" calcext:value-type="string">
            <text:p>https://www.encodeproject.org/files/ENCFF693UIM/@@download/ENCFF693UI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4VXT/@@download/ENCFF434VXT.bed.gz</text:p>
          </table:table-cell>
          <table:table-cell office:value-type="string" calcext:value-type="string">
            <text:p>https://www.encodeproject.org/files/ENCFF115XBG/@@download/ENCFF115XBG.bed.gz</text:p>
          </table:table-cell>
          <table:table-cell office:value-type="string" calcext:value-type="string">
            <text:p>https://www.encodeproject.org/files/ENCFF254CZA/@@download/ENCFF254CZ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9XZN/@@download/ENCFF479XZN.bed.gz</text:p>
          </table:table-cell>
          <table:table-cell office:value-type="string" calcext:value-type="string">
            <text:p>https://www.encodeproject.org/files/ENCFF180BYN/@@download/ENCFF180BYN.bed.gz</text:p>
          </table:table-cell>
          <table:table-cell office:value-type="string" calcext:value-type="string">
            <text:p>https://www.encodeproject.org/files/ENCFF226MVC/@@download/ENCFF226MV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3PLF/@@download/ENCFF333PLF.bed.gz</text:p>
          </table:table-cell>
          <table:table-cell office:value-type="string" calcext:value-type="string">
            <text:p>https://www.encodeproject.org/files/ENCFF091ANC/@@download/ENCFF091ANC.bed.gz</text:p>
          </table:table-cell>
          <table:table-cell office:value-type="string" calcext:value-type="string">
            <text:p>https://www.encodeproject.org/files/ENCFF674DSB/@@download/ENCFF674D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9ATE/@@download/ENCFF729ATE.bed.gz</text:p>
          </table:table-cell>
          <table:table-cell office:value-type="string" calcext:value-type="string">
            <text:p>https://www.encodeproject.org/files/ENCFF957CWW/@@download/ENCFF957CWW.bed.gz</text:p>
          </table:table-cell>
          <table:table-cell office:value-type="string" calcext:value-type="string">
            <text:p>https://www.encodeproject.org/files/ENCFF776RKQ/@@download/ENCFF776RK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WDB/@@download/ENCFF227WDB.bed.gz</text:p>
          </table:table-cell>
          <table:table-cell office:value-type="string" calcext:value-type="string">
            <text:p>https://www.encodeproject.org/files/ENCFF372YKO/@@download/ENCFF372YKO.bed.gz</text:p>
          </table:table-cell>
          <table:table-cell office:value-type="string" calcext:value-type="string">
            <text:p>https://www.encodeproject.org/files/ENCFF341JOR/@@download/ENCFF341JO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8ROU/@@download/ENCFF278ROU.bed.gz</text:p>
          </table:table-cell>
          <table:table-cell office:value-type="string" calcext:value-type="string">
            <text:p>https://www.encodeproject.org/files/ENCFF330USX/@@download/ENCFF330USX.bed.gz</text:p>
          </table:table-cell>
          <table:table-cell office:value-type="string" calcext:value-type="string">
            <text:p>https://www.encodeproject.org/files/ENCFF330BNE/@@download/ENCFF330BN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7UPF/@@download/ENCFF447UPF.bed.gz</text:p>
          </table:table-cell>
          <table:table-cell office:value-type="string" calcext:value-type="string">
            <text:p>https://www.encodeproject.org/files/ENCFF787KOF/@@download/ENCFF787KOF.bed.gz</text:p>
          </table:table-cell>
          <table:table-cell office:value-type="string" calcext:value-type="string">
            <text:p>https://www.encodeproject.org/files/ENCFF543DVJ/@@download/ENCFF543DV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7NZJ/@@download/ENCFF187NZJ.bed.gz</text:p>
          </table:table-cell>
          <table:table-cell office:value-type="string" calcext:value-type="string">
            <text:p>https://www.encodeproject.org/files/ENCFF001XSH/@@download/ENCFF001XSH.bed.gz</text:p>
          </table:table-cell>
          <table:table-cell office:value-type="string" calcext:value-type="string">
            <text:p>https://www.encodeproject.org/files/ENCFF577MSU/@@download/ENCFF577MS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2OQR/@@download/ENCFF682OQR.bed.gz</text:p>
          </table:table-cell>
          <table:table-cell office:value-type="string" calcext:value-type="string">
            <text:p>https://www.encodeproject.org/files/ENCFF001XSI/@@download/ENCFF001XSI.bed.gz</text:p>
          </table:table-cell>
          <table:table-cell office:value-type="string" calcext:value-type="string">
            <text:p>https://www.encodeproject.org/files/ENCFF608CZO/@@download/ENCFF608CZ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2WET/@@download/ENCFF362WET.bed.gz</text:p>
          </table:table-cell>
          <table:table-cell office:value-type="string" calcext:value-type="string">
            <text:p>https://www.encodeproject.org/files/ENCFF002DDG/@@download/ENCFF002DDG.bed.gz</text:p>
          </table:table-cell>
          <table:table-cell office:value-type="string" calcext:value-type="string">
            <text:p>https://www.encodeproject.org/files/ENCFF965UGZ/@@download/ENCFF965UG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9IJR/@@download/ENCFF849IJR.bed.gz</text:p>
          </table:table-cell>
          <table:table-cell office:value-type="string" calcext:value-type="string">
            <text:p>https://www.encodeproject.org/files/ENCFF184NDC/@@download/ENCFF184NDC.bed.gz</text:p>
          </table:table-cell>
          <table:table-cell office:value-type="string" calcext:value-type="string">
            <text:p>https://www.encodeproject.org/files/ENCFF133ZQJ/@@download/ENCFF133ZQ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7MXO/@@download/ENCFF217MXO.bed.gz</text:p>
          </table:table-cell>
          <table:table-cell office:value-type="string" calcext:value-type="string">
            <text:p>https://www.encodeproject.org/files/ENCFF975BQZ/@@download/ENCFF975BQZ.bed.gz</text:p>
          </table:table-cell>
          <table:table-cell office:value-type="string" calcext:value-type="string">
            <text:p>https://www.encodeproject.org/files/ENCFF876FFK/@@download/ENCFF876FF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9ZSH/@@download/ENCFF319ZSH.bed.gz</text:p>
          </table:table-cell>
          <table:table-cell office:value-type="string" calcext:value-type="string">
            <text:p>https://www.encodeproject.org/files/ENCFF409DTL/@@download/ENCFF409DTL.bed.gz</text:p>
          </table:table-cell>
          <table:table-cell office:value-type="string" calcext:value-type="string">
            <text:p>https://www.encodeproject.org/files/ENCFF024NHU/@@download/ENCFF024NH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8XKZ/@@download/ENCFF008XKZ.bed.gz</text:p>
          </table:table-cell>
          <table:table-cell office:value-type="string" calcext:value-type="string">
            <text:p>https://www.encodeproject.org/files/ENCFF237DEX/@@download/ENCFF237DEX.bed.gz</text:p>
          </table:table-cell>
          <table:table-cell office:value-type="string" calcext:value-type="string">
            <text:p>https://www.encodeproject.org/files/ENCFF051FGI/@@download/ENCFF051FG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6VCU/@@download/ENCFF526VCU.bed.gz</text:p>
          </table:table-cell>
          <table:table-cell office:value-type="string" calcext:value-type="string">
            <text:p>https://www.encodeproject.org/files/ENCFF647XYZ/@@download/ENCFF647XYZ.bed.gz</text:p>
          </table:table-cell>
          <table:table-cell office:value-type="string" calcext:value-type="string">
            <text:p>https://www.encodeproject.org/files/ENCFF055IFC/@@download/ENCFF055IF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0FXE/@@download/ENCFF030FXE.bed.gz</text:p>
          </table:table-cell>
          <table:table-cell office:value-type="string" calcext:value-type="string">
            <text:p>https://www.encodeproject.org/files/ENCFF139DOR/@@download/ENCFF139DOR.bed.gz</text:p>
          </table:table-cell>
          <table:table-cell office:value-type="string" calcext:value-type="string">
            <text:p>https://www.encodeproject.org/files/ENCFF627GSG/@@download/ENCFF627GS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7MBU/@@download/ENCFF817MBU.bed.gz</text:p>
          </table:table-cell>
          <table:table-cell office:value-type="string" calcext:value-type="string">
            <text:p>https://www.encodeproject.org/files/ENCFF412BGE/@@download/ENCFF412BGE.bed.gz</text:p>
          </table:table-cell>
          <table:table-cell office:value-type="string" calcext:value-type="string">
            <text:p>https://www.encodeproject.org/files/ENCFF096KIK/@@download/ENCFF096KI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6DDL/@@download/ENCFF886DDL.bed.gz</text:p>
          </table:table-cell>
          <table:table-cell office:value-type="string" calcext:value-type="string">
            <text:p>https://www.encodeproject.org/files/ENCFF695UND/@@download/ENCFF695UND.bed.gz</text:p>
          </table:table-cell>
          <table:table-cell office:value-type="string" calcext:value-type="string">
            <text:p>https://www.encodeproject.org/files/ENCFF283KZZ/@@download/ENCFF283KZ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7KHA/@@download/ENCFF837KHA.bed.gz</text:p>
          </table:table-cell>
          <table:table-cell office:value-type="string" calcext:value-type="string">
            <text:p>https://www.encodeproject.org/files/ENCFF230HWI/@@download/ENCFF230HWI.bed.gz</text:p>
          </table:table-cell>
          <table:table-cell office:value-type="string" calcext:value-type="string">
            <text:p>https://www.encodeproject.org/files/ENCFF356UHI/@@download/ENCFF356UH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2SWA/@@download/ENCFF762SWA.bed.gz</text:p>
          </table:table-cell>
          <table:table-cell office:value-type="string" calcext:value-type="string">
            <text:p>https://www.encodeproject.org/files/ENCFF246HSO/@@download/ENCFF246HSO.bed.gz</text:p>
          </table:table-cell>
          <table:table-cell office:value-type="string" calcext:value-type="string">
            <text:p>https://www.encodeproject.org/files/ENCFF357QNI/@@download/ENCFF357QN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2IEJ/@@download/ENCFF852IEJ.bed.gz</text:p>
          </table:table-cell>
          <table:table-cell office:value-type="string" calcext:value-type="string">
            <text:p>https://www.encodeproject.org/files/ENCFF637OOY/@@download/ENCFF637OOY.bed.gz</text:p>
          </table:table-cell>
          <table:table-cell office:value-type="string" calcext:value-type="string">
            <text:p>https://www.encodeproject.org/files/ENCFF683YMU/@@download/ENCFF683YM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2BUD/@@download/ENCFF282BUD.bed.gz</text:p>
          </table:table-cell>
          <table:table-cell office:value-type="string" calcext:value-type="string">
            <text:p>https://www.encodeproject.org/files/ENCFF615AFS/@@download/ENCFF615AFS.bed.gz</text:p>
          </table:table-cell>
          <table:table-cell office:value-type="string" calcext:value-type="string">
            <text:p>https://www.encodeproject.org/files/ENCFF739NCT/@@download/ENCFF739NC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2LDK/@@download/ENCFF512LDK.bed.gz</text:p>
          </table:table-cell>
          <table:table-cell office:value-type="string" calcext:value-type="string">
            <text:p>https://www.encodeproject.org/files/ENCFF333FVM/@@download/ENCFF333FVM.bed.gz</text:p>
          </table:table-cell>
          <table:table-cell office:value-type="string" calcext:value-type="string">
            <text:p>https://www.encodeproject.org/files/ENCFF178GTK/@@download/ENCFF178GT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1UBS/@@download/ENCFF011UBS.bed.gz</text:p>
          </table:table-cell>
          <table:table-cell office:value-type="string" calcext:value-type="string">
            <text:p>https://www.encodeproject.org/files/ENCFF522DLJ/@@download/ENCFF522DLJ.bed.gz</text:p>
          </table:table-cell>
          <table:table-cell office:value-type="string" calcext:value-type="string">
            <text:p>https://www.encodeproject.org/files/ENCFF098RKQ/@@download/ENCFF098RK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4ZTX/@@download/ENCFF674ZTX.bed.gz</text:p>
          </table:table-cell>
          <table:table-cell office:value-type="string" calcext:value-type="string">
            <text:p>https://www.encodeproject.org/files/ENCFF858QSY/@@download/ENCFF858QSY.bed.gz</text:p>
          </table:table-cell>
          <table:table-cell office:value-type="string" calcext:value-type="string">
            <text:p>https://www.encodeproject.org/files/ENCFF967ZKN/@@download/ENCFF967ZK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6MBT/@@download/ENCFF726MBT.bed.gz</text:p>
          </table:table-cell>
          <table:table-cell office:value-type="string" calcext:value-type="string">
            <text:p>https://www.encodeproject.org/files/ENCFF006YGI/@@download/ENCFF006YGI.bed.gz</text:p>
          </table:table-cell>
          <table:table-cell office:value-type="string" calcext:value-type="string">
            <text:p>https://www.encodeproject.org/files/ENCFF946XSM/@@download/ENCFF946XS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9SXS/@@download/ENCFF809SXS.bed.gz</text:p>
          </table:table-cell>
          <table:table-cell office:value-type="string" calcext:value-type="string">
            <text:p>https://www.encodeproject.org/files/ENCFF181YOI/@@download/ENCFF181YOI.bed.gz</text:p>
          </table:table-cell>
          <table:table-cell office:value-type="string" calcext:value-type="string">
            <text:p>https://www.encodeproject.org/files/ENCFF283XEW/@@download/ENCFF283XE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1BAW/@@download/ENCFF091BAW.bed.gz</text:p>
          </table:table-cell>
          <table:table-cell office:value-type="string" calcext:value-type="string">
            <text:p>https://www.encodeproject.org/files/ENCFF715OSJ/@@download/ENCFF715OSJ.bed.gz</text:p>
          </table:table-cell>
          <table:table-cell office:value-type="string" calcext:value-type="string">
            <text:p>https://www.encodeproject.org/files/ENCFF144JLM/@@download/ENCFF144JL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7PRM/@@download/ENCFF867PRM.bed.gz</text:p>
          </table:table-cell>
          <table:table-cell office:value-type="string" calcext:value-type="string">
            <text:p>https://www.encodeproject.org/files/ENCFF287QRZ/@@download/ENCFF287QRZ.bed.gz</text:p>
          </table:table-cell>
          <table:table-cell office:value-type="string" calcext:value-type="string">
            <text:p>https://www.encodeproject.org/files/ENCFF697CXP/@@download/ENCFF697CX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6WDQ/@@download/ENCFF796WDQ.bed.gz</text:p>
          </table:table-cell>
          <table:table-cell office:value-type="string" calcext:value-type="string">
            <text:p>https://www.encodeproject.org/files/ENCFF261IHN/@@download/ENCFF261IHN.bed.gz</text:p>
          </table:table-cell>
          <table:table-cell office:value-type="string" calcext:value-type="string">
            <text:p>https://www.encodeproject.org/files/ENCFF363RDZ/@@download/ENCFF363R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8OZI/@@download/ENCFF428OZI.bed.gz</text:p>
          </table:table-cell>
          <table:table-cell office:value-type="string" calcext:value-type="string">
            <text:p>https://www.encodeproject.org/files/ENCFF777TZZ/@@download/ENCFF777TZZ.bed.gz</text:p>
          </table:table-cell>
          <table:table-cell office:value-type="string" calcext:value-type="string">
            <text:p>https://www.encodeproject.org/files/ENCFF484OVD/@@download/ENCFF484OV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1NVI/@@download/ENCFF171NVI.bed.gz</text:p>
          </table:table-cell>
          <table:table-cell office:value-type="string" calcext:value-type="string">
            <text:p>https://www.encodeproject.org/files/ENCFF821KSJ/@@download/ENCFF821KSJ.bed.gz</text:p>
          </table:table-cell>
          <table:table-cell office:value-type="string" calcext:value-type="string">
            <text:p>https://www.encodeproject.org/files/ENCFF047IQQ/@@download/ENCFF047IQ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2EZT/@@download/ENCFF852EZT.bed.gz</text:p>
          </table:table-cell>
          <table:table-cell office:value-type="string" calcext:value-type="string">
            <text:p>https://www.encodeproject.org/files/ENCFF987VYY/@@download/ENCFF987VYY.bed.gz</text:p>
          </table:table-cell>
          <table:table-cell office:value-type="string" calcext:value-type="string">
            <text:p>https://www.encodeproject.org/files/ENCFF641HDY/@@download/ENCFF641HD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0VRK/@@download/ENCFF070VRK.bed.gz</text:p>
          </table:table-cell>
          <table:table-cell office:value-type="string" calcext:value-type="string">
            <text:p>https://www.encodeproject.org/files/ENCFF805FIF/@@download/ENCFF805FIF.bed.gz</text:p>
          </table:table-cell>
          <table:table-cell office:value-type="string" calcext:value-type="string">
            <text:p>https://www.encodeproject.org/files/ENCFF455OCN/@@download/ENCFF455OC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2BYK/@@download/ENCFF982BYK.bed.gz</text:p>
          </table:table-cell>
          <table:table-cell office:value-type="string" calcext:value-type="string">
            <text:p>https://www.encodeproject.org/files/ENCFF401PJP/@@download/ENCFF401PJP.bed.gz</text:p>
          </table:table-cell>
          <table:table-cell office:value-type="string" calcext:value-type="string">
            <text:p>https://www.encodeproject.org/files/ENCFF784QUR/@@download/ENCFF784QU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5VYO/@@download/ENCFF295VYO.bed.gz</text:p>
          </table:table-cell>
          <table:table-cell office:value-type="string" calcext:value-type="string">
            <text:p>https://www.encodeproject.org/files/ENCFF207KQM/@@download/ENCFF207KQM.bed.gz</text:p>
          </table:table-cell>
          <table:table-cell office:value-type="string" calcext:value-type="string">
            <text:p>https://www.encodeproject.org/files/ENCFF179UGG/@@download/ENCFF179UG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9FMP/@@download/ENCFF959FMP.bed.gz</text:p>
          </table:table-cell>
          <table:table-cell office:value-type="string" calcext:value-type="string">
            <text:p>https://www.encodeproject.org/files/ENCFF173JJJ/@@download/ENCFF173JJJ.bed.gz</text:p>
          </table:table-cell>
          <table:table-cell office:value-type="string" calcext:value-type="string">
            <text:p>https://www.encodeproject.org/files/ENCFF203XLN/@@download/ENCFF203XL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7CMC/@@download/ENCFF757CMC.bed.gz</text:p>
          </table:table-cell>
          <table:table-cell office:value-type="string" calcext:value-type="string">
            <text:p>https://www.encodeproject.org/files/ENCFF182ETN/@@download/ENCFF182ETN.bed.gz</text:p>
          </table:table-cell>
          <table:table-cell office:value-type="string" calcext:value-type="string">
            <text:p>https://www.encodeproject.org/files/ENCFF323DPV/@@download/ENCFF323D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9POH/@@download/ENCFF409POH.bed.gz</text:p>
          </table:table-cell>
          <table:table-cell office:value-type="string" calcext:value-type="string">
            <text:p>https://www.encodeproject.org/files/ENCFF001XSP/@@download/ENCFF001XSP.bed.gz</text:p>
          </table:table-cell>
          <table:table-cell office:value-type="string" calcext:value-type="string">
            <text:p>https://www.encodeproject.org/files/ENCFF669LFS/@@download/ENCFF669LF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8TFS/@@download/ENCFF248TFS.bed.gz</text:p>
          </table:table-cell>
          <table:table-cell office:value-type="string" calcext:value-type="string">
            <text:p>https://www.encodeproject.org/files/ENCFF001XSQ/@@download/ENCFF001XSQ.bed.gz</text:p>
          </table:table-cell>
          <table:table-cell office:value-type="string" calcext:value-type="string">
            <text:p>https://www.encodeproject.org/files/ENCFF306FGX/@@download/ENCFF306FG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4IMZ/@@download/ENCFF834IMZ.bed.gz</text:p>
          </table:table-cell>
          <table:table-cell office:value-type="string" calcext:value-type="string">
            <text:p>https://www.encodeproject.org/files/ENCFF002DDI/@@download/ENCFF002DDI.bed.gz</text:p>
          </table:table-cell>
          <table:table-cell office:value-type="string" calcext:value-type="string">
            <text:p>https://www.encodeproject.org/files/ENCFF253AWN/@@download/ENCFF253AW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0ASQ/@@download/ENCFF870ASQ.bed.gz</text:p>
          </table:table-cell>
          <table:table-cell office:value-type="string" calcext:value-type="string">
            <text:p>https://www.encodeproject.org/files/ENCFF439OCI/@@download/ENCFF439OCI.bed.gz</text:p>
          </table:table-cell>
          <table:table-cell office:value-type="string" calcext:value-type="string">
            <text:p>https://www.encodeproject.org/files/ENCFF217MLR/@@download/ENCFF217ML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6UBC/@@download/ENCFF216UBC.bed.gz</text:p>
          </table:table-cell>
          <table:table-cell office:value-type="string" calcext:value-type="string">
            <text:p>https://www.encodeproject.org/files/ENCFF645SOL/@@download/ENCFF645SOL.bed.gz</text:p>
          </table:table-cell>
          <table:table-cell office:value-type="string" calcext:value-type="string">
            <text:p>https://www.encodeproject.org/files/ENCFF810IQU/@@download/ENCFF810IQ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2CKK/@@download/ENCFF522CKK.bed.gz</text:p>
          </table:table-cell>
          <table:table-cell office:value-type="string" calcext:value-type="string">
            <text:p>https://www.encodeproject.org/files/ENCFF005IIT/@@download/ENCFF005IIT.bed.gz</text:p>
          </table:table-cell>
          <table:table-cell office:value-type="string" calcext:value-type="string">
            <text:p>https://www.encodeproject.org/files/ENCFF756CUZ/@@download/ENCFF756CU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4RJJ/@@download/ENCFF414RJJ.bed.gz</text:p>
          </table:table-cell>
          <table:table-cell office:value-type="string" calcext:value-type="string">
            <text:p>https://www.encodeproject.org/files/ENCFF823OGN/@@download/ENCFF823OGN.bed.gz</text:p>
          </table:table-cell>
          <table:table-cell office:value-type="string" calcext:value-type="string">
            <text:p>https://www.encodeproject.org/files/ENCFF941JIE/@@download/ENCFF941JI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5OTL/@@download/ENCFF885OTL.bed.gz</text:p>
          </table:table-cell>
          <table:table-cell office:value-type="string" calcext:value-type="string">
            <text:p>https://www.encodeproject.org/files/ENCFF032BJW/@@download/ENCFF032BJW.bed.gz</text:p>
          </table:table-cell>
          <table:table-cell office:value-type="string" calcext:value-type="string">
            <text:p>https://www.encodeproject.org/files/ENCFF323QHP/@@download/ENCFF323QH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0MLW/@@download/ENCFF790MLW.bed.gz</text:p>
          </table:table-cell>
          <table:table-cell office:value-type="string" calcext:value-type="string">
            <text:p>https://www.encodeproject.org/files/ENCFF883QKB/@@download/ENCFF883QKB.bed.gz</text:p>
          </table:table-cell>
          <table:table-cell office:value-type="string" calcext:value-type="string">
            <text:p>https://www.encodeproject.org/files/ENCFF356XKJ/@@download/ENCFF356XK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5IBS/@@download/ENCFF885IBS.bed.gz</text:p>
          </table:table-cell>
          <table:table-cell office:value-type="string" calcext:value-type="string">
            <text:p>https://www.encodeproject.org/files/ENCFF199ZDU/@@download/ENCFF199ZDU.bed.gz</text:p>
          </table:table-cell>
          <table:table-cell office:value-type="string" calcext:value-type="string">
            <text:p>https://www.encodeproject.org/files/ENCFF802YXQ/@@download/ENCFF802YX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3OCF/@@download/ENCFF063OCF.bed.gz</text:p>
          </table:table-cell>
          <table:table-cell office:value-type="string" calcext:value-type="string">
            <text:p>https://www.encodeproject.org/files/ENCFF232MQQ/@@download/ENCFF232MQQ.bed.gz</text:p>
          </table:table-cell>
          <table:table-cell office:value-type="string" calcext:value-type="string">
            <text:p>https://www.encodeproject.org/files/ENCFF839YJV/@@download/ENCFF839YJ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6KMR/@@download/ENCFF716KMR.bed.gz</text:p>
          </table:table-cell>
          <table:table-cell office:value-type="string" calcext:value-type="string">
            <text:p>https://www.encodeproject.org/files/ENCFF569PZS/@@download/ENCFF569PZS.bed.gz</text:p>
          </table:table-cell>
          <table:table-cell office:value-type="string" calcext:value-type="string">
            <text:p>https://www.encodeproject.org/files/ENCFF381YPQ/@@download/ENCFF381YP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6PBJ/@@download/ENCFF866PBJ.bed.gz</text:p>
          </table:table-cell>
          <table:table-cell office:value-type="string" calcext:value-type="string">
            <text:p>https://www.encodeproject.org/files/ENCFF738CXX/@@download/ENCFF738CXX.bed.gz</text:p>
          </table:table-cell>
          <table:table-cell office:value-type="string" calcext:value-type="string">
            <text:p>https://www.encodeproject.org/files/ENCFF718WMQ/@@download/ENCFF718WM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6JNG/@@download/ENCFF756JNG.bed.gz</text:p>
          </table:table-cell>
          <table:table-cell office:value-type="string" calcext:value-type="string">
            <text:p>https://www.encodeproject.org/files/ENCFF142FYE/@@download/ENCFF142FYE.bed.gz</text:p>
          </table:table-cell>
          <table:table-cell office:value-type="string" calcext:value-type="string">
            <text:p>https://www.encodeproject.org/files/ENCFF368NIK/@@download/ENCFF368NI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4NLK/@@download/ENCFF114NLK.bed.gz</text:p>
          </table:table-cell>
          <table:table-cell office:value-type="string" calcext:value-type="string">
            <text:p>https://www.encodeproject.org/files/ENCFF665OBP/@@download/ENCFF665OBP.bed.gz</text:p>
          </table:table-cell>
          <table:table-cell office:value-type="string" calcext:value-type="string">
            <text:p>https://www.encodeproject.org/files/ENCFF241SXE/@@download/ENCFF241SX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1TUV/@@download/ENCFF711TUV.bed.gz</text:p>
          </table:table-cell>
          <table:table-cell office:value-type="string" calcext:value-type="string">
            <text:p>https://www.encodeproject.org/files/ENCFF749PCR/@@download/ENCFF749PCR.bed.gz</text:p>
          </table:table-cell>
          <table:table-cell office:value-type="string" calcext:value-type="string">
            <text:p>https://www.encodeproject.org/files/ENCFF751CCZ/@@download/ENCFF751CC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8WYR/@@download/ENCFF428WYR.bed.gz</text:p>
          </table:table-cell>
          <table:table-cell office:value-type="string" calcext:value-type="string">
            <text:p>https://www.encodeproject.org/files/ENCFF136LAP/@@download/ENCFF136LAP.bed.gz</text:p>
          </table:table-cell>
          <table:table-cell office:value-type="string" calcext:value-type="string">
            <text:p>https://www.encodeproject.org/files/ENCFF611IMR/@@download/ENCFF611IM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SRI/@@download/ENCFF001SRI.bed.gz</text:p>
          </table:table-cell>
          <table:table-cell office:value-type="string" calcext:value-type="string">
            <text:p>https://www.encodeproject.org/files/ENCFF267OZD/@@download/ENCFF267OZD.bed.gz</text:p>
          </table:table-cell>
          <table:table-cell office:value-type="string" calcext:value-type="string">
            <text:p>https://www.encodeproject.org/files/ENCFF038LAU/@@download/ENCFF038LA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AO/@@download/ENCFF001WAO.bed.gz</text:p>
          </table:table-cell>
          <table:table-cell office:value-type="string" calcext:value-type="string">
            <text:p>https://www.encodeproject.org/files/ENCFF371GSC/@@download/ENCFF371GSC.bed.gz</text:p>
          </table:table-cell>
          <table:table-cell office:value-type="string" calcext:value-type="string">
            <text:p>https://www.encodeproject.org/files/ENCFF889FYQ/@@download/ENCFF889FY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LA/@@download/ENCFF001WLA.bed.gz</text:p>
          </table:table-cell>
          <table:table-cell office:value-type="string" calcext:value-type="string">
            <text:p>https://www.encodeproject.org/files/ENCFF386FNQ/@@download/ENCFF386FNQ.bed.gz</text:p>
          </table:table-cell>
          <table:table-cell office:value-type="string" calcext:value-type="string">
            <text:p>https://www.encodeproject.org/files/ENCFF687KJI/@@download/ENCFF687KJ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KZ/@@download/ENCFF001WKZ.bed.gz</text:p>
          </table:table-cell>
          <table:table-cell office:value-type="string" calcext:value-type="string">
            <text:p>https://www.encodeproject.org/files/ENCFF422YRY/@@download/ENCFF422YRY.bed.gz</text:p>
          </table:table-cell>
          <table:table-cell office:value-type="string" calcext:value-type="string">
            <text:p>https://www.encodeproject.org/files/ENCFF586NXH/@@download/ENCFF586NX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2YND/@@download/ENCFF762YND.bed.gz</text:p>
          </table:table-cell>
          <table:table-cell office:value-type="string" calcext:value-type="string">
            <text:p>https://www.encodeproject.org/files/ENCFF953NJX/@@download/ENCFF953NJX.bed.gz</text:p>
          </table:table-cell>
          <table:table-cell office:value-type="string" calcext:value-type="string">
            <text:p>https://www.encodeproject.org/files/ENCFF126PHE/@@download/ENCFF126PH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1FPE/@@download/ENCFF811FPE.bed.gz</text:p>
          </table:table-cell>
          <table:table-cell office:value-type="string" calcext:value-type="string">
            <text:p>https://www.encodeproject.org/files/ENCFF570SMG/@@download/ENCFF570SMG.bed.gz</text:p>
          </table:table-cell>
          <table:table-cell office:value-type="string" calcext:value-type="string">
            <text:p>https://www.encodeproject.org/files/ENCFF771UBH/@@download/ENCFF771UB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6FTN/@@download/ENCFF446FTN.bed.gz</text:p>
          </table:table-cell>
          <table:table-cell office:value-type="string" calcext:value-type="string">
            <text:p>https://www.encodeproject.org/files/ENCFF835RDW/@@download/ENCFF835RDW.bed.gz</text:p>
          </table:table-cell>
          <table:table-cell office:value-type="string" calcext:value-type="string">
            <text:p>https://www.encodeproject.org/files/ENCFF116NKB/@@download/ENCFF116NK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7JQC/@@download/ENCFF957JQC.bed.gz</text:p>
          </table:table-cell>
          <table:table-cell office:value-type="string" calcext:value-type="string">
            <text:p>https://www.encodeproject.org/files/ENCFF016APK/@@download/ENCFF016APK.bed.gz</text:p>
          </table:table-cell>
          <table:table-cell office:value-type="string" calcext:value-type="string">
            <text:p>https://www.encodeproject.org/files/ENCFF023XVP/@@download/ENCFF023XV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3DAV/@@download/ENCFF173DAV.bed.gz</text:p>
          </table:table-cell>
          <table:table-cell office:value-type="string" calcext:value-type="string">
            <text:p>https://www.encodeproject.org/files/ENCFF001XTJ/@@download/ENCFF001XTJ.bed.gz</text:p>
          </table:table-cell>
          <table:table-cell office:value-type="string" calcext:value-type="string">
            <text:p>https://www.encodeproject.org/files/ENCFF167YAT/@@download/ENCFF167YA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2RPT/@@download/ENCFF732RPT.bed.gz</text:p>
          </table:table-cell>
          <table:table-cell office:value-type="string" calcext:value-type="string">
            <text:p>https://www.encodeproject.org/files/ENCFF002DDO/@@download/ENCFF002DDO.bed.gz</text:p>
          </table:table-cell>
          <table:table-cell office:value-type="string" calcext:value-type="string">
            <text:p>https://www.encodeproject.org/files/ENCFF155CXG/@@download/ENCFF155CX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0FAB/@@download/ENCFF120FAB.bed.gz</text:p>
          </table:table-cell>
          <table:table-cell office:value-type="string" calcext:value-type="string">
            <text:p>https://www.encodeproject.org/files/ENCFF181KEB/@@download/ENCFF181KEB.bed.gz</text:p>
          </table:table-cell>
          <table:table-cell office:value-type="string" calcext:value-type="string">
            <text:p>https://www.encodeproject.org/files/ENCFF614SGM/@@download/ENCFF614SG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6BWN/@@download/ENCFF366BWN.bed.gz</text:p>
          </table:table-cell>
          <table:table-cell office:value-type="string" calcext:value-type="string">
            <text:p>https://www.encodeproject.org/files/ENCFF148VQH/@@download/ENCFF148VQH.bed.gz</text:p>
          </table:table-cell>
          <table:table-cell office:value-type="string" calcext:value-type="string">
            <text:p>https://www.encodeproject.org/files/ENCFF059QBC/@@download/ENCFF059QB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5SFI/@@download/ENCFF015SFI.bed.gz</text:p>
          </table:table-cell>
          <table:table-cell office:value-type="string" calcext:value-type="string">
            <text:p>https://www.encodeproject.org/files/ENCFF510CUI/@@download/ENCFF510CUI.bed.gz</text:p>
          </table:table-cell>
          <table:table-cell office:value-type="string" calcext:value-type="string">
            <text:p>https://www.encodeproject.org/files/ENCFF878VCR/@@download/ENCFF878VC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8RWH/@@download/ENCFF838RWH.bed.gz</text:p>
          </table:table-cell>
          <table:table-cell office:value-type="string" calcext:value-type="string">
            <text:p>https://www.encodeproject.org/files/ENCFF218LOB/@@download/ENCFF218LOB.bed.gz</text:p>
          </table:table-cell>
          <table:table-cell office:value-type="string" calcext:value-type="string">
            <text:p>https://www.encodeproject.org/files/ENCFF379TAE/@@download/ENCFF379TA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6AMQ/@@download/ENCFF736AMQ.bed.gz</text:p>
          </table:table-cell>
          <table:table-cell office:value-type="string" calcext:value-type="string">
            <text:p>https://www.encodeproject.org/files/ENCFF306XCP/@@download/ENCFF306XCP.bed.gz</text:p>
          </table:table-cell>
          <table:table-cell office:value-type="string" calcext:value-type="string">
            <text:p>https://www.encodeproject.org/files/ENCFF578DNQ/@@download/ENCFF578DN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4VZK/@@download/ENCFF414VZK.bed.gz</text:p>
          </table:table-cell>
          <table:table-cell office:value-type="string" calcext:value-type="string">
            <text:p>https://www.encodeproject.org/files/ENCFF181QAF/@@download/ENCFF181QAF.bed.gz</text:p>
          </table:table-cell>
          <table:table-cell office:value-type="string" calcext:value-type="string">
            <text:p>https://www.encodeproject.org/files/ENCFF179NIU/@@download/ENCFF179NI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87ZAY/@@download/ENCFF787ZAY.bed.gz</text:p>
          </table:table-cell>
          <table:table-cell office:value-type="string" calcext:value-type="string">
            <text:p>https://www.encodeproject.org/files/ENCFF690BYG/@@download/ENCFF690BYG.bed.gz</text:p>
          </table:table-cell>
          <table:table-cell office:value-type="string" calcext:value-type="string">
            <text:p>https://www.encodeproject.org/files/ENCFF512FJV/@@download/ENCFF512FJ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3LET/@@download/ENCFF153LET.bed.gz</text:p>
          </table:table-cell>
          <table:table-cell office:value-type="string" calcext:value-type="string">
            <text:p>https://www.encodeproject.org/files/ENCFF234OFQ/@@download/ENCFF234OFQ.bed.gz</text:p>
          </table:table-cell>
          <table:table-cell office:value-type="string" calcext:value-type="string">
            <text:p>https://www.encodeproject.org/files/ENCFF494WCN/@@download/ENCFF494WC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0JLQ/@@download/ENCFF910JLQ.bed.gz</text:p>
          </table:table-cell>
          <table:table-cell office:value-type="string" calcext:value-type="string">
            <text:p>https://www.encodeproject.org/files/ENCFF143HEE/@@download/ENCFF143HEE.bed.gz</text:p>
          </table:table-cell>
          <table:table-cell office:value-type="string" calcext:value-type="string">
            <text:p>https://www.encodeproject.org/files/ENCFF207BUC/@@download/ENCFF207BU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SQS/@@download/ENCFF001SQS.bed.gz</text:p>
          </table:table-cell>
          <table:table-cell office:value-type="string" calcext:value-type="string">
            <text:p>https://www.encodeproject.org/files/ENCFF322UFN/@@download/ENCFF322UFN.bed.gz</text:p>
          </table:table-cell>
          <table:table-cell office:value-type="string" calcext:value-type="string">
            <text:p>https://www.encodeproject.org/files/ENCFF532KSQ/@@download/ENCFF532KS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IB/@@download/ENCFF001WIB.bed.gz</text:p>
          </table:table-cell>
          <table:table-cell office:value-type="string" calcext:value-type="string">
            <text:p>https://www.encodeproject.org/files/ENCFF543EHV/@@download/ENCFF543EHV.bed.gz</text:p>
          </table:table-cell>
          <table:table-cell office:value-type="string" calcext:value-type="string">
            <text:p>https://www.encodeproject.org/files/ENCFF881NYW/@@download/ENCFF881NY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IC/@@download/ENCFF001WIC.bed.gz</text:p>
          </table:table-cell>
          <table:table-cell office:value-type="string" calcext:value-type="string">
            <text:p>https://www.encodeproject.org/files/ENCFF511PPM/@@download/ENCFF511PPM.bed.gz</text:p>
          </table:table-cell>
          <table:table-cell office:value-type="string" calcext:value-type="string">
            <text:p>https://www.encodeproject.org/files/ENCFF123OBY/@@download/ENCFF123OB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6BEY/@@download/ENCFF716BEY.bed.gz</text:p>
          </table:table-cell>
          <table:table-cell office:value-type="string" calcext:value-type="string">
            <text:p>https://www.encodeproject.org/files/ENCFF403GVA/@@download/ENCFF403GVA.bed.gz</text:p>
          </table:table-cell>
          <table:table-cell office:value-type="string" calcext:value-type="string">
            <text:p>https://www.encodeproject.org/files/ENCFF483JUF/@@download/ENCFF483JU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KOG/@@download/ENCFF115KOG.bed.gz</text:p>
          </table:table-cell>
          <table:table-cell office:value-type="string" calcext:value-type="string">
            <text:p>https://www.encodeproject.org/files/ENCFF536RRU/@@download/ENCFF536RRU.bed.gz</text:p>
          </table:table-cell>
          <table:table-cell office:value-type="string" calcext:value-type="string">
            <text:p>https://www.encodeproject.org/files/ENCFF464SXS/@@download/ENCFF464SX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2AFT/@@download/ENCFF272AFT.bed.gz</text:p>
          </table:table-cell>
          <table:table-cell office:value-type="string" calcext:value-type="string">
            <text:p>https://www.encodeproject.org/files/ENCFF363MKS/@@download/ENCFF363MKS.bed.gz</text:p>
          </table:table-cell>
          <table:table-cell office:value-type="string" calcext:value-type="string">
            <text:p>https://www.encodeproject.org/files/ENCFF080EPK/@@download/ENCFF080EP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4ODA/@@download/ENCFF764ODA.bed.gz</text:p>
          </table:table-cell>
          <table:table-cell office:value-type="string" calcext:value-type="string">
            <text:p>https://www.encodeproject.org/files/ENCFF709PEA/@@download/ENCFF709PEA.bed.gz</text:p>
          </table:table-cell>
          <table:table-cell office:value-type="string" calcext:value-type="string">
            <text:p>https://www.encodeproject.org/files/ENCFF932RJS/@@download/ENCFF932RJ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0PHQ/@@download/ENCFF460PHQ.bed.gz</text:p>
          </table:table-cell>
          <table:table-cell office:value-type="string" calcext:value-type="string">
            <text:p>https://www.encodeproject.org/files/ENCFF199GNW/@@download/ENCFF199GNW.bed.gz</text:p>
          </table:table-cell>
          <table:table-cell office:value-type="string" calcext:value-type="string">
            <text:p>https://www.encodeproject.org/files/ENCFF237HLI/@@download/ENCFF237HL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3RUE/@@download/ENCFF503RUE.bed.gz</text:p>
          </table:table-cell>
          <table:table-cell office:value-type="string" calcext:value-type="string">
            <text:p>https://www.encodeproject.org/files/ENCFF399NTP/@@download/ENCFF399NTP.bed.gz</text:p>
          </table:table-cell>
          <table:table-cell office:value-type="string" calcext:value-type="string">
            <text:p>https://www.encodeproject.org/files/ENCFF603MCZ/@@download/ENCFF603MC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4UST/@@download/ENCFF674UST.bed.gz</text:p>
          </table:table-cell>
          <table:table-cell office:value-type="string" calcext:value-type="string">
            <text:p>https://www.encodeproject.org/files/ENCFF088SYH/@@download/ENCFF088SYH.bed.gz</text:p>
          </table:table-cell>
          <table:table-cell office:value-type="string" calcext:value-type="string">
            <text:p>https://www.encodeproject.org/files/ENCFF564RCE/@@download/ENCFF564RC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4ACB/@@download/ENCFF524ACB.bed.gz</text:p>
          </table:table-cell>
          <table:table-cell office:value-type="string" calcext:value-type="string">
            <text:p>https://www.encodeproject.org/files/ENCFF544XZU/@@download/ENCFF544XZU.bed.gz</text:p>
          </table:table-cell>
          <table:table-cell office:value-type="string" calcext:value-type="string">
            <text:p>https://www.encodeproject.org/files/ENCFF510ERX/@@download/ENCFF510ER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9YMK/@@download/ENCFF749YMK.bed.gz</text:p>
          </table:table-cell>
          <table:table-cell office:value-type="string" calcext:value-type="string">
            <text:p>https://www.encodeproject.org/files/ENCFF817YDQ/@@download/ENCFF817YDQ.bed.gz</text:p>
          </table:table-cell>
          <table:table-cell office:value-type="string" calcext:value-type="string">
            <text:p>https://www.encodeproject.org/files/ENCFF831RDE/@@download/ENCFF831RD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9HDI/@@download/ENCFF119HDI.bed.gz</text:p>
          </table:table-cell>
          <table:table-cell office:value-type="string" calcext:value-type="string">
            <text:p>https://www.encodeproject.org/files/ENCFF749CMN/@@download/ENCFF749CMN.bed.gz</text:p>
          </table:table-cell>
          <table:table-cell office:value-type="string" calcext:value-type="string">
            <text:p>https://www.encodeproject.org/files/ENCFF344FQS/@@download/ENCFF344FQ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2INI/@@download/ENCFF262INI.bed.gz</text:p>
          </table:table-cell>
          <table:table-cell office:value-type="string" calcext:value-type="string">
            <text:p>https://www.encodeproject.org/files/ENCFF046OHJ/@@download/ENCFF046OHJ.bed.gz</text:p>
          </table:table-cell>
          <table:table-cell office:value-type="string" calcext:value-type="string">
            <text:p>https://www.encodeproject.org/files/ENCFF669GMM/@@download/ENCFF669GM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0FYH/@@download/ENCFF870FYH.bed.gz</text:p>
          </table:table-cell>
          <table:table-cell office:value-type="string" calcext:value-type="string">
            <text:p>https://www.encodeproject.org/files/ENCFF967EOL/@@download/ENCFF967EOL.bed.gz</text:p>
          </table:table-cell>
          <table:table-cell office:value-type="string" calcext:value-type="string">
            <text:p>https://www.encodeproject.org/files/ENCFF252IDZ/@@download/ENCFF252I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8RML/@@download/ENCFF848RML.bed.gz</text:p>
          </table:table-cell>
          <table:table-cell office:value-type="string" calcext:value-type="string">
            <text:p>https://www.encodeproject.org/files/ENCFF223LYF/@@download/ENCFF223LYF.bed.gz</text:p>
          </table:table-cell>
          <table:table-cell office:value-type="string" calcext:value-type="string">
            <text:p>https://www.encodeproject.org/files/ENCFF027OZY/@@download/ENCFF027OZ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3NVW/@@download/ENCFF413NVW.bed.gz</text:p>
          </table:table-cell>
          <table:table-cell office:value-type="string" calcext:value-type="string">
            <text:p>https://www.encodeproject.org/files/ENCFF262QIB/@@download/ENCFF262QIB.bed.gz</text:p>
          </table:table-cell>
          <table:table-cell office:value-type="string" calcext:value-type="string">
            <text:p>https://www.encodeproject.org/files/ENCFF547YDB/@@download/ENCFF547YD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6JNR/@@download/ENCFF806JNR.bed.gz</text:p>
          </table:table-cell>
          <table:table-cell office:value-type="string" calcext:value-type="string">
            <text:p>https://www.encodeproject.org/files/ENCFF591HNR/@@download/ENCFF591HNR.bed.gz</text:p>
          </table:table-cell>
          <table:table-cell office:value-type="string" calcext:value-type="string">
            <text:p>https://www.encodeproject.org/files/ENCFF942KAC/@@download/ENCFF942KA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6PTJ/@@download/ENCFF216PTJ.bed.gz</text:p>
          </table:table-cell>
          <table:table-cell office:value-type="string" calcext:value-type="string">
            <text:p>https://www.encodeproject.org/files/ENCFF846FIG/@@download/ENCFF846FIG.bed.gz</text:p>
          </table:table-cell>
          <table:table-cell office:value-type="string" calcext:value-type="string">
            <text:p>https://www.encodeproject.org/files/ENCFF251FTP/@@download/ENCFF251FT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6ZED/@@download/ENCFF586ZED.bed.gz</text:p>
          </table:table-cell>
          <table:table-cell office:value-type="string" calcext:value-type="string">
            <text:p>https://www.encodeproject.org/files/ENCFF634IMR/@@download/ENCFF634IMR.bed.gz</text:p>
          </table:table-cell>
          <table:table-cell office:value-type="string" calcext:value-type="string">
            <text:p>https://www.encodeproject.org/files/ENCFF455SVK/@@download/ENCFF455SV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6WIR/@@download/ENCFF066WIR.bed.gz</text:p>
          </table:table-cell>
          <table:table-cell office:value-type="string" calcext:value-type="string">
            <text:p>https://www.encodeproject.org/files/ENCFF142JXX/@@download/ENCFF142JXX.bed.gz</text:p>
          </table:table-cell>
          <table:table-cell office:value-type="string" calcext:value-type="string">
            <text:p>https://www.encodeproject.org/files/ENCFF821QIK/@@download/ENCFF821QI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1AJA/@@download/ENCFF221AJA.bed.gz</text:p>
          </table:table-cell>
          <table:table-cell office:value-type="string" calcext:value-type="string">
            <text:p>https://www.encodeproject.org/files/ENCFF300UJN/@@download/ENCFF300UJN.bed.gz</text:p>
          </table:table-cell>
          <table:table-cell office:value-type="string" calcext:value-type="string">
            <text:p>https://www.encodeproject.org/files/ENCFF797FDV/@@download/ENCFF797FD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4RKH/@@download/ENCFF984RKH.bed.gz</text:p>
          </table:table-cell>
          <table:table-cell office:value-type="string" calcext:value-type="string">
            <text:p>https://www.encodeproject.org/files/ENCFF112ACP/@@download/ENCFF112ACP.bed.gz</text:p>
          </table:table-cell>
          <table:table-cell office:value-type="string" calcext:value-type="string">
            <text:p>https://www.encodeproject.org/files/ENCFF437RMZ/@@download/ENCFF437RM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8AYH/@@download/ENCFF178AYH.bed.gz</text:p>
          </table:table-cell>
          <table:table-cell office:value-type="string" calcext:value-type="string">
            <text:p>https://www.encodeproject.org/files/ENCFF975SBX/@@download/ENCFF975SBX.bed.gz</text:p>
          </table:table-cell>
          <table:table-cell office:value-type="string" calcext:value-type="string">
            <text:p>https://www.encodeproject.org/files/ENCFF888GJS/@@download/ENCFF888GJ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9DTS/@@download/ENCFF459DTS.bed.gz</text:p>
          </table:table-cell>
          <table:table-cell office:value-type="string" calcext:value-type="string">
            <text:p>https://www.encodeproject.org/files/ENCFF486UBE/@@download/ENCFF486UBE.bed.gz</text:p>
          </table:table-cell>
          <table:table-cell office:value-type="string" calcext:value-type="string">
            <text:p>https://www.encodeproject.org/files/ENCFF328PGB/@@download/ENCFF328PG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2JYR/@@download/ENCFF652JYR.bed.gz</text:p>
          </table:table-cell>
          <table:table-cell office:value-type="string" calcext:value-type="string">
            <text:p>https://www.encodeproject.org/files/ENCFF755ATB/@@download/ENCFF755ATB.bed.gz</text:p>
          </table:table-cell>
          <table:table-cell office:value-type="string" calcext:value-type="string">
            <text:p>https://www.encodeproject.org/files/ENCFF898NSK/@@download/ENCFF898NS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2SZW/@@download/ENCFF402SZW.bed.gz</text:p>
          </table:table-cell>
          <table:table-cell office:value-type="string" calcext:value-type="string">
            <text:p>https://www.encodeproject.org/files/ENCFF391YXI/@@download/ENCFF391YXI.bed.gz</text:p>
          </table:table-cell>
          <table:table-cell office:value-type="string" calcext:value-type="string">
            <text:p>https://www.encodeproject.org/files/ENCFF837BHT/@@download/ENCFF837BH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8HGX/@@download/ENCFF898HGX.bed.gz</text:p>
          </table:table-cell>
          <table:table-cell office:value-type="string" calcext:value-type="string">
            <text:p>https://www.encodeproject.org/files/ENCFF983AVN/@@download/ENCFF983AVN.bed.gz</text:p>
          </table:table-cell>
          <table:table-cell office:value-type="string" calcext:value-type="string">
            <text:p>https://www.encodeproject.org/files/ENCFF305RMG/@@download/ENCFF305RM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9RSW/@@download/ENCFF109RSW.bed.gz</text:p>
          </table:table-cell>
          <table:table-cell office:value-type="string" calcext:value-type="string">
            <text:p>https://www.encodeproject.org/files/ENCFF092KCB/@@download/ENCFF092KCB.bed.gz</text:p>
          </table:table-cell>
          <table:table-cell office:value-type="string" calcext:value-type="string">
            <text:p>https://www.encodeproject.org/files/ENCFF509DPX/@@download/ENCFF509DP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6EBZ/@@download/ENCFF276EBZ.bed.gz</text:p>
          </table:table-cell>
          <table:table-cell office:value-type="string" calcext:value-type="string">
            <text:p>https://www.encodeproject.org/files/ENCFF002CFB/@@download/ENCFF002CFB.bed.gz</text:p>
          </table:table-cell>
          <table:table-cell office:value-type="string" calcext:value-type="string">
            <text:p>https://www.encodeproject.org/files/ENCFF330YIP/@@download/ENCFF330YI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8HSM/@@download/ENCFF988HSM.bed.gz</text:p>
          </table:table-cell>
          <table:table-cell office:value-type="string" calcext:value-type="string">
            <text:p>https://www.encodeproject.org/files/ENCFF300KXC/@@download/ENCFF300KXC.bed.gz</text:p>
          </table:table-cell>
          <table:table-cell office:value-type="string" calcext:value-type="string">
            <text:p>https://www.encodeproject.org/files/ENCFF267QJU/@@download/ENCFF267QJ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7JNC/@@download/ENCFF947JNC.bed.gz</text:p>
          </table:table-cell>
          <table:table-cell office:value-type="string" calcext:value-type="string">
            <text:p>https://www.encodeproject.org/files/ENCFF547RTC/@@download/ENCFF547RTC.bed.gz</text:p>
          </table:table-cell>
          <table:table-cell office:value-type="string" calcext:value-type="string">
            <text:p>https://www.encodeproject.org/files/ENCFF929PUX/@@download/ENCFF929PU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3RJG/@@download/ENCFF813RJG.bed.gz</text:p>
          </table:table-cell>
          <table:table-cell office:value-type="string" calcext:value-type="string">
            <text:p>https://www.encodeproject.org/files/ENCFF394RPT/@@download/ENCFF394RPT.bed.gz</text:p>
          </table:table-cell>
          <table:table-cell office:value-type="string" calcext:value-type="string">
            <text:p>https://www.encodeproject.org/files/ENCFF854RND/@@download/ENCFF854RN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8EFJ/@@download/ENCFF628EFJ.bed.gz</text:p>
          </table:table-cell>
          <table:table-cell office:value-type="string" calcext:value-type="string">
            <text:p>https://www.encodeproject.org/files/ENCFF957HGU/@@download/ENCFF957HGU.bed.gz</text:p>
          </table:table-cell>
          <table:table-cell office:value-type="string" calcext:value-type="string">
            <text:p>https://www.encodeproject.org/files/ENCFF282SRX/@@download/ENCFF282SR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3YNT/@@download/ENCFF133YNT.bed.gz</text:p>
          </table:table-cell>
          <table:table-cell office:value-type="string" calcext:value-type="string">
            <text:p>https://www.encodeproject.org/files/ENCFF841AAT/@@download/ENCFF841AAT.bed.gz</text:p>
          </table:table-cell>
          <table:table-cell office:value-type="string" calcext:value-type="string">
            <text:p>https://www.encodeproject.org/files/ENCFF543PJT/@@download/ENCFF543PJ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1FOX/@@download/ENCFF671FOX.bed.gz</text:p>
          </table:table-cell>
          <table:table-cell office:value-type="string" calcext:value-type="string">
            <text:p>https://www.encodeproject.org/files/ENCFF610UCL/@@download/ENCFF610UCL.bed.gz</text:p>
          </table:table-cell>
          <table:table-cell office:value-type="string" calcext:value-type="string">
            <text:p>https://www.encodeproject.org/files/ENCFF977VPY/@@download/ENCFF977VP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7VXO/@@download/ENCFF767VXO.bed.gz</text:p>
          </table:table-cell>
          <table:table-cell office:value-type="string" calcext:value-type="string">
            <text:p>https://www.encodeproject.org/files/ENCFF622QGA/@@download/ENCFF622QGA.bed.gz</text:p>
          </table:table-cell>
          <table:table-cell office:value-type="string" calcext:value-type="string">
            <text:p>https://www.encodeproject.org/files/ENCFF930TFE/@@download/ENCFF930TF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1EJJ/@@download/ENCFF941EJJ.bed.gz</text:p>
          </table:table-cell>
          <table:table-cell office:value-type="string" calcext:value-type="string">
            <text:p>https://www.encodeproject.org/files/ENCFF263MVV/@@download/ENCFF263MVV.bed.gz</text:p>
          </table:table-cell>
          <table:table-cell office:value-type="string" calcext:value-type="string">
            <text:p>https://www.encodeproject.org/files/ENCFF981TYC/@@download/ENCFF981TY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6PGY/@@download/ENCFF036PGY.bed.gz</text:p>
          </table:table-cell>
          <table:table-cell office:value-type="string" calcext:value-type="string">
            <text:p>https://www.encodeproject.org/files/ENCFF052ZQB/@@download/ENCFF052ZQB.bed.gz</text:p>
          </table:table-cell>
          <table:table-cell office:value-type="string" calcext:value-type="string">
            <text:p>https://www.encodeproject.org/files/ENCFF699UMY/@@download/ENCFF699UM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8HED/@@download/ENCFF828HED.bed.gz</text:p>
          </table:table-cell>
          <table:table-cell office:value-type="string" calcext:value-type="string">
            <text:p>https://www.encodeproject.org/files/ENCFF770WCW/@@download/ENCFF770WCW.bed.gz</text:p>
          </table:table-cell>
          <table:table-cell office:value-type="string" calcext:value-type="string">
            <text:p>https://www.encodeproject.org/files/ENCFF833CQA/@@download/ENCFF833CQ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8TWL/@@download/ENCFF828TWL.bed.gz</text:p>
          </table:table-cell>
          <table:table-cell office:value-type="string" calcext:value-type="string">
            <text:p>https://www.encodeproject.org/files/ENCFF592GSR/@@download/ENCFF592GSR.bed.gz</text:p>
          </table:table-cell>
          <table:table-cell office:value-type="string" calcext:value-type="string">
            <text:p>https://www.encodeproject.org/files/ENCFF678HQI/@@download/ENCFF678HQ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9XYI/@@download/ENCFF259XYI.bed.gz</text:p>
          </table:table-cell>
          <table:table-cell office:value-type="string" calcext:value-type="string">
            <text:p>https://www.encodeproject.org/files/ENCFF457LLF/@@download/ENCFF457LLF.bed.gz</text:p>
          </table:table-cell>
          <table:table-cell office:value-type="string" calcext:value-type="string">
            <text:p>https://www.encodeproject.org/files/ENCFF792AMA/@@download/ENCFF792AM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1AIO/@@download/ENCFF661AIO.bed.gz</text:p>
          </table:table-cell>
          <table:table-cell office:value-type="string" calcext:value-type="string">
            <text:p>https://www.encodeproject.org/files/ENCFF808WST/@@download/ENCFF808WST.bed.gz</text:p>
          </table:table-cell>
          <table:table-cell office:value-type="string" calcext:value-type="string">
            <text:p>https://www.encodeproject.org/files/ENCFF490SDP/@@download/ENCFF490SD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H/@@download/ENCFF001UZH.bed.gz</text:p>
          </table:table-cell>
          <table:table-cell office:value-type="string" calcext:value-type="string">
            <text:p>https://www.encodeproject.org/files/ENCFF963HHX/@@download/ENCFF963HHX.bed.gz</text:p>
          </table:table-cell>
          <table:table-cell office:value-type="string" calcext:value-type="string">
            <text:p>https://www.encodeproject.org/files/ENCFF287ZXQ/@@download/ENCFF287ZX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6QZR/@@download/ENCFF416QZR.bed.gz</text:p>
          </table:table-cell>
          <table:table-cell office:value-type="string" calcext:value-type="string">
            <text:p>https://www.encodeproject.org/files/ENCFF831MEQ/@@download/ENCFF831MEQ.bed.gz</text:p>
          </table:table-cell>
          <table:table-cell office:value-type="string" calcext:value-type="string">
            <text:p>https://www.encodeproject.org/files/ENCFF883ZAL/@@download/ENCFF883ZA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3DQL/@@download/ENCFF653DQL.bed.gz</text:p>
          </table:table-cell>
          <table:table-cell office:value-type="string" calcext:value-type="string">
            <text:p>https://www.encodeproject.org/files/ENCFF145YNF/@@download/ENCFF145YNF.bed.gz</text:p>
          </table:table-cell>
          <table:table-cell office:value-type="string" calcext:value-type="string">
            <text:p>https://www.encodeproject.org/files/ENCFF248HRV/@@download/ENCFF248HR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3IIS/@@download/ENCFF523IIS.bed.gz</text:p>
          </table:table-cell>
          <table:table-cell office:value-type="string" calcext:value-type="string">
            <text:p>https://www.encodeproject.org/files/ENCFF618LWB/@@download/ENCFF618LWB.bed.gz</text:p>
          </table:table-cell>
          <table:table-cell office:value-type="string" calcext:value-type="string">
            <text:p>https://www.encodeproject.org/files/ENCFF413VPA/@@download/ENCFF413VP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0KYS/@@download/ENCFF360KYS.bed.gz</text:p>
          </table:table-cell>
          <table:table-cell office:value-type="string" calcext:value-type="string">
            <text:p>https://www.encodeproject.org/files/ENCFF737IIW/@@download/ENCFF737IIW.bed.gz</text:p>
          </table:table-cell>
          <table:table-cell office:value-type="string" calcext:value-type="string">
            <text:p>https://www.encodeproject.org/files/ENCFF727WYP/@@download/ENCFF727WY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2YEI/@@download/ENCFF312YEI.bed.gz</text:p>
          </table:table-cell>
          <table:table-cell office:value-type="string" calcext:value-type="string">
            <text:p>https://www.encodeproject.org/files/ENCFF305OHM/@@download/ENCFF305OHM.bed.gz</text:p>
          </table:table-cell>
          <table:table-cell office:value-type="string" calcext:value-type="string">
            <text:p>https://www.encodeproject.org/files/ENCFF283UUB/@@download/ENCFF283UU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2JMW/@@download/ENCFF982JMW.bed.gz</text:p>
          </table:table-cell>
          <table:table-cell office:value-type="string" calcext:value-type="string">
            <text:p>https://www.encodeproject.org/files/ENCFF138OAF/@@download/ENCFF138OAF.bed.gz</text:p>
          </table:table-cell>
          <table:table-cell office:value-type="string" calcext:value-type="string">
            <text:p>https://www.encodeproject.org/files/ENCFF088NJH/@@download/ENCFF088NJ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2HTL/@@download/ENCFF642HTL.bed.gz</text:p>
          </table:table-cell>
          <table:table-cell office:value-type="string" calcext:value-type="string">
            <text:p>https://www.encodeproject.org/files/ENCFF493ZMX/@@download/ENCFF493ZMX.bed.gz</text:p>
          </table:table-cell>
          <table:table-cell office:value-type="string" calcext:value-type="string">
            <text:p>https://www.encodeproject.org/files/ENCFF658TQG/@@download/ENCFF658TQ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9XNF/@@download/ENCFF289XNF.bed.gz</text:p>
          </table:table-cell>
          <table:table-cell office:value-type="string" calcext:value-type="string">
            <text:p>https://www.encodeproject.org/files/ENCFF392UBG/@@download/ENCFF392UBG.bed.gz</text:p>
          </table:table-cell>
          <table:table-cell office:value-type="string" calcext:value-type="string">
            <text:p>https://www.encodeproject.org/files/ENCFF632VQY/@@download/ENCFF632VQ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5SRP/@@download/ENCFF355SRP.bed.gz</text:p>
          </table:table-cell>
          <table:table-cell office:value-type="string" calcext:value-type="string">
            <text:p>https://www.encodeproject.org/files/ENCFF327VVW/@@download/ENCFF327VVW.bed.gz</text:p>
          </table:table-cell>
          <table:table-cell office:value-type="string" calcext:value-type="string">
            <text:p>https://www.encodeproject.org/files/ENCFF095DLT/@@download/ENCFF095DL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3GCY/@@download/ENCFF053GCY.bed.gz</text:p>
          </table:table-cell>
          <table:table-cell office:value-type="string" calcext:value-type="string">
            <text:p>https://www.encodeproject.org/files/ENCFF151FBW/@@download/ENCFF151FBW.bed.gz</text:p>
          </table:table-cell>
          <table:table-cell office:value-type="string" calcext:value-type="string">
            <text:p>https://www.encodeproject.org/files/ENCFF067TCB/@@download/ENCFF067TC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8BDX/@@download/ENCFF718BDX.bed.gz</text:p>
          </table:table-cell>
          <table:table-cell office:value-type="string" calcext:value-type="string">
            <text:p>https://www.encodeproject.org/files/ENCFF810FLM/@@download/ENCFF810FLM.bed.gz</text:p>
          </table:table-cell>
          <table:table-cell office:value-type="string" calcext:value-type="string">
            <text:p>https://www.encodeproject.org/files/ENCFF102UTF/@@download/ENCFF102UT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0SUV/@@download/ENCFF100SUV.bed.gz</text:p>
          </table:table-cell>
          <table:table-cell office:value-type="string" calcext:value-type="string">
            <text:p>https://www.encodeproject.org/files/ENCFF981QWW/@@download/ENCFF981QWW.bed.gz</text:p>
          </table:table-cell>
          <table:table-cell office:value-type="string" calcext:value-type="string">
            <text:p>https://www.encodeproject.org/files/ENCFF438LUB/@@download/ENCFF438LU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8AUI/@@download/ENCFF698AUI.bed.gz</text:p>
          </table:table-cell>
          <table:table-cell office:value-type="string" calcext:value-type="string">
            <text:p>https://www.encodeproject.org/files/ENCFF399DQN/@@download/ENCFF399DQN.bed.gz</text:p>
          </table:table-cell>
          <table:table-cell office:value-type="string" calcext:value-type="string">
            <text:p>https://www.encodeproject.org/files/ENCFF995IOW/@@download/ENCFF995IO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3INK/@@download/ENCFF663INK.bed.gz</text:p>
          </table:table-cell>
          <table:table-cell office:value-type="string" calcext:value-type="string">
            <text:p>https://www.encodeproject.org/files/ENCFF840NOO/@@download/ENCFF840NOO.bed.gz</text:p>
          </table:table-cell>
          <table:table-cell office:value-type="string" calcext:value-type="string">
            <text:p>https://www.encodeproject.org/files/ENCFF132SVE/@@download/ENCFF132SV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0HDL/@@download/ENCFF170HDL.bed.gz</text:p>
          </table:table-cell>
          <table:table-cell office:value-type="string" calcext:value-type="string">
            <text:p>https://www.encodeproject.org/files/ENCFF082LUY/@@download/ENCFF082LUY.bed.gz</text:p>
          </table:table-cell>
          <table:table-cell office:value-type="string" calcext:value-type="string">
            <text:p>https://www.encodeproject.org/files/ENCFF354HMB/@@download/ENCFF354HM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4WKG/@@download/ENCFF134WKG.bed.gz</text:p>
          </table:table-cell>
          <table:table-cell office:value-type="string" calcext:value-type="string">
            <text:p>https://www.encodeproject.org/files/ENCFF079TMN/@@download/ENCFF079TMN.bed.gz</text:p>
          </table:table-cell>
          <table:table-cell office:value-type="string" calcext:value-type="string">
            <text:p>https://www.encodeproject.org/files/ENCFF744JZU/@@download/ENCFF744JZ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2YXK/@@download/ENCFF182YXK.bed.gz</text:p>
          </table:table-cell>
          <table:table-cell office:value-type="string" calcext:value-type="string">
            <text:p>https://www.encodeproject.org/files/ENCFF478WOV/@@download/ENCFF478WOV.bed.gz</text:p>
          </table:table-cell>
          <table:table-cell office:value-type="string" calcext:value-type="string">
            <text:p>https://www.encodeproject.org/files/ENCFF988FNC/@@download/ENCFF988FN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4MZJ/@@download/ENCFF474MZJ.bed.gz</text:p>
          </table:table-cell>
          <table:table-cell office:value-type="string" calcext:value-type="string">
            <text:p>https://www.encodeproject.org/files/ENCFF451GFT/@@download/ENCFF451GFT.bed.gz</text:p>
          </table:table-cell>
          <table:table-cell office:value-type="string" calcext:value-type="string">
            <text:p>https://www.encodeproject.org/files/ENCFF561NGZ/@@download/ENCFF561NG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7RAP/@@download/ENCFF357RAP.bed.gz</text:p>
          </table:table-cell>
          <table:table-cell office:value-type="string" calcext:value-type="string">
            <text:p>https://www.encodeproject.org/files/ENCFF438LQP/@@download/ENCFF438LQP.bed.gz</text:p>
          </table:table-cell>
          <table:table-cell office:value-type="string" calcext:value-type="string">
            <text:p>https://www.encodeproject.org/files/ENCFF811HUR/@@download/ENCFF811HU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6ADI/@@download/ENCFF266ADI.bed.gz</text:p>
          </table:table-cell>
          <table:table-cell office:value-type="string" calcext:value-type="string">
            <text:p>https://www.encodeproject.org/files/ENCFF003CMQ/@@download/ENCFF003CMQ.bed.gz</text:p>
          </table:table-cell>
          <table:table-cell office:value-type="string" calcext:value-type="string">
            <text:p>https://www.encodeproject.org/files/ENCFF634MEO/@@download/ENCFF634ME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5DHF/@@download/ENCFF375DHF.bed.gz</text:p>
          </table:table-cell>
          <table:table-cell office:value-type="string" calcext:value-type="string">
            <text:p>https://www.encodeproject.org/files/ENCFF308TCJ/@@download/ENCFF308TCJ.bed.gz</text:p>
          </table:table-cell>
          <table:table-cell office:value-type="string" calcext:value-type="string">
            <text:p>https://www.encodeproject.org/files/ENCFF449LXB/@@download/ENCFF449LX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6DVN/@@download/ENCFF346DVN.bed.gz</text:p>
          </table:table-cell>
          <table:table-cell office:value-type="string" calcext:value-type="string">
            <text:p>https://www.encodeproject.org/files/ENCFF717PMK/@@download/ENCFF717PMK.bed.gz</text:p>
          </table:table-cell>
          <table:table-cell office:value-type="string" calcext:value-type="string">
            <text:p>https://www.encodeproject.org/files/ENCFF314QVZ/@@download/ENCFF314QV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4ALS/@@download/ENCFF994ALS.bed.gz</text:p>
          </table:table-cell>
          <table:table-cell office:value-type="string" calcext:value-type="string">
            <text:p>https://www.encodeproject.org/files/ENCFF001VLL/@@download/ENCFF001VLL.bed.gz</text:p>
          </table:table-cell>
          <table:table-cell office:value-type="string" calcext:value-type="string">
            <text:p>https://www.encodeproject.org/files/ENCFF645PQQ/@@download/ENCFF645PQ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7QTB/@@download/ENCFF397QTB.bed.gz</text:p>
          </table:table-cell>
          <table:table-cell office:value-type="string" calcext:value-type="string">
            <text:p>https://www.encodeproject.org/files/ENCFF002CVF/@@download/ENCFF002CVF.bed.gz</text:p>
          </table:table-cell>
          <table:table-cell office:value-type="string" calcext:value-type="string">
            <text:p>https://www.encodeproject.org/files/ENCFF370FFT/@@download/ENCFF370FF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2IEP/@@download/ENCFF342IEP.bed.gz</text:p>
          </table:table-cell>
          <table:table-cell office:value-type="string" calcext:value-type="string">
            <text:p>https://www.encodeproject.org/files/ENCFF005FQK/@@download/ENCFF005FQK.bed.gz</text:p>
          </table:table-cell>
          <table:table-cell office:value-type="string" calcext:value-type="string">
            <text:p>https://www.encodeproject.org/files/ENCFF115AGU/@@download/ENCFF115AG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8HUC/@@download/ENCFF878HUC.bed.gz</text:p>
          </table:table-cell>
          <table:table-cell office:value-type="string" calcext:value-type="string">
            <text:p>https://www.encodeproject.org/files/ENCFF407FUL/@@download/ENCFF407FUL.bed.gz</text:p>
          </table:table-cell>
          <table:table-cell office:value-type="string" calcext:value-type="string">
            <text:p>https://www.encodeproject.org/files/ENCFF794RIO/@@download/ENCFF794RI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3HBM/@@download/ENCFF753HBM.bed.gz</text:p>
          </table:table-cell>
          <table:table-cell office:value-type="string" calcext:value-type="string">
            <text:p>https://www.encodeproject.org/files/ENCFF071RNS/@@download/ENCFF071RNS.bed.gz</text:p>
          </table:table-cell>
          <table:table-cell office:value-type="string" calcext:value-type="string">
            <text:p>https://www.encodeproject.org/files/ENCFF900BGT/@@download/ENCFF900BG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4NTN/@@download/ENCFF454NTN.bed.gz</text:p>
          </table:table-cell>
          <table:table-cell office:value-type="string" calcext:value-type="string">
            <text:p>https://www.encodeproject.org/files/ENCFF237VLQ/@@download/ENCFF237VLQ.bed.gz</text:p>
          </table:table-cell>
          <table:table-cell office:value-type="string" calcext:value-type="string">
            <text:p>https://www.encodeproject.org/files/ENCFF127GRP/@@download/ENCFF127GR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SRQ/@@download/ENCFF001SRQ.bed.gz</text:p>
          </table:table-cell>
          <table:table-cell office:value-type="string" calcext:value-type="string">
            <text:p>https://www.encodeproject.org/files/ENCFF867EUD/@@download/ENCFF867EUD.bed.gz</text:p>
          </table:table-cell>
          <table:table-cell office:value-type="string" calcext:value-type="string">
            <text:p>https://www.encodeproject.org/files/ENCFF738LRU/@@download/ENCFF738LR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MD/@@download/ENCFF001WMD.bed.gz</text:p>
          </table:table-cell>
          <table:table-cell office:value-type="string" calcext:value-type="string">
            <text:p>https://www.encodeproject.org/files/ENCFF437YNA/@@download/ENCFF437YNA.bed.gz</text:p>
          </table:table-cell>
          <table:table-cell office:value-type="string" calcext:value-type="string">
            <text:p>https://www.encodeproject.org/files/ENCFF014AQR/@@download/ENCFF014AQ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ME/@@download/ENCFF001WME.bed.gz</text:p>
          </table:table-cell>
          <table:table-cell office:value-type="string" calcext:value-type="string">
            <text:p>https://www.encodeproject.org/files/ENCFF741PQE/@@download/ENCFF741PQE.bed.gz</text:p>
          </table:table-cell>
          <table:table-cell office:value-type="string" calcext:value-type="string">
            <text:p>https://www.encodeproject.org/files/ENCFF835FYW/@@download/ENCFF835FY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4ASP/@@download/ENCFF654ASP.bed.gz</text:p>
          </table:table-cell>
          <table:table-cell office:value-type="string" calcext:value-type="string">
            <text:p>https://www.encodeproject.org/files/ENCFF459FMQ/@@download/ENCFF459FMQ.bed.gz</text:p>
          </table:table-cell>
          <table:table-cell office:value-type="string" calcext:value-type="string">
            <text:p>https://www.encodeproject.org/files/ENCFF614GJT/@@download/ENCFF614GJ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8ZXW/@@download/ENCFF548ZXW.bed.gz</text:p>
          </table:table-cell>
          <table:table-cell office:value-type="string" calcext:value-type="string">
            <text:p>https://www.encodeproject.org/files/ENCFF324QGE/@@download/ENCFF324QGE.bed.gz</text:p>
          </table:table-cell>
          <table:table-cell office:value-type="string" calcext:value-type="string">
            <text:p>https://www.encodeproject.org/files/ENCFF877UTR/@@download/ENCFF877UT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2VHK/@@download/ENCFF752VHK.bed.gz</text:p>
          </table:table-cell>
          <table:table-cell office:value-type="string" calcext:value-type="string">
            <text:p>https://www.encodeproject.org/files/ENCFF841RCY/@@download/ENCFF841RCY.bed.gz</text:p>
          </table:table-cell>
          <table:table-cell office:value-type="string" calcext:value-type="string">
            <text:p>https://www.encodeproject.org/files/ENCFF948JBG/@@download/ENCFF948JB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8CBP/@@download/ENCFF358CBP.bed.gz</text:p>
          </table:table-cell>
          <table:table-cell office:value-type="string" calcext:value-type="string">
            <text:p>https://www.encodeproject.org/files/ENCFF207YNL/@@download/ENCFF207YNL.bed.gz</text:p>
          </table:table-cell>
          <table:table-cell office:value-type="string" calcext:value-type="string">
            <text:p>https://www.encodeproject.org/files/ENCFF002RLZ/@@download/ENCFF002RL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1BJK/@@download/ENCFF641BJK.bed.gz</text:p>
          </table:table-cell>
          <table:table-cell office:value-type="string" calcext:value-type="string">
            <text:p>https://www.encodeproject.org/files/ENCFF712EUK/@@download/ENCFF712EUK.bed.gz</text:p>
          </table:table-cell>
          <table:table-cell office:value-type="string" calcext:value-type="string">
            <text:p>https://www.encodeproject.org/files/ENCFF144EQZ/@@download/ENCFF144EQ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7TBX/@@download/ENCFF997TBX.bed.gz</text:p>
          </table:table-cell>
          <table:table-cell office:value-type="string" calcext:value-type="string">
            <text:p>https://www.encodeproject.org/files/ENCFF924RTU/@@download/ENCFF924RTU.bed.gz</text:p>
          </table:table-cell>
          <table:table-cell office:value-type="string" calcext:value-type="string">
            <text:p>https://www.encodeproject.org/files/ENCFF058DMA/@@download/ENCFF058DM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8IZD/@@download/ENCFF948IZD.bed.gz</text:p>
          </table:table-cell>
          <table:table-cell office:value-type="string" calcext:value-type="string">
            <text:p>https://www.encodeproject.org/files/ENCFF832YJX/@@download/ENCFF832YJX.bed.gz</text:p>
          </table:table-cell>
          <table:table-cell office:value-type="string" calcext:value-type="string">
            <text:p>https://www.encodeproject.org/files/ENCFF506GEP/@@download/ENCFF506GE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5EXH/@@download/ENCFF895EXH.bed.gz</text:p>
          </table:table-cell>
          <table:table-cell office:value-type="string" calcext:value-type="string">
            <text:p>https://www.encodeproject.org/files/ENCFF629UPV/@@download/ENCFF629UPV.bed.gz</text:p>
          </table:table-cell>
          <table:table-cell office:value-type="string" calcext:value-type="string">
            <text:p>https://www.encodeproject.org/files/ENCFF918ZWH/@@download/ENCFF918Z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9ORH/@@download/ENCFF269ORH.bed.gz</text:p>
          </table:table-cell>
          <table:table-cell office:value-type="string" calcext:value-type="string">
            <text:p>https://www.encodeproject.org/files/ENCFF809RZH/@@download/ENCFF809RZH.bed.gz</text:p>
          </table:table-cell>
          <table:table-cell office:value-type="string" calcext:value-type="string">
            <text:p>https://www.encodeproject.org/files/ENCFF249IGM/@@download/ENCFF249IG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0YPR/@@download/ENCFF750YPR.bed.gz</text:p>
          </table:table-cell>
          <table:table-cell office:value-type="string" calcext:value-type="string">
            <text:p>https://www.encodeproject.org/files/ENCFF868DFG/@@download/ENCFF868DFG.bed.gz</text:p>
          </table:table-cell>
          <table:table-cell office:value-type="string" calcext:value-type="string">
            <text:p>https://www.encodeproject.org/files/ENCFF377DLY/@@download/ENCFF377DL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3OSL/@@download/ENCFF423OSL.bed.gz</text:p>
          </table:table-cell>
          <table:table-cell office:value-type="string" calcext:value-type="string">
            <text:p>https://www.encodeproject.org/files/ENCFF560XSC/@@download/ENCFF560XSC.bed.gz</text:p>
          </table:table-cell>
          <table:table-cell office:value-type="string" calcext:value-type="string">
            <text:p>https://www.encodeproject.org/files/ENCFF474MUM/@@download/ENCFF474MU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9LDT/@@download/ENCFF239LDT.bed.gz</text:p>
          </table:table-cell>
          <table:table-cell office:value-type="string" calcext:value-type="string">
            <text:p>https://www.encodeproject.org/files/ENCFF369LXG/@@download/ENCFF369LXG.bed.gz</text:p>
          </table:table-cell>
          <table:table-cell office:value-type="string" calcext:value-type="string">
            <text:p>https://www.encodeproject.org/files/ENCFF786QSA/@@download/ENCFF786QS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6YIY/@@download/ENCFF376YIY.bed.gz</text:p>
          </table:table-cell>
          <table:table-cell office:value-type="string" calcext:value-type="string">
            <text:p>https://www.encodeproject.org/files/ENCFF578ZTX/@@download/ENCFF578ZTX.bed.gz</text:p>
          </table:table-cell>
          <table:table-cell office:value-type="string" calcext:value-type="string">
            <text:p>https://www.encodeproject.org/files/ENCFF479LKG/@@download/ENCFF479LK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7YNA/@@download/ENCFF587YNA.bed.gz</text:p>
          </table:table-cell>
          <table:table-cell office:value-type="string" calcext:value-type="string">
            <text:p>https://www.encodeproject.org/files/ENCFF663YRF/@@download/ENCFF663YRF.bed.gz</text:p>
          </table:table-cell>
          <table:table-cell office:value-type="string" calcext:value-type="string">
            <text:p>https://www.encodeproject.org/files/ENCFF245AMN/@@download/ENCFF245AM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0AEX/@@download/ENCFF180AEX.bed.gz</text:p>
          </table:table-cell>
          <table:table-cell office:value-type="string" calcext:value-type="string">
            <text:p>https://www.encodeproject.org/files/ENCFF898JJD/@@download/ENCFF898JJD.bed.gz</text:p>
          </table:table-cell>
          <table:table-cell office:value-type="string" calcext:value-type="string">
            <text:p>https://www.encodeproject.org/files/ENCFF848HTT/@@download/ENCFF848H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2VKO/@@download/ENCFF382VKO.bed.gz</text:p>
          </table:table-cell>
          <table:table-cell office:value-type="string" calcext:value-type="string">
            <text:p>https://www.encodeproject.org/files/ENCFF001USZ/@@download/ENCFF001USZ.bed.gz</text:p>
          </table:table-cell>
          <table:table-cell office:value-type="string" calcext:value-type="string">
            <text:p>https://www.encodeproject.org/files/ENCFF627IDZ/@@download/ENCFF627I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0YXP/@@download/ENCFF210YXP.bed.gz</text:p>
          </table:table-cell>
          <table:table-cell office:value-type="string" calcext:value-type="string">
            <text:p>https://www.encodeproject.org/files/ENCFF002DAZ/@@download/ENCFF002DAZ.bed.gz</text:p>
          </table:table-cell>
          <table:table-cell office:value-type="string" calcext:value-type="string">
            <text:p>https://www.encodeproject.org/files/ENCFF402NNV/@@download/ENCFF402NN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0UTT/@@download/ENCFF080UTT.bed.gz</text:p>
          </table:table-cell>
          <table:table-cell office:value-type="string" calcext:value-type="string">
            <text:p>https://www.encodeproject.org/files/ENCFF353AUC/@@download/ENCFF353AUC.bed.gz</text:p>
          </table:table-cell>
          <table:table-cell office:value-type="string" calcext:value-type="string">
            <text:p>https://www.encodeproject.org/files/ENCFF225VYC/@@download/ENCFF225VY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6HTZ/@@download/ENCFF966HTZ.bed.gz</text:p>
          </table:table-cell>
          <table:table-cell office:value-type="string" calcext:value-type="string">
            <text:p>https://www.encodeproject.org/files/ENCFF541ERF/@@download/ENCFF541ERF.bed.gz</text:p>
          </table:table-cell>
          <table:table-cell office:value-type="string" calcext:value-type="string">
            <text:p>https://www.encodeproject.org/files/ENCFF835GGZ/@@download/ENCFF835GG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7KGU/@@download/ENCFF447KGU.bed.gz</text:p>
          </table:table-cell>
          <table:table-cell office:value-type="string" calcext:value-type="string">
            <text:p>https://www.encodeproject.org/files/ENCFF199TXU/@@download/ENCFF199TXU.bed.gz</text:p>
          </table:table-cell>
          <table:table-cell office:value-type="string" calcext:value-type="string">
            <text:p>https://www.encodeproject.org/files/ENCFF159NZA/@@download/ENCFF159NZ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JNI/@@download/ENCFF047JNI.bed.gz</text:p>
          </table:table-cell>
          <table:table-cell office:value-type="string" calcext:value-type="string">
            <text:p>https://www.encodeproject.org/files/ENCFF457PBA/@@download/ENCFF457PBA.bed.gz</text:p>
          </table:table-cell>
          <table:table-cell office:value-type="string" calcext:value-type="string">
            <text:p>https://www.encodeproject.org/files/ENCFF949VFY/@@download/ENCFF949VF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8VUR/@@download/ENCFF658VUR.bed.gz</text:p>
          </table:table-cell>
          <table:table-cell office:value-type="string" calcext:value-type="string">
            <text:p>https://www.encodeproject.org/files/ENCFF422OZA/@@download/ENCFF422OZA.bed.gz</text:p>
          </table:table-cell>
          <table:table-cell office:value-type="string" calcext:value-type="string">
            <text:p>https://www.encodeproject.org/files/ENCFF410ASB/@@download/ENCFF410A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7DJP/@@download/ENCFF987DJP.bed.gz</text:p>
          </table:table-cell>
          <table:table-cell office:value-type="string" calcext:value-type="string">
            <text:p>https://www.encodeproject.org/files/ENCFF638MFT/@@download/ENCFF638MFT.bed.gz</text:p>
          </table:table-cell>
          <table:table-cell office:value-type="string" calcext:value-type="string">
            <text:p>https://www.encodeproject.org/files/ENCFF508GKP/@@download/ENCFF508GK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5GTP/@@download/ENCFF435GTP.bed.gz</text:p>
          </table:table-cell>
          <table:table-cell office:value-type="string" calcext:value-type="string">
            <text:p>https://www.encodeproject.org/files/ENCFF626AFW/@@download/ENCFF626AFW.bed.gz</text:p>
          </table:table-cell>
          <table:table-cell office:value-type="string" calcext:value-type="string">
            <text:p>https://www.encodeproject.org/files/ENCFF108HDV/@@download/ENCFF108HD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9GGU/@@download/ENCFF059GGU.bed.gz</text:p>
          </table:table-cell>
          <table:table-cell office:value-type="string" calcext:value-type="string">
            <text:p>https://www.encodeproject.org/files/ENCFF579MSA/@@download/ENCFF579MSA.bed.gz</text:p>
          </table:table-cell>
          <table:table-cell office:value-type="string" calcext:value-type="string">
            <text:p>https://www.encodeproject.org/files/ENCFF491HXG/@@download/ENCFF491HX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2ZBD/@@download/ENCFF612ZBD.bed.gz</text:p>
          </table:table-cell>
          <table:table-cell office:value-type="string" calcext:value-type="string">
            <text:p>https://www.encodeproject.org/files/ENCFF033XFJ/@@download/ENCFF033XFJ.bed.gz</text:p>
          </table:table-cell>
          <table:table-cell office:value-type="string" calcext:value-type="string">
            <text:p>https://www.encodeproject.org/files/ENCFF791VTB/@@download/ENCFF791VT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6JUB/@@download/ENCFF036JUB.bed.gz</text:p>
          </table:table-cell>
          <table:table-cell office:value-type="string" calcext:value-type="string">
            <text:p>https://www.encodeproject.org/files/ENCFF334LTK/@@download/ENCFF334LTK.bed.gz</text:p>
          </table:table-cell>
          <table:table-cell office:value-type="string" calcext:value-type="string">
            <text:p>https://www.encodeproject.org/files/ENCFF721QQT/@@download/ENCFF721QQ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3UXI/@@download/ENCFF313UXI.bed.gz</text:p>
          </table:table-cell>
          <table:table-cell office:value-type="string" calcext:value-type="string">
            <text:p>https://www.encodeproject.org/files/ENCFF363GNR/@@download/ENCFF363GNR.bed.gz</text:p>
          </table:table-cell>
          <table:table-cell office:value-type="string" calcext:value-type="string">
            <text:p>https://www.encodeproject.org/files/ENCFF806YXI/@@download/ENCFF806YX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9FBR/@@download/ENCFF509FBR.bed.gz</text:p>
          </table:table-cell>
          <table:table-cell office:value-type="string" calcext:value-type="string">
            <text:p>https://www.encodeproject.org/files/ENCFF089HBQ/@@download/ENCFF089HBQ.bed.gz</text:p>
          </table:table-cell>
          <table:table-cell office:value-type="string" calcext:value-type="string">
            <text:p>https://www.encodeproject.org/files/ENCFF448VYX/@@download/ENCFF448VY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5YWM/@@download/ENCFF195YWM.bed.gz</text:p>
          </table:table-cell>
          <table:table-cell office:value-type="string" calcext:value-type="string">
            <text:p>https://www.encodeproject.org/files/ENCFF735EHK/@@download/ENCFF735EHK.bed.gz</text:p>
          </table:table-cell>
          <table:table-cell office:value-type="string" calcext:value-type="string">
            <text:p>https://www.encodeproject.org/files/ENCFF274KRI/@@download/ENCFF274KR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8QVC/@@download/ENCFF378QVC.bed.gz</text:p>
          </table:table-cell>
          <table:table-cell office:value-type="string" calcext:value-type="string">
            <text:p>https://www.encodeproject.org/files/ENCFF586WMF/@@download/ENCFF586WMF.bed.gz</text:p>
          </table:table-cell>
          <table:table-cell office:value-type="string" calcext:value-type="string">
            <text:p>https://www.encodeproject.org/files/ENCFF082XYS/@@download/ENCFF082XY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1IIU/@@download/ENCFF311IIU.bed.gz</text:p>
          </table:table-cell>
          <table:table-cell office:value-type="string" calcext:value-type="string">
            <text:p>https://www.encodeproject.org/files/ENCFF505WZO/@@download/ENCFF505WZO.bed.gz</text:p>
          </table:table-cell>
          <table:table-cell office:value-type="string" calcext:value-type="string">
            <text:p>https://www.encodeproject.org/files/ENCFF298UHT/@@download/ENCFF298UH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7LWE/@@download/ENCFF387LWE.bed.gz</text:p>
          </table:table-cell>
          <table:table-cell office:value-type="string" calcext:value-type="string">
            <text:p>https://www.encodeproject.org/files/ENCFF725FJK/@@download/ENCFF725FJK.bed.gz</text:p>
          </table:table-cell>
          <table:table-cell office:value-type="string" calcext:value-type="string">
            <text:p>https://www.encodeproject.org/files/ENCFF111PGT/@@download/ENCFF111PG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4EIC/@@download/ENCFF494EIC.bed.gz</text:p>
          </table:table-cell>
          <table:table-cell office:value-type="string" calcext:value-type="string">
            <text:p>https://www.encodeproject.org/files/ENCFF240CUH/@@download/ENCFF240CUH.bed.gz</text:p>
          </table:table-cell>
          <table:table-cell office:value-type="string" calcext:value-type="string">
            <text:p>https://www.encodeproject.org/files/ENCFF775BVI/@@download/ENCFF775BV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3UGB/@@download/ENCFF033UGB.bed.gz</text:p>
          </table:table-cell>
          <table:table-cell office:value-type="string" calcext:value-type="string">
            <text:p>https://www.encodeproject.org/files/ENCFF761JIU/@@download/ENCFF761JIU.bed.gz</text:p>
          </table:table-cell>
          <table:table-cell office:value-type="string" calcext:value-type="string">
            <text:p>https://www.encodeproject.org/files/ENCFF067YHO/@@download/ENCFF067YH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0DNW/@@download/ENCFF120DNW.bed.gz</text:p>
          </table:table-cell>
          <table:table-cell office:value-type="string" calcext:value-type="string">
            <text:p>https://www.encodeproject.org/files/ENCFF946ALH/@@download/ENCFF946ALH.bed.gz</text:p>
          </table:table-cell>
          <table:table-cell office:value-type="string" calcext:value-type="string">
            <text:p>https://www.encodeproject.org/files/ENCFF726IPM/@@download/ENCFF726IP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3JWJ/@@download/ENCFF813JWJ.bed.gz</text:p>
          </table:table-cell>
          <table:table-cell office:value-type="string" calcext:value-type="string">
            <text:p>https://www.encodeproject.org/files/ENCFF661IIS/@@download/ENCFF661IIS.bed.gz</text:p>
          </table:table-cell>
          <table:table-cell office:value-type="string" calcext:value-type="string">
            <text:p>https://www.encodeproject.org/files/ENCFF117MCB/@@download/ENCFF117MC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6VDP/@@download/ENCFF986VDP.bed.gz</text:p>
          </table:table-cell>
          <table:table-cell office:value-type="string" calcext:value-type="string">
            <text:p>https://www.encodeproject.org/files/ENCFF344AQO/@@download/ENCFF344AQO.bed.gz</text:p>
          </table:table-cell>
          <table:table-cell office:value-type="string" calcext:value-type="string">
            <text:p>https://www.encodeproject.org/files/ENCFF810GHH/@@download/ENCFF810GH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6YVE/@@download/ENCFF716YVE.bed.gz</text:p>
          </table:table-cell>
          <table:table-cell office:value-type="string" calcext:value-type="string">
            <text:p>https://www.encodeproject.org/files/ENCFF887AQJ/@@download/ENCFF887AQJ.bed.gz</text:p>
          </table:table-cell>
          <table:table-cell office:value-type="string" calcext:value-type="string">
            <text:p>https://www.encodeproject.org/files/ENCFF070EXF/@@download/ENCFF070EX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7QAV/@@download/ENCFF087QAV.bed.gz</text:p>
          </table:table-cell>
          <table:table-cell office:value-type="string" calcext:value-type="string">
            <text:p>https://www.encodeproject.org/files/ENCFF276RMO/@@download/ENCFF276RMO.bed.gz</text:p>
          </table:table-cell>
          <table:table-cell office:value-type="string" calcext:value-type="string">
            <text:p>https://www.encodeproject.org/files/ENCFF835IAW/@@download/ENCFF835IA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6LZZ/@@download/ENCFF456LZZ.bed.gz</text:p>
          </table:table-cell>
          <table:table-cell office:value-type="string" calcext:value-type="string">
            <text:p>https://www.encodeproject.org/files/ENCFF698WAX/@@download/ENCFF698WAX.bed.gz</text:p>
          </table:table-cell>
          <table:table-cell office:value-type="string" calcext:value-type="string">
            <text:p>https://www.encodeproject.org/files/ENCFF113VYB/@@download/ENCFF113VY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9XGI/@@download/ENCFF459XGI.bed.gz</text:p>
          </table:table-cell>
          <table:table-cell office:value-type="string" calcext:value-type="string">
            <text:p>https://www.encodeproject.org/files/ENCFF011NRT/@@download/ENCFF011NRT.bed.gz</text:p>
          </table:table-cell>
          <table:table-cell office:value-type="string" calcext:value-type="string">
            <text:p>https://www.encodeproject.org/files/ENCFF369CBR/@@download/ENCFF369CB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CZG/@@download/ENCFF115CZG.bed.gz</text:p>
          </table:table-cell>
          <table:table-cell office:value-type="string" calcext:value-type="string">
            <text:p>https://www.encodeproject.org/files/ENCFF759LYG/@@download/ENCFF759LYG.bed.gz</text:p>
          </table:table-cell>
          <table:table-cell office:value-type="string" calcext:value-type="string">
            <text:p>https://www.encodeproject.org/files/ENCFF074VON/@@download/ENCFF074VO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3ZUV/@@download/ENCFF173ZUV.bed.gz</text:p>
          </table:table-cell>
          <table:table-cell office:value-type="string" calcext:value-type="string">
            <text:p>https://www.encodeproject.org/files/ENCFF234SFH/@@download/ENCFF234SFH.bed.gz</text:p>
          </table:table-cell>
          <table:table-cell office:value-type="string" calcext:value-type="string">
            <text:p>https://www.encodeproject.org/files/ENCFF244MXA/@@download/ENCFF244MX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3ARF/@@download/ENCFF393ARF.bed.gz</text:p>
          </table:table-cell>
          <table:table-cell office:value-type="string" calcext:value-type="string">
            <text:p>https://www.encodeproject.org/files/ENCFF305CKS/@@download/ENCFF305CKS.bed.gz</text:p>
          </table:table-cell>
          <table:table-cell office:value-type="string" calcext:value-type="string">
            <text:p>https://www.encodeproject.org/files/ENCFF970WQF/@@download/ENCFF970WQ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3ZMS/@@download/ENCFF023ZMS.bed.gz</text:p>
          </table:table-cell>
          <table:table-cell office:value-type="string" calcext:value-type="string">
            <text:p>https://www.encodeproject.org/files/ENCFF734LKN/@@download/ENCFF734LKN.bed.gz</text:p>
          </table:table-cell>
          <table:table-cell office:value-type="string" calcext:value-type="string">
            <text:p>https://www.encodeproject.org/files/ENCFF233VRB/@@download/ENCFF233VR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8GPZ/@@download/ENCFF678GPZ.bed.gz</text:p>
          </table:table-cell>
          <table:table-cell office:value-type="string" calcext:value-type="string">
            <text:p>https://www.encodeproject.org/files/ENCFF712LFQ/@@download/ENCFF712LFQ.bed.gz</text:p>
          </table:table-cell>
          <table:table-cell office:value-type="string" calcext:value-type="string">
            <text:p>https://www.encodeproject.org/files/ENCFF351RSH/@@download/ENCFF351RS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0LTK/@@download/ENCFF260LTK.bed.gz</text:p>
          </table:table-cell>
          <table:table-cell office:value-type="string" calcext:value-type="string">
            <text:p>https://www.encodeproject.org/files/ENCFF232YWT/@@download/ENCFF232YWT.bed.gz</text:p>
          </table:table-cell>
          <table:table-cell office:value-type="string" calcext:value-type="string">
            <text:p>https://www.encodeproject.org/files/ENCFF516XXS/@@download/ENCFF516XX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8MLE/@@download/ENCFF198MLE.bed.gz</text:p>
          </table:table-cell>
          <table:table-cell office:value-type="string" calcext:value-type="string">
            <text:p>https://www.encodeproject.org/files/ENCFF509HVO/@@download/ENCFF509HVO.bed.gz</text:p>
          </table:table-cell>
          <table:table-cell office:value-type="string" calcext:value-type="string">
            <text:p>https://www.encodeproject.org/files/ENCFF602OWO/@@download/ENCFF602OW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7GRH/@@download/ENCFF407GRH.bed.gz</text:p>
          </table:table-cell>
          <table:table-cell office:value-type="string" calcext:value-type="string">
            <text:p>https://www.encodeproject.org/files/ENCFF691KZX/@@download/ENCFF691KZX.bed.gz</text:p>
          </table:table-cell>
          <table:table-cell office:value-type="string" calcext:value-type="string">
            <text:p>https://www.encodeproject.org/files/ENCFF554HJE/@@download/ENCFF554HJ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5DZV/@@download/ENCFF155DZV.bed.gz</text:p>
          </table:table-cell>
          <table:table-cell office:value-type="string" calcext:value-type="string">
            <text:p>https://www.encodeproject.org/files/ENCFF933GGM/@@download/ENCFF933GGM.bed.gz</text:p>
          </table:table-cell>
          <table:table-cell office:value-type="string" calcext:value-type="string">
            <text:p>https://www.encodeproject.org/files/ENCFF122ORV/@@download/ENCFF122OR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7TQB/@@download/ENCFF667TQB.bed.gz</text:p>
          </table:table-cell>
          <table:table-cell office:value-type="string" calcext:value-type="string">
            <text:p>https://www.encodeproject.org/files/ENCFF060WTK/@@download/ENCFF060WTK.bed.gz</text:p>
          </table:table-cell>
          <table:table-cell office:value-type="string" calcext:value-type="string">
            <text:p>https://www.encodeproject.org/files/ENCFF952ABT/@@download/ENCFF952AB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4KFD/@@download/ENCFF614KFD.bed.gz</text:p>
          </table:table-cell>
          <table:table-cell office:value-type="string" calcext:value-type="string">
            <text:p>https://www.encodeproject.org/files/ENCFF007ACV/@@download/ENCFF007ACV.bed.gz</text:p>
          </table:table-cell>
          <table:table-cell office:value-type="string" calcext:value-type="string">
            <text:p>https://www.encodeproject.org/files/ENCFF315WDO/@@download/ENCFF315WD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2ISN/@@download/ENCFF082ISN.bed.gz</text:p>
          </table:table-cell>
          <table:table-cell office:value-type="string" calcext:value-type="string">
            <text:p>https://www.encodeproject.org/files/ENCFF633IHZ/@@download/ENCFF633IHZ.bed.gz</text:p>
          </table:table-cell>
          <table:table-cell office:value-type="string" calcext:value-type="string">
            <text:p>https://www.encodeproject.org/files/ENCFF717ILJ/@@download/ENCFF717IL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7ARK/@@download/ENCFF347ARK.bed.gz</text:p>
          </table:table-cell>
          <table:table-cell office:value-type="string" calcext:value-type="string">
            <text:p>https://www.encodeproject.org/files/ENCFF244MXM/@@download/ENCFF244MXM.bed.gz</text:p>
          </table:table-cell>
          <table:table-cell office:value-type="string" calcext:value-type="string">
            <text:p>https://www.encodeproject.org/files/ENCFF621BDL/@@download/ENCFF621B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6PVO/@@download/ENCFF966PVO.bed.gz</text:p>
          </table:table-cell>
          <table:table-cell office:value-type="string" calcext:value-type="string">
            <text:p>https://www.encodeproject.org/files/ENCFF239HMM/@@download/ENCFF239HMM.bed.gz</text:p>
          </table:table-cell>
          <table:table-cell office:value-type="string" calcext:value-type="string">
            <text:p>https://www.encodeproject.org/files/ENCFF673ETL/@@download/ENCFF673ET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1CGC/@@download/ENCFF391CGC.bed.gz</text:p>
          </table:table-cell>
          <table:table-cell office:value-type="string" calcext:value-type="string">
            <text:p>https://www.encodeproject.org/files/ENCFF908BOL/@@download/ENCFF908BOL.bed.gz</text:p>
          </table:table-cell>
          <table:table-cell office:value-type="string" calcext:value-type="string">
            <text:p>https://www.encodeproject.org/files/ENCFF047DFA/@@download/ENCFF047DF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3QXW/@@download/ENCFF543QXW.bed.gz</text:p>
          </table:table-cell>
          <table:table-cell office:value-type="string" calcext:value-type="string">
            <text:p>https://www.encodeproject.org/files/ENCFF450XID/@@download/ENCFF450XID.bed.gz</text:p>
          </table:table-cell>
          <table:table-cell office:value-type="string" calcext:value-type="string">
            <text:p>https://www.encodeproject.org/files/ENCFF937ZBL/@@download/ENCFF937ZB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7LQJ/@@download/ENCFF957LQJ.bed.gz</text:p>
          </table:table-cell>
          <table:table-cell office:value-type="string" calcext:value-type="string">
            <text:p>https://www.encodeproject.org/files/ENCFF176MPT/@@download/ENCFF176MPT.bed.gz</text:p>
          </table:table-cell>
          <table:table-cell office:value-type="string" calcext:value-type="string">
            <text:p>https://www.encodeproject.org/files/ENCFF773YHG/@@download/ENCFF773YH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8SYQ/@@download/ENCFF358SYQ.bed.gz</text:p>
          </table:table-cell>
          <table:table-cell office:value-type="string" calcext:value-type="string">
            <text:p>https://www.encodeproject.org/files/ENCFF099LBC/@@download/ENCFF099LBC.bed.gz</text:p>
          </table:table-cell>
          <table:table-cell office:value-type="string" calcext:value-type="string">
            <text:p>https://www.encodeproject.org/files/ENCFF723DYF/@@download/ENCFF723DY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4SOP/@@download/ENCFF024SOP.bed.gz</text:p>
          </table:table-cell>
          <table:table-cell office:value-type="string" calcext:value-type="string">
            <text:p>https://www.encodeproject.org/files/ENCFF508LRF/@@download/ENCFF508LRF.bed.gz</text:p>
          </table:table-cell>
          <table:table-cell office:value-type="string" calcext:value-type="string">
            <text:p>https://www.encodeproject.org/files/ENCFF392UNO/@@download/ENCFF392UN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4LRT/@@download/ENCFF744LRT.bed.gz</text:p>
          </table:table-cell>
          <table:table-cell office:value-type="string" calcext:value-type="string">
            <text:p>https://www.encodeproject.org/files/ENCFF001XRN/@@download/ENCFF001XRN.bed.gz</text:p>
          </table:table-cell>
          <table:table-cell office:value-type="string" calcext:value-type="string">
            <text:p>https://www.encodeproject.org/files/ENCFF899CCD/@@download/ENCFF899CC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4OAG/@@download/ENCFF564OAG.bed.gz</text:p>
          </table:table-cell>
          <table:table-cell office:value-type="string" calcext:value-type="string">
            <text:p>https://www.encodeproject.org/files/ENCFF001XRO/@@download/ENCFF001XRO.bed.gz</text:p>
          </table:table-cell>
          <table:table-cell office:value-type="string" calcext:value-type="string">
            <text:p>https://www.encodeproject.org/files/ENCFF247IBC/@@download/ENCFF247IB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5FNZ/@@download/ENCFF645FNZ.bed.gz</text:p>
          </table:table-cell>
          <table:table-cell office:value-type="string" calcext:value-type="string">
            <text:p>https://www.encodeproject.org/files/ENCFF002DDB/@@download/ENCFF002DDB.bed.gz</text:p>
          </table:table-cell>
          <table:table-cell office:value-type="string" calcext:value-type="string">
            <text:p>https://www.encodeproject.org/files/ENCFF678TOB/@@download/ENCFF678TO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2GSX/@@download/ENCFF172GSX.bed.gz</text:p>
          </table:table-cell>
          <table:table-cell office:value-type="string" calcext:value-type="string">
            <text:p>https://www.encodeproject.org/files/ENCFF493HJH/@@download/ENCFF493HJH.bed.gz</text:p>
          </table:table-cell>
          <table:table-cell office:value-type="string" calcext:value-type="string">
            <text:p>https://www.encodeproject.org/files/ENCFF926GLH/@@download/ENCFF926GL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7VNK/@@download/ENCFF917VNK.bed.gz</text:p>
          </table:table-cell>
          <table:table-cell office:value-type="string" calcext:value-type="string">
            <text:p>https://www.encodeproject.org/files/ENCFF826PZY/@@download/ENCFF826PZY.bed.gz</text:p>
          </table:table-cell>
          <table:table-cell office:value-type="string" calcext:value-type="string">
            <text:p>https://www.encodeproject.org/files/ENCFF190HQP/@@download/ENCFF190HQ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2EJZ/@@download/ENCFF412EJZ.bed.gz</text:p>
          </table:table-cell>
          <table:table-cell office:value-type="string" calcext:value-type="string">
            <text:p>https://www.encodeproject.org/files/ENCFF214JJE/@@download/ENCFF214JJE.bed.gz</text:p>
          </table:table-cell>
          <table:table-cell office:value-type="string" calcext:value-type="string">
            <text:p>https://www.encodeproject.org/files/ENCFF454EYZ/@@download/ENCFF454EY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8UFC/@@download/ENCFF338UFC.bed.gz</text:p>
          </table:table-cell>
          <table:table-cell office:value-type="string" calcext:value-type="string">
            <text:p>https://www.encodeproject.org/files/ENCFF839YLN/@@download/ENCFF839YLN.bed.gz</text:p>
          </table:table-cell>
          <table:table-cell office:value-type="string" calcext:value-type="string">
            <text:p>https://www.encodeproject.org/files/ENCFF718AJN/@@download/ENCFF718AJ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9GSL/@@download/ENCFF569GSL.bed.gz</text:p>
          </table:table-cell>
          <table:table-cell office:value-type="string" calcext:value-type="string">
            <text:p>https://www.encodeproject.org/files/ENCFF288RFS/@@download/ENCFF288RFS.bed.gz</text:p>
          </table:table-cell>
          <table:table-cell office:value-type="string" calcext:value-type="string">
            <text:p>https://www.encodeproject.org/files/ENCFF683KSB/@@download/ENCFF683K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7XAJ/@@download/ENCFF167XAJ.bed.gz</text:p>
          </table:table-cell>
          <table:table-cell office:value-type="string" calcext:value-type="string">
            <text:p>https://www.encodeproject.org/files/ENCFF924YJI/@@download/ENCFF924YJI.bed.gz</text:p>
          </table:table-cell>
          <table:table-cell office:value-type="string" calcext:value-type="string">
            <text:p>https://www.encodeproject.org/files/ENCFF260IDN/@@download/ENCFF260ID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0LKQ/@@download/ENCFF360LKQ.bed.gz</text:p>
          </table:table-cell>
          <table:table-cell office:value-type="string" calcext:value-type="string">
            <text:p>https://www.encodeproject.org/files/ENCFF929WKT/@@download/ENCFF929WKT.bed.gz</text:p>
          </table:table-cell>
          <table:table-cell office:value-type="string" calcext:value-type="string">
            <text:p>https://www.encodeproject.org/files/ENCFF164XSB/@@download/ENCFF164X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2JOI/@@download/ENCFF662JOI.bed.gz</text:p>
          </table:table-cell>
          <table:table-cell office:value-type="string" calcext:value-type="string">
            <text:p>https://www.encodeproject.org/files/ENCFF938HQH/@@download/ENCFF938HQH.bed.gz</text:p>
          </table:table-cell>
          <table:table-cell office:value-type="string" calcext:value-type="string">
            <text:p>https://www.encodeproject.org/files/ENCFF623KLE/@@download/ENCFF623KL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2FPE/@@download/ENCFF262FPE.bed.gz</text:p>
          </table:table-cell>
          <table:table-cell office:value-type="string" calcext:value-type="string">
            <text:p>https://www.encodeproject.org/files/ENCFF430AWA/@@download/ENCFF430AWA.bed.gz</text:p>
          </table:table-cell>
          <table:table-cell office:value-type="string" calcext:value-type="string">
            <text:p>https://www.encodeproject.org/files/ENCFF845ILV/@@download/ENCFF845IL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3PBQ/@@download/ENCFF193PBQ.bed.gz</text:p>
          </table:table-cell>
          <table:table-cell office:value-type="string" calcext:value-type="string">
            <text:p>https://www.encodeproject.org/files/ENCFF818LBB/@@download/ENCFF818LBB.bed.gz</text:p>
          </table:table-cell>
          <table:table-cell office:value-type="string" calcext:value-type="string">
            <text:p>https://www.encodeproject.org/files/ENCFF626ZLG/@@download/ENCFF626ZL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9NOL/@@download/ENCFF179NOL.bed.gz</text:p>
          </table:table-cell>
          <table:table-cell office:value-type="string" calcext:value-type="string">
            <text:p>https://www.encodeproject.org/files/ENCFF954SMI/@@download/ENCFF954SMI.bed.gz</text:p>
          </table:table-cell>
          <table:table-cell office:value-type="string" calcext:value-type="string">
            <text:p>https://www.encodeproject.org/files/ENCFF287KHD/@@download/ENCFF287KH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8AXL/@@download/ENCFF868AXL.bed.gz</text:p>
          </table:table-cell>
          <table:table-cell office:value-type="string" calcext:value-type="string">
            <text:p>https://www.encodeproject.org/files/ENCFF818GNJ/@@download/ENCFF818GNJ.bed.gz</text:p>
          </table:table-cell>
          <table:table-cell office:value-type="string" calcext:value-type="string">
            <text:p>https://www.encodeproject.org/files/ENCFF971GRY/@@download/ENCFF971GR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2YXC/@@download/ENCFF082YXC.bed.gz</text:p>
          </table:table-cell>
          <table:table-cell office:value-type="string" calcext:value-type="string">
            <text:p>https://www.encodeproject.org/files/ENCFF379TEL/@@download/ENCFF379TEL.bed.gz</text:p>
          </table:table-cell>
          <table:table-cell office:value-type="string" calcext:value-type="string">
            <text:p>https://www.encodeproject.org/files/ENCFF210YNK/@@download/ENCFF210YN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4JDA/@@download/ENCFF324JDA.bed.gz</text:p>
          </table:table-cell>
          <table:table-cell office:value-type="string" calcext:value-type="string">
            <text:p>https://www.encodeproject.org/files/ENCFF279FQM/@@download/ENCFF279FQM.bed.gz</text:p>
          </table:table-cell>
          <table:table-cell office:value-type="string" calcext:value-type="string">
            <text:p>https://www.encodeproject.org/files/ENCFF482IJM/@@download/ENCFF482IJ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7CEJ/@@download/ENCFF827CEJ.bed.gz</text:p>
          </table:table-cell>
          <table:table-cell office:value-type="string" calcext:value-type="string">
            <text:p>https://www.encodeproject.org/files/ENCFF035MJS/@@download/ENCFF035MJS.bed.gz</text:p>
          </table:table-cell>
          <table:table-cell office:value-type="string" calcext:value-type="string">
            <text:p>https://www.encodeproject.org/files/ENCFF657CPG/@@download/ENCFF657CP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0OCL/@@download/ENCFF360OCL.bed.gz</text:p>
          </table:table-cell>
          <table:table-cell office:value-type="string" calcext:value-type="string">
            <text:p>https://www.encodeproject.org/files/ENCFF113NNM/@@download/ENCFF113NNM.bed.gz</text:p>
          </table:table-cell>
          <table:table-cell office:value-type="string" calcext:value-type="string">
            <text:p>https://www.encodeproject.org/files/ENCFF274OGC/@@download/ENCFF274OG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9YFS/@@download/ENCFF949YFS.bed.gz</text:p>
          </table:table-cell>
          <table:table-cell office:value-type="string" calcext:value-type="string">
            <text:p>https://www.encodeproject.org/files/ENCFF371RAL/@@download/ENCFF371RAL.bed.gz</text:p>
          </table:table-cell>
          <table:table-cell office:value-type="string" calcext:value-type="string">
            <text:p>https://www.encodeproject.org/files/ENCFF188UOD/@@download/ENCFF188UO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7OZX/@@download/ENCFF717OZX.bed.gz</text:p>
          </table:table-cell>
          <table:table-cell office:value-type="string" calcext:value-type="string">
            <text:p>https://www.encodeproject.org/files/ENCFF815CRR/@@download/ENCFF815CRR.bed.gz</text:p>
          </table:table-cell>
          <table:table-cell office:value-type="string" calcext:value-type="string">
            <text:p>https://www.encodeproject.org/files/ENCFF529BGM/@@download/ENCFF529BG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5WMJ/@@download/ENCFF355WMJ.bed.gz</text:p>
          </table:table-cell>
          <table:table-cell office:value-type="string" calcext:value-type="string">
            <text:p>https://www.encodeproject.org/files/ENCFF575LSG/@@download/ENCFF575LSG.bed.gz</text:p>
          </table:table-cell>
          <table:table-cell office:value-type="string" calcext:value-type="string">
            <text:p>https://www.encodeproject.org/files/ENCFF309OAJ/@@download/ENCFF309OA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3EYA/@@download/ENCFF433EYA.bed.gz</text:p>
          </table:table-cell>
          <table:table-cell office:value-type="string" calcext:value-type="string">
            <text:p>https://www.encodeproject.org/files/ENCFF420GLO/@@download/ENCFF420GLO.bed.gz</text:p>
          </table:table-cell>
          <table:table-cell office:value-type="string" calcext:value-type="string">
            <text:p>https://www.encodeproject.org/files/ENCFF850TVH/@@download/ENCFF850TV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9WJR/@@download/ENCFF929WJR.bed.gz</text:p>
          </table:table-cell>
          <table:table-cell office:value-type="string" calcext:value-type="string">
            <text:p>https://www.encodeproject.org/files/ENCFF572MCI/@@download/ENCFF572MCI.bed.gz</text:p>
          </table:table-cell>
          <table:table-cell office:value-type="string" calcext:value-type="string">
            <text:p>https://www.encodeproject.org/files/ENCFF635ERG/@@download/ENCFF635ER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6VEE/@@download/ENCFF186VEE.bed.gz</text:p>
          </table:table-cell>
          <table:table-cell office:value-type="string" calcext:value-type="string">
            <text:p>https://www.encodeproject.org/files/ENCFF020HWP/@@download/ENCFF020HWP.bed.gz</text:p>
          </table:table-cell>
          <table:table-cell office:value-type="string" calcext:value-type="string">
            <text:p>https://www.encodeproject.org/files/ENCFF644BWH/@@download/ENCFF644B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2VET/@@download/ENCFF442VET.bed.gz</text:p>
          </table:table-cell>
          <table:table-cell office:value-type="string" calcext:value-type="string">
            <text:p>https://www.encodeproject.org/files/ENCFF328XQD/@@download/ENCFF328XQD.bed.gz</text:p>
          </table:table-cell>
          <table:table-cell office:value-type="string" calcext:value-type="string">
            <text:p>https://www.encodeproject.org/files/ENCFF913CMT/@@download/ENCFF913CM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6CNZ/@@download/ENCFF816CNZ.bed.gz</text:p>
          </table:table-cell>
          <table:table-cell office:value-type="string" calcext:value-type="string">
            <text:p>https://www.encodeproject.org/files/ENCFF002OGO/@@download/ENCFF002OGO.bed.gz</text:p>
          </table:table-cell>
          <table:table-cell office:value-type="string" calcext:value-type="string">
            <text:p>https://www.encodeproject.org/files/ENCFF025HPW/@@download/ENCFF025HP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7UWE/@@download/ENCFF807UWE.bed.gz</text:p>
          </table:table-cell>
          <table:table-cell office:value-type="string" calcext:value-type="string">
            <text:p>https://www.encodeproject.org/files/ENCFF458DFL/@@download/ENCFF458DFL.bed.gz</text:p>
          </table:table-cell>
          <table:table-cell office:value-type="string" calcext:value-type="string">
            <text:p>https://www.encodeproject.org/files/ENCFF223XME/@@download/ENCFF223XM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9MRB/@@download/ENCFF999MRB.bed.gz</text:p>
          </table:table-cell>
          <table:table-cell office:value-type="string" calcext:value-type="string">
            <text:p>https://www.encodeproject.org/files/ENCFF651LIG/@@download/ENCFF651LIG.bed.gz</text:p>
          </table:table-cell>
          <table:table-cell office:value-type="string" calcext:value-type="string">
            <text:p>https://www.encodeproject.org/files/ENCFF746EGY/@@download/ENCFF746EG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8ZWO/@@download/ENCFF688ZWO.bed.gz</text:p>
          </table:table-cell>
          <table:table-cell office:value-type="string" calcext:value-type="string">
            <text:p>https://www.encodeproject.org/files/ENCFF737IOU/@@download/ENCFF737IOU.bed.gz</text:p>
          </table:table-cell>
          <table:table-cell office:value-type="string" calcext:value-type="string">
            <text:p>https://www.encodeproject.org/files/ENCFF759LOA/@@download/ENCFF759LO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5UXZ/@@download/ENCFF215UXZ.bed.gz</text:p>
          </table:table-cell>
          <table:table-cell office:value-type="string" calcext:value-type="string">
            <text:p>https://www.encodeproject.org/files/ENCFF161OVA/@@download/ENCFF161OVA.bed.gz</text:p>
          </table:table-cell>
          <table:table-cell office:value-type="string" calcext:value-type="string">
            <text:p>https://www.encodeproject.org/files/ENCFF707IJH/@@download/ENCFF707IJ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1CNI/@@download/ENCFF641CNI.bed.gz</text:p>
          </table:table-cell>
          <table:table-cell office:value-type="string" calcext:value-type="string">
            <text:p>https://www.encodeproject.org/files/ENCFF906CSG/@@download/ENCFF906CSG.bed.gz</text:p>
          </table:table-cell>
          <table:table-cell office:value-type="string" calcext:value-type="string">
            <text:p>https://www.encodeproject.org/files/ENCFF959NAB/@@download/ENCFF959NA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6PXG/@@download/ENCFF896PXG.bed.gz</text:p>
          </table:table-cell>
          <table:table-cell office:value-type="string" calcext:value-type="string">
            <text:p>https://www.encodeproject.org/files/ENCFF894RYL/@@download/ENCFF894RYL.bed.gz</text:p>
          </table:table-cell>
          <table:table-cell office:value-type="string" calcext:value-type="string">
            <text:p>https://www.encodeproject.org/files/ENCFF138NTW/@@download/ENCFF138NT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5WLV/@@download/ENCFF745WLV.bed.gz</text:p>
          </table:table-cell>
          <table:table-cell office:value-type="string" calcext:value-type="string">
            <text:p>https://www.encodeproject.org/files/ENCFF973ISL/@@download/ENCFF973ISL.bed.gz</text:p>
          </table:table-cell>
          <table:table-cell office:value-type="string" calcext:value-type="string">
            <text:p>https://www.encodeproject.org/files/ENCFF861NJF/@@download/ENCFF861NJ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2FVN/@@download/ENCFF592FVN.bed.gz</text:p>
          </table:table-cell>
          <table:table-cell office:value-type="string" calcext:value-type="string">
            <text:p>https://www.encodeproject.org/files/ENCFF927QZZ/@@download/ENCFF927QZZ.bed.gz</text:p>
          </table:table-cell>
          <table:table-cell office:value-type="string" calcext:value-type="string">
            <text:p>https://www.encodeproject.org/files/ENCFF800YES/@@download/ENCFF800YE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8BPG/@@download/ENCFF638BPG.bed.gz</text:p>
          </table:table-cell>
          <table:table-cell office:value-type="string" calcext:value-type="string">
            <text:p>https://www.encodeproject.org/files/ENCFF208JPL/@@download/ENCFF208JPL.bed.gz</text:p>
          </table:table-cell>
          <table:table-cell office:value-type="string" calcext:value-type="string">
            <text:p>https://www.encodeproject.org/files/ENCFF202HAL/@@download/ENCFF202HA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8APX/@@download/ENCFF588APX.bed.gz</text:p>
          </table:table-cell>
          <table:table-cell office:value-type="string" calcext:value-type="string">
            <text:p>https://www.encodeproject.org/files/ENCFF688KFE/@@download/ENCFF688KFE.bed.gz</text:p>
          </table:table-cell>
          <table:table-cell office:value-type="string" calcext:value-type="string">
            <text:p>https://www.encodeproject.org/files/ENCFF424YWG/@@download/ENCFF424YW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7CKQ/@@download/ENCFF067CKQ.bed.gz</text:p>
          </table:table-cell>
          <table:table-cell office:value-type="string" calcext:value-type="string">
            <text:p>https://www.encodeproject.org/files/ENCFF624XKD/@@download/ENCFF624XKD.bed.gz</text:p>
          </table:table-cell>
          <table:table-cell office:value-type="string" calcext:value-type="string">
            <text:p>https://www.encodeproject.org/files/ENCFF463WLS/@@download/ENCFF463WL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1RJJ/@@download/ENCFF241RJJ.bed.gz</text:p>
          </table:table-cell>
          <table:table-cell office:value-type="string" calcext:value-type="string">
            <text:p>https://www.encodeproject.org/files/ENCFF950LOX/@@download/ENCFF950LOX.bed.gz</text:p>
          </table:table-cell>
          <table:table-cell office:value-type="string" calcext:value-type="string">
            <text:p>https://www.encodeproject.org/files/ENCFF013GRB/@@download/ENCFF013GR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5YXV/@@download/ENCFF595YXV.bed.gz</text:p>
          </table:table-cell>
          <table:table-cell office:value-type="string" calcext:value-type="string">
            <text:p>https://www.encodeproject.org/files/ENCFF974XKH/@@download/ENCFF974XKH.bed.gz</text:p>
          </table:table-cell>
          <table:table-cell office:value-type="string" calcext:value-type="string">
            <text:p>https://www.encodeproject.org/files/ENCFF248OTB/@@download/ENCFF248OT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1HPR/@@download/ENCFF981HPR.bed.gz</text:p>
          </table:table-cell>
          <table:table-cell office:value-type="string" calcext:value-type="string">
            <text:p>https://www.encodeproject.org/files/ENCFF443IDR/@@download/ENCFF443IDR.bed.gz</text:p>
          </table:table-cell>
          <table:table-cell office:value-type="string" calcext:value-type="string">
            <text:p>https://www.encodeproject.org/files/ENCFF412NTU/@@download/ENCFF412NT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9SFY/@@download/ENCFF709SFY.bed.gz</text:p>
          </table:table-cell>
          <table:table-cell office:value-type="string" calcext:value-type="string">
            <text:p>https://www.encodeproject.org/files/ENCFF645KBN/@@download/ENCFF645KBN.bed.gz</text:p>
          </table:table-cell>
          <table:table-cell office:value-type="string" calcext:value-type="string">
            <text:p>https://www.encodeproject.org/files/ENCFF886RYV/@@download/ENCFF886RY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7JJT/@@download/ENCFF727JJT.bed.gz</text:p>
          </table:table-cell>
          <table:table-cell office:value-type="string" calcext:value-type="string">
            <text:p>https://www.encodeproject.org/files/ENCFF063UKS/@@download/ENCFF063UKS.bed.gz</text:p>
          </table:table-cell>
          <table:table-cell office:value-type="string" calcext:value-type="string">
            <text:p>https://www.encodeproject.org/files/ENCFF582GNL/@@download/ENCFF582GN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1OVX/@@download/ENCFF431OVX.bed.gz</text:p>
          </table:table-cell>
          <table:table-cell office:value-type="string" calcext:value-type="string">
            <text:p>https://www.encodeproject.org/files/ENCFF556AEV/@@download/ENCFF556AEV.bed.gz</text:p>
          </table:table-cell>
          <table:table-cell office:value-type="string" calcext:value-type="string">
            <text:p>https://www.encodeproject.org/files/ENCFF460TGC/@@download/ENCFF460TG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C/@@download/ENCFF001UZC.bed.gz</text:p>
          </table:table-cell>
          <table:table-cell office:value-type="string" calcext:value-type="string">
            <text:p>https://www.encodeproject.org/files/ENCFF295GOD/@@download/ENCFF295GOD.bed.gz</text:p>
          </table:table-cell>
          <table:table-cell office:value-type="string" calcext:value-type="string">
            <text:p>https://www.encodeproject.org/files/ENCFF786UGS/@@download/ENCFF786UG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3WZT/@@download/ENCFF443WZT.bed.gz</text:p>
          </table:table-cell>
          <table:table-cell office:value-type="string" calcext:value-type="string">
            <text:p>https://www.encodeproject.org/files/ENCFF427XJF/@@download/ENCFF427XJF.bed.gz</text:p>
          </table:table-cell>
          <table:table-cell office:value-type="string" calcext:value-type="string">
            <text:p>https://www.encodeproject.org/files/ENCFF568SDS/@@download/ENCFF568SD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8FGZ/@@download/ENCFF838FGZ.bed.gz</text:p>
          </table:table-cell>
          <table:table-cell office:value-type="string" calcext:value-type="string">
            <text:p>https://www.encodeproject.org/files/ENCFF708GMO/@@download/ENCFF708GMO.bed.gz</text:p>
          </table:table-cell>
          <table:table-cell office:value-type="string" calcext:value-type="string">
            <text:p>https://www.encodeproject.org/files/ENCFF284IMI/@@download/ENCFF284IM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5QGN/@@download/ENCFF525QGN.bed.gz</text:p>
          </table:table-cell>
          <table:table-cell office:value-type="string" calcext:value-type="string">
            <text:p>https://www.encodeproject.org/files/ENCFF002CEI/@@download/ENCFF002CEI.bed.gz</text:p>
          </table:table-cell>
          <table:table-cell office:value-type="string" calcext:value-type="string">
            <text:p>https://www.encodeproject.org/files/ENCFF475MBO/@@download/ENCFF475MB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0FFR/@@download/ENCFF470FFR.bed.gz</text:p>
          </table:table-cell>
          <table:table-cell office:value-type="string" calcext:value-type="string">
            <text:p>https://www.encodeproject.org/files/ENCFF671LMY/@@download/ENCFF671LMY.bed.gz</text:p>
          </table:table-cell>
          <table:table-cell office:value-type="string" calcext:value-type="string">
            <text:p>https://www.encodeproject.org/files/ENCFF026NVH/@@download/ENCFF026NV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CO/@@download/ENCFF001WCO.bed.gz</text:p>
          </table:table-cell>
          <table:table-cell office:value-type="string" calcext:value-type="string">
            <text:p>https://www.encodeproject.org/files/ENCFF411FEE/@@download/ENCFF411FEE.bed.gz</text:p>
          </table:table-cell>
          <table:table-cell office:value-type="string" calcext:value-type="string">
            <text:p>https://www.encodeproject.org/files/ENCFF716XPO/@@download/ENCFF716XP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TE/@@download/ENCFF001WTE.bed.gz</text:p>
          </table:table-cell>
          <table:table-cell office:value-type="string" calcext:value-type="string">
            <text:p>https://www.encodeproject.org/files/ENCFF491JFL/@@download/ENCFF491JFL.bed.gz</text:p>
          </table:table-cell>
          <table:table-cell office:value-type="string" calcext:value-type="string">
            <text:p>https://www.encodeproject.org/files/ENCFF768HKV/@@download/ENCFF768HK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CQ/@@download/ENCFF001WCQ.bed.gz</text:p>
          </table:table-cell>
          <table:table-cell office:value-type="string" calcext:value-type="string">
            <text:p>https://www.encodeproject.org/files/ENCFF615HHV/@@download/ENCFF615HHV.bed.gz</text:p>
          </table:table-cell>
          <table:table-cell office:value-type="string" calcext:value-type="string">
            <text:p>https://www.encodeproject.org/files/ENCFF116UBZ/@@download/ENCFF116UB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TF/@@download/ENCFF001WTF.bed.gz</text:p>
          </table:table-cell>
          <table:table-cell office:value-type="string" calcext:value-type="string">
            <text:p>https://www.encodeproject.org/files/ENCFF168INE/@@download/ENCFF168INE.bed.gz</text:p>
          </table:table-cell>
          <table:table-cell office:value-type="string" calcext:value-type="string">
            <text:p>https://www.encodeproject.org/files/ENCFF268IIL/@@download/ENCFF268II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0ELS/@@download/ENCFF920ELS.bed.gz</text:p>
          </table:table-cell>
          <table:table-cell office:value-type="string" calcext:value-type="string">
            <text:p>https://www.encodeproject.org/files/ENCFF703VGN/@@download/ENCFF703VGN.bed.gz</text:p>
          </table:table-cell>
          <table:table-cell office:value-type="string" calcext:value-type="string">
            <text:p>https://www.encodeproject.org/files/ENCFF585MPQ/@@download/ENCFF585MP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0ZRI/@@download/ENCFF280ZRI.bed.gz</text:p>
          </table:table-cell>
          <table:table-cell office:value-type="string" calcext:value-type="string">
            <text:p>https://www.encodeproject.org/files/ENCFF414TMK/@@download/ENCFF414TMK.bed.gz</text:p>
          </table:table-cell>
          <table:table-cell office:value-type="string" calcext:value-type="string">
            <text:p>https://www.encodeproject.org/files/ENCFF516ODL/@@download/ENCFF516O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0MDQ/@@download/ENCFF350MDQ.bed.gz</text:p>
          </table:table-cell>
          <table:table-cell office:value-type="string" calcext:value-type="string">
            <text:p>https://www.encodeproject.org/files/ENCFF517GNM/@@download/ENCFF517GNM.bed.gz</text:p>
          </table:table-cell>
          <table:table-cell office:value-type="string" calcext:value-type="string">
            <text:p>https://www.encodeproject.org/files/ENCFF438JPV/@@download/ENCFF438J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4XVX/@@download/ENCFF344XVX.bed.gz</text:p>
          </table:table-cell>
          <table:table-cell office:value-type="string" calcext:value-type="string">
            <text:p>https://www.encodeproject.org/files/ENCFF154XEH/@@download/ENCFF154XEH.bed.gz</text:p>
          </table:table-cell>
          <table:table-cell office:value-type="string" calcext:value-type="string">
            <text:p>https://www.encodeproject.org/files/ENCFF306KKQ/@@download/ENCFF306KK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9VZN/@@download/ENCFF909VZN.bed.gz</text:p>
          </table:table-cell>
          <table:table-cell office:value-type="string" calcext:value-type="string">
            <text:p>https://www.encodeproject.org/files/ENCFF172QSW/@@download/ENCFF172QSW.bed.gz</text:p>
          </table:table-cell>
          <table:table-cell office:value-type="string" calcext:value-type="string">
            <text:p>https://www.encodeproject.org/files/ENCFF254NBN/@@download/ENCFF254NB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5CSY/@@download/ENCFF415CSY.bed.gz</text:p>
          </table:table-cell>
          <table:table-cell office:value-type="string" calcext:value-type="string">
            <text:p>https://www.encodeproject.org/files/ENCFF461OKL/@@download/ENCFF461OKL.bed.gz</text:p>
          </table:table-cell>
          <table:table-cell office:value-type="string" calcext:value-type="string">
            <text:p>https://www.encodeproject.org/files/ENCFF248MPL/@@download/ENCFF248MP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7TJX/@@download/ENCFF387TJX.bed.gz</text:p>
          </table:table-cell>
          <table:table-cell office:value-type="string" calcext:value-type="string">
            <text:p>https://www.encodeproject.org/files/ENCFF819WNB/@@download/ENCFF819WNB.bed.gz</text:p>
          </table:table-cell>
          <table:table-cell office:value-type="string" calcext:value-type="string">
            <text:p>https://www.encodeproject.org/files/ENCFF229KXO/@@download/ENCFF229KX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9CHE/@@download/ENCFF159CHE.bed.gz</text:p>
          </table:table-cell>
          <table:table-cell office:value-type="string" calcext:value-type="string">
            <text:p>https://www.encodeproject.org/files/ENCFF643EJZ/@@download/ENCFF643EJZ.bed.gz</text:p>
          </table:table-cell>
          <table:table-cell office:value-type="string" calcext:value-type="string">
            <text:p>https://www.encodeproject.org/files/ENCFF446WAB/@@download/ENCFF446WA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8EIJ/@@download/ENCFF618EIJ.bed.gz</text:p>
          </table:table-cell>
          <table:table-cell office:value-type="string" calcext:value-type="string">
            <text:p>https://www.encodeproject.org/files/ENCFF043HEN/@@download/ENCFF043HEN.bed.gz</text:p>
          </table:table-cell>
          <table:table-cell office:value-type="string" calcext:value-type="string">
            <text:p>https://www.encodeproject.org/files/ENCFF464COM/@@download/ENCFF464CO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3ZSC/@@download/ENCFF843ZSC.bed.gz</text:p>
          </table:table-cell>
          <table:table-cell office:value-type="string" calcext:value-type="string">
            <text:p>https://www.encodeproject.org/files/ENCFF486IPS/@@download/ENCFF486IPS.bed.gz</text:p>
          </table:table-cell>
          <table:table-cell office:value-type="string" calcext:value-type="string">
            <text:p>https://www.encodeproject.org/files/ENCFF792JXG/@@download/ENCFF792JX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0UMG/@@download/ENCFF010UMG.bed.gz</text:p>
          </table:table-cell>
          <table:table-cell office:value-type="string" calcext:value-type="string">
            <text:p>https://www.encodeproject.org/files/ENCFF958ZSA/@@download/ENCFF958ZSA.bed.gz</text:p>
          </table:table-cell>
          <table:table-cell office:value-type="string" calcext:value-type="string">
            <text:p>https://www.encodeproject.org/files/ENCFF572HYL/@@download/ENCFF572HY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0AQM/@@download/ENCFF180AQM.bed.gz</text:p>
          </table:table-cell>
          <table:table-cell office:value-type="string" calcext:value-type="string">
            <text:p>https://www.encodeproject.org/files/ENCFF503UCK/@@download/ENCFF503UCK.bed.gz</text:p>
          </table:table-cell>
          <table:table-cell office:value-type="string" calcext:value-type="string">
            <text:p>https://www.encodeproject.org/files/ENCFF975XYF/@@download/ENCFF975XY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6PTD/@@download/ENCFF916PTD.bed.gz</text:p>
          </table:table-cell>
          <table:table-cell office:value-type="string" calcext:value-type="string">
            <text:p>https://www.encodeproject.org/files/ENCFF654MRF/@@download/ENCFF654MRF.bed.gz</text:p>
          </table:table-cell>
          <table:table-cell office:value-type="string" calcext:value-type="string">
            <text:p>https://www.encodeproject.org/files/ENCFF822CEI/@@download/ENCFF822CE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0SKU/@@download/ENCFF890SKU.bed.gz</text:p>
          </table:table-cell>
          <table:table-cell office:value-type="string" calcext:value-type="string">
            <text:p>https://www.encodeproject.org/files/ENCFF844KZH/@@download/ENCFF844KZH.bed.gz</text:p>
          </table:table-cell>
          <table:table-cell office:value-type="string" calcext:value-type="string">
            <text:p>https://www.encodeproject.org/files/ENCFF953YJN/@@download/ENCFF953YJ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3INF/@@download/ENCFF523INF.bed.gz</text:p>
          </table:table-cell>
          <table:table-cell office:value-type="string" calcext:value-type="string">
            <text:p>https://www.encodeproject.org/files/ENCFF746ZUT/@@download/ENCFF746ZUT.bed.gz</text:p>
          </table:table-cell>
          <table:table-cell office:value-type="string" calcext:value-type="string">
            <text:p>https://www.encodeproject.org/files/ENCFF093SFQ/@@download/ENCFF093SF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2TCQ/@@download/ENCFF122TCQ.bed.gz</text:p>
          </table:table-cell>
          <table:table-cell office:value-type="string" calcext:value-type="string">
            <text:p>https://www.encodeproject.org/files/ENCFF240UFV/@@download/ENCFF240UFV.bed.gz</text:p>
          </table:table-cell>
          <table:table-cell office:value-type="string" calcext:value-type="string">
            <text:p>https://www.encodeproject.org/files/ENCFF346GKF/@@download/ENCFF346GK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0HLO/@@download/ENCFF200HLO.bed.gz</text:p>
          </table:table-cell>
          <table:table-cell office:value-type="string" calcext:value-type="string">
            <text:p>https://www.encodeproject.org/files/ENCFF852FMV/@@download/ENCFF852FMV.bed.gz</text:p>
          </table:table-cell>
          <table:table-cell office:value-type="string" calcext:value-type="string">
            <text:p>https://www.encodeproject.org/files/ENCFF727BWZ/@@download/ENCFF727BW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0JBM/@@download/ENCFF670JBM.bed.gz</text:p>
          </table:table-cell>
          <table:table-cell office:value-type="string" calcext:value-type="string">
            <text:p>https://www.encodeproject.org/files/ENCFF552XDP/@@download/ENCFF552XDP.bed.gz</text:p>
          </table:table-cell>
          <table:table-cell office:value-type="string" calcext:value-type="string">
            <text:p>https://www.encodeproject.org/files/ENCFF687VAE/@@download/ENCFF687VA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7MBR/@@download/ENCFF737MBR.bed.gz</text:p>
          </table:table-cell>
          <table:table-cell office:value-type="string" calcext:value-type="string">
            <text:p>https://www.encodeproject.org/files/ENCFF001VLI/@@download/ENCFF001VLI.bed.gz</text:p>
          </table:table-cell>
          <table:table-cell office:value-type="string" calcext:value-type="string">
            <text:p>https://www.encodeproject.org/files/ENCFF116NTS/@@download/ENCFF116NT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0NAO/@@download/ENCFF080NAO.bed.gz</text:p>
          </table:table-cell>
          <table:table-cell office:value-type="string" calcext:value-type="string">
            <text:p>https://www.encodeproject.org/files/ENCFF002CVC/@@download/ENCFF002CVC.bed.gz</text:p>
          </table:table-cell>
          <table:table-cell office:value-type="string" calcext:value-type="string">
            <text:p>https://www.encodeproject.org/files/ENCFF485ANA/@@download/ENCFF485AN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6OZD/@@download/ENCFF846OZD.bed.gz</text:p>
          </table:table-cell>
          <table:table-cell office:value-type="string" calcext:value-type="string">
            <text:p>https://www.encodeproject.org/files/ENCFF675VWT/@@download/ENCFF675VWT.bed.gz</text:p>
          </table:table-cell>
          <table:table-cell office:value-type="string" calcext:value-type="string">
            <text:p>https://www.encodeproject.org/files/ENCFF055JRL/@@download/ENCFF055JR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9VUS/@@download/ENCFF059VUS.bed.gz</text:p>
          </table:table-cell>
          <table:table-cell office:value-type="string" calcext:value-type="string">
            <text:p>https://www.encodeproject.org/files/ENCFF635MUK/@@download/ENCFF635MUK.bed.gz</text:p>
          </table:table-cell>
          <table:table-cell office:value-type="string" calcext:value-type="string">
            <text:p>https://www.encodeproject.org/files/ENCFF571UFN/@@download/ENCFF571UF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8ASA/@@download/ENCFF318ASA.bed.gz</text:p>
          </table:table-cell>
          <table:table-cell office:value-type="string" calcext:value-type="string">
            <text:p>https://www.encodeproject.org/files/ENCFF621LUI/@@download/ENCFF621LUI.bed.gz</text:p>
          </table:table-cell>
          <table:table-cell office:value-type="string" calcext:value-type="string">
            <text:p>https://www.encodeproject.org/files/ENCFF306NRN/@@download/ENCFF306NR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2WWF/@@download/ENCFF212WWF.bed.gz</text:p>
          </table:table-cell>
          <table:table-cell office:value-type="string" calcext:value-type="string">
            <text:p>https://www.encodeproject.org/files/ENCFF608UAY/@@download/ENCFF608UAY.bed.gz</text:p>
          </table:table-cell>
          <table:table-cell office:value-type="string" calcext:value-type="string">
            <text:p>https://www.encodeproject.org/files/ENCFF189SXL/@@download/ENCFF189SX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1XGH/@@download/ENCFF111XGH.bed.gz</text:p>
          </table:table-cell>
          <table:table-cell office:value-type="string" calcext:value-type="string">
            <text:p>https://www.encodeproject.org/files/ENCFF695DXW/@@download/ENCFF695DXW.bed.gz</text:p>
          </table:table-cell>
          <table:table-cell office:value-type="string" calcext:value-type="string">
            <text:p>https://www.encodeproject.org/files/ENCFF555TLF/@@download/ENCFF555TL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0CYC/@@download/ENCFF110CYC.bed.gz</text:p>
          </table:table-cell>
          <table:table-cell office:value-type="string" calcext:value-type="string">
            <text:p>https://www.encodeproject.org/files/ENCFF574WKH/@@download/ENCFF574WKH.bed.gz</text:p>
          </table:table-cell>
          <table:table-cell office:value-type="string" calcext:value-type="string">
            <text:p>https://www.encodeproject.org/files/ENCFF263KYC/@@download/ENCFF263KY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7SNT/@@download/ENCFF457SNT.bed.gz</text:p>
          </table:table-cell>
          <table:table-cell office:value-type="string" calcext:value-type="string">
            <text:p>https://www.encodeproject.org/files/ENCFF698JRH/@@download/ENCFF698JRH.bed.gz</text:p>
          </table:table-cell>
          <table:table-cell office:value-type="string" calcext:value-type="string">
            <text:p>https://www.encodeproject.org/files/ENCFF071UVR/@@download/ENCFF071UV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7MXO/@@download/ENCFF617MXO.bed.gz</text:p>
          </table:table-cell>
          <table:table-cell office:value-type="string" calcext:value-type="string">
            <text:p>https://www.encodeproject.org/files/ENCFF218PDI/@@download/ENCFF218PDI.bed.gz</text:p>
          </table:table-cell>
          <table:table-cell office:value-type="string" calcext:value-type="string">
            <text:p>https://www.encodeproject.org/files/ENCFF058LHW/@@download/ENCFF058LH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3HEF/@@download/ENCFF733HEF.bed.gz</text:p>
          </table:table-cell>
          <table:table-cell office:value-type="string" calcext:value-type="string">
            <text:p>https://www.encodeproject.org/files/ENCFF845XIS/@@download/ENCFF845XIS.bed.gz</text:p>
          </table:table-cell>
          <table:table-cell office:value-type="string" calcext:value-type="string">
            <text:p>https://www.encodeproject.org/files/ENCFF699DKM/@@download/ENCFF699DK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4KLM/@@download/ENCFF314KLM.bed.gz</text:p>
          </table:table-cell>
          <table:table-cell office:value-type="string" calcext:value-type="string">
            <text:p>https://www.encodeproject.org/files/ENCFF820IFR/@@download/ENCFF820IFR.bed.gz</text:p>
          </table:table-cell>
          <table:table-cell office:value-type="string" calcext:value-type="string">
            <text:p>https://www.encodeproject.org/files/ENCFF118ODG/@@download/ENCFF118OD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4NTF/@@download/ENCFF274NTF.bed.gz</text:p>
          </table:table-cell>
          <table:table-cell office:value-type="string" calcext:value-type="string">
            <text:p>https://www.encodeproject.org/files/ENCFF344XWK/@@download/ENCFF344XWK.bed.gz</text:p>
          </table:table-cell>
          <table:table-cell office:value-type="string" calcext:value-type="string">
            <text:p>https://www.encodeproject.org/files/ENCFF548MOQ/@@download/ENCFF548MO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7YWY/@@download/ENCFF917YWY.bed.gz</text:p>
          </table:table-cell>
          <table:table-cell office:value-type="string" calcext:value-type="string">
            <text:p>https://www.encodeproject.org/files/ENCFF661JYP/@@download/ENCFF661JYP.bed.gz</text:p>
          </table:table-cell>
          <table:table-cell office:value-type="string" calcext:value-type="string">
            <text:p>https://www.encodeproject.org/files/ENCFF852GPA/@@download/ENCFF852GP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RVA/@@download/ENCFF227RVA.bed.gz</text:p>
          </table:table-cell>
          <table:table-cell office:value-type="string" calcext:value-type="string">
            <text:p>https://www.encodeproject.org/files/ENCFF030PHB/@@download/ENCFF030PHB.bed.gz</text:p>
          </table:table-cell>
          <table:table-cell office:value-type="string" calcext:value-type="string">
            <text:p>https://www.encodeproject.org/files/ENCFF660JDD/@@download/ENCFF660JD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3ZDK/@@download/ENCFF453ZDK.bed.gz</text:p>
          </table:table-cell>
          <table:table-cell office:value-type="string" calcext:value-type="string">
            <text:p>https://www.encodeproject.org/files/ENCFF314VOK/@@download/ENCFF314VOK.bed.gz</text:p>
          </table:table-cell>
          <table:table-cell office:value-type="string" calcext:value-type="string">
            <text:p>https://www.encodeproject.org/files/ENCFF316YQP/@@download/ENCFF316YQ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0WZG/@@download/ENCFF240WZG.bed.gz</text:p>
          </table:table-cell>
          <table:table-cell office:value-type="string" calcext:value-type="string">
            <text:p>https://www.encodeproject.org/files/ENCFF236XBR/@@download/ENCFF236XBR.bed.gz</text:p>
          </table:table-cell>
          <table:table-cell office:value-type="string" calcext:value-type="string">
            <text:p>https://www.encodeproject.org/files/ENCFF338YSD/@@download/ENCFF338YS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3WYH/@@download/ENCFF193WYH.bed.gz</text:p>
          </table:table-cell>
          <table:table-cell office:value-type="string" calcext:value-type="string">
            <text:p>https://www.encodeproject.org/files/ENCFF808RKL/@@download/ENCFF808RKL.bed.gz</text:p>
          </table:table-cell>
          <table:table-cell office:value-type="string" calcext:value-type="string">
            <text:p>https://www.encodeproject.org/files/ENCFF803VFI/@@download/ENCFF803VF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5DCA/@@download/ENCFF505DCA.bed.gz</text:p>
          </table:table-cell>
          <table:table-cell office:value-type="string" calcext:value-type="string">
            <text:p>https://www.encodeproject.org/files/ENCFF698DYH/@@download/ENCFF698DYH.bed.gz</text:p>
          </table:table-cell>
          <table:table-cell office:value-type="string" calcext:value-type="string">
            <text:p>https://www.encodeproject.org/files/ENCFF913EEV/@@download/ENCFF913EE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1WFG/@@download/ENCFF191WFG.bed.gz</text:p>
          </table:table-cell>
          <table:table-cell office:value-type="string" calcext:value-type="string">
            <text:p>https://www.encodeproject.org/files/ENCFF985ZJL/@@download/ENCFF985ZJL.bed.gz</text:p>
          </table:table-cell>
          <table:table-cell office:value-type="string" calcext:value-type="string">
            <text:p>https://www.encodeproject.org/files/ENCFF005GEE/@@download/ENCFF005GE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5WMX/@@download/ENCFF235WMX.bed.gz</text:p>
          </table:table-cell>
          <table:table-cell office:value-type="string" calcext:value-type="string">
            <text:p>https://www.encodeproject.org/files/ENCFF965ZSY/@@download/ENCFF965ZSY.bed.gz</text:p>
          </table:table-cell>
          <table:table-cell office:value-type="string" calcext:value-type="string">
            <text:p>https://www.encodeproject.org/files/ENCFF875YRD/@@download/ENCFF875YR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7KBL/@@download/ENCFF907KBL.bed.gz</text:p>
          </table:table-cell>
          <table:table-cell office:value-type="string" calcext:value-type="string">
            <text:p>https://www.encodeproject.org/files/ENCFF174CEI/@@download/ENCFF174CEI.bed.gz</text:p>
          </table:table-cell>
          <table:table-cell office:value-type="string" calcext:value-type="string">
            <text:p>https://www.encodeproject.org/files/ENCFF992HIZ/@@download/ENCFF992HI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3QML/@@download/ENCFF603QML.bed.gz</text:p>
          </table:table-cell>
          <table:table-cell office:value-type="string" calcext:value-type="string">
            <text:p>https://www.encodeproject.org/files/ENCFF001XQH/@@download/ENCFF001XQH.bed.gz</text:p>
          </table:table-cell>
          <table:table-cell office:value-type="string" calcext:value-type="string">
            <text:p>https://www.encodeproject.org/files/ENCFF466HCI/@@download/ENCFF466HC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0GUP/@@download/ENCFF440GUP.bed.gz</text:p>
          </table:table-cell>
          <table:table-cell office:value-type="string" calcext:value-type="string">
            <text:p>https://www.encodeproject.org/files/ENCFF001XQI/@@download/ENCFF001XQI.bed.gz</text:p>
          </table:table-cell>
          <table:table-cell office:value-type="string" calcext:value-type="string">
            <text:p>https://www.encodeproject.org/files/ENCFF900NQT/@@download/ENCFF900NQ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9CGP/@@download/ENCFF579CGP.bed.gz</text:p>
          </table:table-cell>
          <table:table-cell office:value-type="string" calcext:value-type="string">
            <text:p>https://www.encodeproject.org/files/ENCFF002DCS/@@download/ENCFF002DCS.bed.gz</text:p>
          </table:table-cell>
          <table:table-cell office:value-type="string" calcext:value-type="string">
            <text:p>https://www.encodeproject.org/files/ENCFF918IAJ/@@download/ENCFF918IA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4OAZ/@@download/ENCFF304OAZ.bed.gz</text:p>
          </table:table-cell>
          <table:table-cell office:value-type="string" calcext:value-type="string">
            <text:p>https://www.encodeproject.org/files/ENCFF727MVC/@@download/ENCFF727MVC.bed.gz</text:p>
          </table:table-cell>
          <table:table-cell office:value-type="string" calcext:value-type="string">
            <text:p>https://www.encodeproject.org/files/ENCFF337SLL/@@download/ENCFF337SL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9MOG/@@download/ENCFF209MOG.bed.gz</text:p>
          </table:table-cell>
          <table:table-cell office:value-type="string" calcext:value-type="string">
            <text:p>https://www.encodeproject.org/files/ENCFF993NKI/@@download/ENCFF993NKI.bed.gz</text:p>
          </table:table-cell>
          <table:table-cell office:value-type="string" calcext:value-type="string">
            <text:p>https://www.encodeproject.org/files/ENCFF755HOD/@@download/ENCFF755HO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0ZVN/@@download/ENCFF040ZVN.bed.gz</text:p>
          </table:table-cell>
          <table:table-cell office:value-type="string" calcext:value-type="string">
            <text:p>https://www.encodeproject.org/files/ENCFF730JDO/@@download/ENCFF730JDO.bed.gz</text:p>
          </table:table-cell>
          <table:table-cell office:value-type="string" calcext:value-type="string">
            <text:p>https://www.encodeproject.org/files/ENCFF915IHU/@@download/ENCFF915IH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1XOS/@@download/ENCFF691XOS.bed.gz</text:p>
          </table:table-cell>
          <table:table-cell office:value-type="string" calcext:value-type="string">
            <text:p>https://www.encodeproject.org/files/ENCFF136ZAK/@@download/ENCFF136ZAK.bed.gz</text:p>
          </table:table-cell>
          <table:table-cell office:value-type="string" calcext:value-type="string">
            <text:p>https://www.encodeproject.org/files/ENCFF663ANR/@@download/ENCFF663AN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8YMC/@@download/ENCFF358YMC.bed.gz</text:p>
          </table:table-cell>
          <table:table-cell office:value-type="string" calcext:value-type="string">
            <text:p>https://www.encodeproject.org/files/ENCFF009MRG/@@download/ENCFF009MRG.bed.gz</text:p>
          </table:table-cell>
          <table:table-cell office:value-type="string" calcext:value-type="string">
            <text:p>https://www.encodeproject.org/files/ENCFF348RHC/@@download/ENCFF348RH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9BMS/@@download/ENCFF599BMS.bed.gz</text:p>
          </table:table-cell>
          <table:table-cell office:value-type="string" calcext:value-type="string">
            <text:p>https://www.encodeproject.org/files/ENCFF680YPK/@@download/ENCFF680YPK.bed.gz</text:p>
          </table:table-cell>
          <table:table-cell office:value-type="string" calcext:value-type="string">
            <text:p>https://www.encodeproject.org/files/ENCFF119ARG/@@download/ENCFF119AR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6VBC/@@download/ENCFF446VBC.bed.gz</text:p>
          </table:table-cell>
          <table:table-cell office:value-type="string" calcext:value-type="string">
            <text:p>https://www.encodeproject.org/files/ENCFF507VHP/@@download/ENCFF507VHP.bed.gz</text:p>
          </table:table-cell>
          <table:table-cell office:value-type="string" calcext:value-type="string">
            <text:p>https://www.encodeproject.org/files/ENCFF923DBX/@@download/ENCFF923DB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8VKT/@@download/ENCFF668VKT.bed.gz</text:p>
          </table:table-cell>
          <table:table-cell office:value-type="string" calcext:value-type="string">
            <text:p>https://www.encodeproject.org/files/ENCFF700ILD/@@download/ENCFF700ILD.bed.gz</text:p>
          </table:table-cell>
          <table:table-cell office:value-type="string" calcext:value-type="string">
            <text:p>https://www.encodeproject.org/files/ENCFF188USG/@@download/ENCFF188US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1HPU/@@download/ENCFF191HPU.bed.gz</text:p>
          </table:table-cell>
          <table:table-cell office:value-type="string" calcext:value-type="string">
            <text:p>https://www.encodeproject.org/files/ENCFF927GGF/@@download/ENCFF927GGF.bed.gz</text:p>
          </table:table-cell>
          <table:table-cell office:value-type="string" calcext:value-type="string">
            <text:p>https://www.encodeproject.org/files/ENCFF065JJR/@@download/ENCFF065JJ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4HBU/@@download/ENCFF684HBU.bed.gz</text:p>
          </table:table-cell>
          <table:table-cell office:value-type="string" calcext:value-type="string">
            <text:p>https://www.encodeproject.org/files/ENCFF587LBC/@@download/ENCFF587LBC.bed.gz</text:p>
          </table:table-cell>
          <table:table-cell office:value-type="string" calcext:value-type="string">
            <text:p>https://www.encodeproject.org/files/ENCFF395DAZ/@@download/ENCFF395DA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5XZW/@@download/ENCFF415XZW.bed.gz</text:p>
          </table:table-cell>
          <table:table-cell office:value-type="string" calcext:value-type="string">
            <text:p>https://www.encodeproject.org/files/ENCFF135EPC/@@download/ENCFF135EPC.bed.gz</text:p>
          </table:table-cell>
          <table:table-cell office:value-type="string" calcext:value-type="string">
            <text:p>https://www.encodeproject.org/files/ENCFF439BMK/@@download/ENCFF439BM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8EZP/@@download/ENCFF438EZP.bed.gz</text:p>
          </table:table-cell>
          <table:table-cell office:value-type="string" calcext:value-type="string">
            <text:p>https://www.encodeproject.org/files/ENCFF505VMB/@@download/ENCFF505VMB.bed.gz</text:p>
          </table:table-cell>
          <table:table-cell office:value-type="string" calcext:value-type="string">
            <text:p>https://www.encodeproject.org/files/ENCFF399YCU/@@download/ENCFF399YC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3IUG/@@download/ENCFF063IUG.bed.gz</text:p>
          </table:table-cell>
          <table:table-cell office:value-type="string" calcext:value-type="string">
            <text:p>https://www.encodeproject.org/files/ENCFF856FKS/@@download/ENCFF856FKS.bed.gz</text:p>
          </table:table-cell>
          <table:table-cell office:value-type="string" calcext:value-type="string">
            <text:p>https://www.encodeproject.org/files/ENCFF987VBG/@@download/ENCFF987VB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8QBR/@@download/ENCFF228QBR.bed.gz</text:p>
          </table:table-cell>
          <table:table-cell office:value-type="string" calcext:value-type="string">
            <text:p>https://www.encodeproject.org/files/ENCFF148LAV/@@download/ENCFF148LAV.bed.gz</text:p>
          </table:table-cell>
          <table:table-cell office:value-type="string" calcext:value-type="string">
            <text:p>https://www.encodeproject.org/files/ENCFF148SBK/@@download/ENCFF148SB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4MST/@@download/ENCFF564MST.bed.gz</text:p>
          </table:table-cell>
          <table:table-cell office:value-type="string" calcext:value-type="string">
            <text:p>https://www.encodeproject.org/files/ENCFF102XCU/@@download/ENCFF102XCU.bed.gz</text:p>
          </table:table-cell>
          <table:table-cell office:value-type="string" calcext:value-type="string">
            <text:p>https://www.encodeproject.org/files/ENCFF493BPV/@@download/ENCFF493B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5XQC/@@download/ENCFF915XQC.bed.gz</text:p>
          </table:table-cell>
          <table:table-cell office:value-type="string" calcext:value-type="string">
            <text:p>https://www.encodeproject.org/files/ENCFF854YVQ/@@download/ENCFF854YVQ.bed.gz</text:p>
          </table:table-cell>
          <table:table-cell office:value-type="string" calcext:value-type="string">
            <text:p>https://www.encodeproject.org/files/ENCFF229LLS/@@download/ENCFF229LL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8WKP/@@download/ENCFF708WKP.bed.gz</text:p>
          </table:table-cell>
          <table:table-cell office:value-type="string" calcext:value-type="string">
            <text:p>https://www.encodeproject.org/files/ENCFF010BAD/@@download/ENCFF010BAD.bed.gz</text:p>
          </table:table-cell>
          <table:table-cell office:value-type="string" calcext:value-type="string">
            <text:p>https://www.encodeproject.org/files/ENCFF260YAY/@@download/ENCFF260YA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5LEO/@@download/ENCFF615LEO.bed.gz</text:p>
          </table:table-cell>
          <table:table-cell office:value-type="string" calcext:value-type="string">
            <text:p>https://www.encodeproject.org/files/ENCFF971ILA/@@download/ENCFF971ILA.bed.gz</text:p>
          </table:table-cell>
          <table:table-cell office:value-type="string" calcext:value-type="string">
            <text:p>https://www.encodeproject.org/files/ENCFF127BYS/@@download/ENCFF127BY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6SSU/@@download/ENCFF326SSU.bed.gz</text:p>
          </table:table-cell>
          <table:table-cell office:value-type="string" calcext:value-type="string">
            <text:p>https://www.encodeproject.org/files/ENCFF204QPK/@@download/ENCFF204QPK.bed.gz</text:p>
          </table:table-cell>
          <table:table-cell office:value-type="string" calcext:value-type="string">
            <text:p>https://www.encodeproject.org/files/ENCFF598QTT/@@download/ENCFF598Q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3ZMI/@@download/ENCFF103ZMI.bed.gz</text:p>
          </table:table-cell>
          <table:table-cell office:value-type="string" calcext:value-type="string">
            <text:p>https://www.encodeproject.org/files/ENCFF687WWO/@@download/ENCFF687WWO.bed.gz</text:p>
          </table:table-cell>
          <table:table-cell office:value-type="string" calcext:value-type="string">
            <text:p>https://www.encodeproject.org/files/ENCFF167FUX/@@download/ENCFF167FU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6QUY/@@download/ENCFF206QUY.bed.gz</text:p>
          </table:table-cell>
          <table:table-cell office:value-type="string" calcext:value-type="string">
            <text:p>https://www.encodeproject.org/files/ENCFF488NTO/@@download/ENCFF488NTO.bed.gz</text:p>
          </table:table-cell>
          <table:table-cell office:value-type="string" calcext:value-type="string">
            <text:p>https://www.encodeproject.org/files/ENCFF117CWJ/@@download/ENCFF117CW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9PKZ/@@download/ENCFF809PKZ.bed.gz</text:p>
          </table:table-cell>
          <table:table-cell office:value-type="string" calcext:value-type="string">
            <text:p>https://www.encodeproject.org/files/ENCFF591BNO/@@download/ENCFF591BNO.bed.gz</text:p>
          </table:table-cell>
          <table:table-cell office:value-type="string" calcext:value-type="string">
            <text:p>https://www.encodeproject.org/files/ENCFF552MDX/@@download/ENCFF552MD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5MRH/@@download/ENCFF355MRH.bed.gz</text:p>
          </table:table-cell>
          <table:table-cell office:value-type="string" calcext:value-type="string">
            <text:p>https://www.encodeproject.org/files/ENCFF054GYB/@@download/ENCFF054GYB.bed.gz</text:p>
          </table:table-cell>
          <table:table-cell office:value-type="string" calcext:value-type="string">
            <text:p>https://www.encodeproject.org/files/ENCFF679ITN/@@download/ENCFF679IT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0EWN/@@download/ENCFF950EWN.bed.gz</text:p>
          </table:table-cell>
          <table:table-cell office:value-type="string" calcext:value-type="string">
            <text:p>https://www.encodeproject.org/files/ENCFF172IAS/@@download/ENCFF172IAS.bed.gz</text:p>
          </table:table-cell>
          <table:table-cell office:value-type="string" calcext:value-type="string">
            <text:p>https://www.encodeproject.org/files/ENCFF308AMU/@@download/ENCFF308AM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6XWM/@@download/ENCFF026XWM.bed.gz</text:p>
          </table:table-cell>
          <table:table-cell office:value-type="string" calcext:value-type="string">
            <text:p>https://www.encodeproject.org/files/ENCFF229COM/@@download/ENCFF229COM.bed.gz</text:p>
          </table:table-cell>
          <table:table-cell office:value-type="string" calcext:value-type="string">
            <text:p>https://www.encodeproject.org/files/ENCFF799FSB/@@download/ENCFF799F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6BQH/@@download/ENCFF796BQH.bed.gz</text:p>
          </table:table-cell>
          <table:table-cell office:value-type="string" calcext:value-type="string">
            <text:p>https://www.encodeproject.org/files/ENCFF373EUK/@@download/ENCFF373EUK.bed.gz</text:p>
          </table:table-cell>
          <table:table-cell office:value-type="string" calcext:value-type="string">
            <text:p>https://www.encodeproject.org/files/ENCFF456UIA/@@download/ENCFF456UI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4BCK/@@download/ENCFF874BCK.bed.gz</text:p>
          </table:table-cell>
          <table:table-cell office:value-type="string" calcext:value-type="string">
            <text:p>https://www.encodeproject.org/files/ENCFF436DJC/@@download/ENCFF436DJC.bed.gz</text:p>
          </table:table-cell>
          <table:table-cell office:value-type="string" calcext:value-type="string">
            <text:p>https://www.encodeproject.org/files/ENCFF398HIB/@@download/ENCFF398HI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3MXB/@@download/ENCFF983MXB.bed.gz</text:p>
          </table:table-cell>
          <table:table-cell office:value-type="string" calcext:value-type="string">
            <text:p>https://www.encodeproject.org/files/ENCFF301CFJ/@@download/ENCFF301CFJ.bed.gz</text:p>
          </table:table-cell>
          <table:table-cell office:value-type="string" calcext:value-type="string">
            <text:p>https://www.encodeproject.org/files/ENCFF657QMD/@@download/ENCFF657QM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8DFS/@@download/ENCFF718DFS.bed.gz</text:p>
          </table:table-cell>
          <table:table-cell office:value-type="string" calcext:value-type="string">
            <text:p>https://www.encodeproject.org/files/ENCFF133FXT/@@download/ENCFF133FXT.bed.gz</text:p>
          </table:table-cell>
          <table:table-cell office:value-type="string" calcext:value-type="string">
            <text:p>https://www.encodeproject.org/files/ENCFF275UVL/@@download/ENCFF275UV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7YVM/@@download/ENCFF727YVM.bed.gz</text:p>
          </table:table-cell>
          <table:table-cell office:value-type="string" calcext:value-type="string">
            <text:p>https://www.encodeproject.org/files/ENCFF804UDG/@@download/ENCFF804UDG.bed.gz</text:p>
          </table:table-cell>
          <table:table-cell office:value-type="string" calcext:value-type="string">
            <text:p>https://www.encodeproject.org/files/ENCFF298SDR/@@download/ENCFF298SD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7COU/@@download/ENCFF877COU.bed.gz</text:p>
          </table:table-cell>
          <table:table-cell office:value-type="string" calcext:value-type="string">
            <text:p>https://www.encodeproject.org/files/ENCFF495YBQ/@@download/ENCFF495YBQ.bed.gz</text:p>
          </table:table-cell>
          <table:table-cell office:value-type="string" calcext:value-type="string">
            <text:p>https://www.encodeproject.org/files/ENCFF806NHO/@@download/ENCFF806NH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2XGX/@@download/ENCFF402XGX.bed.gz</text:p>
          </table:table-cell>
          <table:table-cell office:value-type="string" calcext:value-type="string">
            <text:p>https://www.encodeproject.org/files/ENCFF981JOH/@@download/ENCFF981JOH.bed.gz</text:p>
          </table:table-cell>
          <table:table-cell office:value-type="string" calcext:value-type="string">
            <text:p>https://www.encodeproject.org/files/ENCFF821XFX/@@download/ENCFF821XF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4MJE/@@download/ENCFF144MJE.bed.gz</text:p>
          </table:table-cell>
          <table:table-cell office:value-type="string" calcext:value-type="string">
            <text:p>https://www.encodeproject.org/files/ENCFF049JNK/@@download/ENCFF049JNK.bed.gz</text:p>
          </table:table-cell>
          <table:table-cell office:value-type="string" calcext:value-type="string">
            <text:p>https://www.encodeproject.org/files/ENCFF356HAP/@@download/ENCFF356HA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5QUJ/@@download/ENCFF795QUJ.bed.gz</text:p>
          </table:table-cell>
          <table:table-cell office:value-type="string" calcext:value-type="string">
            <text:p>https://www.encodeproject.org/files/ENCFF835VBA/@@download/ENCFF835VBA.bed.gz</text:p>
          </table:table-cell>
          <table:table-cell office:value-type="string" calcext:value-type="string">
            <text:p>https://www.encodeproject.org/files/ENCFF394BVY/@@download/ENCFF394BV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5UQG/@@download/ENCFF295UQG.bed.gz</text:p>
          </table:table-cell>
          <table:table-cell office:value-type="string" calcext:value-type="string">
            <text:p>https://www.encodeproject.org/files/ENCFF001UTB/@@download/ENCFF001UTB.bed.gz</text:p>
          </table:table-cell>
          <table:table-cell office:value-type="string" calcext:value-type="string">
            <text:p>https://www.encodeproject.org/files/ENCFF198ABE/@@download/ENCFF198AB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4YEA/@@download/ENCFF354YEA.bed.gz</text:p>
          </table:table-cell>
          <table:table-cell office:value-type="string" calcext:value-type="string">
            <text:p>https://www.encodeproject.org/files/ENCFF002DBA/@@download/ENCFF002DBA.bed.gz</text:p>
          </table:table-cell>
          <table:table-cell office:value-type="string" calcext:value-type="string">
            <text:p>https://www.encodeproject.org/files/ENCFF205YMJ/@@download/ENCFF205YM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4YLY/@@download/ENCFF914YLY.bed.gz</text:p>
          </table:table-cell>
          <table:table-cell office:value-type="string" calcext:value-type="string">
            <text:p>https://www.encodeproject.org/files/ENCFF458RGL/@@download/ENCFF458RGL.bed.gz</text:p>
          </table:table-cell>
          <table:table-cell office:value-type="string" calcext:value-type="string">
            <text:p>https://www.encodeproject.org/files/ENCFF799WYZ/@@download/ENCFF799WY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2YAX/@@download/ENCFF762YAX.bed.gz</text:p>
          </table:table-cell>
          <table:table-cell office:value-type="string" calcext:value-type="string">
            <text:p>https://www.encodeproject.org/files/ENCFF887ONX/@@download/ENCFF887ONX.bed.gz</text:p>
          </table:table-cell>
          <table:table-cell office:value-type="string" calcext:value-type="string">
            <text:p>https://www.encodeproject.org/files/ENCFF481NZV/@@download/ENCFF481NZ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4MZZ/@@download/ENCFF264MZZ.bed.gz</text:p>
          </table:table-cell>
          <table:table-cell office:value-type="string" calcext:value-type="string">
            <text:p>https://www.encodeproject.org/files/ENCFF977AFL/@@download/ENCFF977AFL.bed.gz</text:p>
          </table:table-cell>
          <table:table-cell office:value-type="string" calcext:value-type="string">
            <text:p>https://www.encodeproject.org/files/ENCFF246EBI/@@download/ENCFF246EB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7LBQ/@@download/ENCFF617LBQ.bed.gz</text:p>
          </table:table-cell>
          <table:table-cell office:value-type="string" calcext:value-type="string">
            <text:p>https://www.encodeproject.org/files/ENCFF691ARB/@@download/ENCFF691ARB.bed.gz</text:p>
          </table:table-cell>
          <table:table-cell office:value-type="string" calcext:value-type="string">
            <text:p>https://www.encodeproject.org/files/ENCFF877UKM/@@download/ENCFF877UK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3SED/@@download/ENCFF053SED.bed.gz</text:p>
          </table:table-cell>
          <table:table-cell office:value-type="string" calcext:value-type="string">
            <text:p>https://www.encodeproject.org/files/ENCFF728JUW/@@download/ENCFF728JUW.bed.gz</text:p>
          </table:table-cell>
          <table:table-cell office:value-type="string" calcext:value-type="string">
            <text:p>https://www.encodeproject.org/files/ENCFF534GAZ/@@download/ENCFF534GA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37FMS/@@download/ENCFF537FMS.bed.gz</text:p>
          </table:table-cell>
          <table:table-cell office:value-type="string" calcext:value-type="string">
            <text:p>https://www.encodeproject.org/files/ENCFF517HGL/@@download/ENCFF517HGL.bed.gz</text:p>
          </table:table-cell>
          <table:table-cell office:value-type="string" calcext:value-type="string">
            <text:p>https://www.encodeproject.org/files/ENCFF708IEW/@@download/ENCFF708IE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7CRC/@@download/ENCFF197CRC.bed.gz</text:p>
          </table:table-cell>
          <table:table-cell office:value-type="string" calcext:value-type="string">
            <text:p>https://www.encodeproject.org/files/ENCFF217FNA/@@download/ENCFF217FNA.bed.gz</text:p>
          </table:table-cell>
          <table:table-cell office:value-type="string" calcext:value-type="string">
            <text:p>https://www.encodeproject.org/files/ENCFF426OHP/@@download/ENCFF426OH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6VYH/@@download/ENCFF096VYH.bed.gz</text:p>
          </table:table-cell>
          <table:table-cell office:value-type="string" calcext:value-type="string">
            <text:p>https://www.encodeproject.org/files/ENCFF668UDC/@@download/ENCFF668UDC.bed.gz</text:p>
          </table:table-cell>
          <table:table-cell office:value-type="string" calcext:value-type="string">
            <text:p>https://www.encodeproject.org/files/ENCFF736GKJ/@@download/ENCFF736GK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2ITZ/@@download/ENCFF622ITZ.bed.gz</text:p>
          </table:table-cell>
          <table:table-cell office:value-type="string" calcext:value-type="string">
            <text:p>https://www.encodeproject.org/files/ENCFF673VPE/@@download/ENCFF673VPE.bed.gz</text:p>
          </table:table-cell>
          <table:table-cell office:value-type="string" calcext:value-type="string">
            <text:p>https://www.encodeproject.org/files/ENCFF907UMA/@@download/ENCFF907UM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9UPF/@@download/ENCFF629UPF.bed.gz</text:p>
          </table:table-cell>
          <table:table-cell office:value-type="string" calcext:value-type="string">
            <text:p>https://www.encodeproject.org/files/ENCFF477KMO/@@download/ENCFF477KMO.bed.gz</text:p>
          </table:table-cell>
          <table:table-cell office:value-type="string" calcext:value-type="string">
            <text:p>https://www.encodeproject.org/files/ENCFF296SZK/@@download/ENCFF296SZ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1UGM/@@download/ENCFF051UGM.bed.gz</text:p>
          </table:table-cell>
          <table:table-cell office:value-type="string" calcext:value-type="string">
            <text:p>https://www.encodeproject.org/files/ENCFF957IBE/@@download/ENCFF957IBE.bed.gz</text:p>
          </table:table-cell>
          <table:table-cell office:value-type="string" calcext:value-type="string">
            <text:p>https://www.encodeproject.org/files/ENCFF424EYY/@@download/ENCFF424EY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4NKC/@@download/ENCFF924NKC.bed.gz</text:p>
          </table:table-cell>
          <table:table-cell office:value-type="string" calcext:value-type="string">
            <text:p>https://www.encodeproject.org/files/ENCFF639EJK/@@download/ENCFF639EJK.bed.gz</text:p>
          </table:table-cell>
          <table:table-cell office:value-type="string" calcext:value-type="string">
            <text:p>https://www.encodeproject.org/files/ENCFF815UTJ/@@download/ENCFF815UT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7HYD/@@download/ENCFF607HYD.bed.gz</text:p>
          </table:table-cell>
          <table:table-cell office:value-type="string" calcext:value-type="string">
            <text:p>https://www.encodeproject.org/files/ENCFF837QHJ/@@download/ENCFF837QHJ.bed.gz</text:p>
          </table:table-cell>
          <table:table-cell office:value-type="string" calcext:value-type="string">
            <text:p>https://www.encodeproject.org/files/ENCFF010SQF/@@download/ENCFF010SQ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54QRP/@@download/ENCFF554QRP.bed.gz</text:p>
          </table:table-cell>
          <table:table-cell office:value-type="string" calcext:value-type="string">
            <text:p>https://www.encodeproject.org/files/ENCFF618OVE/@@download/ENCFF618OVE.bed.gz</text:p>
          </table:table-cell>
          <table:table-cell office:value-type="string" calcext:value-type="string">
            <text:p>https://www.encodeproject.org/files/ENCFF085LOV/@@download/ENCFF085LO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0KQH/@@download/ENCFF390KQH.bed.gz</text:p>
          </table:table-cell>
          <table:table-cell office:value-type="string" calcext:value-type="string">
            <text:p>https://www.encodeproject.org/files/ENCFF901DDA/@@download/ENCFF901DDA.bed.gz</text:p>
          </table:table-cell>
          <table:table-cell office:value-type="string" calcext:value-type="string">
            <text:p>https://www.encodeproject.org/files/ENCFF488YPI/@@download/ENCFF488YP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0MDN/@@download/ENCFF120MDN.bed.gz</text:p>
          </table:table-cell>
          <table:table-cell office:value-type="string" calcext:value-type="string">
            <text:p>https://www.encodeproject.org/files/ENCFF088ETE/@@download/ENCFF088ETE.bed.gz</text:p>
          </table:table-cell>
          <table:table-cell office:value-type="string" calcext:value-type="string">
            <text:p>https://www.encodeproject.org/files/ENCFF352IHV/@@download/ENCFF352IH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6EPI/@@download/ENCFF436EPI.bed.gz</text:p>
          </table:table-cell>
          <table:table-cell office:value-type="string" calcext:value-type="string">
            <text:p>https://www.encodeproject.org/files/ENCFF201MOM/@@download/ENCFF201MOM.bed.gz</text:p>
          </table:table-cell>
          <table:table-cell office:value-type="string" calcext:value-type="string">
            <text:p>https://www.encodeproject.org/files/ENCFF952ZNE/@@download/ENCFF952ZN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4YBK/@@download/ENCFF014YBK.bed.gz</text:p>
          </table:table-cell>
          <table:table-cell office:value-type="string" calcext:value-type="string">
            <text:p>https://www.encodeproject.org/files/ENCFF562IOY/@@download/ENCFF562IOY.bed.gz</text:p>
          </table:table-cell>
          <table:table-cell office:value-type="string" calcext:value-type="string">
            <text:p>https://www.encodeproject.org/files/ENCFF079VYY/@@download/ENCFF079VY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0TFU/@@download/ENCFF630TFU.bed.gz</text:p>
          </table:table-cell>
          <table:table-cell office:value-type="string" calcext:value-type="string">
            <text:p>https://www.encodeproject.org/files/ENCFF844HAN/@@download/ENCFF844HAN.bed.gz</text:p>
          </table:table-cell>
          <table:table-cell office:value-type="string" calcext:value-type="string">
            <text:p>https://www.encodeproject.org/files/ENCFF317LJX/@@download/ENCFF317LJ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9WQH/@@download/ENCFF949WQH.bed.gz</text:p>
          </table:table-cell>
          <table:table-cell office:value-type="string" calcext:value-type="string">
            <text:p>https://www.encodeproject.org/files/ENCFF864HFH/@@download/ENCFF864HFH.bed.gz</text:p>
          </table:table-cell>
          <table:table-cell office:value-type="string" calcext:value-type="string">
            <text:p>https://www.encodeproject.org/files/ENCFF698VYI/@@download/ENCFF698VY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2ZYZ/@@download/ENCFF182ZYZ.bed.gz</text:p>
          </table:table-cell>
          <table:table-cell office:value-type="string" calcext:value-type="string">
            <text:p>https://www.encodeproject.org/files/ENCFF928ZSB/@@download/ENCFF928ZSB.bed.gz</text:p>
          </table:table-cell>
          <table:table-cell office:value-type="string" calcext:value-type="string">
            <text:p>https://www.encodeproject.org/files/ENCFF173JMR/@@download/ENCFF173JM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6XBS/@@download/ENCFF056XBS.bed.gz</text:p>
          </table:table-cell>
          <table:table-cell office:value-type="string" calcext:value-type="string">
            <text:p>https://www.encodeproject.org/files/ENCFF954XKP/@@download/ENCFF954XKP.bed.gz</text:p>
          </table:table-cell>
          <table:table-cell office:value-type="string" calcext:value-type="string">
            <text:p>https://www.encodeproject.org/files/ENCFF418THE/@@download/ENCFF418TH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2SAA/@@download/ENCFF012SAA.bed.gz</text:p>
          </table:table-cell>
          <table:table-cell office:value-type="string" calcext:value-type="string">
            <text:p>https://www.encodeproject.org/files/ENCFF155UYD/@@download/ENCFF155UYD.bed.gz</text:p>
          </table:table-cell>
          <table:table-cell office:value-type="string" calcext:value-type="string">
            <text:p>https://www.encodeproject.org/files/ENCFF518QHP/@@download/ENCFF518QH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2PAZ/@@download/ENCFF982PAZ.bed.gz</text:p>
          </table:table-cell>
          <table:table-cell office:value-type="string" calcext:value-type="string">
            <text:p>https://www.encodeproject.org/files/ENCFF191HFX/@@download/ENCFF191HFX.bed.gz</text:p>
          </table:table-cell>
          <table:table-cell office:value-type="string" calcext:value-type="string">
            <text:p>https://www.encodeproject.org/files/ENCFF073SYL/@@download/ENCFF073SY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0PWO/@@download/ENCFF970PWO.bed.gz</text:p>
          </table:table-cell>
          <table:table-cell office:value-type="string" calcext:value-type="string">
            <text:p>https://www.encodeproject.org/files/ENCFF297BUU/@@download/ENCFF297BUU.bed.gz</text:p>
          </table:table-cell>
          <table:table-cell office:value-type="string" calcext:value-type="string">
            <text:p>https://www.encodeproject.org/files/ENCFF544ECF/@@download/ENCFF544EC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5SNJ/@@download/ENCFF105SNJ.bed.gz</text:p>
          </table:table-cell>
          <table:table-cell office:value-type="string" calcext:value-type="string">
            <text:p>https://www.encodeproject.org/files/ENCFF433EFF/@@download/ENCFF433EFF.bed.gz</text:p>
          </table:table-cell>
          <table:table-cell office:value-type="string" calcext:value-type="string">
            <text:p>https://www.encodeproject.org/files/ENCFF047DIR/@@download/ENCFF047DI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DWA/@@download/ENCFF047DWA.bed.gz</text:p>
          </table:table-cell>
          <table:table-cell office:value-type="string" calcext:value-type="string">
            <text:p>https://www.encodeproject.org/files/ENCFF842FFW/@@download/ENCFF842FFW.bed.gz</text:p>
          </table:table-cell>
          <table:table-cell office:value-type="string" calcext:value-type="string">
            <text:p>https://www.encodeproject.org/files/ENCFF883LWA/@@download/ENCFF883LW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1AFC/@@download/ENCFF371AFC.bed.gz</text:p>
          </table:table-cell>
          <table:table-cell office:value-type="string" calcext:value-type="string">
            <text:p>https://www.encodeproject.org/files/ENCFF571PKW/@@download/ENCFF571PKW.bed.gz</text:p>
          </table:table-cell>
          <table:table-cell office:value-type="string" calcext:value-type="string">
            <text:p>https://www.encodeproject.org/files/ENCFF150STQ/@@download/ENCFF150ST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31SWI/@@download/ENCFF531SWI.bed.gz</text:p>
          </table:table-cell>
          <table:table-cell office:value-type="string" calcext:value-type="string">
            <text:p>https://www.encodeproject.org/files/ENCFF139YFA/@@download/ENCFF139YFA.bed.gz</text:p>
          </table:table-cell>
          <table:table-cell office:value-type="string" calcext:value-type="string">
            <text:p>https://www.encodeproject.org/files/ENCFF220SDJ/@@download/ENCFF220SD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2DIZ/@@download/ENCFF602DIZ.bed.gz</text:p>
          </table:table-cell>
          <table:table-cell office:value-type="string" calcext:value-type="string">
            <text:p>https://www.encodeproject.org/files/ENCFF084INO/@@download/ENCFF084INO.bed.gz</text:p>
          </table:table-cell>
          <table:table-cell office:value-type="string" calcext:value-type="string">
            <text:p>https://www.encodeproject.org/files/ENCFF850HCP/@@download/ENCFF850HC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6ZJA/@@download/ENCFF986ZJA.bed.gz</text:p>
          </table:table-cell>
          <table:table-cell office:value-type="string" calcext:value-type="string">
            <text:p>https://www.encodeproject.org/files/ENCFF017YUI/@@download/ENCFF017YUI.bed.gz</text:p>
          </table:table-cell>
          <table:table-cell office:value-type="string" calcext:value-type="string">
            <text:p>https://www.encodeproject.org/files/ENCFF914EBJ/@@download/ENCFF914EB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4DWJ/@@download/ENCFF514DWJ.bed.gz</text:p>
          </table:table-cell>
          <table:table-cell office:value-type="string" calcext:value-type="string">
            <text:p>https://www.encodeproject.org/files/ENCFF027RDL/@@download/ENCFF027RDL.bed.gz</text:p>
          </table:table-cell>
          <table:table-cell office:value-type="string" calcext:value-type="string">
            <text:p>https://www.encodeproject.org/files/ENCFF318RDL/@@download/ENCFF318R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4ROB/@@download/ENCFF354ROB.bed.gz</text:p>
          </table:table-cell>
          <table:table-cell office:value-type="string" calcext:value-type="string">
            <text:p>https://www.encodeproject.org/files/ENCFF039SAY/@@download/ENCFF039SAY.bed.gz</text:p>
          </table:table-cell>
          <table:table-cell office:value-type="string" calcext:value-type="string">
            <text:p>https://www.encodeproject.org/files/ENCFF491JHY/@@download/ENCFF491JH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PGQ/@@download/ENCFF115PGQ.bed.gz</text:p>
          </table:table-cell>
          <table:table-cell office:value-type="string" calcext:value-type="string">
            <text:p>https://www.encodeproject.org/files/ENCFF468WHP/@@download/ENCFF468WHP.bed.gz</text:p>
          </table:table-cell>
          <table:table-cell office:value-type="string" calcext:value-type="string">
            <text:p>https://www.encodeproject.org/files/ENCFF154PKN/@@download/ENCFF154PK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5BEX/@@download/ENCFF805BEX.bed.gz</text:p>
          </table:table-cell>
          <table:table-cell office:value-type="string" calcext:value-type="string">
            <text:p>https://www.encodeproject.org/files/ENCFF933XOI/@@download/ENCFF933XOI.bed.gz</text:p>
          </table:table-cell>
          <table:table-cell office:value-type="string" calcext:value-type="string">
            <text:p>https://www.encodeproject.org/files/ENCFF542LOT/@@download/ENCFF542LO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5ADZ/@@download/ENCFF105ADZ.bed.gz</text:p>
          </table:table-cell>
          <table:table-cell office:value-type="string" calcext:value-type="string">
            <text:p>https://www.encodeproject.org/files/ENCFF825XAC/@@download/ENCFF825XAC.bed.gz</text:p>
          </table:table-cell>
          <table:table-cell office:value-type="string" calcext:value-type="string">
            <text:p>https://www.encodeproject.org/files/ENCFF145GBT/@@download/ENCFF145GB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2GPU/@@download/ENCFF802GPU.bed.gz</text:p>
          </table:table-cell>
          <table:table-cell office:value-type="string" calcext:value-type="string">
            <text:p>https://www.encodeproject.org/files/ENCFF122UUO/@@download/ENCFF122UUO.bed.gz</text:p>
          </table:table-cell>
          <table:table-cell office:value-type="string" calcext:value-type="string">
            <text:p>https://www.encodeproject.org/files/ENCFF500DGK/@@download/ENCFF500DG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6TTO/@@download/ENCFF096TTO.bed.gz</text:p>
          </table:table-cell>
          <table:table-cell office:value-type="string" calcext:value-type="string">
            <text:p>https://www.encodeproject.org/files/ENCFF073AVA/@@download/ENCFF073AVA.bed.gz</text:p>
          </table:table-cell>
          <table:table-cell office:value-type="string" calcext:value-type="string">
            <text:p>https://www.encodeproject.org/files/ENCFF226UZW/@@download/ENCFF226UZ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2QBZ/@@download/ENCFF462QBZ.bed.gz</text:p>
          </table:table-cell>
          <table:table-cell office:value-type="string" calcext:value-type="string">
            <text:p>https://www.encodeproject.org/files/ENCFF794MZC/@@download/ENCFF794MZC.bed.gz</text:p>
          </table:table-cell>
          <table:table-cell office:value-type="string" calcext:value-type="string">
            <text:p>https://www.encodeproject.org/files/ENCFF052KNT/@@download/ENCFF052KN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37NUZ/@@download/ENCFF937NUZ.bed.gz</text:p>
          </table:table-cell>
          <table:table-cell office:value-type="string" calcext:value-type="string">
            <text:p>https://www.encodeproject.org/files/ENCFF912ZJS/@@download/ENCFF912ZJS.bed.gz</text:p>
          </table:table-cell>
          <table:table-cell office:value-type="string" calcext:value-type="string">
            <text:p>https://www.encodeproject.org/files/ENCFF098GSW/@@download/ENCFF098GS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0NZJ/@@download/ENCFF070NZJ.bed.gz</text:p>
          </table:table-cell>
          <table:table-cell office:value-type="string" calcext:value-type="string">
            <text:p>https://www.encodeproject.org/files/ENCFF411YXA/@@download/ENCFF411YXA.bed.gz</text:p>
          </table:table-cell>
          <table:table-cell office:value-type="string" calcext:value-type="string">
            <text:p>https://www.encodeproject.org/files/ENCFF509JZU/@@download/ENCFF509JZ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9WLN/@@download/ENCFF009WLN.bed.gz</text:p>
          </table:table-cell>
          <table:table-cell office:value-type="string" calcext:value-type="string">
            <text:p>https://www.encodeproject.org/files/ENCFF276XLL/@@download/ENCFF276XLL.bed.gz</text:p>
          </table:table-cell>
          <table:table-cell office:value-type="string" calcext:value-type="string">
            <text:p>https://www.encodeproject.org/files/ENCFF378MUZ/@@download/ENCFF378MU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9FGP/@@download/ENCFF249FGP.bed.gz</text:p>
          </table:table-cell>
          <table:table-cell office:value-type="string" calcext:value-type="string">
            <text:p>https://www.encodeproject.org/files/ENCFF223DJX/@@download/ENCFF223DJX.bed.gz</text:p>
          </table:table-cell>
          <table:table-cell office:value-type="string" calcext:value-type="string">
            <text:p>https://www.encodeproject.org/files/ENCFF621SIB/@@download/ENCFF621SI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1MPR/@@download/ENCFF031MPR.bed.gz</text:p>
          </table:table-cell>
          <table:table-cell office:value-type="string" calcext:value-type="string">
            <text:p>https://www.encodeproject.org/files/ENCFF229NAV/@@download/ENCFF229NAV.bed.gz</text:p>
          </table:table-cell>
          <table:table-cell office:value-type="string" calcext:value-type="string">
            <text:p>https://www.encodeproject.org/files/ENCFF416SRE/@@download/ENCFF416SR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8QOA/@@download/ENCFF798QOA.bed.gz</text:p>
          </table:table-cell>
          <table:table-cell office:value-type="string" calcext:value-type="string">
            <text:p>https://www.encodeproject.org/files/ENCFF607YLT/@@download/ENCFF607YLT.bed.gz</text:p>
          </table:table-cell>
          <table:table-cell office:value-type="string" calcext:value-type="string">
            <text:p>https://www.encodeproject.org/files/ENCFF931CXU/@@download/ENCFF931CX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4PJZ/@@download/ENCFF264PJZ.bed.gz</text:p>
          </table:table-cell>
          <table:table-cell office:value-type="string" calcext:value-type="string">
            <text:p>https://www.encodeproject.org/files/ENCFF872PLP/@@download/ENCFF872PLP.bed.gz</text:p>
          </table:table-cell>
          <table:table-cell office:value-type="string" calcext:value-type="string">
            <text:p>https://www.encodeproject.org/files/ENCFF483WRG/@@download/ENCFF483WR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5BCP/@@download/ENCFF175BCP.bed.gz</text:p>
          </table:table-cell>
          <table:table-cell office:value-type="string" calcext:value-type="string">
            <text:p>https://www.encodeproject.org/files/ENCFF614UCN/@@download/ENCFF614UCN.bed.gz</text:p>
          </table:table-cell>
          <table:table-cell office:value-type="string" calcext:value-type="string">
            <text:p>https://www.encodeproject.org/files/ENCFF160YXN/@@download/ENCFF160YX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1SKP/@@download/ENCFF401SKP.bed.gz</text:p>
          </table:table-cell>
          <table:table-cell office:value-type="string" calcext:value-type="string">
            <text:p>https://www.encodeproject.org/files/ENCFF433ZKP/@@download/ENCFF433ZKP.bed.gz</text:p>
          </table:table-cell>
          <table:table-cell office:value-type="string" calcext:value-type="string">
            <text:p>https://www.encodeproject.org/files/ENCFF056KUA/@@download/ENCFF056KU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3KDP/@@download/ENCFF543KDP.bed.gz</text:p>
          </table:table-cell>
          <table:table-cell office:value-type="string" calcext:value-type="string">
            <text:p>https://www.encodeproject.org/files/ENCFF362XGP/@@download/ENCFF362XGP.bed.gz</text:p>
          </table:table-cell>
          <table:table-cell office:value-type="string" calcext:value-type="string">
            <text:p>https://www.encodeproject.org/files/ENCFF557ZKA/@@download/ENCFF557ZK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2ZZI/@@download/ENCFF222ZZI.bed.gz</text:p>
          </table:table-cell>
          <table:table-cell office:value-type="string" calcext:value-type="string">
            <text:p>https://www.encodeproject.org/files/ENCFF415VAZ/@@download/ENCFF415VAZ.bed.gz</text:p>
          </table:table-cell>
          <table:table-cell office:value-type="string" calcext:value-type="string">
            <text:p>https://www.encodeproject.org/files/ENCFF313VOM/@@download/ENCFF313VO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2FQS/@@download/ENCFF502FQS.bed.gz</text:p>
          </table:table-cell>
          <table:table-cell office:value-type="string" calcext:value-type="string">
            <text:p>https://www.encodeproject.org/files/ENCFF614GUV/@@download/ENCFF614GUV.bed.gz</text:p>
          </table:table-cell>
          <table:table-cell office:value-type="string" calcext:value-type="string">
            <text:p>https://www.encodeproject.org/files/ENCFF389FLT/@@download/ENCFF389FL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6WYF/@@download/ENCFF116WYF.bed.gz</text:p>
          </table:table-cell>
          <table:table-cell office:value-type="string" calcext:value-type="string">
            <text:p>https://www.encodeproject.org/files/ENCFF823LVL/@@download/ENCFF823LVL.bed.gz</text:p>
          </table:table-cell>
          <table:table-cell office:value-type="string" calcext:value-type="string">
            <text:p>https://www.encodeproject.org/files/ENCFF997BMC/@@download/ENCFF997BM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9DUT/@@download/ENCFF749DUT.bed.gz</text:p>
          </table:table-cell>
          <table:table-cell office:value-type="string" calcext:value-type="string">
            <text:p>https://www.encodeproject.org/files/ENCFF951VPZ/@@download/ENCFF951VPZ.bed.gz</text:p>
          </table:table-cell>
          <table:table-cell office:value-type="string" calcext:value-type="string">
            <text:p>https://www.encodeproject.org/files/ENCFF832DRI/@@download/ENCFF832DR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7ZID/@@download/ENCFF637ZID.bed.gz</text:p>
          </table:table-cell>
          <table:table-cell office:value-type="string" calcext:value-type="string">
            <text:p>https://www.encodeproject.org/files/ENCFF972ILN/@@download/ENCFF972ILN.bed.gz</text:p>
          </table:table-cell>
          <table:table-cell office:value-type="string" calcext:value-type="string">
            <text:p>https://www.encodeproject.org/files/ENCFF764KHJ/@@download/ENCFF764KH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4PPZ/@@download/ENCFF734PPZ.bed.gz</text:p>
          </table:table-cell>
          <table:table-cell office:value-type="string" calcext:value-type="string">
            <text:p>https://www.encodeproject.org/files/ENCFF584JHM/@@download/ENCFF584JHM.bed.gz</text:p>
          </table:table-cell>
          <table:table-cell office:value-type="string" calcext:value-type="string">
            <text:p>https://www.encodeproject.org/files/ENCFF861SRE/@@download/ENCFF861SR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1JBX/@@download/ENCFF191JBX.bed.gz</text:p>
          </table:table-cell>
          <table:table-cell office:value-type="string" calcext:value-type="string">
            <text:p>https://www.encodeproject.org/files/ENCFF126PNX/@@download/ENCFF126PNX.bed.gz</text:p>
          </table:table-cell>
          <table:table-cell office:value-type="string" calcext:value-type="string">
            <text:p>https://www.encodeproject.org/files/ENCFF405NYU/@@download/ENCFF405NY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0YVL/@@download/ENCFF460YVL.bed.gz</text:p>
          </table:table-cell>
          <table:table-cell office:value-type="string" calcext:value-type="string">
            <text:p>https://www.encodeproject.org/files/ENCFF971SJB/@@download/ENCFF971SJB.bed.gz</text:p>
          </table:table-cell>
          <table:table-cell office:value-type="string" calcext:value-type="string">
            <text:p>https://www.encodeproject.org/files/ENCFF909EMZ/@@download/ENCFF909EM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9MDU/@@download/ENCFF819MDU.bed.gz</text:p>
          </table:table-cell>
          <table:table-cell office:value-type="string" calcext:value-type="string">
            <text:p>https://www.encodeproject.org/files/ENCFF363RKC/@@download/ENCFF363RKC.bed.gz</text:p>
          </table:table-cell>
          <table:table-cell office:value-type="string" calcext:value-type="string">
            <text:p>https://www.encodeproject.org/files/ENCFF342MXT/@@download/ENCFF342MX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1NEG/@@download/ENCFF041NEG.bed.gz</text:p>
          </table:table-cell>
          <table:table-cell office:value-type="string" calcext:value-type="string">
            <text:p>https://www.encodeproject.org/files/ENCFF651MBI/@@download/ENCFF651MBI.bed.gz</text:p>
          </table:table-cell>
          <table:table-cell office:value-type="string" calcext:value-type="string">
            <text:p>https://www.encodeproject.org/files/ENCFF575XWL/@@download/ENCFF575XW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8NOP/@@download/ENCFF888NOP.bed.gz</text:p>
          </table:table-cell>
          <table:table-cell office:value-type="string" calcext:value-type="string">
            <text:p>https://www.encodeproject.org/files/ENCFF003GWJ/@@download/ENCFF003GWJ.bed.gz</text:p>
          </table:table-cell>
          <table:table-cell office:value-type="string" calcext:value-type="string">
            <text:p>https://www.encodeproject.org/files/ENCFF518TVR/@@download/ENCFF518TV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5KNN/@@download/ENCFF265KNN.bed.gz</text:p>
          </table:table-cell>
          <table:table-cell office:value-type="string" calcext:value-type="string">
            <text:p>https://www.encodeproject.org/files/ENCFF129GGF/@@download/ENCFF129GGF.bed.gz</text:p>
          </table:table-cell>
          <table:table-cell office:value-type="string" calcext:value-type="string">
            <text:p>https://www.encodeproject.org/files/ENCFF785MCM/@@download/ENCFF785MC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4EOH/@@download/ENCFF134EOH.bed.gz</text:p>
          </table:table-cell>
          <table:table-cell office:value-type="string" calcext:value-type="string">
            <text:p>https://www.encodeproject.org/files/ENCFF189LVJ/@@download/ENCFF189LVJ.bed.gz</text:p>
          </table:table-cell>
          <table:table-cell office:value-type="string" calcext:value-type="string">
            <text:p>https://www.encodeproject.org/files/ENCFF186CWH/@@download/ENCFF186C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8PCY/@@download/ENCFF148PCY.bed.gz</text:p>
          </table:table-cell>
          <table:table-cell office:value-type="string" calcext:value-type="string">
            <text:p>https://www.encodeproject.org/files/ENCFF971QHN/@@download/ENCFF971QHN.bed.gz</text:p>
          </table:table-cell>
          <table:table-cell office:value-type="string" calcext:value-type="string">
            <text:p>https://www.encodeproject.org/files/ENCFF555BLZ/@@download/ENCFF555BL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2PVJ/@@download/ENCFF802PVJ.bed.gz</text:p>
          </table:table-cell>
          <table:table-cell office:value-type="string" calcext:value-type="string">
            <text:p>https://www.encodeproject.org/files/ENCFF955CAT/@@download/ENCFF955CAT.bed.gz</text:p>
          </table:table-cell>
          <table:table-cell office:value-type="string" calcext:value-type="string">
            <text:p>https://www.encodeproject.org/files/ENCFF942YYG/@@download/ENCFF942YY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4YDK/@@download/ENCFF994YDK.bed.gz</text:p>
          </table:table-cell>
          <table:table-cell office:value-type="string" calcext:value-type="string">
            <text:p>https://www.encodeproject.org/files/ENCFF741KXN/@@download/ENCFF741KXN.bed.gz</text:p>
          </table:table-cell>
          <table:table-cell office:value-type="string" calcext:value-type="string">
            <text:p>https://www.encodeproject.org/files/ENCFF212NOS/@@download/ENCFF212NO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6VLV/@@download/ENCFF996VLV.bed.gz</text:p>
          </table:table-cell>
          <table:table-cell office:value-type="string" calcext:value-type="string">
            <text:p>https://www.encodeproject.org/files/ENCFF765FDF/@@download/ENCFF765FDF.bed.gz</text:p>
          </table:table-cell>
          <table:table-cell office:value-type="string" calcext:value-type="string">
            <text:p>https://www.encodeproject.org/files/ENCFF851PAH/@@download/ENCFF851PA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1XEJ/@@download/ENCFF901XEJ.bed.gz</text:p>
          </table:table-cell>
          <table:table-cell office:value-type="string" calcext:value-type="string">
            <text:p>https://www.encodeproject.org/files/ENCFF512ZCE/@@download/ENCFF512ZCE.bed.gz</text:p>
          </table:table-cell>
          <table:table-cell office:value-type="string" calcext:value-type="string">
            <text:p>https://www.encodeproject.org/files/ENCFF203BYO/@@download/ENCFF203BY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85NAD/@@download/ENCFF485NAD.bed.gz</text:p>
          </table:table-cell>
          <table:table-cell office:value-type="string" calcext:value-type="string">
            <text:p>https://www.encodeproject.org/files/ENCFF593OTD/@@download/ENCFF593OTD.bed.gz</text:p>
          </table:table-cell>
          <table:table-cell office:value-type="string" calcext:value-type="string">
            <text:p>https://www.encodeproject.org/files/ENCFF317DRV/@@download/ENCFF317DR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8IRO/@@download/ENCFF158IRO.bed.gz</text:p>
          </table:table-cell>
          <table:table-cell office:value-type="string" calcext:value-type="string">
            <text:p>https://www.encodeproject.org/files/ENCFF173XPM/@@download/ENCFF173XPM.bed.gz</text:p>
          </table:table-cell>
          <table:table-cell office:value-type="string" calcext:value-type="string">
            <text:p>https://www.encodeproject.org/files/ENCFF322RAX/@@download/ENCFF322RA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6ZBX/@@download/ENCFF696ZBX.bed.gz</text:p>
          </table:table-cell>
          <table:table-cell office:value-type="string" calcext:value-type="string">
            <text:p>https://www.encodeproject.org/files/ENCFF497MUF/@@download/ENCFF497MUF.bed.gz</text:p>
          </table:table-cell>
          <table:table-cell office:value-type="string" calcext:value-type="string">
            <text:p>https://www.encodeproject.org/files/ENCFF814HEC/@@download/ENCFF814HE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6TUN/@@download/ENCFF246TUN.bed.gz</text:p>
          </table:table-cell>
          <table:table-cell office:value-type="string" calcext:value-type="string">
            <text:p>https://www.encodeproject.org/files/ENCFF185IMR/@@download/ENCFF185IMR.bed.gz</text:p>
          </table:table-cell>
          <table:table-cell office:value-type="string" calcext:value-type="string">
            <text:p>https://www.encodeproject.org/files/ENCFF770QMJ/@@download/ENCFF770QM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8SBI/@@download/ENCFF588SBI.bed.gz</text:p>
          </table:table-cell>
          <table:table-cell office:value-type="string" calcext:value-type="string">
            <text:p>https://www.encodeproject.org/files/ENCFF862NGG/@@download/ENCFF862NGG.bed.gz</text:p>
          </table:table-cell>
          <table:table-cell office:value-type="string" calcext:value-type="string">
            <text:p>https://www.encodeproject.org/files/ENCFF297WXV/@@download/ENCFF297WX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8UQC/@@download/ENCFF508UQC.bed.gz</text:p>
          </table:table-cell>
          <table:table-cell office:value-type="string" calcext:value-type="string">
            <text:p>https://www.encodeproject.org/files/ENCFF029BXB/@@download/ENCFF029BXB.bed.gz</text:p>
          </table:table-cell>
          <table:table-cell office:value-type="string" calcext:value-type="string">
            <text:p>https://www.encodeproject.org/files/ENCFF016IKD/@@download/ENCFF016IK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4PRA/@@download/ENCFF464PRA.bed.gz</text:p>
          </table:table-cell>
          <table:table-cell office:value-type="string" calcext:value-type="string">
            <text:p>https://www.encodeproject.org/files/ENCFF696JKX/@@download/ENCFF696JKX.bed.gz</text:p>
          </table:table-cell>
          <table:table-cell office:value-type="string" calcext:value-type="string">
            <text:p>https://www.encodeproject.org/files/ENCFF547PKP/@@download/ENCFF547PK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3LEG/@@download/ENCFF473LEG.bed.gz</text:p>
          </table:table-cell>
          <table:table-cell office:value-type="string" calcext:value-type="string">
            <text:p>https://www.encodeproject.org/files/ENCFF979TJN/@@download/ENCFF979TJN.bed.gz</text:p>
          </table:table-cell>
          <table:table-cell office:value-type="string" calcext:value-type="string">
            <text:p>https://www.encodeproject.org/files/ENCFF680CQF/@@download/ENCFF680CQ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8QHW/@@download/ENCFF948QHW.bed.gz</text:p>
          </table:table-cell>
          <table:table-cell office:value-type="string" calcext:value-type="string">
            <text:p>https://www.encodeproject.org/files/ENCFF414ZTT/@@download/ENCFF414ZTT.bed.gz</text:p>
          </table:table-cell>
          <table:table-cell office:value-type="string" calcext:value-type="string">
            <text:p>https://www.encodeproject.org/files/ENCFF365KNL/@@download/ENCFF365KN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9EGS/@@download/ENCFF549EGS.bed.gz</text:p>
          </table:table-cell>
          <table:table-cell office:value-type="string" calcext:value-type="string">
            <text:p>https://www.encodeproject.org/files/ENCFF579XTC/@@download/ENCFF579XTC.bed.gz</text:p>
          </table:table-cell>
          <table:table-cell office:value-type="string" calcext:value-type="string">
            <text:p>https://www.encodeproject.org/files/ENCFF260LTM/@@download/ENCFF260LT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0YBU/@@download/ENCFF560YBU.bed.gz</text:p>
          </table:table-cell>
          <table:table-cell office:value-type="string" calcext:value-type="string">
            <text:p>https://www.encodeproject.org/files/ENCFF515NYK/@@download/ENCFF515NYK.bed.gz</text:p>
          </table:table-cell>
          <table:table-cell office:value-type="string" calcext:value-type="string">
            <text:p>https://www.encodeproject.org/files/ENCFF251BZF/@@download/ENCFF251BZ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4RMC/@@download/ENCFF384RMC.bed.gz</text:p>
          </table:table-cell>
          <table:table-cell office:value-type="string" calcext:value-type="string">
            <text:p>https://www.encodeproject.org/files/ENCFF811WQQ/@@download/ENCFF811WQQ.bed.gz</text:p>
          </table:table-cell>
          <table:table-cell office:value-type="string" calcext:value-type="string">
            <text:p>https://www.encodeproject.org/files/ENCFF826UGF/@@download/ENCFF826UG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9KFW/@@download/ENCFF589KFW.bed.gz</text:p>
          </table:table-cell>
          <table:table-cell office:value-type="string" calcext:value-type="string">
            <text:p>https://www.encodeproject.org/files/ENCFF025EPQ/@@download/ENCFF025EPQ.bed.gz</text:p>
          </table:table-cell>
          <table:table-cell office:value-type="string" calcext:value-type="string">
            <text:p>https://www.encodeproject.org/files/ENCFF579BDZ/@@download/ENCFF579B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9FSF/@@download/ENCFF839FSF.bed.gz</text:p>
          </table:table-cell>
          <table:table-cell office:value-type="string" calcext:value-type="string">
            <text:p>https://www.encodeproject.org/files/ENCFF967QUY/@@download/ENCFF967QUY.bed.gz</text:p>
          </table:table-cell>
          <table:table-cell office:value-type="string" calcext:value-type="string">
            <text:p>https://www.encodeproject.org/files/ENCFF758XHR/@@download/ENCFF758XH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8KCC/@@download/ENCFF128KCC.bed.gz</text:p>
          </table:table-cell>
          <table:table-cell office:value-type="string" calcext:value-type="string">
            <text:p>https://www.encodeproject.org/files/ENCFF566FVB/@@download/ENCFF566FVB.bed.gz</text:p>
          </table:table-cell>
          <table:table-cell office:value-type="string" calcext:value-type="string">
            <text:p>https://www.encodeproject.org/files/ENCFF021LEU/@@download/ENCFF021LE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8XHW/@@download/ENCFF098XHW.bed.gz</text:p>
          </table:table-cell>
          <table:table-cell office:value-type="string" calcext:value-type="string">
            <text:p>https://www.encodeproject.org/files/ENCFF128ZQH/@@download/ENCFF128ZQH.bed.gz</text:p>
          </table:table-cell>
          <table:table-cell office:value-type="string" calcext:value-type="string">
            <text:p>https://www.encodeproject.org/files/ENCFF160QTS/@@download/ENCFF160QT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5XEP/@@download/ENCFF375XEP.bed.gz</text:p>
          </table:table-cell>
          <table:table-cell office:value-type="string" calcext:value-type="string">
            <text:p>https://www.encodeproject.org/files/ENCFF853ZNE/@@download/ENCFF853ZNE.bed.gz</text:p>
          </table:table-cell>
          <table:table-cell office:value-type="string" calcext:value-type="string">
            <text:p>https://www.encodeproject.org/files/ENCFF351FLS/@@download/ENCFF351FL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2VBK/@@download/ENCFF472VBK.bed.gz</text:p>
          </table:table-cell>
          <table:table-cell office:value-type="string" calcext:value-type="string">
            <text:p>https://www.encodeproject.org/files/ENCFF315FCJ/@@download/ENCFF315FCJ.bed.gz</text:p>
          </table:table-cell>
          <table:table-cell office:value-type="string" calcext:value-type="string">
            <text:p>https://www.encodeproject.org/files/ENCFF495QKC/@@download/ENCFF495QK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5AFU/@@download/ENCFF875AFU.bed.gz</text:p>
          </table:table-cell>
          <table:table-cell office:value-type="string" calcext:value-type="string">
            <text:p>https://www.encodeproject.org/files/ENCFF146NMG/@@download/ENCFF146NMG.bed.gz</text:p>
          </table:table-cell>
          <table:table-cell office:value-type="string" calcext:value-type="string">
            <text:p>https://www.encodeproject.org/files/ENCFF166QIT/@@download/ENCFF166QI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6OCF/@@download/ENCFF396OCF.bed.gz</text:p>
          </table:table-cell>
          <table:table-cell office:value-type="string" calcext:value-type="string">
            <text:p>https://www.encodeproject.org/files/ENCFF782SGI/@@download/ENCFF782SGI.bed.gz</text:p>
          </table:table-cell>
          <table:table-cell office:value-type="string" calcext:value-type="string">
            <text:p>https://www.encodeproject.org/files/ENCFF544RLB/@@download/ENCFF544RL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9PSV/@@download/ENCFF219PSV.bed.gz</text:p>
          </table:table-cell>
          <table:table-cell office:value-type="string" calcext:value-type="string">
            <text:p>https://www.encodeproject.org/files/ENCFF614BYF/@@download/ENCFF614BYF.bed.gz</text:p>
          </table:table-cell>
          <table:table-cell office:value-type="string" calcext:value-type="string">
            <text:p>https://www.encodeproject.org/files/ENCFF727TZS/@@download/ENCFF727TZ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5ILS/@@download/ENCFF945ILS.bed.gz</text:p>
          </table:table-cell>
          <table:table-cell office:value-type="string" calcext:value-type="string">
            <text:p>https://www.encodeproject.org/files/ENCFF655AOY/@@download/ENCFF655AOY.bed.gz</text:p>
          </table:table-cell>
          <table:table-cell office:value-type="string" calcext:value-type="string">
            <text:p>https://www.encodeproject.org/files/ENCFF073JON/@@download/ENCFF073JO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1IJR/@@download/ENCFF711IJR.bed.gz</text:p>
          </table:table-cell>
          <table:table-cell office:value-type="string" calcext:value-type="string">
            <text:p>https://www.encodeproject.org/files/ENCFF996MTB/@@download/ENCFF996MTB.bed.gz</text:p>
          </table:table-cell>
          <table:table-cell office:value-type="string" calcext:value-type="string">
            <text:p>https://www.encodeproject.org/files/ENCFF931KJY/@@download/ENCFF931KJ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0AYV/@@download/ENCFF510AYV.bed.gz</text:p>
          </table:table-cell>
          <table:table-cell office:value-type="string" calcext:value-type="string">
            <text:p>https://www.encodeproject.org/files/ENCFF966CBP/@@download/ENCFF966CBP.bed.gz</text:p>
          </table:table-cell>
          <table:table-cell office:value-type="string" calcext:value-type="string">
            <text:p>https://www.encodeproject.org/files/ENCFF292NZP/@@download/ENCFF292NZ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2DCV/@@download/ENCFF602DCV.bed.gz</text:p>
          </table:table-cell>
          <table:table-cell office:value-type="string" calcext:value-type="string">
            <text:p>https://www.encodeproject.org/files/ENCFF963GDB/@@download/ENCFF963GDB.bed.gz</text:p>
          </table:table-cell>
          <table:table-cell office:value-type="string" calcext:value-type="string">
            <text:p>https://www.encodeproject.org/files/ENCFF171HWH/@@download/ENCFF171H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0OTF/@@download/ENCFF290OTF.bed.gz</text:p>
          </table:table-cell>
          <table:table-cell office:value-type="string" calcext:value-type="string">
            <text:p>https://www.encodeproject.org/files/ENCFF637JPV/@@download/ENCFF637JPV.bed.gz</text:p>
          </table:table-cell>
          <table:table-cell office:value-type="string" calcext:value-type="string">
            <text:p>https://www.encodeproject.org/files/ENCFF394LOL/@@download/ENCFF394LO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3MYG/@@download/ENCFF773MYG.bed.gz</text:p>
          </table:table-cell>
          <table:table-cell office:value-type="string" calcext:value-type="string">
            <text:p>https://www.encodeproject.org/files/ENCFF653ILB/@@download/ENCFF653ILB.bed.gz</text:p>
          </table:table-cell>
          <table:table-cell office:value-type="string" calcext:value-type="string">
            <text:p>https://www.encodeproject.org/files/ENCFF567QBH/@@download/ENCFF567QB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1GAR/@@download/ENCFF631GAR.bed.gz</text:p>
          </table:table-cell>
          <table:table-cell office:value-type="string" calcext:value-type="string">
            <text:p>https://www.encodeproject.org/files/ENCFF401DJJ/@@download/ENCFF401DJJ.bed.gz</text:p>
          </table:table-cell>
          <table:table-cell office:value-type="string" calcext:value-type="string">
            <text:p>https://www.encodeproject.org/files/ENCFF844TQP/@@download/ENCFF844TQ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2XCK/@@download/ENCFF602XCK.bed.gz</text:p>
          </table:table-cell>
          <table:table-cell office:value-type="string" calcext:value-type="string">
            <text:p>https://www.encodeproject.org/files/ENCFF788JPL/@@download/ENCFF788JPL.bed.gz</text:p>
          </table:table-cell>
          <table:table-cell office:value-type="string" calcext:value-type="string">
            <text:p>https://www.encodeproject.org/files/ENCFF835CLD/@@download/ENCFF835CL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8SXR/@@download/ENCFF168SXR.bed.gz</text:p>
          </table:table-cell>
          <table:table-cell office:value-type="string" calcext:value-type="string">
            <text:p>https://www.encodeproject.org/files/ENCFF645DIC/@@download/ENCFF645DIC.bed.gz</text:p>
          </table:table-cell>
          <table:table-cell office:value-type="string" calcext:value-type="string">
            <text:p>https://www.encodeproject.org/files/ENCFF307FGI/@@download/ENCFF307FG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1OFF/@@download/ENCFF181OFF.bed.gz</text:p>
          </table:table-cell>
          <table:table-cell office:value-type="string" calcext:value-type="string">
            <text:p>https://www.encodeproject.org/files/ENCFF538YID/@@download/ENCFF538YID.bed.gz</text:p>
          </table:table-cell>
          <table:table-cell office:value-type="string" calcext:value-type="string">
            <text:p>https://www.encodeproject.org/files/ENCFF290KQV/@@download/ENCFF290KQ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8LZU/@@download/ENCFF138LZU.bed.gz</text:p>
          </table:table-cell>
          <table:table-cell office:value-type="string" calcext:value-type="string">
            <text:p>https://www.encodeproject.org/files/ENCFF326UJU/@@download/ENCFF326UJU.bed.gz</text:p>
          </table:table-cell>
          <table:table-cell office:value-type="string" calcext:value-type="string">
            <text:p>https://www.encodeproject.org/files/ENCFF334MUD/@@download/ENCFF334MU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9QTP/@@download/ENCFF579QTP.bed.gz</text:p>
          </table:table-cell>
          <table:table-cell office:value-type="string" calcext:value-type="string">
            <text:p>https://www.encodeproject.org/files/ENCFF157FXA/@@download/ENCFF157FXA.bed.gz</text:p>
          </table:table-cell>
          <table:table-cell office:value-type="string" calcext:value-type="string">
            <text:p>https://www.encodeproject.org/files/ENCFF066NFS/@@download/ENCFF066NF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7PAY/@@download/ENCFF857PAY.bed.gz</text:p>
          </table:table-cell>
          <table:table-cell office:value-type="string" calcext:value-type="string">
            <text:p>https://www.encodeproject.org/files/ENCFF849CHG/@@download/ENCFF849CHG.bed.gz</text:p>
          </table:table-cell>
          <table:table-cell office:value-type="string" calcext:value-type="string">
            <text:p>https://www.encodeproject.org/files/ENCFF393UUZ/@@download/ENCFF393UU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3XLZ/@@download/ENCFF213XLZ.bed.gz</text:p>
          </table:table-cell>
          <table:table-cell office:value-type="string" calcext:value-type="string">
            <text:p>https://www.encodeproject.org/files/ENCFF739MCU/@@download/ENCFF739MCU.bed.gz</text:p>
          </table:table-cell>
          <table:table-cell office:value-type="string" calcext:value-type="string">
            <text:p>https://www.encodeproject.org/files/ENCFF914CVQ/@@download/ENCFF914CV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5INZ/@@download/ENCFF915INZ.bed.gz</text:p>
          </table:table-cell>
          <table:table-cell office:value-type="string" calcext:value-type="string">
            <text:p>https://www.encodeproject.org/files/ENCFF603GGT/@@download/ENCFF603GGT.bed.gz</text:p>
          </table:table-cell>
          <table:table-cell office:value-type="string" calcext:value-type="string">
            <text:p>https://www.encodeproject.org/files/ENCFF854NWJ/@@download/ENCFF854NW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1TRF/@@download/ENCFF971TRF.bed.gz</text:p>
          </table:table-cell>
          <table:table-cell office:value-type="string" calcext:value-type="string">
            <text:p>https://www.encodeproject.org/files/ENCFF905CUU/@@download/ENCFF905CUU.bed.gz</text:p>
          </table:table-cell>
          <table:table-cell office:value-type="string" calcext:value-type="string">
            <text:p>https://www.encodeproject.org/files/ENCFF497NQR/@@download/ENCFF497NQ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0WPR/@@download/ENCFF040WPR.bed.gz</text:p>
          </table:table-cell>
          <table:table-cell office:value-type="string" calcext:value-type="string">
            <text:p>https://www.encodeproject.org/files/ENCFF627DHJ/@@download/ENCFF627DHJ.bed.gz</text:p>
          </table:table-cell>
          <table:table-cell office:value-type="string" calcext:value-type="string">
            <text:p>https://www.encodeproject.org/files/ENCFF980AUB/@@download/ENCFF980AU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1VFJ/@@download/ENCFF711VFJ.bed.gz</text:p>
          </table:table-cell>
          <table:table-cell office:value-type="string" calcext:value-type="string">
            <text:p>https://www.encodeproject.org/files/ENCFF872LIM/@@download/ENCFF872LIM.bed.gz</text:p>
          </table:table-cell>
          <table:table-cell office:value-type="string" calcext:value-type="string">
            <text:p>https://www.encodeproject.org/files/ENCFF783VRQ/@@download/ENCFF783VR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34EAN/@@download/ENCFF934EAN.bed.gz</text:p>
          </table:table-cell>
          <table:table-cell office:value-type="string" calcext:value-type="string">
            <text:p>https://www.encodeproject.org/files/ENCFF114FNT/@@download/ENCFF114FNT.bed.gz</text:p>
          </table:table-cell>
          <table:table-cell office:value-type="string" calcext:value-type="string">
            <text:p>https://www.encodeproject.org/files/ENCFF158FFO/@@download/ENCFF158FF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0SZL/@@download/ENCFF110SZL.bed.gz</text:p>
          </table:table-cell>
          <table:table-cell office:value-type="string" calcext:value-type="string">
            <text:p>https://www.encodeproject.org/files/ENCFF814SXM/@@download/ENCFF814SXM.bed.gz</text:p>
          </table:table-cell>
          <table:table-cell office:value-type="string" calcext:value-type="string">
            <text:p>https://www.encodeproject.org/files/ENCFF183YVN/@@download/ENCFF183YV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8ZFG/@@download/ENCFF188ZFG.bed.gz</text:p>
          </table:table-cell>
          <table:table-cell office:value-type="string" calcext:value-type="string">
            <text:p>https://www.encodeproject.org/files/ENCFF721JKB/@@download/ENCFF721JKB.bed.gz</text:p>
          </table:table-cell>
          <table:table-cell office:value-type="string" calcext:value-type="string">
            <text:p>https://www.encodeproject.org/files/ENCFF686TMW/@@download/ENCFF686TM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CMU/@@download/ENCFF227CMU.bed.gz</text:p>
          </table:table-cell>
          <table:table-cell office:value-type="string" calcext:value-type="string">
            <text:p>https://www.encodeproject.org/files/ENCFF033XQB/@@download/ENCFF033XQB.bed.gz</text:p>
          </table:table-cell>
          <table:table-cell office:value-type="string" calcext:value-type="string">
            <text:p>https://www.encodeproject.org/files/ENCFF763ROU/@@download/ENCFF763RO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9XZY/@@download/ENCFF639XZY.bed.gz</text:p>
          </table:table-cell>
          <table:table-cell office:value-type="string" calcext:value-type="string">
            <text:p>https://www.encodeproject.org/files/ENCFF572ESJ/@@download/ENCFF572ESJ.bed.gz</text:p>
          </table:table-cell>
          <table:table-cell office:value-type="string" calcext:value-type="string">
            <text:p>https://www.encodeproject.org/files/ENCFF938YWJ/@@download/ENCFF938YW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3RBC/@@download/ENCFF753RBC.bed.gz</text:p>
          </table:table-cell>
          <table:table-cell office:value-type="string" calcext:value-type="string">
            <text:p>https://www.encodeproject.org/files/ENCFF797OLU/@@download/ENCFF797OLU.bed.gz</text:p>
          </table:table-cell>
          <table:table-cell office:value-type="string" calcext:value-type="string">
            <text:p>https://www.encodeproject.org/files/ENCFF302UFM/@@download/ENCFF302U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3IXI/@@download/ENCFF203IXI.bed.gz</text:p>
          </table:table-cell>
          <table:table-cell office:value-type="string" calcext:value-type="string">
            <text:p>https://www.encodeproject.org/files/ENCFF657HTU/@@download/ENCFF657HTU.bed.gz</text:p>
          </table:table-cell>
          <table:table-cell office:value-type="string" calcext:value-type="string">
            <text:p>https://www.encodeproject.org/files/ENCFF495RTY/@@download/ENCFF495RT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5ISF/@@download/ENCFF795ISF.bed.gz</text:p>
          </table:table-cell>
          <table:table-cell office:value-type="string" calcext:value-type="string">
            <text:p>https://www.encodeproject.org/files/ENCFF051USR/@@download/ENCFF051USR.bed.gz</text:p>
          </table:table-cell>
          <table:table-cell office:value-type="string" calcext:value-type="string">
            <text:p>https://www.encodeproject.org/files/ENCFF104EMQ/@@download/ENCFF104EM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2ROY/@@download/ENCFF662ROY.bed.gz</text:p>
          </table:table-cell>
          <table:table-cell office:value-type="string" calcext:value-type="string">
            <text:p>https://www.encodeproject.org/files/ENCFF043PIW/@@download/ENCFF043PIW.bed.gz</text:p>
          </table:table-cell>
          <table:table-cell office:value-type="string" calcext:value-type="string">
            <text:p>https://www.encodeproject.org/files/ENCFF364TET/@@download/ENCFF364TE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5LKV/@@download/ENCFF725LKV.bed.gz</text:p>
          </table:table-cell>
          <table:table-cell office:value-type="string" calcext:value-type="string">
            <text:p>https://www.encodeproject.org/files/ENCFF719VDM/@@download/ENCFF719VDM.bed.gz</text:p>
          </table:table-cell>
          <table:table-cell office:value-type="string" calcext:value-type="string">
            <text:p>https://www.encodeproject.org/files/ENCFF485CAM/@@download/ENCFF485CA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9WHG/@@download/ENCFF359WHG.bed.gz</text:p>
          </table:table-cell>
          <table:table-cell office:value-type="string" calcext:value-type="string">
            <text:p>https://www.encodeproject.org/files/ENCFF960NYN/@@download/ENCFF960NYN.bed.gz</text:p>
          </table:table-cell>
          <table:table-cell office:value-type="string" calcext:value-type="string">
            <text:p>https://www.encodeproject.org/files/ENCFF916BYN/@@download/ENCFF916BY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7UCK/@@download/ENCFF547UCK.bed.gz</text:p>
          </table:table-cell>
          <table:table-cell office:value-type="string" calcext:value-type="string">
            <text:p>https://www.encodeproject.org/files/ENCFF968MST/@@download/ENCFF968MST.bed.gz</text:p>
          </table:table-cell>
          <table:table-cell office:value-type="string" calcext:value-type="string">
            <text:p>https://www.encodeproject.org/files/ENCFF481ZAX/@@download/ENCFF481ZA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1SCF/@@download/ENCFF131SCF.bed.gz</text:p>
          </table:table-cell>
          <table:table-cell office:value-type="string" calcext:value-type="string">
            <text:p>https://www.encodeproject.org/files/ENCFF086GJP/@@download/ENCFF086GJP.bed.gz</text:p>
          </table:table-cell>
          <table:table-cell office:value-type="string" calcext:value-type="string">
            <text:p>https://www.encodeproject.org/files/ENCFF283JOC/@@download/ENCFF283JO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6SFK/@@download/ENCFF026SFK.bed.gz</text:p>
          </table:table-cell>
          <table:table-cell office:value-type="string" calcext:value-type="string">
            <text:p>https://www.encodeproject.org/files/ENCFF668CLC/@@download/ENCFF668CLC.bed.gz</text:p>
          </table:table-cell>
          <table:table-cell office:value-type="string" calcext:value-type="string">
            <text:p>https://www.encodeproject.org/files/ENCFF662HCT/@@download/ENCFF662HC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6JXB/@@download/ENCFF126JXB.bed.gz</text:p>
          </table:table-cell>
          <table:table-cell office:value-type="string" calcext:value-type="string">
            <text:p>https://www.encodeproject.org/files/ENCFF617JQS/@@download/ENCFF617JQS.bed.gz</text:p>
          </table:table-cell>
          <table:table-cell office:value-type="string" calcext:value-type="string">
            <text:p>https://www.encodeproject.org/files/ENCFF773MBD/@@download/ENCFF773MB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6CNB/@@download/ENCFF376CNB.bed.gz</text:p>
          </table:table-cell>
          <table:table-cell office:value-type="string" calcext:value-type="string">
            <text:p>https://www.encodeproject.org/files/ENCFF603GMZ/@@download/ENCFF603GMZ.bed.gz</text:p>
          </table:table-cell>
          <table:table-cell office:value-type="string" calcext:value-type="string">
            <text:p>https://www.encodeproject.org/files/ENCFF599PGC/@@download/ENCFF599PG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8VXS/@@download/ENCFF758VXS.bed.gz</text:p>
          </table:table-cell>
          <table:table-cell office:value-type="string" calcext:value-type="string">
            <text:p>https://www.encodeproject.org/files/ENCFF876JTC/@@download/ENCFF876JTC.bed.gz</text:p>
          </table:table-cell>
          <table:table-cell office:value-type="string" calcext:value-type="string">
            <text:p>https://www.encodeproject.org/files/ENCFF501VMI/@@download/ENCFF501VM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2CYJ/@@download/ENCFF722CYJ.bed.gz</text:p>
          </table:table-cell>
          <table:table-cell office:value-type="string" calcext:value-type="string">
            <text:p>https://www.encodeproject.org/files/ENCFF484TJY/@@download/ENCFF484TJY.bed.gz</text:p>
          </table:table-cell>
          <table:table-cell office:value-type="string" calcext:value-type="string">
            <text:p>https://www.encodeproject.org/files/ENCFF737CBH/@@download/ENCFF737CB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5HGL/@@download/ENCFF425HGL.bed.gz</text:p>
          </table:table-cell>
          <table:table-cell office:value-type="string" calcext:value-type="string">
            <text:p>https://www.encodeproject.org/files/ENCFF560WHY/@@download/ENCFF560WHY.bed.gz</text:p>
          </table:table-cell>
          <table:table-cell office:value-type="string" calcext:value-type="string">
            <text:p>https://www.encodeproject.org/files/ENCFF248HMV/@@download/ENCFF248HM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7KRV/@@download/ENCFF137KRV.bed.gz</text:p>
          </table:table-cell>
          <table:table-cell office:value-type="string" calcext:value-type="string">
            <text:p>https://www.encodeproject.org/files/ENCFF862SRI/@@download/ENCFF862SRI.bed.gz</text:p>
          </table:table-cell>
          <table:table-cell office:value-type="string" calcext:value-type="string">
            <text:p>https://www.encodeproject.org/files/ENCFF472MIL/@@download/ENCFF472MI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9VBG/@@download/ENCFF879VBG.bed.gz</text:p>
          </table:table-cell>
          <table:table-cell office:value-type="string" calcext:value-type="string">
            <text:p>https://www.encodeproject.org/files/ENCFF653SEN/@@download/ENCFF653SEN.bed.gz</text:p>
          </table:table-cell>
          <table:table-cell office:value-type="string" calcext:value-type="string">
            <text:p>https://www.encodeproject.org/files/ENCFF896SHZ/@@download/ENCFF896SH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3EIR/@@download/ENCFF273EIR.bed.gz</text:p>
          </table:table-cell>
          <table:table-cell office:value-type="string" calcext:value-type="string">
            <text:p>https://www.encodeproject.org/files/ENCFF638SAX/@@download/ENCFF638SAX.bed.gz</text:p>
          </table:table-cell>
          <table:table-cell office:value-type="string" calcext:value-type="string">
            <text:p>https://www.encodeproject.org/files/ENCFF845AIH/@@download/ENCFF845AI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6RFS/@@download/ENCFF676RFS.bed.gz</text:p>
          </table:table-cell>
          <table:table-cell office:value-type="string" calcext:value-type="string">
            <text:p>https://www.encodeproject.org/files/ENCFF621NXV/@@download/ENCFF621NXV.bed.gz</text:p>
          </table:table-cell>
          <table:table-cell office:value-type="string" calcext:value-type="string">
            <text:p>https://www.encodeproject.org/files/ENCFF218DVF/@@download/ENCFF218DV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2AJH/@@download/ENCFF192AJH.bed.gz</text:p>
          </table:table-cell>
          <table:table-cell office:value-type="string" calcext:value-type="string">
            <text:p>https://www.encodeproject.org/files/ENCFF769PHB/@@download/ENCFF769PHB.bed.gz</text:p>
          </table:table-cell>
          <table:table-cell office:value-type="string" calcext:value-type="string">
            <text:p>https://www.encodeproject.org/files/ENCFF614HUN/@@download/ENCFF614HU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7CVN/@@download/ENCFF667CVN.bed.gz</text:p>
          </table:table-cell>
          <table:table-cell office:value-type="string" calcext:value-type="string">
            <text:p>https://www.encodeproject.org/files/ENCFF287ZYU/@@download/ENCFF287ZYU.bed.gz</text:p>
          </table:table-cell>
          <table:table-cell office:value-type="string" calcext:value-type="string">
            <text:p>https://www.encodeproject.org/files/ENCFF399QNN/@@download/ENCFF399QN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7GVZ/@@download/ENCFF597GVZ.bed.gz</text:p>
          </table:table-cell>
          <table:table-cell office:value-type="string" calcext:value-type="string">
            <text:p>https://www.encodeproject.org/files/ENCFF711DHZ/@@download/ENCFF711DHZ.bed.gz</text:p>
          </table:table-cell>
          <table:table-cell office:value-type="string" calcext:value-type="string">
            <text:p>https://www.encodeproject.org/files/ENCFF540PLW/@@download/ENCFF540PL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2RMF/@@download/ENCFF722RMF.bed.gz</text:p>
          </table:table-cell>
          <table:table-cell office:value-type="string" calcext:value-type="string">
            <text:p>https://www.encodeproject.org/files/ENCFF851EKF/@@download/ENCFF851EKF.bed.gz</text:p>
          </table:table-cell>
          <table:table-cell office:value-type="string" calcext:value-type="string">
            <text:p>https://www.encodeproject.org/files/ENCFF792NHV/@@download/ENCFF792NH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4JWV/@@download/ENCFF474JWV.bed.gz</text:p>
          </table:table-cell>
          <table:table-cell office:value-type="string" calcext:value-type="string">
            <text:p>https://www.encodeproject.org/files/ENCFF032ACV/@@download/ENCFF032ACV.bed.gz</text:p>
          </table:table-cell>
          <table:table-cell office:value-type="string" calcext:value-type="string">
            <text:p>https://www.encodeproject.org/files/ENCFF032ZKF/@@download/ENCFF032ZK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5OKQ/@@download/ENCFF625OKQ.bed.gz</text:p>
          </table:table-cell>
          <table:table-cell office:value-type="string" calcext:value-type="string">
            <text:p>https://www.encodeproject.org/files/ENCFF420PED/@@download/ENCFF420PED.bed.gz</text:p>
          </table:table-cell>
          <table:table-cell office:value-type="string" calcext:value-type="string">
            <text:p>https://www.encodeproject.org/files/ENCFF550DTC/@@download/ENCFF550DT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8QQC/@@download/ENCFF518QQC.bed.gz</text:p>
          </table:table-cell>
          <table:table-cell office:value-type="string" calcext:value-type="string">
            <text:p>https://www.encodeproject.org/files/ENCFF755MSZ/@@download/ENCFF755MSZ.bed.gz</text:p>
          </table:table-cell>
          <table:table-cell office:value-type="string" calcext:value-type="string">
            <text:p>https://www.encodeproject.org/files/ENCFF269VDL/@@download/ENCFF269V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6BLY/@@download/ENCFF686BLY.bed.gz</text:p>
          </table:table-cell>
          <table:table-cell office:value-type="string" calcext:value-type="string">
            <text:p>https://www.encodeproject.org/files/ENCFF063GQS/@@download/ENCFF063GQS.bed.gz</text:p>
          </table:table-cell>
          <table:table-cell office:value-type="string" calcext:value-type="string">
            <text:p>https://www.encodeproject.org/files/ENCFF100XWO/@@download/ENCFF100XW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2NHI/@@download/ENCFF382NHI.bed.gz</text:p>
          </table:table-cell>
          <table:table-cell office:value-type="string" calcext:value-type="string">
            <text:p>https://www.encodeproject.org/files/ENCFF235XPK/@@download/ENCFF235XPK.bed.gz</text:p>
          </table:table-cell>
          <table:table-cell office:value-type="string" calcext:value-type="string">
            <text:p>https://www.encodeproject.org/files/ENCFF818WQY/@@download/ENCFF818WQ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MBB/@@download/ENCFF243MBB.bed.gz</text:p>
          </table:table-cell>
          <table:table-cell office:value-type="string" calcext:value-type="string">
            <text:p>https://www.encodeproject.org/files/ENCFF567PTY/@@download/ENCFF567PTY.bed.gz</text:p>
          </table:table-cell>
          <table:table-cell office:value-type="string" calcext:value-type="string">
            <text:p>https://www.encodeproject.org/files/ENCFF646OUE/@@download/ENCFF646OU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6IFB/@@download/ENCFF036IFB.bed.gz</text:p>
          </table:table-cell>
          <table:table-cell office:value-type="string" calcext:value-type="string">
            <text:p>https://www.encodeproject.org/files/ENCFF693FRV/@@download/ENCFF693FRV.bed.gz</text:p>
          </table:table-cell>
          <table:table-cell office:value-type="string" calcext:value-type="string">
            <text:p>https://www.encodeproject.org/files/ENCFF584YVL/@@download/ENCFF584YV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6CLY/@@download/ENCFF296CLY.bed.gz</text:p>
          </table:table-cell>
          <table:table-cell office:value-type="string" calcext:value-type="string">
            <text:p>https://www.encodeproject.org/files/ENCFF915RRJ/@@download/ENCFF915RRJ.bed.gz</text:p>
          </table:table-cell>
          <table:table-cell office:value-type="string" calcext:value-type="string">
            <text:p>https://www.encodeproject.org/files/ENCFF907GET/@@download/ENCFF907GE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3ULR/@@download/ENCFF903ULR.bed.gz</text:p>
          </table:table-cell>
          <table:table-cell office:value-type="string" calcext:value-type="string">
            <text:p>https://www.encodeproject.org/files/ENCFF841CBQ/@@download/ENCFF841CBQ.bed.gz</text:p>
          </table:table-cell>
          <table:table-cell office:value-type="string" calcext:value-type="string">
            <text:p>https://www.encodeproject.org/files/ENCFF290OFM/@@download/ENCFF290O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6UQI/@@download/ENCFF856UQI.bed.gz</text:p>
          </table:table-cell>
          <table:table-cell office:value-type="string" calcext:value-type="string">
            <text:p>https://www.encodeproject.org/files/ENCFF028HOI/@@download/ENCFF028HOI.bed.gz</text:p>
          </table:table-cell>
          <table:table-cell office:value-type="string" calcext:value-type="string">
            <text:p>https://www.encodeproject.org/files/ENCFF396FMM/@@download/ENCFF396FM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5LBF/@@download/ENCFF745LBF.bed.gz</text:p>
          </table:table-cell>
          <table:table-cell office:value-type="string" calcext:value-type="string">
            <text:p>https://www.encodeproject.org/files/ENCFF940TMU/@@download/ENCFF940TMU.bed.gz</text:p>
          </table:table-cell>
          <table:table-cell office:value-type="string" calcext:value-type="string">
            <text:p>https://www.encodeproject.org/files/ENCFF369PMK/@@download/ENCFF369PM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8IOC/@@download/ENCFF738IOC.bed.gz</text:p>
          </table:table-cell>
          <table:table-cell office:value-type="string" calcext:value-type="string">
            <text:p>https://www.encodeproject.org/files/ENCFF293LRQ/@@download/ENCFF293LRQ.bed.gz</text:p>
          </table:table-cell>
          <table:table-cell office:value-type="string" calcext:value-type="string">
            <text:p>https://www.encodeproject.org/files/ENCFF749IYG/@@download/ENCFF749IY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0MDP/@@download/ENCFF810MDP.bed.gz</text:p>
          </table:table-cell>
          <table:table-cell office:value-type="string" calcext:value-type="string">
            <text:p>https://www.encodeproject.org/files/ENCFF216JDJ/@@download/ENCFF216JDJ.bed.gz</text:p>
          </table:table-cell>
          <table:table-cell office:value-type="string" calcext:value-type="string">
            <text:p>https://www.encodeproject.org/files/ENCFF647RSA/@@download/ENCFF647RS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YC/@@download/ENCFF001UYC.bed.gz</text:p>
          </table:table-cell>
          <table:table-cell office:value-type="string" calcext:value-type="string">
            <text:p>https://www.encodeproject.org/files/ENCFF539QIT/@@download/ENCFF539QIT.bed.gz</text:p>
          </table:table-cell>
          <table:table-cell office:value-type="string" calcext:value-type="string">
            <text:p>https://www.encodeproject.org/files/ENCFF725NNB/@@download/ENCFF725NN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8SRP/@@download/ENCFF708SRP.bed.gz</text:p>
          </table:table-cell>
          <table:table-cell office:value-type="string" calcext:value-type="string">
            <text:p>https://www.encodeproject.org/files/ENCFF344EDE/@@download/ENCFF344EDE.bed.gz</text:p>
          </table:table-cell>
          <table:table-cell office:value-type="string" calcext:value-type="string">
            <text:p>https://www.encodeproject.org/files/ENCFF597VUG/@@download/ENCFF597VU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2HDT/@@download/ENCFF162HDT.bed.gz</text:p>
          </table:table-cell>
          <table:table-cell office:value-type="string" calcext:value-type="string">
            <text:p>https://www.encodeproject.org/files/ENCFF295GBJ/@@download/ENCFF295GBJ.bed.gz</text:p>
          </table:table-cell>
          <table:table-cell office:value-type="string" calcext:value-type="string">
            <text:p>https://www.encodeproject.org/files/ENCFF112VVJ/@@download/ENCFF112VV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5RNI/@@download/ENCFF385RNI.bed.gz</text:p>
          </table:table-cell>
          <table:table-cell office:value-type="string" calcext:value-type="string">
            <text:p>https://www.encodeproject.org/files/ENCFF555YAB/@@download/ENCFF555YAB.bed.gz</text:p>
          </table:table-cell>
          <table:table-cell office:value-type="string" calcext:value-type="string">
            <text:p>https://www.encodeproject.org/files/ENCFF630FSN/@@download/ENCFF630FS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6THD/@@download/ENCFF866THD.bed.gz</text:p>
          </table:table-cell>
          <table:table-cell office:value-type="string" calcext:value-type="string">
            <text:p>https://www.encodeproject.org/files/ENCFF001XTH/@@download/ENCFF001XTH.bed.gz</text:p>
          </table:table-cell>
          <table:table-cell office:value-type="string" calcext:value-type="string">
            <text:p>https://www.encodeproject.org/files/ENCFF861OLF/@@download/ENCFF861OL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6RTA/@@download/ENCFF406RTA.bed.gz</text:p>
          </table:table-cell>
          <table:table-cell office:value-type="string" calcext:value-type="string">
            <text:p>https://www.encodeproject.org/files/ENCFF001XTI/@@download/ENCFF001XTI.bed.gz</text:p>
          </table:table-cell>
          <table:table-cell office:value-type="string" calcext:value-type="string">
            <text:p>https://www.encodeproject.org/files/ENCFF747OWN/@@download/ENCFF747OW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0SCA/@@download/ENCFF940SCA.bed.gz</text:p>
          </table:table-cell>
          <table:table-cell office:value-type="string" calcext:value-type="string">
            <text:p>https://www.encodeproject.org/files/ENCFF002DDN/@@download/ENCFF002DDN.bed.gz</text:p>
          </table:table-cell>
          <table:table-cell office:value-type="string" calcext:value-type="string">
            <text:p>https://www.encodeproject.org/files/ENCFF809OAP/@@download/ENCFF809OA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BA/@@download/ENCFF001WBA.bed.gz</text:p>
          </table:table-cell>
          <table:table-cell office:value-type="string" calcext:value-type="string">
            <text:p>https://www.encodeproject.org/files/ENCFF722THT/@@download/ENCFF722THT.bed.gz</text:p>
          </table:table-cell>
          <table:table-cell office:value-type="string" calcext:value-type="string">
            <text:p>https://www.encodeproject.org/files/ENCFF752HGZ/@@download/ENCFF752HG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NC/@@download/ENCFF001WNC.bed.gz</text:p>
          </table:table-cell>
          <table:table-cell office:value-type="string" calcext:value-type="string">
            <text:p>https://www.encodeproject.org/files/ENCFF041YKU/@@download/ENCFF041YKU.bed.gz</text:p>
          </table:table-cell>
          <table:table-cell office:value-type="string" calcext:value-type="string">
            <text:p>https://www.encodeproject.org/files/ENCFF619EIT/@@download/ENCFF619EI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NB/@@download/ENCFF001WNB.bed.gz</text:p>
          </table:table-cell>
          <table:table-cell office:value-type="string" calcext:value-type="string">
            <text:p>https://www.encodeproject.org/files/ENCFF739DVS/@@download/ENCFF739DVS.bed.gz</text:p>
          </table:table-cell>
          <table:table-cell office:value-type="string" calcext:value-type="string">
            <text:p>https://www.encodeproject.org/files/ENCFF168HSH/@@download/ENCFF168HS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6MYL/@@download/ENCFF136MYL.bed.gz</text:p>
          </table:table-cell>
          <table:table-cell office:value-type="string" calcext:value-type="string">
            <text:p>https://www.encodeproject.org/files/ENCFF113XGW/@@download/ENCFF113XGW.bed.gz</text:p>
          </table:table-cell>
          <table:table-cell office:value-type="string" calcext:value-type="string">
            <text:p>https://www.encodeproject.org/files/ENCFF279XKB/@@download/ENCFF279XK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6AWN/@@download/ENCFF406AWN.bed.gz</text:p>
          </table:table-cell>
          <table:table-cell office:value-type="string" calcext:value-type="string">
            <text:p>https://www.encodeproject.org/files/ENCFF189KUR/@@download/ENCFF189KUR.bed.gz</text:p>
          </table:table-cell>
          <table:table-cell office:value-type="string" calcext:value-type="string">
            <text:p>https://www.encodeproject.org/files/ENCFF556WJF/@@download/ENCFF556WJ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0HEK/@@download/ENCFF330HEK.bed.gz</text:p>
          </table:table-cell>
          <table:table-cell office:value-type="string" calcext:value-type="string">
            <text:p>https://www.encodeproject.org/files/ENCFF770XDD/@@download/ENCFF770XDD.bed.gz</text:p>
          </table:table-cell>
          <table:table-cell office:value-type="string" calcext:value-type="string">
            <text:p>https://www.encodeproject.org/files/ENCFF369AIC/@@download/ENCFF369AI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7KBE/@@download/ENCFF097KBE.bed.gz</text:p>
          </table:table-cell>
          <table:table-cell office:value-type="string" calcext:value-type="string">
            <text:p>https://www.encodeproject.org/files/ENCFF788BDL/@@download/ENCFF788BDL.bed.gz</text:p>
          </table:table-cell>
          <table:table-cell office:value-type="string" calcext:value-type="string">
            <text:p>https://www.encodeproject.org/files/ENCFF719QCH/@@download/ENCFF719QC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7LJZ/@@download/ENCFF967LJZ.bed.gz</text:p>
          </table:table-cell>
          <table:table-cell office:value-type="string" calcext:value-type="string">
            <text:p>https://www.encodeproject.org/files/ENCFF249KQN/@@download/ENCFF249KQN.bed.gz</text:p>
          </table:table-cell>
          <table:table-cell office:value-type="string" calcext:value-type="string">
            <text:p>https://www.encodeproject.org/files/ENCFF345CKO/@@download/ENCFF345CK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0TJL/@@download/ENCFF490TJL.bed.gz</text:p>
          </table:table-cell>
          <table:table-cell office:value-type="string" calcext:value-type="string">
            <text:p>https://www.encodeproject.org/files/ENCFF455JVE/@@download/ENCFF455JVE.bed.gz</text:p>
          </table:table-cell>
          <table:table-cell office:value-type="string" calcext:value-type="string">
            <text:p>https://www.encodeproject.org/files/ENCFF624PLW/@@download/ENCFF624PL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5VRE/@@download/ENCFF645VRE.bed.gz</text:p>
          </table:table-cell>
          <table:table-cell office:value-type="string" calcext:value-type="string">
            <text:p>https://www.encodeproject.org/files/ENCFF334TIY/@@download/ENCFF334TIY.bed.gz</text:p>
          </table:table-cell>
          <table:table-cell office:value-type="string" calcext:value-type="string">
            <text:p>https://www.encodeproject.org/files/ENCFF771HAS/@@download/ENCFF771HA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1SHA/@@download/ENCFF881SHA.bed.gz</text:p>
          </table:table-cell>
          <table:table-cell office:value-type="string" calcext:value-type="string">
            <text:p>https://www.encodeproject.org/files/ENCFF919URJ/@@download/ENCFF919URJ.bed.gz</text:p>
          </table:table-cell>
          <table:table-cell office:value-type="string" calcext:value-type="string">
            <text:p>https://www.encodeproject.org/files/ENCFF212TQN/@@download/ENCFF212TQ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1EYO/@@download/ENCFF861EYO.bed.gz</text:p>
          </table:table-cell>
          <table:table-cell office:value-type="string" calcext:value-type="string">
            <text:p>https://www.encodeproject.org/files/ENCFF146URA/@@download/ENCFF146URA.bed.gz</text:p>
          </table:table-cell>
          <table:table-cell office:value-type="string" calcext:value-type="string">
            <text:p>https://www.encodeproject.org/files/ENCFF290VSA/@@download/ENCFF290VS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0KNU/@@download/ENCFF820KNU.bed.gz</text:p>
          </table:table-cell>
          <table:table-cell office:value-type="string" calcext:value-type="string">
            <text:p>https://www.encodeproject.org/files/ENCFF337QJW/@@download/ENCFF337QJW.bed.gz</text:p>
          </table:table-cell>
          <table:table-cell office:value-type="string" calcext:value-type="string">
            <text:p>https://www.encodeproject.org/files/ENCFF402OKG/@@download/ENCFF402OK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56WLI/@@download/ENCFF556WLI.bed.gz</text:p>
          </table:table-cell>
          <table:table-cell office:value-type="string" calcext:value-type="string">
            <text:p>https://www.encodeproject.org/files/ENCFF975PTM/@@download/ENCFF975PTM.bed.gz</text:p>
          </table:table-cell>
          <table:table-cell office:value-type="string" calcext:value-type="string">
            <text:p>https://www.encodeproject.org/files/ENCFF343SBA/@@download/ENCFF343SB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0UDN/@@download/ENCFF640UDN.bed.gz</text:p>
          </table:table-cell>
          <table:table-cell office:value-type="string" calcext:value-type="string">
            <text:p>https://www.encodeproject.org/files/ENCFF797UDY/@@download/ENCFF797UDY.bed.gz</text:p>
          </table:table-cell>
          <table:table-cell office:value-type="string" calcext:value-type="string">
            <text:p>https://www.encodeproject.org/files/ENCFF422MDT/@@download/ENCFF422MD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4NQJ/@@download/ENCFF634NQJ.bed.gz</text:p>
          </table:table-cell>
          <table:table-cell office:value-type="string" calcext:value-type="string">
            <text:p>https://www.encodeproject.org/files/ENCFF041MRZ/@@download/ENCFF041MRZ.bed.gz</text:p>
          </table:table-cell>
          <table:table-cell office:value-type="string" calcext:value-type="string">
            <text:p>https://www.encodeproject.org/files/ENCFF845BSG/@@download/ENCFF845BS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2IEY/@@download/ENCFF842IEY.bed.gz</text:p>
          </table:table-cell>
          <table:table-cell office:value-type="string" calcext:value-type="string">
            <text:p>https://www.encodeproject.org/files/ENCFF895LVK/@@download/ENCFF895LVK.bed.gz</text:p>
          </table:table-cell>
          <table:table-cell office:value-type="string" calcext:value-type="string">
            <text:p>https://www.encodeproject.org/files/ENCFF427JFX/@@download/ENCFF427JF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3HYB/@@download/ENCFF953HYB.bed.gz</text:p>
          </table:table-cell>
          <table:table-cell office:value-type="string" calcext:value-type="string">
            <text:p>https://www.encodeproject.org/files/ENCFF480OTT/@@download/ENCFF480OTT.bed.gz</text:p>
          </table:table-cell>
          <table:table-cell office:value-type="string" calcext:value-type="string">
            <text:p>https://www.encodeproject.org/files/ENCFF422GMV/@@download/ENCFF422GM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9LBR/@@download/ENCFF909LBR.bed.gz</text:p>
          </table:table-cell>
          <table:table-cell office:value-type="string" calcext:value-type="string">
            <text:p>https://www.encodeproject.org/files/ENCFF833NHM/@@download/ENCFF833NHM.bed.gz</text:p>
          </table:table-cell>
          <table:table-cell office:value-type="string" calcext:value-type="string">
            <text:p>https://www.encodeproject.org/files/ENCFF367RST/@@download/ENCFF367RS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5BJR/@@download/ENCFF765BJR.bed.gz</text:p>
          </table:table-cell>
          <table:table-cell office:value-type="string" calcext:value-type="string">
            <text:p>https://www.encodeproject.org/files/ENCFF322MFZ/@@download/ENCFF322MFZ.bed.gz</text:p>
          </table:table-cell>
          <table:table-cell office:value-type="string" calcext:value-type="string">
            <text:p>https://www.encodeproject.org/files/ENCFF716CXV/@@download/ENCFF716CX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4IAP/@@download/ENCFF744IAP.bed.gz</text:p>
          </table:table-cell>
          <table:table-cell office:value-type="string" calcext:value-type="string">
            <text:p>https://www.encodeproject.org/files/ENCFF145NMU/@@download/ENCFF145NMU.bed.gz</text:p>
          </table:table-cell>
          <table:table-cell office:value-type="string" calcext:value-type="string">
            <text:p>https://www.encodeproject.org/files/ENCFF348MDM/@@download/ENCFF348MD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7ZMC/@@download/ENCFF577ZMC.bed.gz</text:p>
          </table:table-cell>
          <table:table-cell office:value-type="string" calcext:value-type="string">
            <text:p>https://www.encodeproject.org/files/ENCFF839MBM/@@download/ENCFF839MBM.bed.gz</text:p>
          </table:table-cell>
          <table:table-cell office:value-type="string" calcext:value-type="string">
            <text:p>https://www.encodeproject.org/files/ENCFF291ODP/@@download/ENCFF291OD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5AOQ/@@download/ENCFF475AOQ.bed.gz</text:p>
          </table:table-cell>
          <table:table-cell office:value-type="string" calcext:value-type="string">
            <text:p>https://www.encodeproject.org/files/ENCFF435XEZ/@@download/ENCFF435XEZ.bed.gz</text:p>
          </table:table-cell>
          <table:table-cell office:value-type="string" calcext:value-type="string">
            <text:p>https://www.encodeproject.org/files/ENCFF079KAZ/@@download/ENCFF079KA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8CVH/@@download/ENCFF948CVH.bed.gz</text:p>
          </table:table-cell>
          <table:table-cell office:value-type="string" calcext:value-type="string">
            <text:p>https://www.encodeproject.org/files/ENCFF683XUE/@@download/ENCFF683XUE.bed.gz</text:p>
          </table:table-cell>
          <table:table-cell office:value-type="string" calcext:value-type="string">
            <text:p>https://www.encodeproject.org/files/ENCFF323ZQO/@@download/ENCFF323ZQ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1HEY/@@download/ENCFF111HEY.bed.gz</text:p>
          </table:table-cell>
          <table:table-cell office:value-type="string" calcext:value-type="string">
            <text:p>https://www.encodeproject.org/files/ENCFF917NOB/@@download/ENCFF917NOB.bed.gz</text:p>
          </table:table-cell>
          <table:table-cell office:value-type="string" calcext:value-type="string">
            <text:p>https://www.encodeproject.org/files/ENCFF259NWL/@@download/ENCFF259NW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9QGU/@@download/ENCFF679QGU.bed.gz</text:p>
          </table:table-cell>
          <table:table-cell office:value-type="string" calcext:value-type="string">
            <text:p>https://www.encodeproject.org/files/ENCFF211FVC/@@download/ENCFF211FVC.bed.gz</text:p>
          </table:table-cell>
          <table:table-cell office:value-type="string" calcext:value-type="string">
            <text:p>https://www.encodeproject.org/files/ENCFF648XOK/@@download/ENCFF648X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LFH/@@download/ENCFF243LFH.bed.gz</text:p>
          </table:table-cell>
          <table:table-cell office:value-type="string" calcext:value-type="string">
            <text:p>https://www.encodeproject.org/files/ENCFF851HUJ/@@download/ENCFF851HUJ.bed.gz</text:p>
          </table:table-cell>
          <table:table-cell office:value-type="string" calcext:value-type="string">
            <text:p>https://www.encodeproject.org/files/ENCFF324EFY/@@download/ENCFF324EF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1MQR/@@download/ENCFF291MQR.bed.gz</text:p>
          </table:table-cell>
          <table:table-cell office:value-type="string" calcext:value-type="string">
            <text:p>https://www.encodeproject.org/files/ENCFF396QYK/@@download/ENCFF396QYK.bed.gz</text:p>
          </table:table-cell>
          <table:table-cell office:value-type="string" calcext:value-type="string">
            <text:p>https://www.encodeproject.org/files/ENCFF718FJN/@@download/ENCFF718FJ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4LXH/@@download/ENCFF574LXH.bed.gz</text:p>
          </table:table-cell>
          <table:table-cell office:value-type="string" calcext:value-type="string">
            <text:p>https://www.encodeproject.org/files/ENCFF579AYO/@@download/ENCFF579AYO.bed.gz</text:p>
          </table:table-cell>
          <table:table-cell office:value-type="string" calcext:value-type="string">
            <text:p>https://www.encodeproject.org/files/ENCFF781BOK/@@download/ENCFF781B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WZR/@@download/ENCFF227WZR.bed.gz</text:p>
          </table:table-cell>
          <table:table-cell office:value-type="string" calcext:value-type="string">
            <text:p>https://www.encodeproject.org/files/ENCFF642PNJ/@@download/ENCFF642PNJ.bed.gz</text:p>
          </table:table-cell>
          <table:table-cell office:value-type="string" calcext:value-type="string">
            <text:p>https://www.encodeproject.org/files/ENCFF759YFL/@@download/ENCFF759YF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6JVB/@@download/ENCFF236JVB.bed.gz</text:p>
          </table:table-cell>
          <table:table-cell office:value-type="string" calcext:value-type="string">
            <text:p>https://www.encodeproject.org/files/ENCFF152LUE/@@download/ENCFF152LUE.bed.gz</text:p>
          </table:table-cell>
          <table:table-cell office:value-type="string" calcext:value-type="string">
            <text:p>https://www.encodeproject.org/files/ENCFF110LZX/@@download/ENCFF110LZ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9WGU/@@download/ENCFF389WGU.bed.gz</text:p>
          </table:table-cell>
          <table:table-cell office:value-type="string" calcext:value-type="string">
            <text:p>https://www.encodeproject.org/files/ENCFF478PUG/@@download/ENCFF478PUG.bed.gz</text:p>
          </table:table-cell>
          <table:table-cell office:value-type="string" calcext:value-type="string">
            <text:p>https://www.encodeproject.org/files/ENCFF222HHP/@@download/ENCFF222HH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55ZGP/@@download/ENCFF555ZGP.bed.gz</text:p>
          </table:table-cell>
          <table:table-cell office:value-type="string" calcext:value-type="string">
            <text:p>https://www.encodeproject.org/files/ENCFF720EBM/@@download/ENCFF720EBM.bed.gz</text:p>
          </table:table-cell>
          <table:table-cell office:value-type="string" calcext:value-type="string">
            <text:p>https://www.encodeproject.org/files/ENCFF197MQD/@@download/ENCFF197MQ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7VBE/@@download/ENCFF317VBE.bed.gz</text:p>
          </table:table-cell>
          <table:table-cell office:value-type="string" calcext:value-type="string">
            <text:p>https://www.encodeproject.org/files/ENCFF838VFX/@@download/ENCFF838VFX.bed.gz</text:p>
          </table:table-cell>
          <table:table-cell office:value-type="string" calcext:value-type="string">
            <text:p>https://www.encodeproject.org/files/ENCFF891FUQ/@@download/ENCFF891FU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2TKL/@@download/ENCFF852TKL.bed.gz</text:p>
          </table:table-cell>
          <table:table-cell office:value-type="string" calcext:value-type="string">
            <text:p>https://www.encodeproject.org/files/ENCFF805MUO/@@download/ENCFF805MUO.bed.gz</text:p>
          </table:table-cell>
          <table:table-cell office:value-type="string" calcext:value-type="string">
            <text:p>https://www.encodeproject.org/files/ENCFF874PDN/@@download/ENCFF874PD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1KFV/@@download/ENCFF991KFV.bed.gz</text:p>
          </table:table-cell>
          <table:table-cell office:value-type="string" calcext:value-type="string">
            <text:p>https://www.encodeproject.org/files/ENCFF214QUX/@@download/ENCFF214QUX.bed.gz</text:p>
          </table:table-cell>
          <table:table-cell office:value-type="string" calcext:value-type="string">
            <text:p>https://www.encodeproject.org/files/ENCFF565OED/@@download/ENCFF565OE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0AZS/@@download/ENCFF500AZS.bed.gz</text:p>
          </table:table-cell>
          <table:table-cell office:value-type="string" calcext:value-type="string">
            <text:p>https://www.encodeproject.org/files/ENCFF089DNN/@@download/ENCFF089DNN.bed.gz</text:p>
          </table:table-cell>
          <table:table-cell office:value-type="string" calcext:value-type="string">
            <text:p>https://www.encodeproject.org/files/ENCFF897CRR/@@download/ENCFF897CR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2PZX/@@download/ENCFF342PZX.bed.gz</text:p>
          </table:table-cell>
          <table:table-cell office:value-type="string" calcext:value-type="string">
            <text:p>https://www.encodeproject.org/files/ENCFF278BOV/@@download/ENCFF278BOV.bed.gz</text:p>
          </table:table-cell>
          <table:table-cell office:value-type="string" calcext:value-type="string">
            <text:p>https://www.encodeproject.org/files/ENCFF442FIH/@@download/ENCFF442FI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8QOJ/@@download/ENCFF498QOJ.bed.gz</text:p>
          </table:table-cell>
          <table:table-cell office:value-type="string" calcext:value-type="string">
            <text:p>https://www.encodeproject.org/files/ENCFF165GTT/@@download/ENCFF165GTT.bed.gz</text:p>
          </table:table-cell>
          <table:table-cell office:value-type="string" calcext:value-type="string">
            <text:p>https://www.encodeproject.org/files/ENCFF227AGE/@@download/ENCFF227AG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0YSU/@@download/ENCFF960YSU.bed.gz</text:p>
          </table:table-cell>
          <table:table-cell office:value-type="string" calcext:value-type="string">
            <text:p>https://www.encodeproject.org/files/ENCFF669BQN/@@download/ENCFF669BQN.bed.gz</text:p>
          </table:table-cell>
          <table:table-cell office:value-type="string" calcext:value-type="string">
            <text:p>https://www.encodeproject.org/files/ENCFF235YOZ/@@download/ENCFF235YO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6EFR/@@download/ENCFF916EFR.bed.gz</text:p>
          </table:table-cell>
          <table:table-cell office:value-type="string" calcext:value-type="string">
            <text:p>https://www.encodeproject.org/files/ENCFF421FKH/@@download/ENCFF421FKH.bed.gz</text:p>
          </table:table-cell>
          <table:table-cell office:value-type="string" calcext:value-type="string">
            <text:p>https://www.encodeproject.org/files/ENCFF987CUM/@@download/ENCFF987CU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2TOK/@@download/ENCFF342TOK.bed.gz</text:p>
          </table:table-cell>
          <table:table-cell office:value-type="string" calcext:value-type="string">
            <text:p>https://www.encodeproject.org/files/ENCFF457PHY/@@download/ENCFF457PHY.bed.gz</text:p>
          </table:table-cell>
          <table:table-cell office:value-type="string" calcext:value-type="string">
            <text:p>https://www.encodeproject.org/files/ENCFF746EUO/@@download/ENCFF746EU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4CPF/@@download/ENCFF284CPF.bed.gz</text:p>
          </table:table-cell>
          <table:table-cell office:value-type="string" calcext:value-type="string">
            <text:p>https://www.encodeproject.org/files/ENCFF409TGM/@@download/ENCFF409TGM.bed.gz</text:p>
          </table:table-cell>
          <table:table-cell office:value-type="string" calcext:value-type="string">
            <text:p>https://www.encodeproject.org/files/ENCFF654SFN/@@download/ENCFF654SF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7APA/@@download/ENCFF417APA.bed.gz</text:p>
          </table:table-cell>
          <table:table-cell office:value-type="string" calcext:value-type="string">
            <text:p>https://www.encodeproject.org/files/ENCFF371DUN/@@download/ENCFF371DUN.bed.gz</text:p>
          </table:table-cell>
          <table:table-cell office:value-type="string" calcext:value-type="string">
            <text:p>https://www.encodeproject.org/files/ENCFF903RGX/@@download/ENCFF903RG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9LKP/@@download/ENCFF189LKP.bed.gz</text:p>
          </table:table-cell>
          <table:table-cell office:value-type="string" calcext:value-type="string">
            <text:p>https://www.encodeproject.org/files/ENCFF612TRG/@@download/ENCFF612TRG.bed.gz</text:p>
          </table:table-cell>
          <table:table-cell office:value-type="string" calcext:value-type="string">
            <text:p>https://www.encodeproject.org/files/ENCFF475OPC/@@download/ENCFF475OP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6JFB/@@download/ENCFF196JFB.bed.gz</text:p>
          </table:table-cell>
          <table:table-cell office:value-type="string" calcext:value-type="string">
            <text:p>https://www.encodeproject.org/files/ENCFF137BQM/@@download/ENCFF137BQM.bed.gz</text:p>
          </table:table-cell>
          <table:table-cell office:value-type="string" calcext:value-type="string">
            <text:p>https://www.encodeproject.org/files/ENCFF841KFM/@@download/ENCFF841K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8GNP/@@download/ENCFF448GNP.bed.gz</text:p>
          </table:table-cell>
          <table:table-cell office:value-type="string" calcext:value-type="string">
            <text:p>https://www.encodeproject.org/files/ENCFF046CGT/@@download/ENCFF046CGT.bed.gz</text:p>
          </table:table-cell>
          <table:table-cell office:value-type="string" calcext:value-type="string">
            <text:p>https://www.encodeproject.org/files/ENCFF063XVV/@@download/ENCFF063XV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0MLU/@@download/ENCFF190MLU.bed.gz</text:p>
          </table:table-cell>
          <table:table-cell office:value-type="string" calcext:value-type="string">
            <text:p>https://www.encodeproject.org/files/ENCFF353CLB/@@download/ENCFF353CLB.bed.gz</text:p>
          </table:table-cell>
          <table:table-cell office:value-type="string" calcext:value-type="string">
            <text:p>https://www.encodeproject.org/files/ENCFF863OGG/@@download/ENCFF863OG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8TVZ/@@download/ENCFF778TVZ.bed.gz</text:p>
          </table:table-cell>
          <table:table-cell office:value-type="string" calcext:value-type="string">
            <text:p>https://www.encodeproject.org/files/ENCFF565FJL/@@download/ENCFF565FJL.bed.gz</text:p>
          </table:table-cell>
          <table:table-cell office:value-type="string" calcext:value-type="string">
            <text:p>https://www.encodeproject.org/files/ENCFF020SII/@@download/ENCFF020SI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7IRX/@@download/ENCFF297IRX.bed.gz</text:p>
          </table:table-cell>
          <table:table-cell office:value-type="string" calcext:value-type="string">
            <text:p>https://www.encodeproject.org/files/ENCFF761ORT/@@download/ENCFF761ORT.bed.gz</text:p>
          </table:table-cell>
          <table:table-cell office:value-type="string" calcext:value-type="string">
            <text:p>https://www.encodeproject.org/files/ENCFF488CWN/@@download/ENCFF488CW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1GML/@@download/ENCFF871GML.bed.gz</text:p>
          </table:table-cell>
          <table:table-cell office:value-type="string" calcext:value-type="string">
            <text:p>https://www.encodeproject.org/files/ENCFF934XEQ/@@download/ENCFF934XEQ.bed.gz</text:p>
          </table:table-cell>
          <table:table-cell office:value-type="string" calcext:value-type="string">
            <text:p>https://www.encodeproject.org/files/ENCFF761FPO/@@download/ENCFF761FP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0DNQ/@@download/ENCFF320DNQ.bed.gz</text:p>
          </table:table-cell>
          <table:table-cell office:value-type="string" calcext:value-type="string">
            <text:p>https://www.encodeproject.org/files/ENCFF797KQK/@@download/ENCFF797KQK.bed.gz</text:p>
          </table:table-cell>
          <table:table-cell office:value-type="string" calcext:value-type="string">
            <text:p>https://www.encodeproject.org/files/ENCFF835IWS/@@download/ENCFF835IW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2JIP/@@download/ENCFF152JIP.bed.gz</text:p>
          </table:table-cell>
          <table:table-cell office:value-type="string" calcext:value-type="string">
            <text:p>https://www.encodeproject.org/files/ENCFF169FFA/@@download/ENCFF169FFA.bed.gz</text:p>
          </table:table-cell>
          <table:table-cell office:value-type="string" calcext:value-type="string">
            <text:p>https://www.encodeproject.org/files/ENCFF256NFT/@@download/ENCFF256NF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0EKL/@@download/ENCFF390EKL.bed.gz</text:p>
          </table:table-cell>
          <table:table-cell office:value-type="string" calcext:value-type="string">
            <text:p>https://www.encodeproject.org/files/ENCFF817OVB/@@download/ENCFF817OVB.bed.gz</text:p>
          </table:table-cell>
          <table:table-cell office:value-type="string" calcext:value-type="string">
            <text:p>https://www.encodeproject.org/files/ENCFF242OYW/@@download/ENCFF242OY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6KSS/@@download/ENCFF566KSS.bed.gz</text:p>
          </table:table-cell>
          <table:table-cell office:value-type="string" calcext:value-type="string">
            <text:p>https://www.encodeproject.org/files/ENCFF531NFE/@@download/ENCFF531NFE.bed.gz</text:p>
          </table:table-cell>
          <table:table-cell office:value-type="string" calcext:value-type="string">
            <text:p>https://www.encodeproject.org/files/ENCFF043VIM/@@download/ENCFF043VI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8JTF/@@download/ENCFF968JTF.bed.gz</text:p>
          </table:table-cell>
          <table:table-cell office:value-type="string" calcext:value-type="string">
            <text:p>https://www.encodeproject.org/files/ENCFF771DOD/@@download/ENCFF771DOD.bed.gz</text:p>
          </table:table-cell>
          <table:table-cell office:value-type="string" calcext:value-type="string">
            <text:p>https://www.encodeproject.org/files/ENCFF384EJB/@@download/ENCFF384EJ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2ZNH/@@download/ENCFF322ZNH.bed.gz</text:p>
          </table:table-cell>
          <table:table-cell office:value-type="string" calcext:value-type="string">
            <text:p>https://www.encodeproject.org/files/ENCFF930MUR/@@download/ENCFF930MUR.bed.gz</text:p>
          </table:table-cell>
          <table:table-cell office:value-type="string" calcext:value-type="string">
            <text:p>https://www.encodeproject.org/files/ENCFF463HXS/@@download/ENCFF463HX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5FWP/@@download/ENCFF465FWP.bed.gz</text:p>
          </table:table-cell>
          <table:table-cell office:value-type="string" calcext:value-type="string">
            <text:p>https://www.encodeproject.org/files/ENCFF052LSZ/@@download/ENCFF052LSZ.bed.gz</text:p>
          </table:table-cell>
          <table:table-cell office:value-type="string" calcext:value-type="string">
            <text:p>https://www.encodeproject.org/files/ENCFF312EYQ/@@download/ENCFF312EY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1RXZ/@@download/ENCFF371RXZ.bed.gz</text:p>
          </table:table-cell>
          <table:table-cell office:value-type="string" calcext:value-type="string">
            <text:p>https://www.encodeproject.org/files/ENCFF865ACL/@@download/ENCFF865ACL.bed.gz</text:p>
          </table:table-cell>
          <table:table-cell office:value-type="string" calcext:value-type="string">
            <text:p>https://www.encodeproject.org/files/ENCFF400CKV/@@download/ENCFF400CK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2SQQ/@@download/ENCFF422SQQ.bed.gz</text:p>
          </table:table-cell>
          <table:table-cell office:value-type="string" calcext:value-type="string">
            <text:p>https://www.encodeproject.org/files/ENCFF532PJX/@@download/ENCFF532PJX.bed.gz</text:p>
          </table:table-cell>
          <table:table-cell office:value-type="string" calcext:value-type="string">
            <text:p>https://www.encodeproject.org/files/ENCFF013DAM/@@download/ENCFF013DA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1INC/@@download/ENCFF201INC.bed.gz</text:p>
          </table:table-cell>
          <table:table-cell office:value-type="string" calcext:value-type="string">
            <text:p>https://www.encodeproject.org/files/ENCFF977ZBK/@@download/ENCFF977ZBK.bed.gz</text:p>
          </table:table-cell>
          <table:table-cell office:value-type="string" calcext:value-type="string">
            <text:p>https://www.encodeproject.org/files/ENCFF550MPR/@@download/ENCFF550MP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1SHA/@@download/ENCFF031SHA.bed.gz</text:p>
          </table:table-cell>
          <table:table-cell office:value-type="string" calcext:value-type="string">
            <text:p>https://www.encodeproject.org/files/ENCFF015AQY/@@download/ENCFF015AQY.bed.gz</text:p>
          </table:table-cell>
          <table:table-cell office:value-type="string" calcext:value-type="string">
            <text:p>https://www.encodeproject.org/files/ENCFF782RLY/@@download/ENCFF782RL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6JFU/@@download/ENCFF926JFU.bed.gz</text:p>
          </table:table-cell>
          <table:table-cell office:value-type="string" calcext:value-type="string">
            <text:p>https://www.encodeproject.org/files/ENCFF835VAP/@@download/ENCFF835VAP.bed.gz</text:p>
          </table:table-cell>
          <table:table-cell office:value-type="string" calcext:value-type="string">
            <text:p>https://www.encodeproject.org/files/ENCFF142UKF/@@download/ENCFF142UK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6TCI/@@download/ENCFF466TCI.bed.gz</text:p>
          </table:table-cell>
          <table:table-cell office:value-type="string" calcext:value-type="string">
            <text:p>https://www.encodeproject.org/files/ENCFF913NGH/@@download/ENCFF913NGH.bed.gz</text:p>
          </table:table-cell>
          <table:table-cell office:value-type="string" calcext:value-type="string">
            <text:p>https://www.encodeproject.org/files/ENCFF619VOG/@@download/ENCFF619VO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1YWC/@@download/ENCFF981YWC.bed.gz</text:p>
          </table:table-cell>
          <table:table-cell office:value-type="string" calcext:value-type="string">
            <text:p>https://www.encodeproject.org/files/ENCFF287SLI/@@download/ENCFF287SLI.bed.gz</text:p>
          </table:table-cell>
          <table:table-cell office:value-type="string" calcext:value-type="string">
            <text:p>https://www.encodeproject.org/files/ENCFF730HNQ/@@download/ENCFF730HN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2TGW/@@download/ENCFF472TGW.bed.gz</text:p>
          </table:table-cell>
          <table:table-cell office:value-type="string" calcext:value-type="string">
            <text:p>https://www.encodeproject.org/files/ENCFF614IMK/@@download/ENCFF614IMK.bed.gz</text:p>
          </table:table-cell>
          <table:table-cell office:value-type="string" calcext:value-type="string">
            <text:p>https://www.encodeproject.org/files/ENCFF213HUR/@@download/ENCFF213HU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1CZJ/@@download/ENCFF741CZJ.bed.gz</text:p>
          </table:table-cell>
          <table:table-cell office:value-type="string" calcext:value-type="string">
            <text:p>https://www.encodeproject.org/files/ENCFF739FWZ/@@download/ENCFF739FWZ.bed.gz</text:p>
          </table:table-cell>
          <table:table-cell office:value-type="string" calcext:value-type="string">
            <text:p>https://www.encodeproject.org/files/ENCFF666ICF/@@download/ENCFF666IC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0WOE/@@download/ENCFF850WOE.bed.gz</text:p>
          </table:table-cell>
          <table:table-cell office:value-type="string" calcext:value-type="string">
            <text:p>https://www.encodeproject.org/files/ENCFF903KIH/@@download/ENCFF903KIH.bed.gz</text:p>
          </table:table-cell>
          <table:table-cell office:value-type="string" calcext:value-type="string">
            <text:p>https://www.encodeproject.org/files/ENCFF558NVB/@@download/ENCFF558NV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7HDP/@@download/ENCFF327HDP.bed.gz</text:p>
          </table:table-cell>
          <table:table-cell office:value-type="string" calcext:value-type="string">
            <text:p>https://www.encodeproject.org/files/ENCFF225XDH/@@download/ENCFF225XDH.bed.gz</text:p>
          </table:table-cell>
          <table:table-cell office:value-type="string" calcext:value-type="string">
            <text:p>https://www.encodeproject.org/files/ENCFF372WYY/@@download/ENCFF372WY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0USR/@@download/ENCFF630USR.bed.gz</text:p>
          </table:table-cell>
          <table:table-cell office:value-type="string" calcext:value-type="string">
            <text:p>https://www.encodeproject.org/files/ENCFF407JBN/@@download/ENCFF407JBN.bed.gz</text:p>
          </table:table-cell>
          <table:table-cell office:value-type="string" calcext:value-type="string">
            <text:p>https://www.encodeproject.org/files/ENCFF403IPC/@@download/ENCFF403IP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2VOH/@@download/ENCFF822VOH.bed.gz</text:p>
          </table:table-cell>
          <table:table-cell office:value-type="string" calcext:value-type="string">
            <text:p>https://www.encodeproject.org/files/ENCFF994NGF/@@download/ENCFF994NGF.bed.gz</text:p>
          </table:table-cell>
          <table:table-cell office:value-type="string" calcext:value-type="string">
            <text:p>https://www.encodeproject.org/files/ENCFF597EGN/@@download/ENCFF597EG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VNP/@@download/ENCFF047VNP.bed.gz</text:p>
          </table:table-cell>
          <table:table-cell office:value-type="string" calcext:value-type="string">
            <text:p>https://www.encodeproject.org/files/ENCFF977MOV/@@download/ENCFF977MOV.bed.gz</text:p>
          </table:table-cell>
          <table:table-cell office:value-type="string" calcext:value-type="string">
            <text:p>https://www.encodeproject.org/files/ENCFF775TZL/@@download/ENCFF775TZ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0GTK/@@download/ENCFF960GTK.bed.gz</text:p>
          </table:table-cell>
          <table:table-cell office:value-type="string" calcext:value-type="string">
            <text:p>https://www.encodeproject.org/files/ENCFF777TAV/@@download/ENCFF777TAV.bed.gz</text:p>
          </table:table-cell>
          <table:table-cell office:value-type="string" calcext:value-type="string">
            <text:p>https://www.encodeproject.org/files/ENCFF682BOJ/@@download/ENCFF682BO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7SNJ/@@download/ENCFF457SNJ.bed.gz</text:p>
          </table:table-cell>
          <table:table-cell office:value-type="string" calcext:value-type="string">
            <text:p>https://www.encodeproject.org/files/ENCFF782XGQ/@@download/ENCFF782XGQ.bed.gz</text:p>
          </table:table-cell>
          <table:table-cell office:value-type="string" calcext:value-type="string">
            <text:p>https://www.encodeproject.org/files/ENCFF812GTX/@@download/ENCFF812GT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8QNH/@@download/ENCFF208QNH.bed.gz</text:p>
          </table:table-cell>
          <table:table-cell office:value-type="string" calcext:value-type="string">
            <text:p>https://www.encodeproject.org/files/ENCFF214OJW/@@download/ENCFF214OJW.bed.gz</text:p>
          </table:table-cell>
          <table:table-cell office:value-type="string" calcext:value-type="string">
            <text:p>https://www.encodeproject.org/files/ENCFF904XYE/@@download/ENCFF904XY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9JWE/@@download/ENCFF929JWE.bed.gz</text:p>
          </table:table-cell>
          <table:table-cell office:value-type="string" calcext:value-type="string">
            <text:p>https://www.encodeproject.org/files/ENCFF151OYY/@@download/ENCFF151OYY.bed.gz</text:p>
          </table:table-cell>
          <table:table-cell office:value-type="string" calcext:value-type="string">
            <text:p>https://www.encodeproject.org/files/ENCFF348NZA/@@download/ENCFF348NZ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7UAJ/@@download/ENCFF097UAJ.bed.gz</text:p>
          </table:table-cell>
          <table:table-cell office:value-type="string" calcext:value-type="string">
            <text:p>https://www.encodeproject.org/files/ENCFF739PUT/@@download/ENCFF739PUT.bed.gz</text:p>
          </table:table-cell>
          <table:table-cell office:value-type="string" calcext:value-type="string">
            <text:p>https://www.encodeproject.org/files/ENCFF039SCX/@@download/ENCFF039SC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2RON/@@download/ENCFF152RON.bed.gz</text:p>
          </table:table-cell>
          <table:table-cell office:value-type="string" calcext:value-type="string">
            <text:p>https://www.encodeproject.org/files/ENCFF004BWM/@@download/ENCFF004BWM.bed.gz</text:p>
          </table:table-cell>
          <table:table-cell office:value-type="string" calcext:value-type="string">
            <text:p>https://www.encodeproject.org/files/ENCFF570IHV/@@download/ENCFF570IH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1WEV/@@download/ENCFF731WEV.bed.gz</text:p>
          </table:table-cell>
          <table:table-cell office:value-type="string" calcext:value-type="string">
            <text:p>https://www.encodeproject.org/files/ENCFF071EJZ/@@download/ENCFF071EJZ.bed.gz</text:p>
          </table:table-cell>
          <table:table-cell office:value-type="string" calcext:value-type="string">
            <text:p>https://www.encodeproject.org/files/ENCFF800XJG/@@download/ENCFF800XJ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5ZIA/@@download/ENCFF765ZIA.bed.gz</text:p>
          </table:table-cell>
          <table:table-cell office:value-type="string" calcext:value-type="string">
            <text:p>https://www.encodeproject.org/files/ENCFF251FHE/@@download/ENCFF251FHE.bed.gz</text:p>
          </table:table-cell>
          <table:table-cell office:value-type="string" calcext:value-type="string">
            <text:p>https://www.encodeproject.org/files/ENCFF255IEF/@@download/ENCFF255IE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3GXT/@@download/ENCFF033GXT.bed.gz</text:p>
          </table:table-cell>
          <table:table-cell office:value-type="string" calcext:value-type="string">
            <text:p>https://www.encodeproject.org/files/ENCFF978TMH/@@download/ENCFF978TMH.bed.gz</text:p>
          </table:table-cell>
          <table:table-cell office:value-type="string" calcext:value-type="string">
            <text:p>https://www.encodeproject.org/files/ENCFF324DGQ/@@download/ENCFF324DG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2UZR/@@download/ENCFF832UZR.bed.gz</text:p>
          </table:table-cell>
          <table:table-cell office:value-type="string" calcext:value-type="string">
            <text:p>https://www.encodeproject.org/files/ENCFF881EJW/@@download/ENCFF881EJW.bed.gz</text:p>
          </table:table-cell>
          <table:table-cell office:value-type="string" calcext:value-type="string">
            <text:p>https://www.encodeproject.org/files/ENCFF627HYQ/@@download/ENCFF627HY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9OWA/@@download/ENCFF799OWA.bed.gz</text:p>
          </table:table-cell>
          <table:table-cell office:value-type="string" calcext:value-type="string">
            <text:p>https://www.encodeproject.org/files/ENCFF502LWJ/@@download/ENCFF502LWJ.bed.gz</text:p>
          </table:table-cell>
          <table:table-cell office:value-type="string" calcext:value-type="string">
            <text:p>https://www.encodeproject.org/files/ENCFF855RLW/@@download/ENCFF855RL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2PZC/@@download/ENCFF362PZC.bed.gz</text:p>
          </table:table-cell>
          <table:table-cell office:value-type="string" calcext:value-type="string">
            <text:p>https://www.encodeproject.org/files/ENCFF512BFW/@@download/ENCFF512BFW.bed.gz</text:p>
          </table:table-cell>
          <table:table-cell office:value-type="string" calcext:value-type="string">
            <text:p>https://www.encodeproject.org/files/ENCFF688RFE/@@download/ENCFF688RF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ZBV/@@download/ENCFF243ZBV.bed.gz</text:p>
          </table:table-cell>
          <table:table-cell office:value-type="string" calcext:value-type="string">
            <text:p>https://www.encodeproject.org/files/ENCFF204PED/@@download/ENCFF204PED.bed.gz</text:p>
          </table:table-cell>
          <table:table-cell office:value-type="string" calcext:value-type="string">
            <text:p>https://www.encodeproject.org/files/ENCFF316MQA/@@download/ENCFF316MQ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6BHG/@@download/ENCFF176BHG.bed.gz</text:p>
          </table:table-cell>
          <table:table-cell office:value-type="string" calcext:value-type="string">
            <text:p>https://www.encodeproject.org/files/ENCFF001VQS/@@download/ENCFF001VQS.bed.gz</text:p>
          </table:table-cell>
          <table:table-cell office:value-type="string" calcext:value-type="string">
            <text:p>https://www.encodeproject.org/files/ENCFF596DST/@@download/ENCFF596DS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4KUM/@@download/ENCFF874KUM.bed.gz</text:p>
          </table:table-cell>
          <table:table-cell office:value-type="string" calcext:value-type="string">
            <text:p>https://www.encodeproject.org/files/ENCFF002CZW/@@download/ENCFF002CZW.bed.gz</text:p>
          </table:table-cell>
          <table:table-cell office:value-type="string" calcext:value-type="string">
            <text:p>https://www.encodeproject.org/files/ENCFF416FVT/@@download/ENCFF416FV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5LSE/@@download/ENCFF165LSE.bed.gz</text:p>
          </table:table-cell>
          <table:table-cell office:value-type="string" calcext:value-type="string">
            <text:p>https://www.encodeproject.org/files/ENCFF582WLM/@@download/ENCFF582WLM.bed.gz</text:p>
          </table:table-cell>
          <table:table-cell office:value-type="string" calcext:value-type="string">
            <text:p>https://www.encodeproject.org/files/ENCFF477HKC/@@download/ENCFF477HK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6HLM/@@download/ENCFF826HLM.bed.gz</text:p>
          </table:table-cell>
          <table:table-cell office:value-type="string" calcext:value-type="string">
            <text:p>https://www.encodeproject.org/files/ENCFF373SRH/@@download/ENCFF373SRH.bed.gz</text:p>
          </table:table-cell>
          <table:table-cell office:value-type="string" calcext:value-type="string">
            <text:p>https://www.encodeproject.org/files/ENCFF484XBS/@@download/ENCFF484XB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8CVP/@@download/ENCFF358CVP.bed.gz</text:p>
          </table:table-cell>
          <table:table-cell office:value-type="string" calcext:value-type="string">
            <text:p>https://www.encodeproject.org/files/ENCFF080EAQ/@@download/ENCFF080EAQ.bed.gz</text:p>
          </table:table-cell>
          <table:table-cell office:value-type="string" calcext:value-type="string">
            <text:p>https://www.encodeproject.org/files/ENCFF229AAU/@@download/ENCFF229AA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1OQX/@@download/ENCFF251OQX.bed.gz</text:p>
          </table:table-cell>
          <table:table-cell office:value-type="string" calcext:value-type="string">
            <text:p>https://www.encodeproject.org/files/ENCFF430QRQ/@@download/ENCFF430QRQ.bed.gz</text:p>
          </table:table-cell>
          <table:table-cell office:value-type="string" calcext:value-type="string">
            <text:p>https://www.encodeproject.org/files/ENCFF162ASN/@@download/ENCFF162AS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2VNB/@@download/ENCFF992VNB.bed.gz</text:p>
          </table:table-cell>
          <table:table-cell office:value-type="string" calcext:value-type="string">
            <text:p>https://www.encodeproject.org/files/ENCFF326ZRY/@@download/ENCFF326ZRY.bed.gz</text:p>
          </table:table-cell>
          <table:table-cell office:value-type="string" calcext:value-type="string">
            <text:p>https://www.encodeproject.org/files/ENCFF978IRB/@@download/ENCFF978IR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4FLT/@@download/ENCFF274FLT.bed.gz</text:p>
          </table:table-cell>
          <table:table-cell office:value-type="string" calcext:value-type="string">
            <text:p>https://www.encodeproject.org/files/ENCFF915VTY/@@download/ENCFF915VTY.bed.gz</text:p>
          </table:table-cell>
          <table:table-cell office:value-type="string" calcext:value-type="string">
            <text:p>https://www.encodeproject.org/files/ENCFF579BPA/@@download/ENCFF579BP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8ZFI/@@download/ENCFF238ZFI.bed.gz</text:p>
          </table:table-cell>
          <table:table-cell office:value-type="string" calcext:value-type="string">
            <text:p>https://www.encodeproject.org/files/ENCFF517PUF/@@download/ENCFF517PUF.bed.gz</text:p>
          </table:table-cell>
          <table:table-cell office:value-type="string" calcext:value-type="string">
            <text:p>https://www.encodeproject.org/files/ENCFF519OCH/@@download/ENCFF519OC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0EPY/@@download/ENCFF290EPY.bed.gz</text:p>
          </table:table-cell>
          <table:table-cell office:value-type="string" calcext:value-type="string">
            <text:p>https://www.encodeproject.org/files/ENCFF727ZIT/@@download/ENCFF727ZIT.bed.gz</text:p>
          </table:table-cell>
          <table:table-cell office:value-type="string" calcext:value-type="string">
            <text:p>https://www.encodeproject.org/files/ENCFF850IKH/@@download/ENCFF850IK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6SYK/@@download/ENCFF216SYK.bed.gz</text:p>
          </table:table-cell>
          <table:table-cell office:value-type="string" calcext:value-type="string">
            <text:p>https://www.encodeproject.org/files/ENCFF896PDY/@@download/ENCFF896PDY.bed.gz</text:p>
          </table:table-cell>
          <table:table-cell office:value-type="string" calcext:value-type="string">
            <text:p>https://www.encodeproject.org/files/ENCFF257XAQ/@@download/ENCFF257XA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1MVJ/@@download/ENCFF461MVJ.bed.gz</text:p>
          </table:table-cell>
          <table:table-cell office:value-type="string" calcext:value-type="string">
            <text:p>https://www.encodeproject.org/files/ENCFF688LUP/@@download/ENCFF688LUP.bed.gz</text:p>
          </table:table-cell>
          <table:table-cell office:value-type="string" calcext:value-type="string">
            <text:p>https://www.encodeproject.org/files/ENCFF977VQE/@@download/ENCFF977VQ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6EBF/@@download/ENCFF376EBF.bed.gz</text:p>
          </table:table-cell>
          <table:table-cell office:value-type="string" calcext:value-type="string">
            <text:p>https://www.encodeproject.org/files/ENCFF001XQA/@@download/ENCFF001XQA.bed.gz</text:p>
          </table:table-cell>
          <table:table-cell office:value-type="string" calcext:value-type="string">
            <text:p>https://www.encodeproject.org/files/ENCFF442HYL/@@download/ENCFF442HY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1HUI/@@download/ENCFF941HUI.bed.gz</text:p>
          </table:table-cell>
          <table:table-cell office:value-type="string" calcext:value-type="string">
            <text:p>https://www.encodeproject.org/files/ENCFF002DCQ/@@download/ENCFF002DCQ.bed.gz</text:p>
          </table:table-cell>
          <table:table-cell office:value-type="string" calcext:value-type="string">
            <text:p>https://www.encodeproject.org/files/ENCFF964BPN/@@download/ENCFF964BP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6JBS/@@download/ENCFF336JBS.bed.gz</text:p>
          </table:table-cell>
          <table:table-cell office:value-type="string" calcext:value-type="string">
            <text:p>https://www.encodeproject.org/files/ENCFF344UBE/@@download/ENCFF344UBE.bed.gz</text:p>
          </table:table-cell>
          <table:table-cell office:value-type="string" calcext:value-type="string">
            <text:p>https://www.encodeproject.org/files/ENCFF768JUC/@@download/ENCFF768JU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1AFB/@@download/ENCFF701AFB.bed.gz</text:p>
          </table:table-cell>
          <table:table-cell office:value-type="string" calcext:value-type="string">
            <text:p>https://www.encodeproject.org/files/ENCFF079UMY/@@download/ENCFF079UMY.bed.gz</text:p>
          </table:table-cell>
          <table:table-cell office:value-type="string" calcext:value-type="string">
            <text:p>https://www.encodeproject.org/files/ENCFF534TTO/@@download/ENCFF534TT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6JPA/@@download/ENCFF196JPA.bed.gz</text:p>
          </table:table-cell>
          <table:table-cell office:value-type="string" calcext:value-type="string">
            <text:p>https://www.encodeproject.org/files/ENCFF243AGG/@@download/ENCFF243AGG.bed.gz</text:p>
          </table:table-cell>
          <table:table-cell office:value-type="string" calcext:value-type="string">
            <text:p>https://www.encodeproject.org/files/ENCFF198ICP/@@download/ENCFF198IC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2JEK/@@download/ENCFF922JEK.bed.gz</text:p>
          </table:table-cell>
          <table:table-cell office:value-type="string" calcext:value-type="string">
            <text:p>https://www.encodeproject.org/files/ENCFF861NLK/@@download/ENCFF861NLK.bed.gz</text:p>
          </table:table-cell>
          <table:table-cell office:value-type="string" calcext:value-type="string">
            <text:p>https://www.encodeproject.org/files/ENCFF063POV/@@download/ENCFF063PO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9XQF/@@download/ENCFF699XQF.bed.gz</text:p>
          </table:table-cell>
          <table:table-cell office:value-type="string" calcext:value-type="string">
            <text:p>https://www.encodeproject.org/files/ENCFF783YGC/@@download/ENCFF783YGC.bed.gz</text:p>
          </table:table-cell>
          <table:table-cell office:value-type="string" calcext:value-type="string">
            <text:p>https://www.encodeproject.org/files/ENCFF311MNY/@@download/ENCFF311MN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0WVU/@@download/ENCFF230WVU.bed.gz</text:p>
          </table:table-cell>
          <table:table-cell office:value-type="string" calcext:value-type="string">
            <text:p>https://www.encodeproject.org/files/ENCFF462XAK/@@download/ENCFF462XAK.bed.gz</text:p>
          </table:table-cell>
          <table:table-cell office:value-type="string" calcext:value-type="string">
            <text:p>https://www.encodeproject.org/files/ENCFF177APP/@@download/ENCFF177AP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9TZO/@@download/ENCFF419TZO.bed.gz</text:p>
          </table:table-cell>
          <table:table-cell office:value-type="string" calcext:value-type="string">
            <text:p>https://www.encodeproject.org/files/ENCFF285JQX/@@download/ENCFF285JQX.bed.gz</text:p>
          </table:table-cell>
          <table:table-cell office:value-type="string" calcext:value-type="string">
            <text:p>https://www.encodeproject.org/files/ENCFF821ESA/@@download/ENCFF821ES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CPA/@@download/ENCFF227CPA.bed.gz</text:p>
          </table:table-cell>
          <table:table-cell office:value-type="string" calcext:value-type="string">
            <text:p>https://www.encodeproject.org/files/ENCFF997IFW/@@download/ENCFF997IFW.bed.gz</text:p>
          </table:table-cell>
          <table:table-cell office:value-type="string" calcext:value-type="string">
            <text:p>https://www.encodeproject.org/files/ENCFF210QSG/@@download/ENCFF210QS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7DDM/@@download/ENCFF727DDM.bed.gz</text:p>
          </table:table-cell>
          <table:table-cell office:value-type="string" calcext:value-type="string">
            <text:p>https://www.encodeproject.org/files/ENCFF280YAF/@@download/ENCFF280YAF.bed.gz</text:p>
          </table:table-cell>
          <table:table-cell office:value-type="string" calcext:value-type="string">
            <text:p>https://www.encodeproject.org/files/ENCFF005TLD/@@download/ENCFF005TL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4OII/@@download/ENCFF914OII.bed.gz</text:p>
          </table:table-cell>
          <table:table-cell office:value-type="string" calcext:value-type="string">
            <text:p>https://www.encodeproject.org/files/ENCFF045GWC/@@download/ENCFF045GWC.bed.gz</text:p>
          </table:table-cell>
          <table:table-cell office:value-type="string" calcext:value-type="string">
            <text:p>https://www.encodeproject.org/files/ENCFF674CIO/@@download/ENCFF674CI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3KSA/@@download/ENCFF323KSA.bed.gz</text:p>
          </table:table-cell>
          <table:table-cell office:value-type="string" calcext:value-type="string">
            <text:p>https://www.encodeproject.org/files/ENCFF634EKL/@@download/ENCFF634EKL.bed.gz</text:p>
          </table:table-cell>
          <table:table-cell office:value-type="string" calcext:value-type="string">
            <text:p>https://www.encodeproject.org/files/ENCFF681HOL/@@download/ENCFF681HO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9PAL/@@download/ENCFF449PAL.bed.gz</text:p>
          </table:table-cell>
          <table:table-cell office:value-type="string" calcext:value-type="string">
            <text:p>https://www.encodeproject.org/files/ENCFF957WCX/@@download/ENCFF957WCX.bed.gz</text:p>
          </table:table-cell>
          <table:table-cell office:value-type="string" calcext:value-type="string">
            <text:p>https://www.encodeproject.org/files/ENCFF198WHL/@@download/ENCFF198WH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4JZR/@@download/ENCFF064JZR.bed.gz</text:p>
          </table:table-cell>
          <table:table-cell office:value-type="string" calcext:value-type="string">
            <text:p>https://www.encodeproject.org/files/ENCFF556UZM/@@download/ENCFF556UZM.bed.gz</text:p>
          </table:table-cell>
          <table:table-cell office:value-type="string" calcext:value-type="string">
            <text:p>https://www.encodeproject.org/files/ENCFF421LWX/@@download/ENCFF421LW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8HGO/@@download/ENCFF598HGO.bed.gz</text:p>
          </table:table-cell>
          <table:table-cell office:value-type="string" calcext:value-type="string">
            <text:p>https://www.encodeproject.org/files/ENCFF258PIW/@@download/ENCFF258PI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2JBK/@@download/ENCFF772JBK.bed.gz</text:p>
          </table:table-cell>
          <table:table-cell office:value-type="string" calcext:value-type="string">
            <text:p>https://www.encodeproject.org/files/ENCFF698APF/@@download/ENCFF698AP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2SZV/@@download/ENCFF452SZV.bed.gz</text:p>
          </table:table-cell>
          <table:table-cell office:value-type="string" calcext:value-type="string">
            <text:p>https://www.encodeproject.org/files/ENCFF594PYS/@@download/ENCFF594PY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91PPP/@@download/ENCFF491PPP.bed.gz</text:p>
          </table:table-cell>
          <table:table-cell office:value-type="string" calcext:value-type="string">
            <text:p>https://www.encodeproject.org/files/ENCFF748WSU/@@download/ENCFF748WS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0WCV/@@download/ENCFF230WCV.bed.gz</text:p>
          </table:table-cell>
          <table:table-cell office:value-type="string" calcext:value-type="string">
            <text:p>https://www.encodeproject.org/files/ENCFF247UJX/@@download/ENCFF247UJ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9ELS/@@download/ENCFF079ELS.bed.gz</text:p>
          </table:table-cell>
          <table:table-cell office:value-type="string" calcext:value-type="string">
            <text:p>https://www.encodeproject.org/files/ENCFF178WRO/@@download/ENCFF178WR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4DUL/@@download/ENCFF804DUL.bed.gz</text:p>
          </table:table-cell>
          <table:table-cell office:value-type="string" calcext:value-type="string">
            <text:p>https://www.encodeproject.org/files/ENCFF783JKF/@@download/ENCFF783JK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4EGE/@@download/ENCFF524EGE.bed.gz</text:p>
          </table:table-cell>
          <table:table-cell office:value-type="string" calcext:value-type="string">
            <text:p>https://www.encodeproject.org/files/ENCFF034ALK/@@download/ENCFF034AL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2NAH/@@download/ENCFF312NAH.bed.gz</text:p>
          </table:table-cell>
          <table:table-cell office:value-type="string" calcext:value-type="string">
            <text:p>https://www.encodeproject.org/files/ENCFF085VWO/@@download/ENCFF085VW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2LZY/@@download/ENCFF292LZY.bed.gz</text:p>
          </table:table-cell>
          <table:table-cell office:value-type="string" calcext:value-type="string">
            <text:p>https://www.encodeproject.org/files/ENCFF510UBQ/@@download/ENCFF510UB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6LDM/@@download/ENCFF476LDM.bed.gz</text:p>
          </table:table-cell>
          <table:table-cell office:value-type="string" calcext:value-type="string">
            <text:p>https://www.encodeproject.org/files/ENCFF501HAG/@@download/ENCFF501HA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6PRN/@@download/ENCFF116PRN.bed.gz</text:p>
          </table:table-cell>
          <table:table-cell office:value-type="string" calcext:value-type="string">
            <text:p>https://www.encodeproject.org/files/ENCFF330BPK/@@download/ENCFF330BP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6DEW/@@download/ENCFF246DEW.bed.gz</text:p>
          </table:table-cell>
          <table:table-cell office:value-type="string" calcext:value-type="string">
            <text:p>https://www.encodeproject.org/files/ENCFF159MIH/@@download/ENCFF159MI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7HDQ/@@download/ENCFF567HDQ.bed.gz</text:p>
          </table:table-cell>
          <table:table-cell office:value-type="string" calcext:value-type="string">
            <text:p>https://www.encodeproject.org/files/ENCFF285PQA/@@download/ENCFF285PQ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8BMI/@@download/ENCFF988BMI.bed.gz</text:p>
          </table:table-cell>
          <table:table-cell office:value-type="string" calcext:value-type="string">
            <text:p>https://www.encodeproject.org/files/ENCFF538LRG/@@download/ENCFF538LR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QK/@@download/ENCFF001SQK.bed.gz</text:p>
          </table:table-cell>
          <table:table-cell office:value-type="string" calcext:value-type="string">
            <text:p>https://www.encodeproject.org/files/ENCFF545BKB/@@download/ENCFF545BK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GP/@@download/ENCFF001WGP.bed.gz</text:p>
          </table:table-cell>
          <table:table-cell office:value-type="string" calcext:value-type="string">
            <text:p>https://www.encodeproject.org/files/ENCFF168JLI/@@download/ENCFF168JL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GQ/@@download/ENCFF001WGQ.bed.gz</text:p>
          </table:table-cell>
          <table:table-cell office:value-type="string" calcext:value-type="string">
            <text:p>https://www.encodeproject.org/files/ENCFF168JTA/@@download/ENCFF168JT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3MXX/@@download/ENCFF173MXX.bed.gz</text:p>
          </table:table-cell>
          <table:table-cell office:value-type="string" calcext:value-type="string">
            <text:p>https://www.encodeproject.org/files/ENCFF332CDD/@@download/ENCFF332CD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4QOR/@@download/ENCFF714QOR.bed.gz</text:p>
          </table:table-cell>
          <table:table-cell office:value-type="string" calcext:value-type="string">
            <text:p>https://www.encodeproject.org/files/ENCFF282KOR/@@download/ENCFF282KO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9ZIM/@@download/ENCFF819ZIM.bed.gz</text:p>
          </table:table-cell>
          <table:table-cell office:value-type="string" calcext:value-type="string">
            <text:p>https://www.encodeproject.org/files/ENCFF474ZPF/@@download/ENCFF474ZP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7PEY/@@download/ENCFF057PEY.bed.gz</text:p>
          </table:table-cell>
          <table:table-cell office:value-type="string" calcext:value-type="string">
            <text:p>https://www.encodeproject.org/files/ENCFF320OWB/@@download/ENCFF320OW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2TZU/@@download/ENCFF892TZU.bed.gz</text:p>
          </table:table-cell>
          <table:table-cell office:value-type="string" calcext:value-type="string">
            <text:p>https://www.encodeproject.org/files/ENCFF125PLO/@@download/ENCFF125PL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8QXP/@@download/ENCFF588QXP.bed.gz</text:p>
          </table:table-cell>
          <table:table-cell office:value-type="string" calcext:value-type="string">
            <text:p>https://www.encodeproject.org/files/ENCFF047WBC/@@download/ENCFF047WB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2JBC/@@download/ENCFF702JBC.bed.gz</text:p>
          </table:table-cell>
          <table:table-cell office:value-type="string" calcext:value-type="string">
            <text:p>https://www.encodeproject.org/files/ENCFF786DKS/@@download/ENCFF786DK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1ATC/@@download/ENCFF901ATC.bed.gz</text:p>
          </table:table-cell>
          <table:table-cell office:value-type="string" calcext:value-type="string">
            <text:p>https://www.encodeproject.org/files/ENCFF027LSP/@@download/ENCFF027LS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6GXC/@@download/ENCFF886GXC.bed.gz</text:p>
          </table:table-cell>
          <table:table-cell office:value-type="string" calcext:value-type="string">
            <text:p>https://www.encodeproject.org/files/ENCFF892FWF/@@download/ENCFF892FW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8IDZ/@@download/ENCFF938IDZ.bed.gz</text:p>
          </table:table-cell>
          <table:table-cell office:value-type="string" calcext:value-type="string">
            <text:p>https://www.encodeproject.org/files/ENCFF307CSN/@@download/ENCFF307CS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5YFO/@@download/ENCFF915YFO.bed.gz</text:p>
          </table:table-cell>
          <table:table-cell office:value-type="string" calcext:value-type="string">
            <text:p>https://www.encodeproject.org/files/ENCFF905JAC/@@download/ENCFF905JA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7MBD/@@download/ENCFF347MBD.bed.gz</text:p>
          </table:table-cell>
          <table:table-cell office:value-type="string" calcext:value-type="string">
            <text:p>https://www.encodeproject.org/files/ENCFF022XIX/@@download/ENCFF022XI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9KIJ/@@download/ENCFF249KIJ.bed.gz</text:p>
          </table:table-cell>
          <table:table-cell office:value-type="string" calcext:value-type="string">
            <text:p>https://www.encodeproject.org/files/ENCFF957ICB/@@download/ENCFF957IC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7CAJ/@@download/ENCFF637CAJ.bed.gz</text:p>
          </table:table-cell>
          <table:table-cell office:value-type="string" calcext:value-type="string">
            <text:p>https://www.encodeproject.org/files/ENCFF713MCF/@@download/ENCFF713MC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1PUA/@@download/ENCFF751PUA.bed.gz</text:p>
          </table:table-cell>
          <table:table-cell office:value-type="string" calcext:value-type="string">
            <text:p>https://www.encodeproject.org/files/ENCFF240XXW/@@download/ENCFF240XX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9RXV/@@download/ENCFF199RXV.bed.gz</text:p>
          </table:table-cell>
          <table:table-cell office:value-type="string" calcext:value-type="string">
            <text:p>https://www.encodeproject.org/files/ENCFF839MCU/@@download/ENCFF839MC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8KXP/@@download/ENCFF908KXP.bed.gz</text:p>
          </table:table-cell>
          <table:table-cell office:value-type="string" calcext:value-type="string">
            <text:p>https://www.encodeproject.org/files/ENCFF001VLK/@@download/ENCFF001VL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1FAL/@@download/ENCFF921FAL.bed.gz</text:p>
          </table:table-cell>
          <table:table-cell office:value-type="string" calcext:value-type="string">
            <text:p>https://www.encodeproject.org/files/ENCFF002CVE/@@download/ENCFF002CV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3TQZ/@@download/ENCFF783TQZ.bed.gz</text:p>
          </table:table-cell>
          <table:table-cell office:value-type="string" calcext:value-type="string">
            <text:p>https://www.encodeproject.org/files/ENCFF072JVL/@@download/ENCFF072JV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0IVT/@@download/ENCFF690IVT.bed.gz</text:p>
          </table:table-cell>
          <table:table-cell office:value-type="string" calcext:value-type="string">
            <text:p>https://www.encodeproject.org/files/ENCFF250QNK/@@download/ENCFF250QN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9UTZ/@@download/ENCFF829UTZ.bed.gz</text:p>
          </table:table-cell>
          <table:table-cell office:value-type="string" calcext:value-type="string">
            <text:p>https://www.encodeproject.org/files/ENCFF335UAO/@@download/ENCFF335UA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3PJS/@@download/ENCFF403PJS.bed.gz</text:p>
          </table:table-cell>
          <table:table-cell office:value-type="string" calcext:value-type="string">
            <text:p>https://www.encodeproject.org/files/ENCFF498MXX/@@download/ENCFF498MX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5LDD/@@download/ENCFF355LDD.bed.gz</text:p>
          </table:table-cell>
          <table:table-cell office:value-type="string" calcext:value-type="string">
            <text:p>https://www.encodeproject.org/files/ENCFF704TBE/@@download/ENCFF704TB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4IWG/@@download/ENCFF654IWG.bed.gz</text:p>
          </table:table-cell>
          <table:table-cell office:value-type="string" calcext:value-type="string">
            <text:p>https://www.encodeproject.org/files/ENCFF782GCQ/@@download/ENCFF782GC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8LUI/@@download/ENCFF238LUI.bed.gz</text:p>
          </table:table-cell>
          <table:table-cell office:value-type="string" calcext:value-type="string">
            <text:p>https://www.encodeproject.org/files/ENCFF338TGS/@@download/ENCFF338TG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57KRB/@@download/ENCFF957KRB.bed.gz</text:p>
          </table:table-cell>
          <table:table-cell office:value-type="string" calcext:value-type="string">
            <text:p>https://www.encodeproject.org/files/ENCFF804QQN/@@download/ENCFF804QQ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9ERC/@@download/ENCFF109ERC.bed.gz</text:p>
          </table:table-cell>
          <table:table-cell office:value-type="string" calcext:value-type="string">
            <text:p>https://www.encodeproject.org/files/ENCFF174FQT/@@download/ENCFF174FQ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7OHQ/@@download/ENCFF817OHQ.bed.gz</text:p>
          </table:table-cell>
          <table:table-cell office:value-type="string" calcext:value-type="string">
            <text:p>https://www.encodeproject.org/files/ENCFF236CLN/@@download/ENCFF236CL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0MFC/@@download/ENCFF640MFC.bed.gz</text:p>
          </table:table-cell>
          <table:table-cell office:value-type="string" calcext:value-type="string">
            <text:p>https://www.encodeproject.org/files/ENCFF349WRG/@@download/ENCFF349WR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6PMZ/@@download/ENCFF106PMZ.bed.gz</text:p>
          </table:table-cell>
          <table:table-cell office:value-type="string" calcext:value-type="string">
            <text:p>https://www.encodeproject.org/files/ENCFF128UUT/@@download/ENCFF128UU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9DCX/@@download/ENCFF619DCX.bed.gz</text:p>
          </table:table-cell>
          <table:table-cell office:value-type="string" calcext:value-type="string">
            <text:p>https://www.encodeproject.org/files/ENCFF001UTX/@@download/ENCFF001UT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2MCS/@@download/ENCFF382MCS.bed.gz</text:p>
          </table:table-cell>
          <table:table-cell office:value-type="string" calcext:value-type="string">
            <text:p>https://www.encodeproject.org/files/ENCFF002DBR/@@download/ENCFF002DB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2OGD/@@download/ENCFF532OGD.bed.gz</text:p>
          </table:table-cell>
          <table:table-cell office:value-type="string" calcext:value-type="string">
            <text:p>https://www.encodeproject.org/files/ENCFF226MQR/@@download/ENCFF226MQ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3JBU/@@download/ENCFF833JBU.bed.gz</text:p>
          </table:table-cell>
          <table:table-cell office:value-type="string" calcext:value-type="string">
            <text:p>https://www.encodeproject.org/files/ENCFF705JDO/@@download/ENCFF705JD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7BVJ/@@download/ENCFF747BVJ.bed.gz</text:p>
          </table:table-cell>
          <table:table-cell office:value-type="string" calcext:value-type="string">
            <text:p>https://www.encodeproject.org/files/ENCFF680MAX/@@download/ENCFF680MA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1EZZ/@@download/ENCFF031EZZ.bed.gz</text:p>
          </table:table-cell>
          <table:table-cell office:value-type="string" calcext:value-type="string">
            <text:p>https://www.encodeproject.org/files/ENCFF974JVU/@@download/ENCFF974JV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1CUG/@@download/ENCFF581CUG.bed.gz</text:p>
          </table:table-cell>
          <table:table-cell office:value-type="string" calcext:value-type="string">
            <text:p>https://www.encodeproject.org/files/ENCFF623KYU/@@download/ENCFF623KY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5WDW/@@download/ENCFF825WDW.bed.gz</text:p>
          </table:table-cell>
          <table:table-cell office:value-type="string" calcext:value-type="string">
            <text:p>https://www.encodeproject.org/files/ENCFF465MVV/@@download/ENCFF465MV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2GJU/@@download/ENCFF812GJU.bed.gz</text:p>
          </table:table-cell>
          <table:table-cell office:value-type="string" calcext:value-type="string">
            <text:p>https://www.encodeproject.org/files/ENCFF028IIR/@@download/ENCFF028II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5FKC/@@download/ENCFF515FKC.bed.gz</text:p>
          </table:table-cell>
          <table:table-cell office:value-type="string" calcext:value-type="string">
            <text:p>https://www.encodeproject.org/files/ENCFF301UPP/@@download/ENCFF301U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2JBP/@@download/ENCFF132JBP.bed.gz</text:p>
          </table:table-cell>
          <table:table-cell office:value-type="string" calcext:value-type="string">
            <text:p>https://www.encodeproject.org/files/ENCFF246QUK/@@download/ENCFF246QU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1ASQ/@@download/ENCFF711ASQ.bed.gz</text:p>
          </table:table-cell>
          <table:table-cell office:value-type="string" calcext:value-type="string">
            <text:p>https://www.encodeproject.org/files/ENCFF258KBF/@@download/ENCFF258KB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6ZUQ/@@download/ENCFF896ZUQ.bed.gz</text:p>
          </table:table-cell>
          <table:table-cell office:value-type="string" calcext:value-type="string">
            <text:p>https://www.encodeproject.org/files/ENCFF591PIT/@@download/ENCFF591P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9BCP/@@download/ENCFF659BCP.bed.gz</text:p>
          </table:table-cell>
          <table:table-cell office:value-type="string" calcext:value-type="string">
            <text:p>https://www.encodeproject.org/files/ENCFF960TOX/@@download/ENCFF960TO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2CNG/@@download/ENCFF372CNG.bed.gz</text:p>
          </table:table-cell>
          <table:table-cell office:value-type="string" calcext:value-type="string">
            <text:p>https://www.encodeproject.org/files/ENCFF001XSD/@@download/ENCFF001XS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8UAN/@@download/ENCFF158UAN.bed.gz</text:p>
          </table:table-cell>
          <table:table-cell office:value-type="string" calcext:value-type="string">
            <text:p>https://www.encodeproject.org/files/ENCFF001XSE/@@download/ENCFF001XS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8NJF/@@download/ENCFF028NJF.bed.gz</text:p>
          </table:table-cell>
          <table:table-cell office:value-type="string" calcext:value-type="string">
            <text:p>https://www.encodeproject.org/files/ENCFF002DDF/@@download/ENCFF002DD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3EXE/@@download/ENCFF603EXE.bed.gz</text:p>
          </table:table-cell>
          <table:table-cell office:value-type="string" calcext:value-type="string">
            <text:p>https://www.encodeproject.org/files/ENCFF423CGM/@@download/ENCFF423CG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3GCY/@@download/ENCFF003GCY.bed.gz</text:p>
          </table:table-cell>
          <table:table-cell office:value-type="string" calcext:value-type="string">
            <text:p>https://www.encodeproject.org/files/ENCFF516DWM/@@download/ENCFF516DW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2BHS/@@download/ENCFF602BHS.bed.gz</text:p>
          </table:table-cell>
          <table:table-cell office:value-type="string" calcext:value-type="string">
            <text:p>https://www.encodeproject.org/files/ENCFF832CJL/@@download/ENCFF832CJ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2BIG/@@download/ENCFF232BIG.bed.gz</text:p>
          </table:table-cell>
          <table:table-cell office:value-type="string" calcext:value-type="string">
            <text:p>https://www.encodeproject.org/files/ENCFF010WHH/@@download/ENCFF010WH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4DGI/@@download/ENCFF944DGI.bed.gz</text:p>
          </table:table-cell>
          <table:table-cell office:value-type="string" calcext:value-type="string">
            <text:p>https://www.encodeproject.org/files/ENCFF674KUN/@@download/ENCFF674KU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9CFZ/@@download/ENCFF779CFZ.bed.gz</text:p>
          </table:table-cell>
          <table:table-cell office:value-type="string" calcext:value-type="string">
            <text:p>https://www.encodeproject.org/files/ENCFF583GIR/@@download/ENCFF583GI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4ZVJ/@@download/ENCFF134ZVJ.bed.gz</text:p>
          </table:table-cell>
          <table:table-cell office:value-type="string" calcext:value-type="string">
            <text:p>https://www.encodeproject.org/files/ENCFF536XBD/@@download/ENCFF536XB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8CVN/@@download/ENCFF028CVN.bed.gz</text:p>
          </table:table-cell>
          <table:table-cell office:value-type="string" calcext:value-type="string">
            <text:p>https://www.encodeproject.org/files/ENCFF168VBK/@@download/ENCFF168VB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3TKA/@@download/ENCFF523TKA.bed.gz</text:p>
          </table:table-cell>
          <table:table-cell office:value-type="string" calcext:value-type="string">
            <text:p>https://www.encodeproject.org/files/ENCFF444ZJW/@@download/ENCFF444ZJ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1KWJ/@@download/ENCFF611KWJ.bed.gz</text:p>
          </table:table-cell>
          <table:table-cell office:value-type="string" calcext:value-type="string">
            <text:p>https://www.encodeproject.org/files/ENCFF727BRP/@@download/ENCFF727BR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6XGY/@@download/ENCFF016XGY.bed.gz</text:p>
          </table:table-cell>
          <table:table-cell office:value-type="string" calcext:value-type="string">
            <text:p>https://www.encodeproject.org/files/ENCFF856ZCX/@@download/ENCFF856ZC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8JRB/@@download/ENCFF828JRB.bed.gz</text:p>
          </table:table-cell>
          <table:table-cell office:value-type="string" calcext:value-type="string">
            <text:p>https://www.encodeproject.org/files/ENCFF045AYR/@@download/ENCFF045AY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95XMA/@@download/ENCFF495XMA.bed.gz</text:p>
          </table:table-cell>
          <table:table-cell office:value-type="string" calcext:value-type="string">
            <text:p>https://www.encodeproject.org/files/ENCFF943XYS/@@download/ENCFF943XY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1XRC/@@download/ENCFF901XRC.bed.gz</text:p>
          </table:table-cell>
          <table:table-cell office:value-type="string" calcext:value-type="string">
            <text:p>https://www.encodeproject.org/files/ENCFF973KKY/@@download/ENCFF973KK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4EJY/@@download/ENCFF854EJY.bed.gz</text:p>
          </table:table-cell>
          <table:table-cell office:value-type="string" calcext:value-type="string">
            <text:p>https://www.encodeproject.org/files/ENCFF001XRZ/@@download/ENCFF001XR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27NEX/@@download/ENCFF727NEX.bed.gz</text:p>
          </table:table-cell>
          <table:table-cell office:value-type="string" calcext:value-type="string">
            <text:p>https://www.encodeproject.org/files/ENCFF001XSA/@@download/ENCFF001XS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1GGV/@@download/ENCFF371GGV.bed.gz</text:p>
          </table:table-cell>
          <table:table-cell office:value-type="string" calcext:value-type="string">
            <text:p>https://www.encodeproject.org/files/ENCFF002DDE/@@download/ENCFF002DD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4UIE/@@download/ENCFF264UIE.bed.gz</text:p>
          </table:table-cell>
          <table:table-cell office:value-type="string" calcext:value-type="string">
            <text:p>https://www.encodeproject.org/files/ENCFF484FSJ/@@download/ENCFF484FS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5DGS/@@download/ENCFF995DGS.bed.gz</text:p>
          </table:table-cell>
          <table:table-cell office:value-type="string" calcext:value-type="string">
            <text:p>https://www.encodeproject.org/files/ENCFF523ROB/@@download/ENCFF523RO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9TED/@@download/ENCFF209TED.bed.gz</text:p>
          </table:table-cell>
          <table:table-cell office:value-type="string" calcext:value-type="string">
            <text:p>https://www.encodeproject.org/files/ENCFF909NRN/@@download/ENCFF909NR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2WUE/@@download/ENCFF382WUE.bed.gz</text:p>
          </table:table-cell>
          <table:table-cell office:value-type="string" calcext:value-type="string">
            <text:p>https://www.encodeproject.org/files/ENCFF777ODE/@@download/ENCFF777OD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3GBY/@@download/ENCFF083GBY.bed.gz</text:p>
          </table:table-cell>
          <table:table-cell office:value-type="string" calcext:value-type="string">
            <text:p>https://www.encodeproject.org/files/ENCFF213JJM/@@download/ENCFF213JJ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2RBA/@@download/ENCFF682RBA.bed.gz</text:p>
          </table:table-cell>
          <table:table-cell office:value-type="string" calcext:value-type="string">
            <text:p>https://www.encodeproject.org/files/ENCFF129FBO/@@download/ENCFF129FB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0IMJ/@@download/ENCFF230IMJ.bed.gz</text:p>
          </table:table-cell>
          <table:table-cell office:value-type="string" calcext:value-type="string">
            <text:p>https://www.encodeproject.org/files/ENCFF519REF/@@download/ENCFF519RE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9IMR/@@download/ENCFF199IMR.bed.gz</text:p>
          </table:table-cell>
          <table:table-cell office:value-type="string" calcext:value-type="string">
            <text:p>https://www.encodeproject.org/files/ENCFF570FLB/@@download/ENCFF570FL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4VOK/@@download/ENCFF334VOK.bed.gz</text:p>
          </table:table-cell>
          <table:table-cell office:value-type="string" calcext:value-type="string">
            <text:p>https://www.encodeproject.org/files/ENCFF001XTN/@@download/ENCFF001XT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1PUD/@@download/ENCFF171PUD.bed.gz</text:p>
          </table:table-cell>
          <table:table-cell office:value-type="string" calcext:value-type="string">
            <text:p>https://www.encodeproject.org/files/ENCFF001XTO/@@download/ENCFF001XT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2PNR/@@download/ENCFF852PNR.bed.gz</text:p>
          </table:table-cell>
          <table:table-cell office:value-type="string" calcext:value-type="string">
            <text:p>https://www.encodeproject.org/files/ENCFF002DDP/@@download/ENCFF002DD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5YRW/@@download/ENCFF475YRW.bed.gz</text:p>
          </table:table-cell>
          <table:table-cell office:value-type="string" calcext:value-type="string">
            <text:p>https://www.encodeproject.org/files/ENCFF297PJW/@@download/ENCFF297PJ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7VFD/@@download/ENCFF307VFD.bed.gz</text:p>
          </table:table-cell>
          <table:table-cell office:value-type="string" calcext:value-type="string">
            <text:p>https://www.encodeproject.org/files/ENCFF932EHP/@@download/ENCFF932EH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6QZY/@@download/ENCFF786QZY.bed.gz</text:p>
          </table:table-cell>
          <table:table-cell office:value-type="string" calcext:value-type="string">
            <text:p>https://www.encodeproject.org/files/ENCFF390JNR/@@download/ENCFF390JN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9OIN/@@download/ENCFF489OIN.bed.gz</text:p>
          </table:table-cell>
          <table:table-cell office:value-type="string" calcext:value-type="string">
            <text:p>https://www.encodeproject.org/files/ENCFF192UQS/@@download/ENCFF192UQ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3TMO/@@download/ENCFF613TMO.bed.gz</text:p>
          </table:table-cell>
          <table:table-cell office:value-type="string" calcext:value-type="string">
            <text:p>https://www.encodeproject.org/files/ENCFF447AUB/@@download/ENCFF447AU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4BQJ/@@download/ENCFF434BQJ.bed.gz</text:p>
          </table:table-cell>
          <table:table-cell office:value-type="string" calcext:value-type="string">
            <text:p>https://www.encodeproject.org/files/ENCFF077RDH/@@download/ENCFF077RD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1SCC/@@download/ENCFF681SCC.bed.gz</text:p>
          </table:table-cell>
          <table:table-cell office:value-type="string" calcext:value-type="string">
            <text:p>https://www.encodeproject.org/files/ENCFF773EJN/@@download/ENCFF773E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2NZP/@@download/ENCFF372NZP.bed.gz</text:p>
          </table:table-cell>
          <table:table-cell office:value-type="string" calcext:value-type="string">
            <text:p>https://www.encodeproject.org/files/ENCFF470PNM/@@download/ENCFF470PN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7DJR/@@download/ENCFF327DJR.bed.gz</text:p>
          </table:table-cell>
          <table:table-cell office:value-type="string" calcext:value-type="string">
            <text:p>https://www.encodeproject.org/files/ENCFF943ZQC/@@download/ENCFF943ZQ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6HJU/@@download/ENCFF836HJU.bed.gz</text:p>
          </table:table-cell>
          <table:table-cell office:value-type="string" calcext:value-type="string">
            <text:p>https://www.encodeproject.org/files/ENCFF245IPV/@@download/ENCFF245IP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4KEY/@@download/ENCFF074KEY.bed.gz</text:p>
          </table:table-cell>
          <table:table-cell office:value-type="string" calcext:value-type="string">
            <text:p>https://www.encodeproject.org/files/ENCFF603KUP/@@download/ENCFF603KU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0XBU/@@download/ENCFF320XBU.bed.gz</text:p>
          </table:table-cell>
          <table:table-cell office:value-type="string" calcext:value-type="string">
            <text:p>https://www.encodeproject.org/files/ENCFF490PIH/@@download/ENCFF490PI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9CIP/@@download/ENCFF349CIP.bed.gz</text:p>
          </table:table-cell>
          <table:table-cell office:value-type="string" calcext:value-type="string">
            <text:p>https://www.encodeproject.org/files/ENCFF951SRP/@@download/ENCFF951SR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1WDM/@@download/ENCFF991WDM.bed.gz</text:p>
          </table:table-cell>
          <table:table-cell office:value-type="string" calcext:value-type="string">
            <text:p>https://www.encodeproject.org/files/ENCFF483EHQ/@@download/ENCFF483EH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0WAZ/@@download/ENCFF810WAZ.bed.gz</text:p>
          </table:table-cell>
          <table:table-cell office:value-type="string" calcext:value-type="string">
            <text:p>https://www.encodeproject.org/files/ENCFF454PSG/@@download/ENCFF454PS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7FTS/@@download/ENCFF187FTS.bed.gz</text:p>
          </table:table-cell>
          <table:table-cell office:value-type="string" calcext:value-type="string">
            <text:p>https://www.encodeproject.org/files/ENCFF737SPJ/@@download/ENCFF737SP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1NTP/@@download/ENCFF321NTP.bed.gz</text:p>
          </table:table-cell>
          <table:table-cell office:value-type="string" calcext:value-type="string">
            <text:p>https://www.encodeproject.org/files/ENCFF157OEN/@@download/ENCFF157OE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5TWS/@@download/ENCFF315TWS.bed.gz</text:p>
          </table:table-cell>
          <table:table-cell office:value-type="string" calcext:value-type="string">
            <text:p>https://www.encodeproject.org/files/ENCFF002CED/@@download/ENCFF002CE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9YJE/@@download/ENCFF009YJE.bed.gz</text:p>
          </table:table-cell>
          <table:table-cell office:value-type="string" calcext:value-type="string">
            <text:p>https://www.encodeproject.org/files/ENCFF001VLJ/@@download/ENCFF001VL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3ABR/@@download/ENCFF933ABR.bed.gz</text:p>
          </table:table-cell>
          <table:table-cell office:value-type="string" calcext:value-type="string">
            <text:p>https://www.encodeproject.org/files/ENCFF002CVD/@@download/ENCFF002CV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3IXQ/@@download/ENCFF613IXQ.bed.gz</text:p>
          </table:table-cell>
          <table:table-cell office:value-type="string" calcext:value-type="string">
            <text:p>https://www.encodeproject.org/files/ENCFF822SAU/@@download/ENCFF822SA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8JQG/@@download/ENCFF858JQG.bed.gz</text:p>
          </table:table-cell>
          <table:table-cell office:value-type="string" calcext:value-type="string">
            <text:p>https://www.encodeproject.org/files/ENCFF991EAY/@@download/ENCFF991EA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7IYR/@@download/ENCFF157IYR.bed.gz</text:p>
          </table:table-cell>
          <table:table-cell office:value-type="string" calcext:value-type="string">
            <text:p>https://www.encodeproject.org/files/ENCFF311XFB/@@download/ENCFF311XF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6VOC/@@download/ENCFF916VOC.bed.gz</text:p>
          </table:table-cell>
          <table:table-cell office:value-type="string" calcext:value-type="string">
            <text:p>https://www.encodeproject.org/files/ENCFF107EHZ/@@download/ENCFF107EH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6UYY/@@download/ENCFF586UYY.bed.gz</text:p>
          </table:table-cell>
          <table:table-cell office:value-type="string" calcext:value-type="string">
            <text:p>https://www.encodeproject.org/files/ENCFF222CSK/@@download/ENCFF222C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4ZJK/@@download/ENCFF134ZJK.bed.gz</text:p>
          </table:table-cell>
          <table:table-cell office:value-type="string" calcext:value-type="string">
            <text:p>https://www.encodeproject.org/files/ENCFF813LKS/@@download/ENCFF813LK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65GKU/@@download/ENCFF465GKU.bed.gz</text:p>
          </table:table-cell>
          <table:table-cell office:value-type="string" calcext:value-type="string">
            <text:p>https://www.encodeproject.org/files/ENCFF756UDU/@@download/ENCFF756UD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6DSD/@@download/ENCFF016DSD.bed.gz</text:p>
          </table:table-cell>
          <table:table-cell office:value-type="string" calcext:value-type="string">
            <text:p>https://www.encodeproject.org/files/ENCFF987YIJ/@@download/ENCFF987YI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4DZN/@@download/ENCFF994DZN.bed.gz</text:p>
          </table:table-cell>
          <table:table-cell office:value-type="string" calcext:value-type="string">
            <text:p>https://www.encodeproject.org/files/ENCFF010FVB/@@download/ENCFF010FV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4MPW/@@download/ENCFF304MPW.bed.gz</text:p>
          </table:table-cell>
          <table:table-cell office:value-type="string" calcext:value-type="string">
            <text:p>https://www.encodeproject.org/files/ENCFF694HYO/@@download/ENCFF694HY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2UVJ/@@download/ENCFF022UVJ.bed.gz</text:p>
          </table:table-cell>
          <table:table-cell office:value-type="string" calcext:value-type="string">
            <text:p>https://www.encodeproject.org/files/ENCFF957WEQ/@@download/ENCFF957WE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6ETB/@@download/ENCFF836ETB.bed.gz</text:p>
          </table:table-cell>
          <table:table-cell office:value-type="string" calcext:value-type="string">
            <text:p>https://www.encodeproject.org/files/ENCFF367GGX/@@download/ENCFF367GG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2ALU/@@download/ENCFF682ALU.bed.gz</text:p>
          </table:table-cell>
          <table:table-cell office:value-type="string" calcext:value-type="string">
            <text:p>https://www.encodeproject.org/files/ENCFF827SHP/@@download/ENCFF827SH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9SJD/@@download/ENCFF979SJD.bed.gz</text:p>
          </table:table-cell>
          <table:table-cell office:value-type="string" calcext:value-type="string">
            <text:p>https://www.encodeproject.org/files/ENCFF265BAG/@@download/ENCFF265BA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9FDS/@@download/ENCFF689FDS.bed.gz</text:p>
          </table:table-cell>
          <table:table-cell office:value-type="string" calcext:value-type="string">
            <text:p>https://www.encodeproject.org/files/ENCFF358WEO/@@download/ENCFF358WE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3VXI/@@download/ENCFF963VXI.bed.gz</text:p>
          </table:table-cell>
          <table:table-cell office:value-type="string" calcext:value-type="string">
            <text:p>https://www.encodeproject.org/files/ENCFF459AHK/@@download/ENCFF459AH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5AIA/@@download/ENCFF785AIA.bed.gz</text:p>
          </table:table-cell>
          <table:table-cell office:value-type="string" calcext:value-type="string">
            <text:p>https://www.encodeproject.org/files/ENCFF340BQM/@@download/ENCFF340BQ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2TZR/@@download/ENCFF962TZR.bed.gz</text:p>
          </table:table-cell>
          <table:table-cell office:value-type="string" calcext:value-type="string">
            <text:p>https://www.encodeproject.org/files/ENCFF596RDA/@@download/ENCFF596RD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3KUB/@@download/ENCFF553KUB.bed.gz</text:p>
          </table:table-cell>
          <table:table-cell office:value-type="string" calcext:value-type="string">
            <text:p>https://www.encodeproject.org/files/ENCFF002CEW/@@download/ENCFF002CE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1SYQ/@@download/ENCFF971SYQ.bed.gz</text:p>
          </table:table-cell>
          <table:table-cell office:value-type="string" calcext:value-type="string">
            <text:p>https://www.encodeproject.org/files/ENCFF113DAW/@@download/ENCFF113DA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1DKC/@@download/ENCFF281DKC.bed.gz</text:p>
          </table:table-cell>
          <table:table-cell office:value-type="string" calcext:value-type="string">
            <text:p>https://www.encodeproject.org/files/ENCFF527FXX/@@download/ENCFF527FX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43NMS/@@download/ENCFF543NMS.bed.gz</text:p>
          </table:table-cell>
          <table:table-cell office:value-type="string" calcext:value-type="string">
            <text:p>https://www.encodeproject.org/files/ENCFF857XBX/@@download/ENCFF857XB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0XXM/@@download/ENCFF470XXM.bed.gz</text:p>
          </table:table-cell>
          <table:table-cell office:value-type="string" calcext:value-type="string">
            <text:p>https://www.encodeproject.org/files/ENCFF415WKV/@@download/ENCFF415WK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9KNI/@@download/ENCFF609KNI.bed.gz</text:p>
          </table:table-cell>
          <table:table-cell office:value-type="string" calcext:value-type="string">
            <text:p>https://www.encodeproject.org/files/ENCFF678OVT/@@download/ENCFF678OV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2AEJ/@@download/ENCFF382AEJ.bed.gz</text:p>
          </table:table-cell>
          <table:table-cell office:value-type="string" calcext:value-type="string">
            <text:p>https://www.encodeproject.org/files/ENCFF567MRO/@@download/ENCFF567MR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4TBU/@@download/ENCFF814TBU.bed.gz</text:p>
          </table:table-cell>
          <table:table-cell office:value-type="string" calcext:value-type="string">
            <text:p>https://www.encodeproject.org/files/ENCFF660ZJK/@@download/ENCFF660ZJ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7JLK/@@download/ENCFF327JLK.bed.gz</text:p>
          </table:table-cell>
          <table:table-cell office:value-type="string" calcext:value-type="string">
            <text:p>https://www.encodeproject.org/files/ENCFF046QCH/@@download/ENCFF046QC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6DDE/@@download/ENCFF696DDE.bed.gz</text:p>
          </table:table-cell>
          <table:table-cell office:value-type="string" calcext:value-type="string">
            <text:p>https://www.encodeproject.org/files/ENCFF148BSH/@@download/ENCFF148BS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8UNN/@@download/ENCFF058UNN.bed.gz</text:p>
          </table:table-cell>
          <table:table-cell office:value-type="string" calcext:value-type="string">
            <text:p>https://www.encodeproject.org/files/ENCFF287UAV/@@download/ENCFF287UA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2RTJ/@@download/ENCFF572RTJ.bed.gz</text:p>
          </table:table-cell>
          <table:table-cell office:value-type="string" calcext:value-type="string">
            <text:p>https://www.encodeproject.org/files/ENCFF601XVS/@@download/ENCFF601XV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3JRC/@@download/ENCFF173JRC.bed.gz</text:p>
          </table:table-cell>
          <table:table-cell office:value-type="string" calcext:value-type="string">
            <text:p>https://www.encodeproject.org/files/ENCFF893NMN/@@download/ENCFF893NM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6QCQ/@@download/ENCFF186QCQ.bed.gz</text:p>
          </table:table-cell>
          <table:table-cell office:value-type="string" calcext:value-type="string">
            <text:p>https://www.encodeproject.org/files/ENCFF081PSJ/@@download/ENCFF081PS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9FEK/@@download/ENCFF409FEK.bed.gz</text:p>
          </table:table-cell>
          <table:table-cell office:value-type="string" calcext:value-type="string">
            <text:p>https://www.encodeproject.org/files/ENCFF711TIK/@@download/ENCFF711TI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7BPE/@@download/ENCFF197BPE.bed.gz</text:p>
          </table:table-cell>
          <table:table-cell office:value-type="string" calcext:value-type="string">
            <text:p>https://www.encodeproject.org/files/ENCFF450VON/@@download/ENCFF450VO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8TWY/@@download/ENCFF018TWY.bed.gz</text:p>
          </table:table-cell>
          <table:table-cell office:value-type="string" calcext:value-type="string">
            <text:p>https://www.encodeproject.org/files/ENCFF979XUR/@@download/ENCFF979XU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2QTD/@@download/ENCFF012QTD.bed.gz</text:p>
          </table:table-cell>
          <table:table-cell office:value-type="string" calcext:value-type="string">
            <text:p>https://www.encodeproject.org/files/ENCFF148UOD/@@download/ENCFF148UO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8XTM/@@download/ENCFF518XTM.bed.gz</text:p>
          </table:table-cell>
          <table:table-cell office:value-type="string" calcext:value-type="string">
            <text:p>https://www.encodeproject.org/files/ENCFF002CEC/@@download/ENCFF002CE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02RSX/@@download/ENCFF502RSX.bed.gz</text:p>
          </table:table-cell>
          <table:table-cell office:value-type="string" calcext:value-type="string">
            <text:p>https://www.encodeproject.org/files/ENCFF357WXQ/@@download/ENCFF357WX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6CFP/@@download/ENCFF446CFP.bed.gz</text:p>
          </table:table-cell>
          <table:table-cell office:value-type="string" calcext:value-type="string">
            <text:p>https://www.encodeproject.org/files/ENCFF177LBB/@@download/ENCFF177LB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0VFD/@@download/ENCFF510VFD.bed.gz</text:p>
          </table:table-cell>
          <table:table-cell office:value-type="string" calcext:value-type="string">
            <text:p>https://www.encodeproject.org/files/ENCFF015WVN/@@download/ENCFF015WV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0WLQ/@@download/ENCFF010WLQ.bed.gz</text:p>
          </table:table-cell>
          <table:table-cell office:value-type="string" calcext:value-type="string">
            <text:p>https://www.encodeproject.org/files/ENCFF743FCW/@@download/ENCFF743FC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2EVQ/@@download/ENCFF352EVQ.bed.gz</text:p>
          </table:table-cell>
          <table:table-cell office:value-type="string" calcext:value-type="string">
            <text:p>https://www.encodeproject.org/files/ENCFF385LJM/@@download/ENCFF385LJ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4RWU/@@download/ENCFF714RWU.bed.gz</text:p>
          </table:table-cell>
          <table:table-cell office:value-type="string" calcext:value-type="string">
            <text:p>https://www.encodeproject.org/files/ENCFF324RIT/@@download/ENCFF324R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8EAG/@@download/ENCFF208EAG.bed.gz</text:p>
          </table:table-cell>
          <table:table-cell office:value-type="string" calcext:value-type="string">
            <text:p>https://www.encodeproject.org/files/ENCFF633TFF/@@download/ENCFF633TF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9BRW/@@download/ENCFF519BRW.bed.gz</text:p>
          </table:table-cell>
          <table:table-cell office:value-type="string" calcext:value-type="string">
            <text:p>https://www.encodeproject.org/files/ENCFF710QDO/@@download/ENCFF710QD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6AHJ/@@download/ENCFF666AHJ.bed.gz</text:p>
          </table:table-cell>
          <table:table-cell office:value-type="string" calcext:value-type="string">
            <text:p>https://www.encodeproject.org/files/ENCFF856VSR/@@download/ENCFF856VS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8BFP/@@download/ENCFF618BFP.bed.gz</text:p>
          </table:table-cell>
          <table:table-cell office:value-type="string" calcext:value-type="string">
            <text:p>https://www.encodeproject.org/files/ENCFF420KMT/@@download/ENCFF420KM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9VDK/@@download/ENCFF929VDK.bed.gz</text:p>
          </table:table-cell>
          <table:table-cell office:value-type="string" calcext:value-type="string">
            <text:p>https://www.encodeproject.org/files/ENCFF658WYM/@@download/ENCFF658WY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0IOO/@@download/ENCFF400IOO.bed.gz</text:p>
          </table:table-cell>
          <table:table-cell office:value-type="string" calcext:value-type="string">
            <text:p>https://www.encodeproject.org/files/ENCFF355LBT/@@download/ENCFF355LB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6ZXP/@@download/ENCFF686ZXP.bed.gz</text:p>
          </table:table-cell>
          <table:table-cell office:value-type="string" calcext:value-type="string">
            <text:p>https://www.encodeproject.org/files/ENCFF177UJN/@@download/ENCFF177U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9AWO/@@download/ENCFF289AWO.bed.gz</text:p>
          </table:table-cell>
          <table:table-cell office:value-type="string" calcext:value-type="string">
            <text:p>https://www.encodeproject.org/files/ENCFF980GQH/@@download/ENCFF980GQ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6IDJ/@@download/ENCFF936IDJ.bed.gz</text:p>
          </table:table-cell>
          <table:table-cell office:value-type="string" calcext:value-type="string">
            <text:p>https://www.encodeproject.org/files/ENCFF001VLH/@@download/ENCFF001VL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8AYU/@@download/ENCFF748AYU.bed.gz</text:p>
          </table:table-cell>
          <table:table-cell office:value-type="string" calcext:value-type="string">
            <text:p>https://www.encodeproject.org/files/ENCFF002CVB/@@download/ENCFF002CV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0KWE/@@download/ENCFF880KWE.bed.gz</text:p>
          </table:table-cell>
          <table:table-cell office:value-type="string" calcext:value-type="string">
            <text:p>https://www.encodeproject.org/files/ENCFF390MXI/@@download/ENCFF390MX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1GMS/@@download/ENCFF671GMS.bed.gz</text:p>
          </table:table-cell>
          <table:table-cell office:value-type="string" calcext:value-type="string">
            <text:p>https://www.encodeproject.org/files/ENCFF221BNG/@@download/ENCFF221BN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3TIH/@@download/ENCFF933TIH.bed.gz</text:p>
          </table:table-cell>
          <table:table-cell office:value-type="string" calcext:value-type="string">
            <text:p>https://www.encodeproject.org/files/ENCFF587UQZ/@@download/ENCFF587UQ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4PWU/@@download/ENCFF774PWU.bed.gz</text:p>
          </table:table-cell>
          <table:table-cell office:value-type="string" calcext:value-type="string">
            <text:p>https://www.encodeproject.org/files/ENCFF387HZM/@@download/ENCFF387HZ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7USZ/@@download/ENCFF877USZ.bed.gz</text:p>
          </table:table-cell>
          <table:table-cell office:value-type="string" calcext:value-type="string">
            <text:p>https://www.encodeproject.org/files/ENCFF971LQR/@@download/ENCFF971LQ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4LGV/@@download/ENCFF694LGV.bed.gz</text:p>
          </table:table-cell>
          <table:table-cell office:value-type="string" calcext:value-type="string">
            <text:p>https://www.encodeproject.org/files/ENCFF854VZK/@@download/ENCFF854VZ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6KID/@@download/ENCFF516KID.bed.gz</text:p>
          </table:table-cell>
          <table:table-cell office:value-type="string" calcext:value-type="string">
            <text:p>https://www.encodeproject.org/files/ENCFF913JJY/@@download/ENCFF913JJ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8ZLH/@@download/ENCFF488ZLH.bed.gz</text:p>
          </table:table-cell>
          <table:table-cell office:value-type="string" calcext:value-type="string">
            <text:p>https://www.encodeproject.org/files/ENCFF722HUF/@@download/ENCFF722HU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1TYQ/@@download/ENCFF761TYQ.bed.gz</text:p>
          </table:table-cell>
          <table:table-cell office:value-type="string" calcext:value-type="string">
            <text:p>https://www.encodeproject.org/files/ENCFF679RTG/@@download/ENCFF679RT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7STH/@@download/ENCFF167STH.bed.gz</text:p>
          </table:table-cell>
          <table:table-cell office:value-type="string" calcext:value-type="string">
            <text:p>https://www.encodeproject.org/files/ENCFF327GZX/@@download/ENCFF327GZ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1ZIK/@@download/ENCFF761ZIK.bed.gz</text:p>
          </table:table-cell>
          <table:table-cell office:value-type="string" calcext:value-type="string">
            <text:p>https://www.encodeproject.org/files/ENCFF002CEZ/@@download/ENCFF002CE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3NZU/@@download/ENCFF413NZU.bed.gz</text:p>
          </table:table-cell>
          <table:table-cell office:value-type="string" calcext:value-type="string">
            <text:p>https://www.encodeproject.org/files/ENCFF585OAO/@@download/ENCFF585OA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8VSR/@@download/ENCFF248VSR.bed.gz</text:p>
          </table:table-cell>
          <table:table-cell office:value-type="string" calcext:value-type="string">
            <text:p>https://www.encodeproject.org/files/ENCFF551TJN/@@download/ENCFF551T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7SKO/@@download/ENCFF347SKO.bed.gz</text:p>
          </table:table-cell>
          <table:table-cell office:value-type="string" calcext:value-type="string">
            <text:p>https://www.encodeproject.org/files/ENCFF226DWG/@@download/ENCFF226DW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8DYY/@@download/ENCFF998DYY.bed.gz</text:p>
          </table:table-cell>
          <table:table-cell office:value-type="string" calcext:value-type="string">
            <text:p>https://www.encodeproject.org/files/ENCFF639HLV/@@download/ENCFF639HL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9ZGV/@@download/ENCFF539ZGV.bed.gz</text:p>
          </table:table-cell>
          <table:table-cell office:value-type="string" calcext:value-type="string">
            <text:p>https://www.encodeproject.org/files/ENCFF156CFD/@@download/ENCFF156CF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5KNN/@@download/ENCFF615KNN.bed.gz</text:p>
          </table:table-cell>
          <table:table-cell office:value-type="string" calcext:value-type="string">
            <text:p>https://www.encodeproject.org/files/ENCFF124DUJ/@@download/ENCFF124DU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8ATT/@@download/ENCFF238ATT.bed.gz</text:p>
          </table:table-cell>
          <table:table-cell office:value-type="string" calcext:value-type="string">
            <text:p>https://www.encodeproject.org/files/ENCFF797UMO/@@download/ENCFF797UM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9FAT/@@download/ENCFF719FAT.bed.gz</text:p>
          </table:table-cell>
          <table:table-cell office:value-type="string" calcext:value-type="string">
            <text:p>https://www.encodeproject.org/files/ENCFF119YFP/@@download/ENCFF119YF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3JFM/@@download/ENCFF833JFM.bed.gz</text:p>
          </table:table-cell>
          <table:table-cell office:value-type="string" calcext:value-type="string">
            <text:p>https://www.encodeproject.org/files/ENCFF618OSB/@@download/ENCFF618OS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0DXR/@@download/ENCFF050DXR.bed.gz</text:p>
          </table:table-cell>
          <table:table-cell office:value-type="string" calcext:value-type="string">
            <text:p>https://www.encodeproject.org/files/ENCFF340LPI/@@download/ENCFF340LP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5HWH/@@download/ENCFF945HWH.bed.gz</text:p>
          </table:table-cell>
          <table:table-cell office:value-type="string" calcext:value-type="string">
            <text:p>https://www.encodeproject.org/files/ENCFF265XHP/@@download/ENCFF265XH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7YEL/@@download/ENCFF817YEL.bed.gz</text:p>
          </table:table-cell>
          <table:table-cell office:value-type="string" calcext:value-type="string">
            <text:p>https://www.encodeproject.org/files/ENCFF537XJK/@@download/ENCFF537XJ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1CIQ/@@download/ENCFF811CIQ.bed.gz</text:p>
          </table:table-cell>
          <table:table-cell office:value-type="string" calcext:value-type="string">
            <text:p>https://www.encodeproject.org/files/ENCFF444PFG/@@download/ENCFF444PF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0SMG/@@download/ENCFF240SMG.bed.gz</text:p>
          </table:table-cell>
          <table:table-cell office:value-type="string" calcext:value-type="string">
            <text:p>https://www.encodeproject.org/files/ENCFF639IZT/@@download/ENCFF639IZ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5BFG/@@download/ENCFF855BFG.bed.gz</text:p>
          </table:table-cell>
          <table:table-cell office:value-type="string" calcext:value-type="string">
            <text:p>https://www.encodeproject.org/files/ENCFF298LBC/@@download/ENCFF298LB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7IYJ/@@download/ENCFF207IYJ.bed.gz</text:p>
          </table:table-cell>
          <table:table-cell office:value-type="string" calcext:value-type="string">
            <text:p>https://www.encodeproject.org/files/ENCFF158RRC/@@download/ENCFF158RR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5JJI/@@download/ENCFF415JJI.bed.gz</text:p>
          </table:table-cell>
          <table:table-cell office:value-type="string" calcext:value-type="string">
            <text:p>https://www.encodeproject.org/files/ENCFF639MNI/@@download/ENCFF639MN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6QFC/@@download/ENCFF266QFC.bed.gz</text:p>
          </table:table-cell>
          <table:table-cell office:value-type="string" calcext:value-type="string">
            <text:p>https://www.encodeproject.org/files/ENCFF625CSU/@@download/ENCFF625CS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5QDM/@@download/ENCFF755QDM.bed.gz</text:p>
          </table:table-cell>
          <table:table-cell office:value-type="string" calcext:value-type="string">
            <text:p>https://www.encodeproject.org/files/ENCFF848EEE/@@download/ENCFF848E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28TOW/@@download/ENCFF128TOW.bed.gz</text:p>
          </table:table-cell>
          <table:table-cell office:value-type="string" calcext:value-type="string">
            <text:p>https://www.encodeproject.org/files/ENCFF565EAB/@@download/ENCFF565EA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9FIK/@@download/ENCFF929FIK.bed.gz</text:p>
          </table:table-cell>
          <table:table-cell office:value-type="string" calcext:value-type="string">
            <text:p>https://www.encodeproject.org/files/ENCFF167UCC/@@download/ENCFF167UC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6ZJB/@@download/ENCFF986ZJB.bed.gz</text:p>
          </table:table-cell>
          <table:table-cell office:value-type="string" calcext:value-type="string">
            <text:p>https://www.encodeproject.org/files/ENCFF086ABE/@@download/ENCFF086AB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2CAL/@@download/ENCFF182CAL.bed.gz</text:p>
          </table:table-cell>
          <table:table-cell office:value-type="string" calcext:value-type="string">
            <text:p>https://www.encodeproject.org/files/ENCFF444TJW/@@download/ENCFF444TJ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0QCI/@@download/ENCFF910QCI.bed.gz</text:p>
          </table:table-cell>
          <table:table-cell office:value-type="string" calcext:value-type="string">
            <text:p>https://www.encodeproject.org/files/ENCFF609RFQ/@@download/ENCFF609RF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6XIB/@@download/ENCFF296XIB.bed.gz</text:p>
          </table:table-cell>
          <table:table-cell office:value-type="string" calcext:value-type="string">
            <text:p>https://www.encodeproject.org/files/ENCFF913EHI/@@download/ENCFF913EH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8RTX/@@download/ENCFF338RTX.bed.gz</text:p>
          </table:table-cell>
          <table:table-cell office:value-type="string" calcext:value-type="string">
            <text:p>https://www.encodeproject.org/files/ENCFF968WAS/@@download/ENCFF968WA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0UAE/@@download/ENCFF040UAE.bed.gz</text:p>
          </table:table-cell>
          <table:table-cell office:value-type="string" calcext:value-type="string">
            <text:p>https://www.encodeproject.org/files/ENCFF201KGJ/@@download/ENCFF201KG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1NTZ/@@download/ENCFF251NTZ.bed.gz</text:p>
          </table:table-cell>
          <table:table-cell office:value-type="string" calcext:value-type="string">
            <text:p>https://www.encodeproject.org/files/ENCFF255SKA/@@download/ENCFF255SK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8PPG/@@download/ENCFF898PPG.bed.gz</text:p>
          </table:table-cell>
          <table:table-cell office:value-type="string" calcext:value-type="string">
            <text:p>https://www.encodeproject.org/files/ENCFF515RCQ/@@download/ENCFF515RC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8KGV/@@download/ENCFF408KGV.bed.gz</text:p>
          </table:table-cell>
          <table:table-cell office:value-type="string" calcext:value-type="string">
            <text:p>https://www.encodeproject.org/files/ENCFF094URN/@@download/ENCFF094UR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3PTZ/@@download/ENCFF663PTZ.bed.gz</text:p>
          </table:table-cell>
          <table:table-cell office:value-type="string" calcext:value-type="string">
            <text:p>https://www.encodeproject.org/files/ENCFF183ZZZ/@@download/ENCFF183ZZ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8IPS/@@download/ENCFF568IPS.bed.gz</text:p>
          </table:table-cell>
          <table:table-cell office:value-type="string" calcext:value-type="string">
            <text:p>https://www.encodeproject.org/files/ENCFF189HPG/@@download/ENCFF189H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3LCL/@@download/ENCFF693LCL.bed.gz</text:p>
          </table:table-cell>
          <table:table-cell office:value-type="string" calcext:value-type="string">
            <text:p>https://www.encodeproject.org/files/ENCFF541GTF/@@download/ENCFF541GT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0CGM/@@download/ENCFF530CGM.bed.gz</text:p>
          </table:table-cell>
          <table:table-cell office:value-type="string" calcext:value-type="string">
            <text:p>https://www.encodeproject.org/files/ENCFF646ODW/@@download/ENCFF646OD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5BHS/@@download/ENCFF205BHS.bed.gz</text:p>
          </table:table-cell>
          <table:table-cell office:value-type="string" calcext:value-type="string">
            <text:p>https://www.encodeproject.org/files/ENCFF383YWV/@@download/ENCFF383YW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0TAI/@@download/ENCFF820TAI.bed.gz</text:p>
          </table:table-cell>
          <table:table-cell office:value-type="string" calcext:value-type="string">
            <text:p>https://www.encodeproject.org/files/ENCFF611MLV/@@download/ENCFF611ML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64BPU/@@download/ENCFF464BPU.bed.gz</text:p>
          </table:table-cell>
          <table:table-cell office:value-type="string" calcext:value-type="string">
            <text:p>https://www.encodeproject.org/files/ENCFF398VGB/@@download/ENCFF398VG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5TGK/@@download/ENCFF585TGK.bed.gz</text:p>
          </table:table-cell>
          <table:table-cell office:value-type="string" calcext:value-type="string">
            <text:p>https://www.encodeproject.org/files/ENCFF401DFB/@@download/ENCFF401DF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6GRC/@@download/ENCFF676GRC.bed.gz</text:p>
          </table:table-cell>
          <table:table-cell office:value-type="string" calcext:value-type="string">
            <text:p>https://www.encodeproject.org/files/ENCFF555BRJ/@@download/ENCFF555BR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6LLS/@@download/ENCFF986LLS.bed.gz</text:p>
          </table:table-cell>
          <table:table-cell office:value-type="string" calcext:value-type="string">
            <text:p>https://www.encodeproject.org/files/ENCFF026ZWL/@@download/ENCFF026ZW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0TWQ/@@download/ENCFF180TWQ.bed.gz</text:p>
          </table:table-cell>
          <table:table-cell office:value-type="string" calcext:value-type="string">
            <text:p>https://www.encodeproject.org/files/ENCFF124PUR/@@download/ENCFF124PU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5FYS/@@download/ENCFF425FYS.bed.gz</text:p>
          </table:table-cell>
          <table:table-cell office:value-type="string" calcext:value-type="string">
            <text:p>https://www.encodeproject.org/files/ENCFF168HOV/@@download/ENCFF168HO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5UBL/@@download/ENCFF375UBL.bed.gz</text:p>
          </table:table-cell>
          <table:table-cell office:value-type="string" calcext:value-type="string">
            <text:p>https://www.encodeproject.org/files/ENCFF195WDA/@@download/ENCFF195WD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7EEA/@@download/ENCFF037EEA.bed.gz</text:p>
          </table:table-cell>
          <table:table-cell office:value-type="string" calcext:value-type="string">
            <text:p>https://www.encodeproject.org/files/ENCFF280GHS/@@download/ENCFF280GH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9OHV/@@download/ENCFF089OHV.bed.gz</text:p>
          </table:table-cell>
          <table:table-cell office:value-type="string" calcext:value-type="string">
            <text:p>https://www.encodeproject.org/files/ENCFF406GXU/@@download/ENCFF406GX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4IVB/@@download/ENCFF794IVB.bed.gz</text:p>
          </table:table-cell>
          <table:table-cell office:value-type="string" calcext:value-type="string">
            <text:p>https://www.encodeproject.org/files/ENCFF940TNN/@@download/ENCFF940TN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3JXP/@@download/ENCFF483JXP.bed.gz</text:p>
          </table:table-cell>
          <table:table-cell office:value-type="string" calcext:value-type="string">
            <text:p>https://www.encodeproject.org/files/ENCFF651APG/@@download/ENCFF651A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9JKS/@@download/ENCFF539JKS.bed.gz</text:p>
          </table:table-cell>
          <table:table-cell office:value-type="string" calcext:value-type="string">
            <text:p>https://www.encodeproject.org/files/ENCFF535DHF/@@download/ENCFF535D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8QQS/@@download/ENCFF528QQS.bed.gz</text:p>
          </table:table-cell>
          <table:table-cell office:value-type="string" calcext:value-type="string">
            <text:p>https://www.encodeproject.org/files/ENCFF167CVF/@@download/ENCFF167CV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3JLT/@@download/ENCFF203JLT.bed.gz</text:p>
          </table:table-cell>
          <table:table-cell office:value-type="string" calcext:value-type="string">
            <text:p>https://www.encodeproject.org/files/ENCFF822OTY/@@download/ENCFF822OT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4RWJ/@@download/ENCFF194RWJ.bed.gz</text:p>
          </table:table-cell>
          <table:table-cell office:value-type="string" calcext:value-type="string">
            <text:p>https://www.encodeproject.org/files/ENCFF394ZUH/@@download/ENCFF394ZU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6FKY/@@download/ENCFF276FKY.bed.gz</text:p>
          </table:table-cell>
          <table:table-cell office:value-type="string" calcext:value-type="string">
            <text:p>https://www.encodeproject.org/files/ENCFF198EUQ/@@download/ENCFF198EU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7DWK/@@download/ENCFF807DWK.bed.gz</text:p>
          </table:table-cell>
          <table:table-cell office:value-type="string" calcext:value-type="string">
            <text:p>https://www.encodeproject.org/files/ENCFF828UBR/@@download/ENCFF828UB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6VYS/@@download/ENCFF316VYS.bed.gz</text:p>
          </table:table-cell>
          <table:table-cell office:value-type="string" calcext:value-type="string">
            <text:p>https://www.encodeproject.org/files/ENCFF142PDO/@@download/ENCFF142PD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5IAL/@@download/ENCFF305IAL.bed.gz</text:p>
          </table:table-cell>
          <table:table-cell office:value-type="string" calcext:value-type="string">
            <text:p>https://www.encodeproject.org/files/ENCFF896ZBU/@@download/ENCFF896ZB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4IJX/@@download/ENCFF054IJX.bed.gz</text:p>
          </table:table-cell>
          <table:table-cell office:value-type="string" calcext:value-type="string">
            <text:p>https://www.encodeproject.org/files/ENCFF831BFL/@@download/ENCFF831BF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6XIL/@@download/ENCFF286XIL.bed.gz</text:p>
          </table:table-cell>
          <table:table-cell office:value-type="string" calcext:value-type="string">
            <text:p>https://www.encodeproject.org/files/ENCFF737WAY/@@download/ENCFF737WA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8GDM/@@download/ENCFF528GDM.bed.gz</text:p>
          </table:table-cell>
          <table:table-cell office:value-type="string" calcext:value-type="string">
            <text:p>https://www.encodeproject.org/files/ENCFF793QRF/@@download/ENCFF793QR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7AEG/@@download/ENCFF437AEG.bed.gz</text:p>
          </table:table-cell>
          <table:table-cell office:value-type="string" calcext:value-type="string">
            <text:p>https://www.encodeproject.org/files/ENCFF288XHG/@@download/ENCFF288XH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8IIT/@@download/ENCFF418IIT.bed.gz</text:p>
          </table:table-cell>
          <table:table-cell office:value-type="string" calcext:value-type="string">
            <text:p>https://www.encodeproject.org/files/ENCFF382IQD/@@download/ENCFF382IQ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5UVJ/@@download/ENCFF135UVJ.bed.gz</text:p>
          </table:table-cell>
          <table:table-cell office:value-type="string" calcext:value-type="string">
            <text:p>https://www.encodeproject.org/files/ENCFF373LJO/@@download/ENCFF373LJ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0SAC/@@download/ENCFF770SAC.bed.gz</text:p>
          </table:table-cell>
          <table:table-cell office:value-type="string" calcext:value-type="string">
            <text:p>https://www.encodeproject.org/files/ENCFF748SCA/@@download/ENCFF748SC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8KAT/@@download/ENCFF258KAT.bed.gz</text:p>
          </table:table-cell>
          <table:table-cell office:value-type="string" calcext:value-type="string">
            <text:p>https://www.encodeproject.org/files/ENCFF516VNN/@@download/ENCFF516VN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2PWS/@@download/ENCFF082PWS.bed.gz</text:p>
          </table:table-cell>
          <table:table-cell office:value-type="string" calcext:value-type="string">
            <text:p>https://www.encodeproject.org/files/ENCFF506HHV/@@download/ENCFF506HH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AY/@@download/ENCFF001WAY.bed.gz</text:p>
          </table:table-cell>
          <table:table-cell office:value-type="string" calcext:value-type="string">
            <text:p>https://www.encodeproject.org/files/ENCFF592OPP/@@download/ENCFF592O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MU/@@download/ENCFF001WMU.bed.gz</text:p>
          </table:table-cell>
          <table:table-cell office:value-type="string" calcext:value-type="string">
            <text:p>https://www.encodeproject.org/files/ENCFF334FKO/@@download/ENCFF334FK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MT/@@download/ENCFF001WMT.bed.gz</text:p>
          </table:table-cell>
          <table:table-cell office:value-type="string" calcext:value-type="string">
            <text:p>https://www.encodeproject.org/files/ENCFF363JNV/@@download/ENCFF363JN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16SNT/@@download/ENCFF216SNT.bed.gz</text:p>
          </table:table-cell>
          <table:table-cell office:value-type="string" calcext:value-type="string">
            <text:p>https://www.encodeproject.org/files/ENCFF580YDN/@@download/ENCFF580YD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2KQN/@@download/ENCFF352KQN.bed.gz</text:p>
          </table:table-cell>
          <table:table-cell office:value-type="string" calcext:value-type="string">
            <text:p>https://www.encodeproject.org/files/ENCFF562MDO/@@download/ENCFF562MD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2IGI/@@download/ENCFF962IGI.bed.gz</text:p>
          </table:table-cell>
          <table:table-cell office:value-type="string" calcext:value-type="string">
            <text:p>https://www.encodeproject.org/files/ENCFF767YMW/@@download/ENCFF767YM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3UWR/@@download/ENCFF223UWR.bed.gz</text:p>
          </table:table-cell>
          <table:table-cell office:value-type="string" calcext:value-type="string">
            <text:p>https://www.encodeproject.org/files/ENCFF289FHU/@@download/ENCFF289FH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0WGF/@@download/ENCFF200WGF.bed.gz</text:p>
          </table:table-cell>
          <table:table-cell office:value-type="string" calcext:value-type="string">
            <text:p>https://www.encodeproject.org/files/ENCFF579GUD/@@download/ENCFF579GU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0XCN/@@download/ENCFF710XCN.bed.gz</text:p>
          </table:table-cell>
          <table:table-cell office:value-type="string" calcext:value-type="string">
            <text:p>https://www.encodeproject.org/files/ENCFF738RTR/@@download/ENCFF738RT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47OAH/@@download/ENCFF547OAH.bed.gz</text:p>
          </table:table-cell>
          <table:table-cell office:value-type="string" calcext:value-type="string">
            <text:p>https://www.encodeproject.org/files/ENCFF900JGZ/@@download/ENCFF900JG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2JUT/@@download/ENCFF422JUT.bed.gz</text:p>
          </table:table-cell>
          <table:table-cell office:value-type="string" calcext:value-type="string">
            <text:p>https://www.encodeproject.org/files/ENCFF875HGQ/@@download/ENCFF875HG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6HLW/@@download/ENCFF666HLW.bed.gz</text:p>
          </table:table-cell>
          <table:table-cell office:value-type="string" calcext:value-type="string">
            <text:p>https://www.encodeproject.org/files/ENCFF594WWB/@@download/ENCFF594WW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3UPI/@@download/ENCFF103UPI.bed.gz</text:p>
          </table:table-cell>
          <table:table-cell office:value-type="string" calcext:value-type="string">
            <text:p>https://www.encodeproject.org/files/ENCFF280LUO/@@download/ENCFF280LU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8IKQ/@@download/ENCFF678IKQ.bed.gz</text:p>
          </table:table-cell>
          <table:table-cell office:value-type="string" calcext:value-type="string">
            <text:p>https://www.encodeproject.org/files/ENCFF755JEJ/@@download/ENCFF755JE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1UGS/@@download/ENCFF251UGS.bed.gz</text:p>
          </table:table-cell>
          <table:table-cell office:value-type="string" calcext:value-type="string">
            <text:p>https://www.encodeproject.org/files/ENCFF276DMI/@@download/ENCFF276DM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5PFK/@@download/ENCFF065PFK.bed.gz</text:p>
          </table:table-cell>
          <table:table-cell office:value-type="string" calcext:value-type="string">
            <text:p>https://www.encodeproject.org/files/ENCFF724RDJ/@@download/ENCFF724RD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8CNH/@@download/ENCFF858CNH.bed.gz</text:p>
          </table:table-cell>
          <table:table-cell office:value-type="string" calcext:value-type="string">
            <text:p>https://www.encodeproject.org/files/ENCFF238FUX/@@download/ENCFF238FU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QY/@@download/ENCFF001SQY.bed.gz</text:p>
          </table:table-cell>
          <table:table-cell office:value-type="string" calcext:value-type="string">
            <text:p>https://www.encodeproject.org/files/ENCFF164YIY/@@download/ENCFF164YI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AA/@@download/ENCFF001WAA.bed.gz</text:p>
          </table:table-cell>
          <table:table-cell office:value-type="string" calcext:value-type="string">
            <text:p>https://www.encodeproject.org/files/ENCFF236XBY/@@download/ENCFF236XB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I/@@download/ENCFF001WJI.bed.gz</text:p>
          </table:table-cell>
          <table:table-cell office:value-type="string" calcext:value-type="string">
            <text:p>https://www.encodeproject.org/files/ENCFF629KNX/@@download/ENCFF629KN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H/@@download/ENCFF001WJH.bed.gz</text:p>
          </table:table-cell>
          <table:table-cell office:value-type="string" calcext:value-type="string">
            <text:p>https://www.encodeproject.org/files/ENCFF988VKY/@@download/ENCFF988VK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6HEP/@@download/ENCFF086HEP.bed.gz</text:p>
          </table:table-cell>
          <table:table-cell office:value-type="string" calcext:value-type="string">
            <text:p>https://www.encodeproject.org/files/ENCFF289MUX/@@download/ENCFF289MU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2DHF/@@download/ENCFF102DHF.bed.gz</text:p>
          </table:table-cell>
          <table:table-cell office:value-type="string" calcext:value-type="string">
            <text:p>https://www.encodeproject.org/files/ENCFF928JLW/@@download/ENCFF928JL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3MTX/@@download/ENCFF063MTX.bed.gz</text:p>
          </table:table-cell>
          <table:table-cell office:value-type="string" calcext:value-type="string">
            <text:p>https://www.encodeproject.org/files/ENCFF865QLX/@@download/ENCFF865QL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1BMK/@@download/ENCFF741BMK.bed.gz</text:p>
          </table:table-cell>
          <table:table-cell office:value-type="string" calcext:value-type="string">
            <text:p>https://www.encodeproject.org/files/ENCFF690LWY/@@download/ENCFF690LW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8TAF/@@download/ENCFF318TAF.bed.gz</text:p>
          </table:table-cell>
          <table:table-cell office:value-type="string" calcext:value-type="string">
            <text:p>https://www.encodeproject.org/files/ENCFF765IPM/@@download/ENCFF765IP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2BQE/@@download/ENCFF792BQE.bed.gz</text:p>
          </table:table-cell>
          <table:table-cell office:value-type="string" calcext:value-type="string">
            <text:p>https://www.encodeproject.org/files/ENCFF911WIL/@@download/ENCFF911WI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0NCC/@@download/ENCFF700NCC.bed.gz</text:p>
          </table:table-cell>
          <table:table-cell office:value-type="string" calcext:value-type="string">
            <text:p>https://www.encodeproject.org/files/ENCFF665TLS/@@download/ENCFF665TL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0DLC/@@download/ENCFF920DLC.bed.gz</text:p>
          </table:table-cell>
          <table:table-cell office:value-type="string" calcext:value-type="string">
            <text:p>https://www.encodeproject.org/files/ENCFF567XKZ/@@download/ENCFF567XK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9KSL/@@download/ENCFF229KSL.bed.gz</text:p>
          </table:table-cell>
          <table:table-cell office:value-type="string" calcext:value-type="string">
            <text:p>https://www.encodeproject.org/files/ENCFF759YZA/@@download/ENCFF759YZ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1CTG/@@download/ENCFF611CTG.bed.gz</text:p>
          </table:table-cell>
          <table:table-cell office:value-type="string" calcext:value-type="string">
            <text:p>https://www.encodeproject.org/files/ENCFF433YXI/@@download/ENCFF433YX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4EMV/@@download/ENCFF094EMV.bed.gz</text:p>
          </table:table-cell>
          <table:table-cell office:value-type="string" calcext:value-type="string">
            <text:p>https://www.encodeproject.org/files/ENCFF423CKN/@@download/ENCFF423CK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7SLR/@@download/ENCFF617SLR.bed.gz</text:p>
          </table:table-cell>
          <table:table-cell office:value-type="string" calcext:value-type="string">
            <text:p>https://www.encodeproject.org/files/ENCFF372LOW/@@download/ENCFF372LO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0LAT/@@download/ENCFF900LAT.bed.gz</text:p>
          </table:table-cell>
          <table:table-cell office:value-type="string" calcext:value-type="string">
            <text:p>https://www.encodeproject.org/files/ENCFF678WCZ/@@download/ENCFF678WC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1AAQ/@@download/ENCFF831AAQ.bed.gz</text:p>
          </table:table-cell>
          <table:table-cell office:value-type="string" calcext:value-type="string">
            <text:p>https://www.encodeproject.org/files/ENCFF288EXD/@@download/ENCFF288EX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6FXF/@@download/ENCFF516FXF.bed.gz</text:p>
          </table:table-cell>
          <table:table-cell office:value-type="string" calcext:value-type="string">
            <text:p>https://www.encodeproject.org/files/ENCFF674MDG/@@download/ENCFF674MD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4JWY/@@download/ENCFF104JWY.bed.gz</text:p>
          </table:table-cell>
          <table:table-cell office:value-type="string" calcext:value-type="string">
            <text:p>https://www.encodeproject.org/files/ENCFF230IDW/@@download/ENCFF230ID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5VLV/@@download/ENCFF655VLV.bed.gz</text:p>
          </table:table-cell>
          <table:table-cell office:value-type="string" calcext:value-type="string">
            <text:p>https://www.encodeproject.org/files/ENCFF974SIH/@@download/ENCFF974SI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7SVA/@@download/ENCFF777SVA.bed.gz</text:p>
          </table:table-cell>
          <table:table-cell office:value-type="string" calcext:value-type="string">
            <text:p>https://www.encodeproject.org/files/ENCFF167SCX/@@download/ENCFF167SC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8ZKW/@@download/ENCFF448ZKW.bed.gz</text:p>
          </table:table-cell>
          <table:table-cell office:value-type="string" calcext:value-type="string">
            <text:p>https://www.encodeproject.org/files/ENCFF930EVC/@@download/ENCFF930EV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0YFS/@@download/ENCFF650YFS.bed.gz</text:p>
          </table:table-cell>
          <table:table-cell office:value-type="string" calcext:value-type="string">
            <text:p>https://www.encodeproject.org/files/ENCFF146REQ/@@download/ENCFF146RE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6HST/@@download/ENCFF166HST.bed.gz</text:p>
          </table:table-cell>
          <table:table-cell office:value-type="string" calcext:value-type="string">
            <text:p>https://www.encodeproject.org/files/ENCFF432XLE/@@download/ENCFF432XL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7TTK/@@download/ENCFF797TTK.bed.gz</text:p>
          </table:table-cell>
          <table:table-cell office:value-type="string" calcext:value-type="string">
            <text:p>https://www.encodeproject.org/files/ENCFF300WML/@@download/ENCFF300WM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3FLV/@@download/ENCFF203FLV.bed.gz</text:p>
          </table:table-cell>
          <table:table-cell office:value-type="string" calcext:value-type="string">
            <text:p>https://www.encodeproject.org/files/ENCFF788RFY/@@download/ENCFF788RF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4UBW/@@download/ENCFF054UBW.bed.gz</text:p>
          </table:table-cell>
          <table:table-cell office:value-type="string" calcext:value-type="string">
            <text:p>https://www.encodeproject.org/files/ENCFF978GEZ/@@download/ENCFF978GE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2YUX/@@download/ENCFF572YUX.bed.gz</text:p>
          </table:table-cell>
          <table:table-cell office:value-type="string" calcext:value-type="string">
            <text:p>https://www.encodeproject.org/files/ENCFF294TAI/@@download/ENCFF294TA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1ZDV/@@download/ENCFF781ZDV.bed.gz</text:p>
          </table:table-cell>
          <table:table-cell office:value-type="string" calcext:value-type="string">
            <text:p>https://www.encodeproject.org/files/ENCFF575RKM/@@download/ENCFF575RK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2LJL/@@download/ENCFF062LJL.bed.gz</text:p>
          </table:table-cell>
          <table:table-cell office:value-type="string" calcext:value-type="string">
            <text:p>https://www.encodeproject.org/files/ENCFF013FRY/@@download/ENCFF013FR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1JLD/@@download/ENCFF171JLD.bed.gz</text:p>
          </table:table-cell>
          <table:table-cell office:value-type="string" calcext:value-type="string">
            <text:p>https://www.encodeproject.org/files/ENCFF333BFY/@@download/ENCFF333BF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6LTB/@@download/ENCFF066LTB.bed.gz</text:p>
          </table:table-cell>
          <table:table-cell office:value-type="string" calcext:value-type="string">
            <text:p>https://www.encodeproject.org/files/ENCFF999DBK/@@download/ENCFF999DB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3OQQ/@@download/ENCFF373OQQ.bed.gz</text:p>
          </table:table-cell>
          <table:table-cell office:value-type="string" calcext:value-type="string">
            <text:p>https://www.encodeproject.org/files/ENCFF751MNI/@@download/ENCFF751MN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65MBB/@@download/ENCFF365MBB.bed.gz</text:p>
          </table:table-cell>
          <table:table-cell office:value-type="string" calcext:value-type="string">
            <text:p>https://www.encodeproject.org/files/ENCFF792QGT/@@download/ENCFF792QG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4ASD/@@download/ENCFF454ASD.bed.gz</text:p>
          </table:table-cell>
          <table:table-cell office:value-type="string" calcext:value-type="string">
            <text:p>https://www.encodeproject.org/files/ENCFF251GJD/@@download/ENCFF251GJ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1RQP/@@download/ENCFF831RQP.bed.gz</text:p>
          </table:table-cell>
          <table:table-cell office:value-type="string" calcext:value-type="string">
            <text:p>https://www.encodeproject.org/files/ENCFF109VPF/@@download/ENCFF109VP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1JLB/@@download/ENCFF191JLB.bed.gz</text:p>
          </table:table-cell>
          <table:table-cell office:value-type="string" calcext:value-type="string">
            <text:p>https://www.encodeproject.org/files/ENCFF852XOL/@@download/ENCFF852XO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5DXH/@@download/ENCFF975DXH.bed.gz</text:p>
          </table:table-cell>
          <table:table-cell office:value-type="string" calcext:value-type="string">
            <text:p>https://www.encodeproject.org/files/ENCFF515ANF/@@download/ENCFF515AN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1TEF/@@download/ENCFF241TEF.bed.gz</text:p>
          </table:table-cell>
          <table:table-cell office:value-type="string" calcext:value-type="string">
            <text:p>https://www.encodeproject.org/files/ENCFF215JJY/@@download/ENCFF215JJ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0HXV/@@download/ENCFF340HXV.bed.gz</text:p>
          </table:table-cell>
          <table:table-cell office:value-type="string" calcext:value-type="string">
            <text:p>https://www.encodeproject.org/files/ENCFF823BWT/@@download/ENCFF823BW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4QOY/@@download/ENCFF274QOY.bed.gz</text:p>
          </table:table-cell>
          <table:table-cell office:value-type="string" calcext:value-type="string">
            <text:p>https://www.encodeproject.org/files/ENCFF854WGL/@@download/ENCFF854WG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4ENU/@@download/ENCFF334ENU.bed.gz</text:p>
          </table:table-cell>
          <table:table-cell office:value-type="string" calcext:value-type="string">
            <text:p>https://www.encodeproject.org/files/ENCFF355SDI/@@download/ENCFF355SD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2PPZ/@@download/ENCFF332PPZ.bed.gz</text:p>
          </table:table-cell>
          <table:table-cell office:value-type="string" calcext:value-type="string">
            <text:p>https://www.encodeproject.org/files/ENCFF559EHQ/@@download/ENCFF559EH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1ADY/@@download/ENCFF411ADY.bed.gz</text:p>
          </table:table-cell>
          <table:table-cell office:value-type="string" calcext:value-type="string">
            <text:p>https://www.encodeproject.org/files/ENCFF310RRY/@@download/ENCFF310RR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8MCU/@@download/ENCFF248MCU.bed.gz</text:p>
          </table:table-cell>
          <table:table-cell office:value-type="string" calcext:value-type="string">
            <text:p>https://www.encodeproject.org/files/ENCFF709SVG/@@download/ENCFF709SV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0LEF/@@download/ENCFF630LEF.bed.gz</text:p>
          </table:table-cell>
          <table:table-cell office:value-type="string" calcext:value-type="string">
            <text:p>https://www.encodeproject.org/files/ENCFF024YSG/@@download/ENCFF024YS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0PYY/@@download/ENCFF130PYY.bed.gz</text:p>
          </table:table-cell>
          <table:table-cell office:value-type="string" calcext:value-type="string">
            <text:p>https://www.encodeproject.org/files/ENCFF813MTO/@@download/ENCFF813MT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0QZI/@@download/ENCFF970QZI.bed.gz</text:p>
          </table:table-cell>
          <table:table-cell office:value-type="string" calcext:value-type="string">
            <text:p>https://www.encodeproject.org/files/ENCFF461EJN/@@download/ENCFF461E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0QNA/@@download/ENCFF470QNA.bed.gz</text:p>
          </table:table-cell>
          <table:table-cell office:value-type="string" calcext:value-type="string">
            <text:p>https://www.encodeproject.org/files/ENCFF445NVA/@@download/ENCFF445NV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7EML/@@download/ENCFF047EML.bed.gz</text:p>
          </table:table-cell>
          <table:table-cell office:value-type="string" calcext:value-type="string">
            <text:p>https://www.encodeproject.org/files/ENCFF156SPI/@@download/ENCFF156SP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1AZF/@@download/ENCFF911AZF.bed.gz</text:p>
          </table:table-cell>
          <table:table-cell office:value-type="string" calcext:value-type="string">
            <text:p>https://www.encodeproject.org/files/ENCFF267ZRT/@@download/ENCFF267ZR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00XRA/@@download/ENCFF500XRA.bed.gz</text:p>
          </table:table-cell>
          <table:table-cell office:value-type="string" calcext:value-type="string">
            <text:p>https://www.encodeproject.org/files/ENCFF957ZLA/@@download/ENCFF957ZL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5FRU/@@download/ENCFF405FRU.bed.gz</text:p>
          </table:table-cell>
          <table:table-cell office:value-type="string" calcext:value-type="string">
            <text:p>https://www.encodeproject.org/files/ENCFF684EDS/@@download/ENCFF684ED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7KGS/@@download/ENCFF157KGS.bed.gz</text:p>
          </table:table-cell>
          <table:table-cell office:value-type="string" calcext:value-type="string">
            <text:p>https://www.encodeproject.org/files/ENCFF710ZQC/@@download/ENCFF710ZQ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7LHK/@@download/ENCFF857LHK.bed.gz</text:p>
          </table:table-cell>
          <table:table-cell office:value-type="string" calcext:value-type="string">
            <text:p>https://www.encodeproject.org/files/ENCFF039PUW/@@download/ENCFF039PU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8OAV/@@download/ENCFF678OAV.bed.gz</text:p>
          </table:table-cell>
          <table:table-cell office:value-type="string" calcext:value-type="string">
            <text:p>https://www.encodeproject.org/files/ENCFF984EZB/@@download/ENCFF984EZ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0ADF/@@download/ENCFF420ADF.bed.gz</text:p>
          </table:table-cell>
          <table:table-cell office:value-type="string" calcext:value-type="string">
            <text:p>https://www.encodeproject.org/files/ENCFF932CWN/@@download/ENCFF932CW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2BPW/@@download/ENCFF422BPW.bed.gz</text:p>
          </table:table-cell>
          <table:table-cell office:value-type="string" calcext:value-type="string">
            <text:p>https://www.encodeproject.org/files/ENCFF716XFO/@@download/ENCFF716XF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6EQW/@@download/ENCFF616EQW.bed.gz</text:p>
          </table:table-cell>
          <table:table-cell office:value-type="string" calcext:value-type="string">
            <text:p>https://www.encodeproject.org/files/ENCFF560VSK/@@download/ENCFF560V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8XQG/@@download/ENCFF108XQG.bed.gz</text:p>
          </table:table-cell>
          <table:table-cell office:value-type="string" calcext:value-type="string">
            <text:p>https://www.encodeproject.org/files/ENCFF108QPP/@@download/ENCFF108Q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3ORQ/@@download/ENCFF233ORQ.bed.gz</text:p>
          </table:table-cell>
          <table:table-cell office:value-type="string" calcext:value-type="string">
            <text:p>https://www.encodeproject.org/files/ENCFF220VAH/@@download/ENCFF220VA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8DIV/@@download/ENCFF488DIV.bed.gz</text:p>
          </table:table-cell>
          <table:table-cell office:value-type="string" calcext:value-type="string">
            <text:p>https://www.encodeproject.org/files/ENCFF828ASK/@@download/ENCFF828A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6YHU/@@download/ENCFF796YHU.bed.gz</text:p>
          </table:table-cell>
          <table:table-cell office:value-type="string" calcext:value-type="string">
            <text:p>https://www.encodeproject.org/files/ENCFF762LFD/@@download/ENCFF762LF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5YGW/@@download/ENCFF225YGW.bed.gz</text:p>
          </table:table-cell>
          <table:table-cell office:value-type="string" calcext:value-type="string">
            <text:p>https://www.encodeproject.org/files/ENCFF776AUH/@@download/ENCFF776AU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4SPL/@@download/ENCFF044SPL.bed.gz</text:p>
          </table:table-cell>
          <table:table-cell office:value-type="string" calcext:value-type="string">
            <text:p>https://www.encodeproject.org/files/ENCFF946CXU/@@download/ENCFF946CX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6NRJ/@@download/ENCFF976NRJ.bed.gz</text:p>
          </table:table-cell>
          <table:table-cell office:value-type="string" calcext:value-type="string">
            <text:p>https://www.encodeproject.org/files/ENCFF427HSH/@@download/ENCFF427HS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2ATV/@@download/ENCFF412ATV.bed.gz</text:p>
          </table:table-cell>
          <table:table-cell office:value-type="string" calcext:value-type="string">
            <text:p>https://www.encodeproject.org/files/ENCFF620DNX/@@download/ENCFF620DN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9BMR/@@download/ENCFF599BMR.bed.gz</text:p>
          </table:table-cell>
          <table:table-cell office:value-type="string" calcext:value-type="string">
            <text:p>https://www.encodeproject.org/files/ENCFF547PLX/@@download/ENCFF547PL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4SRC/@@download/ENCFF514SRC.bed.gz</text:p>
          </table:table-cell>
          <table:table-cell office:value-type="string" calcext:value-type="string">
            <text:p>https://www.encodeproject.org/files/ENCFF693TBO/@@download/ENCFF693TB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3ICX/@@download/ENCFF133ICX.bed.gz</text:p>
          </table:table-cell>
          <table:table-cell office:value-type="string" calcext:value-type="string">
            <text:p>https://www.encodeproject.org/files/ENCFF554DUQ/@@download/ENCFF554DU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7SPG/@@download/ENCFF927SPG.bed.gz</text:p>
          </table:table-cell>
          <table:table-cell office:value-type="string" calcext:value-type="string">
            <text:p>https://www.encodeproject.org/files/ENCFF483ENA/@@download/ENCFF483EN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8ZZV/@@download/ENCFF298ZZV.bed.gz</text:p>
          </table:table-cell>
          <table:table-cell office:value-type="string" calcext:value-type="string">
            <text:p>https://www.encodeproject.org/files/ENCFF899MQP/@@download/ENCFF899MQ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X/@@download/ENCFF001SRX.bed.gz</text:p>
          </table:table-cell>
          <table:table-cell office:value-type="string" calcext:value-type="string">
            <text:p>https://www.encodeproject.org/files/ENCFF341UHT/@@download/ENCFF341UH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BU/@@download/ENCFF001WBU.bed.gz</text:p>
          </table:table-cell>
          <table:table-cell office:value-type="string" calcext:value-type="string">
            <text:p>https://www.encodeproject.org/files/ENCFF072CBX/@@download/ENCFF072CB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QS/@@download/ENCFF001WQS.bed.gz</text:p>
          </table:table-cell>
          <table:table-cell office:value-type="string" calcext:value-type="string">
            <text:p>https://www.encodeproject.org/files/ENCFF088TUO/@@download/ENCFF088TU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QR/@@download/ENCFF001WQR.bed.gz</text:p>
          </table:table-cell>
          <table:table-cell office:value-type="string" calcext:value-type="string">
            <text:p>https://www.encodeproject.org/files/ENCFF369UWV/@@download/ENCFF369UW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8EUY/@@download/ENCFF558EUY.bed.gz</text:p>
          </table:table-cell>
          <table:table-cell office:value-type="string" calcext:value-type="string">
            <text:p>https://www.encodeproject.org/files/ENCFF538QPY/@@download/ENCFF538QP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9FYY/@@download/ENCFF619FYY.bed.gz</text:p>
          </table:table-cell>
          <table:table-cell office:value-type="string" calcext:value-type="string">
            <text:p>https://www.encodeproject.org/files/ENCFF919KHH/@@download/ENCFF919KH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9UZY/@@download/ENCFF399UZY.bed.gz</text:p>
          </table:table-cell>
          <table:table-cell office:value-type="string" calcext:value-type="string">
            <text:p>https://www.encodeproject.org/files/ENCFF321VDV/@@download/ENCFF321VD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3JHO/@@download/ENCFF803JHO.bed.gz</text:p>
          </table:table-cell>
          <table:table-cell office:value-type="string" calcext:value-type="string">
            <text:p>https://www.encodeproject.org/files/ENCFF637KHE/@@download/ENCFF637KH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3TIJ/@@download/ENCFF293TIJ.bed.gz</text:p>
          </table:table-cell>
          <table:table-cell office:value-type="string" calcext:value-type="string">
            <text:p>https://www.encodeproject.org/files/ENCFF031PBW/@@download/ENCFF031PB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4SXQ/@@download/ENCFF204SXQ.bed.gz</text:p>
          </table:table-cell>
          <table:table-cell office:value-type="string" calcext:value-type="string">
            <text:p>https://www.encodeproject.org/files/ENCFF290BOD/@@download/ENCFF290BO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9WQN/@@download/ENCFF789WQN.bed.gz</text:p>
          </table:table-cell>
          <table:table-cell office:value-type="string" calcext:value-type="string">
            <text:p>https://www.encodeproject.org/files/ENCFF316LSD/@@download/ENCFF316LS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8VZH/@@download/ENCFF538VZH.bed.gz</text:p>
          </table:table-cell>
          <table:table-cell office:value-type="string" calcext:value-type="string">
            <text:p>https://www.encodeproject.org/files/ENCFF999RRH/@@download/ENCFF999RR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3SKN/@@download/ENCFF903SKN.bed.gz</text:p>
          </table:table-cell>
          <table:table-cell office:value-type="string" calcext:value-type="string">
            <text:p>https://www.encodeproject.org/files/ENCFF306LCT/@@download/ENCFF306LC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6RGP/@@download/ENCFF716RGP.bed.gz</text:p>
          </table:table-cell>
          <table:table-cell office:value-type="string" calcext:value-type="string">
            <text:p>https://www.encodeproject.org/files/ENCFF907KEJ/@@download/ENCFF907KE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6MFW/@@download/ENCFF966MFW.bed.gz</text:p>
          </table:table-cell>
          <table:table-cell office:value-type="string" calcext:value-type="string">
            <text:p>https://www.encodeproject.org/files/ENCFF665VIR/@@download/ENCFF665VI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5XBN/@@download/ENCFF655XBN.bed.gz</text:p>
          </table:table-cell>
          <table:table-cell office:value-type="string" calcext:value-type="string">
            <text:p>https://www.encodeproject.org/files/ENCFF956QVQ/@@download/ENCFF956QV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3GBL/@@download/ENCFF993GBL.bed.gz</text:p>
          </table:table-cell>
          <table:table-cell office:value-type="string" calcext:value-type="string">
            <text:p>https://www.encodeproject.org/files/ENCFF530FGP/@@download/ENCFF530FG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2IML/@@download/ENCFF512IML.bed.gz</text:p>
          </table:table-cell>
          <table:table-cell office:value-type="string" calcext:value-type="string">
            <text:p>https://www.encodeproject.org/files/ENCFF135CBQ/@@download/ENCFF135CB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2YPK/@@download/ENCFF312YPK.bed.gz</text:p>
          </table:table-cell>
          <table:table-cell office:value-type="string" calcext:value-type="string">
            <text:p>https://www.encodeproject.org/files/ENCFF005DKU/@@download/ENCFF005DK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2ITT/@@download/ENCFF782ITT.bed.gz</text:p>
          </table:table-cell>
          <table:table-cell office:value-type="string" calcext:value-type="string">
            <text:p>https://www.encodeproject.org/files/ENCFF169NVW/@@download/ENCFF169NV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3VTN/@@download/ENCFF433VTN.bed.gz</text:p>
          </table:table-cell>
          <table:table-cell office:value-type="string" calcext:value-type="string">
            <text:p>https://www.encodeproject.org/files/ENCFF736LBL/@@download/ENCFF736LB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7QID/@@download/ENCFF797QID.bed.gz</text:p>
          </table:table-cell>
          <table:table-cell office:value-type="string" calcext:value-type="string">
            <text:p>https://www.encodeproject.org/files/ENCFF374BNP/@@download/ENCFF374BN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3IAY/@@download/ENCFF753IAY.bed.gz</text:p>
          </table:table-cell>
          <table:table-cell office:value-type="string" calcext:value-type="string">
            <text:p>https://www.encodeproject.org/files/ENCFF536TDH/@@download/ENCFF536TD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6TPQ/@@download/ENCFF516TPQ.bed.gz</text:p>
          </table:table-cell>
          <table:table-cell office:value-type="string" calcext:value-type="string">
            <text:p>https://www.encodeproject.org/files/ENCFF423JIG/@@download/ENCFF423JI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1QZT/@@download/ENCFF561QZT.bed.gz</text:p>
          </table:table-cell>
          <table:table-cell office:value-type="string" calcext:value-type="string">
            <text:p>https://www.encodeproject.org/files/ENCFF122IMV/@@download/ENCFF122IM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9QSY/@@download/ENCFF699QSY.bed.gz</text:p>
          </table:table-cell>
          <table:table-cell office:value-type="string" calcext:value-type="string">
            <text:p>https://www.encodeproject.org/files/ENCFF070WIW/@@download/ENCFF070WI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4JUR/@@download/ENCFF854JUR.bed.gz</text:p>
          </table:table-cell>
          <table:table-cell office:value-type="string" calcext:value-type="string">
            <text:p>https://www.encodeproject.org/files/ENCFF514ZSQ/@@download/ENCFF514ZS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3TAJ/@@download/ENCFF163TAJ.bed.gz</text:p>
          </table:table-cell>
          <table:table-cell office:value-type="string" calcext:value-type="string">
            <text:p>https://www.encodeproject.org/files/ENCFF983ZND/@@download/ENCFF983ZN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8LNA/@@download/ENCFF688LNA.bed.gz</text:p>
          </table:table-cell>
          <table:table-cell office:value-type="string" calcext:value-type="string">
            <text:p>https://www.encodeproject.org/files/ENCFF379CDW/@@download/ENCFF379CD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9DDJ/@@download/ENCFF689DDJ.bed.gz</text:p>
          </table:table-cell>
          <table:table-cell office:value-type="string" calcext:value-type="string">
            <text:p>https://www.encodeproject.org/files/ENCFF122PDP/@@download/ENCFF122PD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9TPT/@@download/ENCFF269TPT.bed.gz</text:p>
          </table:table-cell>
          <table:table-cell office:value-type="string" calcext:value-type="string">
            <text:p>https://www.encodeproject.org/files/ENCFF049IPS/@@download/ENCFF049IP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1PAY/@@download/ENCFF601PAY.bed.gz</text:p>
          </table:table-cell>
          <table:table-cell office:value-type="string" calcext:value-type="string">
            <text:p>https://www.encodeproject.org/files/ENCFF577WJR/@@download/ENCFF577WJ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5OVI/@@download/ENCFF745OVI.bed.gz</text:p>
          </table:table-cell>
          <table:table-cell office:value-type="string" calcext:value-type="string">
            <text:p>https://www.encodeproject.org/files/ENCFF941WRM/@@download/ENCFF941WR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1LUK/@@download/ENCFF131LUK.bed.gz</text:p>
          </table:table-cell>
          <table:table-cell office:value-type="string" calcext:value-type="string">
            <text:p>https://www.encodeproject.org/files/ENCFF718QZR/@@download/ENCFF718QZ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1JPV/@@download/ENCFF831JPV.bed.gz</text:p>
          </table:table-cell>
          <table:table-cell office:value-type="string" calcext:value-type="string">
            <text:p>https://www.encodeproject.org/files/ENCFF365NAB/@@download/ENCFF365NA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5CWG/@@download/ENCFF755CWG.bed.gz</text:p>
          </table:table-cell>
          <table:table-cell office:value-type="string" calcext:value-type="string">
            <text:p>https://www.encodeproject.org/files/ENCFF606JRJ/@@download/ENCFF606JR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1WDJ/@@download/ENCFF911WDJ.bed.gz</text:p>
          </table:table-cell>
          <table:table-cell office:value-type="string" calcext:value-type="string">
            <text:p>https://www.encodeproject.org/files/ENCFF868CZR/@@download/ENCFF868CZ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4AGU/@@download/ENCFF674AGU.bed.gz</text:p>
          </table:table-cell>
          <table:table-cell office:value-type="string" calcext:value-type="string">
            <text:p>https://www.encodeproject.org/files/ENCFF178SIY/@@download/ENCFF178SI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1MBC/@@download/ENCFF191MBC.bed.gz</text:p>
          </table:table-cell>
          <table:table-cell office:value-type="string" calcext:value-type="string">
            <text:p>https://www.encodeproject.org/files/ENCFF224JGZ/@@download/ENCFF224JG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5JBS/@@download/ENCFF355JBS.bed.gz</text:p>
          </table:table-cell>
          <table:table-cell office:value-type="string" calcext:value-type="string">
            <text:p>https://www.encodeproject.org/files/ENCFF732VLO/@@download/ENCFF732VL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7IKL/@@download/ENCFF757IKL.bed.gz</text:p>
          </table:table-cell>
          <table:table-cell office:value-type="string" calcext:value-type="string">
            <text:p>https://www.encodeproject.org/files/ENCFF557QPA/@@download/ENCFF557QP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4JND/@@download/ENCFF194JND.bed.gz</text:p>
          </table:table-cell>
          <table:table-cell office:value-type="string" calcext:value-type="string">
            <text:p>https://www.encodeproject.org/files/ENCFF124DEE/@@download/ENCFF124D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4WTZ/@@download/ENCFF374WTZ.bed.gz</text:p>
          </table:table-cell>
          <table:table-cell office:value-type="string" calcext:value-type="string">
            <text:p>https://www.encodeproject.org/files/ENCFF250KJL/@@download/ENCFF250KJ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9FQJ/@@download/ENCFF079FQJ.bed.gz</text:p>
          </table:table-cell>
          <table:table-cell office:value-type="string" calcext:value-type="string">
            <text:p>https://www.encodeproject.org/files/ENCFF945RSD/@@download/ENCFF945RS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0NEE/@@download/ENCFF160NEE.bed.gz</text:p>
          </table:table-cell>
          <table:table-cell office:value-type="string" calcext:value-type="string">
            <text:p>https://www.encodeproject.org/files/ENCFF961BPY/@@download/ENCFF961BP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5XKV/@@download/ENCFF585XKV.bed.gz</text:p>
          </table:table-cell>
          <table:table-cell office:value-type="string" calcext:value-type="string">
            <text:p>https://www.encodeproject.org/files/ENCFF406OWW/@@download/ENCFF406OW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6FRC/@@download/ENCFF056FRC.bed.gz</text:p>
          </table:table-cell>
          <table:table-cell office:value-type="string" calcext:value-type="string">
            <text:p>https://www.encodeproject.org/files/ENCFF555PVZ/@@download/ENCFF555PV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7MGC/@@download/ENCFF817MGC.bed.gz</text:p>
          </table:table-cell>
          <table:table-cell office:value-type="string" calcext:value-type="string">
            <text:p>https://www.encodeproject.org/files/ENCFF444VGY/@@download/ENCFF444VG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4XCR/@@download/ENCFF594XCR.bed.gz</text:p>
          </table:table-cell>
          <table:table-cell office:value-type="string" calcext:value-type="string">
            <text:p>https://www.encodeproject.org/files/ENCFF134BTP/@@download/ENCFF134BT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3UST/@@download/ENCFF043UST.bed.gz</text:p>
          </table:table-cell>
          <table:table-cell office:value-type="string" calcext:value-type="string">
            <text:p>https://www.encodeproject.org/files/ENCFF870LOR/@@download/ENCFF870LO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9ZRL/@@download/ENCFF439ZRL.bed.gz</text:p>
          </table:table-cell>
          <table:table-cell office:value-type="string" calcext:value-type="string">
            <text:p>https://www.encodeproject.org/files/ENCFF977BTX/@@download/ENCFF977BT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7RCC/@@download/ENCFF827RCC.bed.gz</text:p>
          </table:table-cell>
          <table:table-cell office:value-type="string" calcext:value-type="string">
            <text:p>https://www.encodeproject.org/files/ENCFF382QJG/@@download/ENCFF382QJ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4IPQ/@@download/ENCFF434IPQ.bed.gz</text:p>
          </table:table-cell>
          <table:table-cell office:value-type="string" calcext:value-type="string">
            <text:p>https://www.encodeproject.org/files/ENCFF162PRX/@@download/ENCFF162PR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0AAI/@@download/ENCFF800AAI.bed.gz</text:p>
          </table:table-cell>
          <table:table-cell office:value-type="string" calcext:value-type="string">
            <text:p>https://www.encodeproject.org/files/ENCFF211VGU/@@download/ENCFF211VG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2DPD/@@download/ENCFF882DPD.bed.gz</text:p>
          </table:table-cell>
          <table:table-cell office:value-type="string" calcext:value-type="string">
            <text:p>https://www.encodeproject.org/files/ENCFF104VHX/@@download/ENCFF104VH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7OWL/@@download/ENCFF227OWL.bed.gz</text:p>
          </table:table-cell>
          <table:table-cell office:value-type="string" calcext:value-type="string">
            <text:p>https://www.encodeproject.org/files/ENCFF781EZZ/@@download/ENCFF781EZ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5VOI/@@download/ENCFF845VOI.bed.gz</text:p>
          </table:table-cell>
          <table:table-cell office:value-type="string" calcext:value-type="string">
            <text:p>https://www.encodeproject.org/files/ENCFF343RNG/@@download/ENCFF343RN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3APB/@@download/ENCFF743APB.bed.gz</text:p>
          </table:table-cell>
          <table:table-cell office:value-type="string" calcext:value-type="string">
            <text:p>https://www.encodeproject.org/files/ENCFF254NYT/@@download/ENCFF254NY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9NIV/@@download/ENCFF979NIV.bed.gz</text:p>
          </table:table-cell>
          <table:table-cell office:value-type="string" calcext:value-type="string">
            <text:p>https://www.encodeproject.org/files/ENCFF460IIT/@@download/ENCFF460I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7OMU/@@download/ENCFF067OMU.bed.gz</text:p>
          </table:table-cell>
          <table:table-cell office:value-type="string" calcext:value-type="string">
            <text:p>https://www.encodeproject.org/files/ENCFF998QVK/@@download/ENCFF998QV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0FWO/@@download/ENCFF020FWO.bed.gz</text:p>
          </table:table-cell>
          <table:table-cell office:value-type="string" calcext:value-type="string">
            <text:p>https://www.encodeproject.org/files/ENCFF275SGU/@@download/ENCFF275SG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1JMO/@@download/ENCFF241JMO.bed.gz</text:p>
          </table:table-cell>
          <table:table-cell office:value-type="string" calcext:value-type="string">
            <text:p>https://www.encodeproject.org/files/ENCFF840MMD/@@download/ENCFF840MM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6SOS/@@download/ENCFF716SOS.bed.gz</text:p>
          </table:table-cell>
          <table:table-cell office:value-type="string" calcext:value-type="string">
            <text:p>https://www.encodeproject.org/files/ENCFF017JVH/@@download/ENCFF017JV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1EKB/@@download/ENCFF871EKB.bed.gz</text:p>
          </table:table-cell>
          <table:table-cell office:value-type="string" calcext:value-type="string">
            <text:p>https://www.encodeproject.org/files/ENCFF036CYJ/@@download/ENCFF036CY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4SLZ/@@download/ENCFF384SLZ.bed.gz</text:p>
          </table:table-cell>
          <table:table-cell office:value-type="string" calcext:value-type="string">
            <text:p>https://www.encodeproject.org/files/ENCFF327KXY/@@download/ENCFF327KX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6GQA/@@download/ENCFF116GQA.bed.gz</text:p>
          </table:table-cell>
          <table:table-cell office:value-type="string" calcext:value-type="string">
            <text:p>https://www.encodeproject.org/files/ENCFF860CBO/@@download/ENCFF860CB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6BDG/@@download/ENCFF846BDG.bed.gz</text:p>
          </table:table-cell>
          <table:table-cell office:value-type="string" calcext:value-type="string">
            <text:p>https://www.encodeproject.org/files/ENCFF999KNQ/@@download/ENCFF999KN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5WCC/@@download/ENCFF635WCC.bed.gz</text:p>
          </table:table-cell>
          <table:table-cell office:value-type="string" calcext:value-type="string">
            <text:p>https://www.encodeproject.org/files/ENCFF851DEQ/@@download/ENCFF851DE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8DLV/@@download/ENCFF008DLV.bed.gz</text:p>
          </table:table-cell>
          <table:table-cell office:value-type="string" calcext:value-type="string">
            <text:p>https://www.encodeproject.org/files/ENCFF606FEE/@@download/ENCFF606F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1TZC/@@download/ENCFF601TZC.bed.gz</text:p>
          </table:table-cell>
          <table:table-cell office:value-type="string" calcext:value-type="string">
            <text:p>https://www.encodeproject.org/files/ENCFF070PSR/@@download/ENCFF070PS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3TRB/@@download/ENCFF233TRB.bed.gz</text:p>
          </table:table-cell>
          <table:table-cell office:value-type="string" calcext:value-type="string">
            <text:p>https://www.encodeproject.org/files/ENCFF036SCR/@@download/ENCFF036SC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3MAD/@@download/ENCFF473MAD.bed.gz</text:p>
          </table:table-cell>
          <table:table-cell office:value-type="string" calcext:value-type="string">
            <text:p>https://www.encodeproject.org/files/ENCFF600CFA/@@download/ENCFF600CF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5NQU/@@download/ENCFF905NQU.bed.gz</text:p>
          </table:table-cell>
          <table:table-cell office:value-type="string" calcext:value-type="string">
            <text:p>https://www.encodeproject.org/files/ENCFF571PCW/@@download/ENCFF571PC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1OPZ/@@download/ENCFF661OPZ.bed.gz</text:p>
          </table:table-cell>
          <table:table-cell office:value-type="string" calcext:value-type="string">
            <text:p>https://www.encodeproject.org/files/ENCFF363MAG/@@download/ENCFF363MA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0EEN/@@download/ENCFF010EEN.bed.gz</text:p>
          </table:table-cell>
          <table:table-cell office:value-type="string" calcext:value-type="string">
            <text:p>https://www.encodeproject.org/files/ENCFF558ONH/@@download/ENCFF558ON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4VNW/@@download/ENCFF444VNW.bed.gz</text:p>
          </table:table-cell>
          <table:table-cell office:value-type="string" calcext:value-type="string">
            <text:p>https://www.encodeproject.org/files/ENCFF382FXA/@@download/ENCFF382FX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5DMK/@@download/ENCFF005DMK.bed.gz</text:p>
          </table:table-cell>
          <table:table-cell office:value-type="string" calcext:value-type="string">
            <text:p>https://www.encodeproject.org/files/ENCFF833TSX/@@download/ENCFF833TS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8FRN/@@download/ENCFF808FRN.bed.gz</text:p>
          </table:table-cell>
          <table:table-cell office:value-type="string" calcext:value-type="string">
            <text:p>https://www.encodeproject.org/files/ENCFF384ALJ/@@download/ENCFF384AL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0XZG/@@download/ENCFF450XZG.bed.gz</text:p>
          </table:table-cell>
          <table:table-cell office:value-type="string" calcext:value-type="string">
            <text:p>https://www.encodeproject.org/files/ENCFF509RCR/@@download/ENCFF509RC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4VRM/@@download/ENCFF174VRM.bed.gz</text:p>
          </table:table-cell>
          <table:table-cell office:value-type="string" calcext:value-type="string">
            <text:p>https://www.encodeproject.org/files/ENCFF989JUA/@@download/ENCFF989JU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1FZM/@@download/ENCFF401FZM.bed.gz</text:p>
          </table:table-cell>
          <table:table-cell office:value-type="string" calcext:value-type="string">
            <text:p>https://www.encodeproject.org/files/ENCFF435JAM/@@download/ENCFF435JA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6VYU/@@download/ENCFF146VYU.bed.gz</text:p>
          </table:table-cell>
          <table:table-cell office:value-type="string" calcext:value-type="string">
            <text:p>https://www.encodeproject.org/files/ENCFF239EJM/@@download/ENCFF239EJ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9RCS/@@download/ENCFF939RCS.bed.gz</text:p>
          </table:table-cell>
          <table:table-cell office:value-type="string" calcext:value-type="string">
            <text:p>https://www.encodeproject.org/files/ENCFF691IPU/@@download/ENCFF691IP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7KNW/@@download/ENCFF147KNW.bed.gz</text:p>
          </table:table-cell>
          <table:table-cell office:value-type="string" calcext:value-type="string">
            <text:p>https://www.encodeproject.org/files/ENCFF712PGZ/@@download/ENCFF712PG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7GWK/@@download/ENCFF647GWK.bed.gz</text:p>
          </table:table-cell>
          <table:table-cell office:value-type="string" calcext:value-type="string">
            <text:p>https://www.encodeproject.org/files/ENCFF351LRU/@@download/ENCFF351LR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3JEC/@@download/ENCFF883JEC.bed.gz</text:p>
          </table:table-cell>
          <table:table-cell office:value-type="string" calcext:value-type="string">
            <text:p>https://www.encodeproject.org/files/ENCFF228GCQ/@@download/ENCFF228GC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8GEI/@@download/ENCFF108GEI.bed.gz</text:p>
          </table:table-cell>
          <table:table-cell office:value-type="string" calcext:value-type="string">
            <text:p>https://www.encodeproject.org/files/ENCFF962OEY/@@download/ENCFF962OE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8WIN/@@download/ENCFF198WIN.bed.gz</text:p>
          </table:table-cell>
          <table:table-cell office:value-type="string" calcext:value-type="string">
            <text:p>https://www.encodeproject.org/files/ENCFF292TAR/@@download/ENCFF292TA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52DIQ/@@download/ENCFF952DIQ.bed.gz</text:p>
          </table:table-cell>
          <table:table-cell office:value-type="string" calcext:value-type="string">
            <text:p>https://www.encodeproject.org/files/ENCFF694ZGV/@@download/ENCFF694ZG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3FIB/@@download/ENCFF613FIB.bed.gz</text:p>
          </table:table-cell>
          <table:table-cell office:value-type="string" calcext:value-type="string">
            <text:p>https://www.encodeproject.org/files/ENCFF407HQG/@@download/ENCFF407HQ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9TKF/@@download/ENCFF059TKF.bed.gz</text:p>
          </table:table-cell>
          <table:table-cell office:value-type="string" calcext:value-type="string">
            <text:p>https://www.encodeproject.org/files/ENCFF257QZF/@@download/ENCFF257QZ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1WSI/@@download/ENCFF911WSI.bed.gz</text:p>
          </table:table-cell>
          <table:table-cell office:value-type="string" calcext:value-type="string">
            <text:p>https://www.encodeproject.org/files/ENCFF135FPB/@@download/ENCFF135FP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8VDV/@@download/ENCFF358VDV.bed.gz</text:p>
          </table:table-cell>
          <table:table-cell office:value-type="string" calcext:value-type="string">
            <text:p>https://www.encodeproject.org/files/ENCFF792VDM/@@download/ENCFF792VD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9SHZ/@@download/ENCFF719SHZ.bed.gz</text:p>
          </table:table-cell>
          <table:table-cell office:value-type="string" calcext:value-type="string">
            <text:p>https://www.encodeproject.org/files/ENCFF025MZL/@@download/ENCFF025MZ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9XLA/@@download/ENCFF559XLA.bed.gz</text:p>
          </table:table-cell>
          <table:table-cell office:value-type="string" calcext:value-type="string">
            <text:p>https://www.encodeproject.org/files/ENCFF627LTJ/@@download/ENCFF627LT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7GQK/@@download/ENCFF007GQK.bed.gz</text:p>
          </table:table-cell>
          <table:table-cell office:value-type="string" calcext:value-type="string">
            <text:p>https://www.encodeproject.org/files/ENCFF693MYU/@@download/ENCFF693MY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5HVB/@@download/ENCFF045HVB.bed.gz</text:p>
          </table:table-cell>
          <table:table-cell office:value-type="string" calcext:value-type="string">
            <text:p>https://www.encodeproject.org/files/ENCFF418FRJ/@@download/ENCFF418FR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D/@@download/ENCFF001SRD.bed.gz</text:p>
          </table:table-cell>
          <table:table-cell office:value-type="string" calcext:value-type="string">
            <text:p>https://www.encodeproject.org/files/ENCFF226RSS/@@download/ENCFF226RS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AK/@@download/ENCFF001WAK.bed.gz</text:p>
          </table:table-cell>
          <table:table-cell office:value-type="string" calcext:value-type="string">
            <text:p>https://www.encodeproject.org/files/ENCFF052CLZ/@@download/ENCFF052CL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KG/@@download/ENCFF001WKG.bed.gz</text:p>
          </table:table-cell>
          <table:table-cell office:value-type="string" calcext:value-type="string">
            <text:p>https://www.encodeproject.org/files/ENCFF129YTH/@@download/ENCFF129YT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KF/@@download/ENCFF001WKF.bed.gz</text:p>
          </table:table-cell>
          <table:table-cell office:value-type="string" calcext:value-type="string">
            <text:p>https://www.encodeproject.org/files/ENCFF469IKB/@@download/ENCFF469IK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4ZLD/@@download/ENCFF894ZLD.bed.gz</text:p>
          </table:table-cell>
          <table:table-cell office:value-type="string" calcext:value-type="string">
            <text:p>https://www.encodeproject.org/files/ENCFF864AXI/@@download/ENCFF864AX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0IVS/@@download/ENCFF090IVS.bed.gz</text:p>
          </table:table-cell>
          <table:table-cell office:value-type="string" calcext:value-type="string">
            <text:p>https://www.encodeproject.org/files/ENCFF423TZA/@@download/ENCFF423TZ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9NYS/@@download/ENCFF419NYS.bed.gz</text:p>
          </table:table-cell>
          <table:table-cell office:value-type="string" calcext:value-type="string">
            <text:p>https://www.encodeproject.org/files/ENCFF868HMT/@@download/ENCFF868HM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5UNP/@@download/ENCFF045UNP.bed.gz</text:p>
          </table:table-cell>
          <table:table-cell office:value-type="string" calcext:value-type="string">
            <text:p>https://www.encodeproject.org/files/ENCFF403LBP/@@download/ENCFF403LB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6UGM/@@download/ENCFF296UGM.bed.gz</text:p>
          </table:table-cell>
          <table:table-cell office:value-type="string" calcext:value-type="string">
            <text:p>https://www.encodeproject.org/files/ENCFF541DBX/@@download/ENCFF541DB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9ZKZ/@@download/ENCFF919ZKZ.bed.gz</text:p>
          </table:table-cell>
          <table:table-cell office:value-type="string" calcext:value-type="string">
            <text:p>https://www.encodeproject.org/files/ENCFF485VLI/@@download/ENCFF485VL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0AVG/@@download/ENCFF810AVG.bed.gz</text:p>
          </table:table-cell>
          <table:table-cell office:value-type="string" calcext:value-type="string">
            <text:p>https://www.encodeproject.org/files/ENCFF762LPY/@@download/ENCFF762LP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5XYH/@@download/ENCFF605XYH.bed.gz</text:p>
          </table:table-cell>
          <table:table-cell office:value-type="string" calcext:value-type="string">
            <text:p>https://www.encodeproject.org/files/ENCFF335DOL/@@download/ENCFF335DO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8YWY/@@download/ENCFF118YWY.bed.gz</text:p>
          </table:table-cell>
          <table:table-cell office:value-type="string" calcext:value-type="string">
            <text:p>https://www.encodeproject.org/files/ENCFF756YOL/@@download/ENCFF756YO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2AES/@@download/ENCFF132AES.bed.gz</text:p>
          </table:table-cell>
          <table:table-cell office:value-type="string" calcext:value-type="string">
            <text:p>https://www.encodeproject.org/files/ENCFF628ZQL/@@download/ENCFF628ZQ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8YPD/@@download/ENCFF888YPD.bed.gz</text:p>
          </table:table-cell>
          <table:table-cell office:value-type="string" calcext:value-type="string">
            <text:p>https://www.encodeproject.org/files/ENCFF435QJB/@@download/ENCFF435QJ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4OUN/@@download/ENCFF194OUN.bed.gz</text:p>
          </table:table-cell>
          <table:table-cell office:value-type="string" calcext:value-type="string">
            <text:p>https://www.encodeproject.org/files/ENCFF232DOG/@@download/ENCFF232DO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3MJO/@@download/ENCFF233MJO.bed.gz</text:p>
          </table:table-cell>
          <table:table-cell office:value-type="string" calcext:value-type="string">
            <text:p>https://www.encodeproject.org/files/ENCFF144ZWB/@@download/ENCFF144ZW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5BDW/@@download/ENCFF645BDW.bed.gz</text:p>
          </table:table-cell>
          <table:table-cell office:value-type="string" calcext:value-type="string">
            <text:p>https://www.encodeproject.org/files/ENCFF411LPV/@@download/ENCFF411LP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8PYM/@@download/ENCFF338PYM.bed.gz</text:p>
          </table:table-cell>
          <table:table-cell office:value-type="string" calcext:value-type="string">
            <text:p>https://www.encodeproject.org/files/ENCFF321XTU/@@download/ENCFF321XT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8IJD/@@download/ENCFF628IJD.bed.gz</text:p>
          </table:table-cell>
          <table:table-cell office:value-type="string" calcext:value-type="string">
            <text:p>https://www.encodeproject.org/files/ENCFF605OIT/@@download/ENCFF605O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5MKH/@@download/ENCFF205MKH.bed.gz</text:p>
          </table:table-cell>
          <table:table-cell office:value-type="string" calcext:value-type="string">
            <text:p>https://www.encodeproject.org/files/ENCFF714IQU/@@download/ENCFF714IQ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5VDC/@@download/ENCFF675VDC.bed.gz</text:p>
          </table:table-cell>
          <table:table-cell office:value-type="string" calcext:value-type="string">
            <text:p>https://www.encodeproject.org/files/ENCFF672MXN/@@download/ENCFF672MX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6SBI/@@download/ENCFF906SBI.bed.gz</text:p>
          </table:table-cell>
          <table:table-cell office:value-type="string" calcext:value-type="string">
            <text:p>https://www.encodeproject.org/files/ENCFF372DVA/@@download/ENCFF372DV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7SVR/@@download/ENCFF027SVR.bed.gz</text:p>
          </table:table-cell>
          <table:table-cell office:value-type="string" calcext:value-type="string">
            <text:p>https://www.encodeproject.org/files/ENCFF279POO/@@download/ENCFF279PO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7AYQ/@@download/ENCFF837AYQ.bed.gz</text:p>
          </table:table-cell>
          <table:table-cell office:value-type="string" calcext:value-type="string">
            <text:p>https://www.encodeproject.org/files/ENCFF689ZNH/@@download/ENCFF689ZN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8XAX/@@download/ENCFF898XAX.bed.gz</text:p>
          </table:table-cell>
          <table:table-cell office:value-type="string" calcext:value-type="string">
            <text:p>https://www.encodeproject.org/files/ENCFF066NBQ/@@download/ENCFF066NB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9VVH/@@download/ENCFF259VVH.bed.gz</text:p>
          </table:table-cell>
          <table:table-cell office:value-type="string" calcext:value-type="string">
            <text:p>https://www.encodeproject.org/files/ENCFF314SQB/@@download/ENCFF314SQ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4EFD/@@download/ENCFF274EFD.bed.gz</text:p>
          </table:table-cell>
          <table:table-cell office:value-type="string" calcext:value-type="string">
            <text:p>https://www.encodeproject.org/files/ENCFF437LBW/@@download/ENCFF437LB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3NRZ/@@download/ENCFF323NRZ.bed.gz</text:p>
          </table:table-cell>
          <table:table-cell office:value-type="string" calcext:value-type="string">
            <text:p>https://www.encodeproject.org/files/ENCFF325IOO/@@download/ENCFF325IO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7XDO/@@download/ENCFF307XDO.bed.gz</text:p>
          </table:table-cell>
          <table:table-cell office:value-type="string" calcext:value-type="string">
            <text:p>https://www.encodeproject.org/files/ENCFF994QQT/@@download/ENCFF994QQ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2IIY/@@download/ENCFF052IIY.bed.gz</text:p>
          </table:table-cell>
          <table:table-cell office:value-type="string" calcext:value-type="string">
            <text:p>https://www.encodeproject.org/files/ENCFF153EBU/@@download/ENCFF153EB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63CNC/@@download/ENCFF863CNC.bed.gz</text:p>
          </table:table-cell>
          <table:table-cell office:value-type="string" calcext:value-type="string">
            <text:p>https://www.encodeproject.org/files/ENCFF348MWL/@@download/ENCFF348MW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7TBH/@@download/ENCFF087TBH.bed.gz</text:p>
          </table:table-cell>
          <table:table-cell office:value-type="string" calcext:value-type="string">
            <text:p>https://www.encodeproject.org/files/ENCFF524EST/@@download/ENCFF524ES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5XXV/@@download/ENCFF965XXV.bed.gz</text:p>
          </table:table-cell>
          <table:table-cell office:value-type="string" calcext:value-type="string">
            <text:p>https://www.encodeproject.org/files/ENCFF860SHD/@@download/ENCFF860SH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Y/@@download/ENCFF001SRY.bed.gz</text:p>
          </table:table-cell>
          <table:table-cell office:value-type="string" calcext:value-type="string">
            <text:p>https://www.encodeproject.org/files/ENCFF700HZX/@@download/ENCFF700HZ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BW/@@download/ENCFF001WBW.bed.gz</text:p>
          </table:table-cell>
          <table:table-cell office:value-type="string" calcext:value-type="string">
            <text:p>https://www.encodeproject.org/files/ENCFF498QYW/@@download/ENCFF498QY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RA/@@download/ENCFF001WRA.bed.gz</text:p>
          </table:table-cell>
          <table:table-cell office:value-type="string" calcext:value-type="string">
            <text:p>https://www.encodeproject.org/files/ENCFF405VWN/@@download/ENCFF405VW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QZ/@@download/ENCFF001WQZ.bed.gz</text:p>
          </table:table-cell>
          <table:table-cell office:value-type="string" calcext:value-type="string">
            <text:p>https://www.encodeproject.org/files/ENCFF754JIP/@@download/ENCFF754JI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8LVR/@@download/ENCFF828LVR.bed.gz</text:p>
          </table:table-cell>
          <table:table-cell office:value-type="string" calcext:value-type="string">
            <text:p>https://www.encodeproject.org/files/ENCFF507DHS/@@download/ENCFF507DH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6SKV/@@download/ENCFF596SKV.bed.gz</text:p>
          </table:table-cell>
          <table:table-cell office:value-type="string" calcext:value-type="string">
            <text:p>https://www.encodeproject.org/files/ENCFF557UIB/@@download/ENCFF557UI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5GCV/@@download/ENCFF445GCV.bed.gz</text:p>
          </table:table-cell>
          <table:table-cell office:value-type="string" calcext:value-type="string">
            <text:p>https://www.encodeproject.org/files/ENCFF564SPI/@@download/ENCFF564SP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8BEG/@@download/ENCFF178BEG.bed.gz</text:p>
          </table:table-cell>
          <table:table-cell office:value-type="string" calcext:value-type="string">
            <text:p>https://www.encodeproject.org/files/ENCFF028GMS/@@download/ENCFF028GM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94VHO/@@download/ENCFF494VHO.bed.gz</text:p>
          </table:table-cell>
          <table:table-cell office:value-type="string" calcext:value-type="string">
            <text:p>https://www.encodeproject.org/files/ENCFF771XOY/@@download/ENCFF771XO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0LBO/@@download/ENCFF020LBO.bed.gz</text:p>
          </table:table-cell>
          <table:table-cell office:value-type="string" calcext:value-type="string">
            <text:p>https://www.encodeproject.org/files/ENCFF975UMB/@@download/ENCFF975UM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3CHB/@@download/ENCFF273CHB.bed.gz</text:p>
          </table:table-cell>
          <table:table-cell office:value-type="string" calcext:value-type="string">
            <text:p>https://www.encodeproject.org/files/ENCFF788ZYA/@@download/ENCFF788ZY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6PAK/@@download/ENCFF986PAK.bed.gz</text:p>
          </table:table-cell>
          <table:table-cell office:value-type="string" calcext:value-type="string">
            <text:p>https://www.encodeproject.org/files/ENCFF025OLL/@@download/ENCFF025OL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8XDV/@@download/ENCFF748XDV.bed.gz</text:p>
          </table:table-cell>
          <table:table-cell office:value-type="string" calcext:value-type="string">
            <text:p>https://www.encodeproject.org/files/ENCFF396UUU/@@download/ENCFF396UU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0RQG/@@download/ENCFF620RQG.bed.gz</text:p>
          </table:table-cell>
          <table:table-cell office:value-type="string" calcext:value-type="string">
            <text:p>https://www.encodeproject.org/files/ENCFF464EQV/@@download/ENCFF464EQ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3ASH/@@download/ENCFF383ASH.bed.gz</text:p>
          </table:table-cell>
          <table:table-cell office:value-type="string" calcext:value-type="string">
            <text:p>https://www.encodeproject.org/files/ENCFF362VON/@@download/ENCFF362VO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5DFA/@@download/ENCFF225DFA.bed.gz</text:p>
          </table:table-cell>
          <table:table-cell office:value-type="string" calcext:value-type="string">
            <text:p>https://www.encodeproject.org/files/ENCFF548AAT/@@download/ENCFF548AA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8BEO/@@download/ENCFF578BEO.bed.gz</text:p>
          </table:table-cell>
          <table:table-cell office:value-type="string" calcext:value-type="string">
            <text:p>https://www.encodeproject.org/files/ENCFF676WYA/@@download/ENCFF676WY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6JFN/@@download/ENCFF136JFN.bed.gz</text:p>
          </table:table-cell>
          <table:table-cell office:value-type="string" calcext:value-type="string">
            <text:p>https://www.encodeproject.org/files/ENCFF200AXJ/@@download/ENCFF200AX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63TZJ/@@download/ENCFF863TZJ.bed.gz</text:p>
          </table:table-cell>
          <table:table-cell office:value-type="string" calcext:value-type="string">
            <text:p>https://www.encodeproject.org/files/ENCFF294RNI/@@download/ENCFF294RN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3COX/@@download/ENCFF963COX.bed.gz</text:p>
          </table:table-cell>
          <table:table-cell office:value-type="string" calcext:value-type="string">
            <text:p>https://www.encodeproject.org/files/ENCFF608WWL/@@download/ENCFF608WW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2MDE/@@download/ENCFF132MDE.bed.gz</text:p>
          </table:table-cell>
          <table:table-cell office:value-type="string" calcext:value-type="string">
            <text:p>https://www.encodeproject.org/files/ENCFF534MPD/@@download/ENCFF534MP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0GTO/@@download/ENCFF040GTO.bed.gz</text:p>
          </table:table-cell>
          <table:table-cell office:value-type="string" calcext:value-type="string">
            <text:p>https://www.encodeproject.org/files/ENCFF132VFC/@@download/ENCFF132VF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9GPG/@@download/ENCFF709GPG.bed.gz</text:p>
          </table:table-cell>
          <table:table-cell office:value-type="string" calcext:value-type="string">
            <text:p>https://www.encodeproject.org/files/ENCFF328BTO/@@download/ENCFF328BT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5SOK/@@download/ENCFF885SOK.bed.gz</text:p>
          </table:table-cell>
          <table:table-cell office:value-type="string" calcext:value-type="string">
            <text:p>https://www.encodeproject.org/files/ENCFF651APA/@@download/ENCFF651AP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9AAK/@@download/ENCFF799AAK.bed.gz</text:p>
          </table:table-cell>
          <table:table-cell office:value-type="string" calcext:value-type="string">
            <text:p>https://www.encodeproject.org/files/ENCFF733JNB/@@download/ENCFF733JN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7VKD/@@download/ENCFF267VKD.bed.gz</text:p>
          </table:table-cell>
          <table:table-cell office:value-type="string" calcext:value-type="string">
            <text:p>https://www.encodeproject.org/files/ENCFF581DTH/@@download/ENCFF581DT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6NVD/@@download/ENCFF096NVD.bed.gz</text:p>
          </table:table-cell>
          <table:table-cell office:value-type="string" calcext:value-type="string">
            <text:p>https://www.encodeproject.org/files/ENCFF231LOU/@@download/ENCFF231LO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9OGO/@@download/ENCFF419OGO.bed.gz</text:p>
          </table:table-cell>
          <table:table-cell office:value-type="string" calcext:value-type="string">
            <text:p>https://www.encodeproject.org/files/ENCFF109JXK/@@download/ENCFF109JX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8HMF/@@download/ENCFF308HMF.bed.gz</text:p>
          </table:table-cell>
          <table:table-cell office:value-type="string" calcext:value-type="string">
            <text:p>https://www.encodeproject.org/files/ENCFF202BAI/@@download/ENCFF202BA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9NZB/@@download/ENCFF939NZB.bed.gz</text:p>
          </table:table-cell>
          <table:table-cell office:value-type="string" calcext:value-type="string">
            <text:p>https://www.encodeproject.org/files/ENCFF489VAN/@@download/ENCFF489VA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0CCM/@@download/ENCFF030CCM.bed.gz</text:p>
          </table:table-cell>
          <table:table-cell office:value-type="string" calcext:value-type="string">
            <text:p>https://www.encodeproject.org/files/ENCFF373DVN/@@download/ENCFF373DV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9PXG/@@download/ENCFF199PXG.bed.gz</text:p>
          </table:table-cell>
          <table:table-cell office:value-type="string" calcext:value-type="string">
            <text:p>https://www.encodeproject.org/files/ENCFF645DZX/@@download/ENCFF645DZ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38DSM/@@download/ENCFF738DSM.bed.gz</text:p>
          </table:table-cell>
          <table:table-cell office:value-type="string" calcext:value-type="string">
            <text:p>https://www.encodeproject.org/files/ENCFF718QZC/@@download/ENCFF718QZ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6LOY/@@download/ENCFF006LOY.bed.gz</text:p>
          </table:table-cell>
          <table:table-cell office:value-type="string" calcext:value-type="string">
            <text:p>https://www.encodeproject.org/files/ENCFF808HMO/@@download/ENCFF808HM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7KDR/@@download/ENCFF567KDR.bed.gz</text:p>
          </table:table-cell>
          <table:table-cell office:value-type="string" calcext:value-type="string">
            <text:p>https://www.encodeproject.org/files/ENCFF080KJG/@@download/ENCFF080KJ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5NJA/@@download/ENCFF225NJA.bed.gz</text:p>
          </table:table-cell>
          <table:table-cell office:value-type="string" calcext:value-type="string">
            <text:p>https://www.encodeproject.org/files/ENCFF270LLX/@@download/ENCFF270LL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4EUI/@@download/ENCFF334EUI.bed.gz</text:p>
          </table:table-cell>
          <table:table-cell office:value-type="string" calcext:value-type="string">
            <text:p>https://www.encodeproject.org/files/ENCFF925OBU/@@download/ENCFF925OB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1UWP/@@download/ENCFF571UWP.bed.gz</text:p>
          </table:table-cell>
          <table:table-cell office:value-type="string" calcext:value-type="string">
            <text:p>https://www.encodeproject.org/files/ENCFF874RLV/@@download/ENCFF874RL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1LTV/@@download/ENCFF321LTV.bed.gz</text:p>
          </table:table-cell>
          <table:table-cell office:value-type="string" calcext:value-type="string">
            <text:p>https://www.encodeproject.org/files/ENCFF538TCF/@@download/ENCFF538TC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8MTS/@@download/ENCFF928MTS.bed.gz</text:p>
          </table:table-cell>
          <table:table-cell office:value-type="string" calcext:value-type="string">
            <text:p>https://www.encodeproject.org/files/ENCFF449AAE/@@download/ENCFF449AA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8ALI/@@download/ENCFF198ALI.bed.gz</text:p>
          </table:table-cell>
          <table:table-cell office:value-type="string" calcext:value-type="string">
            <text:p>https://www.encodeproject.org/files/ENCFF323RCO/@@download/ENCFF323RC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6EVG/@@download/ENCFF756EVG.bed.gz</text:p>
          </table:table-cell>
          <table:table-cell office:value-type="string" calcext:value-type="string">
            <text:p>https://www.encodeproject.org/files/ENCFF179EGK/@@download/ENCFF179EG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7RYE/@@download/ENCFF787RYE.bed.gz</text:p>
          </table:table-cell>
          <table:table-cell office:value-type="string" calcext:value-type="string">
            <text:p>https://www.encodeproject.org/files/ENCFF358ZLQ/@@download/ENCFF358ZL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2SZI/@@download/ENCFF662SZI.bed.gz</text:p>
          </table:table-cell>
          <table:table-cell office:value-type="string" calcext:value-type="string">
            <text:p>https://www.encodeproject.org/files/ENCFF161FDV/@@download/ENCFF161FD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21NZP/@@download/ENCFF121NZP.bed.gz</text:p>
          </table:table-cell>
          <table:table-cell office:value-type="string" calcext:value-type="string">
            <text:p>https://www.encodeproject.org/files/ENCFF227YCI/@@download/ENCFF227YC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3FRI/@@download/ENCFF013FRI.bed.gz</text:p>
          </table:table-cell>
          <table:table-cell office:value-type="string" calcext:value-type="string">
            <text:p>https://www.encodeproject.org/files/ENCFF307VSP/@@download/ENCFF307VS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1WWC/@@download/ENCFF261WWC.bed.gz</text:p>
          </table:table-cell>
          <table:table-cell office:value-type="string" calcext:value-type="string">
            <text:p>https://www.encodeproject.org/files/ENCFF334VVP/@@download/ENCFF334VV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6NHL/@@download/ENCFF766NHL.bed.gz</text:p>
          </table:table-cell>
          <table:table-cell office:value-type="string" calcext:value-type="string">
            <text:p>https://www.encodeproject.org/files/ENCFF891SUX/@@download/ENCFF891SU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5DDS/@@download/ENCFF825DDS.bed.gz</text:p>
          </table:table-cell>
          <table:table-cell office:value-type="string" calcext:value-type="string">
            <text:p>https://www.encodeproject.org/files/ENCFF680JEG/@@download/ENCFF680JE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1HAY/@@download/ENCFF231HAY.bed.gz</text:p>
          </table:table-cell>
          <table:table-cell office:value-type="string" calcext:value-type="string">
            <text:p>https://www.encodeproject.org/files/ENCFF917PXT/@@download/ENCFF917PX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5NPW/@@download/ENCFF835NPW.bed.gz</text:p>
          </table:table-cell>
          <table:table-cell office:value-type="string" calcext:value-type="string">
            <text:p>https://www.encodeproject.org/files/ENCFF495TAN/@@download/ENCFF495TA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9THH/@@download/ENCFF169THH.bed.gz</text:p>
          </table:table-cell>
          <table:table-cell office:value-type="string" calcext:value-type="string">
            <text:p>https://www.encodeproject.org/files/ENCFF698UIT/@@download/ENCFF698U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8CJE/@@download/ENCFF348CJE.bed.gz</text:p>
          </table:table-cell>
          <table:table-cell office:value-type="string" calcext:value-type="string">
            <text:p>https://www.encodeproject.org/files/ENCFF616YFR/@@download/ENCFF616YF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1BRB/@@download/ENCFF391BRB.bed.gz</text:p>
          </table:table-cell>
          <table:table-cell office:value-type="string" calcext:value-type="string">
            <text:p>https://www.encodeproject.org/files/ENCFF743WCA/@@download/ENCFF743WC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9AMT/@@download/ENCFF159AMT.bed.gz</text:p>
          </table:table-cell>
          <table:table-cell office:value-type="string" calcext:value-type="string">
            <text:p>https://www.encodeproject.org/files/ENCFF368ROI/@@download/ENCFF368RO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7DDH/@@download/ENCFF617DDH.bed.gz</text:p>
          </table:table-cell>
          <table:table-cell office:value-type="string" calcext:value-type="string">
            <text:p>https://www.encodeproject.org/files/ENCFF834DID/@@download/ENCFF834DI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0GPQ/@@download/ENCFF680GPQ.bed.gz</text:p>
          </table:table-cell>
          <table:table-cell office:value-type="string" calcext:value-type="string">
            <text:p>https://www.encodeproject.org/files/ENCFF846ZOS/@@download/ENCFF846ZO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8IWO/@@download/ENCFF988IWO.bed.gz</text:p>
          </table:table-cell>
          <table:table-cell office:value-type="string" calcext:value-type="string">
            <text:p>https://www.encodeproject.org/files/ENCFF233DXO/@@download/ENCFF233DX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5DAD/@@download/ENCFF265DAD.bed.gz</text:p>
          </table:table-cell>
          <table:table-cell office:value-type="string" calcext:value-type="string">
            <text:p>https://www.encodeproject.org/files/ENCFF797VLQ/@@download/ENCFF797VL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0KEZ/@@download/ENCFF790KEZ.bed.gz</text:p>
          </table:table-cell>
          <table:table-cell office:value-type="string" calcext:value-type="string">
            <text:p>https://www.encodeproject.org/files/ENCFF342CPM/@@download/ENCFF342CP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0NSD/@@download/ENCFF830NSD.bed.gz</text:p>
          </table:table-cell>
          <table:table-cell office:value-type="string" calcext:value-type="string">
            <text:p>https://www.encodeproject.org/files/ENCFF433MPJ/@@download/ENCFF433MP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2GYH/@@download/ENCFF422GYH.bed.gz</text:p>
          </table:table-cell>
          <table:table-cell office:value-type="string" calcext:value-type="string">
            <text:p>https://www.encodeproject.org/files/ENCFF272QJD/@@download/ENCFF272QJ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5HDR/@@download/ENCFF195HDR.bed.gz</text:p>
          </table:table-cell>
          <table:table-cell office:value-type="string" calcext:value-type="string">
            <text:p>https://www.encodeproject.org/files/ENCFF733OFW/@@download/ENCFF733OF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6TBD/@@download/ENCFF776TBD.bed.gz</text:p>
          </table:table-cell>
          <table:table-cell office:value-type="string" calcext:value-type="string">
            <text:p>https://www.encodeproject.org/files/ENCFF196MBO/@@download/ENCFF196MB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4KSX/@@download/ENCFF004KSX.bed.gz</text:p>
          </table:table-cell>
          <table:table-cell office:value-type="string" calcext:value-type="string">
            <text:p>https://www.encodeproject.org/files/ENCFF833YST/@@download/ENCFF833YS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7CGV/@@download/ENCFF437CGV.bed.gz</text:p>
          </table:table-cell>
          <table:table-cell office:value-type="string" calcext:value-type="string">
            <text:p>https://www.encodeproject.org/files/ENCFF867LEE/@@download/ENCFF867L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5KHG/@@download/ENCFF705KHG.bed.gz</text:p>
          </table:table-cell>
          <table:table-cell office:value-type="string" calcext:value-type="string">
            <text:p>https://www.encodeproject.org/files/ENCFF066JWI/@@download/ENCFF066JW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6ZRX/@@download/ENCFF616ZRX.bed.gz</text:p>
          </table:table-cell>
          <table:table-cell office:value-type="string" calcext:value-type="string">
            <text:p>https://www.encodeproject.org/files/ENCFF741INS/@@download/ENCFF741IN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8BFV/@@download/ENCFF828BFV.bed.gz</text:p>
          </table:table-cell>
          <table:table-cell office:value-type="string" calcext:value-type="string">
            <text:p>https://www.encodeproject.org/files/ENCFF517CGI/@@download/ENCFF517CG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1IPB/@@download/ENCFF261IPB.bed.gz</text:p>
          </table:table-cell>
          <table:table-cell office:value-type="string" calcext:value-type="string">
            <text:p>https://www.encodeproject.org/files/ENCFF649WCV/@@download/ENCFF649WC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0XZZ/@@download/ENCFF400XZZ.bed.gz</text:p>
          </table:table-cell>
          <table:table-cell office:value-type="string" calcext:value-type="string">
            <text:p>https://www.encodeproject.org/files/ENCFF885KKQ/@@download/ENCFF885KK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3SWS/@@download/ENCFF683SWS.bed.gz</text:p>
          </table:table-cell>
          <table:table-cell office:value-type="string" calcext:value-type="string">
            <text:p>https://www.encodeproject.org/files/ENCFF559LDF/@@download/ENCFF559LD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0UKD/@@download/ENCFF690UKD.bed.gz</text:p>
          </table:table-cell>
          <table:table-cell office:value-type="string" calcext:value-type="string">
            <text:p>https://www.encodeproject.org/files/ENCFF644JKD/@@download/ENCFF644JK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0DRM/@@download/ENCFF690DRM.bed.gz</text:p>
          </table:table-cell>
          <table:table-cell office:value-type="string" calcext:value-type="string">
            <text:p>https://www.encodeproject.org/files/ENCFF282BOE/@@download/ENCFF282BO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4WWG/@@download/ENCFF254WWG.bed.gz</text:p>
          </table:table-cell>
          <table:table-cell office:value-type="string" calcext:value-type="string">
            <text:p>https://www.encodeproject.org/files/ENCFF513GHF/@@download/ENCFF513G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1BUS/@@download/ENCFF881BUS.bed.gz</text:p>
          </table:table-cell>
          <table:table-cell office:value-type="string" calcext:value-type="string">
            <text:p>https://www.encodeproject.org/files/ENCFF815HSK/@@download/ENCFF815H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8WTK/@@download/ENCFF898WTK.bed.gz</text:p>
          </table:table-cell>
          <table:table-cell office:value-type="string" calcext:value-type="string">
            <text:p>https://www.encodeproject.org/files/ENCFF179YWB/@@download/ENCFF179YW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2XVV/@@download/ENCFF012XVV.bed.gz</text:p>
          </table:table-cell>
          <table:table-cell office:value-type="string" calcext:value-type="string">
            <text:p>https://www.encodeproject.org/files/ENCFF190TRG/@@download/ENCFF190TR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7WMS/@@download/ENCFF277WMS.bed.gz</text:p>
          </table:table-cell>
          <table:table-cell office:value-type="string" calcext:value-type="string">
            <text:p>https://www.encodeproject.org/files/ENCFF769VAM/@@download/ENCFF769VA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4QUB/@@download/ENCFF664QUB.bed.gz</text:p>
          </table:table-cell>
          <table:table-cell office:value-type="string" calcext:value-type="string">
            <text:p>https://www.encodeproject.org/files/ENCFF586DZY/@@download/ENCFF586DZ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8VSL/@@download/ENCFF288VSL.bed.gz</text:p>
          </table:table-cell>
          <table:table-cell office:value-type="string" calcext:value-type="string">
            <text:p>https://www.encodeproject.org/files/ENCFF620KKE/@@download/ENCFF620KK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3DJJ/@@download/ENCFF143DJJ.bed.gz</text:p>
          </table:table-cell>
          <table:table-cell office:value-type="string" calcext:value-type="string">
            <text:p>https://www.encodeproject.org/files/ENCFF389ULP/@@download/ENCFF389UL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2RPQ/@@download/ENCFF742RPQ.bed.gz</text:p>
          </table:table-cell>
          <table:table-cell office:value-type="string" calcext:value-type="string">
            <text:p>https://www.encodeproject.org/files/ENCFF689PNU/@@download/ENCFF689PN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2SVM/@@download/ENCFF052SVM.bed.gz</text:p>
          </table:table-cell>
          <table:table-cell office:value-type="string" calcext:value-type="string">
            <text:p>https://www.encodeproject.org/files/ENCFF098ZOI/@@download/ENCFF098ZO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2WZB/@@download/ENCFF642WZB.bed.gz</text:p>
          </table:table-cell>
          <table:table-cell office:value-type="string" calcext:value-type="string">
            <text:p>https://www.encodeproject.org/files/ENCFF665RHY/@@download/ENCFF665RH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6KUU/@@download/ENCFF086KUU.bed.gz</text:p>
          </table:table-cell>
          <table:table-cell office:value-type="string" calcext:value-type="string">
            <text:p>https://www.encodeproject.org/files/ENCFF354MGW/@@download/ENCFF354MG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1CRN/@@download/ENCFF851CRN.bed.gz</text:p>
          </table:table-cell>
          <table:table-cell office:value-type="string" calcext:value-type="string">
            <text:p>https://www.encodeproject.org/files/ENCFF634DDY/@@download/ENCFF634DD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5PZC/@@download/ENCFF245PZC.bed.gz</text:p>
          </table:table-cell>
          <table:table-cell office:value-type="string" calcext:value-type="string">
            <text:p>https://www.encodeproject.org/files/ENCFF175QRT/@@download/ENCFF175QR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1EBT/@@download/ENCFF921EBT.bed.gz</text:p>
          </table:table-cell>
          <table:table-cell office:value-type="string" calcext:value-type="string">
            <text:p>https://www.encodeproject.org/files/ENCFF866EIC/@@download/ENCFF866EI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9GCQ/@@download/ENCFF619GCQ.bed.gz</text:p>
          </table:table-cell>
          <table:table-cell office:value-type="string" calcext:value-type="string">
            <text:p>https://www.encodeproject.org/files/ENCFF402UYK/@@download/ENCFF402UY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6GXK/@@download/ENCFF926GXK.bed.gz</text:p>
          </table:table-cell>
          <table:table-cell office:value-type="string" calcext:value-type="string">
            <text:p>https://www.encodeproject.org/files/ENCFF226MKP/@@download/ENCFF226MK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8SRU/@@download/ENCFF488SRU.bed.gz</text:p>
          </table:table-cell>
          <table:table-cell office:value-type="string" calcext:value-type="string">
            <text:p>https://www.encodeproject.org/files/ENCFF163OSZ/@@download/ENCFF163OS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25WHX/@@download/ENCFF725WHX.bed.gz</text:p>
          </table:table-cell>
          <table:table-cell office:value-type="string" calcext:value-type="string">
            <text:p>https://www.encodeproject.org/files/ENCFF114ZFU/@@download/ENCFF114ZF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4HEV/@@download/ENCFF414HEV.bed.gz</text:p>
          </table:table-cell>
          <table:table-cell office:value-type="string" calcext:value-type="string">
            <text:p>https://www.encodeproject.org/files/ENCFF703CWY/@@download/ENCFF703CW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4INH/@@download/ENCFF084INH.bed.gz</text:p>
          </table:table-cell>
          <table:table-cell office:value-type="string" calcext:value-type="string">
            <text:p>https://www.encodeproject.org/files/ENCFF092GNG/@@download/ENCFF092GN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6PMR/@@download/ENCFF416PMR.bed.gz</text:p>
          </table:table-cell>
          <table:table-cell office:value-type="string" calcext:value-type="string">
            <text:p>https://www.encodeproject.org/files/ENCFF882LTN/@@download/ENCFF882LT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7TZA/@@download/ENCFF897TZA.bed.gz</text:p>
          </table:table-cell>
          <table:table-cell office:value-type="string" calcext:value-type="string">
            <text:p>https://www.encodeproject.org/files/ENCFF481CNC/@@download/ENCFF481CN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7WTW/@@download/ENCFF847WTW.bed.gz</text:p>
          </table:table-cell>
          <table:table-cell office:value-type="string" calcext:value-type="string">
            <text:p>https://www.encodeproject.org/files/ENCFF767XFY/@@download/ENCFF767XF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8AWD/@@download/ENCFF808AWD.bed.gz</text:p>
          </table:table-cell>
          <table:table-cell office:value-type="string" calcext:value-type="string">
            <text:p>https://www.encodeproject.org/files/ENCFF736DQP/@@download/ENCFF736DQ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13TVS/@@download/ENCFF213TVS.bed.gz</text:p>
          </table:table-cell>
          <table:table-cell office:value-type="string" calcext:value-type="string">
            <text:p>https://www.encodeproject.org/files/ENCFF079QGD/@@download/ENCFF079QG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1DHI/@@download/ENCFF551DHI.bed.gz</text:p>
          </table:table-cell>
          <table:table-cell office:value-type="string" calcext:value-type="string">
            <text:p>https://www.encodeproject.org/files/ENCFF445NPR/@@download/ENCFF445NP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9PZF/@@download/ENCFF019PZF.bed.gz</text:p>
          </table:table-cell>
          <table:table-cell office:value-type="string" calcext:value-type="string">
            <text:p>https://www.encodeproject.org/files/ENCFF938NIP/@@download/ENCFF938NI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2AXG/@@download/ENCFF992AXG.bed.gz</text:p>
          </table:table-cell>
          <table:table-cell office:value-type="string" calcext:value-type="string">
            <text:p>https://www.encodeproject.org/files/ENCFF745NPN/@@download/ENCFF745NP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1JXL/@@download/ENCFF961JXL.bed.gz</text:p>
          </table:table-cell>
          <table:table-cell office:value-type="string" calcext:value-type="string">
            <text:p>https://www.encodeproject.org/files/ENCFF846IMW/@@download/ENCFF846IM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7MLF/@@download/ENCFF917MLF.bed.gz</text:p>
          </table:table-cell>
          <table:table-cell office:value-type="string" calcext:value-type="string">
            <text:p>https://www.encodeproject.org/files/ENCFF869YGK/@@download/ENCFF869YG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8XGA/@@download/ENCFF278XGA.bed.gz</text:p>
          </table:table-cell>
          <table:table-cell office:value-type="string" calcext:value-type="string">
            <text:p>https://www.encodeproject.org/files/ENCFF302MVG/@@download/ENCFF302MV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5PWM/@@download/ENCFF485PWM.bed.gz</text:p>
          </table:table-cell>
          <table:table-cell office:value-type="string" calcext:value-type="string">
            <text:p>https://www.encodeproject.org/files/ENCFF007ITX/@@download/ENCFF007IT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7COE/@@download/ENCFF687COE.bed.gz</text:p>
          </table:table-cell>
          <table:table-cell office:value-type="string" calcext:value-type="string">
            <text:p>https://www.encodeproject.org/files/ENCFF542QZT/@@download/ENCFF542QZ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L/@@download/ENCFF001SRL.bed.gz</text:p>
          </table:table-cell>
          <table:table-cell office:value-type="string" calcext:value-type="string">
            <text:p>https://www.encodeproject.org/files/ENCFF588XCW/@@download/ENCFF588XC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LK/@@download/ENCFF001WLK.bed.gz</text:p>
          </table:table-cell>
          <table:table-cell office:value-type="string" calcext:value-type="string">
            <text:p>https://www.encodeproject.org/files/ENCFF299CAD/@@download/ENCFF299CA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1RNY/@@download/ENCFF201RNY.bed.gz</text:p>
          </table:table-cell>
          <table:table-cell office:value-type="string" calcext:value-type="string">
            <text:p>https://www.encodeproject.org/files/ENCFF023MUY/@@download/ENCFF023MU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7JBO/@@download/ENCFF897JBO.bed.gz</text:p>
          </table:table-cell>
          <table:table-cell office:value-type="string" calcext:value-type="string">
            <text:p>https://www.encodeproject.org/files/ENCFF270VBT/@@download/ENCFF270VB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5EUS/@@download/ENCFF265EUS.bed.gz</text:p>
          </table:table-cell>
          <table:table-cell office:value-type="string" calcext:value-type="string">
            <text:p>https://www.encodeproject.org/files/ENCFF468AEV/@@download/ENCFF468AE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06IBG/@@download/ENCFF506IBG.bed.gz</text:p>
          </table:table-cell>
          <table:table-cell office:value-type="string" calcext:value-type="string">
            <text:p>https://www.encodeproject.org/files/ENCFF935FCJ/@@download/ENCFF935FC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1KVP/@@download/ENCFF811KVP.bed.gz</text:p>
          </table:table-cell>
          <table:table-cell office:value-type="string" calcext:value-type="string">
            <text:p>https://www.encodeproject.org/files/ENCFF990AVH/@@download/ENCFF990AV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4PQH/@@download/ENCFF084PQH.bed.gz</text:p>
          </table:table-cell>
          <table:table-cell office:value-type="string" calcext:value-type="string">
            <text:p>https://www.encodeproject.org/files/ENCFF646XTO/@@download/ENCFF646XT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0ACH/@@download/ENCFF010ACH.bed.gz</text:p>
          </table:table-cell>
          <table:table-cell office:value-type="string" calcext:value-type="string">
            <text:p>https://www.encodeproject.org/files/ENCFF443CQH/@@download/ENCFF443CQ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1FJV/@@download/ENCFF811FJV.bed.gz</text:p>
          </table:table-cell>
          <table:table-cell office:value-type="string" calcext:value-type="string">
            <text:p>https://www.encodeproject.org/files/ENCFF256VHD/@@download/ENCFF256VH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8TRU/@@download/ENCFF058TRU.bed.gz</text:p>
          </table:table-cell>
          <table:table-cell office:value-type="string" calcext:value-type="string">
            <text:p>https://www.encodeproject.org/files/ENCFF147RBN/@@download/ENCFF147RB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4DDR/@@download/ENCFF484DDR.bed.gz</text:p>
          </table:table-cell>
          <table:table-cell office:value-type="string" calcext:value-type="string">
            <text:p>https://www.encodeproject.org/files/ENCFF135IYN/@@download/ENCFF135IY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6DHO/@@download/ENCFF116DHO.bed.gz</text:p>
          </table:table-cell>
          <table:table-cell office:value-type="string" calcext:value-type="string">
            <text:p>https://www.encodeproject.org/files/ENCFF374MIO/@@download/ENCFF374MI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9SPU/@@download/ENCFF459SPU.bed.gz</text:p>
          </table:table-cell>
          <table:table-cell office:value-type="string" calcext:value-type="string">
            <text:p>https://www.encodeproject.org/files/ENCFF476MXK/@@download/ENCFF476MX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7FOX/@@download/ENCFF577FOX.bed.gz</text:p>
          </table:table-cell>
          <table:table-cell office:value-type="string" calcext:value-type="string">
            <text:p>https://www.encodeproject.org/files/ENCFF958QPG/@@download/ENCFF958Q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3TWU/@@download/ENCFF073TWU.bed.gz</text:p>
          </table:table-cell>
          <table:table-cell office:value-type="string" calcext:value-type="string">
            <text:p>https://www.encodeproject.org/files/ENCFF728SVI/@@download/ENCFF728SV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6OFK/@@download/ENCFF426OFK.bed.gz</text:p>
          </table:table-cell>
          <table:table-cell office:value-type="string" calcext:value-type="string">
            <text:p>https://www.encodeproject.org/files/ENCFF542QLV/@@download/ENCFF542QL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9RJR/@@download/ENCFF569RJR.bed.gz</text:p>
          </table:table-cell>
          <table:table-cell office:value-type="string" calcext:value-type="string">
            <text:p>https://www.encodeproject.org/files/ENCFF425DIK/@@download/ENCFF425DI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63LIV/@@download/ENCFF863LIV.bed.gz</text:p>
          </table:table-cell>
          <table:table-cell office:value-type="string" calcext:value-type="string">
            <text:p>https://www.encodeproject.org/files/ENCFF396NYG/@@download/ENCFF396NY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1ZYC/@@download/ENCFF341ZYC.bed.gz</text:p>
          </table:table-cell>
          <table:table-cell office:value-type="string" calcext:value-type="string">
            <text:p>https://www.encodeproject.org/files/ENCFF932QYK/@@download/ENCFF932QY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3QFM/@@download/ENCFF143QFM.bed.gz</text:p>
          </table:table-cell>
          <table:table-cell office:value-type="string" calcext:value-type="string">
            <text:p>https://www.encodeproject.org/files/ENCFF016OGE/@@download/ENCFF016OG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3EXC/@@download/ENCFF183EXC.bed.gz</text:p>
          </table:table-cell>
          <table:table-cell office:value-type="string" calcext:value-type="string">
            <text:p>https://www.encodeproject.org/files/ENCFF806NLH/@@download/ENCFF806NL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5BXZ/@@download/ENCFF985BXZ.bed.gz</text:p>
          </table:table-cell>
          <table:table-cell office:value-type="string" calcext:value-type="string">
            <text:p>https://www.encodeproject.org/files/ENCFF874HRJ/@@download/ENCFF874HR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2GVN/@@download/ENCFF832GVN.bed.gz</text:p>
          </table:table-cell>
          <table:table-cell office:value-type="string" calcext:value-type="string">
            <text:p>https://www.encodeproject.org/files/ENCFF880FUR/@@download/ENCFF880FU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0RVX/@@download/ENCFF820RVX.bed.gz</text:p>
          </table:table-cell>
          <table:table-cell office:value-type="string" calcext:value-type="string">
            <text:p>https://www.encodeproject.org/files/ENCFF075FKU/@@download/ENCFF075FK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0FZJ/@@download/ENCFF590FZJ.bed.gz</text:p>
          </table:table-cell>
          <table:table-cell office:value-type="string" calcext:value-type="string">
            <text:p>https://www.encodeproject.org/files/ENCFF251IXD/@@download/ENCFF251IX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60ADQ/@@download/ENCFF360ADQ.bed.gz</text:p>
          </table:table-cell>
          <table:table-cell office:value-type="string" calcext:value-type="string">
            <text:p>https://www.encodeproject.org/files/ENCFF618NMD/@@download/ENCFF618NM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7ZAZ/@@download/ENCFF247ZAZ.bed.gz</text:p>
          </table:table-cell>
          <table:table-cell office:value-type="string" calcext:value-type="string">
            <text:p>https://www.encodeproject.org/files/ENCFF616QVQ/@@download/ENCFF616QV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6KAC/@@download/ENCFF536KAC.bed.gz</text:p>
          </table:table-cell>
          <table:table-cell office:value-type="string" calcext:value-type="string">
            <text:p>https://www.encodeproject.org/files/ENCFF607VAP/@@download/ENCFF607VA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1DGU/@@download/ENCFF391DGU.bed.gz</text:p>
          </table:table-cell>
          <table:table-cell office:value-type="string" calcext:value-type="string">
            <text:p>https://www.encodeproject.org/files/ENCFF466FUW/@@download/ENCFF466FU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4FIO/@@download/ENCFF274FIO.bed.gz</text:p>
          </table:table-cell>
          <table:table-cell office:value-type="string" calcext:value-type="string">
            <text:p>https://www.encodeproject.org/files/ENCFF839UGI/@@download/ENCFF839UG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1USD/@@download/ENCFF811USD.bed.gz</text:p>
          </table:table-cell>
          <table:table-cell office:value-type="string" calcext:value-type="string">
            <text:p>https://www.encodeproject.org/files/ENCFF129ZVT/@@download/ENCFF129ZV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3MJQ/@@download/ENCFF173MJQ.bed.gz</text:p>
          </table:table-cell>
          <table:table-cell office:value-type="string" calcext:value-type="string">
            <text:p>https://www.encodeproject.org/files/ENCFF500PJR/@@download/ENCFF500PJ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8JGR/@@download/ENCFF318JGR.bed.gz</text:p>
          </table:table-cell>
          <table:table-cell office:value-type="string" calcext:value-type="string">
            <text:p>https://www.encodeproject.org/files/ENCFF174XDP/@@download/ENCFF174XD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2HSP/@@download/ENCFF762HSP.bed.gz</text:p>
          </table:table-cell>
          <table:table-cell office:value-type="string" calcext:value-type="string">
            <text:p>https://www.encodeproject.org/files/ENCFF252FBJ/@@download/ENCFF252FB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3XNU/@@download/ENCFF803XNU.bed.gz</text:p>
          </table:table-cell>
          <table:table-cell office:value-type="string" calcext:value-type="string">
            <text:p>https://www.encodeproject.org/files/ENCFF176ZCA/@@download/ENCFF176ZC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2WHU/@@download/ENCFF272WHU.bed.gz</text:p>
          </table:table-cell>
          <table:table-cell office:value-type="string" calcext:value-type="string">
            <text:p>https://www.encodeproject.org/files/ENCFF089XKW/@@download/ENCFF089XK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1IYS/@@download/ENCFF701IYS.bed.gz</text:p>
          </table:table-cell>
          <table:table-cell office:value-type="string" calcext:value-type="string">
            <text:p>https://www.encodeproject.org/files/ENCFF022MCD/@@download/ENCFF022MC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4SMJ/@@download/ENCFF064SMJ.bed.gz</text:p>
          </table:table-cell>
          <table:table-cell office:value-type="string" calcext:value-type="string">
            <text:p>https://www.encodeproject.org/files/ENCFF348YEE/@@download/ENCFF348Y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0VSJ/@@download/ENCFF580VSJ.bed.gz</text:p>
          </table:table-cell>
          <table:table-cell office:value-type="string" calcext:value-type="string">
            <text:p>https://www.encodeproject.org/files/ENCFF185LTG/@@download/ENCFF185LT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9RAR/@@download/ENCFF949RAR.bed.gz</text:p>
          </table:table-cell>
          <table:table-cell office:value-type="string" calcext:value-type="string">
            <text:p>https://www.encodeproject.org/files/ENCFF004RBP/@@download/ENCFF004RB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3AYI/@@download/ENCFF163AYI.bed.gz</text:p>
          </table:table-cell>
          <table:table-cell office:value-type="string" calcext:value-type="string">
            <text:p>https://www.encodeproject.org/files/ENCFF972NPO/@@download/ENCFF972NP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CU/@@download/ENCFF001WCU.bed.gz</text:p>
          </table:table-cell>
          <table:table-cell office:value-type="string" calcext:value-type="string">
            <text:p>https://www.encodeproject.org/files/ENCFF968UJE/@@download/ENCFF968UJ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TO/@@download/ENCFF001WTO.bed.gz</text:p>
          </table:table-cell>
          <table:table-cell office:value-type="string" calcext:value-type="string">
            <text:p>https://www.encodeproject.org/files/ENCFF667IJC/@@download/ENCFF667IJ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7LEX/@@download/ENCFF587LEX.bed.gz</text:p>
          </table:table-cell>
          <table:table-cell office:value-type="string" calcext:value-type="string">
            <text:p>https://www.encodeproject.org/files/ENCFF768LTV/@@download/ENCFF768LT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7QHQ/@@download/ENCFF837QHQ.bed.gz</text:p>
          </table:table-cell>
          <table:table-cell office:value-type="string" calcext:value-type="string">
            <text:p>https://www.encodeproject.org/files/ENCFF624CUY/@@download/ENCFF624CU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0UQF/@@download/ENCFF420UQF.bed.gz</text:p>
          </table:table-cell>
          <table:table-cell office:value-type="string" calcext:value-type="string">
            <text:p>https://www.encodeproject.org/files/ENCFF855EVV/@@download/ENCFF855EV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4XMY/@@download/ENCFF144XMY.bed.gz</text:p>
          </table:table-cell>
          <table:table-cell office:value-type="string" calcext:value-type="string">
            <text:p>https://www.encodeproject.org/files/ENCFF834PHF/@@download/ENCFF834P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5ABD/@@download/ENCFF395ABD.bed.gz</text:p>
          </table:table-cell>
          <table:table-cell office:value-type="string" calcext:value-type="string">
            <text:p>https://www.encodeproject.org/files/ENCFF767LMP/@@download/ENCFF767LM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1DND/@@download/ENCFF891DND.bed.gz</text:p>
          </table:table-cell>
          <table:table-cell office:value-type="string" calcext:value-type="string">
            <text:p>https://www.encodeproject.org/files/ENCFF759UNB/@@download/ENCFF759UN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8LTX/@@download/ENCFF948LTX.bed.gz</text:p>
          </table:table-cell>
          <table:table-cell office:value-type="string" calcext:value-type="string">
            <text:p>https://www.encodeproject.org/files/ENCFF986TTQ/@@download/ENCFF986TT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9IWV/@@download/ENCFF579IWV.bed.gz</text:p>
          </table:table-cell>
          <table:table-cell office:value-type="string" calcext:value-type="string">
            <text:p>https://www.encodeproject.org/files/ENCFF543CLZ/@@download/ENCFF543CL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6ENC/@@download/ENCFF936ENC.bed.gz</text:p>
          </table:table-cell>
          <table:table-cell office:value-type="string" calcext:value-type="string">
            <text:p>https://www.encodeproject.org/files/ENCFF028RZP/@@download/ENCFF028RZ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3WWT/@@download/ENCFF883WWT.bed.gz</text:p>
          </table:table-cell>
          <table:table-cell office:value-type="string" calcext:value-type="string">
            <text:p>https://www.encodeproject.org/files/ENCFF067BYK/@@download/ENCFF067BY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9CHX/@@download/ENCFF279CHX.bed.gz</text:p>
          </table:table-cell>
          <table:table-cell office:value-type="string" calcext:value-type="string">
            <text:p>https://www.encodeproject.org/files/ENCFF228NVN/@@download/ENCFF228NV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9HQB/@@download/ENCFF119HQB.bed.gz</text:p>
          </table:table-cell>
          <table:table-cell office:value-type="string" calcext:value-type="string">
            <text:p>https://www.encodeproject.org/files/ENCFF911TTD/@@download/ENCFF911TT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7QQA/@@download/ENCFF037QQA.bed.gz</text:p>
          </table:table-cell>
          <table:table-cell office:value-type="string" calcext:value-type="string">
            <text:p>https://www.encodeproject.org/files/ENCFF717YOR/@@download/ENCFF717YO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9EMB/@@download/ENCFF009EMB.bed.gz</text:p>
          </table:table-cell>
          <table:table-cell office:value-type="string" calcext:value-type="string">
            <text:p>https://www.encodeproject.org/files/ENCFF937JXF/@@download/ENCFF937JX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5CSH/@@download/ENCFF315CSH.bed.gz</text:p>
          </table:table-cell>
          <table:table-cell office:value-type="string" calcext:value-type="string">
            <text:p>https://www.encodeproject.org/files/ENCFF185NAU/@@download/ENCFF185NA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9ZEZ/@@download/ENCFF829ZEZ.bed.gz</text:p>
          </table:table-cell>
          <table:table-cell office:value-type="string" calcext:value-type="string">
            <text:p>https://www.encodeproject.org/files/ENCFF076OEB/@@download/ENCFF076OE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1HRI/@@download/ENCFF551HRI.bed.gz</text:p>
          </table:table-cell>
          <table:table-cell office:value-type="string" calcext:value-type="string">
            <text:p>https://www.encodeproject.org/files/ENCFF845DVI/@@download/ENCFF845DV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0SLU/@@download/ENCFF930SLU.bed.gz</text:p>
          </table:table-cell>
          <table:table-cell office:value-type="string" calcext:value-type="string">
            <text:p>https://www.encodeproject.org/files/ENCFF987VRF/@@download/ENCFF987VR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8FRQ/@@download/ENCFF618FRQ.bed.gz</text:p>
          </table:table-cell>
          <table:table-cell office:value-type="string" calcext:value-type="string">
            <text:p>https://www.encodeproject.org/files/ENCFF470NNW/@@download/ENCFF470NN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9BXV/@@download/ENCFF649BXV.bed.gz</text:p>
          </table:table-cell>
          <table:table-cell office:value-type="string" calcext:value-type="string">
            <text:p>https://www.encodeproject.org/files/ENCFF934LQZ/@@download/ENCFF934LQ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QM/@@download/ENCFF001SQM.bed.gz</text:p>
          </table:table-cell>
          <table:table-cell office:value-type="string" calcext:value-type="string">
            <text:p>https://www.encodeproject.org/files/ENCFF350AMQ/@@download/ENCFF350AM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VZI/@@download/ENCFF001VZI.bed.gz</text:p>
          </table:table-cell>
          <table:table-cell office:value-type="string" calcext:value-type="string">
            <text:p>https://www.encodeproject.org/files/ENCFF596FFJ/@@download/ENCFF596FF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GY/@@download/ENCFF001WGY.bed.gz</text:p>
          </table:table-cell>
          <table:table-cell office:value-type="string" calcext:value-type="string">
            <text:p>https://www.encodeproject.org/files/ENCFF622MMP/@@download/ENCFF622MM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GX/@@download/ENCFF001WGX.bed.gz</text:p>
          </table:table-cell>
          <table:table-cell office:value-type="string" calcext:value-type="string">
            <text:p>https://www.encodeproject.org/files/ENCFF704PUS/@@download/ENCFF704PU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1AGF/@@download/ENCFF111AGF.bed.gz</text:p>
          </table:table-cell>
          <table:table-cell office:value-type="string" calcext:value-type="string">
            <text:p>https://www.encodeproject.org/files/ENCFF226GKH/@@download/ENCFF226GK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3FVY/@@download/ENCFF583FVY.bed.gz</text:p>
          </table:table-cell>
          <table:table-cell office:value-type="string" calcext:value-type="string">
            <text:p>https://www.encodeproject.org/files/ENCFF422ROX/@@download/ENCFF422RO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8ZFJ/@@download/ENCFF698ZFJ.bed.gz</text:p>
          </table:table-cell>
          <table:table-cell office:value-type="string" calcext:value-type="string">
            <text:p>https://www.encodeproject.org/files/ENCFF673GBN/@@download/ENCFF673GB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2JPI/@@download/ENCFF662JPI.bed.gz</text:p>
          </table:table-cell>
          <table:table-cell office:value-type="string" calcext:value-type="string">
            <text:p>https://www.encodeproject.org/files/ENCFF801TOC/@@download/ENCFF801TO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V/@@download/ENCFF001SRV.bed.gz</text:p>
          </table:table-cell>
          <table:table-cell office:value-type="string" calcext:value-type="string">
            <text:p>https://www.encodeproject.org/files/ENCFF480EJK/@@download/ENCFF480EJ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QG/@@download/ENCFF001WQG.bed.gz</text:p>
          </table:table-cell>
          <table:table-cell office:value-type="string" calcext:value-type="string">
            <text:p>https://www.encodeproject.org/files/ENCFF877QMQ/@@download/ENCFF877QM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1KXE/@@download/ENCFF581KXE.bed.gz</text:p>
          </table:table-cell>
          <table:table-cell office:value-type="string" calcext:value-type="string">
            <text:p>https://www.encodeproject.org/files/ENCFF003YLJ/@@download/ENCFF003YL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9XSM/@@download/ENCFF289XSM.bed.gz</text:p>
          </table:table-cell>
          <table:table-cell office:value-type="string" calcext:value-type="string">
            <text:p>https://www.encodeproject.org/files/ENCFF248QUD/@@download/ENCFF248QU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9OTR/@@download/ENCFF669OTR.bed.gz</text:p>
          </table:table-cell>
          <table:table-cell office:value-type="string" calcext:value-type="string">
            <text:p>https://www.encodeproject.org/files/ENCFF882NVP/@@download/ENCFF882NV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8AUV/@@download/ENCFF038AUV.bed.gz</text:p>
          </table:table-cell>
          <table:table-cell office:value-type="string" calcext:value-type="string">
            <text:p>https://www.encodeproject.org/files/ENCFF484KKN/@@download/ENCFF484KK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0FXW/@@download/ENCFF110FXW.bed.gz</text:p>
          </table:table-cell>
          <table:table-cell office:value-type="string" calcext:value-type="string">
            <text:p>https://www.encodeproject.org/files/ENCFF509NRY/@@download/ENCFF509NR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7WLI/@@download/ENCFF937WLI.bed.gz</text:p>
          </table:table-cell>
          <table:table-cell office:value-type="string" calcext:value-type="string">
            <text:p>https://www.encodeproject.org/files/ENCFF223CEU/@@download/ENCFF223CE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5KGY/@@download/ENCFF045KGY.bed.gz</text:p>
          </table:table-cell>
          <table:table-cell office:value-type="string" calcext:value-type="string">
            <text:p>https://www.encodeproject.org/files/ENCFF289MOQ/@@download/ENCFF289MO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6SPY/@@download/ENCFF696SPY.bed.gz</text:p>
          </table:table-cell>
          <table:table-cell office:value-type="string" calcext:value-type="string">
            <text:p>https://www.encodeproject.org/files/ENCFF541FYT/@@download/ENCFF541FY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1TLD/@@download/ENCFF341TLD.bed.gz</text:p>
          </table:table-cell>
          <table:table-cell office:value-type="string" calcext:value-type="string">
            <text:p>https://www.encodeproject.org/files/ENCFF768SLC/@@download/ENCFF768SL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7CLH/@@download/ENCFF687CLH.bed.gz</text:p>
          </table:table-cell>
          <table:table-cell office:value-type="string" calcext:value-type="string">
            <text:p>https://www.encodeproject.org/files/ENCFF942EQC/@@download/ENCFF942EQ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0UPO/@@download/ENCFF590UPO.bed.gz</text:p>
          </table:table-cell>
          <table:table-cell office:value-type="string" calcext:value-type="string">
            <text:p>https://www.encodeproject.org/files/ENCFF745FBX/@@download/ENCFF745FB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4TFX/@@download/ENCFF154TFX.bed.gz</text:p>
          </table:table-cell>
          <table:table-cell office:value-type="string" calcext:value-type="string">
            <text:p>https://www.encodeproject.org/files/ENCFF445TVF/@@download/ENCFF445TV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4GPY/@@download/ENCFF424GPY.bed.gz</text:p>
          </table:table-cell>
          <table:table-cell office:value-type="string" calcext:value-type="string">
            <text:p>https://www.encodeproject.org/files/ENCFF921JEC/@@download/ENCFF921JE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9JIA/@@download/ENCFF859JIA.bed.gz</text:p>
          </table:table-cell>
          <table:table-cell office:value-type="string" calcext:value-type="string">
            <text:p>https://www.encodeproject.org/files/ENCFF663DIG/@@download/ENCFF663DI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5EZR/@@download/ENCFF095EZR.bed.gz</text:p>
          </table:table-cell>
          <table:table-cell office:value-type="string" calcext:value-type="string">
            <text:p>https://www.encodeproject.org/files/ENCFF087XEZ/@@download/ENCFF087XE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1XSP/@@download/ENCFF631XSP.bed.gz</text:p>
          </table:table-cell>
          <table:table-cell office:value-type="string" calcext:value-type="string">
            <text:p>https://www.encodeproject.org/files/ENCFF423BKD/@@download/ENCFF423BK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38QCO/@@download/ENCFF738QCO.bed.gz</text:p>
          </table:table-cell>
          <table:table-cell office:value-type="string" calcext:value-type="string">
            <text:p>https://www.encodeproject.org/files/ENCFF108GJC/@@download/ENCFF108GJ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4DCA/@@download/ENCFF194DCA.bed.gz</text:p>
          </table:table-cell>
          <table:table-cell office:value-type="string" calcext:value-type="string">
            <text:p>https://www.encodeproject.org/files/ENCFF128AIK/@@download/ENCFF128AI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6QEY/@@download/ENCFF636QEY.bed.gz</text:p>
          </table:table-cell>
          <table:table-cell office:value-type="string" calcext:value-type="string">
            <text:p>https://www.encodeproject.org/files/ENCFF622HHY/@@download/ENCFF622HH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25NMZ/@@download/ENCFF725NMZ.bed.gz</text:p>
          </table:table-cell>
          <table:table-cell office:value-type="string" calcext:value-type="string">
            <text:p>https://www.encodeproject.org/files/ENCFF853WPY/@@download/ENCFF853WP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6IQU/@@download/ENCFF326IQU.bed.gz</text:p>
          </table:table-cell>
          <table:table-cell office:value-type="string" calcext:value-type="string">
            <text:p>https://www.encodeproject.org/files/ENCFF491LOE/@@download/ENCFF491LO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9TJW/@@download/ENCFF709TJW.bed.gz</text:p>
          </table:table-cell>
          <table:table-cell office:value-type="string" calcext:value-type="string">
            <text:p>https://www.encodeproject.org/files/ENCFF823LGP/@@download/ENCFF823LG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7XCF/@@download/ENCFF877XCF.bed.gz</text:p>
          </table:table-cell>
          <table:table-cell office:value-type="string" calcext:value-type="string">
            <text:p>https://www.encodeproject.org/files/ENCFF223ZXD/@@download/ENCFF223ZX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3IZB/@@download/ENCFF803IZB.bed.gz</text:p>
          </table:table-cell>
          <table:table-cell office:value-type="string" calcext:value-type="string">
            <text:p>https://www.encodeproject.org/files/ENCFF267BAU/@@download/ENCFF267BA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7JTV/@@download/ENCFF847JTV.bed.gz</text:p>
          </table:table-cell>
          <table:table-cell office:value-type="string" calcext:value-type="string">
            <text:p>https://www.encodeproject.org/files/ENCFF170QKI/@@download/ENCFF170QK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6CHE/@@download/ENCFF666CHE.bed.gz</text:p>
          </table:table-cell>
          <table:table-cell office:value-type="string" calcext:value-type="string">
            <text:p>https://www.encodeproject.org/files/ENCFF239WMO/@@download/ENCFF239WM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7MFE/@@download/ENCFF857MFE.bed.gz</text:p>
          </table:table-cell>
          <table:table-cell office:value-type="string" calcext:value-type="string">
            <text:p>https://www.encodeproject.org/files/ENCFF322GBN/@@download/ENCFF322GB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8ENA/@@download/ENCFF398ENA.bed.gz</text:p>
          </table:table-cell>
          <table:table-cell office:value-type="string" calcext:value-type="string">
            <text:p>https://www.encodeproject.org/files/ENCFF633CLW/@@download/ENCFF633CL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7PRD/@@download/ENCFF897PRD.bed.gz</text:p>
          </table:table-cell>
          <table:table-cell office:value-type="string" calcext:value-type="string">
            <text:p>https://www.encodeproject.org/files/ENCFF189WHF/@@download/ENCFF189W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2FWK/@@download/ENCFF032FWK.bed.gz</text:p>
          </table:table-cell>
          <table:table-cell office:value-type="string" calcext:value-type="string">
            <text:p>https://www.encodeproject.org/files/ENCFF393VDG/@@download/ENCFF393VD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0KUA/@@download/ENCFF890KUA.bed.gz</text:p>
          </table:table-cell>
          <table:table-cell office:value-type="string" calcext:value-type="string">
            <text:p>https://www.encodeproject.org/files/ENCFF857XNT/@@download/ENCFF857XN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3SUB/@@download/ENCFF403SUB.bed.gz</text:p>
          </table:table-cell>
          <table:table-cell office:value-type="string" calcext:value-type="string">
            <text:p>https://www.encodeproject.org/files/ENCFF271TFD/@@download/ENCFF271TF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6FIA/@@download/ENCFF966FIA.bed.gz</text:p>
          </table:table-cell>
          <table:table-cell office:value-type="string" calcext:value-type="string">
            <text:p>https://www.encodeproject.org/files/ENCFF992XPI/@@download/ENCFF992XP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1ZGK/@@download/ENCFF251ZGK.bed.gz</text:p>
          </table:table-cell>
          <table:table-cell office:value-type="string" calcext:value-type="string">
            <text:p>https://www.encodeproject.org/files/ENCFF854RKR/@@download/ENCFF854RK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0DTC/@@download/ENCFF600DTC.bed.gz</text:p>
          </table:table-cell>
          <table:table-cell office:value-type="string" calcext:value-type="string">
            <text:p>https://www.encodeproject.org/files/ENCFF150ABP/@@download/ENCFF150AB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T/@@download/ENCFF001WJT.bed.gz</text:p>
          </table:table-cell>
          <table:table-cell office:value-type="string" calcext:value-type="string">
            <text:p>https://www.encodeproject.org/files/ENCFF376DXN/@@download/ENCFF376DX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U/@@download/ENCFF001WJU.bed.gz</text:p>
          </table:table-cell>
          <table:table-cell office:value-type="string" calcext:value-type="string">
            <text:p>https://www.encodeproject.org/files/ENCFF747FMA/@@download/ENCFF747FM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0XFX/@@download/ENCFF710XFX.bed.gz</text:p>
          </table:table-cell>
          <table:table-cell office:value-type="string" calcext:value-type="string">
            <text:p>https://www.encodeproject.org/files/ENCFF171RBT/@@download/ENCFF171RB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9MGN/@@download/ENCFF109MGN.bed.gz</text:p>
          </table:table-cell>
          <table:table-cell office:value-type="string" calcext:value-type="string">
            <text:p>https://www.encodeproject.org/files/ENCFF729QNR/@@download/ENCFF729QN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2BMB/@@download/ENCFF672BMB.bed.gz</text:p>
          </table:table-cell>
          <table:table-cell office:value-type="string" calcext:value-type="string">
            <text:p>https://www.encodeproject.org/files/ENCFF503NAW/@@download/ENCFF503NA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7LPN/@@download/ENCFF757LPN.bed.gz</text:p>
          </table:table-cell>
          <table:table-cell office:value-type="string" calcext:value-type="string">
            <text:p>https://www.encodeproject.org/files/ENCFF469SGL/@@download/ENCFF469SG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6NFM/@@download/ENCFF516NFM.bed.gz</text:p>
          </table:table-cell>
          <table:table-cell office:value-type="string" calcext:value-type="string">
            <text:p>https://www.encodeproject.org/files/ENCFF506XWQ/@@download/ENCFF506XW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5VUW/@@download/ENCFF915VUW.bed.gz</text:p>
          </table:table-cell>
          <table:table-cell office:value-type="string" calcext:value-type="string">
            <text:p>https://www.encodeproject.org/files/ENCFF887XGB/@@download/ENCFF887XG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8PXP/@@download/ENCFF568PXP.bed.gz</text:p>
          </table:table-cell>
          <table:table-cell office:value-type="string" calcext:value-type="string">
            <text:p>https://www.encodeproject.org/files/ENCFF252YMA/@@download/ENCFF252YM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5PWW/@@download/ENCFF405PWW.bed.gz</text:p>
          </table:table-cell>
          <table:table-cell office:value-type="string" calcext:value-type="string">
            <text:p>https://www.encodeproject.org/files/ENCFF991SQZ/@@download/ENCFF991SQ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4EQB/@@download/ENCFF964EQB.bed.gz</text:p>
          </table:table-cell>
          <table:table-cell office:value-type="string" calcext:value-type="string">
            <text:p>https://www.encodeproject.org/files/ENCFF923GAD/@@download/ENCFF923GA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4REQ/@@download/ENCFF584REQ.bed.gz</text:p>
          </table:table-cell>
          <table:table-cell office:value-type="string" calcext:value-type="string">
            <text:p>https://www.encodeproject.org/files/ENCFF379SGB/@@download/ENCFF379SG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2EXY/@@download/ENCFF112EXY.bed.gz</text:p>
          </table:table-cell>
          <table:table-cell office:value-type="string" calcext:value-type="string">
            <text:p>https://www.encodeproject.org/files/ENCFF606GLW/@@download/ENCFF606GL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8STW/@@download/ENCFF388STW.bed.gz</text:p>
          </table:table-cell>
          <table:table-cell office:value-type="string" calcext:value-type="string">
            <text:p>https://www.encodeproject.org/files/ENCFF265CIX/@@download/ENCFF265CI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8OAJ/@@download/ENCFF488OAJ.bed.gz</text:p>
          </table:table-cell>
          <table:table-cell office:value-type="string" calcext:value-type="string">
            <text:p>https://www.encodeproject.org/files/ENCFF546CLW/@@download/ENCFF546CL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3BCF/@@download/ENCFF523BCF.bed.gz</text:p>
          </table:table-cell>
          <table:table-cell office:value-type="string" calcext:value-type="string">
            <text:p>https://www.encodeproject.org/files/ENCFF923UEP/@@download/ENCFF923UE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4JLS/@@download/ENCFF534JLS.bed.gz</text:p>
          </table:table-cell>
          <table:table-cell office:value-type="string" calcext:value-type="string">
            <text:p>https://www.encodeproject.org/files/ENCFF507DLC/@@download/ENCFF507DL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1KRC/@@download/ENCFF921KRC.bed.gz</text:p>
          </table:table-cell>
          <table:table-cell office:value-type="string" calcext:value-type="string">
            <text:p>https://www.encodeproject.org/files/ENCFF044VMQ/@@download/ENCFF044VM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9PHD/@@download/ENCFF579PHD.bed.gz</text:p>
          </table:table-cell>
          <table:table-cell office:value-type="string" calcext:value-type="string">
            <text:p>https://www.encodeproject.org/files/ENCFF006OUJ/@@download/ENCFF006OU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60YZY/@@download/ENCFF360YZY.bed.gz</text:p>
          </table:table-cell>
          <table:table-cell office:value-type="string" calcext:value-type="string">
            <text:p>https://www.encodeproject.org/files/ENCFF076CAA/@@download/ENCFF076CA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2XKH/@@download/ENCFF242XKH.bed.gz</text:p>
          </table:table-cell>
          <table:table-cell office:value-type="string" calcext:value-type="string">
            <text:p>https://www.encodeproject.org/files/ENCFF733WIP/@@download/ENCFF733WI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9MPE/@@download/ENCFF009MPE.bed.gz</text:p>
          </table:table-cell>
          <table:table-cell office:value-type="string" calcext:value-type="string">
            <text:p>https://www.encodeproject.org/files/ENCFF920IEV/@@download/ENCFF920IE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5SKQ/@@download/ENCFF925SKQ.bed.gz</text:p>
          </table:table-cell>
          <table:table-cell office:value-type="string" calcext:value-type="string">
            <text:p>https://www.encodeproject.org/files/ENCFF379HKV/@@download/ENCFF379HK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5VNX/@@download/ENCFF905VNX.bed.gz</text:p>
          </table:table-cell>
          <table:table-cell office:value-type="string" calcext:value-type="string">
            <text:p>https://www.encodeproject.org/files/ENCFF110CNT/@@download/ENCFF110CN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UUJ/@@download/ENCFF001UUJ.bed.gz</text:p>
          </table:table-cell>
          <table:table-cell office:value-type="string" calcext:value-type="string">
            <text:p>https://www.encodeproject.org/files/ENCFF945IDU/@@download/ENCFF945ID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5HES/@@download/ENCFF855HES.bed.gz</text:p>
          </table:table-cell>
          <table:table-cell office:value-type="string" calcext:value-type="string">
            <text:p>https://www.encodeproject.org/files/ENCFF611IFP/@@download/ENCFF611IF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5NTQ/@@download/ENCFF255NTQ.bed.gz</text:p>
          </table:table-cell>
          <table:table-cell office:value-type="string" calcext:value-type="string">
            <text:p>https://www.encodeproject.org/files/ENCFF350ZNU/@@download/ENCFF350ZN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4EGT/@@download/ENCFF144EGT.bed.gz</text:p>
          </table:table-cell>
          <table:table-cell office:value-type="string" calcext:value-type="string">
            <text:p>https://www.encodeproject.org/files/ENCFF781YVT/@@download/ENCFF781YV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1ASO/@@download/ENCFF281ASO.bed.gz</text:p>
          </table:table-cell>
          <table:table-cell office:value-type="string" calcext:value-type="string">
            <text:p>https://www.encodeproject.org/files/ENCFF421ENV/@@download/ENCFF421EN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1AOO/@@download/ENCFF301AOO.bed.gz</text:p>
          </table:table-cell>
          <table:table-cell office:value-type="string" calcext:value-type="string">
            <text:p>https://www.encodeproject.org/files/ENCFF864IMZ/@@download/ENCFF864IM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6RTJ/@@download/ENCFF246RTJ.bed.gz</text:p>
          </table:table-cell>
          <table:table-cell office:value-type="string" calcext:value-type="string">
            <text:p>https://www.encodeproject.org/files/ENCFF434HDF/@@download/ENCFF434HD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9BDR/@@download/ENCFF839BDR.bed.gz</text:p>
          </table:table-cell>
          <table:table-cell office:value-type="string" calcext:value-type="string">
            <text:p>https://www.encodeproject.org/files/ENCFF066PWZ/@@download/ENCFF066PW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5SSY/@@download/ENCFF175SSY.bed.gz</text:p>
          </table:table-cell>
          <table:table-cell office:value-type="string" calcext:value-type="string">
            <text:p>https://www.encodeproject.org/files/ENCFF656OCH/@@download/ENCFF656OC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1IXG/@@download/ENCFF111IXG.bed.gz</text:p>
          </table:table-cell>
          <table:table-cell office:value-type="string" calcext:value-type="string">
            <text:p>https://www.encodeproject.org/files/ENCFF981HPG/@@download/ENCFF981H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3CIO/@@download/ENCFF173CIO.bed.gz</text:p>
          </table:table-cell>
          <table:table-cell office:value-type="string" calcext:value-type="string">
            <text:p>https://www.encodeproject.org/files/ENCFF175ZHF/@@download/ENCFF175Z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7GDG/@@download/ENCFF237GDG.bed.gz</text:p>
          </table:table-cell>
          <table:table-cell office:value-type="string" calcext:value-type="string">
            <text:p>https://www.encodeproject.org/files/ENCFF050WTT/@@download/ENCFF050WT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5NGF/@@download/ENCFF115NGF.bed.gz</text:p>
          </table:table-cell>
          <table:table-cell office:value-type="string" calcext:value-type="string">
            <text:p>https://www.encodeproject.org/files/ENCFF455DJE/@@download/ENCFF455DJ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B/@@download/ENCFF001SRB.bed.gz</text:p>
          </table:table-cell>
          <table:table-cell office:value-type="string" calcext:value-type="string">
            <text:p>https://www.encodeproject.org/files/ENCFF727MDC/@@download/ENCFF727MD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AE/@@download/ENCFF001WAE.bed.gz</text:p>
          </table:table-cell>
          <table:table-cell office:value-type="string" calcext:value-type="string">
            <text:p>https://www.encodeproject.org/files/ENCFF128PQG/@@download/ENCFF128PQ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X/@@download/ENCFF001WJX.bed.gz</text:p>
          </table:table-cell>
          <table:table-cell office:value-type="string" calcext:value-type="string">
            <text:p>https://www.encodeproject.org/files/ENCFF112GTB/@@download/ENCFF112GT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Y/@@download/ENCFF001WJY.bed.gz</text:p>
          </table:table-cell>
          <table:table-cell office:value-type="string" calcext:value-type="string">
            <text:p>https://www.encodeproject.org/files/ENCFF979BDX/@@download/ENCFF979BD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6PEB/@@download/ENCFF066PEB.bed.gz</text:p>
          </table:table-cell>
          <table:table-cell office:value-type="string" calcext:value-type="string">
            <text:p>https://www.encodeproject.org/files/ENCFF065MTT/@@download/ENCFF065MT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2YRU/@@download/ENCFF772YRU.bed.gz</text:p>
          </table:table-cell>
          <table:table-cell office:value-type="string" calcext:value-type="string">
            <text:p>https://www.encodeproject.org/files/ENCFF161GSW/@@download/ENCFF161GS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7KMX/@@download/ENCFF387KMX.bed.gz</text:p>
          </table:table-cell>
          <table:table-cell office:value-type="string" calcext:value-type="string">
            <text:p>https://www.encodeproject.org/files/ENCFF799TEQ/@@download/ENCFF799TE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2ALK/@@download/ENCFF042ALK.bed.gz</text:p>
          </table:table-cell>
          <table:table-cell office:value-type="string" calcext:value-type="string">
            <text:p>https://www.encodeproject.org/files/ENCFF049TMA/@@download/ENCFF049TM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4MTB/@@download/ENCFF654MTB.bed.gz</text:p>
          </table:table-cell>
          <table:table-cell office:value-type="string" calcext:value-type="string">
            <text:p>https://www.encodeproject.org/files/ENCFF323FPP/@@download/ENCFF323F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4POT/@@download/ENCFF014POT.bed.gz</text:p>
          </table:table-cell>
          <table:table-cell office:value-type="string" calcext:value-type="string">
            <text:p>https://www.encodeproject.org/files/ENCFF435EDS/@@download/ENCFF435ED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1FQN/@@download/ENCFF801FQN.bed.gz</text:p>
          </table:table-cell>
          <table:table-cell office:value-type="string" calcext:value-type="string">
            <text:p>https://www.encodeproject.org/files/ENCFF294TXO/@@download/ENCFF294TX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6OER/@@download/ENCFF826OER.bed.gz</text:p>
          </table:table-cell>
          <table:table-cell office:value-type="string" calcext:value-type="string">
            <text:p>https://www.encodeproject.org/files/ENCFF577LSV/@@download/ENCFF577LS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0SYZ/@@download/ENCFF040SYZ.bed.gz</text:p>
          </table:table-cell>
          <table:table-cell office:value-type="string" calcext:value-type="string">
            <text:p>https://www.encodeproject.org/files/ENCFF897UFD/@@download/ENCFF897UF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6ZPU/@@download/ENCFF836ZPU.bed.gz</text:p>
          </table:table-cell>
          <table:table-cell office:value-type="string" calcext:value-type="string">
            <text:p>https://www.encodeproject.org/files/ENCFF466HVV/@@download/ENCFF466HV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1EIO/@@download/ENCFF851EIO.bed.gz</text:p>
          </table:table-cell>
          <table:table-cell office:value-type="string" calcext:value-type="string">
            <text:p>https://www.encodeproject.org/files/ENCFF704OEE/@@download/ENCFF704O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9OBE/@@download/ENCFF349OBE.bed.gz</text:p>
          </table:table-cell>
          <table:table-cell office:value-type="string" calcext:value-type="string">
            <text:p>https://www.encodeproject.org/files/ENCFF563GSK/@@download/ENCFF563G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1XUZ/@@download/ENCFF281XUZ.bed.gz</text:p>
          </table:table-cell>
          <table:table-cell office:value-type="string" calcext:value-type="string">
            <text:p>https://www.encodeproject.org/files/ENCFF485EPD/@@download/ENCFF485EP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1XHH/@@download/ENCFF531XHH.bed.gz</text:p>
          </table:table-cell>
          <table:table-cell office:value-type="string" calcext:value-type="string">
            <text:p>https://www.encodeproject.org/files/ENCFF642IPW/@@download/ENCFF642IP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3POM/@@download/ENCFF623POM.bed.gz</text:p>
          </table:table-cell>
          <table:table-cell office:value-type="string" calcext:value-type="string">
            <text:p>https://www.encodeproject.org/files/ENCFF591ARF/@@download/ENCFF591AR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3SUH/@@download/ENCFF653SUH.bed.gz</text:p>
          </table:table-cell>
          <table:table-cell office:value-type="string" calcext:value-type="string">
            <text:p>https://www.encodeproject.org/files/ENCFF773XKG/@@download/ENCFF773XK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1AYF/@@download/ENCFF841AYF.bed.gz</text:p>
          </table:table-cell>
          <table:table-cell office:value-type="string" calcext:value-type="string">
            <text:p>https://www.encodeproject.org/files/ENCFF797JDM/@@download/ENCFF797JD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5QAG/@@download/ENCFF095QAG.bed.gz</text:p>
          </table:table-cell>
          <table:table-cell office:value-type="string" calcext:value-type="string">
            <text:p>https://www.encodeproject.org/files/ENCFF181YMK/@@download/ENCFF181YM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9ARW/@@download/ENCFF879ARW.bed.gz</text:p>
          </table:table-cell>
          <table:table-cell office:value-type="string" calcext:value-type="string">
            <text:p>https://www.encodeproject.org/files/ENCFF840QPF/@@download/ENCFF840QP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8ACJ/@@download/ENCFF058ACJ.bed.gz</text:p>
          </table:table-cell>
          <table:table-cell office:value-type="string" calcext:value-type="string">
            <text:p>https://www.encodeproject.org/files/ENCFF808WUX/@@download/ENCFF808WU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2WPU/@@download/ENCFF532WPU.bed.gz</text:p>
          </table:table-cell>
          <table:table-cell office:value-type="string" calcext:value-type="string">
            <text:p>https://www.encodeproject.org/files/ENCFF343CNN/@@download/ENCFF343CN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3IBW/@@download/ENCFF983IBW.bed.gz</text:p>
          </table:table-cell>
          <table:table-cell office:value-type="string" calcext:value-type="string">
            <text:p>https://www.encodeproject.org/files/ENCFF547BEE/@@download/ENCFF547B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7EJI/@@download/ENCFF027EJI.bed.gz</text:p>
          </table:table-cell>
          <table:table-cell office:value-type="string" calcext:value-type="string">
            <text:p>https://www.encodeproject.org/files/ENCFF261ULN/@@download/ENCFF261UL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4FUO/@@download/ENCFF104FUO.bed.gz</text:p>
          </table:table-cell>
          <table:table-cell office:value-type="string" calcext:value-type="string">
            <text:p>https://www.encodeproject.org/files/ENCFF774FYA/@@download/ENCFF774FY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7LDJ/@@download/ENCFF447LDJ.bed.gz</text:p>
          </table:table-cell>
          <table:table-cell office:value-type="string" calcext:value-type="string">
            <text:p>https://www.encodeproject.org/files/ENCFF336ZND/@@download/ENCFF336ZN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0DDN/@@download/ENCFF920DDN.bed.gz</text:p>
          </table:table-cell>
          <table:table-cell office:value-type="string" calcext:value-type="string">
            <text:p>https://www.encodeproject.org/files/ENCFF389DLX/@@download/ENCFF389DL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8DRT/@@download/ENCFF118DRT.bed.gz</text:p>
          </table:table-cell>
          <table:table-cell office:value-type="string" calcext:value-type="string">
            <text:p>https://www.encodeproject.org/files/ENCFF547NJW/@@download/ENCFF547NJ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9JGF/@@download/ENCFF989JGF.bed.gz</text:p>
          </table:table-cell>
          <table:table-cell office:value-type="string" calcext:value-type="string">
            <text:p>https://www.encodeproject.org/files/ENCFF536MOF/@@download/ENCFF536MO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2SZR/@@download/ENCFF472SZR.bed.gz</text:p>
          </table:table-cell>
          <table:table-cell office:value-type="string" calcext:value-type="string">
            <text:p>https://www.encodeproject.org/files/ENCFF160SYU/@@download/ENCFF160SY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5QDV/@@download/ENCFF605QDV.bed.gz</text:p>
          </table:table-cell>
          <table:table-cell office:value-type="string" calcext:value-type="string">
            <text:p>https://www.encodeproject.org/files/ENCFF023GHQ/@@download/ENCFF023GH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7XDG/@@download/ENCFF087XDG.bed.gz</text:p>
          </table:table-cell>
          <table:table-cell office:value-type="string" calcext:value-type="string">
            <text:p>https://www.encodeproject.org/files/ENCFF026WPP/@@download/ENCFF026W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2AJW/@@download/ENCFF692AJW.bed.gz</text:p>
          </table:table-cell>
          <table:table-cell office:value-type="string" calcext:value-type="string">
            <text:p>https://www.encodeproject.org/files/ENCFF107OQO/@@download/ENCFF107OQ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1OGS/@@download/ENCFF711OGS.bed.gz</text:p>
          </table:table-cell>
          <table:table-cell office:value-type="string" calcext:value-type="string">
            <text:p>https://www.encodeproject.org/files/ENCFF318FXB/@@download/ENCFF318FX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9NHM/@@download/ENCFF989NHM.bed.gz</text:p>
          </table:table-cell>
          <table:table-cell office:value-type="string" calcext:value-type="string">
            <text:p>https://www.encodeproject.org/files/ENCFF715AKU/@@download/ENCFF715AK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2IYI/@@download/ENCFF102IYI.bed.gz</text:p>
          </table:table-cell>
          <table:table-cell office:value-type="string" calcext:value-type="string">
            <text:p>https://www.encodeproject.org/files/ENCFF229EII/@@download/ENCFF229EI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0MNJ/@@download/ENCFF050MNJ.bed.gz</text:p>
          </table:table-cell>
          <table:table-cell office:value-type="string" calcext:value-type="string">
            <text:p>https://www.encodeproject.org/files/ENCFF930NQQ/@@download/ENCFF930NQ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6QHO/@@download/ENCFF186QHO.bed.gz</text:p>
          </table:table-cell>
          <table:table-cell office:value-type="string" calcext:value-type="string">
            <text:p>https://www.encodeproject.org/files/ENCFF214IHP/@@download/ENCFF214IH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1UBG/@@download/ENCFF061UBG.bed.gz</text:p>
          </table:table-cell>
          <table:table-cell office:value-type="string" calcext:value-type="string">
            <text:p>https://www.encodeproject.org/files/ENCFF039AUA/@@download/ENCFF039AU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5FXR/@@download/ENCFF285FXR.bed.gz</text:p>
          </table:table-cell>
          <table:table-cell office:value-type="string" calcext:value-type="string">
            <text:p>https://www.encodeproject.org/files/ENCFF072UWP/@@download/ENCFF072UW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0SST/@@download/ENCFF790SST.bed.gz</text:p>
          </table:table-cell>
          <table:table-cell office:value-type="string" calcext:value-type="string">
            <text:p>https://www.encodeproject.org/files/ENCFF320GJE/@@download/ENCFF320GJ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6QUD/@@download/ENCFF526QUD.bed.gz</text:p>
          </table:table-cell>
          <table:table-cell office:value-type="string" calcext:value-type="string">
            <text:p>https://www.encodeproject.org/files/ENCFF393OKG/@@download/ENCFF393OK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7ACQ/@@download/ENCFF627ACQ.bed.gz</text:p>
          </table:table-cell>
          <table:table-cell office:value-type="string" calcext:value-type="string">
            <text:p>https://www.encodeproject.org/files/ENCFF495JYR/@@download/ENCFF495JY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4PWV/@@download/ENCFF424PWV.bed.gz</text:p>
          </table:table-cell>
          <table:table-cell office:value-type="string" calcext:value-type="string">
            <text:p>https://www.encodeproject.org/files/ENCFF244FQD/@@download/ENCFF244FQ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1FIK/@@download/ENCFF941FIK.bed.gz</text:p>
          </table:table-cell>
          <table:table-cell office:value-type="string" calcext:value-type="string">
            <text:p>https://www.encodeproject.org/files/ENCFF035UIJ/@@download/ENCFF035UI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7CCO/@@download/ENCFF057CCO.bed.gz</text:p>
          </table:table-cell>
          <table:table-cell office:value-type="string" calcext:value-type="string">
            <text:p>https://www.encodeproject.org/files/ENCFF913GNW/@@download/ENCFF913GN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3KLV/@@download/ENCFF523KLV.bed.gz</text:p>
          </table:table-cell>
          <table:table-cell office:value-type="string" calcext:value-type="string">
            <text:p>https://www.encodeproject.org/files/ENCFF987IKB/@@download/ENCFF987IK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2TQZ/@@download/ENCFF552TQZ.bed.gz</text:p>
          </table:table-cell>
          <table:table-cell office:value-type="string" calcext:value-type="string">
            <text:p>https://www.encodeproject.org/files/ENCFF549FZH/@@download/ENCFF549FZ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2PQR/@@download/ENCFF072PQR.bed.gz</text:p>
          </table:table-cell>
          <table:table-cell office:value-type="string" calcext:value-type="string">
            <text:p>https://www.encodeproject.org/files/ENCFF233SVA/@@download/ENCFF233SV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3QCZ/@@download/ENCFF603QCZ.bed.gz</text:p>
          </table:table-cell>
          <table:table-cell office:value-type="string" calcext:value-type="string">
            <text:p>https://www.encodeproject.org/files/ENCFF007BBM/@@download/ENCFF007BB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9LQR/@@download/ENCFF629LQR.bed.gz</text:p>
          </table:table-cell>
          <table:table-cell office:value-type="string" calcext:value-type="string">
            <text:p>https://www.encodeproject.org/files/ENCFF156HCI/@@download/ENCFF156HC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6NFP/@@download/ENCFF456NFP.bed.gz</text:p>
          </table:table-cell>
          <table:table-cell office:value-type="string" calcext:value-type="string">
            <text:p>https://www.encodeproject.org/files/ENCFF053BWK/@@download/ENCFF053BW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0RYP/@@download/ENCFF200RYP.bed.gz</text:p>
          </table:table-cell>
          <table:table-cell office:value-type="string" calcext:value-type="string">
            <text:p>https://www.encodeproject.org/files/ENCFF623DIA/@@download/ENCFF623DI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3AAS/@@download/ENCFF453AAS.bed.gz</text:p>
          </table:table-cell>
          <table:table-cell office:value-type="string" calcext:value-type="string">
            <text:p>https://www.encodeproject.org/files/ENCFF402FNX/@@download/ENCFF402FN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5CIW/@@download/ENCFF825CIW.bed.gz</text:p>
          </table:table-cell>
          <table:table-cell office:value-type="string" calcext:value-type="string">
            <text:p>https://www.encodeproject.org/files/ENCFF741BED/@@download/ENCFF741BE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1ARM/@@download/ENCFF301ARM.bed.gz</text:p>
          </table:table-cell>
          <table:table-cell office:value-type="string" calcext:value-type="string">
            <text:p>https://www.encodeproject.org/files/ENCFF399TIE/@@download/ENCFF399TI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22OVO/@@download/ENCFF722OVO.bed.gz</text:p>
          </table:table-cell>
          <table:table-cell office:value-type="string" calcext:value-type="string">
            <text:p>https://www.encodeproject.org/files/ENCFF234VTM/@@download/ENCFF234VT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6BBB/@@download/ENCFF746BBB.bed.gz</text:p>
          </table:table-cell>
          <table:table-cell office:value-type="string" calcext:value-type="string">
            <text:p>https://www.encodeproject.org/files/ENCFF881FZQ/@@download/ENCFF881FZ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8LRC/@@download/ENCFF698LRC.bed.gz</text:p>
          </table:table-cell>
          <table:table-cell office:value-type="string" calcext:value-type="string">
            <text:p>https://www.encodeproject.org/files/ENCFF095IET/@@download/ENCFF095IE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7SOW/@@download/ENCFF037SOW.bed.gz</text:p>
          </table:table-cell>
          <table:table-cell office:value-type="string" calcext:value-type="string">
            <text:p>https://www.encodeproject.org/files/ENCFF746HAO/@@download/ENCFF746HA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0TMY/@@download/ENCFF900TMY.bed.gz</text:p>
          </table:table-cell>
          <table:table-cell office:value-type="string" calcext:value-type="string">
            <text:p>https://www.encodeproject.org/files/ENCFF074LXY/@@download/ENCFF074LX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6FAC/@@download/ENCFF426FAC.bed.gz</text:p>
          </table:table-cell>
          <table:table-cell office:value-type="string" calcext:value-type="string">
            <text:p>https://www.encodeproject.org/files/ENCFF914HYV/@@download/ENCFF914HY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6TVG/@@download/ENCFF276TVG.bed.gz</text:p>
          </table:table-cell>
          <table:table-cell office:value-type="string" calcext:value-type="string">
            <text:p>https://www.encodeproject.org/files/ENCFF520JZM/@@download/ENCFF520JZ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3MFN/@@download/ENCFF143MFN.bed.gz</text:p>
          </table:table-cell>
          <table:table-cell office:value-type="string" calcext:value-type="string">
            <text:p>https://www.encodeproject.org/files/ENCFF747PUI/@@download/ENCFF747PU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7UJK/@@download/ENCFF077UJK.bed.gz</text:p>
          </table:table-cell>
          <table:table-cell office:value-type="string" calcext:value-type="string">
            <text:p>https://www.encodeproject.org/files/ENCFF866OIP/@@download/ENCFF866OI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3GQY/@@download/ENCFF853GQY.bed.gz</text:p>
          </table:table-cell>
          <table:table-cell office:value-type="string" calcext:value-type="string">
            <text:p>https://www.encodeproject.org/files/ENCFF728IYI/@@download/ENCFF728IY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65FGD/@@download/ENCFF365FGD.bed.gz</text:p>
          </table:table-cell>
          <table:table-cell office:value-type="string" calcext:value-type="string">
            <text:p>https://www.encodeproject.org/files/ENCFF185QCG/@@download/ENCFF185QC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1EYR/@@download/ENCFF051EYR.bed.gz</text:p>
          </table:table-cell>
          <table:table-cell office:value-type="string" calcext:value-type="string">
            <text:p>https://www.encodeproject.org/files/ENCFF255JJG/@@download/ENCFF255JJ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4BCD/@@download/ENCFF374BCD.bed.gz</text:p>
          </table:table-cell>
          <table:table-cell office:value-type="string" calcext:value-type="string">
            <text:p>https://www.encodeproject.org/files/ENCFF668KJN/@@download/ENCFF668K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1MMD/@@download/ENCFF841MMD.bed.gz</text:p>
          </table:table-cell>
          <table:table-cell office:value-type="string" calcext:value-type="string">
            <text:p>https://www.encodeproject.org/files/ENCFF070OJM/@@download/ENCFF070OJ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6ZSZ/@@download/ENCFF346ZSZ.bed.gz</text:p>
          </table:table-cell>
          <table:table-cell office:value-type="string" calcext:value-type="string">
            <text:p>https://www.encodeproject.org/files/ENCFF674VEK/@@download/ENCFF674VE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3TWN/@@download/ENCFF293TWN.bed.gz</text:p>
          </table:table-cell>
          <table:table-cell office:value-type="string" calcext:value-type="string">
            <text:p>https://www.encodeproject.org/files/ENCFF513FOP/@@download/ENCFF513FO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7GBH/@@download/ENCFF897GBH.bed.gz</text:p>
          </table:table-cell>
          <table:table-cell office:value-type="string" calcext:value-type="string">
            <text:p>https://www.encodeproject.org/files/ENCFF571XUW/@@download/ENCFF571XU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6IKZ/@@download/ENCFF876IKZ.bed.gz</text:p>
          </table:table-cell>
          <table:table-cell office:value-type="string" calcext:value-type="string">
            <text:p>https://www.encodeproject.org/files/ENCFF235TGO/@@download/ENCFF235TG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5KCZ/@@download/ENCFF535KCZ.bed.gz</text:p>
          </table:table-cell>
          <table:table-cell office:value-type="string" calcext:value-type="string">
            <text:p>https://www.encodeproject.org/files/ENCFF767AVJ/@@download/ENCFF767AV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6IHB/@@download/ENCFF306IHB.bed.gz</text:p>
          </table:table-cell>
          <table:table-cell office:value-type="string" calcext:value-type="string">
            <text:p>https://www.encodeproject.org/files/ENCFF163ACG/@@download/ENCFF163AC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2DVF/@@download/ENCFF132DVF.bed.gz</text:p>
          </table:table-cell>
          <table:table-cell office:value-type="string" calcext:value-type="string">
            <text:p>https://www.encodeproject.org/files/ENCFF719EWH/@@download/ENCFF719EW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7JUZ/@@download/ENCFF037JUZ.bed.gz</text:p>
          </table:table-cell>
          <table:table-cell office:value-type="string" calcext:value-type="string">
            <text:p>https://www.encodeproject.org/files/ENCFF302QQX/@@download/ENCFF302QQ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5GEI/@@download/ENCFF095GEI.bed.gz</text:p>
          </table:table-cell>
          <table:table-cell office:value-type="string" calcext:value-type="string">
            <text:p>https://www.encodeproject.org/files/ENCFF559LUB/@@download/ENCFF559LU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6XWU/@@download/ENCFF316XWU.bed.gz</text:p>
          </table:table-cell>
          <table:table-cell office:value-type="string" calcext:value-type="string">
            <text:p>https://www.encodeproject.org/files/ENCFF654IUM/@@download/ENCFF654IU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6VSZ/@@download/ENCFF166VSZ.bed.gz</text:p>
          </table:table-cell>
          <table:table-cell office:value-type="string" calcext:value-type="string">
            <text:p>https://www.encodeproject.org/files/ENCFF396TUD/@@download/ENCFF396TU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7JJG/@@download/ENCFF067JJG.bed.gz</text:p>
          </table:table-cell>
          <table:table-cell office:value-type="string" calcext:value-type="string">
            <text:p>https://www.encodeproject.org/files/ENCFF518NZX/@@download/ENCFF518NZ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4DXW/@@download/ENCFF444DXW.bed.gz</text:p>
          </table:table-cell>
          <table:table-cell office:value-type="string" calcext:value-type="string">
            <text:p>https://www.encodeproject.org/files/ENCFF540DVR/@@download/ENCFF540DV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8OUM/@@download/ENCFF978OUM.bed.gz</text:p>
          </table:table-cell>
          <table:table-cell office:value-type="string" calcext:value-type="string">
            <text:p>https://www.encodeproject.org/files/ENCFF250RMB/@@download/ENCFF250RM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7EZI/@@download/ENCFF357EZI.bed.gz</text:p>
          </table:table-cell>
          <table:table-cell office:value-type="string" calcext:value-type="string">
            <text:p>https://www.encodeproject.org/files/ENCFF899FTS/@@download/ENCFF899FT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8GJD/@@download/ENCFF438GJD.bed.gz</text:p>
          </table:table-cell>
          <table:table-cell office:value-type="string" calcext:value-type="string">
            <text:p>https://www.encodeproject.org/files/ENCFF579GMB/@@download/ENCFF579GM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10WFD/@@download/ENCFF210WFD.bed.gz</text:p>
          </table:table-cell>
          <table:table-cell office:value-type="string" calcext:value-type="string">
            <text:p>https://www.encodeproject.org/files/ENCFF875DLM/@@download/ENCFF875DL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5UIO/@@download/ENCFF205UIO.bed.gz</text:p>
          </table:table-cell>
          <table:table-cell office:value-type="string" calcext:value-type="string">
            <text:p>https://www.encodeproject.org/files/ENCFF807YPG/@@download/ENCFF807Y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5FDQ/@@download/ENCFF745FDQ.bed.gz</text:p>
          </table:table-cell>
          <table:table-cell office:value-type="string" calcext:value-type="string">
            <text:p>https://www.encodeproject.org/files/ENCFF248DZQ/@@download/ENCFF248DZ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6PCO/@@download/ENCFF766PCO.bed.gz</text:p>
          </table:table-cell>
          <table:table-cell office:value-type="string" calcext:value-type="string">
            <text:p>https://www.encodeproject.org/files/ENCFF679KFK/@@download/ENCFF679KF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1UUE/@@download/ENCFF081UUE.bed.gz</text:p>
          </table:table-cell>
          <table:table-cell office:value-type="string" calcext:value-type="string">
            <text:p>https://www.encodeproject.org/files/ENCFF111FTU/@@download/ENCFF111FT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4KOE/@@download/ENCFF064KOE.bed.gz</text:p>
          </table:table-cell>
          <table:table-cell office:value-type="string" calcext:value-type="string">
            <text:p>https://www.encodeproject.org/files/ENCFF760XJE/@@download/ENCFF760XJ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6XDJ/@@download/ENCFF346XD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5NAH/@@download/ENCFF675N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7HPK/@@download/ENCFF457HP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E/@@download/ENCFF001SS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F/@@download/ENCFF001WS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G/@@download/ENCFF001WS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1BNY/@@download/ENCFF171BN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2CFI/@@download/ENCFF162C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8MZJ/@@download/ENCFF218MZ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1GLQ/@@download/ENCFF231GL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6BER/@@download/ENCFF926BE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3GMS/@@download/ENCFF113GM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4NAG/@@download/ENCFF954NA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4DSN/@@download/ENCFF474DS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3CWJ/@@download/ENCFF543CW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0GYE/@@download/ENCFF960GY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6OHE/@@download/ENCFF196OH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4AJJ/@@download/ENCFF524AJ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1QSX/@@download/ENCFF241QS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7YCV/@@download/ENCFF347YC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4PDJ/@@download/ENCFF894PD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3IHC/@@download/ENCFF493I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4FDZ/@@download/ENCFF164F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4XVA/@@download/ENCFF134XV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2RNR/@@download/ENCFF352RN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5TMF/@@download/ENCFF245TM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3HMJ/@@download/ENCFF373HM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1FJF/@@download/ENCFF361FJ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1PXO/@@download/ENCFF501PX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3EHC/@@download/ENCFF863E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6AXZ/@@download/ENCFF556A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6OPP/@@download/ENCFF926OP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2NTN/@@download/ENCFF662NT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8JDE/@@download/ENCFF738JD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4GBA/@@download/ENCFF004GB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8OAD/@@download/ENCFF878OA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0DUQ/@@download/ENCFF720DU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9HGO/@@download/ENCFF559H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5NRF/@@download/ENCFF875NR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0ZJT/@@download/ENCFF070ZJ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9ETV/@@download/ENCFF199ET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2CQZ/@@download/ENCFF102CQ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QJ/@@download/ENCFF001W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QK/@@download/ENCFF001WQ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6LWA/@@download/ENCFF376LW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6FTD/@@download/ENCFF386FT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4WCU/@@download/ENCFF254WC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7MHR/@@download/ENCFF547MH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4SFD/@@download/ENCFF454SF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9LXY/@@download/ENCFF419LX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2WEQ/@@download/ENCFF772WE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5WAG/@@download/ENCFF735WA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9URA/@@download/ENCFF409UR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8VWK/@@download/ENCFF728VW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3XMT/@@download/ENCFF973XM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2NKO/@@download/ENCFF382N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8QRZ/@@download/ENCFF308Q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2LKJ/@@download/ENCFF172LK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2MCV/@@download/ENCFF492MC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5EMX/@@download/ENCFF515EM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1FFD/@@download/ENCFF221FF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8GBT/@@download/ENCFF798G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5SMB/@@download/ENCFF835S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6NXR/@@download/ENCFF216NX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0MHQ/@@download/ENCFF410M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6UIJ/@@download/ENCFF286UI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6KTX/@@download/ENCFF046KT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7AWN/@@download/ENCFF537AW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3SVP/@@download/ENCFF353S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0KKE/@@download/ENCFF130KK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3WZS/@@download/ENCFF173W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0ATL/@@download/ENCFF220A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9STS/@@download/ENCFF299ST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4FFR/@@download/ENCFF364FF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4ZDK/@@download/ENCFF134ZD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8BFZ/@@download/ENCFF128BF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2LFV/@@download/ENCFF682LF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9VSK/@@download/ENCFF729V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5BJB/@@download/ENCFF025BJ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6AAD/@@download/ENCFF406AA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3XQF/@@download/ENCFF363XQ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8WPF/@@download/ENCFF818WP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1WVS/@@download/ENCFF971WV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0OYQ/@@download/ENCFF370OY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3SIZ/@@download/ENCFF833S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0TEG/@@download/ENCFF800TE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9JGU/@@download/ENCFF909JG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5APJ/@@download/ENCFF735AP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0FMQ/@@download/ENCFF390FM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9NTW/@@download/ENCFF819NT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3QJV/@@download/ENCFF843QJ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4JBX/@@download/ENCFF024JB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8WQL/@@download/ENCFF588WQ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9HII/@@download/ENCFF059H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9OVG/@@download/ENCFF429OV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7HKO/@@download/ENCFF807H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4QFQ/@@download/ENCFF684QF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1FIW/@@download/ENCFF011FI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5PMB/@@download/ENCFF755P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8NUC/@@download/ENCFF338NU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8BGP/@@download/ENCFF908BG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SXE/@@download/ENCFF583SX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7SDL/@@download/ENCFF167SD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3LFB/@@download/ENCFF513LF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7BEU/@@download/ENCFF367BE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2HSZ/@@download/ENCFF352HS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0NEM/@@download/ENCFF050NE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9FNX/@@download/ENCFF189FN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9JMJ/@@download/ENCFF819JM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0MJY/@@download/ENCFF740MJ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YA/@@download/ENCFF001UY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7CXU/@@download/ENCFF827CX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EOC/@@download/ENCFF504EO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5OBT/@@download/ENCFF995O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6XTH/@@download/ENCFF036XT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3GEW/@@download/ENCFF283GE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1ZJR/@@download/ENCFF271ZJ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3UJD/@@download/ENCFF283UJ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0LII/@@download/ENCFF020L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4FPB/@@download/ENCFF924FP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1TGH/@@download/ENCFF021TG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2WIQ/@@download/ENCFF762WI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9MGO/@@download/ENCFF839M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0GNM/@@download/ENCFF270GN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1HXB/@@download/ENCFF871HX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8MDZ/@@download/ENCFF498M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5QKC/@@download/ENCFF145Q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2UFQ/@@download/ENCFF642UF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5VMB/@@download/ENCFF205V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8TOZ/@@download/ENCFF468T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4BFO/@@download/ENCFF414BF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INS/@@download/ENCFF504IN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6UIG/@@download/ENCFF306UI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7FIW/@@download/ENCFF587FI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8VKA/@@download/ENCFF728V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2JWU/@@download/ENCFF962JW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1ZXX/@@download/ENCFF251ZX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9JTM/@@download/ENCFF409JT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2KJY/@@download/ENCFF782KJ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4SZL/@@download/ENCFF914SZ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UET/@@download/ENCFF203UE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1HKU/@@download/ENCFF281HK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5JLM/@@download/ENCFF975JL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0VUL/@@download/ENCFF140VU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3THQ/@@download/ENCFF803T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8TUX/@@download/ENCFF058TU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6IZH/@@download/ENCFF126IZ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S/@@download/ENCFF001WT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5HQB/@@download/ENCFF345HQ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1KKG/@@download/ENCFF481KK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0MGY/@@download/ENCFF570MG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9RAY/@@download/ENCFF619RA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2NXP/@@download/ENCFF772N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1NXS/@@download/ENCFF231NX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4GGX/@@download/ENCFF874GG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2RWT/@@download/ENCFF542RW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4MAZ/@@download/ENCFF684MA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2HJI/@@download/ENCFF332HJ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5CEW/@@download/ENCFF415CE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8UIB/@@download/ENCFF168UI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5ORF/@@download/ENCFF785OR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6FZU/@@download/ENCFF136FZ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8QPW/@@download/ENCFF278QP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0MUK/@@download/ENCFF930MU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5FPK/@@download/ENCFF295FP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5QCQ/@@download/ENCFF475QC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3IAV/@@download/ENCFF213IA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1LCN/@@download/ENCFF311LC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1HLN/@@download/ENCFF721HL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0CEY/@@download/ENCFF970C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5CKF/@@download/ENCFF265CK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8DEY/@@download/ENCFF388D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XH/@@download/ENCFF001UX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9FKS/@@download/ENCFF659F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3LWC/@@download/ENCFF933L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9PZE/@@download/ENCFF299PZ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0XYE/@@download/ENCFF350XY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YB/@@download/ENCFF001UY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9XXS/@@download/ENCFF449XX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1XJN/@@download/ENCFF121XJ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0ZGF/@@download/ENCFF990ZG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9BEY/@@download/ENCFF229B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4SUH/@@download/ENCFF454SU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1ODX/@@download/ENCFF331O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9XKN/@@download/ENCFF049XK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7GLZ/@@download/ENCFF477GL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6OSE/@@download/ENCFF356OS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7IZU/@@download/ENCFF747IZ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2FHU/@@download/ENCFF262FH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2RRW/@@download/ENCFF732RR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4CCT/@@download/ENCFF874CC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4TPY/@@download/ENCFF024TP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2GUG/@@download/ENCFF102GU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6PKD/@@download/ENCFF096PK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L/@@download/ENCFF001W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M/@@download/ENCFF001WT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2OKP/@@download/ENCFF742OK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9EOZ/@@download/ENCFF549E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4MRJ/@@download/ENCFF654M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2QDX/@@download/ENCFF012Q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4LIX/@@download/ENCFF434LI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3IYG/@@download/ENCFF773IY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9JWY/@@download/ENCFF349JW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6FFA/@@download/ENCFF926FF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9OGH/@@download/ENCFF949OG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2ONU/@@download/ENCFF412O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2BNW/@@download/ENCFF072BN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2UJW/@@download/ENCFF492UJ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4FSO/@@download/ENCFF944F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4AMB/@@download/ENCFF794A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3RJV/@@download/ENCFF213RJ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1WSK/@@download/ENCFF681W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1HNS/@@download/ENCFF371HN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1KCP/@@download/ENCFF341KC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Q/@@download/ENCFF001SQ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O/@@download/ENCFF001VZ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U/@@download/ENCFF001WH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T/@@download/ENCFF001WH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5RSW/@@download/ENCFF185R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0GBE/@@download/ENCFF690GB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3KYK/@@download/ENCFF653KY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8ZJQ/@@download/ENCFF528ZJ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9WEE/@@download/ENCFF339WE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3SJW/@@download/ENCFF233SJ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0CAD/@@download/ENCFF300CA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6FQI/@@download/ENCFF866FQ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9QJR/@@download/ENCFF609QJ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0STV/@@download/ENCFF850ST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8PYO/@@download/ENCFF268PY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0JZA/@@download/ENCFF060J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9YPC/@@download/ENCFF349YP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5SDA/@@download/ENCFF715SD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5GJZ/@@download/ENCFF025GJ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7RSQ/@@download/ENCFF007RS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4UTF/@@download/ENCFF574UT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1KDX/@@download/ENCFF671K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7YVS/@@download/ENCFF897YV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9ZCG/@@download/ENCFF459ZC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9SKB/@@download/ENCFF819SK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7XYZ/@@download/ENCFF457XY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0VPG/@@download/ENCFF890V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0DOC/@@download/ENCFF800DO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5QPG/@@download/ENCFF225Q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3PRK/@@download/ENCFF723PR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3GQX/@@download/ENCFF633GQ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7RDC/@@download/ENCFF947RD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4VLJ/@@download/ENCFF104VL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5OUR/@@download/ENCFF145OU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7UYY/@@download/ENCFF977UY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RNV/@@download/ENCFF687RN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5UKK/@@download/ENCFF675UK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4AUJ/@@download/ENCFF094AU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3LQN/@@download/ENCFF593LQ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8VKA/@@download/ENCFF148V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4WRP/@@download/ENCFF374WR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3WAE/@@download/ENCFF803WA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8BAQ/@@download/ENCFF768BA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6LLC/@@download/ENCFF216LL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0KUI/@@download/ENCFF020KU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9ZRA/@@download/ENCFF929ZR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8GGB/@@download/ENCFF648GG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WKJ/@@download/ENCFF203WK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8SPA/@@download/ENCFF238SP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9IYG/@@download/ENCFF699IY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8POQ/@@download/ENCFF218PO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2JSA/@@download/ENCFF632JS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3JUT/@@download/ENCFF343J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3ZGF/@@download/ENCFF523ZG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1OJT/@@download/ENCFF881OJ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7QQA/@@download/ENCFF207QQ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6QCU/@@download/ENCFF386QC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3BJZ/@@download/ENCFF423BJ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9TMH/@@download/ENCFF709T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4VUG/@@download/ENCFF564VU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2LUH/@@download/ENCFF012LU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9GZW/@@download/ENCFF249GZ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5SZC/@@download/ENCFF085SZ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5IUZ/@@download/ENCFF935IU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7DYO/@@download/ENCFF627DY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0PXI/@@download/ENCFF770PX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S/@@download/ENCFF001SR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L/@@download/ENCFF001WM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M/@@download/ENCFF001WM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5GNR/@@download/ENCFF535GN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9ZBH/@@download/ENCFF749ZB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8RWN/@@download/ENCFF248RW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5CHV/@@download/ENCFF915C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2PDN/@@download/ENCFF072PD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8QHH/@@download/ENCFF198QH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4CBZ/@@download/ENCFF774CB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4SEH/@@download/ENCFF914SE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8ISS/@@download/ENCFF968IS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8PCJ/@@download/ENCFF458PC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9VMA/@@download/ENCFF249VM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8PIL/@@download/ENCFF248PI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1DDI/@@download/ENCFF521DD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8VGE/@@download/ENCFF038VG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5BXP/@@download/ENCFF665B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6ENU/@@download/ENCFF196E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5CDR/@@download/ENCFF875CD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4YXE/@@download/ENCFF384YX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VP/@@download/ENCFF001U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5UJM/@@download/ENCFF225UJ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2RWC/@@download/ENCFF892R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8JKA/@@download/ENCFF998J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6TAR/@@download/ENCFF366TA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4PVV/@@download/ENCFF724PV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0ZAH/@@download/ENCFF360Z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6KEA/@@download/ENCFF876KE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7KNJ/@@download/ENCFF597KN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0BXK/@@download/ENCFF770BX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4AEP/@@download/ENCFF354AE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3XTG/@@download/ENCFF133X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0NPA/@@download/ENCFF330NP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1DUC/@@download/ENCFF931DU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8QZI/@@download/ENCFF808QZ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7IJL/@@download/ENCFF417IJ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5PSO/@@download/ENCFF785P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2HLI/@@download/ENCFF122HL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8XDH/@@download/ENCFF478XD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2SZT/@@download/ENCFF072SZ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8LMH/@@download/ENCFF258L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1WZI/@@download/ENCFF731WZ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7UHG/@@download/ENCFF617UH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4AQG/@@download/ENCFF604AQ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6QJY/@@download/ENCFF046QJ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8NGL/@@download/ENCFF868NG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9FPS/@@download/ENCFF299FP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5SSZ/@@download/ENCFF065SS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4LZP/@@download/ENCFF584LZ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4SOO/@@download/ENCFF614SO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4IEM/@@download/ENCFF694IE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7KDW/@@download/ENCFF667KD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0ZAB/@@download/ENCFF460ZA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5DNU/@@download/ENCFF735D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4MUO/@@download/ENCFF284MU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6EDT/@@download/ENCFF106ED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3VXK/@@download/ENCFF113VX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7RMN/@@download/ENCFF407RM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1CWP/@@download/ENCFF261CW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N/@@download/ENCFF001SR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S/@@download/ENCFF001WA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S/@@download/ENCFF001WL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R/@@download/ENCFF001WL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4HFG/@@download/ENCFF444HF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7GII/@@download/ENCFF367G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0HKT/@@download/ENCFF620HK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9IWT/@@download/ENCFF089IW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0FCG/@@download/ENCFF460FC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2GNI/@@download/ENCFF722G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4UXI/@@download/ENCFF164UX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0GYO/@@download/ENCFF410GY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2JEI/@@download/ENCFF482JE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8RIM/@@download/ENCFF718RI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7XLP/@@download/ENCFF577XL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6SNH/@@download/ENCFF876SN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7UGK/@@download/ENCFF617UG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5KSG/@@download/ENCFF205KS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5NOG/@@download/ENCFF085NO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2VIH/@@download/ENCFF582VI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6XHO/@@download/ENCFF566XH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2RQO/@@download/ENCFF532RQ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6VBD/@@download/ENCFF126VB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0BPH/@@download/ENCFF690BP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YT/@@download/ENCFF001UY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H/@@download/ENCFF001WH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7BKX/@@download/ENCFF867BK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2QQK/@@download/ENCFF972QQ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ZRR/@@download/ENCFF687ZR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2ROS/@@download/ENCFF702RO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0OEM/@@download/ENCFF630OE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0ZIA/@@download/ENCFF300ZI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H/@@download/ENCFF001S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V/@@download/ENCFF001WK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W/@@download/ENCFF001WK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8TWJ/@@download/ENCFF238TW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5EDR/@@download/ENCFF025ED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3QRP/@@download/ENCFF823QR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4LGH/@@download/ENCFF084LG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3PWM/@@download/ENCFF123PW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8SYR/@@download/ENCFF468SY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0ZQV/@@download/ENCFF350ZQ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9VYN/@@download/ENCFF469VY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6KVN/@@download/ENCFF876KV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5ZQZ/@@download/ENCFF025ZQ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5TGM/@@download/ENCFF335TG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8GRZ/@@download/ENCFF558G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PH/@@download/ENCFF001SP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XD/@@download/ENCFF001UX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5MQY/@@download/ENCFF075MQ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6RZB/@@download/ENCFF166R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3CGZ/@@download/ENCFF233CG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6LEP/@@download/ENCFF656LE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7OWF/@@download/ENCFF977OW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9WUI/@@download/ENCFF179WU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5QJV/@@download/ENCFF395QJ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7GAH/@@download/ENCFF057G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UH/@@download/ENCFF001UU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UX/@@download/ENCFF001UU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1HBT/@@download/ENCFF631H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1EHQ/@@download/ENCFF611E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6RLV/@@download/ENCFF906RL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1NVD/@@download/ENCFF101NV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3BPG/@@download/ENCFF483B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0NPU/@@download/ENCFF840NP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4NYW/@@download/ENCFF104NY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0LAZ/@@download/ENCFF860LA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N/@@download/ENCFF001SQ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K/@@download/ENCFF001VZ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C/@@download/ENCFF001W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B/@@download/ENCFF001WH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9MUE/@@download/ENCFF639MU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7WIZ/@@download/ENCFF607W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4LBB/@@download/ENCFF674LB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2BSD/@@download/ENCFF452BS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3CLH/@@download/ENCFF973CL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4ZJX/@@download/ENCFF614ZJ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8TOP/@@download/ENCFF628TO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8IUS/@@download/ENCFF518IU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1YLQ/@@download/ENCFF531YL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3ELQ/@@download/ENCFF473EL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1VKY/@@download/ENCFF191VK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1XBL/@@download/ENCFF041XB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1STM/@@download/ENCFF351ST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4YEQ/@@download/ENCFF734YE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2RMN/@@download/ENCFF272RM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8HAF/@@download/ENCFF428HA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8KEX/@@download/ENCFF618KE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2BIV/@@download/ENCFF132B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8KWJ/@@download/ENCFF648KW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2SNU/@@download/ENCFF802S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1MJO/@@download/ENCFF691MJ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2KTL/@@download/ENCFF782K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3GPD/@@download/ENCFF003GP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5CVA/@@download/ENCFF755CV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4WIN/@@download/ENCFF574W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4WEO/@@download/ENCFF404WE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3KLI/@@download/ENCFF763KL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2KVV/@@download/ENCFF312KV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0CZB/@@download/ENCFF130C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4SMU/@@download/ENCFF564SM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5IOM/@@download/ENCFF515IO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8III/@@download/ENCFF978I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7OIC/@@download/ENCFF067OI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5LFT/@@download/ENCFF075LF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K/@@download/ENCFF001SR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H/@@download/ENCFF001WL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I/@@download/ENCFF001WL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0YXY/@@download/ENCFF240YX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6JVH/@@download/ENCFF766JV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5ETE/@@download/ENCFF105ET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9EKS/@@download/ENCFF699E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3AYH/@@download/ENCFF833AY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3UFM/@@download/ENCFF103UF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7YHW/@@download/ENCFF787YH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1VQA/@@download/ENCFF491VQ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4ETI/@@download/ENCFF454ET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8ZTZ/@@download/ENCFF998ZT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2CTF/@@download/ENCFF922CT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KFI/@@download/ENCFF583K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5RNU/@@download/ENCFF035R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8CUQ/@@download/ENCFF718CU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1VCD/@@download/ENCFF971VC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4WPG/@@download/ENCFF654W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4MYB/@@download/ENCFF114MY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6COA/@@download/ENCFF306CO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5JSO/@@download/ENCFF925J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8MGI/@@download/ENCFF778M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5IIV/@@download/ENCFF405I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2JHV/@@download/ENCFF392J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3MFM/@@download/ENCFF533MF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5CMV/@@download/ENCFF855CM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7XWF/@@download/ENCFF317XW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9AYK/@@download/ENCFF869AY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0BZR/@@download/ENCFF680BZ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4EZN/@@download/ENCFF134EZ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5VHC/@@download/ENCFF895V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5GHG/@@download/ENCFF205GH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8PRG/@@download/ENCFF398PR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1UKC/@@download/ENCFF841U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9PSW/@@download/ENCFF019P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2AYJ/@@download/ENCFF442AY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6AFS/@@download/ENCFF596AF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4CIS/@@download/ENCFF114CI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1VKM/@@download/ENCFF211VK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5FTY/@@download/ENCFF305FT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2OUW/@@download/ENCFF852OU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5PHQ/@@download/ENCFF695P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0MND/@@download/ENCFF520MN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6AXF/@@download/ENCFF316AX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9CGC/@@download/ENCFF879CG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1BPQ/@@download/ENCFF401BP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0POQ/@@download/ENCFF080PO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1CWO/@@download/ENCFF671CW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5DQY/@@download/ENCFF945DQ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4CVM/@@download/ENCFF544CV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1HAK/@@download/ENCFF341HA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BUW/@@download/ENCFF687BU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7PDZ/@@download/ENCFF837P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4HLE/@@download/ENCFF784HL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9KDW/@@download/ENCFF849KD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9BOM/@@download/ENCFF609BO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2POZ/@@download/ENCFF502P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1EQO/@@download/ENCFF421EQ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0MQU/@@download/ENCFF120MQ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4CEH/@@download/ENCFF484CE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2LNK/@@download/ENCFF172LN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HVV/@@download/ENCFF203HV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9NRH/@@download/ENCFF919N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1LXU/@@download/ENCFF721LX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7SUT/@@download/ENCFF727S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4FOE/@@download/ENCFF284FO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7XRM/@@download/ENCFF607XR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D/@@download/ENCFF001SQ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YW/@@download/ENCFF001VY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EQ/@@download/ENCFF001WE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EP/@@download/ENCFF001WE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1VKE/@@download/ENCFF541VK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1XRI/@@download/ENCFF841XR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1UTE/@@download/ENCFF581UT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3YRO/@@download/ENCFF263YR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P/@@download/ENCFF001SR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W/@@download/ENCFF001WA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A/@@download/ENCFF001WM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Z/@@download/ENCFF001WL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1MUC/@@download/ENCFF551MU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2SLO/@@download/ENCFF542SL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9MOZ/@@download/ENCFF659M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YED/@@download/ENCFF583YE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6GFM/@@download/ENCFF226GF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5SDR/@@download/ENCFF185SD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4XCX/@@download/ENCFF914XC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1LZB/@@download/ENCFF571L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8MTK/@@download/ENCFF008MT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9MOE/@@download/ENCFF949MO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4GPP/@@download/ENCFF694GP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3SZK/@@download/ENCFF613SZ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1GIV/@@download/ENCFF831G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5ZSF/@@download/ENCFF055ZS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4WXZ/@@download/ENCFF964W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5DOB/@@download/ENCFF885DO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8ZTQ/@@download/ENCFF228ZT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1JIY/@@download/ENCFF011JI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9IZA/@@download/ENCFF619I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9VWG/@@download/ENCFF139VW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7RZI/@@download/ENCFF747RZ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9TOW/@@download/ENCFF789TO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2KOJ/@@download/ENCFF982KO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2SKC/@@download/ENCFF412S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1OGW/@@download/ENCFF661OG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3AML/@@download/ENCFF193AM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1RMC/@@download/ENCFF031RM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0VNL/@@download/ENCFF630VN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4MRC/@@download/ENCFF664MR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7RZS/@@download/ENCFF207R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5MNB/@@download/ENCFF145MN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9KHZ/@@download/ENCFF039KH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3OJO/@@download/ENCFF383OJ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2NMD/@@download/ENCFF562NM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3RPX/@@download/ENCFF393RP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4KLO/@@download/ENCFF884KL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7VFF/@@download/ENCFF867VF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8RBG/@@download/ENCFF588RB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8QNG/@@download/ENCFF698QN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7QQN/@@download/ENCFF497QQ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2ATD/@@download/ENCFF932AT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9VHV/@@download/ENCFF729V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0ORV/@@download/ENCFF880OR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6SFJ/@@download/ENCFF566SF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7WVU/@@download/ENCFF967WV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5EKA/@@download/ENCFF955E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8MPB/@@download/ENCFF628MP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4IND/@@download/ENCFF344IN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9EGO/@@download/ENCFF929E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7MHT/@@download/ENCFF257MH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7NNT/@@download/ENCFF927NN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9RNM/@@download/ENCFF079RN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F/@@download/ENCFF001SS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E/@@download/ENCFF001WC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K/@@download/ENCFF001W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J/@@download/ENCFF001WS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7IAH/@@download/ENCFF587I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1URZ/@@download/ENCFF741U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6QUZ/@@download/ENCFF546QU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8GII/@@download/ENCFF338G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3PXZ/@@download/ENCFF243P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1UXT/@@download/ENCFF061UX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0OQR/@@download/ENCFF060OQ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2NOL/@@download/ENCFF062NO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3EHW/@@download/ENCFF953EH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4CUY/@@download/ENCFF944CU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5OHJ/@@download/ENCFF595OH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1CYD/@@download/ENCFF251CY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2NZB/@@download/ENCFF262N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5BDS/@@download/ENCFF715BD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3JMX/@@download/ENCFF033JM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0RJD/@@download/ENCFF310RJ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5DEP/@@download/ENCFF485DE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0FBI/@@download/ENCFF520FB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1NNC/@@download/ENCFF631NN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7ZNE/@@download/ENCFF197ZN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2EHA/@@download/ENCFF392EH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1AGL/@@download/ENCFF271AG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4YOE/@@download/ENCFF484YO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3LIJ/@@download/ENCFF663LI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7TMO/@@download/ENCFF177TM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0OWH/@@download/ENCFF610OW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3NKS/@@download/ENCFF543N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5BBF/@@download/ENCFF425BB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W/@@download/ENCFF001WC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U/@@download/ENCFF001WT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7ARL/@@download/ENCFF027AR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2NHM/@@download/ENCFF852NH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9JTD/@@download/ENCFF089JT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4IFV/@@download/ENCFF744IF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5HWF/@@download/ENCFF475HW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2PFI/@@download/ENCFF752P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7ODQ/@@download/ENCFF907OD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5DQA/@@download/ENCFF365DQ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7VHZ/@@download/ENCFF067VH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9CPJ/@@download/ENCFF319CP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4HYF/@@download/ENCFF944HY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7IIM/@@download/ENCFF907II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8RYJ/@@download/ENCFF698RY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2BUK/@@download/ENCFF722BU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1EKC/@@download/ENCFF771E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9MBG/@@download/ENCFF099MB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5LZK/@@download/ENCFF165LZ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4VNO/@@download/ENCFF054VN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6KAT/@@download/ENCFF926KA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1YFD/@@download/ENCFF621YF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0UYU/@@download/ENCFF510UY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8FUA/@@download/ENCFF388FU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4WUJ/@@download/ENCFF664WU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6LUA/@@download/ENCFF646LU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9KWG/@@download/ENCFF799KW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6FZJ/@@download/ENCFF206FZ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8ZGK/@@download/ENCFF048ZG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8BUF/@@download/ENCFF378BU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0LRA/@@download/ENCFF960LR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3YZV/@@download/ENCFF343YZ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2UQG/@@download/ENCFF822UQ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1ZDC/@@download/ENCFF021ZD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8DCR/@@download/ENCFF948DC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9BZQ/@@download/ENCFF269BZ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7UKJ/@@download/ENCFF197UK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2XMH/@@download/ENCFF732X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8CKH/@@download/ENCFF828CK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8YHB/@@download/ENCFF868YH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9FUV/@@download/ENCFF919FU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5IGK/@@download/ENCFF365IG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1NSY/@@download/ENCFF401NS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1RGI/@@download/ENCFF701R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4TVL/@@download/ENCFF784TV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6ACF/@@download/ENCFF736AC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5RKF/@@download/ENCFF365RK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1BTV/@@download/ENCFF261BT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6LVP/@@download/ENCFF056L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6GNP/@@download/ENCFF006GN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1KGS/@@download/ENCFF671KG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8PHE/@@download/ENCFF338PH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R/@@download/ENCFF001SR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H/@@download/ENCFF001W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I/@@download/ENCFF001WM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1ETZ/@@download/ENCFF221ET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9YTD/@@download/ENCFF599YT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3TCA/@@download/ENCFF993TC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7KUT/@@download/ENCFF927K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3FSZ/@@download/ENCFF883FS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4PNP/@@download/ENCFF984PN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6APW/@@download/ENCFF416AP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3QIZ/@@download/ENCFF533Q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0EDC/@@download/ENCFF960ED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5RPX/@@download/ENCFF975RP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3UCE/@@download/ENCFF563UC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4JOW/@@download/ENCFF714JO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6GFZ/@@download/ENCFF386GF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7VSW/@@download/ENCFF947V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5ZZG/@@download/ENCFF525ZZ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0XAP/@@download/ENCFF590XA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7PIV/@@download/ENCFF507P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3LQF/@@download/ENCFF323LQ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9GAX/@@download/ENCFF339GA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6SZY/@@download/ENCFF206SZ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6KRB/@@download/ENCFF906KR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2RNC/@@download/ENCFF622RN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8LUA/@@download/ENCFF938LU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9UXX/@@download/ENCFF769UX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0ELK/@@download/ENCFF280EL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6RDS/@@download/ENCFF386RD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8XUQ/@@download/ENCFF438XU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8OYK/@@download/ENCFF038OY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2XYY/@@download/ENCFF392XY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0DDM/@@download/ENCFF940DD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4SOC/@@download/ENCFF794SO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5YGO/@@download/ENCFF855Y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9QXF/@@download/ENCFF409QX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0HKD/@@download/ENCFF520HK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7ENC/@@download/ENCFF197EN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7AUZ/@@download/ENCFF177AU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9RTR/@@download/ENCFF519RT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6MAA/@@download/ENCFF616MA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5TJF/@@download/ENCFF315TJ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9TZB/@@download/ENCFF789T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5RXP/@@download/ENCFF345R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3NRZ/@@download/ENCFF913N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0CHA/@@download/ENCFF230CH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5NPS/@@download/ENCFF235NP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4QSW/@@download/ENCFF474Q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0EXW/@@download/ENCFF490EX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4TLL/@@download/ENCFF444T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WE/@@download/ENCFF001UW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7GCZ/@@download/ENCFF437GC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2IRS/@@download/ENCFF382IR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8HAH/@@download/ENCFF018H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7RUN/@@download/ENCFF437RU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6WVL/@@download/ENCFF376WV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HUF/@@download/ENCFF583HU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4ZLL/@@download/ENCFF214Z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7QQX/@@download/ENCFF317QQ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1CNN/@@download/ENCFF091CN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2PTE/@@download/ENCFF182PT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8REB/@@download/ENCFF758RE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0HZS/@@download/ENCFF540H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6VZG/@@download/ENCFF106VZ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1GTC/@@download/ENCFF571GT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6OHA/@@download/ENCFF816OH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7JGW/@@download/ENCFF527JG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9NTH/@@download/ENCFF889NT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2AKP/@@download/ENCFF712AK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9GDP/@@download/ENCFF329GD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8SDY/@@download/ENCFF428SD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1KWC/@@download/ENCFF861K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9UMQ/@@download/ENCFF469UM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D/@@download/ENCFF001SS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X/@@download/ENCFF001WR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Y/@@download/ENCFF001WR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2DHL/@@download/ENCFF052DH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2UNR/@@download/ENCFF632UN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8WCU/@@download/ENCFF608WC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8YWY/@@download/ENCFF238YW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FWZ/@@download/ENCFF504FW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7MUT/@@download/ENCFF577M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0KXD/@@download/ENCFF590KX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1SZH/@@download/ENCFF451SZ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5OIN/@@download/ENCFF545O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4QHY/@@download/ENCFF374QH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5IBQ/@@download/ENCFF655IB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3KYR/@@download/ENCFF063KY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V/@@download/ENCFF001SQ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U/@@download/ENCFF001VZ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O/@@download/ENCFF001WI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N/@@download/ENCFF001W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4HLK/@@download/ENCFF284HL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2GBT/@@download/ENCFF702G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7EJQ/@@download/ENCFF527EJ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4TWB/@@download/ENCFF184TW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H/@@download/ENCFF001W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I/@@download/ENCFF001WR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4GHJ/@@download/ENCFF084GH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8XJU/@@download/ENCFF578XJ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6JBQ/@@download/ENCFF566JB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4LMB/@@download/ENCFF894L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7SGG/@@download/ENCFF967SG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1QHT/@@download/ENCFF251QH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2VGE/@@download/ENCFF342VG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7DEE/@@download/ENCFF557DE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4NOY/@@download/ENCFF014NO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0ZBZ/@@download/ENCFF400ZB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4RSS/@@download/ENCFF654RS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7XHB/@@download/ENCFF447XH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J/@@download/ENCFF001S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G/@@download/ENCFF001WA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E/@@download/ENCFF001WL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D/@@download/ENCFF001WL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8QAN/@@download/ENCFF058QA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1WYH/@@download/ENCFF461WY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5ZIA/@@download/ENCFF165ZI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0ZFL/@@download/ENCFF460ZF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ZB/@@download/ENCFF001U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4QBS/@@download/ENCFF854QB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0NDX/@@download/ENCFF760N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9ZMK/@@download/ENCFF149ZM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0WOM/@@download/ENCFF620WO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9IGI/@@download/ENCFF149I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8YIN/@@download/ENCFF918Y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5IFW/@@download/ENCFF295IF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6PHQ/@@download/ENCFF866P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P/@@download/ENCFF001SQ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M/@@download/ENCFF001VZ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Q/@@download/ENCFF001W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P/@@download/ENCFF001WH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1NEU/@@download/ENCFF111NE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2MTG/@@download/ENCFF362M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7GSL/@@download/ENCFF957GS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2IXN/@@download/ENCFF092IX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5OUX/@@download/ENCFF385OU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1PEN/@@download/ENCFF861PE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2NRX/@@download/ENCFF602NR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9KFN/@@download/ENCFF799KF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7NAW/@@download/ENCFF117NA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7ZHC/@@download/ENCFF237Z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2NRY/@@download/ENCFF572NR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8BPC/@@download/ENCFF868BP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7KRZ/@@download/ENCFF987K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9ZWO/@@download/ENCFF789ZW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L/@@download/ENCFF001SQ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G/@@download/ENCFF001VZ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GU/@@download/ENCFF001WG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GT/@@download/ENCFF001WG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7JBR/@@download/ENCFF937JB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3HFG/@@download/ENCFF963HF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6LBU/@@download/ENCFF316LB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7SDN/@@download/ENCFF727SD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6UKF/@@download/ENCFF856UK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7IWG/@@download/ENCFF067IW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7QWC/@@download/ENCFF857Q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5XBT/@@download/ENCFF685X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3BXZ/@@download/ENCFF863B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0EBT/@@download/ENCFF160E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3HTN/@@download/ENCFF053HT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0ZKH/@@download/ENCFF810ZK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3JAI/@@download/ENCFF463JA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9IPG/@@download/ENCFF339I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Z/@@download/ENCFF001SQ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C/@@download/ENCFF001WA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JM/@@download/ENCFF001WJ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JL/@@download/ENCFF001WJ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5FQU/@@download/ENCFF015FQ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2SCH/@@download/ENCFF702SC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2LQP/@@download/ENCFF272LQ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1PPP/@@download/ENCFF231PP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6NTG/@@download/ENCFF916N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6MTI/@@download/ENCFF056MT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0RAS/@@download/ENCFF390RA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6OHE/@@download/ENCFF936OH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7TKH/@@download/ENCFF597TK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8NLY/@@download/ENCFF648NL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2XNI/@@download/ENCFF172X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8ZPM/@@download/ENCFF068ZP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1MFV/@@download/ENCFF191MF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1XKE/@@download/ENCFF891XK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R/@@download/ENCFF001SQ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Q/@@download/ENCFF001VZ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Y/@@download/ENCFF001WH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X/@@download/ENCFF001WH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CLF/@@download/ENCFF687CL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7DAW/@@download/ENCFF277DA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6RTG/@@download/ENCFF156R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2ZMZ/@@download/ENCFF862ZM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3BGI/@@download/ENCFF963B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6BCL/@@download/ENCFF706BC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4LTQ/@@download/ENCFF884LT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1BPN/@@download/ENCFF891BP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3ZJX/@@download/ENCFF443ZJ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8DSH/@@download/ENCFF448DS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7LCJ/@@download/ENCFF677LC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4TJS/@@download/ENCFF484TJ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5WSJ/@@download/ENCFF585WS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2VAR/@@download/ENCFF162VA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OH/@@download/ENCFF001SO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UK/@@download/ENCFF001UU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3HCF/@@download/ENCFF913HC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2FRH/@@download/ENCFF772F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8ZNF/@@download/ENCFF268ZN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3DRH/@@download/ENCFF113D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8IDK/@@download/ENCFF018ID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8ASZ/@@download/ENCFF538AS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1WJA/@@download/ENCFF601WJ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6OBJ/@@download/ENCFF486OB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4HZS/@@download/ENCFF024H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1DGI/@@download/ENCFF151D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1UHC/@@download/ENCFF661U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0CBM/@@download/ENCFF530CB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5LEW/@@download/ENCFF535LE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5JRV/@@download/ENCFF735JR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1QBI/@@download/ENCFF231QB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4IJW/@@download/ENCFF164IJ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8EJC/@@download/ENCFF068EJ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0UIQ/@@download/ENCFF740UI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8BRJ/@@download/ENCFF778B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4GQJ/@@download/ENCFF224G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2AUS/@@download/ENCFF082AU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1RPL/@@download/ENCFF891RP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1KYV/@@download/ENCFF121KY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2VEF/@@download/ENCFF352VE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8VFB/@@download/ENCFF608VF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8EPC/@@download/ENCFF418EP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8JMX/@@download/ENCFF998JM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2VLL/@@download/ENCFF732V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0MZC/@@download/ENCFF940MZ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4KXV/@@download/ENCFF194KX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6UDC/@@download/ENCFF816UD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5ZYY/@@download/ENCFF985ZY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6XHO/@@download/ENCFF276XH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1ZLC/@@download/ENCFF651ZL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2WRC/@@download/ENCFF742WR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1USC/@@download/ENCFF241U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2HNX/@@download/ENCFF332HN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7XSC/@@download/ENCFF147X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3PGI/@@download/ENCFF293P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6GMY/@@download/ENCFF786GM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8VNA/@@download/ENCFF958VN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3SVC/@@download/ENCFF983SV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4SUH/@@download/ENCFF724SU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2VKK/@@download/ENCFF042VK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5FRH/@@download/ENCFF525F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5GJG/@@download/ENCFF355GJ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2HXM/@@download/ENCFF712HX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6WQO/@@download/ENCFF866WQ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7DDU/@@download/ENCFF597DD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L/@@download/ENCFF001WC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C/@@download/ENCFF001WT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8FFI/@@download/ENCFF358F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3RJF/@@download/ENCFF483RJ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3GNV/@@download/ENCFF893GN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7MKO/@@download/ENCFF497M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7HSK/@@download/ENCFF607H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1FBL/@@download/ENCFF131FB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9NMR/@@download/ENCFF149NM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7JOF/@@download/ENCFF617JO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9QXT/@@download/ENCFF639QX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7GDH/@@download/ENCFF347GD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E/@@download/ENCFF001SR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I/@@download/ENCFF001WA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K/@@download/ENCFF001WK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J/@@download/ENCFF001WK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3RNS/@@download/ENCFF863RN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2KZW/@@download/ENCFF212KZ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4FYH/@@download/ENCFF614FY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0DOD/@@download/ENCFF780DO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4HVH/@@download/ENCFF804HV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7LLQ/@@download/ENCFF567LL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2HRV/@@download/ENCFF562HR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1MCH/@@download/ENCFF531MC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9CGW/@@download/ENCFF879CG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6GSY/@@download/ENCFF156GS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A/@@download/ENCFF001SS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A/@@download/ENCFF001WC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M/@@download/ENCFF001WR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L/@@download/ENCFF001WR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3YXO/@@download/ENCFF513YX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5NVB/@@download/ENCFF785NV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1SYD/@@download/ENCFF331SY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1UOZ/@@download/ENCFF681U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7DGC/@@download/ENCFF267DG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1DSY/@@download/ENCFF861DS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1ZRZ/@@download/ENCFF631Z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6DVZ/@@download/ENCFF956DV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PZ/@@download/ENCFF001SP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YU/@@download/ENCFF001VY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DZ/@@download/ENCFF001W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EA/@@download/ENCFF001WE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4FXA/@@download/ENCFF264FX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6JSD/@@download/ENCFF166JS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0HMA/@@download/ENCFF990HM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4WZA/@@download/ENCFF904W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8BWI/@@download/ENCFF838BW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1DJJ/@@download/ENCFF781DJ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4BYJ/@@download/ENCFF354BY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9TQB/@@download/ENCFF799TQ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9SVT/@@download/ENCFF649SV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5ZLT/@@download/ENCFF825ZL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0MTY/@@download/ENCFF770MT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4TIO/@@download/ENCFF474TI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7HFV/@@download/ENCFF727HF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0JVS/@@download/ENCFF610JV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0TFI/@@download/ENCFF270T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3UOT/@@download/ENCFF733UO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0AIG/@@download/ENCFF480AI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4MKU/@@download/ENCFF964MK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S/@@download/ENCFF001WC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I/@@download/ENCFF001WT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5XIO/@@download/ENCFF215XI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5KNE/@@download/ENCFF195KN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8NJK/@@download/ENCFF608NJ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7AZZ/@@download/ENCFF987AZ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6OCE/@@download/ENCFF866OC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1VXY/@@download/ENCFF051VX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7HFW/@@download/ENCFF557HF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1GIN/@@download/ENCFF181G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0XEZ/@@download/ENCFF140XE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6MMH/@@download/ENCFF326M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7BSO/@@download/ENCFF667B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9QWJ/@@download/ENCFF389QW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2JDS/@@download/ENCFF752JD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5ADK/@@download/ENCFF765AD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5SZB/@@download/ENCFF765S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1WVQ/@@download/ENCFF431WV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3VFP/@@download/ENCFF793VF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2RWK/@@download/ENCFF662RW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3HZW/@@download/ENCFF363HZ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2YSW/@@download/ENCFF302Y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9ENG/@@download/ENCFF459EN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1SPF/@@download/ENCFF741SP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0TLU/@@download/ENCFF860TL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7SIS/@@download/ENCFF587SI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3JYL/@@download/ENCFF453JY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1BED/@@download/ENCFF951BE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2EWL/@@download/ENCFF692EW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7GLL/@@download/ENCFF397G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5NZK/@@download/ENCFF455NZ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1EHY/@@download/ENCFF461EH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2CBZ/@@download/ENCFF892CB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2TQZ/@@download/ENCFF382TQ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2VCD/@@download/ENCFF902VC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1IZA/@@download/ENCFF701I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5ZBH/@@download/ENCFF775ZB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OV/@@download/ENCFF001SO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VT/@@download/ENCFF001UV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6IJA/@@download/ENCFF296IJ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3GDL/@@download/ENCFF813GD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3XAB/@@download/ENCFF953XA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5BEY/@@download/ENCFF295B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W/@@download/ENCFF001SQ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Y/@@download/ENCFF001VZ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JA/@@download/ENCFF001WJ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Z/@@download/ENCFF001W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9TYN/@@download/ENCFF629TY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8YPL/@@download/ENCFF128YP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0PQC/@@download/ENCFF090PQ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2LRL/@@download/ENCFF032LR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9ZZA/@@download/ENCFF879Z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7NAS/@@download/ENCFF337NA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3XFC/@@download/ENCFF053XF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2VEA/@@download/ENCFF482VE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3YCN/@@download/ENCFF083YC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6AOZ/@@download/ENCFF226A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5ZJF/@@download/ENCFF655ZJ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8SVP/@@download/ENCFF548S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7BGN/@@download/ENCFF677BG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5YFE/@@download/ENCFF685YF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5UDQ/@@download/ENCFF475UD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3LTB/@@download/ENCFF283LT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7MCB/@@download/ENCFF857MC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4XUA/@@download/ENCFF364XU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4RRL/@@download/ENCFF954RR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2LBJ/@@download/ENCFF812LB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3DFX/@@download/ENCFF123DF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9LRW/@@download/ENCFF709LR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3TXZ/@@download/ENCFF153T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2ADZ/@@download/ENCFF402A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8NES/@@download/ENCFF828NE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3SWP/@@download/ENCFF413SW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9ZTB/@@download/ENCFF659ZT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6MWY/@@download/ENCFF436MW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4BRK/@@download/ENCFF844BR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0MKL/@@download/ENCFF300MK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8HYU/@@download/ENCFF358HY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0XKN/@@download/ENCFF800XK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7VXC/@@download/ENCFF397VX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2KIW/@@download/ENCFF442KI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1IDT/@@download/ENCFF061ID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3OXP/@@download/ENCFF553O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6VGY/@@download/ENCFF896VG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0OAH/@@download/ENCFF440O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6SXY/@@download/ENCFF666SX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8UFJ/@@download/ENCFF958UF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5QIK/@@download/ENCFF835QI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7DVO/@@download/ENCFF937DV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9DIW/@@download/ENCFF549DI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5GGO/@@download/ENCFF615G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2QQT/@@download/ENCFF802QQ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1TLK/@@download/ENCFF471TL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2TTL/@@download/ENCFF702T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9BDX/@@download/ENCFF329B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1VLP/@@download/ENCFF391VL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0RHI/@@download/ENCFF230RH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2IES/@@download/ENCFF122IE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2NCR/@@download/ENCFF652NC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8LQP/@@download/ENCFF878LQ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0VMW/@@download/ENCFF860VM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9GLM/@@download/ENCFF369GL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0GIJ/@@download/ENCFF730GI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0OTN/@@download/ENCFF270OT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7UOL/@@download/ENCFF097UO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3KFI/@@download/ENCFF463K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1XSC/@@download/ENCFF011X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1TWX/@@download/ENCFF141TW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M/@@download/ENCFF001SR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Q/@@download/ENCFF001WA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O/@@download/ENCFF001WL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N/@@download/ENCFF001WL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1MSJ/@@download/ENCFF781MS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6ZKT/@@download/ENCFF336ZK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5ZNB/@@download/ENCFF385ZN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7VBX/@@download/ENCFF417VB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7SVJ/@@download/ENCFF597SV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8KIZ/@@download/ENCFF478K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3NNM/@@download/ENCFF713NN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1JWD/@@download/ENCFF051JW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7MCW/@@download/ENCFF027MC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5MWC/@@download/ENCFF905M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2FJN/@@download/ENCFF912FJ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DCZ/@@download/ENCFF504DC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7WUQ/@@download/ENCFF737WU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8ATG/@@download/ENCFF018A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6VAD/@@download/ENCFF936VA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3THQ/@@download/ENCFF303T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1KXA/@@download/ENCFF331KX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2IRR/@@download/ENCFF542IR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8UAJ/@@download/ENCFF698UA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0QIG/@@download/ENCFF170QI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2OQV/@@download/ENCFF612OQ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5ION/@@download/ENCFF925IO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6BUC/@@download/ENCFF266BU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5MJU/@@download/ENCFF255MJ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3QHY/@@download/ENCFF443QH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6LOF/@@download/ENCFF966LO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5VHR/@@download/ENCFF885VH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1TQC/@@download/ENCFF241TQ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GGY/@@download/ENCFF583GG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2ZNR/@@download/ENCFF512ZN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3RAN/@@download/ENCFF233RA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2VKQ/@@download/ENCFF362VK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1JVT/@@download/ENCFF081JV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3YTQ/@@download/ENCFF173YT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3NUP/@@download/ENCFF633NU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6LYP/@@download/ENCFF286LY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9XCN/@@download/ENCFF039XC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9IQE/@@download/ENCFF589IQ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5OCG/@@download/ENCFF445OC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YNM/@@download/ENCFF504YN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6YFC/@@download/ENCFF336YF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9JFN/@@download/ENCFF029JF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2BRI/@@download/ENCFF612BR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6PBI/@@download/ENCFF956PB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G/@@download/ENCFF001SS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G/@@download/ENCFF001WC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O/@@download/ENCFF001W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N/@@download/ENCFF001WS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4WVR/@@download/ENCFF394WV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2RQJ/@@download/ENCFF502R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7KMJ/@@download/ENCFF567KM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5ONF/@@download/ENCFF825ON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1FNC/@@download/ENCFF091FN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SSC/@@download/ENCFF203S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5EXK/@@download/ENCFF365EX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9CDH/@@download/ENCFF699CD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0OXL/@@download/ENCFF720OX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6MBH/@@download/ENCFF066MB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3TNO/@@download/ENCFF273TN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6OGZ/@@download/ENCFF336OG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8JPT/@@download/ENCFF158JP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0BSA/@@download/ENCFF590BS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2RKP/@@download/ENCFF632RK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1OGO/@@download/ENCFF391O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4LTR/@@download/ENCFF004LT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9GRJ/@@download/ENCFF439G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1OUO/@@download/ENCFF791OU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1JAF/@@download/ENCFF271JA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7JLM/@@download/ENCFF157JL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3ZFE/@@download/ENCFF263ZF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9IMF/@@download/ENCFF289IM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7NXB/@@download/ENCFF207NX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FIQ/@@download/ENCFF687FI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0FRA/@@download/ENCFF250FR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3JHA/@@download/ENCFF893JH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4UPL/@@download/ENCFF104UP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4OCE/@@download/ENCFF274OC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7SBF/@@download/ENCFF227SB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6YWP/@@download/ENCFF796YW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5MPK/@@download/ENCFF605MP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1RTH/@@download/ENCFF811RT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5KUT/@@download/ENCFF395K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9QJZ/@@download/ENCFF169QJ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7ZRE/@@download/ENCFF547ZR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4EYI/@@download/ENCFF064EY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7HIH/@@download/ENCFF577HI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8CMA/@@download/ENCFF998CM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7FBC/@@download/ENCFF787FB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8UIV/@@download/ENCFF018U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3XMO/@@download/ENCFF693XM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0YFK/@@download/ENCFF010YF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8ETO/@@download/ENCFF688ET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3CNI/@@download/ENCFF393C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5KDI/@@download/ENCFF005KD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4COR/@@download/ENCFF764CO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2EWO/@@download/ENCFF422EW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9AZU/@@download/ENCFF669AZ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8TGG/@@download/ENCFF728TG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3CEG/@@download/ENCFF173CE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1SBJ/@@download/ENCFF831SB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5MWM/@@download/ENCFF695MW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4YXZ/@@download/ENCFF364Y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2XRR/@@download/ENCFF952XR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Y/@@download/ENCFF001WC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W/@@download/ENCFF001WT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4XPL/@@download/ENCFF474XP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1BEF/@@download/ENCFF261BE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T/@@download/ENCFF001SR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BC/@@download/ENCFF001WB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NG/@@download/ENCFF001WN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NF/@@download/ENCFF001WN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5IFJ/@@download/ENCFF055IF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6XVM/@@download/ENCFF236XV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1UAO/@@download/ENCFF311UA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1FPW/@@download/ENCFF221FP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5MZL/@@download/ENCFF015MZ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3XYG/@@download/ENCFF153XY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5AZQ/@@download/ENCFF765AZ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7BOF/@@download/ENCFF187BO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4PLB/@@download/ENCFF104PL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3NNF/@@download/ENCFF543NN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0JNT/@@download/ENCFF760JN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8MIC/@@download/ENCFF388MI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8UQT/@@download/ENCFF568UQ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4SBQ/@@download/ENCFF774SB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1IAQ/@@download/ENCFF621IA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8IFG/@@download/ENCFF688IF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5VMR/@@download/ENCFF145VM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0QXG/@@download/ENCFF330QX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3WVI/@@download/ENCFF643WV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4BYY/@@download/ENCFF424BY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3MAK/@@download/ENCFF643MA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8NQJ/@@download/ENCFF938N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T/@@download/ENCFF001SQ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S/@@download/ENCFF001V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G/@@download/ENCFF001WI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F/@@download/ENCFF001WI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6SGV/@@download/ENCFF876SG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7RZM/@@download/ENCFF897RZ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9FXT/@@download/ENCFF719FX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2IPA/@@download/ENCFF512IP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3YCQ/@@download/ENCFF523YC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1LRB/@@download/ENCFF471LR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5ZFS/@@download/ENCFF455ZF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5GCC/@@download/ENCFF175GC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0YBR/@@download/ENCFF520YB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2WJJ/@@download/ENCFF762WJ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3YSG/@@download/ENCFF593YS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8CKS/@@download/ENCFF178C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5KHI/@@download/ENCFF985KH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0EKX/@@download/ENCFF530EK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1KEX/@@download/ENCFF611KE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9XYV/@@download/ENCFF999XY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8ZFS/@@download/ENCFF218ZF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4HGV/@@download/ENCFF904HG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4WAI/@@download/ENCFF904WA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9LPO/@@download/ENCFF659LP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1HYJ/@@download/ENCFF451HY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6JKO/@@download/ENCFF836J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2TWP/@@download/ENCFF122TW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1LYH/@@download/ENCFF911LY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0FFI/@@download/ENCFF120F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4LWH/@@download/ENCFF404LW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4GYQ/@@download/ENCFF514GY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8AUW/@@download/ENCFF438AU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4WBU/@@download/ENCFF604WB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2EPV/@@download/ENCFF992EP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3AEI/@@download/ENCFF183AE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3WQN/@@download/ENCFF153WQ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5RET/@@download/ENCFF215RE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0XEY/@@download/ENCFF050X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8EDR/@@download/ENCFF338ED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3DIO/@@download/ENCFF133DI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3BZP/@@download/ENCFF593BZ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4SSK/@@download/ENCFF954S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6TSF/@@download/ENCFF146TS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6RVA/@@download/ENCFF256RV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0YFF/@@download/ENCFF600YF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7BIX/@@download/ENCFF217BI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8IEB/@@download/ENCFF858IE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0MGQ/@@download/ENCFF240MG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4BPH/@@download/ENCFF704BP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YP/@@download/ENCFF001UY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G/@@download/ENCFF001SR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M/@@download/ENCFF001WA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S/@@download/ENCFF001W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R/@@download/ENCFF001WK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4XSB/@@download/ENCFF414XS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8JEJ/@@download/ENCFF128JE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6XQS/@@download/ENCFF606XQ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6UHV/@@download/ENCFF366U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0FYX/@@download/ENCFF420FY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9PTH/@@download/ENCFF409PT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XE/@@download/ENCFF001UX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9CSX/@@download/ENCFF159CS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EKC/@@download/ENCFF203E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3XGK/@@download/ENCFF363XG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6RLJ/@@download/ENCFF376RL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9YGO/@@download/ENCFF039Y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3ZQS/@@download/ENCFF173ZQ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4ZPU/@@download/ENCFF794ZP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7VGO/@@download/ENCFF507V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O/@@download/ENCFF001SQ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F/@@download/ENCFF001WH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G/@@download/ENCFF001WH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0JHJ/@@download/ENCFF210JH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4IKX/@@download/ENCFF194IK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3HUK/@@download/ENCFF833HU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4NMM/@@download/ENCFF224NM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3TQY/@@download/ENCFF613TQ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3RDM/@@download/ENCFF283RD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4MYP/@@download/ENCFF384MY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4YCN/@@download/ENCFF744YC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1CTL/@@download/ENCFF171C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1DOZ/@@download/ENCFF951D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4JIN/@@download/ENCFF704J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7DPY/@@download/ENCFF737DP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L/@@download/ENCFF001WH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M/@@download/ENCFF001WH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1PDD/@@download/ENCFF291PD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0DPJ/@@download/ENCFF590DP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8MXD/@@download/ENCFF788MX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8UJI/@@download/ENCFF268UJ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8YUB/@@download/ENCFF578YU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2ILF/@@download/ENCFF402IL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6KPO/@@download/ENCFF376KP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9CCP/@@download/ENCFF379CC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6VFH/@@download/ENCFF996VF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6GEG/@@download/ENCFF776GE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6MDV/@@download/ENCFF966MD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5HPT/@@download/ENCFF565HP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5UDD/@@download/ENCFF885UD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6WRO/@@download/ENCFF286WR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6NAB/@@download/ENCFF226NA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6ZMB/@@download/ENCFF546Z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4RUT/@@download/ENCFF984R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0MLF/@@download/ENCFF720ML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ZVA/@@download/ENCFF504ZV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6PSO/@@download/ENCFF636P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7SHD/@@download/ENCFF287SH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4YMQ/@@download/ENCFF314YM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4GWE/@@download/ENCFF654GW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4GKA/@@download/ENCFF184G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6SWE/@@download/ENCFF446SW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0VEQ/@@download/ENCFF830VE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7LLR/@@download/ENCFF627LL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2ULR/@@download/ENCFF942UL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2YFH/@@download/ENCFF422YF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4QIS/@@download/ENCFF794QI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4GLJ/@@download/ENCFF084GL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1FOH/@@download/ENCFF101FO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1HOY/@@download/ENCFF791HO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4TLE/@@download/ENCFF484TL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3EGX/@@download/ENCFF273EG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1SHV/@@download/ENCFF461S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2THI/@@download/ENCFF402TH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5WVB/@@download/ENCFF305WV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3LQM/@@download/ENCFF403LQ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8VDM/@@download/ENCFF288VD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1IBL/@@download/ENCFF971IB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9TAE/@@download/ENCFF109TA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8XTT/@@download/ENCFF908XT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6QXF/@@download/ENCFF156QX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O/@@download/ENCFF001SR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U/@@download/ENCFF001WA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W/@@download/ENCFF001WL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V/@@download/ENCFF001WL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6RJA/@@download/ENCFF016RJ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7KZE/@@download/ENCFF237KZ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4XOI/@@download/ENCFF644XO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4RSR/@@download/ENCFF334RS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2IDM/@@download/ENCFF632ID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9BLL/@@download/ENCFF269B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9KIL/@@download/ENCFF329KI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2RAE/@@download/ENCFF882RA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4YMI/@@download/ENCFF064YM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8VOD/@@download/ENCFF388VO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6WNI/@@download/ENCFF066W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7VSR/@@download/ENCFF487VS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Z/@@download/ENCFF001S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BY/@@download/ENCFF001WB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E/@@download/ENCFF001WR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D/@@download/ENCFF001WR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4URJ/@@download/ENCFF674U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2XQY/@@download/ENCFF902XQ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9KXR/@@download/ENCFF479KX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9APP/@@download/ENCFF329AP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8ZPF/@@download/ENCFF988ZP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9RBJ/@@download/ENCFF229RB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1XOE/@@download/ENCFF621XO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7BPM/@@download/ENCFF637BP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9JBV/@@download/ENCFF779JB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7XGP/@@download/ENCFF077XG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F/@@download/ENCFF001SR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N/@@download/ENCFF001WK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O/@@download/ENCFF001W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2KVB/@@download/ENCFF082KV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9XSD/@@download/ENCFF179XS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4QSB/@@download/ENCFF734QS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8LVP/@@download/ENCFF878L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5TVT/@@download/ENCFF245TV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9ZCA/@@download/ENCFF889ZC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7OXG/@@download/ENCFF867OX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5LQJ/@@download/ENCFF085L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7WPC/@@download/ENCFF097WP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1PFT/@@download/ENCFF771PF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7IHK/@@download/ENCFF397IH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4HLK/@@download/ENCFF164HL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2DKF/@@download/ENCFF652DK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2FLF/@@download/ENCFF852FL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8MZJ/@@download/ENCFF138MZ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4DSX/@@download/ENCFF934DS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4PTR/@@download/ENCFF954PT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4GVC/@@download/ENCFF914GV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4USC/@@download/ENCFF404U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5AKX/@@download/ENCFF855AK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8IAI/@@download/ENCFF968IA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3RPR/@@download/ENCFF603RP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4TMC/@@download/ENCFF214TM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7OSW/@@download/ENCFF377O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6OWH/@@download/ENCFF856OW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5WNI/@@download/ENCFF665W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4PVZ/@@download/ENCFF514PV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0SVX/@@download/ENCFF530SV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4WXP/@@download/ENCFF384W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2ESR/@@download/ENCFF562ES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1IXN/@@download/ENCFF731IX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4CGH/@@download/ENCFF884CG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0WME/@@download/ENCFF460WM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6OFN/@@download/ENCFF116OF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4WHQ/@@download/ENCFF374W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5BRT/@@download/ENCFF815BR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4XLO/@@download/ENCFF534XL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9AWS/@@download/ENCFF609AW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2ORU/@@download/ENCFF192OR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1ICC/@@download/ENCFF021IC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9SOA/@@download/ENCFF159SO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2WAA/@@download/ENCFF142WA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8DXI/@@download/ENCFF628DX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1XXM/@@download/ENCFF021XX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7LKC/@@download/ENCFF407L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8SYE/@@download/ENCFF758SY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0WHP/@@download/ENCFF400WH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4RKM/@@download/ENCFF174RK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4KRY/@@download/ENCFF134KR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1NFM/@@download/ENCFF161NF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2AOJ/@@download/ENCFF402AO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2SBV/@@download/ENCFF922SBV.bed.gz</text:p>
          </table:table-cell>
          <table:table-cell table:number-columns-repeated="1023"/>
        </table:table-row>
        <table:table-row table:style-name="ro1" table:number-rows-repeated="1045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suppl.table2'.A1:'suppl.table2'.G147" table:orientation="column"/>
        <table:database-range table:name="__Anonymous_Sheet_DB__3" table:target-range-address="'suppl.table3'.A2:'suppl.table3'.V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/00/0000</text:date>, <text:time style:data-style-name="N2" text:time-value="22:34:58.562306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3:30:19.418275938</dc:date>
    <dc:creator>Paweł Sztromwasser</dc:creator>
    <meta:editing-duration>PT4H57M5S</meta:editing-duration>
    <meta:editing-cycles>23</meta:editing-cycles>
    <meta:generator>LibreOffice/5.1.6.2$Linux_X86_64 LibreOffice_project/10m0$Build-2</meta:generator>
    <meta:document-statistic meta:table-count="6" meta:cell-count="10134" meta:object-count="0"/>
  </office:meta>
</office:document-meta>
</file>